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555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2839in" fo:break-before="auto" style:use-optimal-row-height="true"/>
    </style:style>
    <style:style style:name="ro11" style:family="table-row">
      <style:table-row-properties style:row-height="0.9118in" fo:break-before="auto" style:use-optimal-row-height="true"/>
    </style:style>
    <style:style style:name="ro12" style:family="table-row">
      <style:table-row-properties style:row-height="0.848in" fo:break-before="auto" style:use-optimal-row-height="false"/>
    </style:style>
    <style:style style:name="ro13" style:family="table-row">
      <style:table-row-properties style:row-height="0.7457in" fo:break-before="auto" style:use-optimal-row-height="true"/>
    </style:style>
    <style:style style:name="ro14" style:family="table-row">
      <style:table-row-properties style:row-height="1.078in" fo:break-before="auto" style:use-optimal-row-height="true"/>
    </style:style>
    <style:style style:name="ro15" style:family="table-row">
      <style:table-row-properties style:row-height="1.3992in" fo:break-before="auto" style:use-optimal-row-height="false"/>
    </style:style>
    <style:style style:name="ro16" style:family="table-row">
      <style:table-row-properties style:row-height="1.4091in" fo:break-before="auto" style:use-optimal-row-height="true"/>
    </style:style>
    <style:style style:name="ro17" style:family="table-row">
      <style:table-row-properties style:row-height="1.5752in" fo:break-before="auto" style:use-optimal-row-height="true"/>
    </style:style>
    <style:style style:name="ro18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2" style:family="table-cell" style:parent-style-name="Default">
      <style:table-cell-properties fo:padding="0.0417in" style:vertical-align="middle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37" style:family="table-cell" style:parent-style-name="Default">
      <style:table-cell-properties fo:border="0.0008in solid #000000" fo:padding="0.028in"/>
    </style:style>
    <style:style style:name="ce38" style:family="table-cell" style:parent-style-name="Default">
      <style:table-cell-properties fo:background-color="transparent" fo:border="0.0008in solid #000000"/>
    </style:style>
    <style:style style:name="ce39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3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4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6" style:family="table-cell" style:parent-style-name="Default">
      <style:table-cell-properties fo:padding="0.028in"/>
      <style:text-properties fo:font-size="9pt" style:font-size-asian="9pt" style:font-size-complex="9pt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0" style:family="table-cell" style:parent-style-name="Default">
      <style:text-properties fo:font-size="9pt" style:font-size-asian="9pt" style:font-size-complex="9pt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4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5" style:family="table-cell" style:parent-style-name="Default">
      <style:table-cell-properties fo:wrap-option="wrap" fo:border="0.0008in solid #000000"/>
    </style:style>
    <style:style style:name="ce56" style:family="table-cell" style:parent-style-name="Default">
      <style:table-cell-properties fo:background-color="transparent" fo:wrap-option="wrap" fo:border="0.0008in solid #000000"/>
    </style:style>
    <style:style style:name="ce57" style:family="table-cell" style:parent-style-name="Default" style:data-style-name="N60">
      <style:table-cell-properties fo:wrap-option="wrap" fo:border="0.0008in solid #000000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61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9999" fo:border="0.0008in solid #000000"/>
    </style:style>
    <style:style style:name="ce6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9" style:family="table-cell" style:parent-style-name="Default"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7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8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9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6" style:family="table-cell" style:parent-style-name="Default">
      <style:map style:condition="cell-content()=&quot;Sun&quot;" style:apply-style-name="Không_20_tên4" style:base-cell-address="'Cover Page'.AH1"/>
    </style:style>
    <style:style style:name="ce8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9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0" style:family="table-cell" style:parent-style-name="Default">
      <style:map style:condition="cell-content()=&quot;Sun&quot;" style:apply-style-name="Không_20_tên4" style:base-cell-address="'Cover Page'.AH1"/>
    </style:style>
    <style:style style:name="ce10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4" style:family="table-cell" style:parent-style-name="Default">
      <style:map style:condition="cell-content()=&quot;Sun&quot;" style:apply-style-name="Không_20_tên4" style:base-cell-address="'Cover Page'.AH1"/>
    </style:style>
    <style:style style:name="ce11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2" style:family="table-cell" style:parent-style-name="Default">
      <style:map style:condition="cell-content()=&quot;Sun&quot;" style:apply-style-name="Không_20_tên4" style:base-cell-address="'Cover Page'.AH1"/>
    </style:style>
    <style:style style:name="ce14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5" style:family="table-cell" style:parent-style-name="Default"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>
      <style:table-cell-properties fo:background-color="#ffcc00" fo:border="0.0008in solid #000000"/>
    </style:style>
    <style:style style:name="ce16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9" style:family="table-cell" style:parent-style-name="Default"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0" style:family="table-cell" style:parent-style-name="Default"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1" style:family="table-cell" style:parent-style-name="Default"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9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2" style:family="table-cell" style:parent-style-name="Default">
      <style:map style:condition="cell-content()=&quot;Sun&quot;" style:apply-style-name="Không_20_tên4" style:base-cell-address="'Cover Page'.AH1"/>
    </style:style>
    <style:style style:name="ce2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20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1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13" style:family="table-cell" style:parent-style-name="Default">
      <style:map style:condition="cell-content()=&quot;Sun&quot;" style:apply-style-name="Không_20_tên4" style:base-cell-address="'Cover Page'.AH1"/>
    </style:style>
    <style:style style:name="ce2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2">
            <text:p>0.2</text:p>
          </table:table-cell>
          <table:table-cell table:style-name="ce26" office:value-type="string">
            <text:p>Remove KhanhNN &amp; Thanh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3">
            <text:p>0.3</text:p>
          </table:table-cell>
          <table:table-cell table:style-name="ce26" office:value-type="string">
            <text:p>Remove TrungH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Remove HaiPV &amp; HoangNTM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5">
            <text:p>0.5</text:p>
          </table:table-cell>
          <table:table-cell table:style-name="ce26" office:value-type="string">
            <text:p>Remove NganTL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6">
            <text:p>0.6</text:p>
          </table:table-cell>
          <table:table-cell table:style-name="ce26" office:value-type="string">
            <text:p>Remove HieuP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7">
            <text:p>0.7</text:p>
          </table:table-cell>
          <table:table-cell table:style-name="ce26" office:value-type="string">
            <text:p>Remove NamDH &amp; SonL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8">
            <text:p>0.8</text:p>
          </table:table-cell>
          <table:table-cell table:style-name="ce26" office:value-type="string">
            <text:p>Remove TanCX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26">
            <text:p>May 26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9">
            <text:p>0.9</text:p>
          </table:table-cell>
          <table:table-cell table:style-name="ce26" office:value-type="string">
            <text:p>Remove AnhDQ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07">
            <text:p>June 07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string">
            <text:p>1.0</text:p>
          </table:table-cell>
          <table:table-cell table:style-name="ce26" office:value-type="string">
            <text:p>Remove TuanLA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12">
            <text:p>June 1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1.5">
            <text:p>1.5</text:p>
          </table:table-cell>
          <table:table-cell table:style-name="ce26" office:value-type="string">
            <text:p>Remove NgaTN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8-18">
            <text:p>August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1.6">
            <text:p>1.6</text:p>
          </table:table-cell>
          <table:table-cell table:style-name="ce26" office:value-type="string">
            <text:p>Remove MinhPN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8-21">
            <text:p>August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1.7">
            <text:p>1.7</text:p>
          </table:table-cell>
          <table:table-cell table:style-name="ce26" office:value-type="string">
            <text:p>Remove ThoaiVK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9-08">
            <text:p>September 0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1.8">
            <text:p>1.8</text:p>
          </table:table-cell>
          <table:table-cell table:style-name="ce26" office:value-type="string">
            <text:p>Remove HungNDT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9-13">
            <text:p>September 13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1.9">
            <text:p>1.9</text:p>
          </table:table-cell>
          <table:table-cell table:style-name="ce26" office:value-type="string">
            <text:p>Remove PhuocNCH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9-29">
            <text:p>September 29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string">
            <text:p>2.0</text:p>
          </table:table-cell>
          <table:table-cell table:style-name="ce26" office:value-type="string">
            <text:p>Remove TuanTQP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11-01">
            <text:p>November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string">
            <text:p>2.1</text:p>
          </table:table-cell>
          <table:table-cell table:style-name="ce26" office:value-type="string">
            <text:p>Remove HuyHQ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11-13">
            <text:p>November 13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string">
            <text:p>2.2</text:p>
          </table:table-cell>
          <table:table-cell table:style-name="ce26" office:value-type="string">
            <text:p>Remove AnhTTH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11-17">
            <text:p>November 17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84">
          <table:table-cell table:style-name="ce12" table:number-columns-repeated="1018"/>
          <table:table-cell table:number-columns-repeated="4"/>
        </table:table-row>
        <table:table-row table:style-name="ro2" table:number-rows-repeated="98307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0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8">
          <table:table-cell table:style-name="ce32" office:value-type="string">
            <text:p>Tổng hợp ngày nghỉ 2017</text:p>
          </table:table-cell>
          <table:table-cell table:style-name="ce35" table:number-columns-repeated="5"/>
          <table:table-cell table:style-name="ce46"/>
          <table:table-cell table:style-name="ce51"/>
          <table:table-cell table:style-name="ce35" table:number-columns-repeated="5"/>
          <table:table-cell table:number-columns-repeated="1011"/>
        </table:table-row>
        <table:table-row table:style-name="ro8" table:number-rows-repeated="4">
          <table:table-cell table:style-name="ce32"/>
          <table:table-cell table:style-name="ce35" table:number-columns-repeated="5"/>
          <table:table-cell table:style-name="ce46"/>
          <table:table-cell table:style-name="ce51"/>
          <table:table-cell table:style-name="ce35" table:number-columns-repeated="5"/>
          <table:table-cell table:number-columns-repeated="1011"/>
        </table:table-row>
        <table:table-row table:style-name="ro9">
          <table:table-cell table:style-name="ce33" office:value-type="string">
            <text:p>No.</text:p>
          </table:table-cell>
          <table:table-cell table:style-name="ce33" office:value-type="string">
            <text:p>Name</text:p>
          </table:table-cell>
          <table:table-cell table:style-name="ce40" office:value-type="string">
            <office:annotation draw:style-name="gr1" draw:text-style-name="P1" svg:width="3.4126in" svg:height="1.3232in" svg:x="3.1705in" svg:y="0.4098in" draw:caption-point-x="-0.7689in" draw:caption-point-y="0.9539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0" office:value-type="string">
            <office:annotation draw:style-name="gr2" draw:text-style-name="P1" svg:width="1.1413in" svg:height="0.5457in" svg:x="3.6827in" svg:y="0.7075in" draw:caption-point-x="-0.2402in" draw:caption-point-y="0.6563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0" office:value-type="string">
            <text:p>Working To</text:p>
          </table:table-cell>
          <table:table-cell table:style-name="ce40" office:value-type="string">
            <office:annotation draw:style-name="gr3" draw:text-style-name="P1" svg:width="1.1413in" svg:height="0.7012in" svg:x="5.6634in" svg:y="0.7075in" draw:caption-point-x="-0.2622in" draw:caption-point-y="0.6563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47" office:value-type="string">
            <office:annotation draw:style-name="gr2" draw:text-style-name="P1" svg:width="1.1413in" svg:height="0.5457in" svg:x="6.8232in" svg:y="0.7075in" draw:caption-point-x="-0.2402in" draw:caption-point-y="0.6563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7.989in" svg:y="0.7075in" draw:caption-point-x="-0.2402in" draw:caption-point-y="0.6563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0" office:value-type="string">
            <text:p>Remaining Leave Days</text:p>
          </table:table-cell>
          <table:table-cell table:style-name="ce40" office:value-type="string">
            <text:p>Extended Leave Days</text:p>
          </table:table-cell>
          <table:table-cell table:style-name="ce40" office:value-type="string">
            <text:p>Leave Days Already Subtracted From Salary</text:p>
          </table:table-cell>
          <table:table-cell table:style-name="ce40" office:value-type="string">
            <office:annotation office:display="true" draw:style-name="gr5" draw:text-style-name="P1" svg:width="1.9224in" svg:height="1.4787in" svg:x="13.3689in" svg:y="0.9858in" draw:caption-point-x="-1.4484in" draw:caption-point-y="0.3776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3" office:value-type="string">
            <text:p>Notes</text:p>
          </table:table-cell>
          <table:table-cell table:number-columns-repeated="1011"/>
        </table:table-row>
        <table:table-row table:style-name="ro10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41" office:value-type="float" office:value="1">
            <text:p>1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7]);DATE(YEAR([.D7]);12;31);NOW())" office:value-type="date" office:date-value="2017-11-27T09:59:15.49">
            <text:p>11/27/17</text:p>
          </table:table-cell>
          <table:table-cell table:style-name="ce45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1">
            <text:p>11</text:p>
          </table:table-cell>
          <table:table-cell table:style-name="ce48" table:formula="of:=SUMPRODUCT([Thong_Tin_Ngay_Nghi_201701.$B$3:.$B$60]=[.$B7];[Thong_Tin_Ngay_Nghi_201701.$C$3:.$C$60]) +  SUMPRODUCT([Thong_Tin_Ngay_Nghi_201702.$B$3:.$B$61]=[.$B7];[Thong_Tin_Ngay_Nghi_201702.$C$3:.$C$61]) + SUMPRODUCT([Thong_Tin_Ngay_Nghi_201703.$B$3:.$B$62]=[.$B7];[Thong_Tin_Ngay_Nghi_201703.$C$3:.$C$62])" office:value-type="float" office:value="7.5">
            <text:p>7.5</text:p>
          </table:table-cell>
          <table:table-cell table:style-name="ce53" table:formula="of:=SUMPRODUCT([Thong_Tin_Ngay_Nghi_201701.$B$3:.$B$61]=[.$B7];[Thong_Tin_Ngay_Nghi_201701.$C$3:.$C$61]) +  SUMPRODUCT([Thong_Tin_Ngay_Nghi_201702.$B$3:.$B$62]=[.$B7];[Thong_Tin_Ngay_Nghi_201702.$C$3:.$C$62]) + SUMPRODUCT([Thong_Tin_Ngay_Nghi_201703.$B$3:.$B$63]=[.$B7];[Thong_Tin_Ngay_Nghi_201703.$C$3:.$C$63]) + SUMPRODUCT([Thong_Tin_Ngay_Nghi_201704.$B$3:.$B$63]=[.$B7];[Thong_Tin_Ngay_Nghi_201704.$C$3:.$C$63]) + SUMPRODUCT([Thong_Tin_Ngay_Nghi_201705.$B$3:.$B$62]=[.$B7];[Thong_Tin_Ngay_Nghi_201705.$C$3:.$C$62]) + SUMPRODUCT([Thong_Tin_Ngay_Nghi_201706.$B$3:.$B$64]=[.$B7];[Thong_Tin_Ngay_Nghi_201706.$C$3:.$C$64]) + SUMPRODUCT([Thong_Tin_Ngay_Nghi_201707.$B$3:.$B$66]=[.$B7];[Thong_Tin_Ngay_Nghi_201707.$C$3:.$C$66]) + SUMPRODUCT([Thong_Tin_Ngay_Nghi_201708.$B$3:.$B$66]=[.$B7];[Thong_Tin_Ngay_Nghi_201708.$C$3:.$C$66])+ SUMPRODUCT([Thong_Tin_Ngay_Nghi_201709.$B$3:.$B$64]=[.$B7];[Thong_Tin_Ngay_Nghi_201709.$C$3:.$C$64])+ SUMPRODUCT([Thong_Tin_Ngay_Nghi_201710.$B$3:.$B$64]=[.$B7];[Thong_Tin_Ngay_Nghi_201710.$C$3:.$C$64])+ SUMPRODUCT([Thong_Tin_Ngay_Nghi_201711.$B$3:.$B$67]=[.$B7];[Thong_Tin_Ngay_Nghi_201711.$C$3:.$C$67])" office:value-type="float" office:value="21">
            <text:p>21</text:p>
          </table:table-cell>
          <table:table-cell table:style-name="ce41" table:formula="of:=IF(DATE(YEAR([.E7]);MONTH([.E7]);DAY([.E7]))&lt;=DATE(YEAR([.E7]);3;31); [.C7]-[.G7] + [.F7]; IF([.G7]-[.C7]&lt;0;[.G7] + [.F7] -[.H7];[.F7]+[.C7]-[.H7]))" office:value-type="float" office:value="-9">
            <text:p>-9</text:p>
          </table:table-cell>
          <table:table-cell table:number-columns-repeated="2" table:style-name="ce41"/>
          <table:table-cell table:style-name="ce41" table:formula="of:=[.I7]+[.K7] +[.J7]" office:value-type="float" office:value="-9">
            <text:p>-9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6-27">
            <text:p>06/27/17</text:p>
          </table:table-cell>
          <table:table-cell table:style-name="ce43" table:formula="of:=IF(YEAR(NOW())&gt;YEAR([.D8]);DATE(YEAR([.D8]);12;31);NOW())" office:value-type="date" office:date-value="2017-11-27T09:59:15.49">
            <text:p>11/27/17</text:p>
          </table:table-cell>
          <table:table-cell table:style-name="ce45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5">
            <text:p>5</text:p>
          </table:table-cell>
          <table:table-cell table:style-name="ce49" table:formula="of:=SUMPRODUCT([Thong_Tin_Ngay_Nghi_201701.$B$3:.$B$60]=[.$B8];[Thong_Tin_Ngay_Nghi_201701.$C$3:.$C$60]) +  SUMPRODUCT([Thong_Tin_Ngay_Nghi_201702.$B$3:.$B$61]=[.$B8];[Thong_Tin_Ngay_Nghi_201702.$C$3:.$C$61]) + SUMPRODUCT([Thong_Tin_Ngay_Nghi_201703.$B$3:.$B$62]=[.$B8];[Thong_Tin_Ngay_Nghi_201703.$C$3:.$C$62])" office:value-type="float" office:value="0">
            <text:p>0</text:p>
          </table:table-cell>
          <table:table-cell table:style-name="ce54" table:formula="of:=SUMPRODUCT([Thong_Tin_Ngay_Nghi_201701.$B$3:.$B$61]=[.$B8];[Thong_Tin_Ngay_Nghi_201701.$C$3:.$C$61]) +  SUMPRODUCT([Thong_Tin_Ngay_Nghi_201702.$B$3:.$B$62]=[.$B8];[Thong_Tin_Ngay_Nghi_201702.$C$3:.$C$62]) + SUMPRODUCT([Thong_Tin_Ngay_Nghi_201703.$B$3:.$B$63]=[.$B8];[Thong_Tin_Ngay_Nghi_201703.$C$3:.$C$63]) + SUMPRODUCT([Thong_Tin_Ngay_Nghi_201704.$B$3:.$B$63]=[.$B8];[Thong_Tin_Ngay_Nghi_201704.$C$3:.$C$63]) + SUMPRODUCT([Thong_Tin_Ngay_Nghi_201705.$B$3:.$B$62]=[.$B8];[Thong_Tin_Ngay_Nghi_201705.$C$3:.$C$62]) + SUMPRODUCT([Thong_Tin_Ngay_Nghi_201706.$B$3:.$B$64]=[.$B8];[Thong_Tin_Ngay_Nghi_201706.$C$3:.$C$64]) + SUMPRODUCT([Thong_Tin_Ngay_Nghi_201707.$B$3:.$B$66]=[.$B8];[Thong_Tin_Ngay_Nghi_201707.$C$3:.$C$66]) + SUMPRODUCT([Thong_Tin_Ngay_Nghi_201708.$B$3:.$B$66]=[.$B8];[Thong_Tin_Ngay_Nghi_201708.$C$3:.$C$66])+ SUMPRODUCT([Thong_Tin_Ngay_Nghi_201709.$B$3:.$B$64]=[.$B8];[Thong_Tin_Ngay_Nghi_201709.$C$3:.$C$64])+ SUMPRODUCT([Thong_Tin_Ngay_Nghi_201710.$B$3:.$B$64]=[.$B8];[Thong_Tin_Ngay_Nghi_201710.$C$3:.$C$64])+ SUMPRODUCT([Thong_Tin_Ngay_Nghi_201711.$B$3:.$B$67]=[.$B8];[Thong_Tin_Ngay_Nghi_201711.$C$3:.$C$67])" office:value-type="float" office:value="6">
            <text:p>6</text:p>
          </table:table-cell>
          <table:table-cell table:style-name="ce41" table:formula="of:=IF(DATE(YEAR([.E8]);MONTH([.E8]);DAY([.E8]))&lt;=DATE(YEAR([.E8]);3;31); [.C8]-[.G8] + [.F8]; IF([.G8]-[.C8]&lt;0;[.G8] + [.F8] -[.H8];[.F8]+[.C8]-[.H8]))" office:value-type="float" office:value="-1">
            <text:p>-1</text:p>
          </table:table-cell>
          <table:table-cell table:number-columns-repeated="2" table:style-name="ce41"/>
          <table:table-cell table:style-name="ce41" table:formula="of:=[.I8]+[.K8] +[.J8]" office:value-type="float" office:value="-1">
            <text:p>-1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3">
            <text:p>3</text:p>
          </table:table-cell>
          <table:table-cell table:style-name="ce36" office:value-type="string">
            <text:p>CuongNH</text:p>
          </table:table-cell>
          <table:table-cell table:style-name="ce41" office:value-type="float" office:value="4">
            <text:p>4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9]);DATE(YEAR([.D9]);12;31);NOW())" office:value-type="date" office:date-value="2017-11-27T09:59:15.49">
            <text:p>11/27/17</text:p>
          </table:table-cell>
          <table:table-cell table:style-name="ce45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1">
            <text:p>11</text:p>
          </table:table-cell>
          <table:table-cell table:style-name="ce49" table:formula="of:=SUMPRODUCT([Thong_Tin_Ngay_Nghi_201701.$B$3:.$B$60]=[.$B9];[Thong_Tin_Ngay_Nghi_201701.$C$3:.$C$60]) +  SUMPRODUCT([Thong_Tin_Ngay_Nghi_201702.$B$3:.$B$61]=[.$B9];[Thong_Tin_Ngay_Nghi_201702.$C$3:.$C$61]) + SUMPRODUCT([Thong_Tin_Ngay_Nghi_201703.$B$3:.$B$62]=[.$B9];[Thong_Tin_Ngay_Nghi_201703.$C$3:.$C$62])" office:value-type="float" office:value="5">
            <text:p>5</text:p>
          </table:table-cell>
          <table:table-cell table:style-name="ce54" table:formula="of:=SUMPRODUCT([Thong_Tin_Ngay_Nghi_201701.$B$3:.$B$61]=[.$B9];[Thong_Tin_Ngay_Nghi_201701.$C$3:.$C$61]) +  SUMPRODUCT([Thong_Tin_Ngay_Nghi_201702.$B$3:.$B$62]=[.$B9];[Thong_Tin_Ngay_Nghi_201702.$C$3:.$C$62]) + SUMPRODUCT([Thong_Tin_Ngay_Nghi_201703.$B$3:.$B$63]=[.$B9];[Thong_Tin_Ngay_Nghi_201703.$C$3:.$C$63]) + SUMPRODUCT([Thong_Tin_Ngay_Nghi_201704.$B$3:.$B$63]=[.$B9];[Thong_Tin_Ngay_Nghi_201704.$C$3:.$C$63]) + SUMPRODUCT([Thong_Tin_Ngay_Nghi_201705.$B$3:.$B$62]=[.$B9];[Thong_Tin_Ngay_Nghi_201705.$C$3:.$C$62]) + SUMPRODUCT([Thong_Tin_Ngay_Nghi_201706.$B$3:.$B$64]=[.$B9];[Thong_Tin_Ngay_Nghi_201706.$C$3:.$C$64]) + SUMPRODUCT([Thong_Tin_Ngay_Nghi_201707.$B$3:.$B$66]=[.$B9];[Thong_Tin_Ngay_Nghi_201707.$C$3:.$C$66]) + SUMPRODUCT([Thong_Tin_Ngay_Nghi_201708.$B$3:.$B$66]=[.$B9];[Thong_Tin_Ngay_Nghi_201708.$C$3:.$C$66])+ SUMPRODUCT([Thong_Tin_Ngay_Nghi_201709.$B$3:.$B$64]=[.$B9];[Thong_Tin_Ngay_Nghi_201709.$C$3:.$C$64])+ SUMPRODUCT([Thong_Tin_Ngay_Nghi_201710.$B$3:.$B$64]=[.$B9];[Thong_Tin_Ngay_Nghi_201710.$C$3:.$C$64])+ SUMPRODUCT([Thong_Tin_Ngay_Nghi_201711.$B$3:.$B$67]=[.$B9];[Thong_Tin_Ngay_Nghi_201711.$C$3:.$C$67])" office:value-type="float" office:value="13.5">
            <text:p>13.5</text:p>
          </table:table-cell>
          <table:table-cell table:style-name="ce41" table:formula="of:=IF(DATE(YEAR([.E9]);MONTH([.E9]);DAY([.E9]))&lt;=DATE(YEAR([.E9]);3;31); [.C9]-[.G9] + [.F9]; IF([.G9]-[.C9]&lt;0;[.G9] + [.F9] -[.H9];[.F9]+[.C9]-[.H9]))" office:value-type="float" office:value="1.5">
            <text:p>1.5</text:p>
          </table:table-cell>
          <table:table-cell table:number-columns-repeated="2" table:style-name="ce41"/>
          <table:table-cell table:style-name="ce41" table:formula="of:=[.I9]+[.K9] +[.J9]" office:value-type="float" office:value="1.5">
            <text:p>1.5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4">
            <text:p>4</text:p>
          </table:table-cell>
          <table:table-cell table:style-name="ce36" office:value-type="string">
            <text:p>CuongNM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7-01">
            <text:p>07/01/17</text:p>
          </table:table-cell>
          <table:table-cell table:style-name="ce43" table:formula="of:=IF(YEAR(NOW())&gt;YEAR([.D10]);DATE(YEAR([.D10]);12;31);NOW())" office:value-type="date" office:date-value="2017-11-27T09:59:15.49">
            <text:p>11/27/17</text:p>
          </table:table-cell>
          <table:table-cell table:style-name="ce45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5">
            <text:p>5</text:p>
          </table:table-cell>
          <table:table-cell table:style-name="ce49" table:formula="of:=SUMPRODUCT([Thong_Tin_Ngay_Nghi_201701.$B$3:.$B$60]=[.$B10];[Thong_Tin_Ngay_Nghi_201701.$C$3:.$C$60]) +  SUMPRODUCT([Thong_Tin_Ngay_Nghi_201702.$B$3:.$B$61]=[.$B10];[Thong_Tin_Ngay_Nghi_201702.$C$3:.$C$61]) + SUMPRODUCT([Thong_Tin_Ngay_Nghi_201703.$B$3:.$B$62]=[.$B10];[Thong_Tin_Ngay_Nghi_201703.$C$3:.$C$62])" office:value-type="float" office:value="0">
            <text:p>0</text:p>
          </table:table-cell>
          <table:table-cell table:style-name="ce54" table:formula="of:=SUMPRODUCT([Thong_Tin_Ngay_Nghi_201701.$B$3:.$B$61]=[.$B10];[Thong_Tin_Ngay_Nghi_201701.$C$3:.$C$61]) +  SUMPRODUCT([Thong_Tin_Ngay_Nghi_201702.$B$3:.$B$62]=[.$B10];[Thong_Tin_Ngay_Nghi_201702.$C$3:.$C$62]) + SUMPRODUCT([Thong_Tin_Ngay_Nghi_201703.$B$3:.$B$63]=[.$B10];[Thong_Tin_Ngay_Nghi_201703.$C$3:.$C$63]) + SUMPRODUCT([Thong_Tin_Ngay_Nghi_201704.$B$3:.$B$63]=[.$B10];[Thong_Tin_Ngay_Nghi_201704.$C$3:.$C$63]) + SUMPRODUCT([Thong_Tin_Ngay_Nghi_201705.$B$3:.$B$62]=[.$B10];[Thong_Tin_Ngay_Nghi_201705.$C$3:.$C$62]) + SUMPRODUCT([Thong_Tin_Ngay_Nghi_201706.$B$3:.$B$64]=[.$B10];[Thong_Tin_Ngay_Nghi_201706.$C$3:.$C$64]) + SUMPRODUCT([Thong_Tin_Ngay_Nghi_201707.$B$3:.$B$66]=[.$B10];[Thong_Tin_Ngay_Nghi_201707.$C$3:.$C$66]) + SUMPRODUCT([Thong_Tin_Ngay_Nghi_201708.$B$3:.$B$66]=[.$B10];[Thong_Tin_Ngay_Nghi_201708.$C$3:.$C$66])+ SUMPRODUCT([Thong_Tin_Ngay_Nghi_201709.$B$3:.$B$64]=[.$B10];[Thong_Tin_Ngay_Nghi_201709.$C$3:.$C$64])+ SUMPRODUCT([Thong_Tin_Ngay_Nghi_201710.$B$3:.$B$64]=[.$B10];[Thong_Tin_Ngay_Nghi_201710.$C$3:.$C$64])+ SUMPRODUCT([Thong_Tin_Ngay_Nghi_201711.$B$3:.$B$67]=[.$B10];[Thong_Tin_Ngay_Nghi_201711.$C$3:.$C$67])" office:value-type="float" office:value="14">
            <text:p>14</text:p>
          </table:table-cell>
          <table:table-cell table:style-name="ce41" table:formula="of:=IF(DATE(YEAR([.E10]);MONTH([.E10]);DAY([.E10]))&lt;=DATE(YEAR([.E10]);3;31); [.C10]-[.G10] + [.F10]; IF([.G10]-[.C10]&lt;0;[.G10] + [.F10] -[.H10];[.F10]+[.C10]-[.H10]))" office:value-type="float" office:value="-9">
            <text:p>-9</text:p>
          </table:table-cell>
          <table:table-cell table:number-columns-repeated="2" table:style-name="ce41"/>
          <table:table-cell table:style-name="ce41" table:formula="of:=[.I10]+[.K10] +[.J10]" office:value-type="float" office:value="-9">
            <text:p>-9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5">
            <text:p>5</text:p>
          </table:table-cell>
          <table:table-cell table:style-name="ce37" office:value-type="string">
            <text:p>DoanLC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11-16">
            <text:p>11/16/17</text:p>
          </table:table-cell>
          <table:table-cell table:style-name="ce43" table:formula="of:=IF(YEAR(NOW())&gt;YEAR([.D11]);DATE(YEAR([.D11]);12;31);NOW())" office:value-type="date" office:date-value="2017-11-27T09:59:15.49">
            <text:p>11/27/17</text:p>
          </table:table-cell>
          <table:table-cell table:style-name="ce45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0">
            <text:p>0</text:p>
          </table:table-cell>
          <table:table-cell table:style-name="ce49" table:formula="of:=SUMPRODUCT([Thong_Tin_Ngay_Nghi_201701.$B$3:.$B$60]=[.$B11];[Thong_Tin_Ngay_Nghi_201701.$C$3:.$C$60]) +  SUMPRODUCT([Thong_Tin_Ngay_Nghi_201702.$B$3:.$B$61]=[.$B11];[Thong_Tin_Ngay_Nghi_201702.$C$3:.$C$61]) + SUMPRODUCT([Thong_Tin_Ngay_Nghi_201703.$B$3:.$B$62]=[.$B11];[Thong_Tin_Ngay_Nghi_201703.$C$3:.$C$62])" office:value-type="float" office:value="0">
            <text:p>0</text:p>
          </table:table-cell>
          <table:table-cell table:style-name="ce54" table:formula="of:=SUMPRODUCT([Thong_Tin_Ngay_Nghi_201701.$B$3:.$B$61]=[.$B11];[Thong_Tin_Ngay_Nghi_201701.$C$3:.$C$61]) +  SUMPRODUCT([Thong_Tin_Ngay_Nghi_201702.$B$3:.$B$62]=[.$B11];[Thong_Tin_Ngay_Nghi_201702.$C$3:.$C$62]) + SUMPRODUCT([Thong_Tin_Ngay_Nghi_201703.$B$3:.$B$63]=[.$B11];[Thong_Tin_Ngay_Nghi_201703.$C$3:.$C$63]) + SUMPRODUCT([Thong_Tin_Ngay_Nghi_201704.$B$3:.$B$63]=[.$B11];[Thong_Tin_Ngay_Nghi_201704.$C$3:.$C$63]) + SUMPRODUCT([Thong_Tin_Ngay_Nghi_201705.$B$3:.$B$62]=[.$B11];[Thong_Tin_Ngay_Nghi_201705.$C$3:.$C$62]) + SUMPRODUCT([Thong_Tin_Ngay_Nghi_201706.$B$3:.$B$64]=[.$B11];[Thong_Tin_Ngay_Nghi_201706.$C$3:.$C$64]) + SUMPRODUCT([Thong_Tin_Ngay_Nghi_201707.$B$3:.$B$66]=[.$B11];[Thong_Tin_Ngay_Nghi_201707.$C$3:.$C$66]) + SUMPRODUCT([Thong_Tin_Ngay_Nghi_201708.$B$3:.$B$66]=[.$B11];[Thong_Tin_Ngay_Nghi_201708.$C$3:.$C$66])+ SUMPRODUCT([Thong_Tin_Ngay_Nghi_201709.$B$3:.$B$64]=[.$B11];[Thong_Tin_Ngay_Nghi_201709.$C$3:.$C$64])+ SUMPRODUCT([Thong_Tin_Ngay_Nghi_201710.$B$3:.$B$64]=[.$B11];[Thong_Tin_Ngay_Nghi_201710.$C$3:.$C$64])+ SUMPRODUCT([Thong_Tin_Ngay_Nghi_201711.$B$3:.$B$67]=[.$B11];[Thong_Tin_Ngay_Nghi_201711.$C$3:.$C$67])" office:value-type="float" office:value="1">
            <text:p>1</text:p>
          </table:table-cell>
          <table:table-cell table:style-name="ce41" table:formula="of:=IF(DATE(YEAR([.E11]);MONTH([.E11]);DAY([.E11]))&lt;=DATE(YEAR([.E11]);3;31); [.C11]-[.G11] + [.F11]; IF([.G11]-[.C11]&lt;0;[.G11] + [.F11] -[.H11];[.F11]+[.C11]-[.H11]))" office:value-type="float" office:value="-1">
            <text:p>-1</text:p>
          </table:table-cell>
          <table:table-cell table:number-columns-repeated="2" table:style-name="ce41"/>
          <table:table-cell table:style-name="ce41" table:formula="of:=[.I11]+[.K11] +[.J11]" office:value-type="float" office:value="-1">
            <text:p>-1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6">
            <text:p>6</text:p>
          </table:table-cell>
          <table:table-cell table:style-name="ce36" office:value-type="string">
            <text:p>DuongDN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12]);DATE(YEAR([.D12]);12;31);NOW())" office:value-type="date" office:date-value="2017-11-27T09:59:15.5">
            <text:p>11/27/17</text:p>
          </table:table-cell>
          <table:table-cell table:style-name="ce45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11">
            <text:p>11</text:p>
          </table:table-cell>
          <table:table-cell table:style-name="ce49" table:formula="of:=SUMPRODUCT([Thong_Tin_Ngay_Nghi_201701.$B$3:.$B$60]=[.$B12];[Thong_Tin_Ngay_Nghi_201701.$C$3:.$C$60]) +  SUMPRODUCT([Thong_Tin_Ngay_Nghi_201702.$B$3:.$B$61]=[.$B12];[Thong_Tin_Ngay_Nghi_201702.$C$3:.$C$61]) + SUMPRODUCT([Thong_Tin_Ngay_Nghi_201703.$B$3:.$B$62]=[.$B12];[Thong_Tin_Ngay_Nghi_201703.$C$3:.$C$62])" office:value-type="float" office:value="5">
            <text:p>5</text:p>
          </table:table-cell>
          <table:table-cell table:style-name="ce54" table:formula="of:=SUMPRODUCT([Thong_Tin_Ngay_Nghi_201701.$B$3:.$B$61]=[.$B12];[Thong_Tin_Ngay_Nghi_201701.$C$3:.$C$61]) +  SUMPRODUCT([Thong_Tin_Ngay_Nghi_201702.$B$3:.$B$62]=[.$B12];[Thong_Tin_Ngay_Nghi_201702.$C$3:.$C$62]) + SUMPRODUCT([Thong_Tin_Ngay_Nghi_201703.$B$3:.$B$63]=[.$B12];[Thong_Tin_Ngay_Nghi_201703.$C$3:.$C$63]) + SUMPRODUCT([Thong_Tin_Ngay_Nghi_201704.$B$3:.$B$63]=[.$B12];[Thong_Tin_Ngay_Nghi_201704.$C$3:.$C$63]) + SUMPRODUCT([Thong_Tin_Ngay_Nghi_201705.$B$3:.$B$62]=[.$B12];[Thong_Tin_Ngay_Nghi_201705.$C$3:.$C$62]) + SUMPRODUCT([Thong_Tin_Ngay_Nghi_201706.$B$3:.$B$64]=[.$B12];[Thong_Tin_Ngay_Nghi_201706.$C$3:.$C$64]) + SUMPRODUCT([Thong_Tin_Ngay_Nghi_201707.$B$3:.$B$66]=[.$B12];[Thong_Tin_Ngay_Nghi_201707.$C$3:.$C$66]) + SUMPRODUCT([Thong_Tin_Ngay_Nghi_201708.$B$3:.$B$66]=[.$B12];[Thong_Tin_Ngay_Nghi_201708.$C$3:.$C$66])+ SUMPRODUCT([Thong_Tin_Ngay_Nghi_201709.$B$3:.$B$64]=[.$B12];[Thong_Tin_Ngay_Nghi_201709.$C$3:.$C$64])+ SUMPRODUCT([Thong_Tin_Ngay_Nghi_201710.$B$3:.$B$64]=[.$B12];[Thong_Tin_Ngay_Nghi_201710.$C$3:.$C$64])+ SUMPRODUCT([Thong_Tin_Ngay_Nghi_201711.$B$3:.$B$67]=[.$B12];[Thong_Tin_Ngay_Nghi_201711.$C$3:.$C$67])" office:value-type="float" office:value="7">
            <text:p>7</text:p>
          </table:table-cell>
          <table:table-cell table:style-name="ce41" table:formula="of:=IF(DATE(YEAR([.E12]);MONTH([.E12]);DAY([.E12]))&lt;=DATE(YEAR([.E12]);3;31); [.C12]-[.G12] + [.F12]; IF([.G12]-[.C12]&lt;0;[.G12] + [.F12] -[.H12];[.F12]+[.C12]-[.H12]))" office:value-type="float" office:value="4">
            <text:p>4</text:p>
          </table:table-cell>
          <table:table-cell table:number-columns-repeated="2" table:style-name="ce41"/>
          <table:table-cell table:style-name="ce41" table:formula="of:=[.I12]+[.K12] +[.J12]" office:value-type="float" office:value="4">
            <text:p>4</text:p>
          </table:table-cell>
          <table:table-cell table:style-name="ce55"/>
          <table:table-cell table:number-columns-repeated="1011"/>
        </table:table-row>
        <table:table-row table:style-name="ro11">
          <table:table-cell table:style-name="ce34" office:value-type="float" office:value="7">
            <text:p>7</text:p>
          </table:table-cell>
          <table:table-cell table:style-name="ce36" office:value-type="string">
            <text:p>DuyNM</text:p>
          </table:table-cell>
          <table:table-cell table:style-name="ce41" office:value-type="float" office:value="5">
            <text:p>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13]);DATE(YEAR([.D13]);12;31);NOW())" office:value-type="date" office:date-value="2017-11-27T09:59:15.5">
            <text:p>11/27/17</text:p>
          </table:table-cell>
          <table:table-cell table:style-name="ce45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11">
            <text:p>11</text:p>
          </table:table-cell>
          <table:table-cell table:style-name="ce49" table:formula="of:=SUMPRODUCT([Thong_Tin_Ngay_Nghi_201701.$B$3:.$B$60]=[.$B13];[Thong_Tin_Ngay_Nghi_201701.$C$3:.$C$60]) +  SUMPRODUCT([Thong_Tin_Ngay_Nghi_201702.$B$3:.$B$61]=[.$B13];[Thong_Tin_Ngay_Nghi_201702.$C$3:.$C$61]) + SUMPRODUCT([Thong_Tin_Ngay_Nghi_201703.$B$3:.$B$62]=[.$B13];[Thong_Tin_Ngay_Nghi_201703.$C$3:.$C$62])" office:value-type="float" office:value="11.5">
            <text:p>11.5</text:p>
          </table:table-cell>
          <table:table-cell table:style-name="ce54" table:formula="of:=SUMPRODUCT([Thong_Tin_Ngay_Nghi_201701.$B$3:.$B$61]=[.$B13];[Thong_Tin_Ngay_Nghi_201701.$C$3:.$C$61]) +  SUMPRODUCT([Thong_Tin_Ngay_Nghi_201702.$B$3:.$B$62]=[.$B13];[Thong_Tin_Ngay_Nghi_201702.$C$3:.$C$62]) + SUMPRODUCT([Thong_Tin_Ngay_Nghi_201703.$B$3:.$B$63]=[.$B13];[Thong_Tin_Ngay_Nghi_201703.$C$3:.$C$63]) + SUMPRODUCT([Thong_Tin_Ngay_Nghi_201704.$B$3:.$B$63]=[.$B13];[Thong_Tin_Ngay_Nghi_201704.$C$3:.$C$63]) + SUMPRODUCT([Thong_Tin_Ngay_Nghi_201705.$B$3:.$B$62]=[.$B13];[Thong_Tin_Ngay_Nghi_201705.$C$3:.$C$62]) + SUMPRODUCT([Thong_Tin_Ngay_Nghi_201706.$B$3:.$B$64]=[.$B13];[Thong_Tin_Ngay_Nghi_201706.$C$3:.$C$64]) + SUMPRODUCT([Thong_Tin_Ngay_Nghi_201707.$B$3:.$B$66]=[.$B13];[Thong_Tin_Ngay_Nghi_201707.$C$3:.$C$66]) + SUMPRODUCT([Thong_Tin_Ngay_Nghi_201708.$B$3:.$B$66]=[.$B13];[Thong_Tin_Ngay_Nghi_201708.$C$3:.$C$66])+ SUMPRODUCT([Thong_Tin_Ngay_Nghi_201709.$B$3:.$B$64]=[.$B13];[Thong_Tin_Ngay_Nghi_201709.$C$3:.$C$64])+ SUMPRODUCT([Thong_Tin_Ngay_Nghi_201710.$B$3:.$B$64]=[.$B13];[Thong_Tin_Ngay_Nghi_201710.$C$3:.$C$64])+ SUMPRODUCT([Thong_Tin_Ngay_Nghi_201711.$B$3:.$B$67]=[.$B13];[Thong_Tin_Ngay_Nghi_201711.$C$3:.$C$67])" office:value-type="float" office:value="24">
            <text:p>24</text:p>
          </table:table-cell>
          <table:table-cell table:style-name="ce41" table:formula="of:=IF(DATE(YEAR([.E13]);MONTH([.E13]);DAY([.E13]))&lt;=DATE(YEAR([.E13]);3;31); [.C13]-[.G13] + [.F13]; IF([.G13]-[.C13]&lt;0;[.G13] + [.F13] -[.H13];[.F13]+[.C13]-[.H13]))" office:value-type="float" office:value="-8">
            <text:p>-8</text:p>
          </table:table-cell>
          <table:table-cell table:style-name="ce41"/>
          <table:table-cell table:style-name="ce41" table:formula="of:=3+2.5" office:value-type="float" office:value="5.5">
            <text:p>5.5</text:p>
          </table:table-cell>
          <table:table-cell table:style-name="ce41" table:formula="of:=[.I13]+[.K13] +[.J13]" office:value-type="float" office:value="-2.5">
            <text:p>-2.5</text:p>
          </table:table-cell>
          <table:table-cell table:style-name="ce55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1"/>
        </table:table-row>
        <table:table-row table:style-name="ro10">
          <table:table-cell table:style-name="ce34" office:value-type="float" office:value="8">
            <text:p>8</text:p>
          </table:table-cell>
          <table:table-cell table:style-name="ce38" office:value-type="string">
            <text:p>DuyenLT</text:p>
          </table:table-cell>
          <table:table-cell table:style-name="ce42" office:value-type="float" office:value="0">
            <text:p>0</text:p>
          </table:table-cell>
          <table:table-cell table:style-name="ce44" office:value-type="date" office:date-value="2017-01-01">
            <text:p>01/01/17</text:p>
          </table:table-cell>
          <table:table-cell table:style-name="ce44" table:formula="of:=IF(YEAR(NOW())&gt;YEAR([.D14]);DATE(YEAR([.D14]);12;31);NOW())" office:value-type="date" office:date-value="2017-11-27T09:59:15.5">
            <text:p>11/27/17</text:p>
          </table:table-cell>
          <table:table-cell table:style-name="ce45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11">
            <text:p>11</text:p>
          </table:table-cell>
          <table:table-cell table:style-name="ce49" table:formula="of:=SUMPRODUCT([Thong_Tin_Ngay_Nghi_201701.$B$3:.$B$60]=[.$B14];[Thong_Tin_Ngay_Nghi_201701.$C$3:.$C$60]) +  SUMPRODUCT([Thong_Tin_Ngay_Nghi_201702.$B$3:.$B$61]=[.$B14];[Thong_Tin_Ngay_Nghi_201702.$C$3:.$C$61]) + SUMPRODUCT([Thong_Tin_Ngay_Nghi_201703.$B$3:.$B$62]=[.$B14];[Thong_Tin_Ngay_Nghi_201703.$C$3:.$C$62])" office:value-type="float" office:value="6.5">
            <text:p>6.5</text:p>
          </table:table-cell>
          <table:table-cell table:style-name="ce54" table:formula="of:=SUMPRODUCT([Thong_Tin_Ngay_Nghi_201701.$B$3:.$B$61]=[.$B14];[Thong_Tin_Ngay_Nghi_201701.$C$3:.$C$61]) +  SUMPRODUCT([Thong_Tin_Ngay_Nghi_201702.$B$3:.$B$62]=[.$B14];[Thong_Tin_Ngay_Nghi_201702.$C$3:.$C$62]) + SUMPRODUCT([Thong_Tin_Ngay_Nghi_201703.$B$3:.$B$63]=[.$B14];[Thong_Tin_Ngay_Nghi_201703.$C$3:.$C$63]) + SUMPRODUCT([Thong_Tin_Ngay_Nghi_201704.$B$3:.$B$63]=[.$B14];[Thong_Tin_Ngay_Nghi_201704.$C$3:.$C$63]) + SUMPRODUCT([Thong_Tin_Ngay_Nghi_201705.$B$3:.$B$62]=[.$B14];[Thong_Tin_Ngay_Nghi_201705.$C$3:.$C$62]) + SUMPRODUCT([Thong_Tin_Ngay_Nghi_201706.$B$3:.$B$64]=[.$B14];[Thong_Tin_Ngay_Nghi_201706.$C$3:.$C$64]) + SUMPRODUCT([Thong_Tin_Ngay_Nghi_201707.$B$3:.$B$66]=[.$B14];[Thong_Tin_Ngay_Nghi_201707.$C$3:.$C$66]) + SUMPRODUCT([Thong_Tin_Ngay_Nghi_201708.$B$3:.$B$66]=[.$B14];[Thong_Tin_Ngay_Nghi_201708.$C$3:.$C$66])+ SUMPRODUCT([Thong_Tin_Ngay_Nghi_201709.$B$3:.$B$64]=[.$B14];[Thong_Tin_Ngay_Nghi_201709.$C$3:.$C$64])+ SUMPRODUCT([Thong_Tin_Ngay_Nghi_201710.$B$3:.$B$64]=[.$B14];[Thong_Tin_Ngay_Nghi_201710.$C$3:.$C$64])+ SUMPRODUCT([Thong_Tin_Ngay_Nghi_201711.$B$3:.$B$67]=[.$B14];[Thong_Tin_Ngay_Nghi_201711.$C$3:.$C$67])" office:value-type="float" office:value="14">
            <text:p>14</text:p>
          </table:table-cell>
          <table:table-cell table:style-name="ce42" table:formula="of:=IF(DATE(YEAR([.E14]);MONTH([.E14]);DAY([.E14]))&lt;=DATE(YEAR([.E14]);3;31); [.C14]-[.G14] + [.F14]; IF([.G14]-[.C14]&lt;0;[.G14] + [.F14] -[.H14];[.F14]+[.C14]-[.H14]))" office:value-type="float" office:value="-3">
            <text:p>-3</text:p>
          </table:table-cell>
          <table:table-cell table:number-columns-repeated="2" table:style-name="ce42"/>
          <table:table-cell table:style-name="ce42" table:formula="of:=[.I14]+[.K14] +[.J14]" office:value-type="float" office:value="-3">
            <text:p>-3</text:p>
          </table:table-cell>
          <table:table-cell table:style-name="ce56"/>
          <table:table-cell table:style-name="ce58" table:number-columns-repeated="1011"/>
        </table:table-row>
        <table:table-row table:style-name="ro10">
          <table:table-cell table:style-name="ce34" office:value-type="float" office:value="9">
            <text:p>9</text:p>
          </table:table-cell>
          <table:table-cell table:style-name="ce36" office:value-type="string">
            <text:p>GiauNV</text:p>
          </table:table-cell>
          <table:table-cell table:style-name="ce41" office:value-type="float" office:value="1">
            <text:p>1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15]);DATE(YEAR([.D15]);12;31);NOW())" office:value-type="date" office:date-value="2017-11-27T09:59:15.5">
            <text:p>11/27/17</text:p>
          </table:table-cell>
          <table:table-cell table:style-name="ce45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1">
            <text:p>11</text:p>
          </table:table-cell>
          <table:table-cell table:style-name="ce49" table:formula="of:=SUMPRODUCT([Thong_Tin_Ngay_Nghi_201701.$B$3:.$B$60]=[.$B15];[Thong_Tin_Ngay_Nghi_201701.$C$3:.$C$60]) +  SUMPRODUCT([Thong_Tin_Ngay_Nghi_201702.$B$3:.$B$61]=[.$B15];[Thong_Tin_Ngay_Nghi_201702.$C$3:.$C$61]) + SUMPRODUCT([Thong_Tin_Ngay_Nghi_201703.$B$3:.$B$62]=[.$B15];[Thong_Tin_Ngay_Nghi_201703.$C$3:.$C$62])" office:value-type="float" office:value="5.5">
            <text:p>5.5</text:p>
          </table:table-cell>
          <table:table-cell table:style-name="ce54" table:formula="of:=SUMPRODUCT([Thong_Tin_Ngay_Nghi_201701.$B$3:.$B$61]=[.$B15];[Thong_Tin_Ngay_Nghi_201701.$C$3:.$C$61]) +  SUMPRODUCT([Thong_Tin_Ngay_Nghi_201702.$B$3:.$B$62]=[.$B15];[Thong_Tin_Ngay_Nghi_201702.$C$3:.$C$62]) + SUMPRODUCT([Thong_Tin_Ngay_Nghi_201703.$B$3:.$B$63]=[.$B15];[Thong_Tin_Ngay_Nghi_201703.$C$3:.$C$63]) + SUMPRODUCT([Thong_Tin_Ngay_Nghi_201704.$B$3:.$B$63]=[.$B15];[Thong_Tin_Ngay_Nghi_201704.$C$3:.$C$63]) + SUMPRODUCT([Thong_Tin_Ngay_Nghi_201705.$B$3:.$B$62]=[.$B15];[Thong_Tin_Ngay_Nghi_201705.$C$3:.$C$62]) + SUMPRODUCT([Thong_Tin_Ngay_Nghi_201706.$B$3:.$B$64]=[.$B15];[Thong_Tin_Ngay_Nghi_201706.$C$3:.$C$64]) + SUMPRODUCT([Thong_Tin_Ngay_Nghi_201707.$B$3:.$B$66]=[.$B15];[Thong_Tin_Ngay_Nghi_201707.$C$3:.$C$66]) + SUMPRODUCT([Thong_Tin_Ngay_Nghi_201708.$B$3:.$B$66]=[.$B15];[Thong_Tin_Ngay_Nghi_201708.$C$3:.$C$66])+ SUMPRODUCT([Thong_Tin_Ngay_Nghi_201709.$B$3:.$B$64]=[.$B15];[Thong_Tin_Ngay_Nghi_201709.$C$3:.$C$64])+ SUMPRODUCT([Thong_Tin_Ngay_Nghi_201710.$B$3:.$B$64]=[.$B15];[Thong_Tin_Ngay_Nghi_201710.$C$3:.$C$64])+ SUMPRODUCT([Thong_Tin_Ngay_Nghi_201711.$B$3:.$B$67]=[.$B15];[Thong_Tin_Ngay_Nghi_201711.$C$3:.$C$67])" office:value-type="float" office:value="11">
            <text:p>11</text:p>
          </table:table-cell>
          <table:table-cell table:style-name="ce41" table:formula="of:=IF(DATE(YEAR([.E15]);MONTH([.E15]);DAY([.E15]))&lt;=DATE(YEAR([.E15]);3;31); [.C15]-[.G15] + [.F15]; IF([.G15]-[.C15]&lt;0;[.G15] + [.F15] -[.H15];[.F15]+[.C15]-[.H15]))" office:value-type="float" office:value="1">
            <text:p>1</text:p>
          </table:table-cell>
          <table:table-cell table:number-columns-repeated="2" table:style-name="ce41"/>
          <table:table-cell table:style-name="ce41" table:formula="of:=[.I15]+[.K15] +[.J15]" office:value-type="float" office:value="1">
            <text:p>1</text:p>
          </table:table-cell>
          <table:table-cell table:style-name="ce55"/>
          <table:table-cell table:number-columns-repeated="1011"/>
        </table:table-row>
        <table:table-row table:style-name="ro12">
          <table:table-cell table:style-name="ce34" office:value-type="float" office:value="10">
            <text:p>10</text:p>
          </table:table-cell>
          <table:table-cell table:style-name="ce38" office:value-type="string">
            <text:p>HaTH</text:p>
          </table:table-cell>
          <table:table-cell table:style-name="ce42" office:value-type="float" office:value="3">
            <text:p>3</text:p>
          </table:table-cell>
          <table:table-cell table:style-name="ce44" office:value-type="date" office:date-value="2017-01-01">
            <text:p>01/01/17</text:p>
          </table:table-cell>
          <table:table-cell table:style-name="ce44" table:formula="of:=IF(YEAR(NOW())&gt;YEAR([.D16]);DATE(YEAR([.D16]);12;31);NOW())" office:value-type="date" office:date-value="2017-11-27T09:59:15.5">
            <text:p>11/27/17</text:p>
          </table:table-cell>
          <table:table-cell table:style-name="ce45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11">
            <text:p>11</text:p>
          </table:table-cell>
          <table:table-cell table:style-name="ce49" table:formula="of:=SUMPRODUCT([Thong_Tin_Ngay_Nghi_201701.$B$3:.$B$60]=[.$B16];[Thong_Tin_Ngay_Nghi_201701.$C$3:.$C$60]) +  SUMPRODUCT([Thong_Tin_Ngay_Nghi_201702.$B$3:.$B$61]=[.$B16];[Thong_Tin_Ngay_Nghi_201702.$C$3:.$C$61]) + SUMPRODUCT([Thong_Tin_Ngay_Nghi_201703.$B$3:.$B$62]=[.$B16];[Thong_Tin_Ngay_Nghi_201703.$C$3:.$C$62])" office:value-type="float" office:value="7.5">
            <text:p>7.5</text:p>
          </table:table-cell>
          <table:table-cell table:style-name="ce54" table:formula="of:=SUMPRODUCT([Thong_Tin_Ngay_Nghi_201701.$B$3:.$B$61]=[.$B16];[Thong_Tin_Ngay_Nghi_201701.$C$3:.$C$61]) +  SUMPRODUCT([Thong_Tin_Ngay_Nghi_201702.$B$3:.$B$62]=[.$B16];[Thong_Tin_Ngay_Nghi_201702.$C$3:.$C$62]) + SUMPRODUCT([Thong_Tin_Ngay_Nghi_201703.$B$3:.$B$63]=[.$B16];[Thong_Tin_Ngay_Nghi_201703.$C$3:.$C$63]) + SUMPRODUCT([Thong_Tin_Ngay_Nghi_201704.$B$3:.$B$63]=[.$B16];[Thong_Tin_Ngay_Nghi_201704.$C$3:.$C$63]) + SUMPRODUCT([Thong_Tin_Ngay_Nghi_201705.$B$3:.$B$62]=[.$B16];[Thong_Tin_Ngay_Nghi_201705.$C$3:.$C$62]) + SUMPRODUCT([Thong_Tin_Ngay_Nghi_201706.$B$3:.$B$64]=[.$B16];[Thong_Tin_Ngay_Nghi_201706.$C$3:.$C$64]) + SUMPRODUCT([Thong_Tin_Ngay_Nghi_201707.$B$3:.$B$66]=[.$B16];[Thong_Tin_Ngay_Nghi_201707.$C$3:.$C$66]) + SUMPRODUCT([Thong_Tin_Ngay_Nghi_201708.$B$3:.$B$66]=[.$B16];[Thong_Tin_Ngay_Nghi_201708.$C$3:.$C$66])+ SUMPRODUCT([Thong_Tin_Ngay_Nghi_201709.$B$3:.$B$64]=[.$B16];[Thong_Tin_Ngay_Nghi_201709.$C$3:.$C$64])+ SUMPRODUCT([Thong_Tin_Ngay_Nghi_201710.$B$3:.$B$64]=[.$B16];[Thong_Tin_Ngay_Nghi_201710.$C$3:.$C$64])+ SUMPRODUCT([Thong_Tin_Ngay_Nghi_201711.$B$3:.$B$67]=[.$B16];[Thong_Tin_Ngay_Nghi_201711.$C$3:.$C$67])" office:value-type="float" office:value="20.5">
            <text:p>20.5</text:p>
          </table:table-cell>
          <table:table-cell table:style-name="ce41" table:formula="of:=IF(DATE(YEAR([.E16]);MONTH([.E16]);DAY([.E16]))&lt;=DATE(YEAR([.E16]);3;31); [.C16]-[.G16] + [.F16]; IF([.G16]-[.C16]&lt;0;[.G16] + [.F16] -[.H16];[.F16]+[.C16]-[.H16]))" office:value-type="float" office:value="-6.5">
            <text:p>-6.5</text:p>
          </table:table-cell>
          <table:table-cell table:style-name="ce42"/>
          <table:table-cell table:style-name="ce42" table:formula="of:=6" office:value-type="float" office:value="6">
            <text:p>6</text:p>
          </table:table-cell>
          <table:table-cell table:style-name="ce41" table:formula="of:=[.I16]+[.K16] +[.J16]" office:value-type="float" office:value="-0.5">
            <text:p>-0.5</text:p>
          </table:table-cell>
          <table:table-cell table:style-name="ce55" office:value-type="string">
            <text:p>Những ngày nghỉ này đã trừ vào lương → sẽ ko trừ vào phép nữa:</text:p>
            <text:p>- Tháng 7 6 ngày</text:p>
          </table:table-cell>
          <table:table-cell table:style-name="ce58" table:number-columns-repeated="1011"/>
        </table:table-row>
        <table:table-row table:style-name="ro13">
          <table:table-cell table:style-name="ce34" office:value-type="float" office:value="11">
            <text:p>11</text:p>
          </table:table-cell>
          <table:table-cell table:style-name="ce36" office:value-type="string">
            <text:p>HaTT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17]);DATE(YEAR([.D17]);12;31);NOW())" office:value-type="date" office:date-value="2017-11-27T09:59:15.5">
            <text:p>11/27/17</text:p>
          </table:table-cell>
          <table:table-cell table:style-name="ce45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11">
            <text:p>11</text:p>
          </table:table-cell>
          <table:table-cell table:style-name="ce49" table:formula="of:=SUMPRODUCT([Thong_Tin_Ngay_Nghi_201701.$B$3:.$B$60]=[.$B17];[Thong_Tin_Ngay_Nghi_201701.$C$3:.$C$60]) +  SUMPRODUCT([Thong_Tin_Ngay_Nghi_201702.$B$3:.$B$61]=[.$B17];[Thong_Tin_Ngay_Nghi_201702.$C$3:.$C$61]) + SUMPRODUCT([Thong_Tin_Ngay_Nghi_201703.$B$3:.$B$62]=[.$B17];[Thong_Tin_Ngay_Nghi_201703.$C$3:.$C$62])" office:value-type="float" office:value="3">
            <text:p>3</text:p>
          </table:table-cell>
          <table:table-cell table:style-name="ce54" table:formula="of:=SUMPRODUCT([Thong_Tin_Ngay_Nghi_201701.$B$3:.$B$61]=[.$B17];[Thong_Tin_Ngay_Nghi_201701.$C$3:.$C$61]) +  SUMPRODUCT([Thong_Tin_Ngay_Nghi_201702.$B$3:.$B$62]=[.$B17];[Thong_Tin_Ngay_Nghi_201702.$C$3:.$C$62]) + SUMPRODUCT([Thong_Tin_Ngay_Nghi_201703.$B$3:.$B$63]=[.$B17];[Thong_Tin_Ngay_Nghi_201703.$C$3:.$C$63]) + SUMPRODUCT([Thong_Tin_Ngay_Nghi_201704.$B$3:.$B$63]=[.$B17];[Thong_Tin_Ngay_Nghi_201704.$C$3:.$C$63]) + SUMPRODUCT([Thong_Tin_Ngay_Nghi_201705.$B$3:.$B$62]=[.$B17];[Thong_Tin_Ngay_Nghi_201705.$C$3:.$C$62]) + SUMPRODUCT([Thong_Tin_Ngay_Nghi_201706.$B$3:.$B$64]=[.$B17];[Thong_Tin_Ngay_Nghi_201706.$C$3:.$C$64]) + SUMPRODUCT([Thong_Tin_Ngay_Nghi_201707.$B$3:.$B$66]=[.$B17];[Thong_Tin_Ngay_Nghi_201707.$C$3:.$C$66]) + SUMPRODUCT([Thong_Tin_Ngay_Nghi_201708.$B$3:.$B$66]=[.$B17];[Thong_Tin_Ngay_Nghi_201708.$C$3:.$C$66])+ SUMPRODUCT([Thong_Tin_Ngay_Nghi_201709.$B$3:.$B$64]=[.$B17];[Thong_Tin_Ngay_Nghi_201709.$C$3:.$C$64])+ SUMPRODUCT([Thong_Tin_Ngay_Nghi_201710.$B$3:.$B$64]=[.$B17];[Thong_Tin_Ngay_Nghi_201710.$C$3:.$C$64])+ SUMPRODUCT([Thong_Tin_Ngay_Nghi_201711.$B$3:.$B$67]=[.$B17];[Thong_Tin_Ngay_Nghi_201711.$C$3:.$C$67])" office:value-type="float" office:value="8.5">
            <text:p>8.5</text:p>
          </table:table-cell>
          <table:table-cell table:style-name="ce41" table:formula="of:=IF(DATE(YEAR([.E17]);MONTH([.E17]);DAY([.E17]))&lt;=DATE(YEAR([.E17]);3;31); [.C17]-[.G17] + [.F17]; IF([.G17]-[.C16]&lt;0;[.G17] + [.F17] -[.H17];[.F17]+[.C17]-[.H17]))" office:value-type="float" office:value="2.5">
            <text:p>2.5</text:p>
          </table:table-cell>
          <table:table-cell table:style-name="ce41"/>
          <table:table-cell table:style-name="ce41" table:formula="of:=3" office:value-type="float" office:value="3">
            <text:p>3</text:p>
          </table:table-cell>
          <table:table-cell table:style-name="ce41" table:formula="of:=[.I17]+[.K17] +[.J17]" office:value-type="float" office:value="5.5">
            <text:p>5.5</text:p>
          </table:table-cell>
          <table:table-cell table:style-name="ce55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4">
          <table:table-cell table:style-name="ce34" office:value-type="float" office:value="12">
            <text:p>12</text:p>
          </table:table-cell>
          <table:table-cell table:style-name="ce36" office:value-type="string">
            <text:p>HaiNM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18]);DATE(YEAR([.D18]);12;31);NOW())" office:value-type="date" office:date-value="2017-11-27T09:59:15.5">
            <text:p>11/27/17</text:p>
          </table:table-cell>
          <table:table-cell table:style-name="ce45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11">
            <text:p>11</text:p>
          </table:table-cell>
          <table:table-cell table:style-name="ce49" table:formula="of:=SUMPRODUCT([Thong_Tin_Ngay_Nghi_201701.$B$3:.$B$60]=[.$B18];[Thong_Tin_Ngay_Nghi_201701.$C$3:.$C$60]) +  SUMPRODUCT([Thong_Tin_Ngay_Nghi_201702.$B$3:.$B$61]=[.$B18];[Thong_Tin_Ngay_Nghi_201702.$C$3:.$C$61]) + SUMPRODUCT([Thong_Tin_Ngay_Nghi_201703.$B$3:.$B$62]=[.$B18];[Thong_Tin_Ngay_Nghi_201703.$C$3:.$C$62])" office:value-type="float" office:value="4">
            <text:p>4</text:p>
          </table:table-cell>
          <table:table-cell table:style-name="ce54" table:formula="of:=SUMPRODUCT([Thong_Tin_Ngay_Nghi_201701.$B$3:.$B$61]=[.$B18];[Thong_Tin_Ngay_Nghi_201701.$C$3:.$C$61]) +  SUMPRODUCT([Thong_Tin_Ngay_Nghi_201702.$B$3:.$B$62]=[.$B18];[Thong_Tin_Ngay_Nghi_201702.$C$3:.$C$62]) + SUMPRODUCT([Thong_Tin_Ngay_Nghi_201703.$B$3:.$B$63]=[.$B18];[Thong_Tin_Ngay_Nghi_201703.$C$3:.$C$63]) + SUMPRODUCT([Thong_Tin_Ngay_Nghi_201704.$B$3:.$B$63]=[.$B18];[Thong_Tin_Ngay_Nghi_201704.$C$3:.$C$63]) + SUMPRODUCT([Thong_Tin_Ngay_Nghi_201705.$B$3:.$B$62]=[.$B18];[Thong_Tin_Ngay_Nghi_201705.$C$3:.$C$62]) + SUMPRODUCT([Thong_Tin_Ngay_Nghi_201706.$B$3:.$B$64]=[.$B18];[Thong_Tin_Ngay_Nghi_201706.$C$3:.$C$64]) + SUMPRODUCT([Thong_Tin_Ngay_Nghi_201707.$B$3:.$B$66]=[.$B18];[Thong_Tin_Ngay_Nghi_201707.$C$3:.$C$66]) + SUMPRODUCT([Thong_Tin_Ngay_Nghi_201708.$B$3:.$B$66]=[.$B18];[Thong_Tin_Ngay_Nghi_201708.$C$3:.$C$66])+ SUMPRODUCT([Thong_Tin_Ngay_Nghi_201709.$B$3:.$B$64]=[.$B18];[Thong_Tin_Ngay_Nghi_201709.$C$3:.$C$64])+ SUMPRODUCT([Thong_Tin_Ngay_Nghi_201710.$B$3:.$B$64]=[.$B18];[Thong_Tin_Ngay_Nghi_201710.$C$3:.$C$64])+ SUMPRODUCT([Thong_Tin_Ngay_Nghi_201711.$B$3:.$B$67]=[.$B18];[Thong_Tin_Ngay_Nghi_201711.$C$3:.$C$67])" office:value-type="float" office:value="27">
            <text:p>27</text:p>
          </table:table-cell>
          <table:table-cell table:style-name="ce41" table:formula="of:=IF(DATE(YEAR([.E18]);MONTH([.E18]);DAY([.E18]))&lt;=DATE(YEAR([.E18]);3;31); [.C18]-[.G18] + [.F18]; IF([.G18]-[.C18]&lt;0;[.G18] + [.F18] -[.H18];[.F18]+[.C18]-[.H18]))" office:value-type="float" office:value="-16">
            <text:p>-16</text:p>
          </table:table-cell>
          <table:table-cell table:style-name="ce41"/>
          <table:table-cell table:style-name="ce41" table:formula="of:=1.5+3.5+6" office:value-type="float" office:value="11">
            <text:p>11</text:p>
          </table:table-cell>
          <table:table-cell table:style-name="ce41" table:formula="of:=[.I18]+[.K18] +[.J18]" office:value-type="float" office:value="-5">
            <text:p>-5</text:p>
          </table:table-cell>
          <table:table-cell table:style-name="ce55" office:value-type="string">
            <text:p>Những ngày nghỉ này đã trừ vào lương → sẽ ko trừ vào phép nữa:</text:p>
            <text:p>- Tháng 1 1.5 ngày</text:p>
            <text:p>- Tháng 6 3.5 ngày</text:p>
            <text:p>- Tháng 10 6 ngày</text:p>
          </table:table-cell>
          <table:table-cell table:number-columns-repeated="1011"/>
        </table:table-row>
        <table:table-row table:style-name="ro13">
          <table:table-cell table:style-name="ce34" office:value-type="float" office:value="13">
            <text:p>13</text:p>
          </table:table-cell>
          <table:table-cell table:style-name="ce36" office:value-type="string">
            <text:p>HangDTT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7-20">
            <text:p>07/20/17</text:p>
          </table:table-cell>
          <table:table-cell table:style-name="ce43" table:formula="of:=IF(YEAR(NOW())&gt;YEAR([.D19]);DATE(YEAR([.D19]);12;31);NOW())" office:value-type="date" office:date-value="2017-11-27T09:59:15.5">
            <text:p>11/27/17</text:p>
          </table:table-cell>
          <table:table-cell table:style-name="ce45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4">
            <text:p>4</text:p>
          </table:table-cell>
          <table:table-cell table:style-name="ce49" table:formula="of:=SUMPRODUCT([Thong_Tin_Ngay_Nghi_201701.$B$3:.$B$60]=[.$B19];[Thong_Tin_Ngay_Nghi_201701.$C$3:.$C$60]) +  SUMPRODUCT([Thong_Tin_Ngay_Nghi_201702.$B$3:.$B$61]=[.$B19];[Thong_Tin_Ngay_Nghi_201702.$C$3:.$C$61]) + SUMPRODUCT([Thong_Tin_Ngay_Nghi_201703.$B$3:.$B$62]=[.$B19];[Thong_Tin_Ngay_Nghi_201703.$C$3:.$C$62])" office:value-type="float" office:value="0">
            <text:p>0</text:p>
          </table:table-cell>
          <table:table-cell table:style-name="ce54" table:formula="of:=SUMPRODUCT([Thong_Tin_Ngay_Nghi_201701.$B$3:.$B$61]=[.$B19];[Thong_Tin_Ngay_Nghi_201701.$C$3:.$C$61]) +  SUMPRODUCT([Thong_Tin_Ngay_Nghi_201702.$B$3:.$B$62]=[.$B19];[Thong_Tin_Ngay_Nghi_201702.$C$3:.$C$62]) + SUMPRODUCT([Thong_Tin_Ngay_Nghi_201703.$B$3:.$B$63]=[.$B19];[Thong_Tin_Ngay_Nghi_201703.$C$3:.$C$63]) + SUMPRODUCT([Thong_Tin_Ngay_Nghi_201704.$B$3:.$B$63]=[.$B19];[Thong_Tin_Ngay_Nghi_201704.$C$3:.$C$63]) + SUMPRODUCT([Thong_Tin_Ngay_Nghi_201705.$B$3:.$B$62]=[.$B19];[Thong_Tin_Ngay_Nghi_201705.$C$3:.$C$62]) + SUMPRODUCT([Thong_Tin_Ngay_Nghi_201706.$B$3:.$B$64]=[.$B19];[Thong_Tin_Ngay_Nghi_201706.$C$3:.$C$64]) + SUMPRODUCT([Thong_Tin_Ngay_Nghi_201707.$B$3:.$B$66]=[.$B19];[Thong_Tin_Ngay_Nghi_201707.$C$3:.$C$66]) + SUMPRODUCT([Thong_Tin_Ngay_Nghi_201708.$B$3:.$B$66]=[.$B19];[Thong_Tin_Ngay_Nghi_201708.$C$3:.$C$66])+ SUMPRODUCT([Thong_Tin_Ngay_Nghi_201709.$B$3:.$B$64]=[.$B19];[Thong_Tin_Ngay_Nghi_201709.$C$3:.$C$64])+ SUMPRODUCT([Thong_Tin_Ngay_Nghi_201710.$B$3:.$B$64]=[.$B19];[Thong_Tin_Ngay_Nghi_201710.$C$3:.$C$64])+ SUMPRODUCT([Thong_Tin_Ngay_Nghi_201711.$B$3:.$B$67]=[.$B19];[Thong_Tin_Ngay_Nghi_201711.$C$3:.$C$67])" office:value-type="float" office:value="1.5">
            <text:p>1.5</text:p>
          </table:table-cell>
          <table:table-cell table:style-name="ce41" table:formula="of:=IF(DATE(YEAR([.E19]);MONTH([.E19]);DAY([.E19]))&lt;=DATE(YEAR([.E19]);3;31); [.C19]-[.G19] + [.F19]; IF([.G19]-[.C19]&lt;0;[.G19] + [.F19] -[.H19];[.F19]+[.C19]-[.H19]))" office:value-type="float" office:value="2.5">
            <text:p>2.5</text:p>
          </table:table-cell>
          <table:table-cell table:style-name="ce41"/>
          <table:table-cell table:style-name="ce41" table:formula="of:=0.5" office:value-type="float" office:value="0.5">
            <text:p>0.5</text:p>
          </table:table-cell>
          <table:table-cell table:style-name="ce41" table:formula="of:=[.I19]+[.K19] +[.J19]" office:value-type="float" office:value="3">
            <text:p>3</text:p>
          </table:table-cell>
          <table:table-cell table:style-name="ce55" office:value-type="string">
            <text:p>Những ngày nghỉ này đã trừ vào lương → sẽ ko trừ vào phép nữa:</text:p>
            <text:p>- Tháng 8 0.5 ngày</text:p>
          </table:table-cell>
          <table:table-cell table:number-columns-repeated="1011"/>
        </table:table-row>
        <table:table-row table:style-name="ro10">
          <table:table-cell table:style-name="ce34" office:value-type="float" office:value="14">
            <text:p>14</text:p>
          </table:table-cell>
          <table:table-cell table:style-name="ce36" office:value-type="string">
            <text:p>HienNV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20]);DATE(YEAR([.D20]);12;31);NOW())" office:value-type="date" office:date-value="2017-11-27T09:59:15.5">
            <text:p>11/27/17</text:p>
          </table:table-cell>
          <table:table-cell table:style-name="ce45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11">
            <text:p>11</text:p>
          </table:table-cell>
          <table:table-cell table:style-name="ce49" table:formula="of:=SUMPRODUCT([Thong_Tin_Ngay_Nghi_201701.$B$3:.$B$60]=[.$B20];[Thong_Tin_Ngay_Nghi_201701.$C$3:.$C$60]) +  SUMPRODUCT([Thong_Tin_Ngay_Nghi_201702.$B$3:.$B$61]=[.$B20];[Thong_Tin_Ngay_Nghi_201702.$C$3:.$C$61]) + SUMPRODUCT([Thong_Tin_Ngay_Nghi_201703.$B$3:.$B$62]=[.$B20];[Thong_Tin_Ngay_Nghi_201703.$C$3:.$C$62])" office:value-type="float" office:value="9.5">
            <text:p>9.5</text:p>
          </table:table-cell>
          <table:table-cell table:style-name="ce54" table:formula="of:=SUMPRODUCT([Thong_Tin_Ngay_Nghi_201701.$B$3:.$B$61]=[.$B20];[Thong_Tin_Ngay_Nghi_201701.$C$3:.$C$61]) +  SUMPRODUCT([Thong_Tin_Ngay_Nghi_201702.$B$3:.$B$62]=[.$B20];[Thong_Tin_Ngay_Nghi_201702.$C$3:.$C$62]) + SUMPRODUCT([Thong_Tin_Ngay_Nghi_201703.$B$3:.$B$63]=[.$B20];[Thong_Tin_Ngay_Nghi_201703.$C$3:.$C$63]) + SUMPRODUCT([Thong_Tin_Ngay_Nghi_201704.$B$3:.$B$63]=[.$B20];[Thong_Tin_Ngay_Nghi_201704.$C$3:.$C$63]) + SUMPRODUCT([Thong_Tin_Ngay_Nghi_201705.$B$3:.$B$62]=[.$B20];[Thong_Tin_Ngay_Nghi_201705.$C$3:.$C$62]) + SUMPRODUCT([Thong_Tin_Ngay_Nghi_201706.$B$3:.$B$64]=[.$B20];[Thong_Tin_Ngay_Nghi_201706.$C$3:.$C$64]) + SUMPRODUCT([Thong_Tin_Ngay_Nghi_201707.$B$3:.$B$66]=[.$B20];[Thong_Tin_Ngay_Nghi_201707.$C$3:.$C$66]) + SUMPRODUCT([Thong_Tin_Ngay_Nghi_201708.$B$3:.$B$66]=[.$B20];[Thong_Tin_Ngay_Nghi_201708.$C$3:.$C$66])+ SUMPRODUCT([Thong_Tin_Ngay_Nghi_201709.$B$3:.$B$64]=[.$B20];[Thong_Tin_Ngay_Nghi_201709.$C$3:.$C$64])+ SUMPRODUCT([Thong_Tin_Ngay_Nghi_201710.$B$3:.$B$64]=[.$B20];[Thong_Tin_Ngay_Nghi_201710.$C$3:.$C$64])+ SUMPRODUCT([Thong_Tin_Ngay_Nghi_201711.$B$3:.$B$67]=[.$B20];[Thong_Tin_Ngay_Nghi_201711.$C$3:.$C$67])" office:value-type="float" office:value="56.5">
            <text:p>56.5</text:p>
          </table:table-cell>
          <table:table-cell table:style-name="ce41" table:formula="of:=IF(DATE(YEAR([.E20]);MONTH([.E20]);DAY([.E20]))&lt;=DATE(YEAR([.E20]);3;31); [.C20]-[.G20] + [.F20]; IF([.G20]-[.C20]&lt;0;[.G20] + [.F20] -[.H20];[.F20]+[.C20]-[.H20]))" office:value-type="float" office:value="-45.5">
            <text:p>-45.5</text:p>
          </table:table-cell>
          <table:table-cell table:number-columns-repeated="2" table:style-name="ce41"/>
          <table:table-cell table:style-name="ce41" table:formula="of:=[.I20]+[.K20] +[.J20]" office:value-type="float" office:value="-45.5">
            <text:p>-45.5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15">
            <text:p>15</text:p>
          </table:table-cell>
          <table:table-cell table:style-name="ce36" office:value-type="string">
            <text:p>HiepNH</text:p>
          </table:table-cell>
          <table:table-cell table:style-name="ce41" office:value-type="float" office:value="2.5">
            <text:p>2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21]);DATE(YEAR([.D21]);12;31);NOW())" office:value-type="date" office:date-value="2017-11-27T09:59:15.51">
            <text:p>11/27/17</text:p>
          </table:table-cell>
          <table:table-cell table:style-name="ce45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11">
            <text:p>11</text:p>
          </table:table-cell>
          <table:table-cell table:style-name="ce49" table:formula="of:=SUMPRODUCT([Thong_Tin_Ngay_Nghi_201701.$B$3:.$B$60]=[.$B21];[Thong_Tin_Ngay_Nghi_201701.$C$3:.$C$60]) +  SUMPRODUCT([Thong_Tin_Ngay_Nghi_201702.$B$3:.$B$61]=[.$B21];[Thong_Tin_Ngay_Nghi_201702.$C$3:.$C$61]) + SUMPRODUCT([Thong_Tin_Ngay_Nghi_201703.$B$3:.$B$62]=[.$B21];[Thong_Tin_Ngay_Nghi_201703.$C$3:.$C$62])" office:value-type="float" office:value="3">
            <text:p>3</text:p>
          </table:table-cell>
          <table:table-cell table:style-name="ce54" table:formula="of:=SUMPRODUCT([Thong_Tin_Ngay_Nghi_201701.$B$3:.$B$61]=[.$B21];[Thong_Tin_Ngay_Nghi_201701.$C$3:.$C$61]) +  SUMPRODUCT([Thong_Tin_Ngay_Nghi_201702.$B$3:.$B$62]=[.$B21];[Thong_Tin_Ngay_Nghi_201702.$C$3:.$C$62]) + SUMPRODUCT([Thong_Tin_Ngay_Nghi_201703.$B$3:.$B$63]=[.$B21];[Thong_Tin_Ngay_Nghi_201703.$C$3:.$C$63]) + SUMPRODUCT([Thong_Tin_Ngay_Nghi_201704.$B$3:.$B$63]=[.$B21];[Thong_Tin_Ngay_Nghi_201704.$C$3:.$C$63]) + SUMPRODUCT([Thong_Tin_Ngay_Nghi_201705.$B$3:.$B$62]=[.$B21];[Thong_Tin_Ngay_Nghi_201705.$C$3:.$C$62]) + SUMPRODUCT([Thong_Tin_Ngay_Nghi_201706.$B$3:.$B$64]=[.$B21];[Thong_Tin_Ngay_Nghi_201706.$C$3:.$C$64]) + SUMPRODUCT([Thong_Tin_Ngay_Nghi_201707.$B$3:.$B$66]=[.$B21];[Thong_Tin_Ngay_Nghi_201707.$C$3:.$C$66]) + SUMPRODUCT([Thong_Tin_Ngay_Nghi_201708.$B$3:.$B$66]=[.$B21];[Thong_Tin_Ngay_Nghi_201708.$C$3:.$C$66])+ SUMPRODUCT([Thong_Tin_Ngay_Nghi_201709.$B$3:.$B$64]=[.$B21];[Thong_Tin_Ngay_Nghi_201709.$C$3:.$C$64])+ SUMPRODUCT([Thong_Tin_Ngay_Nghi_201710.$B$3:.$B$64]=[.$B21];[Thong_Tin_Ngay_Nghi_201710.$C$3:.$C$64])+ SUMPRODUCT([Thong_Tin_Ngay_Nghi_201711.$B$3:.$B$67]=[.$B21];[Thong_Tin_Ngay_Nghi_201711.$C$3:.$C$67])" office:value-type="float" office:value="11.5">
            <text:p>11.5</text:p>
          </table:table-cell>
          <table:table-cell table:style-name="ce41" table:formula="of:=IF(DATE(YEAR([.E21]);MONTH([.E21]);DAY([.E21]))&lt;=DATE(YEAR([.E21]);3;31); [.C21]-[.G21] + [.F21]; IF([.G21]-[.C21]&lt;0;[.G21] + [.F21] -[.H21];[.F21]+[.C21]-[.H21]))" office:value-type="float" office:value="2">
            <text:p>2</text:p>
          </table:table-cell>
          <table:table-cell table:number-columns-repeated="2" table:style-name="ce41"/>
          <table:table-cell table:style-name="ce41" table:formula="of:=[.I21]+[.K21] +[.J21]" office:value-type="float" office:value="2">
            <text:p>2</text:p>
          </table:table-cell>
          <table:table-cell table:style-name="ce55"/>
          <table:table-cell table:number-columns-repeated="1011"/>
        </table:table-row>
        <table:table-row table:style-name="ro13">
          <table:table-cell table:style-name="ce34" office:value-type="float" office:value="16">
            <text:p>16</text:p>
          </table:table-cell>
          <table:table-cell table:style-name="ce36" office:value-type="string">
            <text:p>HieuNKT</text:p>
          </table:table-cell>
          <table:table-cell office:value-type="float" office:value="0">
            <text:p>0</text:p>
          </table:table-cell>
          <table:table-cell table:style-name="ce43" office:value-type="date" office:date-value="2017-02-06">
            <text:p>02/06/17</text:p>
          </table:table-cell>
          <table:table-cell table:style-name="ce43" table:formula="of:=IF(YEAR(NOW())&gt;YEAR([.D22]);DATE(YEAR([.D22]);12;31);NOW())" office:value-type="date" office:date-value="2017-11-27T09:59:15.51">
            <text:p>11/27/17</text:p>
          </table:table-cell>
          <table:table-cell table:style-name="ce45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10">
            <text:p>10</text:p>
          </table:table-cell>
          <table:table-cell table:style-name="ce49" table:formula="of:=SUMPRODUCT([Thong_Tin_Ngay_Nghi_201701.$B$3:.$B$60]=[.$B22];[Thong_Tin_Ngay_Nghi_201701.$C$3:.$C$60]) +  SUMPRODUCT([Thong_Tin_Ngay_Nghi_201702.$B$3:.$B$61]=[.$B22];[Thong_Tin_Ngay_Nghi_201702.$C$3:.$C$61]) + SUMPRODUCT([Thong_Tin_Ngay_Nghi_201703.$B$3:.$B$62]=[.$B22];[Thong_Tin_Ngay_Nghi_201703.$C$3:.$C$62])" office:value-type="float" office:value="0.5">
            <text:p>0.5</text:p>
          </table:table-cell>
          <table:table-cell table:style-name="ce54" table:formula="of:=SUMPRODUCT([Thong_Tin_Ngay_Nghi_201701.$B$3:.$B$61]=[.$B22];[Thong_Tin_Ngay_Nghi_201701.$C$3:.$C$61]) +  SUMPRODUCT([Thong_Tin_Ngay_Nghi_201702.$B$3:.$B$62]=[.$B22];[Thong_Tin_Ngay_Nghi_201702.$C$3:.$C$62]) + SUMPRODUCT([Thong_Tin_Ngay_Nghi_201703.$B$3:.$B$63]=[.$B22];[Thong_Tin_Ngay_Nghi_201703.$C$3:.$C$63]) + SUMPRODUCT([Thong_Tin_Ngay_Nghi_201704.$B$3:.$B$63]=[.$B22];[Thong_Tin_Ngay_Nghi_201704.$C$3:.$C$63]) + SUMPRODUCT([Thong_Tin_Ngay_Nghi_201705.$B$3:.$B$62]=[.$B22];[Thong_Tin_Ngay_Nghi_201705.$C$3:.$C$62]) + SUMPRODUCT([Thong_Tin_Ngay_Nghi_201706.$B$3:.$B$64]=[.$B22];[Thong_Tin_Ngay_Nghi_201706.$C$3:.$C$64]) + SUMPRODUCT([Thong_Tin_Ngay_Nghi_201707.$B$3:.$B$66]=[.$B22];[Thong_Tin_Ngay_Nghi_201707.$C$3:.$C$66]) + SUMPRODUCT([Thong_Tin_Ngay_Nghi_201708.$B$3:.$B$66]=[.$B22];[Thong_Tin_Ngay_Nghi_201708.$C$3:.$C$66])+ SUMPRODUCT([Thong_Tin_Ngay_Nghi_201709.$B$3:.$B$64]=[.$B22];[Thong_Tin_Ngay_Nghi_201709.$C$3:.$C$64])+ SUMPRODUCT([Thong_Tin_Ngay_Nghi_201710.$B$3:.$B$64]=[.$B22];[Thong_Tin_Ngay_Nghi_201710.$C$3:.$C$64])+ SUMPRODUCT([Thong_Tin_Ngay_Nghi_201711.$B$3:.$B$67]=[.$B22];[Thong_Tin_Ngay_Nghi_201711.$C$3:.$C$67])" office:value-type="float" office:value="5">
            <text:p>5</text:p>
          </table:table-cell>
          <table:table-cell table:style-name="ce41" table:formula="of:=IF(DATE(YEAR([.E22]);MONTH([.E22]);DAY([.E22]))&lt;=DATE(YEAR([.E22]);3;31); [.C22]-[.G22] + [.F22]; IF([.G22]-[.C22]&lt;0;[.G22] + [.F22] -[.H22];[.F22]+[.C22]-[.H22]))" office:value-type="float" office:value="5">
            <text:p>5</text:p>
          </table:table-cell>
          <table:table-cell table:style-name="ce41"/>
          <table:table-cell table:style-name="ce41" table:formula="of:=0.5" office:value-type="float" office:value="0.5">
            <text:p>0.5</text:p>
          </table:table-cell>
          <table:table-cell table:style-name="ce41" table:formula="of:=[.I22]+[.K22] +[.J22]" office:value-type="float" office:value="5.5">
            <text:p>5.5</text:p>
          </table:table-cell>
          <table:table-cell table:style-name="ce57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10">
          <table:table-cell table:style-name="ce34" office:value-type="float" office:value="17">
            <text:p>17</text:p>
          </table:table-cell>
          <table:table-cell table:style-name="ce36" office:value-type="string">
            <text:p>HungLV</text:p>
          </table:table-cell>
          <table:table-cell table:style-name="ce41" office:value-type="float" office:value="2">
            <text:p>2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23]);DATE(YEAR([.D23]);12;31);NOW())" office:value-type="date" office:date-value="2017-11-27T09:59:15.51">
            <text:p>11/27/17</text:p>
          </table:table-cell>
          <table:table-cell table:style-name="ce45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1">
            <text:p>11</text:p>
          </table:table-cell>
          <table:table-cell table:style-name="ce49" table:formula="of:=SUMPRODUCT([Thong_Tin_Ngay_Nghi_201701.$B$3:.$B$60]=[.$B23];[Thong_Tin_Ngay_Nghi_201701.$C$3:.$C$60]) +  SUMPRODUCT([Thong_Tin_Ngay_Nghi_201702.$B$3:.$B$61]=[.$B23];[Thong_Tin_Ngay_Nghi_201702.$C$3:.$C$61]) + SUMPRODUCT([Thong_Tin_Ngay_Nghi_201703.$B$3:.$B$62]=[.$B23];[Thong_Tin_Ngay_Nghi_201703.$C$3:.$C$62])" office:value-type="float" office:value="0">
            <text:p>0</text:p>
          </table:table-cell>
          <table:table-cell table:style-name="ce54" table:formula="of:=SUMPRODUCT([Thong_Tin_Ngay_Nghi_201701.$B$3:.$B$61]=[.$B23];[Thong_Tin_Ngay_Nghi_201701.$C$3:.$C$61]) +  SUMPRODUCT([Thong_Tin_Ngay_Nghi_201702.$B$3:.$B$62]=[.$B23];[Thong_Tin_Ngay_Nghi_201702.$C$3:.$C$62]) + SUMPRODUCT([Thong_Tin_Ngay_Nghi_201703.$B$3:.$B$63]=[.$B23];[Thong_Tin_Ngay_Nghi_201703.$C$3:.$C$63]) + SUMPRODUCT([Thong_Tin_Ngay_Nghi_201704.$B$3:.$B$63]=[.$B23];[Thong_Tin_Ngay_Nghi_201704.$C$3:.$C$63]) + SUMPRODUCT([Thong_Tin_Ngay_Nghi_201705.$B$3:.$B$62]=[.$B23];[Thong_Tin_Ngay_Nghi_201705.$C$3:.$C$62]) + SUMPRODUCT([Thong_Tin_Ngay_Nghi_201706.$B$3:.$B$64]=[.$B23];[Thong_Tin_Ngay_Nghi_201706.$C$3:.$C$64]) + SUMPRODUCT([Thong_Tin_Ngay_Nghi_201707.$B$3:.$B$66]=[.$B23];[Thong_Tin_Ngay_Nghi_201707.$C$3:.$C$66]) + SUMPRODUCT([Thong_Tin_Ngay_Nghi_201708.$B$3:.$B$66]=[.$B23];[Thong_Tin_Ngay_Nghi_201708.$C$3:.$C$66])+ SUMPRODUCT([Thong_Tin_Ngay_Nghi_201709.$B$3:.$B$64]=[.$B23];[Thong_Tin_Ngay_Nghi_201709.$C$3:.$C$64])+ SUMPRODUCT([Thong_Tin_Ngay_Nghi_201710.$B$3:.$B$64]=[.$B23];[Thong_Tin_Ngay_Nghi_201710.$C$3:.$C$64])+ SUMPRODUCT([Thong_Tin_Ngay_Nghi_201711.$B$3:.$B$67]=[.$B23];[Thong_Tin_Ngay_Nghi_201711.$C$3:.$C$67])" office:value-type="float" office:value="8">
            <text:p>8</text:p>
          </table:table-cell>
          <table:table-cell table:style-name="ce41" table:formula="of:=IF(DATE(YEAR([.E23]);MONTH([.E23]);DAY([.E23]))&lt;=DATE(YEAR([.E23]);3;31); [.C23]-[.G23] + [.F23]; IF([.G23]-[.C23]&lt;0;[.G23] + [.F23] -[.H23];[.F23]+[.C23]-[.H23]))" office:value-type="float" office:value="3">
            <text:p>3</text:p>
          </table:table-cell>
          <table:table-cell table:number-columns-repeated="2" table:style-name="ce41"/>
          <table:table-cell table:style-name="ce41" table:formula="of:=[.I23]+[.K23] +[.J23]" office:value-type="float" office:value="3">
            <text:p>3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18">
            <text:p>18</text:p>
          </table:table-cell>
          <table:table-cell table:style-name="ce36" office:value-type="string">
            <text:p>HungNC</text:p>
          </table:table-cell>
          <table:table-cell table:style-name="ce41" office:value-type="float" office:value="3">
            <text:p>3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24]);DATE(YEAR([.D24]);12;31);NOW())" office:value-type="date" office:date-value="2017-11-27T09:59:15.51">
            <text:p>11/27/17</text:p>
          </table:table-cell>
          <table:table-cell table:style-name="ce45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1">
            <text:p>11</text:p>
          </table:table-cell>
          <table:table-cell table:style-name="ce49" table:formula="of:=SUMPRODUCT([Thong_Tin_Ngay_Nghi_201701.$B$3:.$B$60]=[.$B24];[Thong_Tin_Ngay_Nghi_201701.$C$3:.$C$60]) +  SUMPRODUCT([Thong_Tin_Ngay_Nghi_201702.$B$3:.$B$61]=[.$B24];[Thong_Tin_Ngay_Nghi_201702.$C$3:.$C$61]) + SUMPRODUCT([Thong_Tin_Ngay_Nghi_201703.$B$3:.$B$62]=[.$B24];[Thong_Tin_Ngay_Nghi_201703.$C$3:.$C$62])" office:value-type="float" office:value="3">
            <text:p>3</text:p>
          </table:table-cell>
          <table:table-cell table:style-name="ce54" table:formula="of:=SUMPRODUCT([Thong_Tin_Ngay_Nghi_201701.$B$3:.$B$61]=[.$B24];[Thong_Tin_Ngay_Nghi_201701.$C$3:.$C$61]) +  SUMPRODUCT([Thong_Tin_Ngay_Nghi_201702.$B$3:.$B$62]=[.$B24];[Thong_Tin_Ngay_Nghi_201702.$C$3:.$C$62]) + SUMPRODUCT([Thong_Tin_Ngay_Nghi_201703.$B$3:.$B$63]=[.$B24];[Thong_Tin_Ngay_Nghi_201703.$C$3:.$C$63]) + SUMPRODUCT([Thong_Tin_Ngay_Nghi_201704.$B$3:.$B$63]=[.$B24];[Thong_Tin_Ngay_Nghi_201704.$C$3:.$C$63]) + SUMPRODUCT([Thong_Tin_Ngay_Nghi_201705.$B$3:.$B$62]=[.$B24];[Thong_Tin_Ngay_Nghi_201705.$C$3:.$C$62]) + SUMPRODUCT([Thong_Tin_Ngay_Nghi_201706.$B$3:.$B$64]=[.$B24];[Thong_Tin_Ngay_Nghi_201706.$C$3:.$C$64]) + SUMPRODUCT([Thong_Tin_Ngay_Nghi_201707.$B$3:.$B$66]=[.$B24];[Thong_Tin_Ngay_Nghi_201707.$C$3:.$C$66]) + SUMPRODUCT([Thong_Tin_Ngay_Nghi_201708.$B$3:.$B$66]=[.$B24];[Thong_Tin_Ngay_Nghi_201708.$C$3:.$C$66])+ SUMPRODUCT([Thong_Tin_Ngay_Nghi_201709.$B$3:.$B$64]=[.$B24];[Thong_Tin_Ngay_Nghi_201709.$C$3:.$C$64])+ SUMPRODUCT([Thong_Tin_Ngay_Nghi_201710.$B$3:.$B$64]=[.$B24];[Thong_Tin_Ngay_Nghi_201710.$C$3:.$C$64])+ SUMPRODUCT([Thong_Tin_Ngay_Nghi_201711.$B$3:.$B$67]=[.$B24];[Thong_Tin_Ngay_Nghi_201711.$C$3:.$C$67])" office:value-type="float" office:value="9">
            <text:p>9</text:p>
          </table:table-cell>
          <table:table-cell table:style-name="ce41" table:formula="of:=IF(DATE(YEAR([.E24]);MONTH([.E24]);DAY([.E24]))&lt;=DATE(YEAR([.E24]);3;31); [.C24]-[.G24] + [.F24]; IF([.G24]-[.C24]&lt;0;[.G24] + [.F24] -[.H24];[.F24]+[.C24]-[.H24]))" office:value-type="float" office:value="5">
            <text:p>5</text:p>
          </table:table-cell>
          <table:table-cell table:number-columns-repeated="2" table:style-name="ce41"/>
          <table:table-cell table:style-name="ce41" table:formula="of:=[.I24]+[.K24] +[.J24]" office:value-type="float" office:value="5">
            <text:p>5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19">
            <text:p>19</text:p>
          </table:table-cell>
          <table:table-cell table:style-name="ce36" office:value-type="string">
            <text:p>HungPN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25]);DATE(YEAR([.D25]);12;31);NOW())" office:value-type="date" office:date-value="2017-11-27T09:59:15.51">
            <text:p>11/27/17</text:p>
          </table:table-cell>
          <table:table-cell table:style-name="ce45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11">
            <text:p>11</text:p>
          </table:table-cell>
          <table:table-cell table:style-name="ce49" table:formula="of:=SUMPRODUCT([Thong_Tin_Ngay_Nghi_201701.$B$3:.$B$60]=[.$B25];[Thong_Tin_Ngay_Nghi_201701.$C$3:.$C$60]) +  SUMPRODUCT([Thong_Tin_Ngay_Nghi_201702.$B$3:.$B$61]=[.$B25];[Thong_Tin_Ngay_Nghi_201702.$C$3:.$C$61]) + SUMPRODUCT([Thong_Tin_Ngay_Nghi_201703.$B$3:.$B$62]=[.$B25];[Thong_Tin_Ngay_Nghi_201703.$C$3:.$C$62])" office:value-type="float" office:value="6">
            <text:p>6</text:p>
          </table:table-cell>
          <table:table-cell table:style-name="ce54" table:formula="of:=SUMPRODUCT([Thong_Tin_Ngay_Nghi_201701.$B$3:.$B$61]=[.$B25];[Thong_Tin_Ngay_Nghi_201701.$C$3:.$C$61]) +  SUMPRODUCT([Thong_Tin_Ngay_Nghi_201702.$B$3:.$B$62]=[.$B25];[Thong_Tin_Ngay_Nghi_201702.$C$3:.$C$62]) + SUMPRODUCT([Thong_Tin_Ngay_Nghi_201703.$B$3:.$B$63]=[.$B25];[Thong_Tin_Ngay_Nghi_201703.$C$3:.$C$63]) + SUMPRODUCT([Thong_Tin_Ngay_Nghi_201704.$B$3:.$B$63]=[.$B25];[Thong_Tin_Ngay_Nghi_201704.$C$3:.$C$63]) + SUMPRODUCT([Thong_Tin_Ngay_Nghi_201705.$B$3:.$B$62]=[.$B25];[Thong_Tin_Ngay_Nghi_201705.$C$3:.$C$62]) + SUMPRODUCT([Thong_Tin_Ngay_Nghi_201706.$B$3:.$B$64]=[.$B25];[Thong_Tin_Ngay_Nghi_201706.$C$3:.$C$64]) + SUMPRODUCT([Thong_Tin_Ngay_Nghi_201707.$B$3:.$B$66]=[.$B25];[Thong_Tin_Ngay_Nghi_201707.$C$3:.$C$66]) + SUMPRODUCT([Thong_Tin_Ngay_Nghi_201708.$B$3:.$B$66]=[.$B25];[Thong_Tin_Ngay_Nghi_201708.$C$3:.$C$66])+ SUMPRODUCT([Thong_Tin_Ngay_Nghi_201709.$B$3:.$B$64]=[.$B25];[Thong_Tin_Ngay_Nghi_201709.$C$3:.$C$64])+ SUMPRODUCT([Thong_Tin_Ngay_Nghi_201710.$B$3:.$B$64]=[.$B25];[Thong_Tin_Ngay_Nghi_201710.$C$3:.$C$64])+ SUMPRODUCT([Thong_Tin_Ngay_Nghi_201711.$B$3:.$B$67]=[.$B25];[Thong_Tin_Ngay_Nghi_201711.$C$3:.$C$67])" office:value-type="float" office:value="12.5">
            <text:p>12.5</text:p>
          </table:table-cell>
          <table:table-cell table:style-name="ce41" table:formula="of:=IF(DATE(YEAR([.E25]);MONTH([.E25]);DAY([.E25]))&lt;=DATE(YEAR([.E25]);3;31); [.C25]-[.G25] + [.F25]; IF([.G25]-[.C25]&lt;0;[.G25] + [.F25] -[.H25];[.F25]+[.C25]-[.H25]))" office:value-type="float" office:value="-1.5">
            <text:p>-1.5</text:p>
          </table:table-cell>
          <table:table-cell table:number-columns-repeated="2" table:style-name="ce41"/>
          <table:table-cell table:style-name="ce41" table:formula="of:=[.I25]+[.K25] +[.J25]" office:value-type="float" office:value="-1.5">
            <text:p>-1.5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20">
            <text:p>20</text:p>
          </table:table-cell>
          <table:table-cell table:style-name="ce36" office:value-type="string">
            <text:p>HuyDH</text:p>
          </table:table-cell>
          <table:table-cell table:style-name="ce41" office:value-type="float" office:value="2">
            <text:p>2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26]);DATE(YEAR([.D26]);12;31);NOW())" office:value-type="date" office:date-value="2017-11-27T09:59:15.51">
            <text:p>11/27/17</text:p>
          </table:table-cell>
          <table:table-cell table:style-name="ce45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11">
            <text:p>11</text:p>
          </table:table-cell>
          <table:table-cell table:style-name="ce49" table:formula="of:=SUMPRODUCT([Thong_Tin_Ngay_Nghi_201701.$B$3:.$B$60]=[.$B26];[Thong_Tin_Ngay_Nghi_201701.$C$3:.$C$60]) +  SUMPRODUCT([Thong_Tin_Ngay_Nghi_201702.$B$3:.$B$61]=[.$B26];[Thong_Tin_Ngay_Nghi_201702.$C$3:.$C$61]) + SUMPRODUCT([Thong_Tin_Ngay_Nghi_201703.$B$3:.$B$62]=[.$B26];[Thong_Tin_Ngay_Nghi_201703.$C$3:.$C$62])" office:value-type="float" office:value="0.5">
            <text:p>0.5</text:p>
          </table:table-cell>
          <table:table-cell table:style-name="ce54" table:formula="of:=SUMPRODUCT([Thong_Tin_Ngay_Nghi_201701.$B$3:.$B$61]=[.$B26];[Thong_Tin_Ngay_Nghi_201701.$C$3:.$C$61]) +  SUMPRODUCT([Thong_Tin_Ngay_Nghi_201702.$B$3:.$B$62]=[.$B26];[Thong_Tin_Ngay_Nghi_201702.$C$3:.$C$62]) + SUMPRODUCT([Thong_Tin_Ngay_Nghi_201703.$B$3:.$B$63]=[.$B26];[Thong_Tin_Ngay_Nghi_201703.$C$3:.$C$63]) + SUMPRODUCT([Thong_Tin_Ngay_Nghi_201704.$B$3:.$B$63]=[.$B26];[Thong_Tin_Ngay_Nghi_201704.$C$3:.$C$63]) + SUMPRODUCT([Thong_Tin_Ngay_Nghi_201705.$B$3:.$B$62]=[.$B26];[Thong_Tin_Ngay_Nghi_201705.$C$3:.$C$62]) + SUMPRODUCT([Thong_Tin_Ngay_Nghi_201706.$B$3:.$B$64]=[.$B26];[Thong_Tin_Ngay_Nghi_201706.$C$3:.$C$64]) + SUMPRODUCT([Thong_Tin_Ngay_Nghi_201707.$B$3:.$B$66]=[.$B26];[Thong_Tin_Ngay_Nghi_201707.$C$3:.$C$66]) + SUMPRODUCT([Thong_Tin_Ngay_Nghi_201708.$B$3:.$B$66]=[.$B26];[Thong_Tin_Ngay_Nghi_201708.$C$3:.$C$66])+ SUMPRODUCT([Thong_Tin_Ngay_Nghi_201709.$B$3:.$B$64]=[.$B26];[Thong_Tin_Ngay_Nghi_201709.$C$3:.$C$64])+ SUMPRODUCT([Thong_Tin_Ngay_Nghi_201710.$B$3:.$B$64]=[.$B26];[Thong_Tin_Ngay_Nghi_201710.$C$3:.$C$64])+ SUMPRODUCT([Thong_Tin_Ngay_Nghi_201711.$B$3:.$B$67]=[.$B26];[Thong_Tin_Ngay_Nghi_201711.$C$3:.$C$67])" office:value-type="float" office:value="13">
            <text:p>13</text:p>
          </table:table-cell>
          <table:table-cell table:style-name="ce41" table:formula="of:=IF(DATE(YEAR([.E26]);MONTH([.E26]);DAY([.E26]))&lt;=DATE(YEAR([.E26]);3;31); [.C26]-[.G26] + [.F26]; IF([.G26]-[.C26]&lt;0;[.G26] + [.F26] -[.H26];[.F26]+[.C26]-[.H26]))" office:value-type="float" office:value="-1.5">
            <text:p>-1.5</text:p>
          </table:table-cell>
          <table:table-cell table:number-columns-repeated="2" table:style-name="ce41"/>
          <table:table-cell table:style-name="ce41" table:formula="of:=[.I26]+[.K26] +[.J26]" office:value-type="float" office:value="-1.5">
            <text:p>-1.5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21">
            <text:p>21</text:p>
          </table:table-cell>
          <table:table-cell table:style-name="ce36" office:value-type="string">
            <text:p>HuyNG</text:p>
          </table:table-cell>
          <table:table-cell table:style-name="ce41" office:value-type="float" office:value="1">
            <text:p>1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27]);DATE(YEAR([.D27]);12;31);NOW())" office:value-type="date" office:date-value="2017-11-27T09:59:15.52">
            <text:p>11/27/17</text:p>
          </table:table-cell>
          <table:table-cell table:style-name="ce45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11">
            <text:p>11</text:p>
          </table:table-cell>
          <table:table-cell table:style-name="ce49" table:formula="of:=SUMPRODUCT([Thong_Tin_Ngay_Nghi_201701.$B$3:.$B$60]=[.$B27];[Thong_Tin_Ngay_Nghi_201701.$C$3:.$C$60]) +  SUMPRODUCT([Thong_Tin_Ngay_Nghi_201702.$B$3:.$B$61]=[.$B27];[Thong_Tin_Ngay_Nghi_201702.$C$3:.$C$61]) + SUMPRODUCT([Thong_Tin_Ngay_Nghi_201703.$B$3:.$B$62]=[.$B27];[Thong_Tin_Ngay_Nghi_201703.$C$3:.$C$62])" office:value-type="float" office:value="5">
            <text:p>5</text:p>
          </table:table-cell>
          <table:table-cell table:style-name="ce54" table:formula="of:=SUMPRODUCT([Thong_Tin_Ngay_Nghi_201701.$B$3:.$B$61]=[.$B27];[Thong_Tin_Ngay_Nghi_201701.$C$3:.$C$61]) +  SUMPRODUCT([Thong_Tin_Ngay_Nghi_201702.$B$3:.$B$62]=[.$B27];[Thong_Tin_Ngay_Nghi_201702.$C$3:.$C$62]) + SUMPRODUCT([Thong_Tin_Ngay_Nghi_201703.$B$3:.$B$63]=[.$B27];[Thong_Tin_Ngay_Nghi_201703.$C$3:.$C$63]) + SUMPRODUCT([Thong_Tin_Ngay_Nghi_201704.$B$3:.$B$63]=[.$B27];[Thong_Tin_Ngay_Nghi_201704.$C$3:.$C$63]) + SUMPRODUCT([Thong_Tin_Ngay_Nghi_201705.$B$3:.$B$62]=[.$B27];[Thong_Tin_Ngay_Nghi_201705.$C$3:.$C$62]) + SUMPRODUCT([Thong_Tin_Ngay_Nghi_201706.$B$3:.$B$64]=[.$B27];[Thong_Tin_Ngay_Nghi_201706.$C$3:.$C$64]) + SUMPRODUCT([Thong_Tin_Ngay_Nghi_201707.$B$3:.$B$66]=[.$B27];[Thong_Tin_Ngay_Nghi_201707.$C$3:.$C$66]) + SUMPRODUCT([Thong_Tin_Ngay_Nghi_201708.$B$3:.$B$66]=[.$B27];[Thong_Tin_Ngay_Nghi_201708.$C$3:.$C$66])+ SUMPRODUCT([Thong_Tin_Ngay_Nghi_201709.$B$3:.$B$64]=[.$B27];[Thong_Tin_Ngay_Nghi_201709.$C$3:.$C$64])+ SUMPRODUCT([Thong_Tin_Ngay_Nghi_201710.$B$3:.$B$64]=[.$B27];[Thong_Tin_Ngay_Nghi_201710.$C$3:.$C$64])+ SUMPRODUCT([Thong_Tin_Ngay_Nghi_201711.$B$3:.$B$67]=[.$B27];[Thong_Tin_Ngay_Nghi_201711.$C$3:.$C$67])" office:value-type="float" office:value="13">
            <text:p>13</text:p>
          </table:table-cell>
          <table:table-cell table:style-name="ce41" table:formula="of:=IF(DATE(YEAR([.E27]);MONTH([.E27]);DAY([.E27]))&lt;=DATE(YEAR([.E27]);3;31); [.C27]-[.G27] + [.F27]; IF([.G27]-[.C27]&lt;0;[.G27] + [.F27] -[.H27];[.F27]+[.C27]-[.H27]))" office:value-type="float" office:value="-1">
            <text:p>-1</text:p>
          </table:table-cell>
          <table:table-cell table:number-columns-repeated="2" table:style-name="ce41"/>
          <table:table-cell table:style-name="ce41" table:formula="of:=[.I27]+[.K27] +[.J27]" office:value-type="float" office:value="-1">
            <text:p>-1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22">
            <text:p>22</text:p>
          </table:table-cell>
          <table:table-cell table:style-name="ce36" office:value-type="string">
            <text:p>KhaiLV</text:p>
          </table:table-cell>
          <table:table-cell table:style-name="ce41" office:value-type="float" office:value="2">
            <text:p>2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28]);DATE(YEAR([.D28]);12;31);NOW())" office:value-type="date" office:date-value="2017-11-27T09:59:15.52">
            <text:p>11/27/17</text:p>
          </table:table-cell>
          <table:table-cell table:style-name="ce45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1">
            <text:p>11</text:p>
          </table:table-cell>
          <table:table-cell table:style-name="ce49" table:formula="of:=SUMPRODUCT([Thong_Tin_Ngay_Nghi_201701.$B$3:.$B$60]=[.$B28];[Thong_Tin_Ngay_Nghi_201701.$C$3:.$C$60]) +  SUMPRODUCT([Thong_Tin_Ngay_Nghi_201702.$B$3:.$B$61]=[.$B28];[Thong_Tin_Ngay_Nghi_201702.$C$3:.$C$61]) + SUMPRODUCT([Thong_Tin_Ngay_Nghi_201703.$B$3:.$B$62]=[.$B28];[Thong_Tin_Ngay_Nghi_201703.$C$3:.$C$62])" office:value-type="float" office:value="5">
            <text:p>5</text:p>
          </table:table-cell>
          <table:table-cell table:style-name="ce54" table:formula="of:=SUMPRODUCT([Thong_Tin_Ngay_Nghi_201701.$B$3:.$B$61]=[.$B28];[Thong_Tin_Ngay_Nghi_201701.$C$3:.$C$61]) +  SUMPRODUCT([Thong_Tin_Ngay_Nghi_201702.$B$3:.$B$62]=[.$B28];[Thong_Tin_Ngay_Nghi_201702.$C$3:.$C$62]) + SUMPRODUCT([Thong_Tin_Ngay_Nghi_201703.$B$3:.$B$63]=[.$B28];[Thong_Tin_Ngay_Nghi_201703.$C$3:.$C$63]) + SUMPRODUCT([Thong_Tin_Ngay_Nghi_201704.$B$3:.$B$63]=[.$B28];[Thong_Tin_Ngay_Nghi_201704.$C$3:.$C$63]) + SUMPRODUCT([Thong_Tin_Ngay_Nghi_201705.$B$3:.$B$62]=[.$B28];[Thong_Tin_Ngay_Nghi_201705.$C$3:.$C$62]) + SUMPRODUCT([Thong_Tin_Ngay_Nghi_201706.$B$3:.$B$64]=[.$B28];[Thong_Tin_Ngay_Nghi_201706.$C$3:.$C$64]) + SUMPRODUCT([Thong_Tin_Ngay_Nghi_201707.$B$3:.$B$66]=[.$B28];[Thong_Tin_Ngay_Nghi_201707.$C$3:.$C$66]) + SUMPRODUCT([Thong_Tin_Ngay_Nghi_201708.$B$3:.$B$66]=[.$B28];[Thong_Tin_Ngay_Nghi_201708.$C$3:.$C$66])+ SUMPRODUCT([Thong_Tin_Ngay_Nghi_201709.$B$3:.$B$64]=[.$B28];[Thong_Tin_Ngay_Nghi_201709.$C$3:.$C$64])+ SUMPRODUCT([Thong_Tin_Ngay_Nghi_201710.$B$3:.$B$64]=[.$B28];[Thong_Tin_Ngay_Nghi_201710.$C$3:.$C$64])+ SUMPRODUCT([Thong_Tin_Ngay_Nghi_201711.$B$3:.$B$67]=[.$B28];[Thong_Tin_Ngay_Nghi_201711.$C$3:.$C$67])" office:value-type="float" office:value="7.5">
            <text:p>7.5</text:p>
          </table:table-cell>
          <table:table-cell table:style-name="ce41" table:formula="of:=IF(DATE(YEAR([.E28]);MONTH([.E28]);DAY([.E28]))&lt;=DATE(YEAR([.E28]);3;31); [.C28]-[.G28] + [.F28]; IF([.G28]-[.C28]&lt;0;[.G28] + [.F28] -[.H28];[.F28]+[.C28]-[.H28]))" office:value-type="float" office:value="5.5">
            <text:p>5.5</text:p>
          </table:table-cell>
          <table:table-cell table:number-columns-repeated="2" table:style-name="ce41"/>
          <table:table-cell table:style-name="ce41" table:formula="of:=[.I28]+[.K28] +[.J28]" office:value-type="float" office:value="5.5">
            <text:p>5.5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23">
            <text:p>23</text:p>
          </table:table-cell>
          <table:table-cell table:style-name="ce36" office:value-type="string">
            <text:p>KhangNHH</text:p>
          </table:table-cell>
          <table:table-cell table:style-name="ce41" office:value-type="float" office:value="2">
            <text:p>2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29]);DATE(YEAR([.D29]);12;31);NOW())" office:value-type="date" office:date-value="2017-11-27T09:59:15.52">
            <text:p>11/27/17</text:p>
          </table:table-cell>
          <table:table-cell table:style-name="ce45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1">
            <text:p>11</text:p>
          </table:table-cell>
          <table:table-cell table:style-name="ce49" table:formula="of:=SUMPRODUCT([Thong_Tin_Ngay_Nghi_201701.$B$3:.$B$60]=[.$B29];[Thong_Tin_Ngay_Nghi_201701.$C$3:.$C$60]) +  SUMPRODUCT([Thong_Tin_Ngay_Nghi_201702.$B$3:.$B$61]=[.$B29];[Thong_Tin_Ngay_Nghi_201702.$C$3:.$C$61]) + SUMPRODUCT([Thong_Tin_Ngay_Nghi_201703.$B$3:.$B$62]=[.$B29];[Thong_Tin_Ngay_Nghi_201703.$C$3:.$C$62])" office:value-type="float" office:value="0">
            <text:p>0</text:p>
          </table:table-cell>
          <table:table-cell table:style-name="ce54" table:formula="of:=SUMPRODUCT([Thong_Tin_Ngay_Nghi_201701.$B$3:.$B$61]=[.$B29];[Thong_Tin_Ngay_Nghi_201701.$C$3:.$C$61]) +  SUMPRODUCT([Thong_Tin_Ngay_Nghi_201702.$B$3:.$B$62]=[.$B29];[Thong_Tin_Ngay_Nghi_201702.$C$3:.$C$62]) + SUMPRODUCT([Thong_Tin_Ngay_Nghi_201703.$B$3:.$B$63]=[.$B29];[Thong_Tin_Ngay_Nghi_201703.$C$3:.$C$63]) + SUMPRODUCT([Thong_Tin_Ngay_Nghi_201704.$B$3:.$B$63]=[.$B29];[Thong_Tin_Ngay_Nghi_201704.$C$3:.$C$63]) + SUMPRODUCT([Thong_Tin_Ngay_Nghi_201705.$B$3:.$B$62]=[.$B29];[Thong_Tin_Ngay_Nghi_201705.$C$3:.$C$62]) + SUMPRODUCT([Thong_Tin_Ngay_Nghi_201706.$B$3:.$B$64]=[.$B29];[Thong_Tin_Ngay_Nghi_201706.$C$3:.$C$64]) + SUMPRODUCT([Thong_Tin_Ngay_Nghi_201707.$B$3:.$B$66]=[.$B29];[Thong_Tin_Ngay_Nghi_201707.$C$3:.$C$66]) + SUMPRODUCT([Thong_Tin_Ngay_Nghi_201708.$B$3:.$B$66]=[.$B29];[Thong_Tin_Ngay_Nghi_201708.$C$3:.$C$66])+ SUMPRODUCT([Thong_Tin_Ngay_Nghi_201709.$B$3:.$B$64]=[.$B29];[Thong_Tin_Ngay_Nghi_201709.$C$3:.$C$64])+ SUMPRODUCT([Thong_Tin_Ngay_Nghi_201710.$B$3:.$B$64]=[.$B29];[Thong_Tin_Ngay_Nghi_201710.$C$3:.$C$64])+ SUMPRODUCT([Thong_Tin_Ngay_Nghi_201711.$B$3:.$B$67]=[.$B29];[Thong_Tin_Ngay_Nghi_201711.$C$3:.$C$67])" office:value-type="float" office:value="0.5">
            <text:p>0.5</text:p>
          </table:table-cell>
          <table:table-cell table:style-name="ce41" table:formula="of:=IF(DATE(YEAR([.E29]);MONTH([.E29]);DAY([.E29]))&lt;=DATE(YEAR([.E29]);3;31); [.C29]-[.G29] + [.F29]; IF([.G29]-[.C29]&lt;0;[.G29] + [.F29] -[.H29];[.F29]+[.C29]-[.H29]))" office:value-type="float" office:value="10.5">
            <text:p>10.5</text:p>
          </table:table-cell>
          <table:table-cell table:number-columns-repeated="2" table:style-name="ce41"/>
          <table:table-cell table:style-name="ce41" table:formula="of:=[.I29]+[.K29] +[.J29]" office:value-type="float" office:value="10.5">
            <text:p>10.5</text:p>
          </table:table-cell>
          <table:table-cell table:style-name="ce55"/>
          <table:table-cell table:number-columns-repeated="1011"/>
        </table:table-row>
        <table:table-row table:style-name="ro15">
          <table:table-cell table:style-name="ce34" office:value-type="float" office:value="24">
            <text:p>24</text:p>
          </table:table-cell>
          <table:table-cell table:style-name="ce36" office:value-type="string">
            <text:p>KienPT</text:p>
          </table:table-cell>
          <table:table-cell table:style-name="ce41" office:value-type="float" office:value="4.5">
            <text:p>4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0]);DATE(YEAR([.D30]);12;31);NOW())" office:value-type="date" office:date-value="2017-11-27T09:59:15.52">
            <text:p>11/27/17</text:p>
          </table:table-cell>
          <table:table-cell table:style-name="ce45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1">
            <text:p>11</text:p>
          </table:table-cell>
          <table:table-cell table:style-name="ce49" table:formula="of:=SUMPRODUCT([Thong_Tin_Ngay_Nghi_201701.$B$3:.$B$60]=[.$B30];[Thong_Tin_Ngay_Nghi_201701.$C$3:.$C$60]) +  SUMPRODUCT([Thong_Tin_Ngay_Nghi_201702.$B$3:.$B$61]=[.$B30];[Thong_Tin_Ngay_Nghi_201702.$C$3:.$C$61]) + SUMPRODUCT([Thong_Tin_Ngay_Nghi_201703.$B$3:.$B$62]=[.$B30];[Thong_Tin_Ngay_Nghi_201703.$C$3:.$C$62])" office:value-type="float" office:value="5">
            <text:p>5</text:p>
          </table:table-cell>
          <table:table-cell table:style-name="ce54" table:formula="of:=SUMPRODUCT([Thong_Tin_Ngay_Nghi_201701.$B$3:.$B$61]=[.$B30];[Thong_Tin_Ngay_Nghi_201701.$C$3:.$C$61]) +  SUMPRODUCT([Thong_Tin_Ngay_Nghi_201702.$B$3:.$B$62]=[.$B30];[Thong_Tin_Ngay_Nghi_201702.$C$3:.$C$62]) + SUMPRODUCT([Thong_Tin_Ngay_Nghi_201703.$B$3:.$B$63]=[.$B30];[Thong_Tin_Ngay_Nghi_201703.$C$3:.$C$63]) + SUMPRODUCT([Thong_Tin_Ngay_Nghi_201704.$B$3:.$B$63]=[.$B30];[Thong_Tin_Ngay_Nghi_201704.$C$3:.$C$63]) + SUMPRODUCT([Thong_Tin_Ngay_Nghi_201705.$B$3:.$B$62]=[.$B30];[Thong_Tin_Ngay_Nghi_201705.$C$3:.$C$62]) + SUMPRODUCT([Thong_Tin_Ngay_Nghi_201706.$B$3:.$B$64]=[.$B30];[Thong_Tin_Ngay_Nghi_201706.$C$3:.$C$64]) + SUMPRODUCT([Thong_Tin_Ngay_Nghi_201707.$B$3:.$B$66]=[.$B30];[Thong_Tin_Ngay_Nghi_201707.$C$3:.$C$66]) + SUMPRODUCT([Thong_Tin_Ngay_Nghi_201708.$B$3:.$B$66]=[.$B30];[Thong_Tin_Ngay_Nghi_201708.$C$3:.$C$66])+ SUMPRODUCT([Thong_Tin_Ngay_Nghi_201709.$B$3:.$B$64]=[.$B30];[Thong_Tin_Ngay_Nghi_201709.$C$3:.$C$64])+ SUMPRODUCT([Thong_Tin_Ngay_Nghi_201710.$B$3:.$B$64]=[.$B30];[Thong_Tin_Ngay_Nghi_201710.$C$3:.$C$64])+ SUMPRODUCT([Thong_Tin_Ngay_Nghi_201711.$B$3:.$B$67]=[.$B30];[Thong_Tin_Ngay_Nghi_201711.$C$3:.$C$67])" office:value-type="float" office:value="24">
            <text:p>24</text:p>
          </table:table-cell>
          <table:table-cell table:style-name="ce41" table:formula="of:=IF(DATE(YEAR([.E30]);MONTH([.E30]);DAY([.E30]))&lt;=DATE(YEAR([.E30]);3;31); [.C30]-[.G30] + [.F30]; IF([.G30]-[.C30]&lt;0;[.G30] + [.F30] -[.H30];[.F30]+[.C30]-[.H30]))" office:value-type="float" office:value="-8.5">
            <text:p>-8.5</text:p>
          </table:table-cell>
          <table:table-cell table:style-name="ce41"/>
          <table:table-cell table:style-name="ce41" table:formula="of:=5+5.5" office:value-type="float" office:value="10.5">
            <text:p>10.5</text:p>
          </table:table-cell>
          <table:table-cell table:style-name="ce41" table:formula="of:=[.I30]+[.K30] +[.J30]" office:value-type="float" office:value="2">
            <text:p>2</text:p>
          </table:table-cell>
          <table:table-cell table:style-name="ce55" office:value-type="string">
            <text:p>Những ngày nghỉ này đã trừ vào lương → sẽ ko trừ vào phép nữa:</text:p>
            <text:p>- Tháng 6 5 ngày</text:p>
            <text:p>- Tháng 7 5.5 ngày</text:p>
          </table:table-cell>
          <table:table-cell table:number-columns-repeated="1011"/>
        </table:table-row>
        <table:table-row table:style-name="ro10">
          <table:table-cell table:style-name="ce34" office:value-type="float" office:value="25">
            <text:p>25</text:p>
          </table:table-cell>
          <table:table-cell table:style-name="ce36" office:value-type="string">
            <text:p>KietNVT</text:p>
          </table:table-cell>
          <table:table-cell table:style-name="ce41" office:value-type="float" office:value="1.5">
            <text:p>1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1]);DATE(YEAR([.D31]);12;31);NOW())" office:value-type="date" office:date-value="2017-11-27T09:59:15.52">
            <text:p>11/27/17</text:p>
          </table:table-cell>
          <table:table-cell table:style-name="ce45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11">
            <text:p>11</text:p>
          </table:table-cell>
          <table:table-cell table:style-name="ce49" table:formula="of:=SUMPRODUCT([Thong_Tin_Ngay_Nghi_201701.$B$3:.$B$60]=[.$B31];[Thong_Tin_Ngay_Nghi_201701.$C$3:.$C$60]) +  SUMPRODUCT([Thong_Tin_Ngay_Nghi_201702.$B$3:.$B$61]=[.$B31];[Thong_Tin_Ngay_Nghi_201702.$C$3:.$C$61]) + SUMPRODUCT([Thong_Tin_Ngay_Nghi_201703.$B$3:.$B$62]=[.$B31];[Thong_Tin_Ngay_Nghi_201703.$C$3:.$C$62])" office:value-type="float" office:value="9.5">
            <text:p>9.5</text:p>
          </table:table-cell>
          <table:table-cell table:style-name="ce54" table:formula="of:=SUMPRODUCT([Thong_Tin_Ngay_Nghi_201701.$B$3:.$B$61]=[.$B31];[Thong_Tin_Ngay_Nghi_201701.$C$3:.$C$61]) +  SUMPRODUCT([Thong_Tin_Ngay_Nghi_201702.$B$3:.$B$62]=[.$B31];[Thong_Tin_Ngay_Nghi_201702.$C$3:.$C$62]) + SUMPRODUCT([Thong_Tin_Ngay_Nghi_201703.$B$3:.$B$63]=[.$B31];[Thong_Tin_Ngay_Nghi_201703.$C$3:.$C$63]) + SUMPRODUCT([Thong_Tin_Ngay_Nghi_201704.$B$3:.$B$63]=[.$B31];[Thong_Tin_Ngay_Nghi_201704.$C$3:.$C$63]) + SUMPRODUCT([Thong_Tin_Ngay_Nghi_201705.$B$3:.$B$62]=[.$B31];[Thong_Tin_Ngay_Nghi_201705.$C$3:.$C$62]) + SUMPRODUCT([Thong_Tin_Ngay_Nghi_201706.$B$3:.$B$64]=[.$B31];[Thong_Tin_Ngay_Nghi_201706.$C$3:.$C$64]) + SUMPRODUCT([Thong_Tin_Ngay_Nghi_201707.$B$3:.$B$66]=[.$B31];[Thong_Tin_Ngay_Nghi_201707.$C$3:.$C$66]) + SUMPRODUCT([Thong_Tin_Ngay_Nghi_201708.$B$3:.$B$66]=[.$B31];[Thong_Tin_Ngay_Nghi_201708.$C$3:.$C$66])+ SUMPRODUCT([Thong_Tin_Ngay_Nghi_201709.$B$3:.$B$64]=[.$B31];[Thong_Tin_Ngay_Nghi_201709.$C$3:.$C$64])+ SUMPRODUCT([Thong_Tin_Ngay_Nghi_201710.$B$3:.$B$64]=[.$B31];[Thong_Tin_Ngay_Nghi_201710.$C$3:.$C$64])+ SUMPRODUCT([Thong_Tin_Ngay_Nghi_201711.$B$3:.$B$67]=[.$B31];[Thong_Tin_Ngay_Nghi_201711.$C$3:.$C$67])" office:value-type="float" office:value="16.5">
            <text:p>16.5</text:p>
          </table:table-cell>
          <table:table-cell table:style-name="ce41" table:formula="of:=IF(DATE(YEAR([.E31]);MONTH([.E31]);DAY([.E31]))&lt;=DATE(YEAR([.E31]);3;31); [.C31]-[.G31] + [.F31]; IF([.G31]-[.C31]&lt;0;[.G31] + [.F31] -[.H31];[.F31]+[.C31]-[.H31]))" office:value-type="float" office:value="-4">
            <text:p>-4</text:p>
          </table:table-cell>
          <table:table-cell table:number-columns-repeated="2" table:style-name="ce41"/>
          <table:table-cell table:style-name="ce41" table:formula="of:=[.I31]+[.K31] +[.J31]" office:value-type="float" office:value="-4">
            <text:p>-4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26">
            <text:p>26</text:p>
          </table:table-cell>
          <table:table-cell table:style-name="ce36" office:value-type="string">
            <text:p>LinhBT</text:p>
          </table:table-cell>
          <table:table-cell table:style-name="ce41" office:value-type="float" office:value="4">
            <text:p>4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2]);DATE(YEAR([.D32]);12;31);NOW())" office:value-type="date" office:date-value="2017-11-27T09:59:15.52">
            <text:p>11/27/17</text:p>
          </table:table-cell>
          <table:table-cell table:style-name="ce45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11">
            <text:p>11</text:p>
          </table:table-cell>
          <table:table-cell table:style-name="ce49" table:formula="of:=SUMPRODUCT([Thong_Tin_Ngay_Nghi_201701.$B$3:.$B$60]=[.$B32];[Thong_Tin_Ngay_Nghi_201701.$C$3:.$C$60]) +  SUMPRODUCT([Thong_Tin_Ngay_Nghi_201702.$B$3:.$B$61]=[.$B32];[Thong_Tin_Ngay_Nghi_201702.$C$3:.$C$61]) + SUMPRODUCT([Thong_Tin_Ngay_Nghi_201703.$B$3:.$B$62]=[.$B32];[Thong_Tin_Ngay_Nghi_201703.$C$3:.$C$62])" office:value-type="float" office:value="2">
            <text:p>2</text:p>
          </table:table-cell>
          <table:table-cell table:style-name="ce54" table:formula="of:=SUMPRODUCT([Thong_Tin_Ngay_Nghi_201701.$B$3:.$B$61]=[.$B32];[Thong_Tin_Ngay_Nghi_201701.$C$3:.$C$61]) +  SUMPRODUCT([Thong_Tin_Ngay_Nghi_201702.$B$3:.$B$62]=[.$B32];[Thong_Tin_Ngay_Nghi_201702.$C$3:.$C$62]) + SUMPRODUCT([Thong_Tin_Ngay_Nghi_201703.$B$3:.$B$63]=[.$B32];[Thong_Tin_Ngay_Nghi_201703.$C$3:.$C$63]) + SUMPRODUCT([Thong_Tin_Ngay_Nghi_201704.$B$3:.$B$63]=[.$B32];[Thong_Tin_Ngay_Nghi_201704.$C$3:.$C$63]) + SUMPRODUCT([Thong_Tin_Ngay_Nghi_201705.$B$3:.$B$62]=[.$B32];[Thong_Tin_Ngay_Nghi_201705.$C$3:.$C$62]) + SUMPRODUCT([Thong_Tin_Ngay_Nghi_201706.$B$3:.$B$64]=[.$B32];[Thong_Tin_Ngay_Nghi_201706.$C$3:.$C$64]) + SUMPRODUCT([Thong_Tin_Ngay_Nghi_201707.$B$3:.$B$66]=[.$B32];[Thong_Tin_Ngay_Nghi_201707.$C$3:.$C$66]) + SUMPRODUCT([Thong_Tin_Ngay_Nghi_201708.$B$3:.$B$66]=[.$B32];[Thong_Tin_Ngay_Nghi_201708.$C$3:.$C$66])+ SUMPRODUCT([Thong_Tin_Ngay_Nghi_201709.$B$3:.$B$64]=[.$B32];[Thong_Tin_Ngay_Nghi_201709.$C$3:.$C$64])+ SUMPRODUCT([Thong_Tin_Ngay_Nghi_201710.$B$3:.$B$64]=[.$B32];[Thong_Tin_Ngay_Nghi_201710.$C$3:.$C$64])+ SUMPRODUCT([Thong_Tin_Ngay_Nghi_201711.$B$3:.$B$67]=[.$B32];[Thong_Tin_Ngay_Nghi_201711.$C$3:.$C$67])" office:value-type="float" office:value="12">
            <text:p>12</text:p>
          </table:table-cell>
          <table:table-cell table:style-name="ce41" table:formula="of:=IF(DATE(YEAR([.E32]);MONTH([.E32]);DAY([.E32]))&lt;=DATE(YEAR([.E32]);3;31); [.C32]-[.G32] + [.F32]; IF([.G32]-[.C32]&lt;0;[.G32] + [.F32] -[.H32];[.F32]+[.C32]-[.H32]))" office:value-type="float" office:value="1">
            <text:p>1</text:p>
          </table:table-cell>
          <table:table-cell table:number-columns-repeated="2" table:style-name="ce41"/>
          <table:table-cell table:style-name="ce41" table:formula="of:=[.I32]+[.K32] +[.J32]" office:value-type="float" office:value="1">
            <text:p>1</text:p>
          </table:table-cell>
          <table:table-cell table:style-name="ce55"/>
          <table:table-cell table:number-columns-repeated="1011"/>
        </table:table-row>
        <table:table-row table:style-name="ro13">
          <table:table-cell table:style-name="ce34" office:value-type="float" office:value="27">
            <text:p>27</text:p>
          </table:table-cell>
          <table:table-cell table:style-name="ce36" office:value-type="string">
            <text:p>MaiLT</text:p>
          </table:table-cell>
          <table:table-cell table:style-name="ce41" office:value-type="float" office:value="2">
            <text:p>2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3]);DATE(YEAR([.D33]);12;31);NOW())" office:value-type="date" office:date-value="2017-11-27T09:59:15.53">
            <text:p>11/27/17</text:p>
          </table:table-cell>
          <table:table-cell table:style-name="ce45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1">
            <text:p>11</text:p>
          </table:table-cell>
          <table:table-cell table:style-name="ce49" table:formula="of:=SUMPRODUCT([Thong_Tin_Ngay_Nghi_201701.$B$3:.$B$60]=[.$B33];[Thong_Tin_Ngay_Nghi_201701.$C$3:.$C$60]) +  SUMPRODUCT([Thong_Tin_Ngay_Nghi_201702.$B$3:.$B$61]=[.$B33];[Thong_Tin_Ngay_Nghi_201702.$C$3:.$C$61]) + SUMPRODUCT([Thong_Tin_Ngay_Nghi_201703.$B$3:.$B$62]=[.$B33];[Thong_Tin_Ngay_Nghi_201703.$C$3:.$C$62])" office:value-type="float" office:value="6">
            <text:p>6</text:p>
          </table:table-cell>
          <table:table-cell table:style-name="ce54" table:formula="of:=SUMPRODUCT([Thong_Tin_Ngay_Nghi_201701.$B$3:.$B$61]=[.$B33];[Thong_Tin_Ngay_Nghi_201701.$C$3:.$C$61]) +  SUMPRODUCT([Thong_Tin_Ngay_Nghi_201702.$B$3:.$B$62]=[.$B33];[Thong_Tin_Ngay_Nghi_201702.$C$3:.$C$62]) + SUMPRODUCT([Thong_Tin_Ngay_Nghi_201703.$B$3:.$B$63]=[.$B33];[Thong_Tin_Ngay_Nghi_201703.$C$3:.$C$63]) + SUMPRODUCT([Thong_Tin_Ngay_Nghi_201704.$B$3:.$B$63]=[.$B33];[Thong_Tin_Ngay_Nghi_201704.$C$3:.$C$63]) + SUMPRODUCT([Thong_Tin_Ngay_Nghi_201705.$B$3:.$B$62]=[.$B33];[Thong_Tin_Ngay_Nghi_201705.$C$3:.$C$62]) + SUMPRODUCT([Thong_Tin_Ngay_Nghi_201706.$B$3:.$B$64]=[.$B33];[Thong_Tin_Ngay_Nghi_201706.$C$3:.$C$64]) + SUMPRODUCT([Thong_Tin_Ngay_Nghi_201707.$B$3:.$B$66]=[.$B33];[Thong_Tin_Ngay_Nghi_201707.$C$3:.$C$66]) + SUMPRODUCT([Thong_Tin_Ngay_Nghi_201708.$B$3:.$B$66]=[.$B33];[Thong_Tin_Ngay_Nghi_201708.$C$3:.$C$66])+ SUMPRODUCT([Thong_Tin_Ngay_Nghi_201709.$B$3:.$B$64]=[.$B33];[Thong_Tin_Ngay_Nghi_201709.$C$3:.$C$64])+ SUMPRODUCT([Thong_Tin_Ngay_Nghi_201710.$B$3:.$B$64]=[.$B33];[Thong_Tin_Ngay_Nghi_201710.$C$3:.$C$64])+ SUMPRODUCT([Thong_Tin_Ngay_Nghi_201711.$B$3:.$B$67]=[.$B33];[Thong_Tin_Ngay_Nghi_201711.$C$3:.$C$67])" office:value-type="float" office:value="14.5">
            <text:p>14.5</text:p>
          </table:table-cell>
          <table:table-cell table:style-name="ce41" table:formula="of:=IF(DATE(YEAR([.E33]);MONTH([.E33]);DAY([.E33]))&lt;=DATE(YEAR([.E33]);3;31); [.C33]-[.G33] + [.F33]; IF([.G33]-[.C33]&lt;0;[.G33] + [.F33] -[.H33];[.F33]+[.C33]-[.H33]))" office:value-type="float" office:value="-1.5">
            <text:p>-1.5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table:formula="of:=[.I33]+[.K33] +[.J33]" office:value-type="float" office:value="1.5">
            <text:p>1.5</text:p>
          </table:table-cell>
          <table:table-cell table:style-name="ce55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3">
          <table:table-cell table:style-name="ce34" office:value-type="float" office:value="28">
            <text:p>28</text:p>
          </table:table-cell>
          <table:table-cell table:style-name="ce36" office:value-type="string">
            <text:p>MaiNTT</text:p>
          </table:table-cell>
          <table:table-cell table:style-name="ce41" office:value-type="float" office:value="3">
            <text:p>3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4]);DATE(YEAR([.D34]);12;31);NOW())" office:value-type="date" office:date-value="2017-11-27T09:59:15.53">
            <text:p>11/27/17</text:p>
          </table:table-cell>
          <table:table-cell table:style-name="ce45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11">
            <text:p>11</text:p>
          </table:table-cell>
          <table:table-cell table:style-name="ce49" table:formula="of:=SUMPRODUCT([Thong_Tin_Ngay_Nghi_201701.$B$3:.$B$60]=[.$B34];[Thong_Tin_Ngay_Nghi_201701.$C$3:.$C$60]) +  SUMPRODUCT([Thong_Tin_Ngay_Nghi_201702.$B$3:.$B$61]=[.$B34];[Thong_Tin_Ngay_Nghi_201702.$C$3:.$C$61]) + SUMPRODUCT([Thong_Tin_Ngay_Nghi_201703.$B$3:.$B$62]=[.$B34];[Thong_Tin_Ngay_Nghi_201703.$C$3:.$C$62])" office:value-type="float" office:value="5">
            <text:p>5</text:p>
          </table:table-cell>
          <table:table-cell table:style-name="ce54" table:formula="of:=SUMPRODUCT([Thong_Tin_Ngay_Nghi_201701.$B$3:.$B$61]=[.$B34];[Thong_Tin_Ngay_Nghi_201701.$C$3:.$C$61]) +  SUMPRODUCT([Thong_Tin_Ngay_Nghi_201702.$B$3:.$B$62]=[.$B34];[Thong_Tin_Ngay_Nghi_201702.$C$3:.$C$62]) + SUMPRODUCT([Thong_Tin_Ngay_Nghi_201703.$B$3:.$B$63]=[.$B34];[Thong_Tin_Ngay_Nghi_201703.$C$3:.$C$63]) + SUMPRODUCT([Thong_Tin_Ngay_Nghi_201704.$B$3:.$B$63]=[.$B34];[Thong_Tin_Ngay_Nghi_201704.$C$3:.$C$63]) + SUMPRODUCT([Thong_Tin_Ngay_Nghi_201705.$B$3:.$B$62]=[.$B34];[Thong_Tin_Ngay_Nghi_201705.$C$3:.$C$62]) + SUMPRODUCT([Thong_Tin_Ngay_Nghi_201706.$B$3:.$B$64]=[.$B34];[Thong_Tin_Ngay_Nghi_201706.$C$3:.$C$64]) + SUMPRODUCT([Thong_Tin_Ngay_Nghi_201707.$B$3:.$B$66]=[.$B34];[Thong_Tin_Ngay_Nghi_201707.$C$3:.$C$66]) + SUMPRODUCT([Thong_Tin_Ngay_Nghi_201708.$B$3:.$B$66]=[.$B34];[Thong_Tin_Ngay_Nghi_201708.$C$3:.$C$66])+ SUMPRODUCT([Thong_Tin_Ngay_Nghi_201709.$B$3:.$B$64]=[.$B34];[Thong_Tin_Ngay_Nghi_201709.$C$3:.$C$64])+ SUMPRODUCT([Thong_Tin_Ngay_Nghi_201710.$B$3:.$B$64]=[.$B34];[Thong_Tin_Ngay_Nghi_201710.$C$3:.$C$64])+ SUMPRODUCT([Thong_Tin_Ngay_Nghi_201711.$B$3:.$B$67]=[.$B34];[Thong_Tin_Ngay_Nghi_201711.$C$3:.$C$67])" office:value-type="float" office:value="15.5">
            <text:p>15.5</text:p>
          </table:table-cell>
          <table:table-cell table:style-name="ce41" table:formula="of:=IF(DATE(YEAR([.E34]);MONTH([.E34]);DAY([.E34]))&lt;=DATE(YEAR([.E34]);3;31); [.C34]-[.G34] + [.F34]; IF([.G34]-[.C34]&lt;0;[.G34] + [.F34] -[.H34];[.F34]+[.C34]-[.H34]))" office:value-type="float" office:value="-1.5">
            <text:p>-1.5</text:p>
          </table:table-cell>
          <table:table-cell table:style-name="ce41"/>
          <table:table-cell table:style-name="ce41" office:value-type="float" office:value="5">
            <text:p>5</text:p>
          </table:table-cell>
          <table:table-cell table:style-name="ce41" table:formula="of:=[.I34]+[.K34] +[.J34]" office:value-type="float" office:value="3.5">
            <text:p>3.5</text:p>
          </table:table-cell>
          <table:table-cell table:style-name="ce55" office:value-type="string">
            <text:p>Những ngày nghỉ này đã trừ vào lương → sẽ ko trừ vào phép nữa:</text:p>
            <text:p>- Tháng 7 5 ngày</text:p>
          </table:table-cell>
          <table:table-cell table:number-columns-repeated="1011"/>
        </table:table-row>
        <table:table-row table:style-name="ro10">
          <table:table-cell table:style-name="ce34" office:value-type="float" office:value="29">
            <text:p>29</text:p>
          </table:table-cell>
          <table:table-cell table:style-name="ce36" office:value-type="string">
            <text:p>ManhNB</text:p>
          </table:table-cell>
          <table:table-cell table:style-name="ce41" office:value-type="float" office:value="1.5">
            <text:p>1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5]);DATE(YEAR([.D35]);12;31);NOW())" office:value-type="date" office:date-value="2017-11-27T09:59:15.53">
            <text:p>11/27/17</text:p>
          </table:table-cell>
          <table:table-cell table:style-name="ce45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11">
            <text:p>11</text:p>
          </table:table-cell>
          <table:table-cell table:style-name="ce49" table:formula="of:=SUMPRODUCT([Thong_Tin_Ngay_Nghi_201701.$B$3:.$B$60]=[.$B35];[Thong_Tin_Ngay_Nghi_201701.$C$3:.$C$60]) +  SUMPRODUCT([Thong_Tin_Ngay_Nghi_201702.$B$3:.$B$61]=[.$B35];[Thong_Tin_Ngay_Nghi_201702.$C$3:.$C$61]) + SUMPRODUCT([Thong_Tin_Ngay_Nghi_201703.$B$3:.$B$62]=[.$B35];[Thong_Tin_Ngay_Nghi_201703.$C$3:.$C$62])" office:value-type="float" office:value="3">
            <text:p>3</text:p>
          </table:table-cell>
          <table:table-cell table:style-name="ce54" table:formula="of:=SUMPRODUCT([Thong_Tin_Ngay_Nghi_201701.$B$3:.$B$61]=[.$B35];[Thong_Tin_Ngay_Nghi_201701.$C$3:.$C$61]) +  SUMPRODUCT([Thong_Tin_Ngay_Nghi_201702.$B$3:.$B$62]=[.$B35];[Thong_Tin_Ngay_Nghi_201702.$C$3:.$C$62]) + SUMPRODUCT([Thong_Tin_Ngay_Nghi_201703.$B$3:.$B$63]=[.$B35];[Thong_Tin_Ngay_Nghi_201703.$C$3:.$C$63]) + SUMPRODUCT([Thong_Tin_Ngay_Nghi_201704.$B$3:.$B$63]=[.$B35];[Thong_Tin_Ngay_Nghi_201704.$C$3:.$C$63]) + SUMPRODUCT([Thong_Tin_Ngay_Nghi_201705.$B$3:.$B$62]=[.$B35];[Thong_Tin_Ngay_Nghi_201705.$C$3:.$C$62]) + SUMPRODUCT([Thong_Tin_Ngay_Nghi_201706.$B$3:.$B$64]=[.$B35];[Thong_Tin_Ngay_Nghi_201706.$C$3:.$C$64]) + SUMPRODUCT([Thong_Tin_Ngay_Nghi_201707.$B$3:.$B$66]=[.$B35];[Thong_Tin_Ngay_Nghi_201707.$C$3:.$C$66]) + SUMPRODUCT([Thong_Tin_Ngay_Nghi_201708.$B$3:.$B$66]=[.$B35];[Thong_Tin_Ngay_Nghi_201708.$C$3:.$C$66])+ SUMPRODUCT([Thong_Tin_Ngay_Nghi_201709.$B$3:.$B$64]=[.$B35];[Thong_Tin_Ngay_Nghi_201709.$C$3:.$C$64])+ SUMPRODUCT([Thong_Tin_Ngay_Nghi_201710.$B$3:.$B$64]=[.$B35];[Thong_Tin_Ngay_Nghi_201710.$C$3:.$C$64])+ SUMPRODUCT([Thong_Tin_Ngay_Nghi_201711.$B$3:.$B$67]=[.$B35];[Thong_Tin_Ngay_Nghi_201711.$C$3:.$C$67])" office:value-type="float" office:value="12.5">
            <text:p>12.5</text:p>
          </table:table-cell>
          <table:table-cell table:style-name="ce41" table:formula="of:=IF(DATE(YEAR([.E35]);MONTH([.E35]);DAY([.E35]))&lt;=DATE(YEAR([.E35]);3;31); [.C35]-[.G35] + [.F35]; IF([.G35]-[.C35]&lt;0;[.G35] + [.F35] -[.H35];[.F35]+[.C35]-[.H35]))" office:value-type="float" office:value="0">
            <text:p>0</text:p>
          </table:table-cell>
          <table:table-cell table:number-columns-repeated="2" table:style-name="ce41"/>
          <table:table-cell table:style-name="ce41" table:formula="of:=[.I35]+[.K35] +[.J35]" office:value-type="float" office:value="0">
            <text:p>0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30">
            <text:p>30</text:p>
          </table:table-cell>
          <table:table-cell table:style-name="ce36" office:value-type="string">
            <text:p>NamTH</text:p>
          </table:table-cell>
          <table:table-cell table:style-name="ce41" office:value-type="float" office:value="3">
            <text:p>3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6]);DATE(YEAR([.D36]);12;31);NOW())" office:value-type="date" office:date-value="2017-11-27T09:59:15.53">
            <text:p>11/27/17</text:p>
          </table:table-cell>
          <table:table-cell table:style-name="ce45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1">
            <text:p>11</text:p>
          </table:table-cell>
          <table:table-cell table:style-name="ce49" table:formula="of:=SUMPRODUCT([Thong_Tin_Ngay_Nghi_201701.$B$3:.$B$60]=[.$B36];[Thong_Tin_Ngay_Nghi_201701.$C$3:.$C$60]) +  SUMPRODUCT([Thong_Tin_Ngay_Nghi_201702.$B$3:.$B$61]=[.$B36];[Thong_Tin_Ngay_Nghi_201702.$C$3:.$C$61]) + SUMPRODUCT([Thong_Tin_Ngay_Nghi_201703.$B$3:.$B$62]=[.$B36];[Thong_Tin_Ngay_Nghi_201703.$C$3:.$C$62])" office:value-type="float" office:value="6.5">
            <text:p>6.5</text:p>
          </table:table-cell>
          <table:table-cell table:style-name="ce54" table:formula="of:=SUMPRODUCT([Thong_Tin_Ngay_Nghi_201701.$B$3:.$B$61]=[.$B36];[Thong_Tin_Ngay_Nghi_201701.$C$3:.$C$61]) +  SUMPRODUCT([Thong_Tin_Ngay_Nghi_201702.$B$3:.$B$62]=[.$B36];[Thong_Tin_Ngay_Nghi_201702.$C$3:.$C$62]) + SUMPRODUCT([Thong_Tin_Ngay_Nghi_201703.$B$3:.$B$63]=[.$B36];[Thong_Tin_Ngay_Nghi_201703.$C$3:.$C$63]) + SUMPRODUCT([Thong_Tin_Ngay_Nghi_201704.$B$3:.$B$63]=[.$B36];[Thong_Tin_Ngay_Nghi_201704.$C$3:.$C$63]) + SUMPRODUCT([Thong_Tin_Ngay_Nghi_201705.$B$3:.$B$62]=[.$B36];[Thong_Tin_Ngay_Nghi_201705.$C$3:.$C$62]) + SUMPRODUCT([Thong_Tin_Ngay_Nghi_201706.$B$3:.$B$64]=[.$B36];[Thong_Tin_Ngay_Nghi_201706.$C$3:.$C$64]) + SUMPRODUCT([Thong_Tin_Ngay_Nghi_201707.$B$3:.$B$66]=[.$B36];[Thong_Tin_Ngay_Nghi_201707.$C$3:.$C$66]) + SUMPRODUCT([Thong_Tin_Ngay_Nghi_201708.$B$3:.$B$66]=[.$B36];[Thong_Tin_Ngay_Nghi_201708.$C$3:.$C$66])+ SUMPRODUCT([Thong_Tin_Ngay_Nghi_201709.$B$3:.$B$64]=[.$B36];[Thong_Tin_Ngay_Nghi_201709.$C$3:.$C$64])+ SUMPRODUCT([Thong_Tin_Ngay_Nghi_201710.$B$3:.$B$64]=[.$B36];[Thong_Tin_Ngay_Nghi_201710.$C$3:.$C$64])+ SUMPRODUCT([Thong_Tin_Ngay_Nghi_201711.$B$3:.$B$67]=[.$B36];[Thong_Tin_Ngay_Nghi_201711.$C$3:.$C$67])" office:value-type="float" office:value="12.5">
            <text:p>12.5</text:p>
          </table:table-cell>
          <table:table-cell table:style-name="ce41" table:formula="of:=IF(DATE(YEAR([.E36]);MONTH([.E36]);DAY([.E36]))&lt;=DATE(YEAR([.E36]);3;31); [.C36]-[.G36] + [.F36]; IF([.G36]-[.C36]&lt;0;[.G36] + [.F36] -[.H36];[.F36]+[.C36]-[.H36]))" office:value-type="float" office:value="1.5">
            <text:p>1.5</text:p>
          </table:table-cell>
          <table:table-cell table:number-columns-repeated="2" table:style-name="ce41"/>
          <table:table-cell table:style-name="ce41" table:formula="of:=[.I36]+[.K36] +[.J36]" office:value-type="float" office:value="1.5">
            <text:p>1.5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31">
            <text:p>31</text:p>
          </table:table-cell>
          <table:table-cell table:style-name="ce36" office:value-type="string">
            <text:p>NamTV</text:p>
          </table:table-cell>
          <table:table-cell table:style-name="ce41" office:value-type="float" office:value="5">
            <text:p>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7]);DATE(YEAR([.D37]);12;31);NOW())" office:value-type="date" office:date-value="2017-11-27T09:59:15.53">
            <text:p>11/27/17</text:p>
          </table:table-cell>
          <table:table-cell table:style-name="ce45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1">
            <text:p>11</text:p>
          </table:table-cell>
          <table:table-cell table:style-name="ce49" table:formula="of:=SUMPRODUCT([Thong_Tin_Ngay_Nghi_201701.$B$3:.$B$60]=[.$B37];[Thong_Tin_Ngay_Nghi_201701.$C$3:.$C$60]) +  SUMPRODUCT([Thong_Tin_Ngay_Nghi_201702.$B$3:.$B$61]=[.$B37];[Thong_Tin_Ngay_Nghi_201702.$C$3:.$C$61]) + SUMPRODUCT([Thong_Tin_Ngay_Nghi_201703.$B$3:.$B$62]=[.$B37];[Thong_Tin_Ngay_Nghi_201703.$C$3:.$C$62])" office:value-type="float" office:value="5">
            <text:p>5</text:p>
          </table:table-cell>
          <table:table-cell table:style-name="ce54" table:formula="of:=SUMPRODUCT([Thong_Tin_Ngay_Nghi_201701.$B$3:.$B$61]=[.$B37];[Thong_Tin_Ngay_Nghi_201701.$C$3:.$C$61]) +  SUMPRODUCT([Thong_Tin_Ngay_Nghi_201702.$B$3:.$B$62]=[.$B37];[Thong_Tin_Ngay_Nghi_201702.$C$3:.$C$62]) + SUMPRODUCT([Thong_Tin_Ngay_Nghi_201703.$B$3:.$B$63]=[.$B37];[Thong_Tin_Ngay_Nghi_201703.$C$3:.$C$63]) + SUMPRODUCT([Thong_Tin_Ngay_Nghi_201704.$B$3:.$B$63]=[.$B37];[Thong_Tin_Ngay_Nghi_201704.$C$3:.$C$63]) + SUMPRODUCT([Thong_Tin_Ngay_Nghi_201705.$B$3:.$B$62]=[.$B37];[Thong_Tin_Ngay_Nghi_201705.$C$3:.$C$62]) + SUMPRODUCT([Thong_Tin_Ngay_Nghi_201706.$B$3:.$B$64]=[.$B37];[Thong_Tin_Ngay_Nghi_201706.$C$3:.$C$64]) + SUMPRODUCT([Thong_Tin_Ngay_Nghi_201707.$B$3:.$B$66]=[.$B37];[Thong_Tin_Ngay_Nghi_201707.$C$3:.$C$66]) + SUMPRODUCT([Thong_Tin_Ngay_Nghi_201708.$B$3:.$B$66]=[.$B37];[Thong_Tin_Ngay_Nghi_201708.$C$3:.$C$66])+ SUMPRODUCT([Thong_Tin_Ngay_Nghi_201709.$B$3:.$B$64]=[.$B37];[Thong_Tin_Ngay_Nghi_201709.$C$3:.$C$64])+ SUMPRODUCT([Thong_Tin_Ngay_Nghi_201710.$B$3:.$B$64]=[.$B37];[Thong_Tin_Ngay_Nghi_201710.$C$3:.$C$64])+ SUMPRODUCT([Thong_Tin_Ngay_Nghi_201711.$B$3:.$B$67]=[.$B37];[Thong_Tin_Ngay_Nghi_201711.$C$3:.$C$67])" office:value-type="float" office:value="11.5">
            <text:p>11.5</text:p>
          </table:table-cell>
          <table:table-cell table:style-name="ce41" table:formula="of:=IF(DATE(YEAR([.E37]);MONTH([.E37]);DAY([.E37]))&lt;=DATE(YEAR([.E37]);3;31); [.C37]-[.G37] + [.F37]; IF([.G37]-[.C37]&lt;0;[.G37] + [.F37] -[.H37];[.F37]+[.C37]-[.H37]))" office:value-type="float" office:value="4.5">
            <text:p>4.5</text:p>
          </table:table-cell>
          <table:table-cell table:number-columns-repeated="2" table:style-name="ce41"/>
          <table:table-cell table:style-name="ce41" table:formula="of:=[.I37]+[.K37] +[.J37]" office:value-type="float" office:value="4.5">
            <text:p>4.5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32">
            <text:p>32</text:p>
          </table:table-cell>
          <table:table-cell table:style-name="ce36" office:value-type="string">
            <text:p>NhanHTH</text:p>
          </table:table-cell>
          <table:table-cell table:style-name="ce41" office:value-type="float" office:value="4">
            <text:p>4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8]);DATE(YEAR([.D38]);12;31);NOW())" office:value-type="date" office:date-value="2017-11-27T09:59:15.53">
            <text:p>11/27/17</text:p>
          </table:table-cell>
          <table:table-cell table:style-name="ce45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11">
            <text:p>11</text:p>
          </table:table-cell>
          <table:table-cell table:style-name="ce49" table:formula="of:=SUMPRODUCT([Thong_Tin_Ngay_Nghi_201701.$B$3:.$B$60]=[.$B38];[Thong_Tin_Ngay_Nghi_201701.$C$3:.$C$60]) +  SUMPRODUCT([Thong_Tin_Ngay_Nghi_201702.$B$3:.$B$61]=[.$B38];[Thong_Tin_Ngay_Nghi_201702.$C$3:.$C$61]) + SUMPRODUCT([Thong_Tin_Ngay_Nghi_201703.$B$3:.$B$62]=[.$B38];[Thong_Tin_Ngay_Nghi_201703.$C$3:.$C$62])" office:value-type="float" office:value="1">
            <text:p>1</text:p>
          </table:table-cell>
          <table:table-cell table:style-name="ce54" table:formula="of:=SUMPRODUCT([Thong_Tin_Ngay_Nghi_201701.$B$3:.$B$61]=[.$B38];[Thong_Tin_Ngay_Nghi_201701.$C$3:.$C$61]) +  SUMPRODUCT([Thong_Tin_Ngay_Nghi_201702.$B$3:.$B$62]=[.$B38];[Thong_Tin_Ngay_Nghi_201702.$C$3:.$C$62]) + SUMPRODUCT([Thong_Tin_Ngay_Nghi_201703.$B$3:.$B$63]=[.$B38];[Thong_Tin_Ngay_Nghi_201703.$C$3:.$C$63]) + SUMPRODUCT([Thong_Tin_Ngay_Nghi_201704.$B$3:.$B$63]=[.$B38];[Thong_Tin_Ngay_Nghi_201704.$C$3:.$C$63]) + SUMPRODUCT([Thong_Tin_Ngay_Nghi_201705.$B$3:.$B$62]=[.$B38];[Thong_Tin_Ngay_Nghi_201705.$C$3:.$C$62]) + SUMPRODUCT([Thong_Tin_Ngay_Nghi_201706.$B$3:.$B$64]=[.$B38];[Thong_Tin_Ngay_Nghi_201706.$C$3:.$C$64]) + SUMPRODUCT([Thong_Tin_Ngay_Nghi_201707.$B$3:.$B$66]=[.$B38];[Thong_Tin_Ngay_Nghi_201707.$C$3:.$C$66]) + SUMPRODUCT([Thong_Tin_Ngay_Nghi_201708.$B$3:.$B$66]=[.$B38];[Thong_Tin_Ngay_Nghi_201708.$C$3:.$C$66])+ SUMPRODUCT([Thong_Tin_Ngay_Nghi_201709.$B$3:.$B$64]=[.$B38];[Thong_Tin_Ngay_Nghi_201709.$C$3:.$C$64])+ SUMPRODUCT([Thong_Tin_Ngay_Nghi_201710.$B$3:.$B$64]=[.$B38];[Thong_Tin_Ngay_Nghi_201710.$C$3:.$C$64])+ SUMPRODUCT([Thong_Tin_Ngay_Nghi_201711.$B$3:.$B$67]=[.$B38];[Thong_Tin_Ngay_Nghi_201711.$C$3:.$C$67])" office:value-type="float" office:value="3.5">
            <text:p>3.5</text:p>
          </table:table-cell>
          <table:table-cell table:style-name="ce41" table:formula="of:=IF(DATE(YEAR([.E38]);MONTH([.E38]);DAY([.E38]))&lt;=DATE(YEAR([.E38]);3;31); [.C38]-[.G38] + [.F38]; IF([.G38]-[.C38]&lt;0;[.G38] + [.F38] -[.H38];[.F38]+[.C38]-[.H38]))" office:value-type="float" office:value="8.5">
            <text:p>8.5</text:p>
          </table:table-cell>
          <table:table-cell table:number-columns-repeated="2" table:style-name="ce41"/>
          <table:table-cell table:style-name="ce41" table:formula="of:=[.I38]+[.K38] +[.J38]" office:value-type="float" office:value="8.5">
            <text:p>8.5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33">
            <text:p>33</text:p>
          </table:table-cell>
          <table:table-cell table:style-name="ce36" office:value-type="string">
            <text:p>NhanNM</text:p>
          </table:table-cell>
          <table:table-cell table:style-name="ce41" office:value-type="float" office:value="4.5">
            <text:p>4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9]);DATE(YEAR([.D39]);12;31);NOW())" office:value-type="date" office:date-value="2017-11-27T09:59:15.54">
            <text:p>11/27/17</text:p>
          </table:table-cell>
          <table:table-cell table:style-name="ce45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11">
            <text:p>11</text:p>
          </table:table-cell>
          <table:table-cell table:style-name="ce49" table:formula="of:=SUMPRODUCT([Thong_Tin_Ngay_Nghi_201701.$B$3:.$B$60]=[.$B39];[Thong_Tin_Ngay_Nghi_201701.$C$3:.$C$60]) +  SUMPRODUCT([Thong_Tin_Ngay_Nghi_201702.$B$3:.$B$61]=[.$B39];[Thong_Tin_Ngay_Nghi_201702.$C$3:.$C$61]) + SUMPRODUCT([Thong_Tin_Ngay_Nghi_201703.$B$3:.$B$62]=[.$B39];[Thong_Tin_Ngay_Nghi_201703.$C$3:.$C$62])" office:value-type="float" office:value="4.5">
            <text:p>4.5</text:p>
          </table:table-cell>
          <table:table-cell table:style-name="ce54" table:formula="of:=SUMPRODUCT([Thong_Tin_Ngay_Nghi_201701.$B$3:.$B$61]=[.$B39];[Thong_Tin_Ngay_Nghi_201701.$C$3:.$C$61]) +  SUMPRODUCT([Thong_Tin_Ngay_Nghi_201702.$B$3:.$B$62]=[.$B39];[Thong_Tin_Ngay_Nghi_201702.$C$3:.$C$62]) + SUMPRODUCT([Thong_Tin_Ngay_Nghi_201703.$B$3:.$B$63]=[.$B39];[Thong_Tin_Ngay_Nghi_201703.$C$3:.$C$63]) + SUMPRODUCT([Thong_Tin_Ngay_Nghi_201704.$B$3:.$B$63]=[.$B39];[Thong_Tin_Ngay_Nghi_201704.$C$3:.$C$63]) + SUMPRODUCT([Thong_Tin_Ngay_Nghi_201705.$B$3:.$B$62]=[.$B39];[Thong_Tin_Ngay_Nghi_201705.$C$3:.$C$62]) + SUMPRODUCT([Thong_Tin_Ngay_Nghi_201706.$B$3:.$B$64]=[.$B39];[Thong_Tin_Ngay_Nghi_201706.$C$3:.$C$64]) + SUMPRODUCT([Thong_Tin_Ngay_Nghi_201707.$B$3:.$B$66]=[.$B39];[Thong_Tin_Ngay_Nghi_201707.$C$3:.$C$66]) + SUMPRODUCT([Thong_Tin_Ngay_Nghi_201708.$B$3:.$B$66]=[.$B39];[Thong_Tin_Ngay_Nghi_201708.$C$3:.$C$66])+ SUMPRODUCT([Thong_Tin_Ngay_Nghi_201709.$B$3:.$B$64]=[.$B39];[Thong_Tin_Ngay_Nghi_201709.$C$3:.$C$64])+ SUMPRODUCT([Thong_Tin_Ngay_Nghi_201710.$B$3:.$B$64]=[.$B39];[Thong_Tin_Ngay_Nghi_201710.$C$3:.$C$64])+ SUMPRODUCT([Thong_Tin_Ngay_Nghi_201711.$B$3:.$B$67]=[.$B39];[Thong_Tin_Ngay_Nghi_201711.$C$3:.$C$67])" office:value-type="float" office:value="7.5">
            <text:p>7.5</text:p>
          </table:table-cell>
          <table:table-cell table:style-name="ce41" table:formula="of:=IF(DATE(YEAR([.E39]);MONTH([.E39]);DAY([.E39]))&lt;=DATE(YEAR([.E39]);3;31); [.C39]-[.G39] + [.F39]; IF([.G39]-[.C39]&lt;0;[.G39] + [.F39] -[.H39];[.F39]+[.C39]-[.H39]))" office:value-type="float" office:value="8">
            <text:p>8</text:p>
          </table:table-cell>
          <table:table-cell table:number-columns-repeated="2" table:style-name="ce41"/>
          <table:table-cell table:style-name="ce41" table:formula="of:=[.I39]+[.K39] +[.J39]" office:value-type="float" office:value="8">
            <text:p>8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34">
            <text:p>34</text:p>
          </table:table-cell>
          <table:table-cell table:style-name="ce36" office:value-type="string">
            <text:p>NhungHTH</text:p>
          </table:table-cell>
          <table:table-cell table:style-name="ce41" office:value-type="float" office:value="3">
            <text:p>3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40]);DATE(YEAR([.D40]);12;31);NOW())" office:value-type="date" office:date-value="2017-11-27T09:59:15.54">
            <text:p>11/27/17</text:p>
          </table:table-cell>
          <table:table-cell table:style-name="ce45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11">
            <text:p>11</text:p>
          </table:table-cell>
          <table:table-cell table:style-name="ce49" table:formula="of:=SUMPRODUCT([Thong_Tin_Ngay_Nghi_201701.$B$3:.$B$60]=[.$B40];[Thong_Tin_Ngay_Nghi_201701.$C$3:.$C$60]) +  SUMPRODUCT([Thong_Tin_Ngay_Nghi_201702.$B$3:.$B$61]=[.$B40];[Thong_Tin_Ngay_Nghi_201702.$C$3:.$C$61]) + SUMPRODUCT([Thong_Tin_Ngay_Nghi_201703.$B$3:.$B$62]=[.$B40];[Thong_Tin_Ngay_Nghi_201703.$C$3:.$C$62])" office:value-type="float" office:value="1.5">
            <text:p>1.5</text:p>
          </table:table-cell>
          <table:table-cell table:style-name="ce54" table:formula="of:=SUMPRODUCT([Thong_Tin_Ngay_Nghi_201701.$B$3:.$B$61]=[.$B40];[Thong_Tin_Ngay_Nghi_201701.$C$3:.$C$61]) +  SUMPRODUCT([Thong_Tin_Ngay_Nghi_201702.$B$3:.$B$62]=[.$B40];[Thong_Tin_Ngay_Nghi_201702.$C$3:.$C$62]) + SUMPRODUCT([Thong_Tin_Ngay_Nghi_201703.$B$3:.$B$63]=[.$B40];[Thong_Tin_Ngay_Nghi_201703.$C$3:.$C$63]) + SUMPRODUCT([Thong_Tin_Ngay_Nghi_201704.$B$3:.$B$63]=[.$B40];[Thong_Tin_Ngay_Nghi_201704.$C$3:.$C$63]) + SUMPRODUCT([Thong_Tin_Ngay_Nghi_201705.$B$3:.$B$62]=[.$B40];[Thong_Tin_Ngay_Nghi_201705.$C$3:.$C$62]) + SUMPRODUCT([Thong_Tin_Ngay_Nghi_201706.$B$3:.$B$64]=[.$B40];[Thong_Tin_Ngay_Nghi_201706.$C$3:.$C$64]) + SUMPRODUCT([Thong_Tin_Ngay_Nghi_201707.$B$3:.$B$66]=[.$B40];[Thong_Tin_Ngay_Nghi_201707.$C$3:.$C$66]) + SUMPRODUCT([Thong_Tin_Ngay_Nghi_201708.$B$3:.$B$66]=[.$B40];[Thong_Tin_Ngay_Nghi_201708.$C$3:.$C$66])+ SUMPRODUCT([Thong_Tin_Ngay_Nghi_201709.$B$3:.$B$64]=[.$B40];[Thong_Tin_Ngay_Nghi_201709.$C$3:.$C$64])+ SUMPRODUCT([Thong_Tin_Ngay_Nghi_201710.$B$3:.$B$64]=[.$B40];[Thong_Tin_Ngay_Nghi_201710.$C$3:.$C$64])+ SUMPRODUCT([Thong_Tin_Ngay_Nghi_201711.$B$3:.$B$67]=[.$B40];[Thong_Tin_Ngay_Nghi_201711.$C$3:.$C$67])" office:value-type="float" office:value="13">
            <text:p>13</text:p>
          </table:table-cell>
          <table:table-cell table:style-name="ce41" table:formula="of:=IF(DATE(YEAR([.E40]);MONTH([.E40]);DAY([.E40]))&lt;=DATE(YEAR([.E40]);3;31); [.C40]-[.G40] + [.F40]; IF([.G40]-[.C40]&lt;0;[.G40] + [.F40] -[.H40];[.F40]+[.C40]-[.H40]))" office:value-type="float" office:value="-0.5">
            <text:p>-0.5</text:p>
          </table:table-cell>
          <table:table-cell table:number-columns-repeated="2" table:style-name="ce41"/>
          <table:table-cell table:style-name="ce41" table:formula="of:=[.I40]+[.K40] +[.J40]" office:value-type="float" office:value="-0.5">
            <text:p>-0.5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35">
            <text:p>35</text:p>
          </table:table-cell>
          <table:table-cell table:style-name="ce36" office:value-type="string">
            <text:p>NhuPHQ</text:p>
          </table:table-cell>
          <table:table-cell table:style-name="ce41" office:value-type="float" office:value="0.5">
            <text:p>0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41]);DATE(YEAR([.D41]);12;31);NOW())" office:value-type="date" office:date-value="2017-11-27T09:59:15.54">
            <text:p>11/27/17</text:p>
          </table:table-cell>
          <table:table-cell table:style-name="ce45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11">
            <text:p>11</text:p>
          </table:table-cell>
          <table:table-cell table:style-name="ce49" table:formula="of:=SUMPRODUCT([Thong_Tin_Ngay_Nghi_201701.$B$3:.$B$60]=[.$B41];[Thong_Tin_Ngay_Nghi_201701.$C$3:.$C$60]) +  SUMPRODUCT([Thong_Tin_Ngay_Nghi_201702.$B$3:.$B$61]=[.$B41];[Thong_Tin_Ngay_Nghi_201702.$C$3:.$C$61]) + SUMPRODUCT([Thong_Tin_Ngay_Nghi_201703.$B$3:.$B$62]=[.$B41];[Thong_Tin_Ngay_Nghi_201703.$C$3:.$C$62])" office:value-type="float" office:value="2">
            <text:p>2</text:p>
          </table:table-cell>
          <table:table-cell table:style-name="ce54" table:formula="of:=SUMPRODUCT([Thong_Tin_Ngay_Nghi_201701.$B$3:.$B$61]=[.$B41];[Thong_Tin_Ngay_Nghi_201701.$C$3:.$C$61]) +  SUMPRODUCT([Thong_Tin_Ngay_Nghi_201702.$B$3:.$B$62]=[.$B41];[Thong_Tin_Ngay_Nghi_201702.$C$3:.$C$62]) + SUMPRODUCT([Thong_Tin_Ngay_Nghi_201703.$B$3:.$B$63]=[.$B41];[Thong_Tin_Ngay_Nghi_201703.$C$3:.$C$63]) + SUMPRODUCT([Thong_Tin_Ngay_Nghi_201704.$B$3:.$B$63]=[.$B41];[Thong_Tin_Ngay_Nghi_201704.$C$3:.$C$63]) + SUMPRODUCT([Thong_Tin_Ngay_Nghi_201705.$B$3:.$B$62]=[.$B41];[Thong_Tin_Ngay_Nghi_201705.$C$3:.$C$62]) + SUMPRODUCT([Thong_Tin_Ngay_Nghi_201706.$B$3:.$B$64]=[.$B41];[Thong_Tin_Ngay_Nghi_201706.$C$3:.$C$64]) + SUMPRODUCT([Thong_Tin_Ngay_Nghi_201707.$B$3:.$B$66]=[.$B41];[Thong_Tin_Ngay_Nghi_201707.$C$3:.$C$66]) + SUMPRODUCT([Thong_Tin_Ngay_Nghi_201708.$B$3:.$B$66]=[.$B41];[Thong_Tin_Ngay_Nghi_201708.$C$3:.$C$66])+ SUMPRODUCT([Thong_Tin_Ngay_Nghi_201709.$B$3:.$B$64]=[.$B41];[Thong_Tin_Ngay_Nghi_201709.$C$3:.$C$64])+ SUMPRODUCT([Thong_Tin_Ngay_Nghi_201710.$B$3:.$B$64]=[.$B41];[Thong_Tin_Ngay_Nghi_201710.$C$3:.$C$64])+ SUMPRODUCT([Thong_Tin_Ngay_Nghi_201711.$B$3:.$B$67]=[.$B41];[Thong_Tin_Ngay_Nghi_201711.$C$3:.$C$67])" office:value-type="float" office:value="6">
            <text:p>6</text:p>
          </table:table-cell>
          <table:table-cell table:style-name="ce41" table:formula="of:=IF(DATE(YEAR([.E41]);MONTH([.E41]);DAY([.E41]))&lt;=DATE(YEAR([.E41]);3;31); [.C41]-[.G41] + [.F41]; IF([.G41]-[.C41]&lt;0;[.G41] + [.F41] -[.H41];[.F41]+[.C41]-[.H41]))" office:value-type="float" office:value="5.5">
            <text:p>5.5</text:p>
          </table:table-cell>
          <table:table-cell table:number-columns-repeated="2" table:style-name="ce41"/>
          <table:table-cell table:style-name="ce41" table:formula="of:=[.I41]+[.K41] +[.J41]" office:value-type="float" office:value="5.5">
            <text:p>5.5</text:p>
          </table:table-cell>
          <table:table-cell table:style-name="ce55"/>
          <table:table-cell table:number-columns-repeated="1011"/>
        </table:table-row>
        <table:table-row table:style-name="ro16">
          <table:table-cell table:style-name="ce34" office:value-type="float" office:value="36">
            <text:p>36</text:p>
          </table:table-cell>
          <table:table-cell table:style-name="ce36" office:value-type="string">
            <text:p>PhuongTH</text:p>
          </table:table-cell>
          <table:table-cell table:style-name="ce41" office:value-type="float" office:value="3.5">
            <text:p>3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42]);DATE(YEAR([.D42]);12;31);NOW())" office:value-type="date" office:date-value="2017-11-27T09:59:15.54">
            <text:p>11/27/17</text:p>
          </table:table-cell>
          <table:table-cell table:style-name="ce45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11">
            <text:p>11</text:p>
          </table:table-cell>
          <table:table-cell table:style-name="ce49" table:formula="of:=SUMPRODUCT([Thong_Tin_Ngay_Nghi_201701.$B$3:.$B$60]=[.$B42];[Thong_Tin_Ngay_Nghi_201701.$C$3:.$C$60]) +  SUMPRODUCT([Thong_Tin_Ngay_Nghi_201702.$B$3:.$B$61]=[.$B42];[Thong_Tin_Ngay_Nghi_201702.$C$3:.$C$61]) + SUMPRODUCT([Thong_Tin_Ngay_Nghi_201703.$B$3:.$B$62]=[.$B42];[Thong_Tin_Ngay_Nghi_201703.$C$3:.$C$62])" office:value-type="float" office:value="18.5">
            <text:p>18.5</text:p>
          </table:table-cell>
          <table:table-cell table:style-name="ce54" table:formula="of:=SUMPRODUCT([Thong_Tin_Ngay_Nghi_201701.$B$3:.$B$61]=[.$B42];[Thong_Tin_Ngay_Nghi_201701.$C$3:.$C$61]) +  SUMPRODUCT([Thong_Tin_Ngay_Nghi_201702.$B$3:.$B$62]=[.$B42];[Thong_Tin_Ngay_Nghi_201702.$C$3:.$C$62]) + SUMPRODUCT([Thong_Tin_Ngay_Nghi_201703.$B$3:.$B$63]=[.$B42];[Thong_Tin_Ngay_Nghi_201703.$C$3:.$C$63]) + SUMPRODUCT([Thong_Tin_Ngay_Nghi_201704.$B$3:.$B$63]=[.$B42];[Thong_Tin_Ngay_Nghi_201704.$C$3:.$C$63]) + SUMPRODUCT([Thong_Tin_Ngay_Nghi_201705.$B$3:.$B$62]=[.$B42];[Thong_Tin_Ngay_Nghi_201705.$C$3:.$C$62]) + SUMPRODUCT([Thong_Tin_Ngay_Nghi_201706.$B$3:.$B$64]=[.$B42];[Thong_Tin_Ngay_Nghi_201706.$C$3:.$C$64]) + SUMPRODUCT([Thong_Tin_Ngay_Nghi_201707.$B$3:.$B$66]=[.$B42];[Thong_Tin_Ngay_Nghi_201707.$C$3:.$C$66]) + SUMPRODUCT([Thong_Tin_Ngay_Nghi_201708.$B$3:.$B$66]=[.$B42];[Thong_Tin_Ngay_Nghi_201708.$C$3:.$C$66])+ SUMPRODUCT([Thong_Tin_Ngay_Nghi_201709.$B$3:.$B$64]=[.$B42];[Thong_Tin_Ngay_Nghi_201709.$C$3:.$C$64])+ SUMPRODUCT([Thong_Tin_Ngay_Nghi_201710.$B$3:.$B$64]=[.$B42];[Thong_Tin_Ngay_Nghi_201710.$C$3:.$C$64])+ SUMPRODUCT([Thong_Tin_Ngay_Nghi_201711.$B$3:.$B$67]=[.$B42];[Thong_Tin_Ngay_Nghi_201711.$C$3:.$C$67])" office:value-type="float" office:value="38">
            <text:p>38</text:p>
          </table:table-cell>
          <table:table-cell table:style-name="ce41" table:formula="of:=IF(DATE(YEAR([.E42]);MONTH([.E42]);DAY([.E42]))&lt;=DATE(YEAR([.E42]);3;31); [.C42]-[.G42] + [.F42]; IF([.G42]-[.C42]&lt;0;[.G42] + [.F42] -[.H42];[.F42]+[.C42]-[.H42]))" office:value-type="float" office:value="-23.5">
            <text:p>-23.5</text:p>
          </table:table-cell>
          <table:table-cell table:style-name="ce41"/>
          <table:table-cell table:style-name="ce41" table:formula="of:=1.5+6+4.5+6.5+8.5" office:value-type="float" office:value="27">
            <text:p>27</text:p>
          </table:table-cell>
          <table:table-cell table:style-name="ce41" table:formula="of:=[.I42]+[.K42] +[.J42]" office:value-type="float" office:value="3.5">
            <text:p>3.5</text:p>
          </table:table-cell>
          <table:table-cell table:style-name="ce55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  <text:p>- Tháng 4: 6.5 ngày</text:p>
            <text:p>- Tháng 5: 8.5 ngày</text:p>
          </table:table-cell>
          <table:table-cell table:number-columns-repeated="1011"/>
        </table:table-row>
        <table:table-row table:style-name="ro11">
          <table:table-cell table:style-name="ce34" office:value-type="float" office:value="37">
            <text:p>37</text:p>
          </table:table-cell>
          <table:table-cell table:style-name="ce36" office:value-type="string">
            <text:p>PhongPT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6-22">
            <text:p>06/22/17</text:p>
          </table:table-cell>
          <table:table-cell table:style-name="ce43" table:formula="of:=IF(YEAR(NOW())&gt;YEAR([.D43]);DATE(YEAR([.D43]);12;31);NOW())" office:value-type="date" office:date-value="2017-11-27T09:59:15.54">
            <text:p>11/27/17</text:p>
          </table:table-cell>
          <table:table-cell table:style-name="ce45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5">
            <text:p>5</text:p>
          </table:table-cell>
          <table:table-cell table:style-name="ce49" table:formula="of:=SUMPRODUCT([Thong_Tin_Ngay_Nghi_201701.$B$3:.$B$60]=[.$B43];[Thong_Tin_Ngay_Nghi_201701.$C$3:.$C$60]) +  SUMPRODUCT([Thong_Tin_Ngay_Nghi_201702.$B$3:.$B$61]=[.$B43];[Thong_Tin_Ngay_Nghi_201702.$C$3:.$C$61]) + SUMPRODUCT([Thong_Tin_Ngay_Nghi_201703.$B$3:.$B$62]=[.$B43];[Thong_Tin_Ngay_Nghi_201703.$C$3:.$C$62])" office:value-type="float" office:value="0">
            <text:p>0</text:p>
          </table:table-cell>
          <table:table-cell table:style-name="ce54" table:formula="of:=SUMPRODUCT([Thong_Tin_Ngay_Nghi_201701.$B$3:.$B$61]=[.$B43];[Thong_Tin_Ngay_Nghi_201701.$C$3:.$C$61]) +  SUMPRODUCT([Thong_Tin_Ngay_Nghi_201702.$B$3:.$B$62]=[.$B43];[Thong_Tin_Ngay_Nghi_201702.$C$3:.$C$62]) + SUMPRODUCT([Thong_Tin_Ngay_Nghi_201703.$B$3:.$B$63]=[.$B43];[Thong_Tin_Ngay_Nghi_201703.$C$3:.$C$63]) + SUMPRODUCT([Thong_Tin_Ngay_Nghi_201704.$B$3:.$B$63]=[.$B43];[Thong_Tin_Ngay_Nghi_201704.$C$3:.$C$63]) + SUMPRODUCT([Thong_Tin_Ngay_Nghi_201705.$B$3:.$B$62]=[.$B43];[Thong_Tin_Ngay_Nghi_201705.$C$3:.$C$62]) + SUMPRODUCT([Thong_Tin_Ngay_Nghi_201706.$B$3:.$B$64]=[.$B43];[Thong_Tin_Ngay_Nghi_201706.$C$3:.$C$64]) + SUMPRODUCT([Thong_Tin_Ngay_Nghi_201707.$B$3:.$B$66]=[.$B43];[Thong_Tin_Ngay_Nghi_201707.$C$3:.$C$66]) + SUMPRODUCT([Thong_Tin_Ngay_Nghi_201708.$B$3:.$B$66]=[.$B43];[Thong_Tin_Ngay_Nghi_201708.$C$3:.$C$66])+ SUMPRODUCT([Thong_Tin_Ngay_Nghi_201709.$B$3:.$B$64]=[.$B43];[Thong_Tin_Ngay_Nghi_201709.$C$3:.$C$64])+ SUMPRODUCT([Thong_Tin_Ngay_Nghi_201710.$B$3:.$B$64]=[.$B43];[Thong_Tin_Ngay_Nghi_201710.$C$3:.$C$64])+ SUMPRODUCT([Thong_Tin_Ngay_Nghi_201711.$B$3:.$B$67]=[.$B43];[Thong_Tin_Ngay_Nghi_201711.$C$3:.$C$67])" office:value-type="float" office:value="9">
            <text:p>9</text:p>
          </table:table-cell>
          <table:table-cell table:style-name="ce41" table:formula="of:=IF(DATE(YEAR([.E43]);MONTH([.E43]);DAY([.E43]))&lt;=DATE(YEAR([.E43]);3;31); [.C43]-[.G43] + [.F43]; IF([.G43]-[.C43]&lt;0;[.G43] + [.F43] -[.H43];[.F43]+[.C43]-[.H43]))" office:value-type="float" office:value="-4">
            <text:p>-4</text:p>
          </table:table-cell>
          <table:table-cell table:style-name="ce41"/>
          <table:table-cell table:style-name="ce41" table:formula="of:=1+0.5" office:value-type="float" office:value="1.5">
            <text:p>1.5</text:p>
          </table:table-cell>
          <table:table-cell table:style-name="ce41" table:formula="of:=[.I43]+[.K43] +[.J43]" office:value-type="float" office:value="-2.5">
            <text:p>-2.5</text:p>
          </table:table-cell>
          <table:table-cell table:style-name="ce55" office:value-type="string">
            <text:p>Những ngày nghỉ này đã trừ vào lương → sẽ ko trừ vào phép nữa:</text:p>
            <text:p>- Tháng 6: 1 ngày</text:p>
            <text:p>- Tháng 8: 0.5 ngày</text:p>
          </table:table-cell>
          <table:table-cell table:number-columns-repeated="1011"/>
        </table:table-row>
        <table:table-row table:style-name="ro17">
          <table:table-cell table:style-name="ce34" office:value-type="float" office:value="38">
            <text:p>38</text:p>
          </table:table-cell>
          <table:table-cell table:style-name="ce36" office:value-type="string">
            <text:p>PhongTH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44]);DATE(YEAR([.D44]);12;31);NOW())" office:value-type="date" office:date-value="2017-11-27T09:59:15.55">
            <text:p>11/27/17</text:p>
          </table:table-cell>
          <table:table-cell table:style-name="ce45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11">
            <text:p>11</text:p>
          </table:table-cell>
          <table:table-cell table:style-name="ce49" table:formula="of:=SUMPRODUCT([Thong_Tin_Ngay_Nghi_201701.$B$3:.$B$60]=[.$B44];[Thong_Tin_Ngay_Nghi_201701.$C$3:.$C$60]) +  SUMPRODUCT([Thong_Tin_Ngay_Nghi_201702.$B$3:.$B$61]=[.$B44];[Thong_Tin_Ngay_Nghi_201702.$C$3:.$C$61]) + SUMPRODUCT([Thong_Tin_Ngay_Nghi_201703.$B$3:.$B$62]=[.$B44];[Thong_Tin_Ngay_Nghi_201703.$C$3:.$C$62])" office:value-type="float" office:value="5">
            <text:p>5</text:p>
          </table:table-cell>
          <table:table-cell table:style-name="ce54" table:formula="of:=SUMPRODUCT([Thong_Tin_Ngay_Nghi_201701.$B$3:.$B$61]=[.$B44];[Thong_Tin_Ngay_Nghi_201701.$C$3:.$C$61]) +  SUMPRODUCT([Thong_Tin_Ngay_Nghi_201702.$B$3:.$B$62]=[.$B44];[Thong_Tin_Ngay_Nghi_201702.$C$3:.$C$62]) + SUMPRODUCT([Thong_Tin_Ngay_Nghi_201703.$B$3:.$B$63]=[.$B44];[Thong_Tin_Ngay_Nghi_201703.$C$3:.$C$63]) + SUMPRODUCT([Thong_Tin_Ngay_Nghi_201704.$B$3:.$B$63]=[.$B44];[Thong_Tin_Ngay_Nghi_201704.$C$3:.$C$63]) + SUMPRODUCT([Thong_Tin_Ngay_Nghi_201705.$B$3:.$B$62]=[.$B44];[Thong_Tin_Ngay_Nghi_201705.$C$3:.$C$62]) + SUMPRODUCT([Thong_Tin_Ngay_Nghi_201706.$B$3:.$B$64]=[.$B44];[Thong_Tin_Ngay_Nghi_201706.$C$3:.$C$64]) + SUMPRODUCT([Thong_Tin_Ngay_Nghi_201707.$B$3:.$B$66]=[.$B44];[Thong_Tin_Ngay_Nghi_201707.$C$3:.$C$66]) + SUMPRODUCT([Thong_Tin_Ngay_Nghi_201708.$B$3:.$B$66]=[.$B44];[Thong_Tin_Ngay_Nghi_201708.$C$3:.$C$66])+ SUMPRODUCT([Thong_Tin_Ngay_Nghi_201709.$B$3:.$B$64]=[.$B44];[Thong_Tin_Ngay_Nghi_201709.$C$3:.$C$64])+ SUMPRODUCT([Thong_Tin_Ngay_Nghi_201710.$B$3:.$B$64]=[.$B44];[Thong_Tin_Ngay_Nghi_201710.$C$3:.$C$64])+ SUMPRODUCT([Thong_Tin_Ngay_Nghi_201711.$B$3:.$B$67]=[.$B44];[Thong_Tin_Ngay_Nghi_201711.$C$3:.$C$67])" office:value-type="float" office:value="18.5">
            <text:p>18.5</text:p>
          </table:table-cell>
          <table:table-cell table:style-name="ce41" table:formula="of:=IF(DATE(YEAR([.E44]);MONTH([.E44]);DAY([.E44]))&lt;=DATE(YEAR([.E44]);3;31); [.C44]-[.G44] + [.F44]; IF([.G44]-[.C44]&lt;0;[.G44] + [.F44] -[.H44];[.F44]+[.C44]-[.H44]))" office:value-type="float" office:value="-7.5">
            <text:p>-7.5</text:p>
          </table:table-cell>
          <table:table-cell table:style-name="ce41"/>
          <table:table-cell table:style-name="ce41" table:formula="of:=1+1.5+1.5+2+1+1.5" office:value-type="float" office:value="8.5">
            <text:p>8.5</text:p>
          </table:table-cell>
          <table:table-cell table:style-name="ce41" table:formula="of:=[.I44]+[.K44] +[.J44]" office:value-type="float" office:value="1">
            <text:p>1</text:p>
          </table:table-cell>
          <table:table-cell table:style-name="ce55" office:value-type="string">
            <text:p>Những ngày nghỉ này đã trừ vào lương → sẽ ko trừ vào phép nữa:</text:p>
            <text:p>- Tháng 3: 1 ngày</text:p>
            <text:p>- Tháng 6: 1.5 ngày</text:p>
            <text:p>- Tháng 7: 1.5 ngày</text:p>
            <text:p>- Tháng 8: 2 ngày</text:p>
            <text:p>- Tháng 9: 1 ngày</text:p>
            <text:p>- Tháng 10: 1.5 ngày</text:p>
          </table:table-cell>
          <table:table-cell table:number-columns-repeated="1011"/>
        </table:table-row>
        <table:table-row table:style-name="ro10">
          <table:table-cell table:style-name="ce34" office:value-type="float" office:value="39">
            <text:p>39</text:p>
          </table:table-cell>
          <table:table-cell table:style-name="ce36" office:value-type="string">
            <text:p>QuangVD</text:p>
          </table:table-cell>
          <table:table-cell table:style-name="ce41"/>
          <table:table-cell table:style-name="ce43" office:value-type="date" office:date-value="2017-11-13">
            <text:p>11/13/17</text:p>
          </table:table-cell>
          <table:table-cell table:style-name="ce43" table:formula="of:=IF(YEAR(NOW())&gt;YEAR([.D45]);DATE(YEAR([.D45]);12;31);NOW())" office:value-type="date" office:date-value="2017-11-27T09:59:15.55">
            <text:p>11/27/17</text:p>
          </table:table-cell>
          <table:table-cell table:style-name="ce45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0">
            <text:p>0</text:p>
          </table:table-cell>
          <table:table-cell table:style-name="ce49" table:formula="of:=SUMPRODUCT([Thong_Tin_Ngay_Nghi_201701.$B$3:.$B$60]=[.$B45];[Thong_Tin_Ngay_Nghi_201701.$C$3:.$C$60]) +  SUMPRODUCT([Thong_Tin_Ngay_Nghi_201702.$B$3:.$B$61]=[.$B45];[Thong_Tin_Ngay_Nghi_201702.$C$3:.$C$61]) + SUMPRODUCT([Thong_Tin_Ngay_Nghi_201703.$B$3:.$B$62]=[.$B45];[Thong_Tin_Ngay_Nghi_201703.$C$3:.$C$62])" office:value-type="float" office:value="0">
            <text:p>0</text:p>
          </table:table-cell>
          <table:table-cell table:style-name="ce54" table:formula="of:=SUMPRODUCT([Thong_Tin_Ngay_Nghi_201701.$B$3:.$B$61]=[.$B45];[Thong_Tin_Ngay_Nghi_201701.$C$3:.$C$61]) +  SUMPRODUCT([Thong_Tin_Ngay_Nghi_201702.$B$3:.$B$62]=[.$B45];[Thong_Tin_Ngay_Nghi_201702.$C$3:.$C$62]) + SUMPRODUCT([Thong_Tin_Ngay_Nghi_201703.$B$3:.$B$63]=[.$B45];[Thong_Tin_Ngay_Nghi_201703.$C$3:.$C$63]) + SUMPRODUCT([Thong_Tin_Ngay_Nghi_201704.$B$3:.$B$63]=[.$B45];[Thong_Tin_Ngay_Nghi_201704.$C$3:.$C$63]) + SUMPRODUCT([Thong_Tin_Ngay_Nghi_201705.$B$3:.$B$62]=[.$B45];[Thong_Tin_Ngay_Nghi_201705.$C$3:.$C$62]) + SUMPRODUCT([Thong_Tin_Ngay_Nghi_201706.$B$3:.$B$64]=[.$B45];[Thong_Tin_Ngay_Nghi_201706.$C$3:.$C$64]) + SUMPRODUCT([Thong_Tin_Ngay_Nghi_201707.$B$3:.$B$66]=[.$B45];[Thong_Tin_Ngay_Nghi_201707.$C$3:.$C$66]) + SUMPRODUCT([Thong_Tin_Ngay_Nghi_201708.$B$3:.$B$66]=[.$B45];[Thong_Tin_Ngay_Nghi_201708.$C$3:.$C$66])+ SUMPRODUCT([Thong_Tin_Ngay_Nghi_201709.$B$3:.$B$64]=[.$B45];[Thong_Tin_Ngay_Nghi_201709.$C$3:.$C$64])+ SUMPRODUCT([Thong_Tin_Ngay_Nghi_201710.$B$3:.$B$64]=[.$B45];[Thong_Tin_Ngay_Nghi_201710.$C$3:.$C$64])+ SUMPRODUCT([Thong_Tin_Ngay_Nghi_201711.$B$3:.$B$67]=[.$B45];[Thong_Tin_Ngay_Nghi_201711.$C$3:.$C$67])" office:value-type="float" office:value="0">
            <text:p>0</text:p>
          </table:table-cell>
          <table:table-cell table:style-name="ce41" table:formula="of:=IF(DATE(YEAR([.E45]);MONTH([.E45]);DAY([.E45]))&lt;=DATE(YEAR([.E45]);3;31); [.C45]-[.G45] + [.F45]; IF([.G45]-[.C45]&lt;0;[.G45] + [.F45] -[.H45];[.F45]+[.C45]-[.H45]))" office:value-type="float" office:value="0">
            <text:p>0</text:p>
          </table:table-cell>
          <table:table-cell table:number-columns-repeated="2" table:style-name="ce41"/>
          <table:table-cell table:style-name="ce41" table:formula="of:=[.I45]+[.K45] +[.J45]" office:value-type="float" office:value="0">
            <text:p>0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40">
            <text:p>40</text:p>
          </table:table-cell>
          <table:table-cell table:style-name="ce36" office:value-type="string">
            <text:p>TienND</text:p>
          </table:table-cell>
          <table:table-cell table:style-name="ce41" office:value-type="float" office:value="4">
            <text:p>4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46]);DATE(YEAR([.D46]);12;31);NOW())" office:value-type="date" office:date-value="2017-11-27T09:59:15.55">
            <text:p>11/27/17</text:p>
          </table:table-cell>
          <table:table-cell table:style-name="ce45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11">
            <text:p>11</text:p>
          </table:table-cell>
          <table:table-cell table:style-name="ce49" table:formula="of:=SUMPRODUCT([Thong_Tin_Ngay_Nghi_201701.$B$3:.$B$60]=[.$B46];[Thong_Tin_Ngay_Nghi_201701.$C$3:.$C$60]) +  SUMPRODUCT([Thong_Tin_Ngay_Nghi_201702.$B$3:.$B$61]=[.$B46];[Thong_Tin_Ngay_Nghi_201702.$C$3:.$C$61]) + SUMPRODUCT([Thong_Tin_Ngay_Nghi_201703.$B$3:.$B$62]=[.$B46];[Thong_Tin_Ngay_Nghi_201703.$C$3:.$C$62])" office:value-type="float" office:value="4.5">
            <text:p>4.5</text:p>
          </table:table-cell>
          <table:table-cell table:style-name="ce54" table:formula="of:=SUMPRODUCT([Thong_Tin_Ngay_Nghi_201701.$B$3:.$B$61]=[.$B46];[Thong_Tin_Ngay_Nghi_201701.$C$3:.$C$61]) +  SUMPRODUCT([Thong_Tin_Ngay_Nghi_201702.$B$3:.$B$62]=[.$B46];[Thong_Tin_Ngay_Nghi_201702.$C$3:.$C$62]) + SUMPRODUCT([Thong_Tin_Ngay_Nghi_201703.$B$3:.$B$63]=[.$B46];[Thong_Tin_Ngay_Nghi_201703.$C$3:.$C$63]) + SUMPRODUCT([Thong_Tin_Ngay_Nghi_201704.$B$3:.$B$63]=[.$B46];[Thong_Tin_Ngay_Nghi_201704.$C$3:.$C$63]) + SUMPRODUCT([Thong_Tin_Ngay_Nghi_201705.$B$3:.$B$62]=[.$B46];[Thong_Tin_Ngay_Nghi_201705.$C$3:.$C$62]) + SUMPRODUCT([Thong_Tin_Ngay_Nghi_201706.$B$3:.$B$64]=[.$B46];[Thong_Tin_Ngay_Nghi_201706.$C$3:.$C$64]) + SUMPRODUCT([Thong_Tin_Ngay_Nghi_201707.$B$3:.$B$66]=[.$B46];[Thong_Tin_Ngay_Nghi_201707.$C$3:.$C$66]) + SUMPRODUCT([Thong_Tin_Ngay_Nghi_201708.$B$3:.$B$66]=[.$B46];[Thong_Tin_Ngay_Nghi_201708.$C$3:.$C$66])+ SUMPRODUCT([Thong_Tin_Ngay_Nghi_201709.$B$3:.$B$64]=[.$B46];[Thong_Tin_Ngay_Nghi_201709.$C$3:.$C$64])+ SUMPRODUCT([Thong_Tin_Ngay_Nghi_201710.$B$3:.$B$64]=[.$B46];[Thong_Tin_Ngay_Nghi_201710.$C$3:.$C$64])+ SUMPRODUCT([Thong_Tin_Ngay_Nghi_201711.$B$3:.$B$67]=[.$B46];[Thong_Tin_Ngay_Nghi_201711.$C$3:.$C$67])" office:value-type="float" office:value="13">
            <text:p>13</text:p>
          </table:table-cell>
          <table:table-cell table:style-name="ce41" table:formula="of:=IF(DATE(YEAR([.E46]);MONTH([.E46]);DAY([.E46]))&lt;=DATE(YEAR([.E46]);3;31); [.C46]-[.G46] + [.F46]; IF([.G46]-[.C46]&lt;0;[.G46] + [.F46] -[.H46];[.F46]+[.C46]-[.H46]))" office:value-type="float" office:value="2">
            <text:p>2</text:p>
          </table:table-cell>
          <table:table-cell table:number-columns-repeated="2" table:style-name="ce41"/>
          <table:table-cell table:style-name="ce41" table:formula="of:=[.I46]+[.K46] +[.J46]" office:value-type="float" office:value="2">
            <text:p>2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41">
            <text:p>41</text:p>
          </table:table-cell>
          <table:table-cell table:style-name="ce36" office:value-type="string">
            <text:p>ThaiNHQ</text:p>
          </table:table-cell>
          <table:table-cell table:style-name="ce41"/>
          <table:table-cell table:style-name="ce43" office:value-type="date" office:date-value="2017-11-17">
            <text:p>11/17/17</text:p>
          </table:table-cell>
          <table:table-cell table:style-name="ce43" table:formula="of:=IF(YEAR(NOW())&gt;YEAR([.D47]);DATE(YEAR([.D47]);12;31);NOW())" office:value-type="date" office:date-value="2017-11-27T09:59:15.55">
            <text:p>11/27/17</text:p>
          </table:table-cell>
          <table:table-cell table:style-name="ce45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0">
            <text:p>0</text:p>
          </table:table-cell>
          <table:table-cell table:style-name="ce49" table:formula="of:=SUMPRODUCT([Thong_Tin_Ngay_Nghi_201701.$B$3:.$B$60]=[.$B47];[Thong_Tin_Ngay_Nghi_201701.$C$3:.$C$60]) +  SUMPRODUCT([Thong_Tin_Ngay_Nghi_201702.$B$3:.$B$61]=[.$B47];[Thong_Tin_Ngay_Nghi_201702.$C$3:.$C$61]) + SUMPRODUCT([Thong_Tin_Ngay_Nghi_201703.$B$3:.$B$62]=[.$B47];[Thong_Tin_Ngay_Nghi_201703.$C$3:.$C$62])" office:value-type="float" office:value="0">
            <text:p>0</text:p>
          </table:table-cell>
          <table:table-cell table:style-name="ce54" table:formula="of:=SUMPRODUCT([Thong_Tin_Ngay_Nghi_201701.$B$3:.$B$61]=[.$B47];[Thong_Tin_Ngay_Nghi_201701.$C$3:.$C$61]) +  SUMPRODUCT([Thong_Tin_Ngay_Nghi_201702.$B$3:.$B$62]=[.$B47];[Thong_Tin_Ngay_Nghi_201702.$C$3:.$C$62]) + SUMPRODUCT([Thong_Tin_Ngay_Nghi_201703.$B$3:.$B$63]=[.$B47];[Thong_Tin_Ngay_Nghi_201703.$C$3:.$C$63]) + SUMPRODUCT([Thong_Tin_Ngay_Nghi_201704.$B$3:.$B$63]=[.$B47];[Thong_Tin_Ngay_Nghi_201704.$C$3:.$C$63]) + SUMPRODUCT([Thong_Tin_Ngay_Nghi_201705.$B$3:.$B$62]=[.$B47];[Thong_Tin_Ngay_Nghi_201705.$C$3:.$C$62]) + SUMPRODUCT([Thong_Tin_Ngay_Nghi_201706.$B$3:.$B$64]=[.$B47];[Thong_Tin_Ngay_Nghi_201706.$C$3:.$C$64]) + SUMPRODUCT([Thong_Tin_Ngay_Nghi_201707.$B$3:.$B$66]=[.$B47];[Thong_Tin_Ngay_Nghi_201707.$C$3:.$C$66]) + SUMPRODUCT([Thong_Tin_Ngay_Nghi_201708.$B$3:.$B$66]=[.$B47];[Thong_Tin_Ngay_Nghi_201708.$C$3:.$C$66])+ SUMPRODUCT([Thong_Tin_Ngay_Nghi_201709.$B$3:.$B$64]=[.$B47];[Thong_Tin_Ngay_Nghi_201709.$C$3:.$C$64])+ SUMPRODUCT([Thong_Tin_Ngay_Nghi_201710.$B$3:.$B$64]=[.$B47];[Thong_Tin_Ngay_Nghi_201710.$C$3:.$C$64])+ SUMPRODUCT([Thong_Tin_Ngay_Nghi_201711.$B$3:.$B$67]=[.$B47];[Thong_Tin_Ngay_Nghi_201711.$C$3:.$C$67])" office:value-type="float" office:value="0">
            <text:p>0</text:p>
          </table:table-cell>
          <table:table-cell table:style-name="ce41" table:formula="of:=IF(DATE(YEAR([.E47]);MONTH([.E47]);DAY([.E47]))&lt;=DATE(YEAR([.E47]);3;31); [.C47]-[.G47] + [.F47]; IF([.G47]-[.C47]&lt;0;[.G47] + [.F47] -[.H47];[.F47]+[.C47]-[.H47]))" office:value-type="float" office:value="0">
            <text:p>0</text:p>
          </table:table-cell>
          <table:table-cell table:number-columns-repeated="2" table:style-name="ce41"/>
          <table:table-cell table:style-name="ce41" table:formula="of:=[.I47]+[.K47] +[.J47]" office:value-type="float" office:value="0">
            <text:p>0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42">
            <text:p>42</text:p>
          </table:table-cell>
          <table:table-cell table:style-name="ce36" office:value-type="string">
            <text:p>ThamDT</text:p>
          </table:table-cell>
          <table:table-cell table:style-name="ce41" office:value-type="float" office:value="2">
            <text:p>2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48]);DATE(YEAR([.D48]);12;31);NOW())" office:value-type="date" office:date-value="2017-11-27T09:59:15.55">
            <text:p>11/27/17</text:p>
          </table:table-cell>
          <table:table-cell table:style-name="ce45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11">
            <text:p>11</text:p>
          </table:table-cell>
          <table:table-cell table:style-name="ce49" table:formula="of:=SUMPRODUCT([Thong_Tin_Ngay_Nghi_201701.$B$3:.$B$60]=[.$B48];[Thong_Tin_Ngay_Nghi_201701.$C$3:.$C$60]) +  SUMPRODUCT([Thong_Tin_Ngay_Nghi_201702.$B$3:.$B$61]=[.$B48];[Thong_Tin_Ngay_Nghi_201702.$C$3:.$C$61]) + SUMPRODUCT([Thong_Tin_Ngay_Nghi_201703.$B$3:.$B$62]=[.$B48];[Thong_Tin_Ngay_Nghi_201703.$C$3:.$C$62])" office:value-type="float" office:value="8.5">
            <text:p>8.5</text:p>
          </table:table-cell>
          <table:table-cell table:style-name="ce54" table:formula="of:=SUMPRODUCT([Thong_Tin_Ngay_Nghi_201701.$B$3:.$B$61]=[.$B48];[Thong_Tin_Ngay_Nghi_201701.$C$3:.$C$61]) +  SUMPRODUCT([Thong_Tin_Ngay_Nghi_201702.$B$3:.$B$62]=[.$B48];[Thong_Tin_Ngay_Nghi_201702.$C$3:.$C$62]) + SUMPRODUCT([Thong_Tin_Ngay_Nghi_201703.$B$3:.$B$63]=[.$B48];[Thong_Tin_Ngay_Nghi_201703.$C$3:.$C$63]) + SUMPRODUCT([Thong_Tin_Ngay_Nghi_201704.$B$3:.$B$63]=[.$B48];[Thong_Tin_Ngay_Nghi_201704.$C$3:.$C$63]) + SUMPRODUCT([Thong_Tin_Ngay_Nghi_201705.$B$3:.$B$62]=[.$B48];[Thong_Tin_Ngay_Nghi_201705.$C$3:.$C$62]) + SUMPRODUCT([Thong_Tin_Ngay_Nghi_201706.$B$3:.$B$64]=[.$B48];[Thong_Tin_Ngay_Nghi_201706.$C$3:.$C$64]) + SUMPRODUCT([Thong_Tin_Ngay_Nghi_201707.$B$3:.$B$66]=[.$B48];[Thong_Tin_Ngay_Nghi_201707.$C$3:.$C$66]) + SUMPRODUCT([Thong_Tin_Ngay_Nghi_201708.$B$3:.$B$66]=[.$B48];[Thong_Tin_Ngay_Nghi_201708.$C$3:.$C$66])+ SUMPRODUCT([Thong_Tin_Ngay_Nghi_201709.$B$3:.$B$64]=[.$B48];[Thong_Tin_Ngay_Nghi_201709.$C$3:.$C$64])+ SUMPRODUCT([Thong_Tin_Ngay_Nghi_201710.$B$3:.$B$64]=[.$B48];[Thong_Tin_Ngay_Nghi_201710.$C$3:.$C$64])+ SUMPRODUCT([Thong_Tin_Ngay_Nghi_201711.$B$3:.$B$67]=[.$B48];[Thong_Tin_Ngay_Nghi_201711.$C$3:.$C$67])" office:value-type="float" office:value="24.5">
            <text:p>24.5</text:p>
          </table:table-cell>
          <table:table-cell table:style-name="ce41" table:formula="of:=IF(DATE(YEAR([.E48]);MONTH([.E48]);DAY([.E48]))&lt;=DATE(YEAR([.E48]);3;31); [.C48]-[.G48] + [.F48]; IF([.G48]-[.C48]&lt;0;[.G48] + [.F48] -[.H48];[.F48]+[.C48]-[.H48]))" office:value-type="float" office:value="-11.5">
            <text:p>-11.5</text:p>
          </table:table-cell>
          <table:table-cell table:number-columns-repeated="2" table:style-name="ce41"/>
          <table:table-cell table:style-name="ce41" table:formula="of:=[.I48]+[.K48] +[.J48]" office:value-type="float" office:value="-11.5">
            <text:p>-11.5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43">
            <text:p>43</text:p>
          </table:table-cell>
          <table:table-cell table:style-name="ce36" office:value-type="string">
            <text:p>ThaoDTN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3-11">
            <text:p>03/11/17</text:p>
          </table:table-cell>
          <table:table-cell table:style-name="ce43" table:formula="of:=IF(YEAR(NOW())&gt;YEAR([.D49]);DATE(YEAR([.D49]);12;31);NOW())" office:value-type="date" office:date-value="2017-11-27T09:59:15.55">
            <text:p>11/27/17</text:p>
          </table:table-cell>
          <table:table-cell table:style-name="ce45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9">
            <text:p>9</text:p>
          </table:table-cell>
          <table:table-cell table:style-name="ce49" table:formula="of:=SUMPRODUCT([Thong_Tin_Ngay_Nghi_201701.$B$3:.$B$60]=[.$B49];[Thong_Tin_Ngay_Nghi_201701.$C$3:.$C$60]) +  SUMPRODUCT([Thong_Tin_Ngay_Nghi_201702.$B$3:.$B$61]=[.$B49];[Thong_Tin_Ngay_Nghi_201702.$C$3:.$C$61]) + SUMPRODUCT([Thong_Tin_Ngay_Nghi_201703.$B$3:.$B$62]=[.$B49];[Thong_Tin_Ngay_Nghi_201703.$C$3:.$C$62])" office:value-type="float" office:value="0">
            <text:p>0</text:p>
          </table:table-cell>
          <table:table-cell table:style-name="ce54" table:formula="of:=SUMPRODUCT([Thong_Tin_Ngay_Nghi_201701.$B$3:.$B$61]=[.$B49];[Thong_Tin_Ngay_Nghi_201701.$C$3:.$C$61]) +  SUMPRODUCT([Thong_Tin_Ngay_Nghi_201702.$B$3:.$B$62]=[.$B49];[Thong_Tin_Ngay_Nghi_201702.$C$3:.$C$62]) + SUMPRODUCT([Thong_Tin_Ngay_Nghi_201703.$B$3:.$B$63]=[.$B49];[Thong_Tin_Ngay_Nghi_201703.$C$3:.$C$63]) + SUMPRODUCT([Thong_Tin_Ngay_Nghi_201704.$B$3:.$B$63]=[.$B49];[Thong_Tin_Ngay_Nghi_201704.$C$3:.$C$63]) + SUMPRODUCT([Thong_Tin_Ngay_Nghi_201705.$B$3:.$B$62]=[.$B49];[Thong_Tin_Ngay_Nghi_201705.$C$3:.$C$62]) + SUMPRODUCT([Thong_Tin_Ngay_Nghi_201706.$B$3:.$B$64]=[.$B49];[Thong_Tin_Ngay_Nghi_201706.$C$3:.$C$64]) + SUMPRODUCT([Thong_Tin_Ngay_Nghi_201707.$B$3:.$B$66]=[.$B49];[Thong_Tin_Ngay_Nghi_201707.$C$3:.$C$66]) + SUMPRODUCT([Thong_Tin_Ngay_Nghi_201708.$B$3:.$B$66]=[.$B49];[Thong_Tin_Ngay_Nghi_201708.$C$3:.$C$66])+ SUMPRODUCT([Thong_Tin_Ngay_Nghi_201709.$B$3:.$B$64]=[.$B49];[Thong_Tin_Ngay_Nghi_201709.$C$3:.$C$64])+ SUMPRODUCT([Thong_Tin_Ngay_Nghi_201710.$B$3:.$B$64]=[.$B49];[Thong_Tin_Ngay_Nghi_201710.$C$3:.$C$64])+ SUMPRODUCT([Thong_Tin_Ngay_Nghi_201711.$B$3:.$B$67]=[.$B49];[Thong_Tin_Ngay_Nghi_201711.$C$3:.$C$67])" office:value-type="float" office:value="3">
            <text:p>3</text:p>
          </table:table-cell>
          <table:table-cell table:style-name="ce41" table:formula="of:=IF(DATE(YEAR([.E49]);MONTH([.E49]);DAY([.E49]))&lt;=DATE(YEAR([.E49]);3;31); [.C49]-[.G49] + [.F49]; IF([.G49]-[.C49]&lt;0;[.G49] + [.F49] -[.H49];[.F49]+[.C49]-[.H49]))" office:value-type="float" office:value="6">
            <text:p>6</text:p>
          </table:table-cell>
          <table:table-cell table:number-columns-repeated="2" table:style-name="ce41"/>
          <table:table-cell table:style-name="ce41" table:formula="of:=[.I49]+[.K49] +[.J49]" office:value-type="float" office:value="6">
            <text:p>6</text:p>
          </table:table-cell>
          <table:table-cell table:style-name="ce55"/>
          <table:table-cell table:number-columns-repeated="1011"/>
        </table:table-row>
        <table:table-row table:style-name="ro13">
          <table:table-cell table:style-name="ce34" office:value-type="float" office:value="44">
            <text:p>44</text:p>
          </table:table-cell>
          <table:table-cell table:style-name="ce36" office:value-type="string">
            <text:p>ThinhT</text:p>
          </table:table-cell>
          <table:table-cell table:style-name="ce41" office:value-type="float" office:value="2.5">
            <text:p>2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50]);DATE(YEAR([.D50]);12;31);NOW())" office:value-type="date" office:date-value="2017-11-27T09:59:15.56">
            <text:p>11/27/17</text:p>
          </table:table-cell>
          <table:table-cell table:style-name="ce45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11">
            <text:p>11</text:p>
          </table:table-cell>
          <table:table-cell table:style-name="ce49" table:formula="of:=SUMPRODUCT([Thong_Tin_Ngay_Nghi_201701.$B$3:.$B$60]=[.$B50];[Thong_Tin_Ngay_Nghi_201701.$C$3:.$C$60]) +  SUMPRODUCT([Thong_Tin_Ngay_Nghi_201702.$B$3:.$B$61]=[.$B50];[Thong_Tin_Ngay_Nghi_201702.$C$3:.$C$61]) + SUMPRODUCT([Thong_Tin_Ngay_Nghi_201703.$B$3:.$B$62]=[.$B50];[Thong_Tin_Ngay_Nghi_201703.$C$3:.$C$62])" office:value-type="float" office:value="20.5">
            <text:p>20.5</text:p>
          </table:table-cell>
          <table:table-cell table:style-name="ce54" table:formula="of:=SUMPRODUCT([Thong_Tin_Ngay_Nghi_201701.$B$3:.$B$61]=[.$B50];[Thong_Tin_Ngay_Nghi_201701.$C$3:.$C$61]) +  SUMPRODUCT([Thong_Tin_Ngay_Nghi_201702.$B$3:.$B$62]=[.$B50];[Thong_Tin_Ngay_Nghi_201702.$C$3:.$C$62]) + SUMPRODUCT([Thong_Tin_Ngay_Nghi_201703.$B$3:.$B$63]=[.$B50];[Thong_Tin_Ngay_Nghi_201703.$C$3:.$C$63]) + SUMPRODUCT([Thong_Tin_Ngay_Nghi_201704.$B$3:.$B$63]=[.$B50];[Thong_Tin_Ngay_Nghi_201704.$C$3:.$C$63]) + SUMPRODUCT([Thong_Tin_Ngay_Nghi_201705.$B$3:.$B$62]=[.$B50];[Thong_Tin_Ngay_Nghi_201705.$C$3:.$C$62]) + SUMPRODUCT([Thong_Tin_Ngay_Nghi_201706.$B$3:.$B$64]=[.$B50];[Thong_Tin_Ngay_Nghi_201706.$C$3:.$C$64]) + SUMPRODUCT([Thong_Tin_Ngay_Nghi_201707.$B$3:.$B$66]=[.$B50];[Thong_Tin_Ngay_Nghi_201707.$C$3:.$C$66]) + SUMPRODUCT([Thong_Tin_Ngay_Nghi_201708.$B$3:.$B$66]=[.$B50];[Thong_Tin_Ngay_Nghi_201708.$C$3:.$C$66])+ SUMPRODUCT([Thong_Tin_Ngay_Nghi_201709.$B$3:.$B$64]=[.$B50];[Thong_Tin_Ngay_Nghi_201709.$C$3:.$C$64])+ SUMPRODUCT([Thong_Tin_Ngay_Nghi_201710.$B$3:.$B$64]=[.$B50];[Thong_Tin_Ngay_Nghi_201710.$C$3:.$C$64])+ SUMPRODUCT([Thong_Tin_Ngay_Nghi_201711.$B$3:.$B$67]=[.$B50];[Thong_Tin_Ngay_Nghi_201711.$C$3:.$C$67])" office:value-type="float" office:value="29.5">
            <text:p>29.5</text:p>
          </table:table-cell>
          <table:table-cell table:style-name="ce41" table:formula="of:=IF(DATE(YEAR([.E50]);MONTH([.E50]);DAY([.E50]))&lt;=DATE(YEAR([.E50]);3;31); [.C50]-[.G50] + [.F50]; IF([.G50]-[.C50]&lt;0;[.G50] + [.F50] -[.H50];[.F50]+[.C50]-[.H50]))" office:value-type="float" office:value="-16">
            <text:p>-16</text:p>
          </table:table-cell>
          <table:table-cell table:style-name="ce41"/>
          <table:table-cell table:style-name="ce41" table:formula="of:=15" office:value-type="float" office:value="15">
            <text:p>15</text:p>
          </table:table-cell>
          <table:table-cell table:style-name="ce41" table:formula="of:=[.I50]+[.K50] +[.J50]" office:value-type="float" office:value="-1">
            <text:p>-1</text:p>
          </table:table-cell>
          <table:table-cell table:style-name="ce55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11">
          <table:table-cell table:style-name="ce34" office:value-type="float" office:value="45">
            <text:p>45</text:p>
          </table:table-cell>
          <table:table-cell table:style-name="ce36" office:value-type="string">
            <text:p>ThuyCNTA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4-24">
            <text:p>04/24/17</text:p>
          </table:table-cell>
          <table:table-cell table:style-name="ce43" table:formula="of:=IF(YEAR(NOW())&gt;YEAR([.D51]);DATE(YEAR([.D51]);12;31);NOW())" office:value-type="date" office:date-value="2017-11-27T09:59:15.56">
            <text:p>11/27/17</text:p>
          </table:table-cell>
          <table:table-cell table:style-name="ce45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7">
            <text:p>7</text:p>
          </table:table-cell>
          <table:table-cell table:style-name="ce49" table:formula="of:=SUMPRODUCT([Thong_Tin_Ngay_Nghi_201701.$B$3:.$B$60]=[.$B51];[Thong_Tin_Ngay_Nghi_201701.$C$3:.$C$60]) +  SUMPRODUCT([Thong_Tin_Ngay_Nghi_201702.$B$3:.$B$61]=[.$B51];[Thong_Tin_Ngay_Nghi_201702.$C$3:.$C$61]) + SUMPRODUCT([Thong_Tin_Ngay_Nghi_201703.$B$3:.$B$62]=[.$B51];[Thong_Tin_Ngay_Nghi_201703.$C$3:.$C$62])" office:value-type="float" office:value="0">
            <text:p>0</text:p>
          </table:table-cell>
          <table:table-cell table:style-name="ce54" table:formula="of:=SUMPRODUCT([Thong_Tin_Ngay_Nghi_201701.$B$3:.$B$61]=[.$B51];[Thong_Tin_Ngay_Nghi_201701.$C$3:.$C$61]) +  SUMPRODUCT([Thong_Tin_Ngay_Nghi_201702.$B$3:.$B$62]=[.$B51];[Thong_Tin_Ngay_Nghi_201702.$C$3:.$C$62]) + SUMPRODUCT([Thong_Tin_Ngay_Nghi_201703.$B$3:.$B$63]=[.$B51];[Thong_Tin_Ngay_Nghi_201703.$C$3:.$C$63]) + SUMPRODUCT([Thong_Tin_Ngay_Nghi_201704.$B$3:.$B$63]=[.$B51];[Thong_Tin_Ngay_Nghi_201704.$C$3:.$C$63]) + SUMPRODUCT([Thong_Tin_Ngay_Nghi_201705.$B$3:.$B$62]=[.$B51];[Thong_Tin_Ngay_Nghi_201705.$C$3:.$C$62]) + SUMPRODUCT([Thong_Tin_Ngay_Nghi_201706.$B$3:.$B$64]=[.$B51];[Thong_Tin_Ngay_Nghi_201706.$C$3:.$C$64]) + SUMPRODUCT([Thong_Tin_Ngay_Nghi_201707.$B$3:.$B$66]=[.$B51];[Thong_Tin_Ngay_Nghi_201707.$C$3:.$C$66]) + SUMPRODUCT([Thong_Tin_Ngay_Nghi_201708.$B$3:.$B$66]=[.$B51];[Thong_Tin_Ngay_Nghi_201708.$C$3:.$C$66])+ SUMPRODUCT([Thong_Tin_Ngay_Nghi_201709.$B$3:.$B$64]=[.$B51];[Thong_Tin_Ngay_Nghi_201709.$C$3:.$C$64])+ SUMPRODUCT([Thong_Tin_Ngay_Nghi_201710.$B$3:.$B$64]=[.$B51];[Thong_Tin_Ngay_Nghi_201710.$C$3:.$C$64])+ SUMPRODUCT([Thong_Tin_Ngay_Nghi_201711.$B$3:.$B$67]=[.$B51];[Thong_Tin_Ngay_Nghi_201711.$C$3:.$C$67])" office:value-type="float" office:value="4">
            <text:p>4</text:p>
          </table:table-cell>
          <table:table-cell table:style-name="ce41" table:formula="of:=IF(DATE(YEAR([.E51]);MONTH([.E51]);DAY([.E51]))&lt;=DATE(YEAR([.E51]);3;31); [.C51]-[.G51] + [.F51]; IF([.G51]-[.C51]&lt;0;[.G51] + [.F51] -[.H51];[.F51]+[.C51]-[.H51]))" office:value-type="float" office:value="3">
            <text:p>3</text:p>
          </table:table-cell>
          <table:table-cell table:style-name="ce41"/>
          <table:table-cell table:style-name="ce41" table:formula="of:=0.5+1" office:value-type="float" office:value="1.5">
            <text:p>1.5</text:p>
          </table:table-cell>
          <table:table-cell table:style-name="ce41" table:formula="of:=[.I51]+[.K51] +[.J51]" office:value-type="float" office:value="4.5">
            <text:p>4.5</text:p>
          </table:table-cell>
          <table:table-cell table:style-name="ce55" office:value-type="string">
            <text:p>Những ngày nghỉ này đã trừ vào lương → sẽ ko trừ vào phép nữa:</text:p>
            <text:p>- Tháng 5: 0.5 ngày</text:p>
            <text:p>- Tháng 6: 1ngày</text:p>
          </table:table-cell>
          <table:table-cell table:number-columns-repeated="1011"/>
        </table:table-row>
        <table:table-row table:style-name="ro10">
          <table:table-cell table:style-name="ce34" office:value-type="float" office:value="46">
            <text:p>46</text:p>
          </table:table-cell>
          <table:table-cell table:style-name="ce36" office:value-type="string">
            <text:p>ThuyLTT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52]);DATE(YEAR([.D52]);12;31);NOW())" office:value-type="date" office:date-value="2017-11-27T09:59:15.56">
            <text:p>11/27/17</text:p>
          </table:table-cell>
          <table:table-cell table:style-name="ce45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11">
            <text:p>11</text:p>
          </table:table-cell>
          <table:table-cell table:style-name="ce49" table:formula="of:=SUMPRODUCT([Thong_Tin_Ngay_Nghi_201701.$B$3:.$B$60]=[.$B52];[Thong_Tin_Ngay_Nghi_201701.$C$3:.$C$60]) +  SUMPRODUCT([Thong_Tin_Ngay_Nghi_201702.$B$3:.$B$61]=[.$B52];[Thong_Tin_Ngay_Nghi_201702.$C$3:.$C$61]) + SUMPRODUCT([Thong_Tin_Ngay_Nghi_201703.$B$3:.$B$62]=[.$B52];[Thong_Tin_Ngay_Nghi_201703.$C$3:.$C$62])" office:value-type="float" office:value="9.5">
            <text:p>9.5</text:p>
          </table:table-cell>
          <table:table-cell table:style-name="ce54" table:formula="of:=SUMPRODUCT([Thong_Tin_Ngay_Nghi_201701.$B$3:.$B$61]=[.$B52];[Thong_Tin_Ngay_Nghi_201701.$C$3:.$C$61]) +  SUMPRODUCT([Thong_Tin_Ngay_Nghi_201702.$B$3:.$B$62]=[.$B52];[Thong_Tin_Ngay_Nghi_201702.$C$3:.$C$62]) + SUMPRODUCT([Thong_Tin_Ngay_Nghi_201703.$B$3:.$B$63]=[.$B52];[Thong_Tin_Ngay_Nghi_201703.$C$3:.$C$63]) + SUMPRODUCT([Thong_Tin_Ngay_Nghi_201704.$B$3:.$B$63]=[.$B52];[Thong_Tin_Ngay_Nghi_201704.$C$3:.$C$63]) + SUMPRODUCT([Thong_Tin_Ngay_Nghi_201705.$B$3:.$B$62]=[.$B52];[Thong_Tin_Ngay_Nghi_201705.$C$3:.$C$62]) + SUMPRODUCT([Thong_Tin_Ngay_Nghi_201706.$B$3:.$B$64]=[.$B52];[Thong_Tin_Ngay_Nghi_201706.$C$3:.$C$64]) + SUMPRODUCT([Thong_Tin_Ngay_Nghi_201707.$B$3:.$B$66]=[.$B52];[Thong_Tin_Ngay_Nghi_201707.$C$3:.$C$66]) + SUMPRODUCT([Thong_Tin_Ngay_Nghi_201708.$B$3:.$B$66]=[.$B52];[Thong_Tin_Ngay_Nghi_201708.$C$3:.$C$66])+ SUMPRODUCT([Thong_Tin_Ngay_Nghi_201709.$B$3:.$B$64]=[.$B52];[Thong_Tin_Ngay_Nghi_201709.$C$3:.$C$64])+ SUMPRODUCT([Thong_Tin_Ngay_Nghi_201710.$B$3:.$B$64]=[.$B52];[Thong_Tin_Ngay_Nghi_201710.$C$3:.$C$64])+ SUMPRODUCT([Thong_Tin_Ngay_Nghi_201711.$B$3:.$B$67]=[.$B52];[Thong_Tin_Ngay_Nghi_201711.$C$3:.$C$67])" office:value-type="float" office:value="31.5">
            <text:p>31.5</text:p>
          </table:table-cell>
          <table:table-cell table:style-name="ce41" table:formula="of:=IF(DATE(YEAR([.E52]);MONTH([.E52]);DAY([.E52]))&lt;=DATE(YEAR([.E52]);3;31); [.C52]-[.G52] + [.F52]; IF([.G52]-[.C52]&lt;0;[.G52] + [.F52] -[.H52];[.F52]+[.C52]-[.H52]))" office:value-type="float" office:value="-20.5">
            <text:p>-20.5</text:p>
          </table:table-cell>
          <table:table-cell table:number-columns-repeated="2" table:style-name="ce41"/>
          <table:table-cell table:style-name="ce41" table:formula="of:=[.I52]+[.K52] +[.J52]" office:value-type="float" office:value="-20.5">
            <text:p>-20.5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47">
            <text:p>47</text:p>
          </table:table-cell>
          <table:table-cell table:style-name="ce36" office:value-type="string">
            <text:p>ThuyenTTN</text:p>
          </table:table-cell>
          <table:table-cell table:style-name="ce41"/>
          <table:table-cell table:style-name="ce43" office:value-type="date" office:date-value="2017-11-13">
            <text:p>11/13/17</text:p>
          </table:table-cell>
          <table:table-cell table:style-name="ce43" table:formula="of:=IF(YEAR(NOW())&gt;YEAR([.D53]);DATE(YEAR([.D53]);12;31);NOW())" office:value-type="date" office:date-value="2017-11-27T09:59:15.56">
            <text:p>11/27/17</text:p>
          </table:table-cell>
          <table:table-cell table:style-name="ce45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0">
            <text:p>0</text:p>
          </table:table-cell>
          <table:table-cell table:style-name="ce49" table:formula="of:=SUMPRODUCT([Thong_Tin_Ngay_Nghi_201701.$B$3:.$B$60]=[.$B53];[Thong_Tin_Ngay_Nghi_201701.$C$3:.$C$60]) +  SUMPRODUCT([Thong_Tin_Ngay_Nghi_201702.$B$3:.$B$61]=[.$B53];[Thong_Tin_Ngay_Nghi_201702.$C$3:.$C$61]) + SUMPRODUCT([Thong_Tin_Ngay_Nghi_201703.$B$3:.$B$62]=[.$B53];[Thong_Tin_Ngay_Nghi_201703.$C$3:.$C$62])" office:value-type="float" office:value="0">
            <text:p>0</text:p>
          </table:table-cell>
          <table:table-cell table:style-name="ce54" table:formula="of:=SUMPRODUCT([Thong_Tin_Ngay_Nghi_201701.$B$3:.$B$61]=[.$B53];[Thong_Tin_Ngay_Nghi_201701.$C$3:.$C$61]) +  SUMPRODUCT([Thong_Tin_Ngay_Nghi_201702.$B$3:.$B$62]=[.$B53];[Thong_Tin_Ngay_Nghi_201702.$C$3:.$C$62]) + SUMPRODUCT([Thong_Tin_Ngay_Nghi_201703.$B$3:.$B$63]=[.$B53];[Thong_Tin_Ngay_Nghi_201703.$C$3:.$C$63]) + SUMPRODUCT([Thong_Tin_Ngay_Nghi_201704.$B$3:.$B$63]=[.$B53];[Thong_Tin_Ngay_Nghi_201704.$C$3:.$C$63]) + SUMPRODUCT([Thong_Tin_Ngay_Nghi_201705.$B$3:.$B$62]=[.$B53];[Thong_Tin_Ngay_Nghi_201705.$C$3:.$C$62]) + SUMPRODUCT([Thong_Tin_Ngay_Nghi_201706.$B$3:.$B$64]=[.$B53];[Thong_Tin_Ngay_Nghi_201706.$C$3:.$C$64]) + SUMPRODUCT([Thong_Tin_Ngay_Nghi_201707.$B$3:.$B$66]=[.$B53];[Thong_Tin_Ngay_Nghi_201707.$C$3:.$C$66]) + SUMPRODUCT([Thong_Tin_Ngay_Nghi_201708.$B$3:.$B$66]=[.$B53];[Thong_Tin_Ngay_Nghi_201708.$C$3:.$C$66])+ SUMPRODUCT([Thong_Tin_Ngay_Nghi_201709.$B$3:.$B$64]=[.$B53];[Thong_Tin_Ngay_Nghi_201709.$C$3:.$C$64])+ SUMPRODUCT([Thong_Tin_Ngay_Nghi_201710.$B$3:.$B$64]=[.$B53];[Thong_Tin_Ngay_Nghi_201710.$C$3:.$C$64])+ SUMPRODUCT([Thong_Tin_Ngay_Nghi_201711.$B$3:.$B$67]=[.$B53];[Thong_Tin_Ngay_Nghi_201711.$C$3:.$C$67])" office:value-type="float" office:value="0">
            <text:p>0</text:p>
          </table:table-cell>
          <table:table-cell table:style-name="ce41" table:formula="of:=IF(DATE(YEAR([.E53]);MONTH([.E53]);DAY([.E53]))&lt;=DATE(YEAR([.E53]);3;31); [.C53]-[.G53] + [.F53]; IF([.G53]-[.C53]&lt;0;[.G53] + [.F53] -[.H53];[.F53]+[.C53]-[.H53]))" office:value-type="float" office:value="0">
            <text:p>0</text:p>
          </table:table-cell>
          <table:table-cell table:number-columns-repeated="2" table:style-name="ce41"/>
          <table:table-cell table:style-name="ce41" table:formula="of:=[.I53]+[.K53] +[.J53]" office:value-type="float" office:value="0">
            <text:p>0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48">
            <text:p>48</text:p>
          </table:table-cell>
          <table:table-cell table:style-name="ce36" office:value-type="string">
            <text:p>TruyenLVC</text:p>
          </table:table-cell>
          <table:table-cell table:style-name="ce41" office:value-type="float" office:value="4.5">
            <text:p>4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54]);DATE(YEAR([.D54]);12;31);NOW())" office:value-type="date" office:date-value="2017-11-27T09:59:15.57">
            <text:p>11/27/17</text:p>
          </table:table-cell>
          <table:table-cell table:style-name="ce45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11">
            <text:p>11</text:p>
          </table:table-cell>
          <table:table-cell table:style-name="ce49" table:formula="of:=SUMPRODUCT([Thong_Tin_Ngay_Nghi_201701.$B$3:.$B$60]=[.$B54];[Thong_Tin_Ngay_Nghi_201701.$C$3:.$C$60]) +  SUMPRODUCT([Thong_Tin_Ngay_Nghi_201702.$B$3:.$B$61]=[.$B54];[Thong_Tin_Ngay_Nghi_201702.$C$3:.$C$61]) + SUMPRODUCT([Thong_Tin_Ngay_Nghi_201703.$B$3:.$B$62]=[.$B54];[Thong_Tin_Ngay_Nghi_201703.$C$3:.$C$62])" office:value-type="float" office:value="3">
            <text:p>3</text:p>
          </table:table-cell>
          <table:table-cell table:style-name="ce54" table:formula="of:=SUMPRODUCT([Thong_Tin_Ngay_Nghi_201701.$B$3:.$B$61]=[.$B54];[Thong_Tin_Ngay_Nghi_201701.$C$3:.$C$61]) +  SUMPRODUCT([Thong_Tin_Ngay_Nghi_201702.$B$3:.$B$62]=[.$B54];[Thong_Tin_Ngay_Nghi_201702.$C$3:.$C$62]) + SUMPRODUCT([Thong_Tin_Ngay_Nghi_201703.$B$3:.$B$63]=[.$B54];[Thong_Tin_Ngay_Nghi_201703.$C$3:.$C$63]) + SUMPRODUCT([Thong_Tin_Ngay_Nghi_201704.$B$3:.$B$63]=[.$B54];[Thong_Tin_Ngay_Nghi_201704.$C$3:.$C$63]) + SUMPRODUCT([Thong_Tin_Ngay_Nghi_201705.$B$3:.$B$62]=[.$B54];[Thong_Tin_Ngay_Nghi_201705.$C$3:.$C$62]) + SUMPRODUCT([Thong_Tin_Ngay_Nghi_201706.$B$3:.$B$64]=[.$B54];[Thong_Tin_Ngay_Nghi_201706.$C$3:.$C$64]) + SUMPRODUCT([Thong_Tin_Ngay_Nghi_201707.$B$3:.$B$66]=[.$B54];[Thong_Tin_Ngay_Nghi_201707.$C$3:.$C$66]) + SUMPRODUCT([Thong_Tin_Ngay_Nghi_201708.$B$3:.$B$66]=[.$B54];[Thong_Tin_Ngay_Nghi_201708.$C$3:.$C$66])+ SUMPRODUCT([Thong_Tin_Ngay_Nghi_201709.$B$3:.$B$64]=[.$B54];[Thong_Tin_Ngay_Nghi_201709.$C$3:.$C$64])+ SUMPRODUCT([Thong_Tin_Ngay_Nghi_201710.$B$3:.$B$64]=[.$B54];[Thong_Tin_Ngay_Nghi_201710.$C$3:.$C$64])+ SUMPRODUCT([Thong_Tin_Ngay_Nghi_201711.$B$3:.$B$67]=[.$B54];[Thong_Tin_Ngay_Nghi_201711.$C$3:.$C$67])" office:value-type="float" office:value="10">
            <text:p>10</text:p>
          </table:table-cell>
          <table:table-cell table:style-name="ce41" table:formula="of:=IF(DATE(YEAR([.E54]);MONTH([.E54]);DAY([.E54]))&lt;=DATE(YEAR([.E54]);3;31); [.C54]-[.G54] + [.F54]; IF([.G54]-[.C54]&lt;0;[.G54] + [.F54] -[.H54];[.F54]+[.C54]-[.H54]))" office:value-type="float" office:value="4">
            <text:p>4</text:p>
          </table:table-cell>
          <table:table-cell table:number-columns-repeated="2" table:style-name="ce41"/>
          <table:table-cell table:style-name="ce41" table:formula="of:=[.I54]+[.K54] +[.J54]" office:value-type="float" office:value="4">
            <text:p>4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49">
            <text:p>49</text:p>
          </table:table-cell>
          <table:table-cell table:style-name="ce36" office:value-type="string">
            <text:p>TuyenHHT</text:p>
          </table:table-cell>
          <table:table-cell table:style-name="ce41"/>
          <table:table-cell table:style-name="ce43" office:value-type="date" office:date-value="2017-11-20">
            <text:p>11/20/17</text:p>
          </table:table-cell>
          <table:table-cell table:style-name="ce43" table:formula="of:=IF(YEAR(NOW())&gt;YEAR([.D55]);DATE(YEAR([.D55]);12;31);NOW())" office:value-type="date" office:date-value="2017-11-27T09:59:15.57">
            <text:p>11/27/17</text:p>
          </table:table-cell>
          <table:table-cell table:style-name="ce45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0">
            <text:p>0</text:p>
          </table:table-cell>
          <table:table-cell table:style-name="ce49" table:formula="of:=SUMPRODUCT([Thong_Tin_Ngay_Nghi_201701.$B$3:.$B$60]=[.$B55];[Thong_Tin_Ngay_Nghi_201701.$C$3:.$C$60]) +  SUMPRODUCT([Thong_Tin_Ngay_Nghi_201702.$B$3:.$B$61]=[.$B55];[Thong_Tin_Ngay_Nghi_201702.$C$3:.$C$61]) + SUMPRODUCT([Thong_Tin_Ngay_Nghi_201703.$B$3:.$B$62]=[.$B55];[Thong_Tin_Ngay_Nghi_201703.$C$3:.$C$62])" office:value-type="float" office:value="0">
            <text:p>0</text:p>
          </table:table-cell>
          <table:table-cell table:style-name="ce54" table:formula="of:=SUMPRODUCT([Thong_Tin_Ngay_Nghi_201701.$B$3:.$B$61]=[.$B55];[Thong_Tin_Ngay_Nghi_201701.$C$3:.$C$61]) +  SUMPRODUCT([Thong_Tin_Ngay_Nghi_201702.$B$3:.$B$62]=[.$B55];[Thong_Tin_Ngay_Nghi_201702.$C$3:.$C$62]) + SUMPRODUCT([Thong_Tin_Ngay_Nghi_201703.$B$3:.$B$63]=[.$B55];[Thong_Tin_Ngay_Nghi_201703.$C$3:.$C$63]) + SUMPRODUCT([Thong_Tin_Ngay_Nghi_201704.$B$3:.$B$63]=[.$B55];[Thong_Tin_Ngay_Nghi_201704.$C$3:.$C$63]) + SUMPRODUCT([Thong_Tin_Ngay_Nghi_201705.$B$3:.$B$62]=[.$B55];[Thong_Tin_Ngay_Nghi_201705.$C$3:.$C$62]) + SUMPRODUCT([Thong_Tin_Ngay_Nghi_201706.$B$3:.$B$64]=[.$B55];[Thong_Tin_Ngay_Nghi_201706.$C$3:.$C$64]) + SUMPRODUCT([Thong_Tin_Ngay_Nghi_201707.$B$3:.$B$66]=[.$B55];[Thong_Tin_Ngay_Nghi_201707.$C$3:.$C$66]) + SUMPRODUCT([Thong_Tin_Ngay_Nghi_201708.$B$3:.$B$66]=[.$B55];[Thong_Tin_Ngay_Nghi_201708.$C$3:.$C$66])+ SUMPRODUCT([Thong_Tin_Ngay_Nghi_201709.$B$3:.$B$64]=[.$B55];[Thong_Tin_Ngay_Nghi_201709.$C$3:.$C$64])+ SUMPRODUCT([Thong_Tin_Ngay_Nghi_201710.$B$3:.$B$64]=[.$B55];[Thong_Tin_Ngay_Nghi_201710.$C$3:.$C$64])+ SUMPRODUCT([Thong_Tin_Ngay_Nghi_201711.$B$3:.$B$67]=[.$B55];[Thong_Tin_Ngay_Nghi_201711.$C$3:.$C$67])" office:value-type="float" office:value="0">
            <text:p>0</text:p>
          </table:table-cell>
          <table:table-cell table:style-name="ce41" table:formula="of:=IF(DATE(YEAR([.E55]);MONTH([.E55]);DAY([.E55]))&lt;=DATE(YEAR([.E55]);3;31); [.C55]-[.G55] + [.F55]; IF([.G55]-[.C55]&lt;0;[.G55] + [.F55] -[.H55];[.F55]+[.C55]-[.H55]))" office:value-type="float" office:value="0">
            <text:p>0</text:p>
          </table:table-cell>
          <table:table-cell table:number-columns-repeated="2" table:style-name="ce41"/>
          <table:table-cell table:style-name="ce41" table:formula="of:=[.I55]+[.K55] +[.J55]" office:value-type="float" office:value="0">
            <text:p>0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50">
            <text:p>50</text:p>
          </table:table-cell>
          <table:table-cell table:style-name="ce36" office:value-type="string">
            <text:p>VietBA</text:p>
          </table:table-cell>
          <table:table-cell table:style-name="ce41" office:value-type="float" office:value="7">
            <text:p>7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56]);DATE(YEAR([.D56]);12;31);NOW())" office:value-type="date" office:date-value="2017-11-27T09:59:15.57">
            <text:p>11/27/17</text:p>
          </table:table-cell>
          <table:table-cell table:style-name="ce45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11">
            <text:p>11</text:p>
          </table:table-cell>
          <table:table-cell table:style-name="ce49" table:formula="of:=SUMPRODUCT([Thong_Tin_Ngay_Nghi_201701.$B$3:.$B$60]=[.$B56];[Thong_Tin_Ngay_Nghi_201701.$C$3:.$C$60]) +  SUMPRODUCT([Thong_Tin_Ngay_Nghi_201702.$B$3:.$B$61]=[.$B56];[Thong_Tin_Ngay_Nghi_201702.$C$3:.$C$61]) + SUMPRODUCT([Thong_Tin_Ngay_Nghi_201703.$B$3:.$B$62]=[.$B56];[Thong_Tin_Ngay_Nghi_201703.$C$3:.$C$62])" office:value-type="float" office:value="6.5">
            <text:p>6.5</text:p>
          </table:table-cell>
          <table:table-cell table:style-name="ce54" table:formula="of:=SUMPRODUCT([Thong_Tin_Ngay_Nghi_201701.$B$3:.$B$61]=[.$B56];[Thong_Tin_Ngay_Nghi_201701.$C$3:.$C$61]) +  SUMPRODUCT([Thong_Tin_Ngay_Nghi_201702.$B$3:.$B$62]=[.$B56];[Thong_Tin_Ngay_Nghi_201702.$C$3:.$C$62]) + SUMPRODUCT([Thong_Tin_Ngay_Nghi_201703.$B$3:.$B$63]=[.$B56];[Thong_Tin_Ngay_Nghi_201703.$C$3:.$C$63]) + SUMPRODUCT([Thong_Tin_Ngay_Nghi_201704.$B$3:.$B$63]=[.$B56];[Thong_Tin_Ngay_Nghi_201704.$C$3:.$C$63]) + SUMPRODUCT([Thong_Tin_Ngay_Nghi_201705.$B$3:.$B$62]=[.$B56];[Thong_Tin_Ngay_Nghi_201705.$C$3:.$C$62]) + SUMPRODUCT([Thong_Tin_Ngay_Nghi_201706.$B$3:.$B$64]=[.$B56];[Thong_Tin_Ngay_Nghi_201706.$C$3:.$C$64]) + SUMPRODUCT([Thong_Tin_Ngay_Nghi_201707.$B$3:.$B$66]=[.$B56];[Thong_Tin_Ngay_Nghi_201707.$C$3:.$C$66]) + SUMPRODUCT([Thong_Tin_Ngay_Nghi_201708.$B$3:.$B$66]=[.$B56];[Thong_Tin_Ngay_Nghi_201708.$C$3:.$C$66])+ SUMPRODUCT([Thong_Tin_Ngay_Nghi_201709.$B$3:.$B$64]=[.$B56];[Thong_Tin_Ngay_Nghi_201709.$C$3:.$C$64])+ SUMPRODUCT([Thong_Tin_Ngay_Nghi_201710.$B$3:.$B$64]=[.$B56];[Thong_Tin_Ngay_Nghi_201710.$C$3:.$C$64])+ SUMPRODUCT([Thong_Tin_Ngay_Nghi_201711.$B$3:.$B$67]=[.$B56];[Thong_Tin_Ngay_Nghi_201711.$C$3:.$C$67])" office:value-type="float" office:value="16.5">
            <text:p>16.5</text:p>
          </table:table-cell>
          <table:table-cell table:style-name="ce41" table:formula="of:=IF(DATE(YEAR([.E56]);MONTH([.E56]);DAY([.E56]))&lt;=DATE(YEAR([.E56]);3;31); [.C56]-[.G56] + [.F56]; IF([.G56]-[.C56]&lt;0;[.G56] + [.F56] -[.H56];[.F56]+[.C56]-[.H56]))" office:value-type="float" office:value="1">
            <text:p>1</text:p>
          </table:table-cell>
          <table:table-cell table:number-columns-repeated="2" table:style-name="ce41"/>
          <table:table-cell table:style-name="ce41" table:formula="of:=[.I56]+[.K56] +[.J56]" office:value-type="float" office:value="1">
            <text:p>1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51">
            <text:p>51</text:p>
          </table:table-cell>
          <table:table-cell table:style-name="ce39" office:value-type="string">
            <text:p>VinhP</text:p>
          </table:table-cell>
          <table:table-cell table:style-name="ce36" office:value-type="float" office:value="0.5">
            <text:p>0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57]);DATE(YEAR([.D57]);12;31);NOW())" office:value-type="date" office:date-value="2017-11-27T09:59:15.57">
            <text:p>11/27/17</text:p>
          </table:table-cell>
          <table:table-cell table:style-name="ce45" table:formula="of:= IF(MONTH([.E57])=MONTH([.D57]) ; IF(NETWORKDAYS([.D57];[.D57]) &lt; NETWORKDAYS(DATE(YEAR([.D57]);MONTH([.D57]);1);EOMONTH([.D57];0)) / 2 ; 0 ; 1)  ;  IF( NETWORKDAYS([.D57];EOMONTH([.D57];0)) &lt; NETWORKDAYS(DATE(YEAR([.D57]);MONTH([.D57]);1);EOMONTH([.D57];0))/2  ; 0  ; 1) + IF(MONTH([.E57]) &gt; MONTH([.D57]) ; MONTH([.E57])-MONTH([.D57])-1 ; 0) + IF(NETWORKDAYS(DATE(YEAR([.E57]);MONTH([.E57]);1);[.E57]) &lt;  NETWORKDAYS(DATE(YEAR([.E57]);MONTH([.E57]);1);EOMONTH([.E57];0)) / 2 ; 0 ; 1))" office:value-type="float" office:value="11">
            <text:p>11</text:p>
          </table:table-cell>
          <table:table-cell table:style-name="ce49" table:formula="of:=SUMPRODUCT([Thong_Tin_Ngay_Nghi_201701.$B$3:.$B$60]=[.$B57];[Thong_Tin_Ngay_Nghi_201701.$C$3:.$C$60]) +  SUMPRODUCT([Thong_Tin_Ngay_Nghi_201702.$B$3:.$B$61]=[.$B57];[Thong_Tin_Ngay_Nghi_201702.$C$3:.$C$61]) + SUMPRODUCT([Thong_Tin_Ngay_Nghi_201703.$B$3:.$B$62]=[.$B57];[Thong_Tin_Ngay_Nghi_201703.$C$3:.$C$62])" office:value-type="float" office:value="6.5">
            <text:p>6.5</text:p>
          </table:table-cell>
          <table:table-cell table:style-name="ce54" table:formula="of:=SUMPRODUCT([Thong_Tin_Ngay_Nghi_201701.$B$3:.$B$61]=[.$B57];[Thong_Tin_Ngay_Nghi_201701.$C$3:.$C$61]) +  SUMPRODUCT([Thong_Tin_Ngay_Nghi_201702.$B$3:.$B$62]=[.$B57];[Thong_Tin_Ngay_Nghi_201702.$C$3:.$C$62]) + SUMPRODUCT([Thong_Tin_Ngay_Nghi_201703.$B$3:.$B$63]=[.$B57];[Thong_Tin_Ngay_Nghi_201703.$C$3:.$C$63]) + SUMPRODUCT([Thong_Tin_Ngay_Nghi_201704.$B$3:.$B$63]=[.$B57];[Thong_Tin_Ngay_Nghi_201704.$C$3:.$C$63]) + SUMPRODUCT([Thong_Tin_Ngay_Nghi_201705.$B$3:.$B$62]=[.$B57];[Thong_Tin_Ngay_Nghi_201705.$C$3:.$C$62]) + SUMPRODUCT([Thong_Tin_Ngay_Nghi_201706.$B$3:.$B$64]=[.$B57];[Thong_Tin_Ngay_Nghi_201706.$C$3:.$C$64]) + SUMPRODUCT([Thong_Tin_Ngay_Nghi_201707.$B$3:.$B$66]=[.$B57];[Thong_Tin_Ngay_Nghi_201707.$C$3:.$C$66]) + SUMPRODUCT([Thong_Tin_Ngay_Nghi_201708.$B$3:.$B$66]=[.$B57];[Thong_Tin_Ngay_Nghi_201708.$C$3:.$C$66])+ SUMPRODUCT([Thong_Tin_Ngay_Nghi_201709.$B$3:.$B$64]=[.$B57];[Thong_Tin_Ngay_Nghi_201709.$C$3:.$C$64])+ SUMPRODUCT([Thong_Tin_Ngay_Nghi_201710.$B$3:.$B$64]=[.$B57];[Thong_Tin_Ngay_Nghi_201710.$C$3:.$C$64])+ SUMPRODUCT([Thong_Tin_Ngay_Nghi_201711.$B$3:.$B$67]=[.$B57];[Thong_Tin_Ngay_Nghi_201711.$C$3:.$C$67])" office:value-type="float" office:value="10">
            <text:p>10</text:p>
          </table:table-cell>
          <table:table-cell table:style-name="ce41" table:formula="of:=IF(DATE(YEAR([.E57]);MONTH([.E57]);DAY([.E57]))&lt;=DATE(YEAR([.E57]);3;31); [.C57]-[.G57] + [.F57]; IF([.G57]-[.C57]&lt;0;[.G57] + [.F57] -[.H57];[.F57]+[.C57]-[.H57]))" office:value-type="float" office:value="1.5">
            <text:p>1.5</text:p>
          </table:table-cell>
          <table:table-cell table:number-columns-repeated="2" table:style-name="ce41"/>
          <table:table-cell table:style-name="ce41" table:formula="of:=[.I57]+[.K57] +[.J57]" office:value-type="float" office:value="1.5">
            <text:p>1.5</text:p>
          </table:table-cell>
          <table:table-cell table:style-name="ce55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69"/>
        <table:table-column table:style-name="co26" table:number-columns-repeated="7" table:default-cell-style-name="ce69"/>
        <table:table-column table:style-name="co25" table:number-columns-repeated="16" table:default-cell-style-name="ce69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64" table:number-columns-repeated="8"/>
          <table:table-cell table:style-name="ce72" office:value-type="string" table:number-columns-spanned="2" table:number-rows-spanned="1">
            <text:p>Month</text:p>
          </table:table-cell>
          <table:covered-table-cell table:style-name="ce73"/>
          <table:table-cell table:style-name="ce74" table:content-validation-name="val1" office:value-type="float" office:value="1" table:number-columns-spanned="2" table:number-rows-spanned="1">
            <text:p>1</text:p>
          </table:table-cell>
          <table:covered-table-cell table:style-name="ce73"/>
          <table:table-cell table:style-name="ce72" office:value-type="string" table:number-columns-spanned="2" table:number-rows-spanned="1">
            <text:p>Year</text:p>
          </table:table-cell>
          <table:covered-table-cell table:style-name="ce73"/>
          <table:table-cell table:style-name="ce72" office:value-type="float" office:value="2017" table:number-columns-spanned="2" table:number-rows-spanned="1">
            <text:p>2017</text:p>
          </table:table-cell>
          <table:covered-table-cell table:style-name="ce75"/>
          <table:table-cell table:style-name="ce64" table:number-columns-repeated="15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65" table:formula="of:=DATE([.$R$1];[.N1];1)" office:value-type="date" office:date-value="2017-01-01">
            <text:p>01</text:p>
          </table:table-cell>
          <table:table-cell table:style-name="ce65" table:formula="of:=[.D2]+1" office:value-type="date" office:date-value="2017-01-02">
            <text:p>02</text:p>
          </table:table-cell>
          <table:table-cell table:style-name="ce65" table:formula="of:=[.E2]+1" office:value-type="date" office:date-value="2017-01-03">
            <text:p>03</text:p>
          </table:table-cell>
          <table:table-cell table:style-name="ce65" table:formula="of:=[.F2]+1" office:value-type="date" office:date-value="2017-01-04">
            <text:p>04</text:p>
          </table:table-cell>
          <table:table-cell table:style-name="ce65" table:formula="of:=[.G2]+1" office:value-type="date" office:date-value="2017-01-05">
            <text:p>05</text:p>
          </table:table-cell>
          <table:table-cell table:style-name="ce65" table:formula="of:=[.H2]+1" office:value-type="date" office:date-value="2017-01-06">
            <text:p>06</text:p>
          </table:table-cell>
          <table:table-cell table:style-name="ce65" table:formula="of:=[.I2]+1" office:value-type="date" office:date-value="2017-01-07">
            <text:p>07</text:p>
          </table:table-cell>
          <table:table-cell table:style-name="ce65" table:formula="of:=[.J2]+1" office:value-type="date" office:date-value="2017-01-08">
            <text:p>08</text:p>
          </table:table-cell>
          <table:table-cell table:style-name="ce65" table:formula="of:=[.K2]+1" office:value-type="date" office:date-value="2017-01-09">
            <text:p>09</text:p>
          </table:table-cell>
          <table:table-cell table:style-name="ce65" table:formula="of:=[.L2]+1" office:value-type="date" office:date-value="2017-01-10">
            <text:p>10</text:p>
          </table:table-cell>
          <table:table-cell table:style-name="ce65" table:formula="of:=[.M2]+1" office:value-type="date" office:date-value="2017-01-11">
            <text:p>11</text:p>
          </table:table-cell>
          <table:table-cell table:style-name="ce65" table:formula="of:=[.N2]+1" office:value-type="date" office:date-value="2017-01-12">
            <text:p>12</text:p>
          </table:table-cell>
          <table:table-cell table:style-name="ce65" table:formula="of:=[.O2]+1" office:value-type="date" office:date-value="2017-01-13">
            <text:p>13</text:p>
          </table:table-cell>
          <table:table-cell table:style-name="ce65" table:formula="of:=[.P2]+1" office:value-type="date" office:date-value="2017-01-14">
            <text:p>14</text:p>
          </table:table-cell>
          <table:table-cell table:style-name="ce65" table:formula="of:=[.Q2]+1" office:value-type="date" office:date-value="2017-01-15">
            <text:p>15</text:p>
          </table:table-cell>
          <table:table-cell table:style-name="ce65" table:formula="of:=[.R2]+1" office:value-type="date" office:date-value="2017-01-16">
            <text:p>16</text:p>
          </table:table-cell>
          <table:table-cell table:style-name="ce65" table:formula="of:=[.S2]+1" office:value-type="date" office:date-value="2017-01-17">
            <text:p>17</text:p>
          </table:table-cell>
          <table:table-cell table:style-name="ce65" table:formula="of:=[.T2]+1" office:value-type="date" office:date-value="2017-01-18">
            <text:p>18</text:p>
          </table:table-cell>
          <table:table-cell table:style-name="ce65" table:formula="of:=[.U2]+1" office:value-type="date" office:date-value="2017-01-19">
            <text:p>19</text:p>
          </table:table-cell>
          <table:table-cell table:style-name="ce65" table:formula="of:=[.V2]+1" office:value-type="date" office:date-value="2017-01-20">
            <text:p>20</text:p>
          </table:table-cell>
          <table:table-cell table:style-name="ce65" table:formula="of:=[.W2]+1" office:value-type="date" office:date-value="2017-01-21">
            <text:p>21</text:p>
          </table:table-cell>
          <table:table-cell table:style-name="ce65" table:formula="of:=[.X2]+1" office:value-type="date" office:date-value="2017-01-22">
            <text:p>22</text:p>
          </table:table-cell>
          <table:table-cell table:style-name="ce65" table:formula="of:=[.Y2]+1" office:value-type="date" office:date-value="2017-01-23">
            <text:p>23</text:p>
          </table:table-cell>
          <table:table-cell table:style-name="ce65" table:formula="of:=[.Z2]+1" office:value-type="date" office:date-value="2017-01-24">
            <text:p>24</text:p>
          </table:table-cell>
          <table:table-cell table:style-name="ce65" table:formula="of:=[.AA2]+1" office:value-type="date" office:date-value="2017-01-25">
            <text:p>25</text:p>
          </table:table-cell>
          <table:table-cell table:style-name="ce65" table:formula="of:=[.AB2]+1" office:value-type="date" office:date-value="2017-01-26">
            <text:p>26</text:p>
          </table:table-cell>
          <table:table-cell table:style-name="ce65" table:formula="of:=[.AC2]+1" office:value-type="date" office:date-value="2017-01-27">
            <text:p>27</text:p>
          </table:table-cell>
          <table:table-cell table:style-name="ce65" table:formula="of:=[.AD2]+1" office:value-type="date" office:date-value="2017-01-28">
            <text:p>28</text:p>
          </table:table-cell>
          <table:table-cell table:style-name="ce65" table:formula="of:=[.AE2]+1" office:value-type="date" office:date-value="2017-01-29">
            <text:p>29</text:p>
          </table:table-cell>
          <table:table-cell table:style-name="ce65" table:formula="of:=[.AF2]+1" office:value-type="date" office:date-value="2017-01-30">
            <text:p>30</text:p>
          </table:table-cell>
          <table:table-cell table:style-name="ce65" table:formula="of:=[.AG2]+1" office:value-type="date" office:date-value="2017-01-31">
            <text:p>31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66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66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57in" draw:caption-point-x="-0.2402in" draw:caption-point-y="0.3748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66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57in" draw:caption-point-x="-0.2402in" draw:caption-point-y="0.3748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66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57in" draw:caption-point-x="-0.2402in" draw:caption-point-y="0.3748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63" table:formula="of:=SUM([.D4:.AH4])" office:value-type="float" office:value="1">
            <text:p>1</text:p>
          </table:table-cell>
          <table:table-cell table:style-name="ce67" table:number-columns-repeated="2"/>
          <table:table-cell table:style-name="ce67" office:value-type="float" office:value="0">
            <office:annotation draw:style-name="gr4" draw:text-style-name="P1" svg:width="1.1413in" svg:height="0.3902in" svg:x="3.5591in" svg:y="0.1047in" draw:caption-point-x="-0.2402in" draw:caption-point-y="0.6134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4.0157in" svg:y="0.1051in" draw:caption-point-x="-0.2402in" draw:caption-point-y="0.613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3" draw:text-style-name="P1" svg:width="1.1413in" svg:height="0.7012in" svg:x="4.9287in" svg:y="0.1059in" draw:caption-point-x="-0.2402in" draw:caption-point-y="0.6122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7.3094in" svg:y="0.1079in" draw:caption-point-x="-0.2402in" draw:caption-point-y="0.6102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0.6358in" svg:y="0.111in" draw:caption-point-x="-0.2402in" draw:caption-point-y="0.6071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3" draw:text-style-name="P1" svg:width="1.1413in" svg:height="0.7012in" svg:x="11.5492in" svg:y="0.1118in" draw:caption-point-x="-0.2402in" draw:caption-point-y="0.6063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0.1657in" draw:caption-point-x="-0.2402in" draw:caption-point-y="0.5524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63" table:formula="of:=SUM([.D5:.AH5])" office:value-type="float" office:value="4.5">
            <text:p>4.5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7" draw:text-style-name="P1" svg:width="1.1413in" svg:height="1.0122in" svg:x="4.0157in" svg:y="0.3528in" draw:caption-point-x="-0.2402in" draw:caption-point-y="0.613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67" office:value-type="float" office:value="0">
            <office:annotation draw:style-name="gr2" draw:text-style-name="P1" svg:width="1.1413in" svg:height="0.5457in" svg:x="4.472in" svg:y="0.3531in" draw:caption-point-x="-0.2402in" draw:caption-point-y="0.6126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6.3311in" svg:y="0.3543in" draw:caption-point-x="-0.2402in" draw:caption-point-y="0.6114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.5">
            <office:annotation draw:style-name="gr2" draw:text-style-name="P1" svg:width="1.1413in" svg:height="0.5457in" svg:x="9.7228in" svg:y="0.3579in" draw:caption-point-x="-0.2402in" draw:caption-point-y="0.6079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0.6358in" svg:y="0.3587in" draw:caption-point-x="-0.2402in" draw:caption-point-y="0.6071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11.0925in" svg:y="0.3591in" draw:caption-point-x="-0.2402in" draw:caption-point-y="0.6067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67" office:value-type="float" office:value="0">
            <office:annotation draw:style-name="gr6" draw:text-style-name="P1" svg:width="1.1413in" svg:height="0.2634in" svg:x="11.5492in" svg:y="0.3594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0.413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0.413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0.413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uongNH</text:p>
          </table:table-cell>
          <table:table-cell table:style-name="ce63" table:formula="of:=SUM([.D6:.AH6])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1.5492in" svg:y="0.6071in" draw:caption-point-x="-0.2402in" draw:caption-point-y="0.6063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3.8323in" svg:y="0.6091in" draw:caption-point-x="-0.2402in" draw:caption-point-y="0.6043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63" table:formula="of:=SUM([.D7:.AH7])" office:value-type="float" office:value="4">
            <text:p>4</text:p>
          </table:table-cell>
          <table:table-cell table:style-name="ce67" table:number-columns-repeated="2"/>
          <table:table-cell table:style-name="ce67" office:value-type="float" office:value="0">
            <office:annotation draw:style-name="gr2" draw:text-style-name="P1" svg:width="1.1413in" svg:height="0.5457in" svg:x="3.5591in" svg:y="0.8476in" draw:caption-point-x="-0.2402in" draw:caption-point-y="0.6134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4.0157in" svg:y="0.8476in" draw:caption-point-x="-0.2402in" draw:caption-point-y="0.6134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4.472in" svg:y="0.8476in" draw:caption-point-x="-0.2402in" draw:caption-point-y="0.6134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4.9287in" svg:y="0.8488in" draw:caption-point-x="-0.2402in" draw:caption-point-y="0.6122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7.3094in" svg:y="0.8508in" draw:caption-point-x="-0.2402in" draw:caption-point-y="0.6102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1.5492in" svg:y="0.8547in" draw:caption-point-x="-0.2402in" draw:caption-point-y="0.6063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0.90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0.90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0.90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6" office:value-type="string">
            <text:p>DuyNM</text:p>
          </table:table-cell>
          <table:table-cell table:style-name="ce63" table:formula="of:=SUM([.D8:.AH8])" office:value-type="float" office:value="3">
            <text:p>3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9287in" svg:y="1.0965in" draw:caption-point-x="-0.2402in" draw:caption-point-y="0.6122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0.1791in" svg:y="1.1012in" draw:caption-point-x="-0.2402in" draw:caption-point-y="0.6075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5492in" svg:y="1.1024in" draw:caption-point-x="-0.2402in" draw:caption-point-y="0.6063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1.156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1.156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1.156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6">
            <text:p>6</text:p>
          </table:table-cell>
          <table:table-cell table:style-name="ce36" office:value-type="string">
            <text:p>DuyenLT</text:p>
          </table:table-cell>
          <table:table-cell table:style-name="ce63" table:formula="of:=SUM([.D9:.AH9])" office:value-type="float" office:value="3">
            <text:p>3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3.5591in" svg:y="1.3433in" draw:caption-point-x="-0.2402in" draw:caption-point-y="0.6134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7.3094in" svg:y="1.3465in" draw:caption-point-x="-0.2402in" draw:caption-point-y="0.6102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0.6358in" svg:y="1.3496in" draw:caption-point-x="-0.2402in" draw:caption-point-y="0.6071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1.404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1.404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1.404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GiauNV</text:p>
          </table:table-cell>
          <table:table-cell table:style-name="ce63" table:formula="of:=SUM([.D10:.AH10])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8">
            <text:p>8</text:p>
          </table:table-cell>
          <table:table-cell table:style-name="ce62" office:value-type="string">
            <text:p>HaTH</text:p>
          </table:table-cell>
          <table:table-cell table:style-name="ce63" table:formula="of:=SUM([.D11:.AH11])" office:value-type="float" office:value="3">
            <text:p>3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7.3094in" svg:y="1.8417in" draw:caption-point-x="-0.2402in" draw:caption-point-y="0.6102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0925in" svg:y="1.8453in" draw:caption-point-x="-0.2402in" draw:caption-point-y="0.6067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1.5492in" svg:y="1.8457in" draw:caption-point-x="-0.2402in" draw:caption-point-y="0.6063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1.899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1.899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1.899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/>
          <table:table-cell table:style-name="ce77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38" office:value-type="string">
            <text:p>HaTT</text:p>
          </table:table-cell>
          <table:table-cell table:style-name="ce63" table:formula="of:=SUM([.D12:.AH12])" office:value-type="float" office:value="3">
            <text:p>3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0157in" svg:y="2.0866in" draw:caption-point-x="-0.2402in" draw:caption-point-y="0.613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472in" svg:y="2.087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9.7228in" svg:y="2.0917in" draw:caption-point-x="-0.2402in" draw:caption-point-y="0.6079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0.1791in" svg:y="2.0921in" draw:caption-point-x="-0.2402in" draw:caption-point-y="0.6075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0.6358in" svg:y="2.0925in" draw:caption-point-x="-0.2402in" draw:caption-point-y="0.6071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2.147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2.147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2.147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0">
            <text:p>10</text:p>
          </table:table-cell>
          <table:table-cell table:style-name="ce36" office:value-type="string">
            <text:p>HaiNM</text:p>
          </table:table-cell>
          <table:table-cell table:style-name="ce63" table:formula="of:=SUM([.D13:.AH13])" office:value-type="float" office:value="1.5">
            <text:p>1.5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4.0157in" svg:y="2.3343in" draw:caption-point-x="-0.2402in" draw:caption-point-y="0.613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6.8205in" svg:y="2.3366in" draw:caption-point-x="-0.2402in" draw:caption-point-y="0.6106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67" office:value-type="float" office:value="0.5">
            <office:annotation draw:style-name="gr2" draw:text-style-name="P1" svg:width="1.1413in" svg:height="0.5457in" svg:x="7.3094in" svg:y="2.3374in" draw:caption-point-x="-0.2402in" draw:caption-point-y="0.6098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67" office:value-type="float" office:value="0.5">
            <office:annotation draw:style-name="gr2" draw:text-style-name="P1" svg:width="1.1413in" svg:height="0.5457in" svg:x="7.7988in" svg:y="2.3378in" draw:caption-point-x="-0.2402in" draw:caption-point-y="0.6094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2" draw:text-style-name="P1" svg:width="1.1413in" svg:height="0.5457in" svg:x="9.7228in" svg:y="2.3394in" draw:caption-point-x="-0.2402in" draw:caption-point-y="0.6079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10.6358in" svg:y="2.3402in" draw:caption-point-x="-0.2402in" draw:caption-point-y="0.6071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6" office:value-type="string">
            <text:p>HienNV</text:p>
          </table:table-cell>
          <table:table-cell table:style-name="ce63" table:formula="of:=SUM([.D14:.AH14])" office:value-type="float" office:value="3.5">
            <text:p>3.5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.5">
            <office:annotation draw:style-name="gr6" draw:text-style-name="P1" svg:width="1.1413in" svg:height="0.2634in" svg:x="4.472in" svg:y="2.5827in" draw:caption-point-x="-0.2402in" draw:caption-point-y="0.6122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6" draw:text-style-name="P1" svg:width="1.1413in" svg:height="0.2634in" svg:x="10.1791in" svg:y="2.5878in" draw:caption-point-x="-0.2402in" draw:caption-point-y="0.6071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6" draw:text-style-name="P1" svg:width="1.1413in" svg:height="0.2634in" svg:x="11.0925in" svg:y="2.5882in" draw:caption-point-x="-0.2402in" draw:caption-point-y="0.6067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2">
            <text:p>12</text:p>
          </table:table-cell>
          <table:table-cell table:style-name="ce36" office:value-type="string">
            <text:p>HiepNH</text:p>
          </table:table-cell>
          <table:table-cell table:style-name="ce63" table:formula="of:=SUM([.D15:.AH15])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2" draw:text-style-name="P1" svg:width="1.1413in" svg:height="0.5457in" svg:x="3.5591in" svg:y="2.8291in" draw:caption-point-x="-0.2402in" draw:caption-point-y="0.6134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0157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472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3" draw:text-style-name="P1" svg:width="1.1413in" svg:height="0.7012in" svg:x="4.9287in" svg:y="2.8303in" draw:caption-point-x="-0.2402in" draw:caption-point-y="0.6122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6.3311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6.8205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7.3094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7.798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8.287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9.722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0.1791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0.635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0925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5492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12.9189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3.3756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3.8323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ungLV</text:p>
          </table:table-cell>
          <table:table-cell table:style-name="ce63" table:formula="of:=SUM([.D16:.AH16])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1.5492in" svg:y="3.0839in" draw:caption-point-x="-0.2402in" draw:caption-point-y="0.6063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4">
            <text:p>14</text:p>
          </table:table-cell>
          <table:table-cell table:style-name="ce36" office:value-type="string">
            <text:p>HungNC</text:p>
          </table:table-cell>
          <table:table-cell table:style-name="ce63" table:formula="of:=SUM([.D17:.AH17])" office:value-type="float" office:value="2">
            <text:p>2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3.3858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3.3858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ungPN</text:p>
          </table:table-cell>
          <table:table-cell table:style-name="ce63" table:formula="of:=SUM([.D18:.AH18])" office:value-type="float" office:value="1">
            <text:p>1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4.0157in" svg:y="3.5728in" draw:caption-point-x="-0.2402in" draw:caption-point-y="0.613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4.9287in" svg:y="3.5736in" draw:caption-point-x="-0.2402in" draw:caption-point-y="0.6122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7.7988in" svg:y="3.576in" draw:caption-point-x="-0.2402in" draw:caption-point-y="0.6098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0.1791in" svg:y="3.5783in" draw:caption-point-x="-0.2402in" draw:caption-point-y="0.6075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.5">
            <office:annotation draw:style-name="gr3" draw:text-style-name="P1" svg:width="1.1413in" svg:height="0.7012in" svg:x="13.8323in" svg:y="3.5815in" draw:caption-point-x="-0.2402in" draw:caption-point-y="0.6043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6">
            <text:p>16</text:p>
          </table:table-cell>
          <table:table-cell table:style-name="ce36" office:value-type="string">
            <text:p>HuyDH</text:p>
          </table:table-cell>
          <table:table-cell table:style-name="ce63" table:formula="of:=SUM([.D19:.AH19])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6.8205in" svg:y="3.8228in" draw:caption-point-x="-0.2402in" draw:caption-point-y="0.6106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7.3094in" svg:y="3.8232in" draw:caption-point-x="-0.2402in" draw:caption-point-y="0.6102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0.6358in" svg:y="3.8268in" draw:caption-point-x="-0.2402in" draw:caption-point-y="0.6067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4" draw:text-style-name="P1" svg:width="1.1413in" svg:height="0.3902in" svg:x="12.9189in" svg:y="3.828in" draw:caption-point-x="-0.2402in" draw:caption-point-y="0.6055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yNG</text:p>
          </table:table-cell>
          <table:table-cell table:style-name="ce63" table:formula="of:=SUM([.D20:.AH20])" office:value-type="float" office:value="1.5">
            <text:p>1.5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3" draw:text-style-name="P1" svg:width="1.1413in" svg:height="0.7012in" svg:x="12.9189in" svg:y="4.1287in" draw:caption-point-x="-0.2402in" draw:caption-point-y="0.5524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3" draw:text-style-name="P1" svg:width="1.1413in" svg:height="0.7012in" svg:x="13.8323in" svg:y="4.0768in" draw:caption-point-x="-0.2402in" draw:caption-point-y="0.6043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8">
            <text:p>18</text:p>
          </table:table-cell>
          <table:table-cell table:style-name="ce36" office:value-type="string">
            <text:p>KhaiLV</text:p>
          </table:table-cell>
          <table:table-cell table:style-name="ce63" table:formula="of:=SUM([.D21:.AH21])" office:value-type="float" office:value="3">
            <text:p>3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4.376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4.376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4.376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KhangNHH</text:p>
          </table:table-cell>
          <table:table-cell table:style-name="ce63" table:formula="of:=SUM([.D22:.AH22])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0">
            <text:p>20</text:p>
          </table:table-cell>
          <table:table-cell table:style-name="ce36" office:value-type="string">
            <text:p>KienPT</text:p>
          </table:table-cell>
          <table:table-cell table:style-name="ce63" table:formula="of:=SUM([.D23:.AH23])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1.0925in" svg:y="4.8177in" draw:caption-point-x="-0.2402in" draw:caption-point-y="0.6063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5492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12.9189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3.3756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3.8323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36" office:value-type="string">
            <text:p>KietNVT</text:p>
          </table:table-cell>
          <table:table-cell table:style-name="ce63" table:formula="of:=SUM([.D24:.AH24])" office:value-type="float" office:value="3.5">
            <text:p>3.5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0157in" svg:y="5.0591in" draw:caption-point-x="-0.2402in" draw:caption-point-y="0.6126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.5">
            <office:annotation draw:style-name="gr2" draw:text-style-name="P1" svg:width="1.1413in" svg:height="0.5457in" svg:x="7.7988in" svg:y="5.0618in" draw:caption-point-x="-0.2402in" draw:caption-point-y="0.6098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67" office:value-type="float" office:value="0">
            <office:annotation draw:style-name="gr6" draw:text-style-name="P1" svg:width="1.1413in" svg:height="0.2634in" svg:x="8.2878in" svg:y="5.063in" draw:caption-point-x="-0.2402in" draw:caption-point-y="0.6087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9.7228in" svg:y="5.0638in" draw:caption-point-x="-0.2402in" draw:caption-point-y="0.6079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5492in" svg:y="5.0654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5.119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5.119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5.119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2">
            <text:p>22</text:p>
          </table:table-cell>
          <table:table-cell table:style-name="ce36" office:value-type="string">
            <text:p>LinhBT</text:p>
          </table:table-cell>
          <table:table-cell table:style-name="ce63" table:formula="of:=SUM([.D25:.AH25])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MaiLT</text:p>
          </table:table-cell>
          <table:table-cell table:style-name="ce63" table:formula="of:=SUM([.D26:.AH26])" office:value-type="float" office:value="3">
            <text:p>3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7" draw:text-style-name="P1" svg:width="1.1413in" svg:height="1.0122in" svg:x="6.3311in" svg:y="5.5559in" draw:caption-point-x="-0.2402in" draw:caption-point-y="0.6114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67" office:value-type="float" office:value="1">
            <office:annotation draw:style-name="gr4" draw:text-style-name="P1" svg:width="1.1413in" svg:height="0.3902in" svg:x="6.8205in" svg:y="5.5567in" draw:caption-point-x="-0.2402in" draw:caption-point-y="0.6106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67" office:value-type="float" office:value="1">
            <office:annotation draw:style-name="gr4" draw:text-style-name="P1" svg:width="1.1413in" svg:height="0.3902in" svg:x="7.3094in" svg:y="5.5567in" draw:caption-point-x="-0.2402in" draw:caption-point-y="0.6106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67" office:value-type="float" office:value="1">
            <office:annotation draw:style-name="gr4" draw:text-style-name="P1" svg:width="1.1413in" svg:height="0.3902in" svg:x="7.7988in" svg:y="5.5567in" draw:caption-point-x="-0.2402in" draw:caption-point-y="0.6106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4">
            <text:p>24</text:p>
          </table:table-cell>
          <table:table-cell table:style-name="ce36" office:value-type="string">
            <text:p>MaiNTT</text:p>
          </table:table-cell>
          <table:table-cell table:style-name="ce63" table:formula="of:=SUM([.D27:.AH27])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3.5591in" svg:y="5.8016in" draw:caption-point-x="-0.2402in" draw:caption-point-y="0.6134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472in" svg:y="5.8024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6.3311in" svg:y="5.8031in" draw:caption-point-x="-0.2402in" draw:caption-point-y="0.6118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0.6358in" svg:y="5.8079in" draw:caption-point-x="-0.2402in" draw:caption-point-y="0.6071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5492in" svg:y="5.8087in" draw:caption-point-x="-0.2402in" draw:caption-point-y="0.6063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3.8323in" svg:y="5.8106in" draw:caption-point-x="-0.2402in" draw:caption-point-y="0.6043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ManhNB</text:p>
          </table:table-cell>
          <table:table-cell table:style-name="ce63" table:formula="of:=SUM([.D28:.AH28])" office:value-type="float" office:value="3">
            <text:p>3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0157in" svg:y="6.0496in" draw:caption-point-x="-0.2402in" draw:caption-point-y="0.613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472in" svg:y="6.05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9.7228in" svg:y="6.0547in" draw:caption-point-x="-0.2402in" draw:caption-point-y="0.6079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0.1791in" svg:y="6.0551in" draw:caption-point-x="-0.2402in" draw:caption-point-y="0.6075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0.6358in" svg:y="6.0555in" draw:caption-point-x="-0.2402in" draw:caption-point-y="0.6071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1.5492in" svg:y="6.0563in" draw:caption-point-x="-0.2402in" draw:caption-point-y="0.6063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6.110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6.110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6.110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6">
            <text:p>26</text:p>
          </table:table-cell>
          <table:table-cell table:style-name="ce36" office:value-type="string">
            <text:p>NamTH</text:p>
          </table:table-cell>
          <table:table-cell table:style-name="ce63" table:formula="of:=SUM([.D29:.AH29])" office:value-type="float" office:value="0.5">
            <text:p>0.5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.5">
            <office:annotation draw:style-name="gr2" draw:text-style-name="P1" svg:width="1.1413in" svg:height="0.5457in" svg:x="8.2878in" svg:y="6.302in" draw:caption-point-x="-0.2402in" draw:caption-point-y="0.6083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NamTV</text:p>
          </table:table-cell>
          <table:table-cell table:style-name="ce63" table:formula="of:=SUM([.D30:.AH30])" office:value-type="float" office:value="1.5">
            <text:p>1.5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3.5591in" svg:y="6.5445in" draw:caption-point-x="-0.2402in" draw:caption-point-y="0.6134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0157in" svg:y="6.5449in" draw:caption-point-x="-0.2402in" draw:caption-point-y="0.613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9287in" svg:y="6.5457in" draw:caption-point-x="-0.2402in" draw:caption-point-y="0.6122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6.3311in" svg:y="6.5461in" draw:caption-point-x="-0.2402in" draw:caption-point-y="0.6118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6.8205in" svg:y="6.5472in" draw:caption-point-x="-0.2402in" draw:caption-point-y="0.6106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67" office:value-type="float" office:value="0.5">
            <office:annotation draw:style-name="gr2" draw:text-style-name="P1" svg:width="1.1413in" svg:height="0.5457in" svg:x="7.3094in" svg:y="6.5476in" draw:caption-point-x="-0.2402in" draw:caption-point-y="0.6102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67" office:value-type="float" office:value="0">
            <office:annotation draw:style-name="gr6" draw:text-style-name="P1" svg:width="1.1413in" svg:height="0.2634in" svg:x="7.7988in" svg:y="6.5484in" draw:caption-point-x="-0.2402in" draw:caption-point-y="0.6094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8.2878in" svg:y="6.5496in" draw:caption-point-x="-0.2402in" draw:caption-point-y="0.6083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9.7228in" svg:y="6.55in" draw:caption-point-x="-0.2402in" draw:caption-point-y="0.6079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0.1791in" svg:y="6.5504in" draw:caption-point-x="-0.2402in" draw:caption-point-y="0.6075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0.6358in" svg:y="6.5508in" draw:caption-point-x="-0.2402in" draw:caption-point-y="0.6071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5492in" svg:y="6.5516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6.6055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8">
            <text:p>28</text:p>
          </table:table-cell>
          <table:table-cell table:style-name="ce36" office:value-type="string">
            <text:p>NgaTN</text:p>
          </table:table-cell>
          <table:table-cell table:style-name="ce63" table:formula="of:=SUM([.D31:.AH31])" office:value-type="float" office:value="3.5">
            <text:p>3.5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.5">
            <office:annotation draw:style-name="gr8" draw:text-style-name="P1" svg:width="1.1413in" svg:height="0.8567in" svg:x="8.2878in" svg:y="6.7969in" draw:caption-point-x="-0.2402in" draw:caption-point-y="0.6087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6.853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6.853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6.853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36" office:value-type="string">
            <text:p>NhanHTH</text:p>
          </table:table-cell>
          <table:table-cell table:style-name="ce63" table:formula="of:=SUM([.D32:.AH32])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0">
            <text:p>30</text:p>
          </table:table-cell>
          <table:table-cell table:style-name="ce36" office:value-type="string">
            <text:p>NhanNM</text:p>
          </table:table-cell>
          <table:table-cell table:style-name="ce63" table:formula="of:=SUM([.D33:.AH33])" office:value-type="float" office:value="1">
            <text:p>1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7.348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hungHTH</text:p>
          </table:table-cell>
          <table:table-cell table:style-name="ce63" table:formula="of:=SUM([.D34:.AH34])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472in" svg:y="7.5358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6.3311in" svg:y="7.5366in" draw:caption-point-x="-0.2402in" draw:caption-point-y="0.6118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0925in" svg:y="7.5417in" draw:caption-point-x="-0.2402in" draw:caption-point-y="0.6067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2">
            <text:p>32</text:p>
          </table:table-cell>
          <table:table-cell table:style-name="ce36" office:value-type="string">
            <text:p>NhuPHQ</text:p>
          </table:table-cell>
          <table:table-cell table:style-name="ce63" table:formula="of:=SUM([.D35:.AH35])" office:value-type="float" office:value="2">
            <text:p>2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7.7988in" svg:y="7.7858in" draw:caption-point-x="-0.2402in" draw:caption-point-y="0.6106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9.7228in" svg:y="7.7886in" draw:caption-point-x="-0.2402in" draw:caption-point-y="0.6079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0.6358in" svg:y="7.7894in" draw:caption-point-x="-0.2402in" draw:caption-point-y="0.6071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7.844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7.844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62" office:value-type="string">
            <text:p>PhuongTH</text:p>
          </table:table-cell>
          <table:table-cell table:style-name="ce63" table:formula="of:=SUM([.D36:.AH36])" office:value-type="float" office:value="6">
            <text:p>6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4.0157in" svg:y="8.0311in" draw:caption-point-x="-0.2402in" draw:caption-point-y="0.613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4.9287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6.8205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7.7988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10.1791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11.0925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3.3756in" svg:y="8.039in" draw:caption-point-x="-0.2402in" draw:caption-point-y="0.6051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4">
            <text:p>34</text:p>
          </table:table-cell>
          <table:table-cell table:style-name="ce36" office:value-type="string">
            <text:p>PhongTH</text:p>
          </table:table-cell>
          <table:table-cell table:style-name="ce63" table:formula="of:=SUM([.D37:.AH37])" office:value-type="float" office:value="0.5">
            <text:p>0.5</text:p>
          </table:table-cell>
          <table:table-cell table:style-name="ce67" table:number-columns-repeated="2"/>
          <table:table-cell table:style-name="ce67" office:value-type="float" office:value="0.5">
            <office:annotation draw:style-name="gr4" draw:text-style-name="P1" svg:width="1.1413in" svg:height="0.3902in" svg:x="3.5591in" svg:y="8.2783in" draw:caption-point-x="-0.2402in" draw:caption-point-y="0.6134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6.3311in" svg:y="8.2799in" draw:caption-point-x="-0.2402in" draw:caption-point-y="0.6118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5492in" svg:y="8.2854in" draw:caption-point-x="-0.2402in" draw:caption-point-y="0.6063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36" office:value-type="string">
            <text:p>TienND</text:p>
          </table:table-cell>
          <table:table-cell table:style-name="ce63" table:formula="of:=SUM([.D38:.AH38])" office:value-type="float" office:value="1.5">
            <text:p>1.5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3.5591in" svg:y="8.526in" draw:caption-point-x="-0.2402in" draw:caption-point-y="0.6134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4.472in" svg:y="8.5268in" draw:caption-point-x="-0.2402in" draw:caption-point-y="0.6126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7.3094in" svg:y="8.5291in" draw:caption-point-x="-0.2402in" draw:caption-point-y="0.6102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.5">
            <office:annotation draw:style-name="gr6" draw:text-style-name="P1" svg:width="1.1413in" svg:height="0.2634in" svg:x="7.7988in" svg:y="8.5299in" draw:caption-point-x="-0.2402in" draw:caption-point-y="0.6094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1.0925in" svg:y="8.5327in" draw:caption-point-x="-0.2402in" draw:caption-point-y="0.6067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8.5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6">
            <text:p>36</text:p>
          </table:table-cell>
          <table:table-cell table:style-name="ce36" office:value-type="string">
            <text:p>ThamDT</text:p>
          </table:table-cell>
          <table:table-cell table:style-name="ce63" table:formula="of:=SUM([.D39:.AH39])" office:value-type="float" office:value="4.5">
            <text:p>4.5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4.0157in" svg:y="8.774in" draw:caption-point-x="-0.2402in" draw:caption-point-y="0.613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.5">
            <office:annotation draw:style-name="gr2" draw:text-style-name="P1" svg:width="1.1413in" svg:height="0.5457in" svg:x="11.0925in" svg:y="8.7803in" draw:caption-point-x="-0.2402in" draw:caption-point-y="0.6067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67" office:value-type="float" office:value="1">
            <office:annotation draw:style-name="gr6" draw:text-style-name="P1" svg:width="1.1413in" svg:height="0.2634in" svg:x="11.5492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36" office:value-type="string">
            <text:p>ThinhT</text:p>
          </table:table-cell>
          <table:table-cell table:style-name="ce63" table:formula="of:=SUM([.D40:.AH40])" office:value-type="float" office:value="3">
            <text:p>3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9.082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9.082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9.082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8">
            <text:p>38</text:p>
          </table:table-cell>
          <table:table-cell table:style-name="ce36" office:value-type="string">
            <text:p>ThoaiVK</text:p>
          </table:table-cell>
          <table:table-cell table:style-name="ce63" table:formula="of:=SUM([.D41:.AH41])" office:value-type="float" office:value="3.5">
            <text:p>3.5</text:p>
          </table:table-cell>
          <table:table-cell table:style-name="ce67" table:number-columns-repeated="2"/>
          <table:table-cell table:style-name="ce67" office:value-type="float" office:value="0.5">
            <office:annotation draw:style-name="gr4" draw:text-style-name="P1" svg:width="1.1413in" svg:height="0.3902in" svg:x="3.5591in" svg:y="9.2689in" draw:caption-point-x="-0.2402in" draw:caption-point-y="0.6134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7.7988in" svg:y="9.2728in" draw:caption-point-x="-0.2402in" draw:caption-point-y="0.6094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8.2878in" svg:y="9.2736in" draw:caption-point-x="-0.2402in" draw:caption-point-y="0.6087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9.329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9.329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9.329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9">
            <text:p>39</text:p>
          </table:table-cell>
          <table:table-cell table:style-name="ce36" office:value-type="string">
            <text:p>ThuyLTT</text:p>
          </table:table-cell>
          <table:table-cell table:style-name="ce63" table:formula="of:=SUM([.D42:.AH42])" office:value-type="float" office:value="2.5">
            <text:p>2.5</text:p>
          </table:table-cell>
          <table:table-cell table:style-name="ce67" table:number-columns-repeated="2"/>
          <table:table-cell table:style-name="ce67" office:value-type="float" office:value="0">
            <office:annotation draw:style-name="gr3" draw:text-style-name="P1" svg:width="1.1413in" svg:height="0.7012in" svg:x="3.5591in" svg:y="9.5165in" draw:caption-point-x="-0.2402in" draw:caption-point-y="0.6134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0157in" svg:y="9.5169in" draw:caption-point-x="-0.2402in" draw:caption-point-y="0.613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2" draw:text-style-name="P1" svg:width="1.1413in" svg:height="0.5457in" svg:x="4.9287in" svg:y="9.5177in" draw:caption-point-x="-0.2402in" draw:caption-point-y="0.6122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6.3311in" svg:y="9.5181in" draw:caption-point-x="-0.2402in" draw:caption-point-y="0.6118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6.8205in" svg:y="9.5193in" draw:caption-point-x="-0.2402in" draw:caption-point-y="0.6106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67" office:value-type="float" office:value="0">
            <office:annotation draw:style-name="gr6" draw:text-style-name="P1" svg:width="1.1413in" svg:height="0.2634in" svg:x="7.3094in" svg:y="9.5197in" draw:caption-point-x="-0.2402in" draw:caption-point-y="0.6102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7.7988in" svg:y="9.5193in" draw:caption-point-x="-0.2402in" draw:caption-point-y="0.6106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67" office:value-type="float" office:value="0">
            <office:annotation draw:style-name="gr6" draw:text-style-name="P1" svg:width="1.1413in" svg:height="0.2634in" svg:x="8.2878in" svg:y="9.5217in" draw:caption-point-x="-0.2402in" draw:caption-point-y="0.6083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9.7228in" svg:y="9.522in" draw:caption-point-x="-0.2402in" draw:caption-point-y="0.6079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0.1791in" svg:y="9.5224in" draw:caption-point-x="-0.2402in" draw:caption-point-y="0.6075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67" office:value-type="float" office:value="0">
            <office:annotation draw:style-name="gr3" draw:text-style-name="P1" svg:width="1.1413in" svg:height="0.7012in" svg:x="10.6358in" svg:y="9.5228in" draw:caption-point-x="-0.2402in" draw:caption-point-y="0.6071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11.0925in" svg:y="9.5232in" draw:caption-point-x="-0.2402in" draw:caption-point-y="0.6067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67" office:value-type="float" office:value="0">
            <office:annotation draw:style-name="gr6" draw:text-style-name="P1" svg:width="1.1413in" svg:height="0.2634in" svg:x="11.5492in" svg:y="9.5236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12.9189in" svg:y="9.5244in" draw:caption-point-x="-0.2402in" draw:caption-point-y="0.6055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3.3756in" svg:y="9.5252in" draw:caption-point-x="-0.2402in" draw:caption-point-y="0.6047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40">
            <text:p>40</text:p>
          </table:table-cell>
          <table:table-cell table:style-name="ce36" office:value-type="string">
            <text:p>TruyenLVC</text:p>
          </table:table-cell>
          <table:table-cell table:style-name="ce63" table:formula="of:=SUM([.D43:.AH43])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3" draw:text-style-name="P1" svg:width="1.1413in" svg:height="0.7012in" svg:x="3.5591in" svg:y="9.7642in" draw:caption-point-x="-0.2402in" draw:caption-point-y="0.6134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3" draw:text-style-name="P1" svg:width="1.1413in" svg:height="0.7012in" svg:x="6.3311in" svg:y="9.7657in" draw:caption-point-x="-0.2402in" draw:caption-point-y="0.6118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7.3094in" svg:y="9.7673in" draw:caption-point-x="-0.2402in" draw:caption-point-y="0.6102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7.7988in" svg:y="9.7681in" draw:caption-point-x="-0.2402in" draw:caption-point-y="0.6094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8.2878in" svg:y="9.7689in" draw:caption-point-x="-0.2402in" draw:caption-point-y="0.6087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9.7228in" svg:y="9.7697in" draw:caption-point-x="-0.2402in" draw:caption-point-y="0.6079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0.6358in" svg:y="9.7709in" draw:caption-point-x="-0.2402in" draw:caption-point-y="0.6067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62" office:value-type="string">
            <text:p>VietBA</text:p>
          </table:table-cell>
          <table:table-cell table:style-name="ce63" table:formula="of:=SUM([.D44:.AH44])" office:value-type="float" office:value="6.5">
            <text:p>6.5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.5">
            <office:annotation draw:style-name="gr6" draw:text-style-name="P1" svg:width="1.1413in" svg:height="0.2634in" svg:x="4.9287in" svg:y="10.0134in" draw:caption-point-x="-0.2402in" draw:caption-point-y="0.6122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6.3311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6.8205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7.3094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7.7988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8.2878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9.7228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42">
            <text:p>42</text:p>
          </table:table-cell>
          <table:table-cell table:style-name="ce36" office:value-type="string">
            <text:p>VinhP</text:p>
          </table:table-cell>
          <table:table-cell table:style-name="ce63" table:formula="of:=SUM([.D45:.AH45])" office:value-type="float" office:value="3.5">
            <text:p>3.5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4.0157in" svg:y="10.2602in" draw:caption-point-x="-0.2402in" draw:caption-point-y="0.613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9287in" svg:y="10.2606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10.320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10.320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10.320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2" table:number-rows-repeated="5">
          <table:table-cell table:style-name="ce35" table:number-columns-repeated="3"/>
          <table:table-cell table:style-name="ce68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68" table:number-columns-repeated="4"/>
          <table:table-cell table:style-name="ce70"/>
          <table:table-cell table:style-name="ce68" table:number-columns-repeated="26"/>
          <table:table-cell table:style-name="ce35" table:number-columns-repeated="952"/>
        </table:table-row>
        <table:table-row table:style-name="ro2" table:number-rows-repeated="4">
          <table:table-cell table:style-name="ce35" table:number-columns-repeated="3"/>
          <table:table-cell table:style-name="ce68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68" table:number-columns-repeated="4"/>
          <table:table-cell table:style-name="ce71" table:number-columns-repeated="7"/>
          <table:table-cell table:style-name="ce68" table:number-columns-repeated="20"/>
          <table:table-cell table:style-name="ce35" table:number-columns-repeated="952"/>
        </table:table-row>
        <table:table-row table:style-name="ro2" table:number-rows-repeated="65393">
          <table:table-cell table:style-name="ce35" table:number-columns-repeated="3"/>
          <table:table-cell table:style-name="ce68" table:number-columns-repeated="31"/>
          <table:table-cell table:style-name="ce35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86"/>
        <table:table-column table:style-name="co26" table:number-columns-repeated="7" table:default-cell-style-name="ce86"/>
        <table:table-column table:style-name="co25" table:number-columns-repeated="13" table:default-cell-style-name="ce86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81" table:number-columns-repeated="8"/>
          <table:table-cell table:style-name="ce89" office:value-type="string" table:number-columns-spanned="2" table:number-rows-spanned="1">
            <text:p>Month</text:p>
          </table:table-cell>
          <table:covered-table-cell table:style-name="ce90"/>
          <table:table-cell table:style-name="ce91" table:content-validation-name="val1" office:value-type="float" office:value="2" table:number-columns-spanned="2" table:number-rows-spanned="1">
            <text:p>2</text:p>
          </table:table-cell>
          <table:covered-table-cell table:style-name="ce90"/>
          <table:table-cell table:style-name="ce89" office:value-type="string" table:number-columns-spanned="2" table:number-rows-spanned="1">
            <text:p>Year</text:p>
          </table:table-cell>
          <table:covered-table-cell table:style-name="ce90"/>
          <table:table-cell table:style-name="ce89" office:value-type="float" office:value="2017" table:number-columns-spanned="2" table:number-rows-spanned="1">
            <text:p>2017</text:p>
          </table:table-cell>
          <table:covered-table-cell table:style-name="ce92"/>
          <table:table-cell table:style-name="ce81" table:number-columns-repeated="12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82" table:formula="of:=DATE([.$R$1];[.N1];1)" office:value-type="date" office:date-value="2017-02-01">
            <text:p>01</text:p>
          </table:table-cell>
          <table:table-cell table:style-name="ce82" table:formula="of:=[.D2]+1" office:value-type="date" office:date-value="2017-02-02">
            <text:p>02</text:p>
          </table:table-cell>
          <table:table-cell table:style-name="ce82" table:formula="of:=[.E2]+1" office:value-type="date" office:date-value="2017-02-03">
            <text:p>03</text:p>
          </table:table-cell>
          <table:table-cell table:style-name="ce82" table:formula="of:=[.F2]+1" office:value-type="date" office:date-value="2017-02-04">
            <text:p>04</text:p>
          </table:table-cell>
          <table:table-cell table:style-name="ce82" table:formula="of:=[.G2]+1" office:value-type="date" office:date-value="2017-02-05">
            <text:p>05</text:p>
          </table:table-cell>
          <table:table-cell table:style-name="ce82" table:formula="of:=[.H2]+1" office:value-type="date" office:date-value="2017-02-06">
            <text:p>06</text:p>
          </table:table-cell>
          <table:table-cell table:style-name="ce82" table:formula="of:=[.I2]+1" office:value-type="date" office:date-value="2017-02-07">
            <text:p>07</text:p>
          </table:table-cell>
          <table:table-cell table:style-name="ce82" table:formula="of:=[.J2]+1" office:value-type="date" office:date-value="2017-02-08">
            <text:p>08</text:p>
          </table:table-cell>
          <table:table-cell table:style-name="ce82" table:formula="of:=[.K2]+1" office:value-type="date" office:date-value="2017-02-09">
            <text:p>09</text:p>
          </table:table-cell>
          <table:table-cell table:style-name="ce82" table:formula="of:=[.L2]+1" office:value-type="date" office:date-value="2017-02-10">
            <text:p>10</text:p>
          </table:table-cell>
          <table:table-cell table:style-name="ce82" table:formula="of:=[.M2]+1" office:value-type="date" office:date-value="2017-02-11">
            <text:p>11</text:p>
          </table:table-cell>
          <table:table-cell table:style-name="ce82" table:formula="of:=[.N2]+1" office:value-type="date" office:date-value="2017-02-12">
            <text:p>12</text:p>
          </table:table-cell>
          <table:table-cell table:style-name="ce82" table:formula="of:=[.O2]+1" office:value-type="date" office:date-value="2017-02-13">
            <text:p>13</text:p>
          </table:table-cell>
          <table:table-cell table:style-name="ce82" table:formula="of:=[.P2]+1" office:value-type="date" office:date-value="2017-02-14">
            <text:p>14</text:p>
          </table:table-cell>
          <table:table-cell table:style-name="ce82" table:formula="of:=[.Q2]+1" office:value-type="date" office:date-value="2017-02-15">
            <text:p>15</text:p>
          </table:table-cell>
          <table:table-cell table:style-name="ce82" table:formula="of:=[.R2]+1" office:value-type="date" office:date-value="2017-02-16">
            <text:p>16</text:p>
          </table:table-cell>
          <table:table-cell table:style-name="ce82" table:formula="of:=[.S2]+1" office:value-type="date" office:date-value="2017-02-17">
            <text:p>17</text:p>
          </table:table-cell>
          <table:table-cell table:style-name="ce82" table:formula="of:=[.T2]+1" office:value-type="date" office:date-value="2017-02-18">
            <text:p>18</text:p>
          </table:table-cell>
          <table:table-cell table:style-name="ce82" table:formula="of:=[.U2]+1" office:value-type="date" office:date-value="2017-02-19">
            <text:p>19</text:p>
          </table:table-cell>
          <table:table-cell table:style-name="ce82" table:formula="of:=[.V2]+1" office:value-type="date" office:date-value="2017-02-20">
            <text:p>20</text:p>
          </table:table-cell>
          <table:table-cell table:style-name="ce82" table:formula="of:=[.W2]+1" office:value-type="date" office:date-value="2017-02-21">
            <text:p>21</text:p>
          </table:table-cell>
          <table:table-cell table:style-name="ce82" table:formula="of:=[.X2]+1" office:value-type="date" office:date-value="2017-02-22">
            <text:p>22</text:p>
          </table:table-cell>
          <table:table-cell table:style-name="ce82" table:formula="of:=[.Y2]+1" office:value-type="date" office:date-value="2017-02-23">
            <text:p>23</text:p>
          </table:table-cell>
          <table:table-cell table:style-name="ce82" table:formula="of:=[.Z2]+1" office:value-type="date" office:date-value="2017-02-24">
            <text:p>24</text:p>
          </table:table-cell>
          <table:table-cell table:style-name="ce82" table:formula="of:=[.AA2]+1" office:value-type="date" office:date-value="2017-02-25">
            <text:p>25</text:p>
          </table:table-cell>
          <table:table-cell table:style-name="ce82" table:formula="of:=[.AB2]+1" office:value-type="date" office:date-value="2017-02-26">
            <text:p>26</text:p>
          </table:table-cell>
          <table:table-cell table:style-name="ce82" table:formula="of:=[.AC2]+1" office:value-type="date" office:date-value="2017-02-27">
            <text:p>27</text:p>
          </table:table-cell>
          <table:table-cell table:style-name="ce82" table:formula="of:=[.AD2]+1" office:value-type="date" office:date-value="2017-02-28">
            <text:p>28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83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33in" draw:caption-point-x="-0.2402in" draw:caption-point-y="0.3772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83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3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3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3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3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3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3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3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3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3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3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3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3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3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3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3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3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3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3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3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3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3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3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3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3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3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3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80" table:formula="of:=SUM([.D4:.AE4])" office:value-type="float" office:value="2">
            <text:p>2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0.1059in" draw:caption-point-x="-0.2402in" draw:caption-point-y="0.612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0.1634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6.3311in" svg:y="0.1106in" draw:caption-point-x="-0.2402in" draw:caption-point-y="0.6075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3" draw:text-style-name="P1" svg:width="1.1413in" svg:height="0.7012in" svg:x="9.2661in" svg:y="0.1126in" draw:caption-point-x="-0.2402in" draw:caption-point-y="0.6055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2.9189in" svg:y="0.1157in" draw:caption-point-x="-0.2402in" draw:caption-point-y="0.6024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80" table:formula="of:=SUM([.D5:.AE5])" office:value-type="float" office:value="1.5">
            <text:p>1.5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6.3311in" svg:y="0.3583in" draw:caption-point-x="-0.2402in" draw:caption-point-y="0.6075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1">
            <office:annotation draw:style-name="gr8" draw:text-style-name="P1" svg:width="1.1413in" svg:height="0.8567in" svg:x="9.2661in" svg:y="0.3602in" draw:caption-point-x="-0.2402in" draw:caption-point-y="0.6055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0.1791in" svg:y="0.361in" draw:caption-point-x="-0.2402in" draw:caption-point-y="0.6047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2.0059in" svg:y="0.3618in" draw:caption-point-x="-0.2402in" draw:caption-point-y="0.6039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3" draw:text-style-name="P1" svg:width="1.1413in" svg:height="0.7012in" svg:x="13.3756in" svg:y="0.3638in" draw:caption-point-x="-0.2402in" draw:caption-point-y="0.602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.5">
            <office:annotation draw:style-name="gr3" draw:text-style-name="P1" svg:width="1.1413in" svg:height="0.7012in" svg:x="14.7457in" svg:y="0.3642in" draw:caption-point-x="-0.2402in" draw:caption-point-y="0.6016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uongNH</text:p>
          </table:table-cell>
          <table:table-cell table:style-name="ce80" table:formula="of:=SUM([.D6:.AE6])" office:value-type="float" office:value="2">
            <text:p>2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0.65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0.65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5.3854in" svg:y="0.6043in" draw:caption-point-x="-0.2402in" draw:caption-point-y="0.6091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6.8205in" svg:y="0.6063in" draw:caption-point-x="-0.2402in" draw:caption-point-y="0.6071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0.1791in" svg:y="0.6087in" draw:caption-point-x="-0.2402in" draw:caption-point-y="0.6047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8" draw:text-style-name="P1" svg:width="1.1413in" svg:height="0.8567in" svg:x="11.5492in" svg:y="0.6091in" draw:caption-point-x="-0.2402in" draw:caption-point-y="0.6043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80" table:formula="of:=SUM([.D7:.AE7])" office:value-type="float" office:value="0">
            <text:p>0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8.7768in" svg:y="0.8547in" draw:caption-point-x="-0.2402in" draw:caption-point-y="0.6063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2.4622in" svg:y="0.8579in" draw:caption-point-x="-0.2402in" draw:caption-point-y="0.6031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3" draw:text-style-name="P1" svg:width="1.1413in" svg:height="0.7012in" svg:x="13.3756in" svg:y="0.8591in" draw:caption-point-x="-0.2402in" draw:caption-point-y="0.602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2" draw:text-style-name="P1" svg:width="1.1413in" svg:height="0.5457in" svg:x="14.7457in" svg:y="0.8594in" draw:caption-point-x="-0.2402in" draw:caption-point-y="0.6016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6" office:value-type="string">
            <text:p>DuyNM</text:p>
          </table:table-cell>
          <table:table-cell table:style-name="ce80" table:formula="of:=SUM([.D8:.AE8])" office:value-type="float" office:value="4.5">
            <text:p>4.5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1.153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1.153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1">
            <office:annotation draw:style-name="gr6" draw:text-style-name="P1" svg:width="1.1413in" svg:height="0.2634in" svg:x="4.9287in" svg:y="1.153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0">
            <office:annotation draw:style-name="gr4" draw:text-style-name="P1" svg:width="1.1413in" svg:height="0.3902in" svg:x="5.3854in" svg:y="1.0996in" draw:caption-point-x="-0.2402in" draw:caption-point-y="0.6091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6.8205in" svg:y="1.1016in" draw:caption-point-x="-0.2402in" draw:caption-point-y="0.6071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office:annotation draw:style-name="gr6" draw:text-style-name="P1" svg:width="1.1413in" svg:height="0.2634in" svg:x="9.7228in" svg:y="1.1035in" draw:caption-point-x="-0.2402in" draw:caption-point-y="0.6051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.5">
            <office:annotation draw:style-name="gr6" draw:text-style-name="P1" svg:width="1.1413in" svg:height="0.2634in" svg:x="12.4622in" svg:y="1.1051in" draw:caption-point-x="-0.2402in" draw:caption-point-y="0.6035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84" office:value-type="float" office:value="0.5">
            <office:annotation draw:style-name="gr6" draw:text-style-name="P1" svg:width="1.1413in" svg:height="0.2634in" svg:x="12.9189in" svg:y="1.1051in" draw:caption-point-x="-0.2402in" draw:caption-point-y="0.6035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6">
            <text:p>6</text:p>
          </table:table-cell>
          <table:table-cell table:style-name="ce36" office:value-type="string">
            <text:p>DuyenLT</text:p>
          </table:table-cell>
          <table:table-cell table:style-name="ce80" table:formula="of:=SUM([.D9:.AE9])" office:value-type="float" office:value="2">
            <text:p>2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1.4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1.4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8.7768in" svg:y="1.3512in" draw:caption-point-x="-0.2402in" draw:caption-point-y="0.6055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2" draw:text-style-name="P1" svg:width="1.1413in" svg:height="0.5457in" svg:x="11.5492in" svg:y="1.3524in" draw:caption-point-x="-0.2402in" draw:caption-point-y="0.6043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GiauNV</text:p>
          </table:table-cell>
          <table:table-cell table:style-name="ce80" table:formula="of:=SUM([.D10:.AE10])" office:value-type="float" office:value="5.5">
            <text:p>5.5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1.649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1.649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1">
            <office:annotation draw:style-name="gr8" draw:text-style-name="P1" svg:width="1.1413in" svg:height="0.8567in" svg:x="5.8421in" svg:y="1.5921in" draw:caption-point-x="-0.2402in" draw:caption-point-y="0.6122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84" office:value-type="float" office:value="1">
            <office:annotation draw:style-name="gr8" draw:text-style-name="P1" svg:width="1.1413in" svg:height="0.8567in" svg:x="6.3311in" svg:y="1.5921in" draw:caption-point-x="-0.2402in" draw:caption-point-y="0.6122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84" office:value-type="float" office:value="1">
            <office:annotation draw:style-name="gr8" draw:text-style-name="P1" svg:width="1.1413in" svg:height="0.8567in" svg:x="6.8205in" svg:y="1.5921in" draw:caption-point-x="-0.2402in" draw:caption-point-y="0.6122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/>
          <table:table-cell table:style-name="ce93"/>
          <table:table-cell table:style-name="ce84" office:value-type="float" office:value="0.5">
            <office:annotation draw:style-name="gr4" draw:text-style-name="P1" svg:width="1.1413in" svg:height="0.3902in" svg:x="11.5492in" svg:y="1.6004in" draw:caption-point-x="-0.2402in" draw:caption-point-y="0.6039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8">
            <text:p>8</text:p>
          </table:table-cell>
          <table:table-cell table:style-name="ce62" office:value-type="string">
            <text:p>HaTH</text:p>
          </table:table-cell>
          <table:table-cell table:style-name="ce80" table:formula="of:=SUM([.D11:.AE11])" office:value-type="float" office:value="4">
            <text:p>4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1.897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1.897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6.8205in" svg:y="1.8445in" draw:caption-point-x="-0.2402in" draw:caption-point-y="0.6075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1">
            <office:annotation draw:style-name="gr2" draw:text-style-name="P1" svg:width="1.1413in" svg:height="0.5457in" svg:x="8.2878in" svg:y="1.8453in" draw:caption-point-x="-0.2402in" draw:caption-point-y="0.6067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38" office:value-type="string">
            <text:p>HaTT</text:p>
          </table:table-cell>
          <table:table-cell table:style-name="ce80" table:formula="of:=SUM([.D12:.AE12])" office:value-type="float" office:value="0">
            <text:p>0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4.9287in" svg:y="2.0902in" draw:caption-point-x="-0.2402in" draw:caption-point-y="0.6094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6.3311in" svg:y="2.0921in" draw:caption-point-x="-0.2402in" draw:caption-point-y="0.6075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6.8205in" svg:y="2.0925in" draw:caption-point-x="-0.2402in" draw:caption-point-y="0.6071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8.2878in" svg:y="2.0929in" draw:caption-point-x="-0.2402in" draw:caption-point-y="0.6067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8.7768in" svg:y="2.0933in" draw:caption-point-x="-0.2402in" draw:caption-point-y="0.6063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0">
            <text:p>10</text:p>
          </table:table-cell>
          <table:table-cell table:style-name="ce36" office:value-type="string">
            <text:p>HaiNM</text:p>
          </table:table-cell>
          <table:table-cell table:style-name="ce80" table:formula="of:=SUM([.D13:.AE13])" office:value-type="float" office:value="1">
            <text:p>1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5.8421in" svg:y="2.3394in" draw:caption-point-x="-0.2402in" draw:caption-point-y="0.6079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6.3311in" svg:y="2.3398in" draw:caption-point-x="-0.2402in" draw:caption-point-y="0.6075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.5">
            <office:annotation draw:style-name="gr8" draw:text-style-name="P1" svg:width="1.1413in" svg:height="0.8567in" svg:x="8.2878in" svg:y="2.3406in" draw:caption-point-x="-0.2402in" draw:caption-point-y="0.6067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10.1791in" svg:y="2.3425in" draw:caption-point-x="-0.2402in" draw:caption-point-y="0.6047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2.4622in" svg:y="2.3441in" draw:caption-point-x="-0.2402in" draw:caption-point-y="0.6031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6" office:value-type="string">
            <text:p>HienNV</text:p>
          </table:table-cell>
          <table:table-cell table:style-name="ce80" table:formula="of:=SUM([.D14:.AE14])" office:value-type="float" office:value="3.5">
            <text:p>3.5</text:p>
          </table:table-cell>
          <table:table-cell table:style-name="ce84"/>
          <table:table-cell table:number-columns-repeated="2" table:style-name="ce84" office:value-type="float" office:value="1">
            <text:p>1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office:annotation draw:style-name="gr6" draw:text-style-name="P1" svg:width="1.1413in" svg:height="0.2634in" svg:x="6.3311in" svg:y="2.5878in" draw:caption-point-x="-0.2402in" draw:caption-point-y="0.6071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.5">
            <office:annotation draw:style-name="gr6" draw:text-style-name="P1" svg:width="1.1413in" svg:height="0.2634in" svg:x="8.7768in" svg:y="2.589in" draw:caption-point-x="-0.2402in" draw:caption-point-y="0.6059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office:annotation draw:style-name="gr6" draw:text-style-name="P1" svg:width="1.1413in" svg:height="0.2634in" svg:x="12.9189in" svg:y="2.5929in" draw:caption-point-x="-0.2402in" draw:caption-point-y="0.602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2">
            <text:p>12</text:p>
          </table:table-cell>
          <table:table-cell table:style-name="ce36" office:value-type="string">
            <text:p>HiepNH</text:p>
          </table:table-cell>
          <table:table-cell table:style-name="ce80" table:formula="of:=SUM([.D15:.AE15])" office:value-type="float" office:value="1">
            <text:p>1</text:p>
          </table:table-cell>
          <table:table-cell table:style-name="ce84"/>
          <table:table-cell table:style-name="ce84" office:value-type="float" office:value="0">
            <office:annotation draw:style-name="gr6" draw:text-style-name="P1" svg:width="1.1413in" svg:height="0.2634in" svg:x="3.1024in" svg:y="2.8232in" draw:caption-point-x="-0.2402in" draw:caption-point-y="0.619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3.5591in" svg:y="2.8232in" draw:caption-point-x="-0.2402in" draw:caption-point-y="0.619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4" draw:text-style-name="P1" svg:width="1.1413in" svg:height="0.3902in" svg:x="4.9287in" svg:y="2.8343in" draw:caption-point-x="-0.2402in" draw:caption-point-y="0.6083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8.7768in" svg:y="2.8362in" draw:caption-point-x="-0.2402in" draw:caption-point-y="0.6063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9.7228in" svg:y="2.8378in" draw:caption-point-x="-0.2402in" draw:caption-point-y="0.6047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84" office:value-type="float" office:value="0.5">
            <office:annotation draw:style-name="gr3" draw:text-style-name="P1" svg:width="1.1413in" svg:height="0.7012in" svg:x="10.1791in" svg:y="2.8378in" draw:caption-point-x="-0.2402in" draw:caption-point-y="0.6047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2.0059in" svg:y="2.839in" draw:caption-point-x="-0.2402in" draw:caption-point-y="0.6035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2.9189in" svg:y="2.8406in" draw:caption-point-x="-0.2402in" draw:caption-point-y="0.602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ieuNKT</text:p>
          </table:table-cell>
          <table:table-cell table:style-name="ce80" table:formula="of:=SUM([.D16:.AE16])" office:value-type="float" office:value="0">
            <text:p>0</text:p>
          </table:table-cell>
          <table:table-cell table:style-name="ce84" table:number-columns-repeated="5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4">
            <text:p>14</text:p>
          </table:table-cell>
          <table:table-cell table:style-name="ce36" office:value-type="string">
            <text:p>HungLV</text:p>
          </table:table-cell>
          <table:table-cell table:style-name="ce80" table:formula="of:=SUM([.D17:.AE17])" office:value-type="float" office:value="0">
            <text:p>0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ungNC</text:p>
          </table:table-cell>
          <table:table-cell table:style-name="ce80" table:formula="of:=SUM([.D18:.AE18])" office:value-type="float" office:value="1">
            <text:p>1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3.631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6">
            <text:p>16</text:p>
          </table:table-cell>
          <table:table-cell table:style-name="ce36" office:value-type="string">
            <text:p>HungPN</text:p>
          </table:table-cell>
          <table:table-cell table:style-name="ce80" table:formula="of:=SUM([.D19:.AE19])" office:value-type="float" office:value="5">
            <text:p>5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1">
            <office:annotation draw:style-name="gr6" draw:text-style-name="P1" svg:width="1.1413in" svg:height="0.2634in" svg:x="4.9287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5.3854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1">
            <office:annotation draw:style-name="gr6" draw:text-style-name="P1" svg:width="1.1413in" svg:height="0.2634in" svg:x="8.2878in" svg:y="3.8268in" draw:caption-point-x="-0.2402in" draw:caption-point-y="0.6067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yDH</text:p>
          </table:table-cell>
          <table:table-cell table:style-name="ce80" table:formula="of:=SUM([.D20:.AE20])" office:value-type="float" office:value="0.5">
            <text:p>0.5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office:value-type="float" office:value="0.5">
            <office:annotation draw:style-name="gr3" draw:text-style-name="P1" svg:width="1.1413in" svg:height="0.7012in" svg:x="3.5591in" svg:y="4.0713in" draw:caption-point-x="-0.2402in" draw:caption-point-y="0.6098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0.1791in" svg:y="4.0764in" draw:caption-point-x="-0.2402in" draw:caption-point-y="0.6047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2.4622in" svg:y="4.078in" draw:caption-point-x="-0.2402in" draw:caption-point-y="0.6031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4" draw:text-style-name="P1" svg:width="1.1413in" svg:height="0.3902in" svg:x="14.7457in" svg:y="4.0799in" draw:caption-point-x="-0.2402in" draw:caption-point-y="0.6012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8">
            <text:p>18</text:p>
          </table:table-cell>
          <table:table-cell table:style-name="ce36" office:value-type="string">
            <text:p>HuyNG</text:p>
          </table:table-cell>
          <table:table-cell table:style-name="ce80" table:formula="of:=SUM([.D21:.AE21])" office:value-type="float" office:value="2.5">
            <text:p>2.5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3" draw:text-style-name="P1" svg:width="1.1413in" svg:height="0.7012in" svg:x="3.5591in" svg:y="4.3189in" draw:caption-point-x="-0.2402in" draw:caption-point-y="0.6098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1">
            <office:annotation draw:style-name="gr4" draw:text-style-name="P1" svg:width="1.1413in" svg:height="0.3902in" svg:x="14.7457in" svg:y="4.3272in" draw:caption-point-x="-0.2402in" draw:caption-point-y="0.6016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84" office:value-type="float" office:value="0.5">
            <office:annotation draw:style-name="gr2" draw:text-style-name="P1" svg:width="1.1413in" svg:height="0.5457in" svg:x="15.202in" svg:y="4.3276in" draw:caption-point-x="-0.2402in" draw:caption-point-y="0.6012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KhaiLV</text:p>
          </table:table-cell>
          <table:table-cell table:style-name="ce80" table:formula="of:=SUM([.D22:.AE22])" office:value-type="float" office:value="2">
            <text:p>2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4.621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4.621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0">
            <text:p>20</text:p>
          </table:table-cell>
          <table:table-cell table:style-name="ce36" office:value-type="string">
            <text:p>KhangNHH</text:p>
          </table:table-cell>
          <table:table-cell table:style-name="ce80" table:formula="of:=SUM([.D23:.AE23])" office:value-type="float" office:value="0">
            <text:p>0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">
            <office:annotation draw:style-name="gr3" draw:text-style-name="P1" svg:width="1.1413in" svg:height="0.7012in" svg:x="13.3756in" svg:y="4.822in" draw:caption-point-x="-0.2402in" draw:caption-point-y="0.602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36" office:value-type="string">
            <text:p>KienPT</text:p>
          </table:table-cell>
          <table:table-cell table:style-name="ce80" table:formula="of:=SUM([.D24:.AE24])" office:value-type="float" office:value="5">
            <text:p>5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1">
            <office:annotation draw:style-name="gr6" draw:text-style-name="P1" svg:width="1.1413in" svg:height="0.2634in" svg:x="4.9287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5.3854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5.8421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0.1791in" svg:y="5.0669in" draw:caption-point-x="-0.2402in" draw:caption-point-y="0.6047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2">
            <text:p>22</text:p>
          </table:table-cell>
          <table:table-cell table:style-name="ce36" office:value-type="string">
            <text:p>KietNVT</text:p>
          </table:table-cell>
          <table:table-cell table:style-name="ce80" table:formula="of:=SUM([.D25:.AE25])" office:value-type="float" office:value="3">
            <text:p>3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5.364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5.364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5.3854in" svg:y="5.3102in" draw:caption-point-x="-0.2402in" draw:caption-point-y="0.6091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6.3311in" svg:y="5.3118in" draw:caption-point-x="-0.2402in" draw:caption-point-y="0.6075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6.8205in" svg:y="5.3122in" draw:caption-point-x="-0.2402in" draw:caption-point-y="0.6071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1">
            <office:annotation draw:style-name="gr4" draw:text-style-name="P1" svg:width="1.1413in" svg:height="0.3902in" svg:x="8.2878in" svg:y="5.3126in" draw:caption-point-x="-0.2402in" draw:caption-point-y="0.6067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2.0059in" svg:y="5.3154in" draw:caption-point-x="-0.2402in" draw:caption-point-y="0.6039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3" draw:text-style-name="P1" svg:width="1.1413in" svg:height="0.7012in" svg:x="15.202in" svg:y="5.3181in" draw:caption-point-x="-0.2402in" draw:caption-point-y="0.6012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LinhBT</text:p>
          </table:table-cell>
          <table:table-cell table:style-name="ce80" table:formula="of:=SUM([.D26:.AE26])" office:value-type="float" office:value="2">
            <text:p>2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5.612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5.612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4">
            <text:p>24</text:p>
          </table:table-cell>
          <table:table-cell table:style-name="ce36" office:value-type="string">
            <text:p>MaiLT</text:p>
          </table:table-cell>
          <table:table-cell table:style-name="ce80" table:formula="of:=SUM([.D27:.AE27])" office:value-type="float" office:value="3">
            <text:p>3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5.86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5.86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3" draw:text-style-name="P1" svg:width="1.1413in" svg:height="0.7012in" svg:x="8.7768in" svg:y="5.8087in" draw:caption-point-x="-0.2402in" draw:caption-point-y="0.6063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12.4622in" svg:y="5.8126in" draw:caption-point-x="-0.2402in" draw:caption-point-y="0.6024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13.3756in" svg:y="5.813in" draw:caption-point-x="-0.2402in" draw:caption-point-y="0.602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MaiNTT</text:p>
          </table:table-cell>
          <table:table-cell table:style-name="ce80" table:formula="of:=SUM([.D28:.AE28])" office:value-type="float" office:value="4">
            <text:p>4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1">
            <office:annotation draw:style-name="gr6" draw:text-style-name="P1" svg:width="1.1413in" svg:height="0.2634in" svg:x="4.9287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5.3854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0">
            <office:annotation draw:style-name="gr2" draw:text-style-name="P1" svg:width="1.1413in" svg:height="0.5457in" svg:x="5.8421in" svg:y="6.0547in" draw:caption-point-x="-0.2402in" draw:caption-point-y="0.6079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6">
            <text:p>26</text:p>
          </table:table-cell>
          <table:table-cell table:style-name="ce36" office:value-type="string">
            <text:p>ManhNB</text:p>
          </table:table-cell>
          <table:table-cell table:style-name="ce80" table:formula="of:=SUM([.D29:.AE29])" office:value-type="float" office:value="0">
            <text:p>0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4.9287in" svg:y="6.3008in" draw:caption-point-x="-0.2402in" draw:caption-point-y="0.6094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5.8421in" svg:y="6.3024in" draw:caption-point-x="-0.2402in" draw:caption-point-y="0.6079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6.3311in" svg:y="6.3028in" draw:caption-point-x="-0.2402in" draw:caption-point-y="0.6075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8.2878in" svg:y="6.3035in" draw:caption-point-x="-0.2402in" draw:caption-point-y="0.6067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8.7768in" svg:y="6.3039in" draw:caption-point-x="-0.2402in" draw:caption-point-y="0.6063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NamTH</text:p>
          </table:table-cell>
          <table:table-cell table:style-name="ce80" table:formula="of:=SUM([.D30:.AE30])" office:value-type="float" office:value="6">
            <text:p>6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6.603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6.603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4" draw:text-style-name="P1" svg:width="1.1413in" svg:height="0.3902in" svg:x="5.3854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4" office:value-type="float" office:value="1">
            <office:annotation draw:style-name="gr4" draw:text-style-name="P1" svg:width="1.1413in" svg:height="0.3902in" svg:x="5.8421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4" office:value-type="float" office:value="1">
            <office:annotation draw:style-name="gr4" draw:text-style-name="P1" svg:width="1.1413in" svg:height="0.3902in" svg:x="6.3311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4" office:value-type="float" office:value="1">
            <office:annotation draw:style-name="gr4" draw:text-style-name="P1" svg:width="1.1413in" svg:height="0.3902in" svg:x="6.8205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8">
            <text:p>28</text:p>
          </table:table-cell>
          <table:table-cell table:style-name="ce36" office:value-type="string">
            <text:p>NamTV</text:p>
          </table:table-cell>
          <table:table-cell table:style-name="ce80" table:formula="of:=SUM([.D31:.AE31])" office:value-type="float" office:value="2">
            <text:p>2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6.8508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6.8508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4.9287in" svg:y="6.7961in" draw:caption-point-x="-0.2402in" draw:caption-point-y="0.6094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5.3854in" svg:y="6.7965in" draw:caption-point-x="-0.2402in" draw:caption-point-y="0.6091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6.3311in" svg:y="6.798in" draw:caption-point-x="-0.2402in" draw:caption-point-y="0.6075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6.8205in" svg:y="6.7984in" draw:caption-point-x="-0.2402in" draw:caption-point-y="0.6071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9.7228in" svg:y="6.8004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0.1791in" svg:y="6.8008in" draw:caption-point-x="-0.2402in" draw:caption-point-y="0.6047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11.5492in" svg:y="6.8012in" draw:caption-point-x="-0.2402in" draw:caption-point-y="0.6043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2.0059in" svg:y="6.8016in" draw:caption-point-x="-0.2402in" draw:caption-point-y="0.6039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14.7457in" svg:y="6.8039in" draw:caption-point-x="-0.2402in" draw:caption-point-y="0.6016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36" office:value-type="string">
            <text:p>NgaTN</text:p>
          </table:table-cell>
          <table:table-cell table:style-name="ce80" table:formula="of:=SUM([.D32:.AE32])" office:value-type="float" office:value="0">
            <text:p>0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0">
            <text:p>30</text:p>
          </table:table-cell>
          <table:table-cell table:style-name="ce36" office:value-type="string">
            <text:p>NhanHTH</text:p>
          </table:table-cell>
          <table:table-cell table:style-name="ce80" table:formula="of:=SUM([.D33:.AE33])" office:value-type="float" office:value="0">
            <text:p>0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hanNM</text:p>
          </table:table-cell>
          <table:table-cell table:style-name="ce80" table:formula="of:=SUM([.D34:.AE34])" office:value-type="float" office:value="2">
            <text:p>2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7.593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7.593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2" draw:text-style-name="P1" svg:width="1.1413in" svg:height="0.5457in" svg:x="14.7457in" svg:y="7.5472in" draw:caption-point-x="-0.2402in" draw:caption-point-y="0.6012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2">
            <text:p>32</text:p>
          </table:table-cell>
          <table:table-cell table:style-name="ce36" office:value-type="string">
            <text:p>NhungHTH</text:p>
          </table:table-cell>
          <table:table-cell table:style-name="ce80" table:formula="of:=SUM([.D35:.AE35])" office:value-type="float" office:value="1.5">
            <text:p>1.5</text:p>
          </table:table-cell>
          <table:table-cell table:style-name="ce84"/>
          <table:table-cell table:style-name="ce84" office:value-type="float" office:value="0">
            <office:annotation draw:style-name="gr2" draw:text-style-name="P1" svg:width="1.1413in" svg:height="0.5457in" svg:x="3.1024in" svg:y="7.7984in" draw:caption-point-x="-0.2402in" draw:caption-point-y="0.598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4.9287in" svg:y="7.787in" draw:caption-point-x="-0.2402in" draw:caption-point-y="0.6094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6.3311in" svg:y="7.789in" draw:caption-point-x="-0.2402in" draw:caption-point-y="0.6075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6.8205in" svg:y="7.7894in" draw:caption-point-x="-0.2402in" draw:caption-point-y="0.6071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9.2661in" svg:y="7.7909in" draw:caption-point-x="-0.2402in" draw:caption-point-y="0.6055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9.7228in" svg:y="7.7909in" draw:caption-point-x="-0.2402in" draw:caption-point-y="0.6055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84" office:value-type="float" office:value="0.5">
            <office:annotation draw:style-name="gr3" draw:text-style-name="P1" svg:width="1.1413in" svg:height="0.7012in" svg:x="10.1791in" svg:y="7.7917in" draw:caption-point-x="-0.2402in" draw:caption-point-y="0.6047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36" office:value-type="string">
            <text:p>NhuPHQ</text:p>
          </table:table-cell>
          <table:table-cell table:style-name="ce80" table:formula="of:=SUM([.D36:.AE36])" office:value-type="float" office:value="0">
            <text:p>0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5.3854in" svg:y="8.035in" draw:caption-point-x="-0.2402in" draw:caption-point-y="0.6091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9.7228in" svg:y="8.039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4">
            <text:p>34</text:p>
          </table:table-cell>
          <table:table-cell table:style-name="ce62" office:value-type="string">
            <text:p>PhuongTH</text:p>
          </table:table-cell>
          <table:table-cell table:style-name="ce80" table:formula="of:=SUM([.D37:.AE37])" office:value-type="float" office:value="7">
            <text:p>7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3" draw:text-style-name="P1" svg:width="1.1413in" svg:height="0.7012in" svg:x="4.9287in" svg:y="8.2823in" draw:caption-point-x="-0.2402in" draw:caption-point-y="0.6094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5.3854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6.3311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8.7768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9.7228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12.0059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12.9189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15.202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36" office:value-type="string">
            <text:p>PhongTH</text:p>
          </table:table-cell>
          <table:table-cell table:style-name="ce80" table:formula="of:=SUM([.D38:.AE38])" office:value-type="float" office:value="2.5">
            <text:p>2.5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3.5591in" svg:y="8.5299in" draw:caption-point-x="-0.2402in" draw:caption-point-y="0.6094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4.9287in" svg:y="8.5299in" draw:caption-point-x="-0.2402in" draw:caption-point-y="0.6094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5.3854in" svg:y="8.5303in" draw:caption-point-x="-0.2402in" draw:caption-point-y="0.6091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.5">
            <office:annotation draw:style-name="gr2" draw:text-style-name="P1" svg:width="1.1413in" svg:height="0.5457in" svg:x="6.3311in" svg:y="8.5315in" draw:caption-point-x="-0.2402in" draw:caption-point-y="0.6079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84" office:value-type="float" office:value="1">
            <office:annotation draw:style-name="gr6" draw:text-style-name="P1" svg:width="1.1413in" svg:height="0.2634in" svg:x="6.8205in" svg:y="8.5323in" draw:caption-point-x="-0.2402in" draw:caption-point-y="0.6071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.5">
            <office:annotation draw:style-name="gr6" draw:text-style-name="P1" svg:width="1.1413in" svg:height="0.2634in" svg:x="9.2661in" svg:y="8.5339in" draw:caption-point-x="-0.2402in" draw:caption-point-y="0.6055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.5">
            <office:annotation draw:style-name="gr6" draw:text-style-name="P1" svg:width="1.1413in" svg:height="0.2634in" svg:x="12.4622in" svg:y="8.5339in" draw:caption-point-x="-0.2402in" draw:caption-point-y="0.6055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6">
            <text:p>36</text:p>
          </table:table-cell>
          <table:table-cell table:style-name="ce36" office:value-type="string">
            <text:p>TienND</text:p>
          </table:table-cell>
          <table:table-cell table:style-name="ce80" table:formula="of:=SUM([.D39:.AE39])" office:value-type="float" office:value="1">
            <text:p>1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3.5591in" svg:y="8.7772in" draw:caption-point-x="-0.2402in" draw:caption-point-y="0.6098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5.3854in" svg:y="8.778in" draw:caption-point-x="-0.2402in" draw:caption-point-y="0.6091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8.7768in" svg:y="8.7807in" draw:caption-point-x="-0.2402in" draw:caption-point-y="0.6063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1">
            <office:annotation draw:style-name="gr4" draw:text-style-name="P1" svg:width="1.1413in" svg:height="0.3902in" svg:x="10.1791in" svg:y="8.7823in" draw:caption-point-x="-0.2402in" draw:caption-point-y="0.6047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2.4622in" svg:y="8.7839in" draw:caption-point-x="-0.2402in" draw:caption-point-y="0.6031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36" office:value-type="string">
            <text:p>ThamDT</text:p>
          </table:table-cell>
          <table:table-cell table:style-name="ce80" table:formula="of:=SUM([.D40:.AE40])" office:value-type="float" office:value="3">
            <text:p>3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9.079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9.079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1">
            <office:annotation draw:style-name="gr6" draw:text-style-name="P1" svg:width="1.1413in" svg:height="0.2634in" svg:x="4.9287in" svg:y="9.079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3.3756in" svg:y="9.0327in" draw:caption-point-x="-0.2402in" draw:caption-point-y="0.602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8">
            <text:p>38</text:p>
          </table:table-cell>
          <table:table-cell table:style-name="ce36" office:value-type="string">
            <text:p>ThinhT</text:p>
          </table:table-cell>
          <table:table-cell table:style-name="ce80" table:formula="of:=SUM([.D41:.AE41])" office:value-type="float" office:value="2.5">
            <text:p>2.5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9.327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9.327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2.9189in" svg:y="9.2799in" draw:caption-point-x="-0.2402in" draw:caption-point-y="0.6024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84" office:value-type="float" office:value="0.5">
            <office:annotation draw:style-name="gr6" draw:text-style-name="P1" svg:width="1.1413in" svg:height="0.2634in" svg:x="13.3756in" svg:y="9.2803in" draw:caption-point-x="-0.2402in" draw:caption-point-y="0.602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9">
            <text:p>39</text:p>
          </table:table-cell>
          <table:table-cell table:style-name="ce36" office:value-type="string">
            <text:p>ThoaiVK</text:p>
          </table:table-cell>
          <table:table-cell table:style-name="ce80" table:formula="of:=SUM([.D42:.AE42])" office:value-type="float" office:value="0.5">
            <text:p>0.5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5.3854in" svg:y="9.5209in" draw:caption-point-x="-0.2402in" draw:caption-point-y="0.6091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6.3311in" svg:y="9.5224in" draw:caption-point-x="-0.2402in" draw:caption-point-y="0.6075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9.7228in" svg:y="9.5248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2.4622in" svg:y="9.5268in" draw:caption-point-x="-0.2402in" draw:caption-point-y="0.6031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5.202in" svg:y="9.5287in" draw:caption-point-x="-0.2402in" draw:caption-point-y="0.6012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0">
            <text:p>40</text:p>
          </table:table-cell>
          <table:table-cell table:style-name="ce36" office:value-type="string">
            <text:p>ThuyLTT</text:p>
          </table:table-cell>
          <table:table-cell table:style-name="ce80" table:formula="of:=SUM([.D43:.AE43])" office:value-type="float" office:value="2">
            <text:p>2</text:p>
          </table:table-cell>
          <table:table-cell table:style-name="ce84"/>
          <table:table-cell table:style-name="ce84" office:value-type="float" office:value="0">
            <office:annotation draw:style-name="gr6" draw:text-style-name="P1" svg:width="1.1413in" svg:height="0.2634in" svg:x="3.1024in" svg:y="9.7673in" draw:caption-point-x="-0.2402in" draw:caption-point-y="0.6102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4.9287in" svg:y="9.7681in" draw:caption-point-x="-0.2402in" draw:caption-point-y="0.6094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5.3854in" svg:y="9.7685in" draw:caption-point-x="-0.2402in" draw:caption-point-y="0.6091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5.8421in" svg:y="9.7697in" draw:caption-point-x="-0.2402in" draw:caption-point-y="0.6079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84" office:value-type="float" office:value="0.5">
            <office:annotation draw:style-name="gr2" draw:text-style-name="P1" svg:width="1.1413in" svg:height="0.5457in" svg:x="6.3311in" svg:y="9.7701in" draw:caption-point-x="-0.2402in" draw:caption-point-y="0.6075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4" office:value-type="float" office:value="0">
            <office:annotation draw:style-name="gr8" draw:text-style-name="P1" svg:width="1.1413in" svg:height="0.8567in" svg:x="6.8205in" svg:y="9.7705in" draw:caption-point-x="-0.2402in" draw:caption-point-y="0.6071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8.2878in" svg:y="9.7709in" draw:caption-point-x="-0.2402in" draw:caption-point-y="0.6067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84" office:value-type="float" office:value="0.5">
            <office:annotation draw:style-name="gr3" draw:text-style-name="P1" svg:width="1.1413in" svg:height="0.7012in" svg:x="8.7768in" svg:y="9.7713in" draw:caption-point-x="-0.2402in" draw:caption-point-y="0.6063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84" office:value-type="float" office:value="0">
            <office:annotation draw:style-name="gr6" draw:text-style-name="P1" svg:width="1.1413in" svg:height="0.2634in" svg:x="9.2661in" svg:y="9.772in" draw:caption-point-x="-0.2402in" draw:caption-point-y="0.6055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9.7228in" svg:y="9.7724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4" office:value-type="float" office:value="1">
            <office:annotation draw:style-name="gr4" draw:text-style-name="P1" svg:width="1.1413in" svg:height="0.3902in" svg:x="10.1791in" svg:y="9.7728in" draw:caption-point-x="-0.2402in" draw:caption-point-y="0.6047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11.5492in" svg:y="9.7732in" draw:caption-point-x="-0.2402in" draw:caption-point-y="0.6043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2.0059in" svg:y="9.7736in" draw:caption-point-x="-0.2402in" draw:caption-point-y="0.6039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2.4622in" svg:y="9.7744in" draw:caption-point-x="-0.2402in" draw:caption-point-y="0.6031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2.9189in" svg:y="9.7752in" draw:caption-point-x="-0.2402in" draw:caption-point-y="0.6024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13.3756in" svg:y="9.776in" draw:caption-point-x="-0.2402in" draw:caption-point-y="0.6016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5.202in" svg:y="9.7764in" draw:caption-point-x="-0.2402in" draw:caption-point-y="0.6012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36" office:value-type="string">
            <text:p>TruyenLVC</text:p>
          </table:table-cell>
          <table:table-cell table:style-name="ce80" table:formula="of:=SUM([.D44:.AE44])" office:value-type="float" office:value="2">
            <text:p>2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10.070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10.070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6.3311in" svg:y="10.0181in" draw:caption-point-x="-0.2402in" draw:caption-point-y="0.6075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6.8205in" svg:y="10.0185in" draw:caption-point-x="-0.2402in" draw:caption-point-y="0.6071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12.9189in" svg:y="10.0232in" draw:caption-point-x="-0.2402in" draw:caption-point-y="0.6024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2" draw:text-style-name="P1" svg:width="1.1413in" svg:height="0.5457in" svg:x="14.7457in" svg:y="10.024in" draw:caption-point-x="-0.2402in" draw:caption-point-y="0.6016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2">
            <text:p>42</text:p>
          </table:table-cell>
          <table:table-cell table:style-name="ce62" office:value-type="string">
            <text:p>VietBA</text:p>
          </table:table-cell>
          <table:table-cell table:style-name="ce80" table:formula="of:=SUM([.D45:.AE45])" office:value-type="float" office:value="0">
            <text:p>0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2.4622in" svg:y="10.2701in" draw:caption-point-x="-0.2402in" draw:caption-point-y="0.6031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3">
            <text:p>43</text:p>
          </table:table-cell>
          <table:table-cell table:style-name="ce36" office:value-type="string">
            <text:p>VinhP</text:p>
          </table:table-cell>
          <table:table-cell table:style-name="ce80" table:formula="of:=SUM([.D46:.AE46])" office:value-type="float" office:value="2">
            <text:p>2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10.566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10.566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2" table:number-rows-repeated="5">
          <table:table-cell table:style-name="ce35" table:number-columns-repeated="3"/>
          <table:table-cell table:style-name="ce85" table:number-columns-repeated="28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85" table:number-columns-repeated="4"/>
          <table:table-cell table:style-name="ce87"/>
          <table:table-cell table:style-name="ce85" table:number-columns-repeated="23"/>
          <table:table-cell table:style-name="ce35" table:number-columns-repeated="952"/>
        </table:table-row>
        <table:table-row table:style-name="ro2" table:number-rows-repeated="4">
          <table:table-cell table:style-name="ce35" table:number-columns-repeated="3"/>
          <table:table-cell table:style-name="ce85" table:number-columns-repeated="28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85" table:number-columns-repeated="4"/>
          <table:table-cell table:style-name="ce88" table:number-columns-repeated="7"/>
          <table:table-cell table:style-name="ce85" table:number-columns-repeated="17"/>
          <table:table-cell table:style-name="ce35" table:number-columns-repeated="952"/>
        </table:table-row>
        <table:table-row table:style-name="ro2" table:number-rows-repeated="65393">
          <table:table-cell table:style-name="ce35" table:number-columns-repeated="3"/>
          <table:table-cell table:style-name="ce85" table:number-columns-repeated="28"/>
          <table:table-cell table:style-name="ce35" table:number-columns-repeated="952"/>
        </table:table-row>
        <table:table-row table:style-name="ro2" table:number-rows-repeated="983125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0"/>
        <table:table-column table:style-name="co26" table:number-columns-repeated="7" table:default-cell-style-name="ce100"/>
        <table:table-column table:style-name="co25" table:number-columns-repeated="16" table:default-cell-style-name="ce100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95" table:number-columns-repeated="8"/>
          <table:table-cell table:style-name="ce103" office:value-type="string" table:number-columns-spanned="2" table:number-rows-spanned="1">
            <text:p>Month</text:p>
          </table:table-cell>
          <table:covered-table-cell table:style-name="ce104"/>
          <table:table-cell table:style-name="ce105" table:content-validation-name="val1" office:value-type="float" office:value="3" table:number-columns-spanned="2" table:number-rows-spanned="1">
            <text:p>3</text:p>
          </table:table-cell>
          <table:covered-table-cell table:style-name="ce104"/>
          <table:table-cell table:style-name="ce103" office:value-type="string" table:number-columns-spanned="2" table:number-rows-spanned="1">
            <text:p>Year</text:p>
          </table:table-cell>
          <table:covered-table-cell table:style-name="ce104"/>
          <table:table-cell table:style-name="ce103" office:value-type="float" office:value="2017" table:number-columns-spanned="2" table:number-rows-spanned="1">
            <text:p>2017</text:p>
          </table:table-cell>
          <table:covered-table-cell table:style-name="ce106"/>
          <table:table-cell table:style-name="ce95" table:number-columns-repeated="15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96" table:formula="of:=DATE([.$R$1];[.N1];1)" office:value-type="date" office:date-value="2017-03-01">
            <text:p>01</text:p>
          </table:table-cell>
          <table:table-cell table:style-name="ce96" table:formula="of:=[.D2]+1" office:value-type="date" office:date-value="2017-03-02">
            <text:p>02</text:p>
          </table:table-cell>
          <table:table-cell table:style-name="ce96" table:formula="of:=[.E2]+1" office:value-type="date" office:date-value="2017-03-03">
            <text:p>03</text:p>
          </table:table-cell>
          <table:table-cell table:style-name="ce96" table:formula="of:=[.F2]+1" office:value-type="date" office:date-value="2017-03-04">
            <text:p>04</text:p>
          </table:table-cell>
          <table:table-cell table:style-name="ce96" table:formula="of:=[.G2]+1" office:value-type="date" office:date-value="2017-03-05">
            <text:p>05</text:p>
          </table:table-cell>
          <table:table-cell table:style-name="ce96" table:formula="of:=[.H2]+1" office:value-type="date" office:date-value="2017-03-06">
            <text:p>06</text:p>
          </table:table-cell>
          <table:table-cell table:style-name="ce96" table:formula="of:=[.I2]+1" office:value-type="date" office:date-value="2017-03-07">
            <text:p>07</text:p>
          </table:table-cell>
          <table:table-cell table:style-name="ce96" table:formula="of:=[.J2]+1" office:value-type="date" office:date-value="2017-03-08">
            <text:p>08</text:p>
          </table:table-cell>
          <table:table-cell table:style-name="ce96" table:formula="of:=[.K2]+1" office:value-type="date" office:date-value="2017-03-09">
            <text:p>09</text:p>
          </table:table-cell>
          <table:table-cell table:style-name="ce96" table:formula="of:=[.L2]+1" office:value-type="date" office:date-value="2017-03-10">
            <text:p>10</text:p>
          </table:table-cell>
          <table:table-cell table:style-name="ce96" table:formula="of:=[.M2]+1" office:value-type="date" office:date-value="2017-03-11">
            <text:p>11</text:p>
          </table:table-cell>
          <table:table-cell table:style-name="ce96" table:formula="of:=[.N2]+1" office:value-type="date" office:date-value="2017-03-12">
            <text:p>12</text:p>
          </table:table-cell>
          <table:table-cell table:style-name="ce96" table:formula="of:=[.O2]+1" office:value-type="date" office:date-value="2017-03-13">
            <text:p>13</text:p>
          </table:table-cell>
          <table:table-cell table:style-name="ce96" table:formula="of:=[.P2]+1" office:value-type="date" office:date-value="2017-03-14">
            <text:p>14</text:p>
          </table:table-cell>
          <table:table-cell table:style-name="ce96" table:formula="of:=[.Q2]+1" office:value-type="date" office:date-value="2017-03-15">
            <text:p>15</text:p>
          </table:table-cell>
          <table:table-cell table:style-name="ce96" table:formula="of:=[.R2]+1" office:value-type="date" office:date-value="2017-03-16">
            <text:p>16</text:p>
          </table:table-cell>
          <table:table-cell table:style-name="ce96" table:formula="of:=[.S2]+1" office:value-type="date" office:date-value="2017-03-17">
            <text:p>17</text:p>
          </table:table-cell>
          <table:table-cell table:style-name="ce96" table:formula="of:=[.T2]+1" office:value-type="date" office:date-value="2017-03-18">
            <text:p>18</text:p>
          </table:table-cell>
          <table:table-cell table:style-name="ce96" table:formula="of:=[.U2]+1" office:value-type="date" office:date-value="2017-03-19">
            <text:p>19</text:p>
          </table:table-cell>
          <table:table-cell table:style-name="ce96" table:formula="of:=[.V2]+1" office:value-type="date" office:date-value="2017-03-20">
            <text:p>20</text:p>
          </table:table-cell>
          <table:table-cell table:style-name="ce96" table:formula="of:=[.W2]+1" office:value-type="date" office:date-value="2017-03-21">
            <text:p>21</text:p>
          </table:table-cell>
          <table:table-cell table:style-name="ce96" table:formula="of:=[.X2]+1" office:value-type="date" office:date-value="2017-03-22">
            <text:p>22</text:p>
          </table:table-cell>
          <table:table-cell table:style-name="ce96" table:formula="of:=[.Y2]+1" office:value-type="date" office:date-value="2017-03-23">
            <text:p>23</text:p>
          </table:table-cell>
          <table:table-cell table:style-name="ce96" table:formula="of:=[.Z2]+1" office:value-type="date" office:date-value="2017-03-24">
            <text:p>24</text:p>
          </table:table-cell>
          <table:table-cell table:style-name="ce96" table:formula="of:=[.AA2]+1" office:value-type="date" office:date-value="2017-03-25">
            <text:p>25</text:p>
          </table:table-cell>
          <table:table-cell table:style-name="ce96" table:formula="of:=[.AB2]+1" office:value-type="date" office:date-value="2017-03-26">
            <text:p>26</text:p>
          </table:table-cell>
          <table:table-cell table:style-name="ce96" table:formula="of:=[.AC2]+1" office:value-type="date" office:date-value="2017-03-27">
            <text:p>27</text:p>
          </table:table-cell>
          <table:table-cell table:style-name="ce96" table:formula="of:=[.AD2]+1" office:value-type="date" office:date-value="2017-03-28">
            <text:p>28</text:p>
          </table:table-cell>
          <table:table-cell table:style-name="ce96" table:formula="of:=[.AE2]+1" office:value-type="date" office:date-value="2017-03-29">
            <text:p>29</text:p>
          </table:table-cell>
          <table:table-cell table:style-name="ce96" table:formula="of:=[.AF2]+1" office:value-type="date" office:date-value="2017-03-30">
            <text:p>30</text:p>
          </table:table-cell>
          <table:table-cell table:style-name="ce96" table:formula="of:=[.AG2]+1" office:value-type="date" office:date-value="2017-03-31">
            <text:p>31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97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94" table:formula="of:=SUM([.D4:.AH4])" office:value-type="float" office:value="0.5">
            <text:p>0.5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5.8421in" svg:y="0.1091in" draw:caption-point-x="-0.2402in" draw:caption-point-y="0.6091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6.8205in" svg:y="0.1098in" draw:caption-point-x="-0.2402in" draw:caption-point-y="0.6083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office:annotation draw:style-name="gr6" draw:text-style-name="P1" svg:width="1.1413in" svg:height="0.2634in" svg:x="8.2878in" svg:y="0.1102in" draw:caption-point-x="-0.2402in" draw:caption-point-y="0.6079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8.7768in" svg:y="0.1106in" draw:caption-point-x="-0.2402in" draw:caption-point-y="0.6075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9.7228in" svg:y="0.1114in" draw:caption-point-x="-0.2402in" draw:caption-point-y="0.6067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.5">
            <office:annotation draw:style-name="gr4" draw:text-style-name="P1" svg:width="1.1413in" svg:height="0.3902in" svg:x="11.5492in" svg:y="0.1126in" draw:caption-point-x="-0.2402in" draw:caption-point-y="0.6055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6.1154in" svg:y="0.1157in" draw:caption-point-x="-0.2402in" draw:caption-point-y="0.6024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6.572in" svg:y="0.1165in" draw:caption-point-x="-0.2402in" draw:caption-point-y="0.6016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94" table:formula="of:=SUM([.D5:.AH5])" office:value-type="float" office:value="1.5">
            <text:p>1.5</text:p>
          </table:table-cell>
          <table:table-cell table:style-name="ce98" office:value-type="float" office:value="0">
            <office:annotation draw:style-name="gr6" draw:text-style-name="P1" svg:width="1.1413in" svg:height="0.2634in" svg:x="2.6457in" svg:y="0.3539in" draw:caption-point-x="-0.2402in" draw:caption-point-y="0.6118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5.3854in" svg:y="0.3559in" draw:caption-point-x="-0.2402in" draw:caption-point-y="0.6098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5.8421in" svg:y="0.3567in" draw:caption-point-x="-0.2402in" draw:caption-point-y="0.6091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8205in" svg:y="0.3575in" draw:caption-point-x="-0.2402in" draw:caption-point-y="0.6083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office:annotation draw:style-name="gr6" draw:text-style-name="P1" svg:width="1.1413in" svg:height="0.2634in" svg:x="8.2878in" svg:y="0.3579in" draw:caption-point-x="-0.2402in" draw:caption-point-y="0.6079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9.2661in" svg:y="0.3587in" draw:caption-point-x="-0.2402in" draw:caption-point-y="0.6071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98" office:value-type="float" office:value="0.5">
            <office:annotation draw:style-name="gr6" draw:text-style-name="P1" svg:width="1.1413in" svg:height="0.2634in" svg:x="9.7228in" svg:y="0.3575in" draw:caption-point-x="-0.2402in" draw:caption-point-y="0.6083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98" office:value-type="float" office:value="1">
            <office:annotation draw:style-name="gr6" draw:text-style-name="P1" svg:width="1.1413in" svg:height="0.2634in" svg:x="10.1791in" svg:y="0.3575in" draw:caption-point-x="-0.2402in" draw:caption-point-y="0.6083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98" table:number-columns-repeated="2"/>
          <table:table-cell table:style-name="ce98" office:value-type="float" office:value="0">
            <office:annotation draw:style-name="gr6" draw:text-style-name="P1" svg:width="1.1413in" svg:height="0.2634in" svg:x="11.5492in" svg:y="0.3602in" draw:caption-point-x="-0.2402in" draw:caption-point-y="0.6055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5.6587in" svg:y="0.4205in" draw:caption-point-x="-0.2402in" draw:caption-point-y="0.5453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uongNH</text:p>
          </table:table-cell>
          <table:table-cell table:style-name="ce94" table:formula="of:=SUM([.D6:.AH6])" office:value-type="float" office:value="3">
            <text:p>3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1">
            <office:annotation draw:style-name="gr4" draw:text-style-name="P1" svg:width="1.1413in" svg:height="0.3902in" svg:x="3.5591in" svg:y="0.6028in" draw:caption-point-x="-0.2402in" draw:caption-point-y="0.6106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98" table:number-columns-repeated="2"/>
          <table:table-cell table:style-name="ce98" office:value-type="float" office:value="0">
            <office:annotation draw:style-name="gr2" draw:text-style-name="P1" svg:width="1.1413in" svg:height="0.5457in" svg:x="4.9287in" svg:y="0.6031in" draw:caption-point-x="-0.2402in" draw:caption-point-y="0.6102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5.3854in" svg:y="0.6035in" draw:caption-point-x="-0.2402in" draw:caption-point-y="0.6098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2.0059in" svg:y="0.6083in" draw:caption-point-x="-0.2402in" draw:caption-point-y="0.6051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13.3756in" svg:y="0.6083in" draw:caption-point-x="-0.2402in" draw:caption-point-y="0.6051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5.202in" svg:y="0.6106in" draw:caption-point-x="-0.2402in" draw:caption-point-y="0.6028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16.572in" svg:y="0.6118in" draw:caption-point-x="-0.2402in" draw:caption-point-y="0.6016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94" table:formula="of:=SUM([.D7:.AH7])" office:value-type="float" office:value="1">
            <text:p>1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3.1024in" svg:y="0.8496in" draw:caption-point-x="-0.2402in" draw:caption-point-y="0.6114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3.5591in" svg:y="0.8504in" draw:caption-point-x="-0.2402in" draw:caption-point-y="0.6106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5.3854in" svg:y="0.8512in" draw:caption-point-x="-0.2402in" draw:caption-point-y="0.6098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9.7228in" svg:y="0.8539in" draw:caption-point-x="-0.2402in" draw:caption-point-y="0.607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1">
            <office:annotation draw:style-name="gr2" draw:text-style-name="P1" svg:width="1.1413in" svg:height="0.5457in" svg:x="10.1791in" svg:y="0.8543in" draw:caption-point-x="-0.2402in" draw:caption-point-y="0.6067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2.4622in" svg:y="0.8563in" draw:caption-point-x="-0.2402in" draw:caption-point-y="0.6047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6" office:value-type="string">
            <text:p>DuyNM</text:p>
          </table:table-cell>
          <table:table-cell table:style-name="ce94" table:formula="of:=SUM([.D8:.AH8])" office:value-type="float" office:value="4">
            <text:p>4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.5">
            <office:annotation draw:style-name="gr3" draw:text-style-name="P1" svg:width="1.1413in" svg:height="0.7012in" svg:x="3.1024in" svg:y="1.0941in" draw:caption-point-x="-0.2402in" draw:caption-point-y="0.6146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5.3854in" svg:y="1.0988in" draw:caption-point-x="-0.2402in" draw:caption-point-y="0.6098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5.8421in" svg:y="1.0996in" draw:caption-point-x="-0.2402in" draw:caption-point-y="0.6091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98" office:value-type="float" office:value="0.5">
            <office:annotation draw:style-name="gr6" draw:text-style-name="P1" svg:width="1.1413in" svg:height="0.2634in" svg:x="6.3311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.5">
            <office:annotation draw:style-name="gr6" draw:text-style-name="P1" svg:width="1.1413in" svg:height="0.2634in" svg:x="9.7228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.5">
            <office:annotation draw:style-name="gr6" draw:text-style-name="P1" svg:width="1.1413in" svg:height="0.2634in" svg:x="12.4622in" svg:y="1.1039in" draw:caption-point-x="-0.2402in" draw:caption-point-y="0.6047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98" office:value-type="float" office:value="0.5">
            <office:annotation draw:style-name="gr6" draw:text-style-name="P1" svg:width="1.1413in" svg:height="0.2634in" svg:x="12.9189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.5">
            <office:annotation draw:style-name="gr6" draw:text-style-name="P1" svg:width="1.1413in" svg:height="0.2634in" svg:x="16.1154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6">
            <text:p>6</text:p>
          </table:table-cell>
          <table:table-cell table:style-name="ce36" office:value-type="string">
            <text:p>DuyenLT</text:p>
          </table:table-cell>
          <table:table-cell table:style-name="ce94" table:formula="of:=SUM([.D9:.AH9])" office:value-type="float" office:value="1.5">
            <text:p>1.5</text:p>
          </table:table-cell>
          <table:table-cell table:style-name="ce98" office:value-type="float" office:value="0">
            <office:annotation draw:style-name="gr4" draw:text-style-name="P1" svg:width="1.1413in" svg:height="0.3902in" svg:x="2.6457in" svg:y="1.3449in" draw:caption-point-x="-0.2402in" draw:caption-point-y="0.6118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3.1024in" svg:y="1.3453in" draw:caption-point-x="-0.2402in" draw:caption-point-y="0.6114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6.3311in" svg:y="1.3476in" draw:caption-point-x="-0.2402in" draw:caption-point-y="0.6091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8.7768in" svg:y="1.3492in" draw:caption-point-x="-0.2402in" draw:caption-point-y="0.6075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.5">
            <office:annotation draw:style-name="gr4" draw:text-style-name="P1" svg:width="1.1413in" svg:height="0.3902in" svg:x="9.7228in" svg:y="1.35in" draw:caption-point-x="-0.2402in" draw:caption-point-y="0.6067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office:annotation draw:style-name="gr2" draw:text-style-name="P1" svg:width="1.1413in" svg:height="0.5457in" svg:x="14.7457in" svg:y="1.3531in" draw:caption-point-x="-0.2402in" draw:caption-point-y="0.6035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6.572in" svg:y="1.3551in" draw:caption-point-x="-0.2402in" draw:caption-point-y="0.6016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GiauNV</text:p>
          </table:table-cell>
          <table:table-cell table:style-name="ce94" table:formula="of:=SUM([.D10:.AH10])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2.6457in" svg:y="1.5925in" draw:caption-point-x="-0.2402in" draw:caption-point-y="0.6118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/>
          <table:table-cell table:style-name="ce107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8">
            <text:p>8</text:p>
          </table:table-cell>
          <table:table-cell table:style-name="ce62" office:value-type="string">
            <text:p>HaTH</text:p>
          </table:table-cell>
          <table:table-cell table:style-name="ce94" table:formula="of:=SUM([.D11:.AH11])" office:value-type="float" office:value="0.5">
            <text:p>0.5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4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0.1791in" svg:y="1.8461in" draw:caption-point-x="-0.2402in" draw:caption-point-y="0.6059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.5">
            <office:annotation draw:style-name="gr4" draw:text-style-name="P1" svg:width="1.1413in" svg:height="0.3902in" svg:x="14.7457in" svg:y="1.8484in" draw:caption-point-x="-0.2402in" draw:caption-point-y="0.6035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38" office:value-type="string">
            <text:p>HaTT</text:p>
          </table:table-cell>
          <table:table-cell table:style-name="ce94" table:formula="of:=SUM([.D12:.AH12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4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8205in" svg:y="2.0913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8.7768in" svg:y="2.0921in" draw:caption-point-x="-0.2402in" draw:caption-point-y="0.607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9.7228in" svg:y="2.0929in" draw:caption-point-x="-0.2402in" draw:caption-point-y="0.6067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5.6587in" svg:y="2.0969in" draw:caption-point-x="-0.2402in" draw:caption-point-y="0.6028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6.572in" svg:y="2.098in" draw:caption-point-x="-0.2402in" draw:caption-point-y="0.6016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0">
            <text:p>10</text:p>
          </table:table-cell>
          <table:table-cell table:style-name="ce36" office:value-type="string">
            <text:p>HaiNM</text:p>
          </table:table-cell>
          <table:table-cell table:style-name="ce94" table:formula="of:=SUM([.D13:.AH13])" office:value-type="float" office:value="1.5">
            <text:p>1.5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3.5591in" svg:y="2.3366in" draw:caption-point-x="-0.2402in" draw:caption-point-y="0.6106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1">
            <office:annotation draw:style-name="gr6" draw:text-style-name="P1" svg:width="1.1413in" svg:height="0.2634in" svg:x="8.2878in" svg:y="2.3394in" draw:caption-point-x="-0.2402in" draw:caption-point-y="0.6079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.5">
            <office:annotation draw:style-name="gr2" draw:text-style-name="P1" svg:width="1.1413in" svg:height="0.5457in" svg:x="12.4622in" svg:y="2.3449in" draw:caption-point-x="-0.2402in" draw:caption-point-y="0.6024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6.1154in" svg:y="2.3453in" draw:caption-point-x="-0.2402in" draw:caption-point-y="0.602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6" office:value-type="string">
            <text:p>HienNV</text:p>
          </table:table-cell>
          <table:table-cell table:style-name="ce94" table:formula="of:=SUM([.D14:.AH14])" office:value-type="float" office:value="2.5">
            <text:p>2.5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.5">
            <text:p>0.5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.5">
            <office:annotation draw:style-name="gr6" draw:text-style-name="P1" svg:width="1.1413in" svg:height="0.2634in" svg:x="12.0059in" svg:y="2.5898in" draw:caption-point-x="-0.2402in" draw:caption-point-y="0.6051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.5">
            <office:annotation draw:style-name="gr6" draw:text-style-name="P1" svg:width="1.1413in" svg:height="0.2634in" svg:x="16.1154in" svg:y="2.5933in" draw:caption-point-x="-0.2402in" draw:caption-point-y="0.6016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2">
            <text:p>12</text:p>
          </table:table-cell>
          <table:table-cell table:style-name="ce36" office:value-type="string">
            <text:p>HiepNH</text:p>
          </table:table-cell>
          <table:table-cell table:style-name="ce94" table:formula="of:=SUM([.D15:.AH15])" office:value-type="float" office:value="2">
            <text:p>2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3311in" svg:y="2.8339in" draw:caption-point-x="-0.2402in" draw:caption-point-y="0.6087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6.8205in" svg:y="2.8343in" draw:caption-point-x="-0.2402in" draw:caption-point-y="0.6083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8.7768in" svg:y="2.835in" draw:caption-point-x="-0.2402in" draw:caption-point-y="0.607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9.2661in" svg:y="2.8354in" draw:caption-point-x="-0.2402in" draw:caption-point-y="0.6071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2.0059in" svg:y="2.8374in" draw:caption-point-x="-0.2402in" draw:caption-point-y="0.6051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2.4622in" svg:y="2.8378in" draw:caption-point-x="-0.2402in" draw:caption-point-y="0.6047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3.3756in" svg:y="2.8402in" draw:caption-point-x="-0.2402in" draw:caption-point-y="0.6024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1">
            <office:annotation draw:style-name="gr6" draw:text-style-name="P1" svg:width="1.1413in" svg:height="0.2634in" svg:x="14.7457in" svg:y="2.8346in" draw:caption-point-x="-0.2402in" draw:caption-point-y="0.6079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98" office:value-type="float" office:value="1">
            <office:annotation draw:style-name="gr6" draw:text-style-name="P1" svg:width="1.1413in" svg:height="0.2634in" svg:x="15.202in" svg:y="2.8343in" draw:caption-point-x="-0.2402in" draw:caption-point-y="0.6083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98" office:value-type="float" office:value="0">
            <office:annotation draw:style-name="gr2" draw:text-style-name="P1" svg:width="1.1413in" svg:height="0.5457in" svg:x="15.6587in" svg:y="2.8398in" draw:caption-point-x="-0.2402in" draw:caption-point-y="0.6028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ieuNKT</text:p>
          </table:table-cell>
          <table:table-cell table:style-name="ce94" table:formula="of:=SUM([.D16:.AH16])" office:value-type="float" office:value="0.5">
            <text:p>0.5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.5">
            <office:annotation draw:style-name="gr4" draw:text-style-name="P1" svg:width="1.1413in" svg:height="0.3902in" svg:x="3.1024in" svg:y="3.0787in" draw:caption-point-x="-0.2402in" draw:caption-point-y="0.6114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4">
            <text:p>14</text:p>
          </table:table-cell>
          <table:table-cell table:style-name="ce36" office:value-type="string">
            <text:p>HungLV</text:p>
          </table:table-cell>
          <table:table-cell table:style-name="ce94" table:formula="of:=SUM([.D17:.AH17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4"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6.572in" svg:y="3.3366in" draw:caption-point-x="-0.2402in" draw:caption-point-y="0.6016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ungNC</text:p>
          </table:table-cell>
          <table:table-cell table:style-name="ce94" table:formula="of:=SUM([.D18:.AH18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3311in" svg:y="3.5772in" draw:caption-point-x="-0.2402in" draw:caption-point-y="0.6087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6">
            <text:p>16</text:p>
          </table:table-cell>
          <table:table-cell table:style-name="ce36" office:value-type="string">
            <text:p>HungPN</text:p>
          </table:table-cell>
          <table:table-cell table:style-name="ce94" table:formula="of:=SUM([.D19:.AH19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yDH</text:p>
          </table:table-cell>
          <table:table-cell table:style-name="ce94" table:formula="of:=SUM([.D20:.AH20])" office:value-type="float" office:value="0"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3.5591in" svg:y="4.0705in" draw:caption-point-x="-0.2402in" draw:caption-point-y="0.6106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5.3854in" svg:y="4.0713in" draw:caption-point-x="-0.2402in" draw:caption-point-y="0.6098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5.8421in" svg:y="4.072in" draw:caption-point-x="-0.2402in" draw:caption-point-y="0.6091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3311in" svg:y="4.0724in" draw:caption-point-x="-0.2402in" draw:caption-point-y="0.6087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8">
            <text:p>18</text:p>
          </table:table-cell>
          <table:table-cell table:style-name="ce36" office:value-type="string">
            <text:p>HuyNG</text:p>
          </table:table-cell>
          <table:table-cell table:style-name="ce94" table:formula="of:=SUM([.D21:.AH21])" office:value-type="float" office:value="1">
            <text:p>1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1">
            <office:annotation draw:style-name="gr2" draw:text-style-name="P1" svg:width="1.1413in" svg:height="0.5457in" svg:x="8.2878in" svg:y="4.3209in" draw:caption-point-x="-0.2402in" draw:caption-point-y="0.6079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KhaiLV</text:p>
          </table:table-cell>
          <table:table-cell table:style-name="ce94" table:formula="of:=SUM([.D22:.AH22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0">
            <text:p>20</text:p>
          </table:table-cell>
          <table:table-cell table:style-name="ce36" office:value-type="string">
            <text:p>KhangNHH</text:p>
          </table:table-cell>
          <table:table-cell table:style-name="ce94" table:formula="of:=SUM([.D23:.AH23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36" office:value-type="string">
            <text:p>KienPT</text:p>
          </table:table-cell>
          <table:table-cell table:style-name="ce94" table:formula="of:=SUM([.D24:.AH24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2">
            <text:p>22</text:p>
          </table:table-cell>
          <table:table-cell table:style-name="ce36" office:value-type="string">
            <text:p>KietNVT</text:p>
          </table:table-cell>
          <table:table-cell table:style-name="ce94" table:formula="of:=SUM([.D25:.AH25])" office:value-type="float" office:value="3">
            <text:p>3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1">
            <office:annotation draw:style-name="gr4" draw:text-style-name="P1" svg:width="1.1413in" svg:height="0.3902in" svg:x="3.5591in" svg:y="5.3079in" draw:caption-point-x="-0.2402in" draw:caption-point-y="0.6114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98" table:number-columns-repeated="2"/>
          <table:table-cell table:style-name="ce98" office:value-type="float" office:value="1">
            <office:annotation draw:style-name="gr4" draw:text-style-name="P1" svg:width="1.1413in" svg:height="0.3902in" svg:x="4.9287in" svg:y="5.3051in" draw:caption-point-x="-0.2402in" draw:caption-point-y="0.6142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5.3854in" svg:y="5.3051in" draw:caption-point-x="-0.2402in" draw:caption-point-y="0.6142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98" office:value-type="float" office:value="0">
            <office:annotation draw:style-name="gr6" draw:text-style-name="P1" svg:width="1.1413in" svg:height="0.2634in" svg:x="5.8421in" svg:y="5.3051in" draw:caption-point-x="-0.2402in" draw:caption-point-y="0.614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3311in" svg:y="5.3051in" draw:caption-point-x="-0.2402in" draw:caption-point-y="0.614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8205in" svg:y="5.3051in" draw:caption-point-x="-0.2402in" draw:caption-point-y="0.614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6.1154in" svg:y="5.3169in" draw:caption-point-x="-0.2402in" draw:caption-point-y="0.6024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LinhBT</text:p>
          </table:table-cell>
          <table:table-cell table:style-name="ce94" table:formula="of:=SUM([.D26:.AH26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4">
            <text:p>24</text:p>
          </table:table-cell>
          <table:table-cell table:style-name="ce36" office:value-type="string">
            <text:p>MaiLT</text:p>
          </table:table-cell>
          <table:table-cell table:style-name="ce94" table:formula="of:=SUM([.D27:.AH27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MaiNTT</text:p>
          </table:table-cell>
          <table:table-cell table:style-name="ce94" table:formula="of:=SUM([.D28:.AH28])" office:value-type="float" office:value="1">
            <text:p>1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4"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6.8205in" svg:y="6.0539in" draw:caption-point-x="-0.2402in" draw:caption-point-y="0.6087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2.4622in" svg:y="6.0579in" draw:caption-point-x="-0.2402in" draw:caption-point-y="0.6047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number-columns-repeated="4"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6.572in" svg:y="6.061in" draw:caption-point-x="-0.2402in" draw:caption-point-y="0.6016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6">
            <text:p>26</text:p>
          </table:table-cell>
          <table:table-cell table:style-name="ce36" office:value-type="string">
            <text:p>ManhNB</text:p>
          </table:table-cell>
          <table:table-cell table:style-name="ce94" table:formula="of:=SUM([.D29:.AH29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4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8205in" svg:y="6.302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8.7768in" svg:y="6.3028in" draw:caption-point-x="-0.2402in" draw:caption-point-y="0.607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9.7228in" svg:y="6.3035in" draw:caption-point-x="-0.2402in" draw:caption-point-y="0.6067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2.0059in" svg:y="6.3051in" draw:caption-point-x="-0.2402in" draw:caption-point-y="0.6051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2.9189in" svg:y="6.3059in" draw:caption-point-x="-0.2402in" draw:caption-point-y="0.6043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5.6587in" svg:y="6.3075in" draw:caption-point-x="-0.2402in" draw:caption-point-y="0.6028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6.572in" svg:y="6.3087in" draw:caption-point-x="-0.2402in" draw:caption-point-y="0.6016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NamTH</text:p>
          </table:table-cell>
          <table:table-cell table:style-name="ce94" table:formula="of:=SUM([.D30:.AH30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8">
            <text:p>28</text:p>
          </table:table-cell>
          <table:table-cell table:style-name="ce36" office:value-type="string">
            <text:p>NamTV</text:p>
          </table:table-cell>
          <table:table-cell table:style-name="ce94" table:formula="of:=SUM([.D31:.AH31])" office:value-type="float" office:value="1.5">
            <text:p>1.5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3.1024in" svg:y="6.7941in" draw:caption-point-x="-0.2402in" draw:caption-point-y="0.611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1">
            <office:annotation draw:style-name="gr4" draw:text-style-name="P1" svg:width="1.1413in" svg:height="0.3902in" svg:x="4.9287in" svg:y="6.7941in" draw:caption-point-x="-0.2402in" draw:caption-point-y="0.6114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98" office:value-type="float" office:value="0">
            <office:annotation draw:style-name="gr6" draw:text-style-name="P1" svg:width="1.1413in" svg:height="0.2634in" svg:x="5.3854in" svg:y="6.7961in" draw:caption-point-x="-0.2402in" draw:caption-point-y="0.6094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3311in" svg:y="6.7969in" draw:caption-point-x="-0.2402in" draw:caption-point-y="0.6087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8205in" svg:y="6.7972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8.7768in" svg:y="6.798in" draw:caption-point-x="-0.2402in" draw:caption-point-y="0.6075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9.2661in" svg:y="6.7984in" draw:caption-point-x="-0.2402in" draw:caption-point-y="0.6071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0.1791in" svg:y="6.7996in" draw:caption-point-x="-0.2402in" draw:caption-point-y="0.6059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.5">
            <office:annotation draw:style-name="gr6" draw:text-style-name="P1" svg:width="1.1413in" svg:height="0.2634in" svg:x="11.5492in" svg:y="6.8in" draw:caption-point-x="-0.2402in" draw:caption-point-y="0.6055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5.6587in" svg:y="6.8028in" draw:caption-point-x="-0.2402in" draw:caption-point-y="0.6028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6.1154in" svg:y="6.8031in" draw:caption-point-x="-0.2402in" draw:caption-point-y="0.6024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6.572in" svg:y="6.8039in" draw:caption-point-x="-0.2402in" draw:caption-point-y="0.6016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36" office:value-type="string">
            <text:p>NgaTN</text:p>
          </table:table-cell>
          <table:table-cell table:style-name="ce94" table:formula="of:=SUM([.D32:.AH32])" office:value-type="float" office:value="1">
            <text:p>1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1">
            <office:annotation draw:style-name="gr4" draw:text-style-name="P1" svg:width="1.1413in" svg:height="0.3902in" svg:x="5.3854in" svg:y="7.0429in" draw:caption-point-x="-0.2402in" draw:caption-point-y="0.6102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0">
            <text:p>30</text:p>
          </table:table-cell>
          <table:table-cell table:style-name="ce36" office:value-type="string">
            <text:p>NhanHTH</text:p>
          </table:table-cell>
          <table:table-cell table:style-name="ce94" table:formula="of:=SUM([.D33:.AH33])" office:value-type="float" office:value="1">
            <text:p>1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3.5591in" svg:y="7.2902in" draw:caption-point-x="-0.2402in" draw:caption-point-y="0.6106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hanNM</text:p>
          </table:table-cell>
          <table:table-cell table:style-name="ce94" table:formula="of:=SUM([.D34:.AH34])" office:value-type="float" office:value="1.5">
            <text:p>1.5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.5">
            <office:annotation draw:style-name="gr6" draw:text-style-name="P1" svg:width="1.1413in" svg:height="0.2634in" svg:x="9.7228in" svg:y="7.5417in" draw:caption-point-x="-0.2402in" draw:caption-point-y="0.6067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1">
            <office:annotation draw:style-name="gr6" draw:text-style-name="P1" svg:width="1.1413in" svg:height="0.2634in" svg:x="11.5492in" svg:y="7.5394in" draw:caption-point-x="-0.2402in" draw:caption-point-y="0.6091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2">
            <text:p>32</text:p>
          </table:table-cell>
          <table:table-cell table:style-name="ce36" office:value-type="string">
            <text:p>NhungHTH</text:p>
          </table:table-cell>
          <table:table-cell table:style-name="ce94" table:formula="of:=SUM([.D35:.AH35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4"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0.1791in" svg:y="7.7906in" draw:caption-point-x="-0.2402in" draw:caption-point-y="0.6059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office:annotation draw:style-name="gr6" draw:text-style-name="P1" svg:width="1.1413in" svg:height="0.2634in" svg:x="11.5492in" svg:y="7.7909in" draw:caption-point-x="-0.2402in" draw:caption-point-y="0.6055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2.9189in" svg:y="7.7921in" draw:caption-point-x="-0.2402in" draw:caption-point-y="0.6043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36" office:value-type="string">
            <text:p>NhuPHQ</text:p>
          </table:table-cell>
          <table:table-cell table:style-name="ce94" table:formula="of:=SUM([.D36:.AH36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8.7768in" svg:y="8.0366in" draw:caption-point-x="-0.2402in" draw:caption-point-y="0.6075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9.7228in" svg:y="8.037in" draw:caption-point-x="-0.2402in" draw:caption-point-y="0.607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5.202in" svg:y="8.0406in" draw:caption-point-x="-0.2402in" draw:caption-point-y="0.6035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4">
            <text:p>34</text:p>
          </table:table-cell>
          <table:table-cell table:style-name="ce62" office:value-type="string">
            <text:p>PhuongTH</text:p>
          </table:table-cell>
          <table:table-cell table:style-name="ce94" table:formula="of:=SUM([.D37:.AH37])" office:value-type="float" office:value="5.5">
            <text:p>5.5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3.1024in" svg:y="8.2748in" draw:caption-point-x="-0.2402in" draw:caption-point-y="0.6169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3.5591in" svg:y="8.2811in" draw:caption-point-x="-0.2402in" draw:caption-point-y="0.6106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5.3854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6.3311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8.7768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8" office:value-type="float" office:value="0">
            <office:annotation draw:style-name="gr4" draw:text-style-name="P1" svg:width="1.1413in" svg:height="0.3902in" svg:x="9.2661in" svg:y="8.2846in" draw:caption-point-x="-0.2402in" draw:caption-point-y="0.6071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12.0059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.5">
            <office:annotation draw:style-name="gr2" draw:text-style-name="P1" svg:width="1.1413in" svg:height="0.5457in" svg:x="14.7457in" svg:y="8.2894in" draw:caption-point-x="-0.2402in" draw:caption-point-y="0.6024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98" office:value-type="float" office:value="0">
            <office:annotation draw:style-name="gr2" draw:text-style-name="P1" svg:width="1.1413in" svg:height="0.5457in" svg:x="15.202in" svg:y="8.289in" draw:caption-point-x="-0.2402in" draw:caption-point-y="0.6028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16.1154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36" office:value-type="string">
            <text:p>PhongTH</text:p>
          </table:table-cell>
          <table:table-cell table:style-name="ce94" table:formula="of:=SUM([.D38:.AH38])" office:value-type="float" office:value="2">
            <text:p>2</text:p>
          </table:table-cell>
          <table:table-cell table:style-name="ce98" office:value-type="float" office:value="0.5">
            <office:annotation draw:style-name="gr6" draw:text-style-name="P1" svg:width="1.1413in" svg:height="0.2634in" svg:x="2.6457in" svg:y="8.5228in" draw:caption-point-x="-0.2402in" draw:caption-point-y="0.6165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98" office:value-type="float" office:value="0">
            <office:annotation draw:style-name="gr2" draw:text-style-name="P1" svg:width="1.1413in" svg:height="0.5457in" svg:x="3.1024in" svg:y="8.528in" draw:caption-point-x="-0.2402in" draw:caption-point-y="0.6114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.5">
            <office:annotation draw:style-name="gr6" draw:text-style-name="P1" svg:width="1.1413in" svg:height="0.2634in" svg:x="8.7768in" svg:y="8.5319in" draw:caption-point-x="-0.2402in" draw:caption-point-y="0.6075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1">
            <office:annotation draw:style-name="gr6" draw:text-style-name="P1" svg:width="1.1413in" svg:height="0.2634in" svg:x="11.5492in" svg:y="8.5366in" draw:caption-point-x="-0.2402in" draw:caption-point-y="0.6028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98" office:value-type="float" office:value="0">
            <office:annotation draw:style-name="gr4" draw:text-style-name="P1" svg:width="1.1413in" svg:height="0.3902in" svg:x="12.0059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2.4622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2.9189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3.3756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6">
            <text:p>36</text:p>
          </table:table-cell>
          <table:table-cell table:style-name="ce36" office:value-type="string">
            <text:p>TienND</text:p>
          </table:table-cell>
          <table:table-cell table:style-name="ce94" table:formula="of:=SUM([.D39:.AH39])" office:value-type="float" office:value="2">
            <text:p>2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3.1024in" svg:y="8.7756in" draw:caption-point-x="-0.2402in" draw:caption-point-y="0.611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3.5591in" svg:y="8.7764in" draw:caption-point-x="-0.2402in" draw:caption-point-y="0.6106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5.8421in" svg:y="8.778in" draw:caption-point-x="-0.2402in" draw:caption-point-y="0.6091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1">
            <office:annotation draw:style-name="gr4" draw:text-style-name="P1" svg:width="1.1413in" svg:height="0.3902in" svg:x="6.8205in" svg:y="8.778in" draw:caption-point-x="-0.2402in" draw:caption-point-y="0.6091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8.7768in" svg:y="8.7795in" draw:caption-point-x="-0.2402in" draw:caption-point-y="0.6075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9.2661in" svg:y="8.7799in" draw:caption-point-x="-0.2402in" draw:caption-point-y="0.607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.5">
            <office:annotation draw:style-name="gr6" draw:text-style-name="P1" svg:width="1.1413in" svg:height="0.2634in" svg:x="11.5492in" svg:y="8.7815in" draw:caption-point-x="-0.2402in" draw:caption-point-y="0.6055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98" office:value-type="float" office:value="0">
            <text:p>0</text:p>
          </table:table-cell>
          <table:table-cell table:style-name="ce98" table:number-columns-repeated="2"/>
          <table:table-cell table:number-columns-repeated="4" table:style-name="ce98" office:value-type="float" office:value="0">
            <text:p>0</text:p>
          </table:table-cell>
          <table:table-cell table:style-name="ce98" office:value-type="float" office:value="0.5">
            <office:annotation draw:style-name="gr6" draw:text-style-name="P1" svg:width="1.1413in" svg:height="0.2634in" svg:x="16.572in" svg:y="8.7854in" draw:caption-point-x="-0.2402in" draw:caption-point-y="0.6016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36" office:value-type="string">
            <text:p>ThamDT</text:p>
          </table:table-cell>
          <table:table-cell table:style-name="ce94" table:formula="of:=SUM([.D40:.AH40])" office:value-type="float" office:value="1">
            <text:p>1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office:annotation draw:style-name="gr2" draw:text-style-name="P1" svg:width="1.1413in" svg:height="0.5457in" svg:x="8.2878in" svg:y="9.0268in" draw:caption-point-x="-0.2402in" draw:caption-point-y="0.6079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10.1791in" svg:y="9.0272in" draw:caption-point-x="-0.2402in" draw:caption-point-y="0.6075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98" table:number-columns-repeated="2"/>
          <table:table-cell table:style-name="ce98" office:value-type="float" office:value="0">
            <office:annotation draw:style-name="gr2" draw:text-style-name="P1" svg:width="1.1413in" svg:height="0.5457in" svg:x="11.5492in" svg:y="9.0291in" draw:caption-point-x="-0.2402in" draw:caption-point-y="0.6055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8">
            <text:p>38</text:p>
          </table:table-cell>
          <table:table-cell table:style-name="ce36" office:value-type="string">
            <text:p>ThaoDTN</text:p>
          </table:table-cell>
          <table:table-cell table:style-name="ce94" table:formula="of:=SUM([.D41:.AH41])" office:value-type="float" office:value="0">
            <text:p>0</text:p>
          </table:table-cell>
          <table:table-cell table:style-name="ce98" table:number-columns-repeated="1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9">
            <text:p>39</text:p>
          </table:table-cell>
          <table:table-cell table:style-name="ce36" office:value-type="string">
            <text:p>ThinhT</text:p>
          </table:table-cell>
          <table:table-cell table:style-name="ce94" table:formula="of:=SUM([.D42:.AH42])" office:value-type="float" office:value="15">
            <text:p>15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1">
            <office:annotation draw:style-name="gr4" draw:text-style-name="P1" svg:width="1.1413in" svg:height="0.3902in" svg:x="8.2878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8.7768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9.2661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9.7228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10.1791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table:number-columns-repeated="2"/>
          <table:table-cell table:style-name="ce98" office:value-type="float" office:value="1">
            <office:annotation draw:style-name="gr4" draw:text-style-name="P1" svg:width="1.1413in" svg:height="0.3902in" svg:x="11.549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12.0059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12.462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12.9189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13.3756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table:number-columns-repeated="2"/>
          <table:table-cell table:style-name="ce98" office:value-type="float" office:value="1">
            <office:annotation draw:style-name="gr4" draw:text-style-name="P1" svg:width="1.1413in" svg:height="0.3902in" svg:x="14.7457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15.202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15.6587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16.1154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16.57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0">
            <text:p>40</text:p>
          </table:table-cell>
          <table:table-cell table:style-name="ce36" office:value-type="string">
            <text:p>ThoaiVK</text:p>
          </table:table-cell>
          <table:table-cell table:style-name="ce94" table:formula="of:=SUM([.D43:.AH43])" office:value-type="float" office:value="1">
            <text:p>1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3.1024in" svg:y="9.7661in" draw:caption-point-x="-0.2402in" draw:caption-point-y="0.611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5.3854in" svg:y="9.7677in" draw:caption-point-x="-0.2402in" draw:caption-point-y="0.6098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5.8421in" svg:y="9.7685in" draw:caption-point-x="-0.2402in" draw:caption-point-y="0.6091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3311in" svg:y="9.7689in" draw:caption-point-x="-0.2402in" draw:caption-point-y="0.6087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8205in" svg:y="9.7693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15.202in" svg:y="9.774in" draw:caption-point-x="-0.2402in" draw:caption-point-y="0.6035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36" office:value-type="string">
            <text:p>ThuyLTT</text:p>
          </table:table-cell>
          <table:table-cell table:style-name="ce94" table:formula="of:=SUM([.D44:.AH44])" office:value-type="float" office:value="5">
            <text:p>5</text:p>
          </table:table-cell>
          <table:table-cell table:style-name="ce98" office:value-type="float" office:value="0.5">
            <office:annotation draw:style-name="gr3" draw:text-style-name="P1" svg:width="1.1413in" svg:height="0.7012in" svg:x="2.6457in" svg:y="10.0138in" draw:caption-point-x="-0.2402in" draw:caption-point-y="0.6118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8" office:value-type="float" office:value="1">
            <office:annotation draw:style-name="gr4" draw:text-style-name="P1" svg:width="1.1413in" svg:height="0.3902in" svg:x="3.1024in" svg:y="10.0142in" draw:caption-point-x="-0.2402in" draw:caption-point-y="0.6114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office:annotation draw:style-name="gr6" draw:text-style-name="P1" svg:width="1.1413in" svg:height="0.2634in" svg:x="4.9287in" svg:y="10.0154in" draw:caption-point-x="-0.2402in" draw:caption-point-y="0.6102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98" office:value-type="float" office:value="0.5">
            <office:annotation draw:style-name="gr4" draw:text-style-name="P1" svg:width="1.1413in" svg:height="0.3902in" svg:x="5.3854in" svg:y="10.0161in" draw:caption-point-x="-0.2402in" draw:caption-point-y="0.6094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6.3311in" svg:y="10.0169in" draw:caption-point-x="-0.2402in" draw:caption-point-y="0.6087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8205in" svg:y="10.0173in" draw:caption-point-x="-0.2402in" draw:caption-point-y="0.6083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.5">
            <text:p>0.5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1">
            <office:annotation draw:style-name="gr6" draw:text-style-name="P1" svg:width="1.1413in" svg:height="0.2634in" svg:x="11.5492in" svg:y="10.0165in" draw:caption-point-x="-0.2402in" draw:caption-point-y="0.6091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.5">
            <office:annotation draw:style-name="gr3" draw:text-style-name="P1" svg:width="1.1413in" svg:height="0.7012in" svg:x="12.4622in" svg:y="10.0209in" draw:caption-point-x="-0.2402in" draw:caption-point-y="0.6047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8" office:value-type="float" office:value="0">
            <office:annotation draw:style-name="gr6" draw:text-style-name="P1" svg:width="1.1413in" svg:height="0.2634in" svg:x="12.9189in" svg:y="10.0213in" draw:caption-point-x="-0.2402in" draw:caption-point-y="0.6043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.5">
            <office:annotation draw:style-name="gr7" draw:text-style-name="P1" svg:width="1.1413in" svg:height="1.0122in" svg:x="14.7457in" svg:y="10.022in" draw:caption-point-x="-0.2402in" draw:caption-point-y="0.6035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98" office:value-type="float" office:value="0">
            <office:annotation draw:style-name="gr6" draw:text-style-name="P1" svg:width="1.1413in" svg:height="0.2634in" svg:x="15.202in" svg:y="10.022in" draw:caption-point-x="-0.2402in" draw:caption-point-y="0.6035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98" office:value-type="float" office:value="0.5">
            <office:annotation draw:style-name="gr4" draw:text-style-name="P1" svg:width="1.1413in" svg:height="0.3902in" svg:x="15.6587in" svg:y="10.0228in" draw:caption-point-x="-0.2402in" draw:caption-point-y="0.6028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98" office:value-type="float" office:value="0">
            <office:annotation draw:style-name="gr3" draw:text-style-name="P1" svg:width="1.1413in" svg:height="0.7012in" svg:x="16.1154in" svg:y="10.0232in" draw:caption-point-x="-0.2402in" draw:caption-point-y="0.6024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6.572in" svg:y="10.024in" draw:caption-point-x="-0.2402in" draw:caption-point-y="0.6016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2">
            <text:p>42</text:p>
          </table:table-cell>
          <table:table-cell table:style-name="ce36" office:value-type="string">
            <text:p>TruyenLVC</text:p>
          </table:table-cell>
          <table:table-cell table:style-name="ce94" table:formula="of:=SUM([.D45:.AH45])" office:value-type="float" office:value="1">
            <text:p>1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5.8421in" svg:y="10.2642in" draw:caption-point-x="-0.2402in" draw:caption-point-y="0.6091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9.7228in" svg:y="10.2665in" draw:caption-point-x="-0.2402in" draw:caption-point-y="0.6067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2.4622in" svg:y="10.2685in" draw:caption-point-x="-0.2402in" draw:caption-point-y="0.6047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15.202in" svg:y="10.2697in" draw:caption-point-x="-0.2402in" draw:caption-point-y="0.6035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6.572in" svg:y="10.2717in" draw:caption-point-x="-0.2402in" draw:caption-point-y="0.6016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3">
            <text:p>43</text:p>
          </table:table-cell>
          <table:table-cell table:style-name="ce62" office:value-type="string">
            <text:p>VietBA</text:p>
          </table:table-cell>
          <table:table-cell table:style-name="ce94" table:formula="of:=SUM([.D46:.AH46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5.6587in" svg:y="10.5185in" draw:caption-point-x="-0.2402in" draw:caption-point-y="0.6024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6.572in" svg:y="10.5193in" draw:caption-point-x="-0.2402in" draw:caption-point-y="0.6016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4">
            <text:p>44</text:p>
          </table:table-cell>
          <table:table-cell table:style-name="ce36" office:value-type="string">
            <text:p>VinhP</text:p>
          </table:table-cell>
          <table:table-cell table:style-name="ce94" table:formula="of:=SUM([.D47:.AH47])" office:value-type="float" office:value="1">
            <text:p>1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.5">
            <office:annotation draw:style-name="gr2" draw:text-style-name="P1" svg:width="1.1413in" svg:height="0.5457in" svg:x="5.8421in" svg:y="10.7594in" draw:caption-point-x="-0.2402in" draw:caption-point-y="0.6091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.5">
            <office:annotation draw:style-name="gr6" draw:text-style-name="P1" svg:width="1.1413in" svg:height="0.2634in" svg:x="11.5492in" svg:y="10.763in" draw:caption-point-x="-0.2402in" draw:caption-point-y="0.6055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2" table:number-rows-repeated="5">
          <table:table-cell table:style-name="ce35" table:number-columns-repeated="3"/>
          <table:table-cell table:style-name="ce99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99" table:number-columns-repeated="4"/>
          <table:table-cell table:style-name="ce101"/>
          <table:table-cell table:style-name="ce99" table:number-columns-repeated="26"/>
          <table:table-cell table:style-name="ce35" table:number-columns-repeated="952"/>
        </table:table-row>
        <table:table-row table:style-name="ro2" table:number-rows-repeated="4">
          <table:table-cell table:style-name="ce35" table:number-columns-repeated="3"/>
          <table:table-cell table:style-name="ce99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99" table:number-columns-repeated="4"/>
          <table:table-cell table:style-name="ce102" table:number-columns-repeated="7"/>
          <table:table-cell table:style-name="ce99" table:number-columns-repeated="20"/>
          <table:table-cell table:style-name="ce35" table:number-columns-repeated="952"/>
        </table:table-row>
        <table:table-row table:style-name="ro2" table:number-rows-repeated="65393">
          <table:table-cell table:style-name="ce35" table:number-columns-repeated="3"/>
          <table:table-cell table:style-name="ce99" table:number-columns-repeated="31"/>
          <table:table-cell table:style-name="ce35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4"/>
        <table:table-column table:style-name="co26" table:number-columns-repeated="7" table:default-cell-style-name="ce114"/>
        <table:table-column table:style-name="co25" table:number-columns-repeated="15" table:default-cell-style-name="ce114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109" table:number-columns-repeated="8"/>
          <table:table-cell table:style-name="ce117" office:value-type="string" table:number-columns-spanned="2" table:number-rows-spanned="1">
            <text:p>Month</text:p>
          </table:table-cell>
          <table:covered-table-cell table:style-name="ce118"/>
          <table:table-cell table:style-name="ce119" table:content-validation-name="val1" office:value-type="float" office:value="4" table:number-columns-spanned="2" table:number-rows-spanned="1">
            <text:p>4</text:p>
          </table:table-cell>
          <table:covered-table-cell table:style-name="ce118"/>
          <table:table-cell table:style-name="ce117" office:value-type="string" table:number-columns-spanned="2" table:number-rows-spanned="1">
            <text:p>Year</text:p>
          </table:table-cell>
          <table:covered-table-cell table:style-name="ce118"/>
          <table:table-cell table:style-name="ce117" office:value-type="float" office:value="2017" table:number-columns-spanned="2" table:number-rows-spanned="1">
            <text:p>2017</text:p>
          </table:table-cell>
          <table:covered-table-cell table:style-name="ce120"/>
          <table:table-cell table:style-name="ce109" table:number-columns-repeated="14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110" table:formula="of:=DATE([.$R$1];[.N1];1)" office:value-type="date" office:date-value="2017-04-01">
            <text:p>01</text:p>
          </table:table-cell>
          <table:table-cell table:style-name="ce110" table:formula="of:=[.D2]+1" office:value-type="date" office:date-value="2017-04-02">
            <text:p>02</text:p>
          </table:table-cell>
          <table:table-cell table:style-name="ce110" table:formula="of:=[.E2]+1" office:value-type="date" office:date-value="2017-04-03">
            <text:p>03</text:p>
          </table:table-cell>
          <table:table-cell table:style-name="ce110" table:formula="of:=[.F2]+1" office:value-type="date" office:date-value="2017-04-04">
            <text:p>04</text:p>
          </table:table-cell>
          <table:table-cell table:style-name="ce110" table:formula="of:=[.G2]+1" office:value-type="date" office:date-value="2017-04-05">
            <text:p>05</text:p>
          </table:table-cell>
          <table:table-cell table:style-name="ce110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0" table:formula="of:=[.I2]+1" office:value-type="date" office:date-value="2017-04-07">
            <text:p>07</text:p>
          </table:table-cell>
          <table:table-cell table:style-name="ce110" table:formula="of:=[.J2]+1" office:value-type="date" office:date-value="2017-04-08">
            <text:p>08</text:p>
          </table:table-cell>
          <table:table-cell table:style-name="ce110" table:formula="of:=[.K2]+1" office:value-type="date" office:date-value="2017-04-09">
            <text:p>09</text:p>
          </table:table-cell>
          <table:table-cell table:style-name="ce110" table:formula="of:=[.L2]+1" office:value-type="date" office:date-value="2017-04-10">
            <text:p>10</text:p>
          </table:table-cell>
          <table:table-cell table:style-name="ce110" table:formula="of:=[.M2]+1" office:value-type="date" office:date-value="2017-04-11">
            <text:p>11</text:p>
          </table:table-cell>
          <table:table-cell table:style-name="ce110" table:formula="of:=[.N2]+1" office:value-type="date" office:date-value="2017-04-12">
            <text:p>12</text:p>
          </table:table-cell>
          <table:table-cell table:style-name="ce110" table:formula="of:=[.O2]+1" office:value-type="date" office:date-value="2017-04-13">
            <text:p>13</text:p>
          </table:table-cell>
          <table:table-cell table:style-name="ce110" table:formula="of:=[.P2]+1" office:value-type="date" office:date-value="2017-04-14">
            <text:p>14</text:p>
          </table:table-cell>
          <table:table-cell table:style-name="ce110" table:formula="of:=[.Q2]+1" office:value-type="date" office:date-value="2017-04-15">
            <text:p>15</text:p>
          </table:table-cell>
          <table:table-cell table:style-name="ce110" table:formula="of:=[.R2]+1" office:value-type="date" office:date-value="2017-04-16">
            <text:p>16</text:p>
          </table:table-cell>
          <table:table-cell table:style-name="ce110" table:formula="of:=[.S2]+1" office:value-type="date" office:date-value="2017-04-17">
            <text:p>17</text:p>
          </table:table-cell>
          <table:table-cell table:style-name="ce110" table:formula="of:=[.T2]+1" office:value-type="date" office:date-value="2017-04-18">
            <text:p>18</text:p>
          </table:table-cell>
          <table:table-cell table:style-name="ce110" table:formula="of:=[.U2]+1" office:value-type="date" office:date-value="2017-04-19">
            <text:p>19</text:p>
          </table:table-cell>
          <table:table-cell table:style-name="ce110" table:formula="of:=[.V2]+1" office:value-type="date" office:date-value="2017-04-20">
            <text:p>20</text:p>
          </table:table-cell>
          <table:table-cell table:style-name="ce110" table:formula="of:=[.W2]+1" office:value-type="date" office:date-value="2017-04-21">
            <text:p>21</text:p>
          </table:table-cell>
          <table:table-cell table:style-name="ce110" table:formula="of:=[.X2]+1" office:value-type="date" office:date-value="2017-04-22">
            <text:p>22</text:p>
          </table:table-cell>
          <table:table-cell table:style-name="ce110" table:formula="of:=[.Y2]+1" office:value-type="date" office:date-value="2017-04-23">
            <text:p>23</text:p>
          </table:table-cell>
          <table:table-cell table:style-name="ce110" table:formula="of:=[.Z2]+1" office:value-type="date" office:date-value="2017-04-24">
            <text:p>24</text:p>
          </table:table-cell>
          <table:table-cell table:style-name="ce110" table:formula="of:=[.AA2]+1" office:value-type="date" office:date-value="2017-04-25">
            <text:p>25</text:p>
          </table:table-cell>
          <table:table-cell table:style-name="ce110" table:formula="of:=[.AB2]+1" office:value-type="date" office:date-value="2017-04-26">
            <text:p>26</text:p>
          </table:table-cell>
          <table:table-cell table:style-name="ce110" table:formula="of:=[.AC2]+1" office:value-type="date" office:date-value="2017-04-27">
            <text:p>27</text:p>
          </table:table-cell>
          <table:table-cell table:style-name="ce110" table:formula="of:=[.AD2]+1" office:value-type="date" office:date-value="2017-04-28">
            <text:p>28</text:p>
          </table:table-cell>
          <table:table-cell table:style-name="ce110" table:formula="of:=[.AE2]+1" office:value-type="date" office:date-value="2017-04-29">
            <text:p>29</text:p>
          </table:table-cell>
          <table:table-cell table:style-name="ce110" table:formula="of:=[.AF2]+1" office:value-type="date" office:date-value="2017-04-30">
            <text:p>30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111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108" table:formula="of:=SUM([.D4:.AG4])" office:value-type="float" office:value="1">
            <text:p>1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4.0157in" svg:y="0.1063in" draw:caption-point-x="-0.2402in" draw:caption-point-y="0.6118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12" office:value-type="float" office:value="0">
            <office:annotation draw:style-name="gr6" draw:text-style-name="P1" svg:width="1.1413in" svg:height="0.2634in" svg:x="4.472in" svg:y="0.1071in" draw:caption-point-x="-0.2402in" draw:caption-point-y="0.611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2" draw:text-style-name="P1" svg:width="1.1413in" svg:height="0.5457in" svg:x="6.8205in" svg:y="0.1079in" draw:caption-point-x="-0.2402in" draw:caption-point-y="0.6102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8.2878in" svg:y="0.1091in" draw:caption-point-x="-0.2402in" draw:caption-point-y="0.6091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8.7768in" svg:y="0.1094in" draw:caption-point-x="-0.2402in" draw:caption-point-y="0.6087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11.5492in" svg:y="0.1122in" draw:caption-point-x="-0.2402in" draw:caption-point-y="0.6059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13.8323in" svg:y="0.1146in" draw:caption-point-x="-0.2402in" draw:caption-point-y="0.6035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14.7457in" svg:y="0.1157in" draw:caption-point-x="-0.2402in" draw:caption-point-y="0.6024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12" office:value-type="float" office:value="0">
            <office:annotation draw:style-name="gr6" draw:text-style-name="P1" svg:width="1.1413in" svg:height="0.2634in" svg:x="15.202in" svg:y="0.1157in" draw:caption-point-x="-0.2402in" draw:caption-point-y="0.6024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08" table:formula="of:=SUM([.D5:.AG5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0.6358in" svg:y="0.3591in" draw:caption-point-x="-0.2402in" draw:caption-point-y="0.6067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1.0925in" svg:y="0.3594in" draw:caption-point-x="-0.2402in" draw:caption-point-y="0.6063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1" svg:width="1.1413in" svg:height="0.3902in" svg:x="13.3756in" svg:y="0.3626in" draw:caption-point-x="-0.2402in" draw:caption-point-y="0.6031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3.8323in" svg:y="0.3626in" draw:caption-point-x="-0.2402in" draw:caption-point-y="0.6031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4.7457in" svg:y="0.363in" draw:caption-point-x="-0.2402in" draw:caption-point-y="0.6028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uongNH</text:p>
          </table:table-cell>
          <table:table-cell table:style-name="ce108" table:formula="of:=SUM([.D6:.AG6])" office:value-type="float" office:value="1">
            <text:p>1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1">
            <office:annotation draw:style-name="gr4" draw:text-style-name="P1" svg:width="1.1413in" svg:height="0.3902in" svg:x="15.202in" svg:y="0.6098in" draw:caption-point-x="-0.2402in" draw:caption-point-y="0.6035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108" table:formula="of:=SUM([.D7:.AG7])" office:value-type="float" office:value="1">
            <text:p>1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4.472in" svg:y="0.85in" draw:caption-point-x="-0.2402in" draw:caption-point-y="0.611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12"/>
          <table:table-cell table:style-name="ce112" office:value-type="float" office:value="0">
            <office:annotation draw:style-name="gr6" draw:text-style-name="P1" svg:width="1.1413in" svg:height="0.2634in" svg:x="5.3854in" svg:y="0.8504in" draw:caption-point-x="-0.2402in" draw:caption-point-y="0.6106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7.7988in" svg:y="0.8512in" draw:caption-point-x="-0.2402in" draw:caption-point-y="0.6098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1.0925in" svg:y="0.8547in" draw:caption-point-x="-0.2402in" draw:caption-point-y="0.6063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13.3756in" svg:y="0.8567in" draw:caption-point-x="-0.2402in" draw:caption-point-y="0.6043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6" office:value-type="string">
            <text:p>DuyNM</text:p>
          </table:table-cell>
          <table:table-cell table:style-name="ce108" table:formula="of:=SUM([.D8:.AG8])" office:value-type="float" office:value="3">
            <text:p>3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1" svg:width="1.1413in" svg:height="0.2634in" svg:x="4.472in" svg:y="1.0976in" draw:caption-point-x="-0.2402in" draw:caption-point-y="0.611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1" svg:width="1.1413in" svg:height="0.2634in" svg:x="8.2878in" svg:y="1.0992in" draw:caption-point-x="-0.2402in" draw:caption-point-y="0.6094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1" svg:width="1.1413in" svg:height="0.3902in" svg:x="10.1791in" svg:y="1.102in" draw:caption-point-x="-0.2402in" draw:caption-point-y="0.6067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1" svg:width="1.1413in" svg:height="0.2634in" svg:x="11.0925in" svg:y="1.0976in" draw:caption-point-x="-0.2402in" draw:caption-point-y="0.611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2" office:value-type="float" office:value="0.5">
            <office:annotation draw:style-name="gr6" draw:text-style-name="P1" svg:width="1.1413in" svg:height="0.2634in" svg:x="11.5492in" svg:y="1.0992in" draw:caption-point-x="-0.2402in" draw:caption-point-y="0.6094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13.8323in" svg:y="1.1051in" draw:caption-point-x="-0.2402in" draw:caption-point-y="0.6035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14.289in" svg:y="1.1055in" draw:caption-point-x="-0.2402in" draw:caption-point-y="0.6031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12" office:value-type="float" office:value="0.5">
            <office:annotation draw:style-name="gr6" draw:text-style-name="P1" svg:width="1.1413in" svg:height="0.2634in" svg:x="14.7457in" svg:y="1.0992in" draw:caption-point-x="-0.2402in" draw:caption-point-y="0.6094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6">
            <text:p>6</text:p>
          </table:table-cell>
          <table:table-cell table:style-name="ce36" office:value-type="string">
            <text:p>DuyenLT</text:p>
          </table:table-cell>
          <table:table-cell table:style-name="ce108" table:formula="of:=SUM([.D9:.AG9])" office:value-type="float" office:value="3">
            <text:p>3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4.472in" svg:y="1.3457in" draw:caption-point-x="-0.2402in" draw:caption-point-y="0.611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0.6358in" svg:y="1.35in" draw:caption-point-x="-0.2402in" draw:caption-point-y="0.6067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12" office:value-type="float" office:value="1">
            <office:annotation draw:style-name="gr4" draw:text-style-name="P1" svg:width="1.1413in" svg:height="0.3902in" svg:x="11.0925in" svg:y="1.3488in" draw:caption-point-x="-0.2402in" draw:caption-point-y="0.6079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1" svg:width="1.1413in" svg:height="0.3902in" svg:x="11.5492in" svg:y="1.3488in" draw:caption-point-x="-0.2402in" draw:caption-point-y="0.6079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1" svg:width="1.1413in" svg:height="0.3902in" svg:x="12.0059in" svg:y="1.3488in" draw:caption-point-x="-0.2402in" draw:caption-point-y="0.6079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3.8323in" svg:y="1.3531in" draw:caption-point-x="-0.2402in" draw:caption-point-y="0.6035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GiauNV</text:p>
          </table:table-cell>
          <table:table-cell table:style-name="ce108" table:formula="of:=SUM([.D10:.AG10])" office:value-type="float" office:value="1.5">
            <text:p>1.5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3" draw:text-style-name="P1" svg:width="1.1413in" svg:height="0.7012in" svg:x="7.3094in" svg:y="1.5945in" draw:caption-point-x="-0.2402in" draw:caption-point-y="0.6098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21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1.5492in" svg:y="1.5984in" draw:caption-point-x="-0.2402in" draw:caption-point-y="0.6059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1">
            <office:annotation draw:style-name="gr6" draw:text-style-name="P1" svg:width="1.1413in" svg:height="0.2634in" svg:x="13.3756in" svg:y="1.6004in" draw:caption-point-x="-0.2402in" draw:caption-point-y="0.6039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8">
            <text:p>8</text:p>
          </table:table-cell>
          <table:table-cell table:style-name="ce62" office:value-type="string">
            <text:p>HaTH</text:p>
          </table:table-cell>
          <table:table-cell table:style-name="ce108" table:formula="of:=SUM([.D11:.AG11])" office:value-type="float" office:value="1">
            <text:p>1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4.472in" svg:y="1.8409in" draw:caption-point-x="-0.2402in" draw:caption-point-y="0.611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8.2878in" svg:y="1.8433in" draw:caption-point-x="-0.2402in" draw:caption-point-y="0.6087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12.0059in" svg:y="1.8469in" draw:caption-point-x="-0.2402in" draw:caption-point-y="0.6051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12" table:number-columns-repeated="2"/>
          <table:table-cell table:style-name="ce112" office:value-type="float" office:value="0">
            <office:annotation draw:style-name="gr2" draw:text-style-name="P1" svg:width="1.1413in" svg:height="0.5457in" svg:x="13.3756in" svg:y="1.848in" draw:caption-point-x="-0.2402in" draw:caption-point-y="0.6039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13.8323in" svg:y="1.8484in" draw:caption-point-x="-0.2402in" draw:caption-point-y="0.6035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12" office:value-type="float" office:value="0">
            <office:annotation draw:style-name="gr6" draw:text-style-name="P1" svg:width="1.1413in" svg:height="0.2634in" svg:x="14.289in" svg:y="1.8488in" draw:caption-point-x="-0.2402in" draw:caption-point-y="0.6031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38" office:value-type="string">
            <text:p>HaTT</text:p>
          </table:table-cell>
          <table:table-cell table:style-name="ce108"/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4.472in" svg:y="2.0886in" draw:caption-point-x="-0.2402in" draw:caption-point-y="0.611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6.8205in" svg:y="2.0894in" draw:caption-point-x="-0.2402in" draw:caption-point-y="0.6102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7.3094in" svg:y="2.0898in" draw:caption-point-x="-0.2402in" draw:caption-point-y="0.6098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8.2878in" svg:y="2.0906in" draw:caption-point-x="-0.2402in" draw:caption-point-y="0.6091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1.0925in" svg:y="2.0933in" draw:caption-point-x="-0.2402in" draw:caption-point-y="0.6063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4.7457in" svg:y="2.0969in" draw:caption-point-x="-0.2402in" draw:caption-point-y="0.6028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0">
            <text:p>10</text:p>
          </table:table-cell>
          <table:table-cell table:style-name="ce36" office:value-type="string">
            <text:p>HaiNM</text:p>
          </table:table-cell>
          <table:table-cell table:style-name="ce108" table:formula="of:=SUM([.D13:.AG13])" office:value-type="float" office:value="1.5">
            <text:p>1.5</text:p>
          </table:table-cell>
          <table:table-cell table:style-name="ce112" table:number-columns-repeated="2"/>
          <table:table-cell table:style-name="ce112" office:value-type="float" office:value="0.5">
            <office:annotation draw:style-name="gr2" draw:text-style-name="P1" svg:width="1.1413in" svg:height="0.5457in" svg:x="3.5591in" svg:y="2.335in" draw:caption-point-x="-0.2402in" draw:caption-point-y="0.6122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4" draw:text-style-name="P1" svg:width="1.1413in" svg:height="0.3902in" svg:x="4.472in" svg:y="2.3362in" draw:caption-point-x="-0.2402in" draw:caption-point-y="0.611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3.8323in" svg:y="2.3437in" draw:caption-point-x="-0.2402in" draw:caption-point-y="0.6035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5.202in" svg:y="2.3449in" draw:caption-point-x="-0.2402in" draw:caption-point-y="0.6024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6" office:value-type="string">
            <text:p>HienNV</text:p>
          </table:table-cell>
          <table:table-cell table:style-name="ce108" table:formula="of:=SUM([.D14:.AG14])" office:value-type="float" office:value="4">
            <text:p>4</text:p>
          </table:table-cell>
          <table:table-cell table:style-name="ce112" table:number-columns-repeated="2"/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1" svg:width="1.1413in" svg:height="0.2634in" svg:x="4.472in" svg:y="2.5839in" draw:caption-point-x="-0.2402in" draw:caption-point-y="0.611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1" svg:width="1.1413in" svg:height="0.2634in" svg:x="7.7988in" svg:y="2.5858in" draw:caption-point-x="-0.2402in" draw:caption-point-y="0.6091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1" svg:width="1.1413in" svg:height="0.2634in" svg:x="11.0925in" svg:y="2.589in" draw:caption-point-x="-0.2402in" draw:caption-point-y="0.6059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1" svg:width="1.1413in" svg:height="0.2634in" svg:x="14.289in" svg:y="2.5917in" draw:caption-point-x="-0.2402in" draw:caption-point-y="0.6031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12" office:value-type="float" office:value="0.5">
            <office:annotation draw:style-name="gr6" draw:text-style-name="P1" svg:width="1.1413in" svg:height="0.2634in" svg:x="14.7457in" svg:y="2.5925in" draw:caption-point-x="-0.2402in" draw:caption-point-y="0.6024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12" office:value-type="float" office:value="0.5">
            <office:annotation draw:style-name="gr6" draw:text-style-name="P1" svg:width="1.1413in" svg:height="0.2634in" svg:x="15.202in" svg:y="2.5925in" draw:caption-point-x="-0.2402in" draw:caption-point-y="0.6024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2">
            <text:p>12</text:p>
          </table:table-cell>
          <table:table-cell table:style-name="ce36" office:value-type="string">
            <text:p>HiepNH</text:p>
          </table:table-cell>
          <table:table-cell table:style-name="ce108" table:formula="of:=SUM([.D15:.AG15])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4.0157in" svg:y="2.8307in" draw:caption-point-x="-0.2402in" draw:caption-point-y="0.6118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office:annotation draw:style-name="gr4" draw:text-style-name="P1" svg:width="1.1413in" svg:height="0.3902in" svg:x="5.3854in" svg:y="2.8319in" draw:caption-point-x="-0.2402in" draw:caption-point-y="0.6106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7.3094in" svg:y="2.8327in" draw:caption-point-x="-0.2402in" draw:caption-point-y="0.6098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1.0925in" svg:y="2.8366in" draw:caption-point-x="-0.2402in" draw:caption-point-y="0.6059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3.8323in" svg:y="2.839in" draw:caption-point-x="-0.2402in" draw:caption-point-y="0.6035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5.202in" svg:y="2.8402in" draw:caption-point-x="-0.2402in" draw:caption-point-y="0.6024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ieuNKT</text:p>
          </table:table-cell>
          <table:table-cell table:style-name="ce108" table:formula="of:=SUM([.D16:.AG16])" office:value-type="float" office:value="2">
            <text:p>2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>
            <office:annotation draw:style-name="gr4" draw:text-style-name="P1" svg:width="1.1413in" svg:height="0.3902in" svg:x="14.7457in" svg:y="3.087in" draw:caption-point-x="-0.2402in" draw:caption-point-y="0.6031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1" svg:width="1.1413in" svg:height="0.3902in" svg:x="15.202in" svg:y="3.087in" draw:caption-point-x="-0.2402in" draw:caption-point-y="0.6031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4">
            <text:p>14</text:p>
          </table:table-cell>
          <table:table-cell table:style-name="ce36" office:value-type="string">
            <text:p>HungLV</text:p>
          </table:table-cell>
          <table:table-cell table:style-name="ce108" table:formula="of:=SUM([.D17:.AG17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ungNC</text:p>
          </table:table-cell>
          <table:table-cell table:style-name="ce108" table:formula="of:=SUM([.D18:.AG18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4.289in" svg:y="3.5827in" draw:caption-point-x="-0.2402in" draw:caption-point-y="0.6031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6">
            <text:p>16</text:p>
          </table:table-cell>
          <table:table-cell table:style-name="ce36" office:value-type="string">
            <text:p>HungPN</text:p>
          </table:table-cell>
          <table:table-cell table:style-name="ce108" table:formula="of:=SUM([.D19:.AG19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8.7768in" svg:y="3.8248in" draw:caption-point-x="-0.2402in" draw:caption-point-y="0.6087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yDH</text:p>
          </table:table-cell>
          <table:table-cell table:style-name="ce108" table:formula="of:=SUM([.D20:.AG20])" office:value-type="float" office:value="1">
            <text:p>1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4.0157in" svg:y="4.0693in" draw:caption-point-x="-0.2402in" draw:caption-point-y="0.6118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/>
          <table:table-cell table:style-name="ce112" office:value-type="float" office:value="1">
            <office:annotation draw:style-name="gr6" draw:text-style-name="P1" svg:width="1.1413in" svg:height="0.2634in" svg:x="5.3854in" svg:y="4.0697in" draw:caption-point-x="-0.2402in" draw:caption-point-y="0.6114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8.7768in" svg:y="4.0724in" draw:caption-point-x="-0.2402in" draw:caption-point-y="0.6087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3.8323in" svg:y="4.0776in" draw:caption-point-x="-0.2402in" draw:caption-point-y="0.6035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14.7457in" svg:y="4.0783in" draw:caption-point-x="-0.2402in" draw:caption-point-y="0.6028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8">
            <text:p>18</text:p>
          </table:table-cell>
          <table:table-cell table:style-name="ce36" office:value-type="string">
            <text:p>HuyNG</text:p>
          </table:table-cell>
          <table:table-cell table:style-name="ce108" table:formula="of:=SUM([.D21:.AG21])" office:value-type="float" office:value="4">
            <text:p>4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1">
            <office:annotation draw:style-name="gr6" draw:text-style-name="P1" svg:width="1.1413in" svg:height="0.2634in" svg:x="6.8205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1" svg:width="1.1413in" svg:height="0.2634in" svg:x="7.3094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1" svg:width="1.1413in" svg:height="0.2634in" svg:x="7.7988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1" svg:width="1.1413in" svg:height="0.2634in" svg:x="8.2878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KhaiLV</text:p>
          </table:table-cell>
          <table:table-cell table:style-name="ce108" table:formula="of:=SUM([.D22:.AG22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0">
            <text:p>20</text:p>
          </table:table-cell>
          <table:table-cell table:style-name="ce36" office:value-type="string">
            <text:p>KhangNHH</text:p>
          </table:table-cell>
          <table:table-cell table:style-name="ce108" table:formula="of:=SUM([.D23:.AG23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36" office:value-type="string">
            <text:p>KienPT</text:p>
          </table:table-cell>
          <table:table-cell table:style-name="ce108" table:formula="of:=SUM([.D24:.AG24])" office:value-type="float" office:value="1">
            <text:p>1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>
            <office:annotation draw:style-name="gr4" draw:text-style-name="P1" svg:width="1.1413in" svg:height="0.3902in" svg:x="14.7457in" svg:y="5.0689in" draw:caption-point-x="-0.2402in" draw:caption-point-y="0.6028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2">
            <text:p>22</text:p>
          </table:table-cell>
          <table:table-cell table:style-name="ce36" office:value-type="string">
            <text:p>KietNVT</text:p>
          </table:table-cell>
          <table:table-cell table:style-name="ce108" table:formula="of:=SUM([.D25:.AG25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10.6358in" svg:y="5.3126in" draw:caption-point-x="-0.2402in" draw:caption-point-y="0.6067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LinhBT</text:p>
          </table:table-cell>
          <table:table-cell table:style-name="ce108" table:formula="of:=SUM([.D26:.AG26])" office:value-type="float" office:value="0.5">
            <text:p>0.5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7.7988in" svg:y="5.5575in" draw:caption-point-x="-0.2402in" draw:caption-point-y="0.6098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4">
            <text:p>24</text:p>
          </table:table-cell>
          <table:table-cell table:style-name="ce36" office:value-type="string">
            <text:p>MaiLT</text:p>
          </table:table-cell>
          <table:table-cell table:style-name="ce108" table:formula="of:=SUM([.D27:.AG27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MaiNTT</text:p>
          </table:table-cell>
          <table:table-cell table:style-name="ce108" table:formula="of:=SUM([.D28:.AG28])" office:value-type="float" office:value="2">
            <text:p>2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office:annotation draw:style-name="gr4" draw:text-style-name="P1" svg:width="1.1413in" svg:height="0.3902in" svg:x="5.3854in" svg:y="6.052in" draw:caption-point-x="-0.2402in" draw:caption-point-y="0.6106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7.7988in" svg:y="6.0531in" draw:caption-point-x="-0.2402in" draw:caption-point-y="0.6094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1.0925in" svg:y="6.0563in" draw:caption-point-x="-0.2402in" draw:caption-point-y="0.6063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office:annotation draw:style-name="gr4" draw:text-style-name="P1" svg:width="1.1413in" svg:height="0.3902in" svg:x="14.289in" svg:y="6.0594in" draw:caption-point-x="-0.2402in" draw:caption-point-y="0.6031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1" svg:width="1.1413in" svg:height="0.3902in" svg:x="14.7457in" svg:y="6.0598in" draw:caption-point-x="-0.2402in" draw:caption-point-y="0.6028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6">
            <text:p>26</text:p>
          </table:table-cell>
          <table:table-cell table:style-name="ce36" office:value-type="string">
            <text:p>ManhNB</text:p>
          </table:table-cell>
          <table:table-cell table:style-name="ce108" table:formula="of:=SUM([.D29:.AG29])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4.472in" svg:y="6.2992in" draw:caption-point-x="-0.2402in" draw:caption-point-y="0.611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12"/>
          <table:table-cell table:style-name="ce112" office:value-type="float" office:value="0">
            <office:annotation draw:style-name="gr6" draw:text-style-name="P1" svg:width="1.1413in" svg:height="0.2634in" svg:x="5.3854in" svg:y="6.2996in" draw:caption-point-x="-0.2402in" draw:caption-point-y="0.6106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1" svg:width="1.1413in" svg:height="0.3902in" svg:x="6.8205in" svg:y="6.3in" draw:caption-point-x="-0.2402in" draw:caption-point-y="0.6102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7.3094in" svg:y="6.3004in" draw:caption-point-x="-0.2402in" draw:caption-point-y="0.6098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8.2878in" svg:y="6.3012in" draw:caption-point-x="-0.2402in" draw:caption-point-y="0.6091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10.1791in" svg:y="6.3028in" draw:caption-point-x="-0.2402in" draw:caption-point-y="0.6075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0.6358in" svg:y="6.3035in" draw:caption-point-x="-0.2402in" draw:caption-point-y="0.6067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1.0925in" svg:y="6.3039in" draw:caption-point-x="-0.2402in" draw:caption-point-y="0.6063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1.5492in" svg:y="6.3039in" draw:caption-point-x="-0.2402in" draw:caption-point-y="0.6063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3.8323in" svg:y="6.3067in" draw:caption-point-x="-0.2402in" draw:caption-point-y="0.6035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4.289in" svg:y="6.3071in" draw:caption-point-x="-0.2402in" draw:caption-point-y="0.6031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4.7457in" svg:y="6.3075in" draw:caption-point-x="-0.2402in" draw:caption-point-y="0.6028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NamTH</text:p>
          </table:table-cell>
          <table:table-cell table:style-name="ce108" table:formula="of:=SUM([.D30:.AG30])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2" draw:text-style-name="P1" svg:width="1.1413in" svg:height="0.5457in" svg:x="3.5591in" svg:y="6.5457in" draw:caption-point-x="-0.2402in" draw:caption-point-y="0.6122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1" svg:width="1.1413in" svg:height="0.3902in" svg:x="10.1791in" svg:y="6.5504in" draw:caption-point-x="-0.2402in" draw:caption-point-y="0.6075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8">
            <text:p>28</text:p>
          </table:table-cell>
          <table:table-cell table:style-name="ce36" office:value-type="string">
            <text:p>NamTV</text:p>
          </table:table-cell>
          <table:table-cell table:style-name="ce108" table:formula="of:=SUM([.D31:.AG31])" office:value-type="float" office:value="1">
            <text:p>1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3.5591in" svg:y="6.7933in" draw:caption-point-x="-0.2402in" draw:caption-point-y="0.6122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6.8205in" svg:y="6.7953in" draw:caption-point-x="-0.2402in" draw:caption-point-y="0.6102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7.7988in" svg:y="6.7961in" draw:caption-point-x="-0.2402in" draw:caption-point-y="0.6094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15.202in" svg:y="6.8031in" draw:caption-point-x="-0.2402in" draw:caption-point-y="0.6024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36" office:value-type="string">
            <text:p>NgaTN</text:p>
          </table:table-cell>
          <table:table-cell table:style-name="ce108" table:formula="of:=SUM([.D32:.AG32])" office:value-type="float" office:value="1">
            <text:p>1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>
            <office:annotation draw:style-name="gr4" draw:text-style-name="P1" svg:width="1.1413in" svg:height="0.3902in" svg:x="14.7457in" svg:y="7.0469in" draw:caption-point-x="-0.2402in" draw:caption-point-y="0.6063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0">
            <text:p>30</text:p>
          </table:table-cell>
          <table:table-cell table:style-name="ce36" office:value-type="string">
            <text:p>NhanHTH</text:p>
          </table:table-cell>
          <table:table-cell table:style-name="ce108" table:formula="of:=SUM([.D33:.AG33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hanNM</text:p>
          </table:table-cell>
          <table:table-cell table:style-name="ce108" table:formula="of:=SUM([.D34:.AG34])" office:value-type="float" office:value="0.5">
            <text:p>0.5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7.7988in" svg:y="7.539in" draw:caption-point-x="-0.2402in" draw:caption-point-y="0.6094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3" draw:text-style-name="P1" svg:width="1.1413in" svg:height="0.7012in" svg:x="10.1791in" svg:y="7.5409in" draw:caption-point-x="-0.2402in" draw:caption-point-y="0.6075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2">
            <text:p>32</text:p>
          </table:table-cell>
          <table:table-cell table:style-name="ce36" office:value-type="string">
            <text:p>NhungHTH</text:p>
          </table:table-cell>
          <table:table-cell table:style-name="ce108" table:formula="of:=SUM([.D35:.AG35])" office:value-type="float" office:value="1.5">
            <text:p>1.5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1">
            <office:annotation draw:style-name="gr6" draw:text-style-name="P1" svg:width="1.1413in" svg:height="0.2634in" svg:x="5.3854in" svg:y="7.7858in" draw:caption-point-x="-0.2402in" draw:caption-point-y="0.6106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8.7768in" svg:y="7.7878in" draw:caption-point-x="-0.2402in" draw:caption-point-y="0.6087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13.3756in" svg:y="7.7921in" draw:caption-point-x="-0.2402in" draw:caption-point-y="0.6043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13.8323in" svg:y="7.7929in" draw:caption-point-x="-0.2402in" draw:caption-point-y="0.6035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36" office:value-type="string">
            <text:p>NhuPHQ</text:p>
          </table:table-cell>
          <table:table-cell table:style-name="ce108" table:formula="of:=SUM([.D36:.AG36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8.7768in" svg:y="8.0354in" draw:caption-point-x="-0.2402in" draw:caption-point-y="0.6087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5.202in" svg:y="8.0417in" draw:caption-point-x="-0.2402in" draw:caption-point-y="0.6024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4">
            <text:p>34</text:p>
          </table:table-cell>
          <table:table-cell table:style-name="ce62" office:value-type="string">
            <text:p>PhuongTH</text:p>
          </table:table-cell>
          <table:table-cell table:style-name="ce108" table:formula="of:=SUM([.D37:.AG37])" office:value-type="float" office:value="7.5">
            <text:p>7.5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4.0157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.5">
            <office:annotation draw:style-name="gr2" draw:text-style-name="P1" svg:width="1.1413in" svg:height="0.5457in" svg:x="5.3854in" svg:y="8.2811in" draw:caption-point-x="-0.2402in" draw:caption-point-y="0.6106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7.3094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8.2878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10.6358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2" office:value-type="float" office:value="0">
            <office:annotation draw:style-name="gr4" draw:text-style-name="P1" svg:width="1.1413in" svg:height="0.3902in" svg:x="11.0925in" svg:y="8.2854in" draw:caption-point-x="-0.2402in" draw:caption-point-y="0.6063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11.5492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13.8323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14.7457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2" office:value-type="float" office:value="0">
            <office:annotation draw:style-name="gr4" draw:text-style-name="P1" svg:width="1.1413in" svg:height="0.3902in" svg:x="15.202in" svg:y="8.2894in" draw:caption-point-x="-0.2402in" draw:caption-point-y="0.6024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36" office:value-type="string">
            <text:p>PhongTH</text:p>
          </table:table-cell>
          <table:table-cell table:style-name="ce108" table:formula="of:=SUM([.D38:.AG38])" office:value-type="float" office:value="0.5">
            <text:p>0.5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1" svg:width="1.1413in" svg:height="0.2634in" svg:x="4.0157in" svg:y="8.5276in" draw:caption-point-x="-0.2402in" draw:caption-point-y="0.6118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6.8205in" svg:y="8.5291in" draw:caption-point-x="-0.2402in" draw:caption-point-y="0.6102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6">
            <text:p>36</text:p>
          </table:table-cell>
          <table:table-cell table:style-name="ce36" office:value-type="string">
            <text:p>TienND</text:p>
          </table:table-cell>
          <table:table-cell table:style-name="ce108" table:formula="of:=SUM([.D39:.AG39])" office:value-type="float" office:value="2.5">
            <text:p>2.5</text:p>
          </table:table-cell>
          <table:table-cell table:style-name="ce112" table:number-columns-repeated="2"/>
          <table:table-cell table:style-name="ce112" office:value-type="float" office:value="1">
            <office:annotation draw:style-name="gr6" draw:text-style-name="P1" svg:width="1.1413in" svg:height="0.2634in" svg:x="3.5591in" svg:y="8.774in" draw:caption-point-x="-0.2402in" draw:caption-point-y="0.613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8.7768in" svg:y="8.7783in" draw:caption-point-x="-0.2402in" draw:caption-point-y="0.6087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11.5492in" svg:y="8.7815in" draw:caption-point-x="-0.2402in" draw:caption-point-y="0.6055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3.8323in" svg:y="8.7835in" draw:caption-point-x="-0.2402in" draw:caption-point-y="0.6035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2" draw:text-style-name="P1" svg:width="1.1413in" svg:height="0.5457in" svg:x="15.202in" svg:y="8.7843in" draw:caption-point-x="-0.2402in" draw:caption-point-y="0.6028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36" office:value-type="string">
            <text:p>ThamDT</text:p>
          </table:table-cell>
          <table:table-cell table:style-name="ce108" table:formula="of:=SUM([.D40:.AG40])" office:value-type="float" office:value="2.5">
            <text:p>2.5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4.472in" svg:y="9.0236in" draw:caption-point-x="-0.2402in" draw:caption-point-y="0.611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8.2878in" svg:y="9.0256in" draw:caption-point-x="-0.2402in" draw:caption-point-y="0.6091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1" svg:width="1.1413in" svg:height="0.2634in" svg:x="8.7768in" svg:y="9.026in" draw:caption-point-x="-0.2402in" draw:caption-point-y="0.6087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12" table:number-columns-repeated="2"/>
          <table:table-cell table:style-name="ce112" office:value-type="float" office:value="0.5">
            <office:annotation draw:style-name="gr4" draw:text-style-name="P1" svg:width="1.1413in" svg:height="0.3902in" svg:x="10.1791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12" office:value-type="float" office:value="0">
            <office:annotation draw:style-name="gr4" draw:text-style-name="P1" svg:width="1.1413in" svg:height="0.3902in" svg:x="10.6358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1.0925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1.5492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2.0059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5.202in" svg:y="9.0323in" draw:caption-point-x="-0.2402in" draw:caption-point-y="0.6024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8">
            <text:p>38</text:p>
          </table:table-cell>
          <table:table-cell table:style-name="ce36" office:value-type="string">
            <text:p>ThaoDTN</text:p>
          </table:table-cell>
          <table:table-cell table:style-name="ce108" table:formula="of:=SUM([.D41:.AG41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7.7988in" svg:y="9.2728in" draw:caption-point-x="-0.2402in" draw:caption-point-y="0.6094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0.6358in" svg:y="9.2756in" draw:caption-point-x="-0.2402in" draw:caption-point-y="0.6067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3.8323in" svg:y="9.2787in" draw:caption-point-x="-0.2402in" draw:caption-point-y="0.6035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9">
            <text:p>39</text:p>
          </table:table-cell>
          <table:table-cell table:style-name="ce36" office:value-type="string">
            <text:p>ThinhT</text:p>
          </table:table-cell>
          <table:table-cell table:style-name="ce108" table:formula="of:=SUM([.D42:.AG42])" office:value-type="float" office:value="1.5">
            <text:p>1.5</text:p>
          </table:table-cell>
          <table:table-cell table:style-name="ce112" table:number-columns-repeated="2"/>
          <table:table-cell table:style-name="ce112" office:value-type="float" office:value="0.5">
            <office:annotation draw:style-name="gr4" draw:text-style-name="P1" svg:width="1.1413in" svg:height="0.3902in" svg:x="3.5591in" svg:y="9.5063in" draw:caption-point-x="-0.2402in" draw:caption-point-y="0.6236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11.0925in" svg:y="9.5236in" draw:caption-point-x="-0.2402in" draw:caption-point-y="0.6063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15.202in" svg:y="9.5276in" draw:caption-point-x="-0.2402in" draw:caption-point-y="0.6024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0">
            <text:p>40</text:p>
          </table:table-cell>
          <table:table-cell table:style-name="ce36" office:value-type="string">
            <text:p>ThoaiVK</text:p>
          </table:table-cell>
          <table:table-cell table:style-name="ce108" table:formula="of:=SUM([.D43:.AG43])" office:value-type="float" office:value="2">
            <text:p>2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4.472in" svg:y="9.7665in" draw:caption-point-x="-0.2402in" draw:caption-point-y="0.611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12"/>
          <table:table-cell table:style-name="ce112" office:value-type="float" office:value="1">
            <office:annotation draw:style-name="gr6" draw:text-style-name="P1" svg:width="1.1413in" svg:height="0.2634in" svg:x="5.3854in" svg:y="9.7642in" draw:caption-point-x="-0.2402in" draw:caption-point-y="0.6134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3.8323in" svg:y="9.774in" draw:caption-point-x="-0.2402in" draw:caption-point-y="0.6035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14.289in" svg:y="9.774in" draw:caption-point-x="-0.2402in" draw:caption-point-y="0.6035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15.202in" svg:y="9.7752in" draw:caption-point-x="-0.2402in" draw:caption-point-y="0.6024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36" office:value-type="string">
            <text:p>ThuyCNTA</text:p>
          </table:table-cell>
          <table:table-cell table:style-name="ce108" table:formula="of:=SUM([.D44:.AG44])" office:value-type="float" office:value="0">
            <text:p>0</text:p>
          </table:table-cell>
          <table:table-cell table:style-name="ce112" table:number-columns-repeated="23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2">
            <text:p>42</text:p>
          </table:table-cell>
          <table:table-cell table:style-name="ce36" office:value-type="string">
            <text:p>ThuyLTT</text:p>
          </table:table-cell>
          <table:table-cell table:style-name="ce108" table:formula="of:=SUM([.D45:.AG45])" office:value-type="float" office:value="4">
            <text:p>4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3" draw:text-style-name="P1" svg:width="1.1413in" svg:height="0.7012in" svg:x="4.0157in" svg:y="10.2614in" draw:caption-point-x="-0.2402in" draw:caption-point-y="0.6118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12" office:value-type="float" office:value="0.5">
            <office:annotation draw:style-name="gr7" draw:text-style-name="P1" svg:width="1.1413in" svg:height="1.0122in" svg:x="4.472in" svg:y="10.2622in" draw:caption-point-x="-0.2402in" draw:caption-point-y="0.611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12"/>
          <table:table-cell table:style-name="ce112" office:value-type="float" office:value="0">
            <office:annotation draw:style-name="gr6" draw:text-style-name="P1" svg:width="1.1413in" svg:height="0.2634in" svg:x="5.3854in" svg:y="10.2626in" draw:caption-point-x="-0.2402in" draw:caption-point-y="0.6106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6.8205in" svg:y="10.263in" draw:caption-point-x="-0.2402in" draw:caption-point-y="0.6102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7.3094in" svg:y="10.2634in" draw:caption-point-x="-0.2402in" draw:caption-point-y="0.6098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12" office:value-type="float" office:value="0.5">
            <office:annotation draw:style-name="gr2" draw:text-style-name="P1" svg:width="1.1413in" svg:height="0.5457in" svg:x="7.7988in" svg:y="10.2638in" draw:caption-point-x="-0.2402in" draw:caption-point-y="0.6094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12" office:value-type="float" office:value="0.5">
            <office:annotation draw:style-name="gr2" draw:text-style-name="P1" svg:width="1.1413in" svg:height="0.5457in" svg:x="8.2878in" svg:y="10.2642in" draw:caption-point-x="-0.2402in" draw:caption-point-y="0.6091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12" office:value-type="float" office:value="1">
            <office:annotation draw:style-name="gr4" draw:text-style-name="P1" svg:width="1.1413in" svg:height="0.3902in" svg:x="8.7768in" svg:y="10.2646in" draw:caption-point-x="-0.2402in" draw:caption-point-y="0.6087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12" table:number-columns-repeated="2"/>
          <table:table-cell table:style-name="ce112" office:value-type="float" office:value="0">
            <office:annotation draw:style-name="gr2" draw:text-style-name="P1" svg:width="1.1413in" svg:height="0.5457in" svg:x="10.1791in" svg:y="10.2657in" draw:caption-point-x="-0.2402in" draw:caption-point-y="0.6075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10.6358in" svg:y="10.2665in" draw:caption-point-x="-0.2402in" draw:caption-point-y="0.6067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1.0925in" svg:y="10.2669in" draw:caption-point-x="-0.2402in" draw:caption-point-y="0.6063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11.5492in" svg:y="10.2677in" draw:caption-point-x="-0.2402in" draw:caption-point-y="0.6055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2.0059in" svg:y="10.2681in" draw:caption-point-x="-0.2402in" draw:caption-point-y="0.6051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3" draw:text-style-name="P1" svg:width="1.1413in" svg:height="0.7012in" svg:x="13.8323in" svg:y="10.2697in" draw:caption-point-x="-0.2402in" draw:caption-point-y="0.6035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12" office:value-type="float" office:value="0.5">
            <office:annotation draw:style-name="gr4" draw:text-style-name="P1" svg:width="1.1413in" svg:height="0.3902in" svg:x="14.289in" svg:y="10.2701in" draw:caption-point-x="-0.2402in" draw:caption-point-y="0.6031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12" office:value-type="float" office:value="0">
            <office:annotation draw:style-name="gr4" draw:text-style-name="P1" svg:width="1.1413in" svg:height="0.3902in" svg:x="14.7457in" svg:y="10.2705in" draw:caption-point-x="-0.2402in" draw:caption-point-y="0.6028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5.202in" svg:y="10.2709in" draw:caption-point-x="-0.2402in" draw:caption-point-y="0.6024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3">
            <text:p>43</text:p>
          </table:table-cell>
          <table:table-cell table:style-name="ce36" office:value-type="string">
            <text:p>TruyenLVC</text:p>
          </table:table-cell>
          <table:table-cell table:style-name="ce108" table:formula="of:=SUM([.D46:.AG46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6.8205in" svg:y="10.5106in" draw:caption-point-x="-0.2402in" draw:caption-point-y="0.6102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13.3756in" svg:y="10.5165in" draw:caption-point-x="-0.2402in" draw:caption-point-y="0.6043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5.202in" svg:y="10.5185in" draw:caption-point-x="-0.2402in" draw:caption-point-y="0.6024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4">
            <text:p>44</text:p>
          </table:table-cell>
          <table:table-cell table:style-name="ce62" office:value-type="string">
            <text:p>VietBA</text:p>
          </table:table-cell>
          <table:table-cell table:style-name="ce108" table:formula="of:=SUM([.D47:.AG47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1.0925in" svg:y="10.7626in" draw:caption-point-x="-0.2402in" draw:caption-point-y="0.6059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5">
            <text:p>45</text:p>
          </table:table-cell>
          <table:table-cell table:style-name="ce36" office:value-type="string">
            <text:p>VinhP</text:p>
          </table:table-cell>
          <table:table-cell table:style-name="ce108" table:formula="of:=SUM([.D48:.AG48])" office:value-type="float" office:value="0.5">
            <text:p>0.5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15.202in" svg:y="11.0138in" draw:caption-point-x="-0.2402in" draw:caption-point-y="0.6024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2" table:number-rows-repeated="5">
          <table:table-cell table:style-name="ce35" table:number-columns-repeated="3"/>
          <table:table-cell table:style-name="ce113" table:number-columns-repeated="30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113" table:number-columns-repeated="4"/>
          <table:table-cell table:style-name="ce115"/>
          <table:table-cell table:style-name="ce113" table:number-columns-repeated="25"/>
          <table:table-cell table:style-name="ce35" table:number-columns-repeated="952"/>
        </table:table-row>
        <table:table-row table:style-name="ro2" table:number-rows-repeated="4">
          <table:table-cell table:style-name="ce35" table:number-columns-repeated="3"/>
          <table:table-cell table:style-name="ce113" table:number-columns-repeated="30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113" table:number-columns-repeated="4"/>
          <table:table-cell table:style-name="ce116" table:number-columns-repeated="7"/>
          <table:table-cell table:style-name="ce113" table:number-columns-repeated="19"/>
          <table:table-cell table:style-name="ce35" table:number-columns-repeated="952"/>
        </table:table-row>
        <table:table-row table:style-name="ro2" table:number-rows-repeated="65393">
          <table:table-cell table:style-name="ce35" table:number-columns-repeated="3"/>
          <table:table-cell table:style-name="ce113" table:number-columns-repeated="30"/>
          <table:table-cell table:style-name="ce35" table:number-columns-repeated="952"/>
        </table:table-row>
        <table:table-row table:style-name="ro2" table:number-rows-repeated="983123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9"/>
        <table:table-column table:style-name="co26" table:number-columns-repeated="7" table:default-cell-style-name="ce129"/>
        <table:table-column table:style-name="co25" table:number-columns-repeated="16" table:default-cell-style-name="ce129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5" table:number-columns-spanned="2" table:number-rows-spanned="1">
            <text:p>5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7" table:number-columns-spanned="2" table:number-rows-spanned="1">
            <text:p>2017</text:p>
          </table:table-cell>
          <table:covered-table-cell table:style-name="ce135"/>
          <table:table-cell table:style-name="ce124" table:number-columns-repeated="15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125" table:formula="of:=DATE([.$R$1];[.N1];1)" office:value-type="date" office:date-value="2017-05-01">
            <text:p>01</text:p>
          </table:table-cell>
          <table:table-cell table:style-name="ce125" table:formula="of:=[.D2]+1" office:value-type="date" office:date-value="2017-05-02">
            <text:p>02</text:p>
          </table:table-cell>
          <table:table-cell table:style-name="ce125" table:formula="of:=[.E2]+1" office:value-type="date" office:date-value="2017-05-03">
            <text:p>03</text:p>
          </table:table-cell>
          <table:table-cell table:style-name="ce125" table:formula="of:=[.F2]+1" office:value-type="date" office:date-value="2017-05-04">
            <text:p>04</text:p>
          </table:table-cell>
          <table:table-cell table:style-name="ce125" table:formula="of:=[.G2]+1" office:value-type="date" office:date-value="2017-05-05">
            <text:p>05</text:p>
          </table:table-cell>
          <table:table-cell table:style-name="ce125" table:formula="of:=[.H2]+1" office:value-type="date" office:date-value="2017-05-06">
            <text:p>06</text:p>
          </table:table-cell>
          <table:table-cell table:style-name="ce125" table:formula="of:=[.I2]+1" office:value-type="date" office:date-value="2017-05-07">
            <text:p>07</text:p>
          </table:table-cell>
          <table:table-cell table:style-name="ce125" table:formula="of:=[.J2]+1" office:value-type="date" office:date-value="2017-05-08">
            <text:p>08</text:p>
          </table:table-cell>
          <table:table-cell table:style-name="ce125" table:formula="of:=[.K2]+1" office:value-type="date" office:date-value="2017-05-09">
            <text:p>09</text:p>
          </table:table-cell>
          <table:table-cell table:style-name="ce125" table:formula="of:=[.L2]+1" office:value-type="date" office:date-value="2017-05-10">
            <text:p>10</text:p>
          </table:table-cell>
          <table:table-cell table:style-name="ce125" table:formula="of:=[.M2]+1" office:value-type="date" office:date-value="2017-05-11">
            <text:p>11</text:p>
          </table:table-cell>
          <table:table-cell table:style-name="ce125" table:formula="of:=[.N2]+1" office:value-type="date" office:date-value="2017-05-12">
            <text:p>12</text:p>
          </table:table-cell>
          <table:table-cell table:style-name="ce125" table:formula="of:=[.O2]+1" office:value-type="date" office:date-value="2017-05-13">
            <text:p>13</text:p>
          </table:table-cell>
          <table:table-cell table:style-name="ce125" table:formula="of:=[.P2]+1" office:value-type="date" office:date-value="2017-05-14">
            <text:p>14</text:p>
          </table:table-cell>
          <table:table-cell table:style-name="ce125" table:formula="of:=[.Q2]+1" office:value-type="date" office:date-value="2017-05-15">
            <text:p>15</text:p>
          </table:table-cell>
          <table:table-cell table:style-name="ce125" table:formula="of:=[.R2]+1" office:value-type="date" office:date-value="2017-05-16">
            <text:p>16</text:p>
          </table:table-cell>
          <table:table-cell table:style-name="ce125" table:formula="of:=[.S2]+1" office:value-type="date" office:date-value="2017-05-17">
            <text:p>17</text:p>
          </table:table-cell>
          <table:table-cell table:style-name="ce125" table:formula="of:=[.T2]+1" office:value-type="date" office:date-value="2017-05-18">
            <text:p>18</text:p>
          </table:table-cell>
          <table:table-cell table:style-name="ce125" table:formula="of:=[.U2]+1" office:value-type="date" office:date-value="2017-05-19">
            <text:p>19</text:p>
          </table:table-cell>
          <table:table-cell table:style-name="ce125" table:formula="of:=[.V2]+1" office:value-type="date" office:date-value="2017-05-20">
            <text:p>20</text:p>
          </table:table-cell>
          <table:table-cell table:style-name="ce125" table:formula="of:=[.W2]+1" office:value-type="date" office:date-value="2017-05-21">
            <text:p>21</text:p>
          </table:table-cell>
          <table:table-cell table:style-name="ce125" table:formula="of:=[.X2]+1" office:value-type="date" office:date-value="2017-05-22">
            <text:p>22</text:p>
          </table:table-cell>
          <table:table-cell table:style-name="ce125" table:formula="of:=[.Y2]+1" office:value-type="date" office:date-value="2017-05-23">
            <text:p>23</text:p>
          </table:table-cell>
          <table:table-cell table:style-name="ce125" table:formula="of:=[.Z2]+1" office:value-type="date" office:date-value="2017-05-24">
            <text:p>24</text:p>
          </table:table-cell>
          <table:table-cell table:style-name="ce125" table:formula="of:=[.AA2]+1" office:value-type="date" office:date-value="2017-05-25">
            <text:p>25</text:p>
          </table:table-cell>
          <table:table-cell table:style-name="ce125" table:formula="of:=[.AB2]+1" office:value-type="date" office:date-value="2017-05-26">
            <text:p>26</text:p>
          </table:table-cell>
          <table:table-cell table:style-name="ce125" table:formula="of:=[.AC2]+1" office:value-type="date" office:date-value="2017-05-27">
            <text:p>27</text:p>
          </table:table-cell>
          <table:table-cell table:style-name="ce125" table:formula="of:=[.AD2]+1" office:value-type="date" office:date-value="2017-05-28">
            <text:p>28</text:p>
          </table:table-cell>
          <table:table-cell table:style-name="ce125" table:formula="of:=[.AE2]+1" office:value-type="date" office:date-value="2017-05-29">
            <text:p>29</text:p>
          </table:table-cell>
          <table:table-cell table:style-name="ce125" table:formula="of:=[.AF2]+1" office:value-type="date" office:date-value="2017-05-30">
            <text:p>30</text:p>
          </table:table-cell>
          <table:table-cell table:style-name="ce125" table:formula="of:=[.AG2]+1" office:value-type="date" office:date-value="2017-05-31">
            <text:p>31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123" table:formula="of:=SUM([.D4:.AH4])" office:value-type="float" office:value="0.5">
            <text:p>0.5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7.3094in" svg:y="0.1094in" draw:caption-point-x="-0.2402in" draw:caption-point-y="0.6087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27" office:value-type="float" office:value="0.5">
            <office:annotation draw:style-name="gr6" draw:text-style-name="P1" svg:width="1.1413in" svg:height="0.2634in" svg:x="7.7988in" svg:y="0.1102in" draw:caption-point-x="-0.2402in" draw:caption-point-y="0.6079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6358in" svg:y="0.1118in" draw:caption-point-x="-0.2402in" draw:caption-point-y="0.6063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3.3756in" svg:y="0.1146in" draw:caption-point-x="-0.2402in" draw:caption-point-y="0.6035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8323in" svg:y="0.115in" draw:caption-point-x="-0.2402in" draw:caption-point-y="0.6031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15.6587in" svg:y="0.1157in" draw:caption-point-x="-0.2402in" draw:caption-point-y="0.6024in">
              <dc:date>2017-05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23" table:formula="of:=SUM([.D5:.AH5])" office:value-type="float" office:value="2.5">
            <text:p>2.5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3.5591in" svg:y="0.3547in" draw:caption-point-x="-0.2402in" draw:caption-point-y="0.611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2" draw:text-style-name="P1" svg:width="1.1413in" svg:height="0.5457in" svg:x="5.8421in" svg:y="0.3559in" draw:caption-point-x="-0.2402in" draw:caption-point-y="0.6098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7.3094in" svg:y="0.3559in" draw:caption-point-x="-0.2402in" draw:caption-point-y="0.6098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office:annotation draw:style-name="gr4" draw:text-style-name="P1" svg:width="1.1413in" svg:height="0.3902in" svg:x="7.7988in" svg:y="0.3575in" draw:caption-point-x="-0.2402in" draw:caption-point-y="0.6083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3" draw:text-style-name="P1" svg:width="1.1413in" svg:height="0.7012in" svg:x="9.2661in" svg:y="0.3579in" draw:caption-point-x="-0.2402in" draw:caption-point-y="0.6079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9.7228in" svg:y="0.3583in" draw:caption-point-x="-0.2402in" draw:caption-point-y="0.6075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0.1791in" svg:y="0.3591in" draw:caption-point-x="-0.2402in" draw:caption-point-y="0.6067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27" office:value-type="float" office:value="1">
            <office:annotation draw:style-name="gr8" draw:text-style-name="P1" svg:width="1.1413in" svg:height="0.8567in" svg:x="10.6358in" svg:y="0.3594in" draw:caption-point-x="-0.2402in" draw:caption-point-y="0.6063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4.289in" svg:y="0.363in" draw:caption-point-x="-0.2402in" draw:caption-point-y="0.6028in">
              <dc:date>2017-05-26T00:00:00</dc:date>
              <text:p text:style-name="P1"><text:span text:style-name="T1">Nhà có việc, xin đi trễ, 9h23 vào cty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572in" svg:y="0.3642in" draw:caption-point-x="-0.2402in" draw:caption-point-y="0.6016in">
              <dc:date>2017-05-31T00:00:00</dc:date>
              <text:p text:style-name="P1"><text:span text:style-name="T1">Bận việc, 8h39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uongNH</text:p>
          </table:table-cell>
          <table:table-cell table:style-name="ce123" table:formula="of:=SUM([.D6:.AH6])" office:value-type="float" office:value="0.5"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4.0157in" svg:y="0.6028in" draw:caption-point-x="-0.2402in" draw:caption-point-y="0.6106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6047in" draw:caption-point-x="-0.2402in" draw:caption-point-y="0.6087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6358in" svg:y="0.6071in" draw:caption-point-x="-0.2402in" draw:caption-point-y="0.6063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27" office:value-type="float" office:value="0">
            <office:annotation draw:style-name="gr9" draw:text-style-name="P1" svg:width="1.1413in" svg:height="1.1677in" svg:x="11.0925in" svg:y="0.6079in" draw:caption-point-x="-0.2402in" draw:caption-point-y="0.6055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0.6098in" draw:caption-point-x="-0.2402in" draw:caption-point-y="0.6035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0.6118in" draw:caption-point-x="-0.2402in" draw:caption-point-y="0.6016in">
              <dc:date>2017-05-30T00:00:00</dc:date>
              <text:p text:style-name="P1"><text:span text:style-name="T1">Có việc, xin về sớm lúc 17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123" table:formula="of:=SUM([.D7:.AH7])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4.472in" svg:y="0.85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0.8543in" draw:caption-point-x="-0.2402in" draw:caption-point-y="0.6067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572in" svg:y="0.8606in" draw:caption-point-x="-0.2402in" draw:caption-point-y="0.6004in">
              <dc:date>2017-05-31T00:00:00</dc:date>
              <text:p text:style-name="P1"><text:span text:style-name="T1">Có việc, xin về sớm lúc 4h10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6" office:value-type="string">
            <text:p>DuyNM</text:p>
          </table:table-cell>
          <table:table-cell table:style-name="ce123" table:formula="of:=SUM([.D8:.AH8])" office:value-type="float" office:value="3.5">
            <text:p>3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6" draw:text-style-name="P1" svg:width="1.1413in" svg:height="0.2634in" svg:x="4.0157in" svg:y="1.0902in" draw:caption-point-x="-0.2402in" draw:caption-point-y="0.6185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3.3756in" svg:y="1.1051in" draw:caption-point-x="-0.2402in" draw:caption-point-y="0.6035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3.8323in" svg:y="1.1012in" draw:caption-point-x="-0.2402in" draw:caption-point-y="0.6075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14.289in" svg:y="1.1012in" draw:caption-point-x="-0.2402in" draw:caption-point-y="0.6075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6" draw:text-style-name="P1" svg:width="1.1413in" svg:height="0.2634in" svg:x="15.6587in" svg:y="1.1012in" draw:caption-point-x="-0.2402in" draw:caption-point-y="0.6075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6">
            <text:p>6</text:p>
          </table:table-cell>
          <table:table-cell table:style-name="ce36" office:value-type="string">
            <text:p>DuyenLT</text:p>
          </table:table-cell>
          <table:table-cell table:style-name="ce123" table:formula="of:=SUM([.D9:.AH9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9.7228in" svg:y="1.3492in" draw:caption-point-x="-0.2402in" draw:caption-point-y="0.6075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GiauNV</text:p>
          </table:table-cell>
          <table:table-cell table:style-name="ce123" table:formula="of:=SUM([.D10:.AH10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0">
            <office:annotation draw:style-name="gr2" draw:text-style-name="P1" svg:width="1.1413in" svg:height="0.5457in" svg:x="3.5591in" svg:y="1.5933in" draw:caption-point-x="-0.2402in" draw:caption-point-y="0.611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6" draw:text-style-name="P1" svg:width="1.1413in" svg:height="0.2634in" svg:x="9.2661in" svg:y="1.5965in" draw:caption-point-x="-0.2402in" draw:caption-point-y="0.6079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12.4622in" svg:y="1.5992in" draw:caption-point-x="-0.2402in" draw:caption-point-y="0.6051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6.572in" svg:y="1.6028in" draw:caption-point-x="-0.2402in" draw:caption-point-y="0.6016in">
              <dc:date>2017-05-31T00:00:00</dc:date>
              <text:p text:style-name="P1"><text:span text:style-name="T1">Đi ngân hàng, xin vào trễ, 8h35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8">
            <text:p>8</text:p>
          </table:table-cell>
          <table:table-cell table:style-name="ce62" office:value-type="string">
            <text:p>HaTH</text:p>
          </table:table-cell>
          <table:table-cell table:style-name="ce123" table:formula="of:=SUM([.D11:.AH11])" office:value-type="float" office:value="1"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4.472in" svg:y="1.8417in" draw:caption-point-x="-0.2402in" draw:caption-point-y="0.6102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5.8421in" svg:y="1.8421in" draw:caption-point-x="-0.2402in" draw:caption-point-y="0.6098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1.8425in" draw:caption-point-x="-0.2402in" draw:caption-point-y="0.6094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7.7988in" svg:y="1.8437in" draw:caption-point-x="-0.2402in" draw:caption-point-y="0.6083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9.2661in" svg:y="1.8441in" draw:caption-point-x="-0.2402in" draw:caption-point-y="0.6079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0.6358in" svg:y="1.8457in" draw:caption-point-x="-0.2402in" draw:caption-point-y="0.6063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12.4622in" svg:y="1.8469in" draw:caption-point-x="-0.2402in" draw:caption-point-y="0.6051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4.289in" svg:y="1.8484in" draw:caption-point-x="-0.2402in" draw:caption-point-y="0.6035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15.6587in" svg:y="1.8496in" draw:caption-point-x="-0.2402in" draw:caption-point-y="0.6024in">
              <dc:date>2017-05-29T00:00:00</dc:date>
              <text:p text:style-name="P1"><text:span text:style-name="T1">8h33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1.85in" draw:caption-point-x="-0.2402in" draw:caption-point-y="0.602in">
              <dc:date>2017-05-30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572in" svg:y="1.8504in" draw:caption-point-x="-0.2402in" draw:caption-point-y="0.6016in">
              <dc:date>2017-05-31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38" office:value-type="string">
            <text:p>HaTT</text:p>
          </table:table-cell>
          <table:table-cell table:style-name="ce123"/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6.8205in" svg:y="2.0906in" draw:caption-point-x="-0.2402in" draw:caption-point-y="0.6091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7.3094in" svg:y="2.0909in" draw:caption-point-x="-0.2402in" draw:caption-point-y="0.6087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7.7988in" svg:y="2.0913in" draw:caption-point-x="-0.2402in" draw:caption-point-y="0.6083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9.7228in" svg:y="2.0921in" draw:caption-point-x="-0.2402in" draw:caption-point-y="0.6075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0.1791in" svg:y="2.0929in" draw:caption-point-x="-0.2402in" draw:caption-point-y="0.6067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6.572in" svg:y="2.098in" draw:caption-point-x="-0.2402in" draw:caption-point-y="0.6016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0">
            <text:p>10</text:p>
          </table:table-cell>
          <table:table-cell table:style-name="ce36" office:value-type="string">
            <text:p>HaiNM</text:p>
          </table:table-cell>
          <table:table-cell table:style-name="ce123" table:formula="of:=SUM([.D13:.AH13])" office:value-type="float" office:value="1">
            <text:p>1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2.3382in" draw:caption-point-x="-0.2402in" draw:caption-point-y="0.6091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4.289in" svg:y="2.3449in" draw:caption-point-x="-0.2402in" draw:caption-point-y="0.6024in">
              <dc:date>2017-05-26T00:00:00</dc:date>
              <text:p text:style-name="P1"><text:span text:style-name="T1">Có việc gấp, 16h30 về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6.572in" svg:y="2.3457in" draw:caption-point-x="-0.2402in" draw:caption-point-y="0.6016in">
              <dc:date>2017-05-30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6" office:value-type="string">
            <text:p>HienNV</text:p>
          </table:table-cell>
          <table:table-cell table:style-name="ce123" table:formula="of:=SUM([.D14:.AH14])" office:value-type="float" office:value="4.5">
            <text:p>4.5</text:p>
          </table:table-cell>
          <table:table-cell table:style-name="ce127" table:number-columns-repeated="2"/>
          <table:table-cell table:style-name="ce127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6" draw:text-style-name="P1" svg:width="1.1413in" svg:height="0.2634in" svg:x="6.8205in" svg:y="2.5858in" draw:caption-point-x="-0.2402in" draw:caption-point-y="0.6091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27" office:value-type="float" office:value="0.5">
            <office:annotation draw:style-name="gr6" draw:text-style-name="P1" svg:width="1.1413in" svg:height="0.2634in" svg:x="7.3094in" svg:y="2.5862in" draw:caption-point-x="-0.2402in" draw:caption-point-y="0.6087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6" draw:text-style-name="P1" svg:width="1.1413in" svg:height="0.2634in" svg:x="9.2661in" svg:y="2.5862in" draw:caption-point-x="-0.2402in" draw:caption-point-y="0.6087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6" draw:text-style-name="P1" svg:width="1.1413in" svg:height="0.2634in" svg:x="10.6358in" svg:y="2.5886in" draw:caption-point-x="-0.2402in" draw:caption-point-y="0.6063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6" draw:text-style-name="P1" svg:width="1.1413in" svg:height="0.2634in" svg:x="13.3756in" svg:y="2.5921in" draw:caption-point-x="-0.2402in" draw:caption-point-y="0.6028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27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2">
            <text:p>12</text:p>
          </table:table-cell>
          <table:table-cell table:style-name="ce36" office:value-type="string">
            <text:p>HiepNH</text:p>
          </table:table-cell>
          <table:table-cell table:style-name="ce123" table:formula="of:=SUM([.D15:.AH15])" office:value-type="float" office:value="1">
            <text:p>1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2.8335in" draw:caption-point-x="-0.2402in" draw:caption-point-y="0.6091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27" office:value-type="float" office:value="0.5">
            <office:annotation draw:style-name="gr4" draw:text-style-name="P1" svg:width="1.1413in" svg:height="0.3902in" svg:x="7.3094in" svg:y="2.8335in" draw:caption-point-x="-0.2402in" draw:caption-point-y="0.6091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1.0925in" svg:y="2.8366in" draw:caption-point-x="-0.2402in" draw:caption-point-y="0.6059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4.289in" svg:y="2.8398in" draw:caption-point-x="-0.2402in" draw:caption-point-y="0.6028in">
              <dc:date>2017-05-26T00:00:00</dc:date>
              <text:p text:style-name="P1"><text:span text:style-name="T1">Đưa a Kiên đi bv, xin vô trễ, 9h09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6.1154in" svg:y="2.8406in" draw:caption-point-x="-0.2402in" draw:caption-point-y="0.602in">
              <dc:date>2017-05-30T00:00:00</dc:date>
              <text:p text:style-name="P1"><text:span text:style-name="T1">Đi bưu điện gửi đồ, xin vô trễ, 9h20 vào cty</text:span></text:p>
            </office:annotation>
            <text:p>0</text:p>
          </table:table-cell>
          <table:table-cell table:style-name="ce127" office:value-type="float" office:value="0">
            <office:annotation draw:style-name="gr3" draw:text-style-name="P1" svg:width="1.1413in" svg:height="0.7012in" svg:x="16.572in" svg:y="2.8413in" draw:caption-point-x="-0.2402in" draw:caption-point-y="0.6012in">
              <dc:date>2017-06-05T00:00:00</dc:date>
              <text:p text:style-name="P1"><text:span text:style-name="T1">8h30 vào cty</text:span></text:p>
              <text:p text:style-name="P1"><text:span text:style-name="T1">Xin về sớm lúc 15h30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ieuNKT</text:p>
          </table:table-cell>
          <table:table-cell table:style-name="ce123" table:formula="of:=SUM([.D16:.AH16])" office:value-type="float" office:value="0.5">
            <text:p>0.5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Default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7228in" svg:y="3.0827in" draw:caption-point-x="-0.2402in" draw:caption-point-y="0.6075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4">
            <text:p>14</text:p>
          </table:table-cell>
          <table:table-cell table:style-name="ce36" office:value-type="string">
            <text:p>HungLV</text:p>
          </table:table-cell>
          <table:table-cell table:style-name="ce123" table:formula="of:=SUM([.D17:.AH17])" office:value-type="float" office:value="2">
            <text:p>2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6" draw:text-style-name="P1" svg:width="1.1413in" svg:height="0.2634in" svg:x="5.8421in" svg:y="3.3283in" draw:caption-point-x="-0.2402in" draw:caption-point-y="0.6098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3.8323in" svg:y="3.335in" draw:caption-point-x="-0.2402in" draw:caption-point-y="0.6031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ungNC</text:p>
          </table:table-cell>
          <table:table-cell table:style-name="ce123" table:formula="of:=SUM([.D18:.AH18])" office:value-type="float" office:value="3">
            <text:p>3</text:p>
          </table:table-cell>
          <table:table-cell table:style-name="ce127" table:number-columns-repeated="2"/>
          <table:table-cell table:style-name="ce127" office:value-type="float" office:value="1">
            <office:annotation draw:style-name="gr6" draw:text-style-name="P1" svg:width="1.1413in" svg:height="0.2634in" svg:x="3.5591in" svg:y="3.5748in" draw:caption-point-x="-0.2402in" draw:caption-point-y="0.61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4.0157in" svg:y="3.5748in" draw:caption-point-x="-0.2402in" draw:caption-point-y="0.61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4.472in" svg:y="3.5748in" draw:caption-point-x="-0.2402in" draw:caption-point-y="0.61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6">
            <text:p>16</text:p>
          </table:table-cell>
          <table:table-cell table:style-name="ce36" office:value-type="string">
            <text:p>HungPN</text:p>
          </table:table-cell>
          <table:table-cell table:style-name="ce123" table:formula="of:=SUM([.D19:.AH19])" office:value-type="float" office:value="3">
            <text:p>3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4" draw:text-style-name="P1" svg:width="1.1413in" svg:height="0.3902in" svg:x="15.6587in" svg:y="3.8311in" draw:caption-point-x="-0.2402in" draw:caption-point-y="0.6024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27" office:value-type="float" office:value="1">
            <office:annotation draw:style-name="gr4" draw:text-style-name="P1" svg:width="1.1413in" svg:height="0.3902in" svg:x="16.1154in" svg:y="3.8311in" draw:caption-point-x="-0.2402in" draw:caption-point-y="0.6024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27" office:value-type="float" office:value="1">
            <office:annotation draw:style-name="gr4" draw:text-style-name="P1" svg:width="1.1413in" svg:height="0.3902in" svg:x="16.572in" svg:y="3.8311in" draw:caption-point-x="-0.2402in" draw:caption-point-y="0.6024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yDH</text:p>
          </table:table-cell>
          <table:table-cell table:style-name="ce123" table:formula="of:=SUM([.D20:.AH20])" office:value-type="float" office:value="0.5">
            <text:p>0.5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6.3311in" svg:y="4.0717in" draw:caption-point-x="-0.2402in" draw:caption-point-y="0.6094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9.2661in" svg:y="4.0732in" draw:caption-point-x="-0.2402in" draw:caption-point-y="0.6079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1791in" svg:y="4.0744in" draw:caption-point-x="-0.2402in" draw:caption-point-y="0.6067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1.0925in" svg:y="4.0752in" draw:caption-point-x="-0.2402in" draw:caption-point-y="0.6059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4.0776in" draw:caption-point-x="-0.2402in" draw:caption-point-y="0.6035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4.289in" svg:y="4.0783in" draw:caption-point-x="-0.2402in" draw:caption-point-y="0.6028in">
              <dc:date>2017-05-26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15.6587in" svg:y="4.0787in" draw:caption-point-x="-0.2402in" draw:caption-point-y="0.6024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8">
            <text:p>18</text:p>
          </table:table-cell>
          <table:table-cell table:style-name="ce36" office:value-type="string">
            <text:p>HuyNG</text:p>
          </table:table-cell>
          <table:table-cell table:style-name="ce123" table:formula="of:=SUM([.D21:.AH21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6358in" svg:y="4.3224in" draw:caption-point-x="-0.2402in" draw:caption-point-y="0.6063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2.4622in" svg:y="4.3236in" draw:caption-point-x="-0.2402in" draw:caption-point-y="0.6051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KhaiLV</text:p>
          </table:table-cell>
          <table:table-cell table:style-name="ce123" table:formula="of:=SUM([.D22:.AH22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0">
            <text:p>20</text:p>
          </table:table-cell>
          <table:table-cell table:style-name="ce36" office:value-type="string">
            <text:p>KhangNHH</text:p>
          </table:table-cell>
          <table:table-cell table:style-name="ce123" table:formula="of:=SUM([.D23:.AH23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36" office:value-type="string">
            <text:p>KienPT</text:p>
          </table:table-cell>
          <table:table-cell table:style-name="ce123" table:formula="of:=SUM([.D24:.AH24])" office:value-type="float" office:value="2">
            <text:p>2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1.0925in" svg:y="5.0657in" draw:caption-point-x="-0.2402in" draw:caption-point-y="0.6059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3.8323in" svg:y="5.065in" draw:caption-point-x="-0.2402in" draw:caption-point-y="0.606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14.289in" svg:y="5.065in" draw:caption-point-x="-0.2402in" draw:caption-point-y="0.606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2">
            <text:p>22</text:p>
          </table:table-cell>
          <table:table-cell table:style-name="ce36" office:value-type="string">
            <text:p>KietNVT</text:p>
          </table:table-cell>
          <table:table-cell table:style-name="ce123" table:formula="of:=SUM([.D25:.AH25])" office:value-type="float" office:value="1">
            <text:p>1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4" draw:text-style-name="P1" svg:width="1.1413in" svg:height="0.3902in" svg:x="5.8421in" svg:y="5.3091in" draw:caption-point-x="-0.2402in" draw:caption-point-y="0.6102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LinhBT</text:p>
          </table:table-cell>
          <table:table-cell table:style-name="ce123" table:formula="of:=SUM([.D26:.AH26])" office:value-type="float" office:value="5">
            <text:p>5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3.5591in" svg:y="5.5563in" draw:caption-point-x="-0.2402in" draw:caption-point-y="0.611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27" office:value-type="float" office:value="0.5">
            <office:annotation draw:style-name="gr4" draw:text-style-name="P1" svg:width="1.1413in" svg:height="0.3902in" svg:x="4.0157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3311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5.5563in" draw:caption-point-x="-0.2402in" draw:caption-point-y="0.611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27" office:value-type="float" office:value="0.5">
            <office:annotation draw:style-name="gr4" draw:text-style-name="P1" svg:width="1.1413in" svg:height="0.3902in" svg:x="7.3094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7228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0.6358in" svg:y="5.5598in" draw:caption-point-x="-0.2402in" draw:caption-point-y="0.6075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11.0925in" svg:y="5.5598in" draw:caption-point-x="-0.2402in" draw:caption-point-y="0.6075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4">
            <text:p>24</text:p>
          </table:table-cell>
          <table:table-cell table:style-name="ce36" office:value-type="string">
            <text:p>MaiLT</text:p>
          </table:table-cell>
          <table:table-cell table:style-name="ce123" table:formula="of:=SUM([.D27:.AH27])" office:value-type="float" office:value="1">
            <text:p>1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7.3094in" svg:y="5.8063in" draw:caption-point-x="-0.2402in" draw:caption-point-y="0.6087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MaiNTT</text:p>
          </table:table-cell>
          <table:table-cell table:style-name="ce123" table:formula="of:=SUM([.D28:.AH28])" office:value-type="float" office:value="0.5">
            <text:p>0.5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7.7988in" svg:y="6.0543in" draw:caption-point-x="-0.2402in" draw:caption-point-y="0.6083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6.0559in" draw:caption-point-x="-0.2402in" draw:caption-point-y="0.6067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12.9189in" svg:y="6.0591in" draw:caption-point-x="-0.2402in" draw:caption-point-y="0.6035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6.0606in" draw:caption-point-x="-0.2402in" draw:caption-point-y="0.602in">
              <dc:date>2017-05-30T00:00:00</dc:date>
              <text:p text:style-name="P1"><text:span text:style-name="T1">Xe hư, xin đi trễ, 9h16 vào cty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6.572in" svg:y="6.061in" draw:caption-point-x="-0.2402in" draw:caption-point-y="0.6016in">
              <dc:date>2017-05-31T00:00:00</dc:date>
              <text:p text:style-name="P1"><text:span text:style-name="T1">8h30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6">
            <text:p>26</text:p>
          </table:table-cell>
          <table:table-cell table:style-name="ce36" office:value-type="string">
            <text:p>ManhNB</text:p>
          </table:table-cell>
          <table:table-cell table:style-name="ce123" table:formula="of:=SUM([.D29:.AH29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3.5591in" svg:y="6.2992in" draw:caption-point-x="-0.2402in" draw:caption-point-y="0.611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4.472in" svg:y="6.3in" draw:caption-point-x="-0.2402in" draw:caption-point-y="0.6102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6.8205in" svg:y="6.3012in" draw:caption-point-x="-0.2402in" draw:caption-point-y="0.6091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7.3094in" svg:y="6.3016in" draw:caption-point-x="-0.2402in" draw:caption-point-y="0.6087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7.7988in" svg:y="6.3016in" draw:caption-point-x="-0.2402in" draw:caption-point-y="0.6087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9.2661in" svg:y="6.3024in" draw:caption-point-x="-0.2402in" draw:caption-point-y="0.6079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7228in" svg:y="6.3028in" draw:caption-point-x="-0.2402in" draw:caption-point-y="0.6075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6.3035in" draw:caption-point-x="-0.2402in" draw:caption-point-y="0.6067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2.9189in" svg:y="6.3059in" draw:caption-point-x="-0.2402in" draw:caption-point-y="0.6043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3.8323in" svg:y="6.3071in" draw:caption-point-x="-0.2402in" draw:caption-point-y="0.6031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6.572in" svg:y="6.3087in" draw:caption-point-x="-0.2402in" draw:caption-point-y="0.6016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NamTH</text:p>
          </table:table-cell>
          <table:table-cell table:style-name="ce123" table:formula="of:=SUM([.D30:.AH30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8">
            <text:p>28</text:p>
          </table:table-cell>
          <table:table-cell table:style-name="ce36" office:value-type="string">
            <text:p>NamTV</text:p>
          </table:table-cell>
          <table:table-cell table:style-name="ce123" table:formula="of:=SUM([.D31:.AH31])" office:value-type="float" office:value="1.5">
            <text:p>1.5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7.3094in" svg:y="6.7969in" draw:caption-point-x="-0.2402in" draw:caption-point-y="0.6087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6" draw:text-style-name="P1" svg:width="1.1413in" svg:height="0.2634in" svg:x="9.2661in" svg:y="6.7933in" draw:caption-point-x="-0.2402in" draw:caption-point-y="0.6122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1.0925in" svg:y="6.8in" draw:caption-point-x="-0.2402in" draw:caption-point-y="0.6055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6.7933in" draw:caption-point-x="-0.2402in" draw:caption-point-y="0.6122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6.1154in" svg:y="6.8035in" draw:caption-point-x="-0.2402in" draw:caption-point-y="0.602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36" office:value-type="string">
            <text:p>NgaTN</text:p>
          </table:table-cell>
          <table:table-cell table:style-name="ce123" table:formula="of:=SUM([.D32:.AH32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9.2661in" svg:y="7.0453in" draw:caption-point-x="-0.2402in" draw:caption-point-y="0.6079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1.0925in" svg:y="7.039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12.4622in" svg:y="7.039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2.9189in" svg:y="7.039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3.8323in" svg:y="7.05in" draw:caption-point-x="-0.2402in" draw:caption-point-y="0.6031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0">
            <text:p>30</text:p>
          </table:table-cell>
          <table:table-cell table:style-name="ce36" office:value-type="string">
            <text:p>NhanHTH</text:p>
          </table:table-cell>
          <table:table-cell table:style-name="ce123" table:formula="of:=SUM([.D33:.AH33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hanNM</text:p>
          </table:table-cell>
          <table:table-cell table:style-name="ce123" table:formula="of:=SUM([.D34:.AH34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7.3094in" svg:y="7.5398in" draw:caption-point-x="-0.2402in" draw:caption-point-y="0.6087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0.6358in" svg:y="7.5421in" draw:caption-point-x="-0.2402in" draw:caption-point-y="0.6063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4.289in" svg:y="7.5457in" draw:caption-point-x="-0.2402in" draw:caption-point-y="0.6028in">
              <dc:date>2017-05-26T00:00:00</dc:date>
              <text:p text:style-name="P1"><text:span text:style-name="T1">Ghé bv khám bệnh, xin vô trễ, 9h43 vào cty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2">
            <text:p>32</text:p>
          </table:table-cell>
          <table:table-cell table:style-name="ce36" office:value-type="string">
            <text:p>NhungHTH</text:p>
          </table:table-cell>
          <table:table-cell table:style-name="ce123" table:formula="of:=SUM([.D35:.AH35])" office:value-type="float" office:value="3">
            <text:p>3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9.7228in" svg:y="7.789in" draw:caption-point-x="-0.2402in" draw:caption-point-y="0.6075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0.6358in" svg:y="7.7866in" draw:caption-point-x="-0.2402in" draw:caption-point-y="0.6098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11.0925in" svg:y="7.7866in" draw:caption-point-x="-0.2402in" draw:caption-point-y="0.6098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6" draw:text-style-name="P1" svg:width="1.1413in" svg:height="0.2634in" svg:x="12.4622in" svg:y="7.7866in" draw:caption-point-x="-0.2402in" draw:caption-point-y="0.6098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27" office:value-type="float" office:value="0">
            <office:annotation draw:style-name="gr6" draw:text-style-name="P1" svg:width="1.1413in" svg:height="0.2634in" svg:x="12.9189in" svg:y="7.7921in" draw:caption-point-x="-0.2402in" draw:caption-point-y="0.6043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7.7929in" draw:caption-point-x="-0.2402in" draw:caption-point-y="0.6035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4.289in" svg:y="7.7937in" draw:caption-point-x="-0.2402in" draw:caption-point-y="0.6028in">
              <dc:date>2017-05-26T00:00:00</dc:date>
              <text:p text:style-name="P1"><text:span text:style-name="T1">8h33 vào cty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36" office:value-type="string">
            <text:p>NhuPHQ</text:p>
          </table:table-cell>
          <table:table-cell table:style-name="ce123" table:formula="of:=SUM([.D36:.AH36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6" draw:text-style-name="P1" svg:width="1.1413in" svg:height="0.2634in" svg:x="3.5591in" svg:y="8.0331in" draw:caption-point-x="-0.2402in" draw:caption-point-y="0.611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7.3094in" svg:y="8.0354in" draw:caption-point-x="-0.2402in" draw:caption-point-y="0.6087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9.2661in" svg:y="8.0362in" draw:caption-point-x="-0.2402in" draw:caption-point-y="0.6079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6358in" svg:y="8.0378in" draw:caption-point-x="-0.2402in" draw:caption-point-y="0.6063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1.0925in" svg:y="8.0382in" draw:caption-point-x="-0.2402in" draw:caption-point-y="0.6059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3.3756in" svg:y="8.0406in" draw:caption-point-x="-0.2402in" draw:caption-point-y="0.6035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4.289in" svg:y="8.0413in" draw:caption-point-x="-0.2402in" draw:caption-point-y="0.6028in">
              <dc:date>2017-05-26T00:00:00</dc:date>
              <text:p text:style-name="P1"><text:span text:style-name="T1">Tối qua làm về trễ, 8h35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5.6587in" svg:y="8.0417in" draw:caption-point-x="-0.2402in" draw:caption-point-y="0.6024in">
              <dc:date>2017-05-29T00:00:00</dc:date>
              <text:p text:style-name="P1"><text:span text:style-name="T1">Tối qua ngủ ở bv, 8h38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4">
            <text:p>34</text:p>
          </table:table-cell>
          <table:table-cell table:style-name="ce62" office:value-type="string">
            <text:p>PhuongTH</text:p>
          </table:table-cell>
          <table:table-cell table:style-name="ce123" table:formula="of:=SUM([.D37:.AH37])" office:value-type="float" office:value="9.5">
            <text:p>9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4.0157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7" office:value-type="float" office:value="0.5">
            <office:annotation draw:style-name="gr4" draw:text-style-name="P1" svg:width="1.1413in" svg:height="0.3902in" svg:x="4.472in" svg:y="8.2815in" draw:caption-point-x="-0.2402in" draw:caption-point-y="0.6102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6.3311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7.3094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7" office:value-type="float" office:value="0">
            <office:annotation draw:style-name="gr6" draw:text-style-name="P1" svg:width="1.1413in" svg:height="0.2634in" svg:x="7.7988in" svg:y="8.2835in" draw:caption-point-x="-0.2402in" draw:caption-point-y="0.6083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9.7228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0.6358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7" office:value-type="float" office:value="0">
            <office:annotation draw:style-name="gr6" draw:text-style-name="P1" svg:width="1.1413in" svg:height="0.2634in" svg:x="11.0925in" svg:y="8.2858in" draw:caption-point-x="-0.2402in" draw:caption-point-y="0.6059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6" draw:text-style-name="P1" svg:width="1.1413in" svg:height="0.2634in" svg:x="12.4622in" svg:y="8.2854in" draw:caption-point-x="-0.2402in" draw:caption-point-y="0.6063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12.9189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3.8323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7" office:value-type="float" office:value="0">
            <office:annotation draw:style-name="gr6" draw:text-style-name="P1" svg:width="1.1413in" svg:height="0.2634in" svg:x="14.289in" svg:y="8.289in" draw:caption-point-x="-0.2402in" draw:caption-point-y="0.6028in">
              <dc:date>2017-05-26T00:00:00</dc:date>
              <text:p text:style-name="P1"><text:span text:style-name="T1">8h36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3" draw:text-style-name="P1" svg:width="1.1413in" svg:height="0.7012in" svg:x="16.1154in" svg:y="8.2898in" draw:caption-point-x="-0.2402in" draw:caption-point-y="0.602in">
              <dc:date>2017-05-30T00:00:00</dc:date>
              <text:p text:style-name="P1"><text:span text:style-name="T1">Quên đặt báo thức, ngủ quên, xin đi trễ, 8h55 vào cty</text:span></text:p>
            </office:annotation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6.572in" svg:y="8.2894in" draw:caption-point-x="-0.2402in" draw:caption-point-y="0.6024in">
              <dc:date>2017-05-29T00:00:00</dc:date>
              <text:p text:style-name="P1"><text:span text:style-name="T1">Xử lý việc gđ</text:span></text:p>
            </office:annotation>
            <text:p>1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36" office:value-type="string">
            <text:p>PhongTH</text:p>
          </table:table-cell>
          <table:table-cell table:style-name="ce123" table:formula="of:=SUM([.D38:.AH38])" office:value-type="float" office:value="0.5">
            <text:p>0.5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8.5303in" draw:caption-point-x="-0.2402in" draw:caption-point-y="0.6091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7.3094in" svg:y="8.5307in" draw:caption-point-x="-0.2402in" draw:caption-point-y="0.6087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6" draw:text-style-name="P1" svg:width="1.1413in" svg:height="0.2634in" svg:x="10.1791in" svg:y="8.5228in" draw:caption-point-x="-0.2402in" draw:caption-point-y="0.6165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7" office:value-type="float" office:value="0">
            <office:annotation draw:style-name="gr2" draw:text-style-name="P1" svg:width="1.1413in" svg:height="0.5457in" svg:x="10.6358in" svg:y="8.5331in" draw:caption-point-x="-0.2402in" draw:caption-point-y="0.6063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6">
            <text:p>36</text:p>
          </table:table-cell>
          <table:table-cell table:style-name="ce36" office:value-type="string">
            <text:p>TienND</text:p>
          </table:table-cell>
          <table:table-cell table:style-name="ce123" table:formula="of:=SUM([.D39:.AH39])" office:value-type="float" office:value="1.5">
            <text:p>1.5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8.7776in" draw:caption-point-x="-0.2402in" draw:caption-point-y="0.6094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6.8205in" svg:y="8.778in" draw:caption-point-x="-0.2402in" draw:caption-point-y="0.6091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9.2661in" svg:y="8.7795in" draw:caption-point-x="-0.2402in" draw:caption-point-y="0.6075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5.6587in" svg:y="8.7846in" draw:caption-point-x="-0.2402in" draw:caption-point-y="0.6024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6.572in" svg:y="8.7858in" draw:caption-point-x="-0.2402in" draw:caption-point-y="0.6012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36" office:value-type="string">
            <text:p>ThamDT</text:p>
          </table:table-cell>
          <table:table-cell table:style-name="ce123" table:formula="of:=SUM([.D40:.AH40])" office:value-type="float" office:value="6">
            <text:p>6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4.472in" svg:y="9.0244in" draw:caption-point-x="-0.2402in" draw:caption-point-y="0.6102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6.8205in" svg:y="9.0205in" draw:caption-point-x="-0.2402in" draw:caption-point-y="0.6142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27" office:value-type="float" office:value="0">
            <office:annotation draw:style-name="gr6" draw:text-style-name="P1" svg:width="1.1413in" svg:height="0.2634in" svg:x="7.3094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7.7988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9.2661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9.7228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10.1791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10.6358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11.0925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8" draw:text-style-name="P1" svg:width="1.1413in" svg:height="0.8567in" svg:x="13.3756in" svg:y="9.0311in" draw:caption-point-x="-0.2402in" draw:caption-point-y="0.6035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5.6587in" svg:y="9.0323in" draw:caption-point-x="-0.2402in" draw:caption-point-y="0.6024in">
              <dc:date>2017-05-2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8">
            <text:p>38</text:p>
          </table:table-cell>
          <table:table-cell table:style-name="ce36" office:value-type="string">
            <text:p>ThaoDTN</text:p>
          </table:table-cell>
          <table:table-cell table:style-name="ce123" table:formula="of:=SUM([.D41:.AH41])" office:value-type="float" office:value="1">
            <text:p>1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2" draw:text-style-name="P1" svg:width="1.1413in" svg:height="0.5457in" svg:x="5.8421in" svg:y="9.2724in" draw:caption-point-x="-0.2402in" draw:caption-point-y="0.6098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9.2661in" svg:y="9.2744in" draw:caption-point-x="-0.2402in" draw:caption-point-y="0.6079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1.0925in" svg:y="9.2764in" draw:caption-point-x="-0.2402in" draw:caption-point-y="0.6059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2.9189in" svg:y="9.278in" draw:caption-point-x="-0.2402in" draw:caption-point-y="0.6043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3.3756in" svg:y="9.2787in" draw:caption-point-x="-0.2402in" draw:caption-point-y="0.6035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4.289in" svg:y="9.2791in" draw:caption-point-x="-0.2402in" draw:caption-point-y="0.6031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9">
            <text:p>39</text:p>
          </table:table-cell>
          <table:table-cell table:style-name="ce36" office:value-type="string">
            <text:p>ThinhT</text:p>
          </table:table-cell>
          <table:table-cell table:style-name="ce123" table:formula="of:=SUM([.D42:.AH42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4" draw:text-style-name="P1" svg:width="1.1413in" svg:height="0.3902in" svg:x="3.5591in" svg:y="9.5165in" draw:caption-point-x="-0.2402in" draw:caption-point-y="0.6134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3.3756in" svg:y="9.5256in" draw:caption-point-x="-0.2402in" draw:caption-point-y="0.6043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40">
            <text:p>40</text:p>
          </table:table-cell>
          <table:table-cell table:style-name="ce36" office:value-type="string">
            <text:p>ThoaiVK</text:p>
          </table:table-cell>
          <table:table-cell table:style-name="ce123" table:formula="of:=SUM([.D43:.AH43])" office:value-type="float" office:value="1.5">
            <text:p>1.5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3.5591in" svg:y="9.7665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5.8421in" svg:y="9.7665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6.8205in" svg:y="9.7685in" draw:caption-point-x="-0.2402in" draw:caption-point-y="0.6091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0.6358in" svg:y="9.7713in" draw:caption-point-x="-0.2402in" draw:caption-point-y="0.6063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1.0925in" svg:y="9.7713in" draw:caption-point-x="-0.2402in" draw:caption-point-y="0.6063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2.9189in" svg:y="9.7732in" draw:caption-point-x="-0.2402in" draw:caption-point-y="0.6043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3.3756in" svg:y="9.774in" draw:caption-point-x="-0.2402in" draw:caption-point-y="0.6035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6.1154in" svg:y="9.7756in" draw:caption-point-x="-0.2402in" draw:caption-point-y="0.602in">
              <dc:date>2017-05-30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16.572in" svg:y="9.776in" draw:caption-point-x="-0.2402in" draw:caption-point-y="0.6016in">
              <dc:date>2017-05-31T00:00:00</dc:date>
              <text:p text:style-name="P1"><text:span text:style-name="T1">Chở mẹ đi khám bệnh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36" office:value-type="string">
            <text:p>ThuyCNTA</text:p>
          </table:table-cell>
          <table:table-cell table:style-name="ce123" table:formula="of:=SUM([.D44:.AH44])" office:value-type="float" office:value="1.5">
            <text:p>1.5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9.2661in" svg:y="10.0177in" draw:caption-point-x="-0.2402in" draw:caption-point-y="0.6079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6.1154in" svg:y="10.0236in" draw:caption-point-x="-0.2402in" draw:caption-point-y="0.602in">
              <dc:date>2017-05-30T00:00:00</dc:date>
              <text:p text:style-name="P1"><text:span text:style-name="T1">Bị đau bụng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42">
            <text:p>42</text:p>
          </table:table-cell>
          <table:table-cell table:style-name="ce36" office:value-type="string">
            <text:p>ThuyLTT</text:p>
          </table:table-cell>
          <table:table-cell table:style-name="ce123" table:formula="of:=SUM([.D45:.AH45])" office:value-type="float" office:value="3">
            <text:p>3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3.5591in" svg:y="10.2622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4.0157in" svg:y="10.2626in" draw:caption-point-x="-0.2402in" draw:caption-point-y="0.6106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4.472in" svg:y="10.263in" draw:caption-point-x="-0.2402in" draw:caption-point-y="0.6102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5.8421in" svg:y="10.2634in" draw:caption-point-x="-0.2402in" draw:caption-point-y="0.6098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6.3311in" svg:y="10.2638in" draw:caption-point-x="-0.2402in" draw:caption-point-y="0.6094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10.2642in" draw:caption-point-x="-0.2402in" draw:caption-point-y="0.6091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7.3094in" svg:y="10.2646in" draw:caption-point-x="-0.2402in" draw:caption-point-y="0.6087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7.7988in" svg:y="10.265in" draw:caption-point-x="-0.2402in" draw:caption-point-y="0.6083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2" draw:text-style-name="P1" svg:width="1.1413in" svg:height="0.5457in" svg:x="9.2661in" svg:y="10.2654in" draw:caption-point-x="-0.2402in" draw:caption-point-y="0.6079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27" office:value-type="float" office:value="1">
            <office:annotation draw:style-name="gr3" draw:text-style-name="P1" svg:width="1.1413in" svg:height="0.7012in" svg:x="9.7228in" svg:y="10.2661in" draw:caption-point-x="-0.2402in" draw:caption-point-y="0.6071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27" office:value-type="float" office:value="0">
            <office:annotation draw:style-name="gr6" draw:text-style-name="P1" svg:width="1.1413in" svg:height="0.2634in" svg:x="10.1791in" svg:y="10.2665in" draw:caption-point-x="-0.2402in" draw:caption-point-y="0.6067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27" office:value-type="float" office:value="0.5">
            <office:annotation draw:style-name="gr8" draw:text-style-name="P1" svg:width="1.1413in" svg:height="0.8567in" svg:x="10.6358in" svg:y="10.2669in" draw:caption-point-x="-0.2402in" draw:caption-point-y="0.6063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12.4622in" svg:y="10.2681in" draw:caption-point-x="-0.2402in" draw:caption-point-y="0.6051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3.3756in" svg:y="10.2697in" draw:caption-point-x="-0.2402in" draw:caption-point-y="0.6035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13.8323in" svg:y="10.2701in" draw:caption-point-x="-0.2402in" draw:caption-point-y="0.6031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27" office:value-type="float" office:value="0">
            <office:annotation draw:style-name="gr2" draw:text-style-name="P1" svg:width="1.1413in" svg:height="0.5457in" svg:x="14.289in" svg:y="10.2705in" draw:caption-point-x="-0.2402in" draw:caption-point-y="0.6028in">
              <dc:date>2017-05-26T00:00:00</dc:date>
              <text:p text:style-name="P1"><text:span text:style-name="T1">8h40 vào cty</text:span></text:p>
              <text:p text:style-name="P1"><text:span text:style-name="T1">Mệt nên về sớm lúc 16h58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15.6587in" svg:y="10.2709in" draw:caption-point-x="-0.2402in" draw:caption-point-y="0.6024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6.1154in" svg:y="10.2713in" draw:caption-point-x="-0.2402in" draw:caption-point-y="0.602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6.572in" svg:y="10.2717in" draw:caption-point-x="-0.2402in" draw:caption-point-y="0.6016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3">
            <text:p>43</text:p>
          </table:table-cell>
          <table:table-cell table:style-name="ce36" office:value-type="string">
            <text:p>TruyenLVC</text:p>
          </table:table-cell>
          <table:table-cell table:style-name="ce123" table:formula="of:=SUM([.D46:.AH46])" office:value-type="float" office:value="0.5"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4.0157in" svg:y="10.5098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7228in" svg:y="10.5134in" draw:caption-point-x="-0.2402in" draw:caption-point-y="0.6075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572in" svg:y="10.5193in" draw:caption-point-x="-0.2402in" draw:caption-point-y="0.6016in">
              <dc:date>2017-05-31T00:00:00</dc:date>
              <text:p text:style-name="P1"><text:span text:style-name="T1">Nhà có việc, 8h37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44">
            <text:p>44</text:p>
          </table:table-cell>
          <table:table-cell table:style-name="ce62" office:value-type="string">
            <text:p>VietBA</text:p>
          </table:table-cell>
          <table:table-cell table:style-name="ce123" table:formula="of:=SUM([.D47:.AH47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3" draw:text-style-name="P1" svg:width="1.1413in" svg:height="0.7012in" svg:x="9.7228in" svg:y="10.7614in" draw:caption-point-x="-0.2402in" draw:caption-point-y="0.6071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10.7618in" draw:caption-point-x="-0.2402in" draw:caption-point-y="0.6067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5">
            <text:p>45</text:p>
          </table:table-cell>
          <table:table-cell table:style-name="ce36" office:value-type="string">
            <text:p>VinhP</text:p>
          </table:table-cell>
          <table:table-cell table:style-name="ce123" table:formula="of:=SUM([.D48:.AH48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2" table:number-rows-repeated="5">
          <table:table-cell table:style-name="ce35" table:number-columns-repeated="3"/>
          <table:table-cell table:style-name="ce128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128" table:number-columns-repeated="4"/>
          <table:table-cell table:style-name="ce130"/>
          <table:table-cell table:style-name="ce128" table:number-columns-repeated="26"/>
          <table:table-cell table:style-name="ce35" table:number-columns-repeated="952"/>
        </table:table-row>
        <table:table-row table:style-name="ro2" table:number-rows-repeated="4">
          <table:table-cell table:style-name="ce35" table:number-columns-repeated="3"/>
          <table:table-cell table:style-name="ce128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20"/>
          <table:table-cell table:style-name="ce35" table:number-columns-repeated="952"/>
        </table:table-row>
        <table:table-row table:style-name="ro2" table:number-rows-repeated="65393">
          <table:table-cell table:style-name="ce35" table:number-columns-repeated="3"/>
          <table:table-cell table:style-name="ce128" table:number-columns-repeated="31"/>
          <table:table-cell table:style-name="ce35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42"/>
        <table:table-column table:style-name="co26" table:number-columns-repeated="7" table:default-cell-style-name="ce142"/>
        <table:table-column table:style-name="co25" table:number-columns-repeated="16" table:default-cell-style-name="ce142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137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6" table:number-columns-spanned="2" table:number-rows-spanned="1">
            <text:p>6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7" table:number-columns-spanned="2" table:number-rows-spanned="1">
            <text:p>2017</text:p>
          </table:table-cell>
          <table:covered-table-cell table:style-name="ce148"/>
          <table:table-cell table:style-name="ce137" table:number-columns-repeated="15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138" table:formula="of:=DATE([.$R$1];[.N1];1)" office:value-type="date" office:date-value="2017-06-01">
            <text:p>01</text:p>
          </table:table-cell>
          <table:table-cell table:style-name="ce138" table:formula="of:=[.D2]+1" office:value-type="date" office:date-value="2017-06-02">
            <text:p>02</text:p>
          </table:table-cell>
          <table:table-cell table:style-name="ce138" table:formula="of:=[.E2]+1" office:value-type="date" office:date-value="2017-06-03">
            <text:p>03</text:p>
          </table:table-cell>
          <table:table-cell table:style-name="ce138" table:formula="of:=[.F2]+1" office:value-type="date" office:date-value="2017-06-04">
            <text:p>04</text:p>
          </table:table-cell>
          <table:table-cell table:style-name="ce138" table:formula="of:=[.G2]+1" office:value-type="date" office:date-value="2017-06-05">
            <text:p>05</text:p>
          </table:table-cell>
          <table:table-cell table:style-name="ce138" table:formula="of:=[.H2]+1" office:value-type="date" office:date-value="2017-06-06">
            <text:p>06</text:p>
          </table:table-cell>
          <table:table-cell table:style-name="ce138" table:formula="of:=[.I2]+1" office:value-type="date" office:date-value="2017-06-07">
            <text:p>07</text:p>
          </table:table-cell>
          <table:table-cell table:style-name="ce138" table:formula="of:=[.J2]+1" office:value-type="date" office:date-value="2017-06-08">
            <text:p>08</text:p>
          </table:table-cell>
          <table:table-cell table:style-name="ce138" table:formula="of:=[.K2]+1" office:value-type="date" office:date-value="2017-06-09">
            <text:p>09</text:p>
          </table:table-cell>
          <table:table-cell table:style-name="ce138" table:formula="of:=[.L2]+1" office:value-type="date" office:date-value="2017-06-10">
            <text:p>10</text:p>
          </table:table-cell>
          <table:table-cell table:style-name="ce138" table:formula="of:=[.M2]+1" office:value-type="date" office:date-value="2017-06-11">
            <text:p>11</text:p>
          </table:table-cell>
          <table:table-cell table:style-name="ce138" table:formula="of:=[.N2]+1" office:value-type="date" office:date-value="2017-06-12">
            <text:p>12</text:p>
          </table:table-cell>
          <table:table-cell table:style-name="ce138" table:formula="of:=[.O2]+1" office:value-type="date" office:date-value="2017-06-13">
            <text:p>13</text:p>
          </table:table-cell>
          <table:table-cell table:style-name="ce138" table:formula="of:=[.P2]+1" office:value-type="date" office:date-value="2017-06-14">
            <text:p>14</text:p>
          </table:table-cell>
          <table:table-cell table:style-name="ce138" table:formula="of:=[.Q2]+1" office:value-type="date" office:date-value="2017-06-15">
            <text:p>15</text:p>
          </table:table-cell>
          <table:table-cell table:style-name="ce138" table:formula="of:=[.R2]+1" office:value-type="date" office:date-value="2017-06-16">
            <text:p>16</text:p>
          </table:table-cell>
          <table:table-cell table:style-name="ce138" table:formula="of:=[.S2]+1" office:value-type="date" office:date-value="2017-06-17">
            <text:p>17</text:p>
          </table:table-cell>
          <table:table-cell table:style-name="ce138" table:formula="of:=[.T2]+1" office:value-type="date" office:date-value="2017-06-18">
            <text:p>18</text:p>
          </table:table-cell>
          <table:table-cell table:style-name="ce138" table:formula="of:=[.U2]+1" office:value-type="date" office:date-value="2017-06-19">
            <text:p>19</text:p>
          </table:table-cell>
          <table:table-cell table:style-name="ce138" table:formula="of:=[.V2]+1" office:value-type="date" office:date-value="2017-06-20">
            <text:p>20</text:p>
          </table:table-cell>
          <table:table-cell table:style-name="ce138" table:formula="of:=[.W2]+1" office:value-type="date" office:date-value="2017-06-21">
            <text:p>21</text:p>
          </table:table-cell>
          <table:table-cell table:style-name="ce138" table:formula="of:=[.X2]+1" office:value-type="date" office:date-value="2017-06-22">
            <text:p>22</text:p>
          </table:table-cell>
          <table:table-cell table:style-name="ce138" table:formula="of:=[.Y2]+1" office:value-type="date" office:date-value="2017-06-23">
            <text:p>23</text:p>
          </table:table-cell>
          <table:table-cell table:style-name="ce138" table:formula="of:=[.Z2]+1" office:value-type="date" office:date-value="2017-06-24">
            <text:p>24</text:p>
          </table:table-cell>
          <table:table-cell table:style-name="ce138" table:formula="of:=[.AA2]+1" office:value-type="date" office:date-value="2017-06-25">
            <text:p>25</text:p>
          </table:table-cell>
          <table:table-cell table:style-name="ce138" table:formula="of:=[.AB2]+1" office:value-type="date" office:date-value="2017-06-26">
            <text:p>26</text:p>
          </table:table-cell>
          <table:table-cell table:style-name="ce138" table:formula="of:=[.AC2]+1" office:value-type="date" office:date-value="2017-06-27">
            <text:p>27</text:p>
          </table:table-cell>
          <table:table-cell table:style-name="ce138" table:formula="of:=[.AD2]+1" office:value-type="date" office:date-value="2017-06-28">
            <text:p>28</text:p>
          </table:table-cell>
          <table:table-cell table:style-name="ce138" table:formula="of:=[.AE2]+1" office:value-type="date" office:date-value="2017-06-29">
            <text:p>29</text:p>
          </table:table-cell>
          <table:table-cell table:style-name="ce138" table:formula="of:=[.AF2]+1" office:value-type="date" office:date-value="2017-06-30">
            <text:p>30</text:p>
          </table:table-cell>
          <table:table-cell table:style-name="ce138" table:formula="of:=[.AG2]+1" office:value-type="date" office:date-value="2017-07-01">
            <text:p>01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139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136" table:formula="of:=SUM([.D4:.AH4])" office:value-type="float" office:value="1">
            <text:p>1</text:p>
          </table:table-cell>
          <table:table-cell table:style-name="ce140" office:value-type="float" office:value="0">
            <office:annotation draw:style-name="gr2" draw:text-style-name="P1" svg:width="1.1413in" svg:height="0.5457in" svg:x="2.6457in" svg:y="0.1106in" draw:caption-point-x="-0.2402in" draw:caption-point-y="0.6075in">
              <dc:date>2017-06-01T00:00:00</dc:date>
              <text:p text:style-name="P1"><text:span text:style-name="T1">Đi ngân hàng, xin vô trễ, 9h36 vào cty</text:span></text:p>
            </office:annotation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3.1024in" svg:y="0.111in" draw:caption-point-x="-0.2402in" draw:caption-point-y="0.6071in">
              <dc:date>2017-06-02T00:00:00</dc:date>
              <text:p text:style-name="P1"><text:span text:style-name="T1">Bị đau nhói ở tim, xin off sáng</text:span></text:p>
            </office:annotation>
            <text:p>0.5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4.9287in" svg:y="0.1118in" draw:caption-point-x="-0.2402in" draw:caption-point-y="0.6063in">
              <dc:date>2017-06-06T00:00:00</dc:date>
              <text:p text:style-name="P1"><text:span text:style-name="T1">Tối qua làm tre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0.1126in" draw:caption-point-x="-0.2402in" draw:caption-point-y="0.6055in">
              <dc:date>2017-06-07T00:00:00</dc:date>
              <text:p text:style-name="P1"><text:span text:style-name="T1">Ngủ quên, 8h43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8.7768in" svg:y="0.1146in" draw:caption-point-x="-0.2402in" draw:caption-point-y="0.6035in">
              <dc:date>2017-06-14T00:00:00</dc:date>
              <text:p text:style-name="P1"><text:span text:style-name="T1">Tối qua làm trễ, xin vô trễ, 9h48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9.2661in" svg:y="0.115in" draw:caption-point-x="-0.2402in" draw:caption-point-y="0.6031in">
              <dc:date>2017-06-15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12.0059in" svg:y="0.1165in" draw:caption-point-x="-0.2402in" draw:caption-point-y="0.6016in">
              <dc:date>2017-06-21T00:00:00</dc:date>
              <text:p text:style-name="P1"><text:span text:style-name="T1">Bận việc nhà, xin đi trễ, 9h2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6.1154in" svg:y="0.1197in" draw:caption-point-x="-0.2402in" draw:caption-point-y="0.5984in">
              <dc:date>2017-06-30T00:00:00</dc:date>
              <text:p text:style-name="P1"><text:span text:style-name="T1">Bị sốt, xin nghỉ sáng</text:span></text:p>
            </office:annotation>
            <text:p>0.5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36" table:formula="of:=SUM([.D5:.AH5])" office:value-type="float" office:value="1">
            <text:p>1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0.3583in" draw:caption-point-x="-0.2402in" draw:caption-point-y="0.6075in">
              <dc:date>2017-06-01T00:00:00</dc:date>
              <text:p text:style-name="P1"><text:span text:style-name="T1">Ngủ dậy muộn, 8h41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3.1024in" svg:y="0.3587in" draw:caption-point-x="-0.2402in" draw:caption-point-y="0.6071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3" draw:text-style-name="P1" svg:width="1.1413in" svg:height="0.7012in" svg:x="4.472in" svg:y="0.3591in" draw:caption-point-x="-0.2402in" draw:caption-point-y="0.6067in">
              <dc:date>2017-06-05T00:00:00</dc:date>
              <text:p text:style-name="P1"><text:span text:style-name="T1">Đi làm giấy tờ, xin vô trễ, vắng quá 2h tính là off sáng</text:span></text:p>
            </office:annotation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0.3594in" draw:caption-point-x="-0.2402in" draw:caption-point-y="0.6063in">
              <dc:date>2017-06-06T00:00:00</dc:date>
              <text:p text:style-name="P1"><text:span text:style-name="T1">Đi làm giấy tờ, xin vào trễ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3" draw:text-style-name="P1" svg:width="1.1413in" svg:height="0.7012in" svg:x="5.8421in" svg:y="0.3606in" draw:caption-point-x="-0.2402in" draw:caption-point-y="0.6051in">
              <dc:date>2017-06-08T00:00:00</dc:date>
              <text:p text:style-name="P1"><text:span text:style-name="T1">Đi làm giấy tờ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0" office:value-type="float" office:value="0">
            <office:annotation draw:style-name="gr6" draw:text-style-name="P1" svg:width="1.1413in" svg:height="0.2634in" svg:x="6.3311in" svg:y="0.361in" draw:caption-point-x="-0.2402in" draw:caption-point-y="0.6047in">
              <dc:date>2017-06-09T00:00:00</dc:date>
              <text:p text:style-name="P1"><text:span text:style-name="T1">8h33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2878in" svg:y="0.3618in" draw:caption-point-x="-0.2402in" draw:caption-point-y="0.6039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7768in" svg:y="0.3622in" draw:caption-point-x="-0.2402in" draw:caption-point-y="0.6035in">
              <dc:date>2017-06-14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office:annotation draw:style-name="gr3" draw:text-style-name="P1" svg:width="1.1413in" svg:height="0.7012in" svg:x="9.2661in" svg:y="0.3626in" draw:caption-point-x="-0.2402in" draw:caption-point-y="0.6031in">
              <dc:date>2017-06-15T00:00:00</dc:date>
              <text:p text:style-name="P1"><text:span text:style-name="T1">Bận việc nhà, xin đi trễ, 9h05 vào cty</text:span></text:p>
              <text:p text:style-name="P1"><text:span text:style-name="T1">Ra ngoài 1h30p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11.0925in" svg:y="0.3634in" draw:caption-point-x="-0.2402in" draw:caption-point-y="0.6024in">
              <dc:date>2017-06-1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4622in" svg:y="0.3646in" draw:caption-point-x="-0.2402in" draw:caption-point-y="0.6012in">
              <dc:date>2017-06-22T00:00:00</dc:date>
              <text:p text:style-name="P1"><text:span text:style-name="T1">Có việc, xin vô trễ, 8h55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9189in" svg:y="0.365in" draw:caption-point-x="-0.2402in" draw:caption-point-y="0.6008in">
              <dc:date>2017-06-23T00:00:00</dc:date>
              <text:p text:style-name="P1"><text:span text:style-name="T1">8h38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2" draw:text-style-name="P1" svg:width="1.1413in" svg:height="0.5457in" svg:x="14.289in" svg:y="0.3654in" draw:caption-point-x="-0.2402in" draw:caption-point-y="0.6004in">
              <dc:date>2017-06-26T00:00:00</dc:date>
              <text:p text:style-name="P1"><text:span text:style-name="T1">Bị xẹp bánh xe, xin vô trễ, 8h42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5.202in" svg:y="0.3665in" draw:caption-point-x="-0.2402in" draw:caption-point-y="0.5992in">
              <dc:date>2017-06-28T00:00:00</dc:date>
              <text:p text:style-name="P1"><text:span text:style-name="T1">8h36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5.6587in" svg:y="0.3669in" draw:caption-point-x="-0.2402in" draw:caption-point-y="0.5988in">
              <dc:date>2017-06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136" table:formula="of:=SUM([.D6:.AH6])" office:value-type="float" office:value="0">
            <text:p>0</text:p>
          </table:table-cell>
          <table:table-cell table:style-name="ce140" table:number-columns-repeated="26"/>
          <table:table-cell table:number-columns-repeated="4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4">
            <text:p>4</text:p>
          </table:table-cell>
          <table:table-cell table:style-name="ce36" office:value-type="string">
            <text:p>CuongNH</text:p>
          </table:table-cell>
          <table:table-cell table:style-name="ce136" table:formula="of:=SUM([.D7:.AH7])" office:value-type="float" office:value="3">
            <text:p>3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0.8539in" draw:caption-point-x="-0.2402in" draw:caption-point-y="0.6071in">
              <dc:date>2017-06-01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3.1024in" svg:y="0.8528in" draw:caption-point-x="-0.2402in" draw:caption-point-y="0.6083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office:annotation draw:style-name="gr2" draw:text-style-name="P1" svg:width="1.1413in" svg:height="0.5457in" svg:x="4.472in" svg:y="0.8543in" draw:caption-point-x="-0.2402in" draw:caption-point-y="0.6067in">
              <dc:date>2017-06-05T00:00:00</dc:date>
              <text:p text:style-name="P1"><text:span text:style-name="T1">Có việc đột xuất, xin vô trễ, 8h43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0.8559in" draw:caption-point-x="-0.2402in" draw:caption-point-y="0.6051in">
              <dc:date>2017-06-08T00:00:00</dc:date>
              <text:p text:style-name="P1"><text:span text:style-name="T1">Kẹt xe, 8h14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6.3311in" svg:y="0.8563in" draw:caption-point-x="-0.2402in" draw:caption-point-y="0.6047in">
              <dc:date>2017-06-09T00:00:00</dc:date>
              <text:p text:style-name="P1"><text:span text:style-name="T1">Có việc, xin về sớm lúc 4h30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9.7228in" svg:y="0.8579in" draw:caption-point-x="-0.2402in" draw:caption-point-y="0.6031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5.202in" svg:y="0.8618in" draw:caption-point-x="-0.2402in" draw:caption-point-y="0.5992in">
              <dc:date>2017-06-28T00:00:00</dc:date>
              <text:p text:style-name="P1"><text:span text:style-name="T1">Kẹt xe, 8h17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16.1154in" svg:y="0.8528in" draw:caption-point-x="-0.2402in" draw:caption-point-y="0.6083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136" table:formula="of:=SUM([.D8:.AH8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1.1031in" draw:caption-point-x="-0.2402in" draw:caption-point-y="0.6055in">
              <dc:date>2017-06-07T00:00:00</dc:date>
              <text:p text:style-name="P1"><text:span text:style-name="T1">Có việc, xin đi trễ, 8h41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6.3311in" svg:y="1.1039in" draw:caption-point-x="-0.2402in" draw:caption-point-y="0.6047in">
              <dc:date>2017-06-09T00:00:00</dc:date>
              <text:p text:style-name="P1"><text:span text:style-name="T1">Bị kẹt xe, xin đi trễ, 8h35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1.1051in" draw:caption-point-x="-0.2402in" draw:caption-point-y="0.6035in">
              <dc:date>2017-06-14T00:00:00</dc:date>
              <text:p text:style-name="P1"><text:span text:style-name="T1">Ngủ quên, xin đi trễ, 8h44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9.7228in" svg:y="1.1059in" draw:caption-point-x="-0.2402in" draw:caption-point-y="0.6028in">
              <dc:date>2017-06-16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9189in" svg:y="1.1079in" draw:caption-point-x="-0.2402in" draw:caption-point-y="0.6008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6">
            <text:p>6</text:p>
          </table:table-cell>
          <table:table-cell table:style-name="ce36" office:value-type="string">
            <text:p>DuyNM</text:p>
          </table:table-cell>
          <table:table-cell table:style-name="ce136" table:formula="of:=SUM([.D9:.AH9])" office:value-type="float" office:value="1.5">
            <text:p>1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2" draw:text-style-name="P1" svg:width="1.1413in" svg:height="0.5457in" svg:x="7.7988in" svg:y="1.3524in" draw:caption-point-x="-0.2402in" draw:caption-point-y="0.6043in">
              <dc:date>2017-06-12T00:00:00</dc:date>
              <text:p text:style-name="P1"><text:span text:style-name="T1">Có người nhà vào tp khám bệnh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1.3531in" draw:caption-point-x="-0.2402in" draw:caption-point-y="0.6035in">
              <dc:date>2017-06-14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0059in" svg:y="1.3551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5.202in" svg:y="1.3575in" draw:caption-point-x="-0.2402in" draw:caption-point-y="0.5992in">
              <dc:date>2017-06-27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DuyenLT</text:p>
          </table:table-cell>
          <table:table-cell table:style-name="ce136" table:formula="of:=SUM([.D10:.AH10])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1.598in" draw:caption-point-x="-0.2402in" draw:caption-point-y="0.6063in">
              <dc:date>2017-06-06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6.3311in" svg:y="1.5996in" draw:caption-point-x="-0.2402in" draw:caption-point-y="0.6047in">
              <dc:date>2017-06-09T00:00:00</dc:date>
              <text:p text:style-name="P1"><text:span text:style-name="T1">Bị bệnh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7.7988in" svg:y="1.6004in" draw:caption-point-x="-0.2402in" draw:caption-point-y="0.6039in">
              <dc:date>2017-06-12T00:00:00</dc:date>
              <text:p text:style-name="P1"><text:span text:style-name="T1">Xin về sớm 30p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5.6587in" svg:y="1.6055in" draw:caption-point-x="-0.2402in" draw:caption-point-y="0.5988in">
              <dc:date>2017-06-29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8">
            <text:p>8</text:p>
          </table:table-cell>
          <table:table-cell table:style-name="ce36" office:value-type="string">
            <text:p>GiauNV</text:p>
          </table:table-cell>
          <table:table-cell table:style-name="ce136" table:formula="of:=SUM([.D11:.AH11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0059in" svg:y="1.8504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4622in" svg:y="1.8508in" draw:caption-point-x="-0.2402in" draw:caption-point-y="0.6012in">
              <dc:date>2017-06-22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62" office:value-type="string">
            <text:p>HaTH</text:p>
          </table:table-cell>
          <table:table-cell table:style-name="ce136" table:formula="of:=SUM([.D12:.AH12])" office:value-type="float" office:value="10">
            <text:p>1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3.1024in" svg:y="2.0925in" draw:caption-point-x="-0.2402in" draw:caption-point-y="0.6071in">
              <dc:date>2017-06-02T00:00:00</dc:date>
              <text:p text:style-name="P1"><text:span text:style-name="T1">Đi lấy thuốc, 8h47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4.472in" svg:y="2.0929in" draw:caption-point-x="-0.2402in" draw:caption-point-y="0.6067in">
              <dc:date>2017-06-05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4.9287in" svg:y="2.0933in" draw:caption-point-x="-0.2402in" draw:caption-point-y="0.6063in">
              <dc:date>2017-06-06T00:00:00</dc:date>
              <text:p text:style-name="P1"><text:span text:style-name="T1">8h39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2.0945in" draw:caption-point-x="-0.2402in" draw:caption-point-y="0.6051in">
              <dc:date>2017-06-08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6.3311in" svg:y="2.0949in" draw:caption-point-x="-0.2402in" draw:caption-point-y="0.6047in">
              <dc:date>2017-06-0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9.2661in" svg:y="2.0965in" draw:caption-point-x="-0.2402in" draw:caption-point-y="0.6031in">
              <dc:date>2017-06-1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9.7228in" svg:y="2.0969in" draw:caption-point-x="-0.2402in" draw:caption-point-y="0.6028in">
              <dc:date>2017-06-16T00:00:00</dc:date>
              <text:p text:style-name="P1"><text:span text:style-name="T1">8h38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6" draw:text-style-name="P1" svg:width="1.1413in" svg:height="0.2634in" svg:x="11.0925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1.5492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2.0059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2.4622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2.9189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1">
            <office:annotation draw:style-name="gr6" draw:text-style-name="P1" svg:width="1.1413in" svg:height="0.2634in" svg:x="14.289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4.7457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5.202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5.6587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6.1154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10">
            <text:p>10</text:p>
          </table:table-cell>
          <table:table-cell table:style-name="ce38" office:value-type="string">
            <text:p>HaTT</text:p>
          </table:table-cell>
          <table:table-cell table:style-name="ce136"/>
          <table:table-cell table:style-name="ce140" office:value-type="float" office:value="0">
            <office:annotation draw:style-name="gr6" draw:text-style-name="P1" svg:width="1.1413in" svg:height="0.2634in" svg:x="2.6457in" svg:y="2.3398in" draw:caption-point-x="-0.2402in" draw:caption-point-y="0.6075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4.9287in" svg:y="2.3409in" draw:caption-point-x="-0.2402in" draw:caption-point-y="0.6063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8421in" svg:y="2.3421in" draw:caption-point-x="-0.2402in" draw:caption-point-y="0.6051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2878in" svg:y="2.3433in" draw:caption-point-x="-0.2402in" draw:caption-point-y="0.6039in">
              <dc:date>2017-06-13T00:00:00</dc:date>
              <text:p text:style-name="P1"><text:span text:style-name="T1">8h33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7768in" svg:y="2.3437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9.2661in" svg:y="2.3441in" draw:caption-point-x="-0.2402in" draw:caption-point-y="0.6031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1.5492in" svg:y="2.3453in" draw:caption-point-x="-0.2402in" draw:caption-point-y="0.602in">
              <dc:date>2017-06-20T00:00:00</dc:date>
              <text:p text:style-name="P1"><text:span text:style-name="T1">8h31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0059in" svg:y="2.3457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4622in" svg:y="2.3461in" draw:caption-point-x="-0.2402in" draw:caption-point-y="0.6012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9189in" svg:y="2.3465in" draw:caption-point-x="-0.2402in" draw:caption-point-y="0.6008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5.6587in" svg:y="2.3445in" draw:caption-point-x="-0.2402in" draw:caption-point-y="0.6028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16.1154in" svg:y="2.3445in" draw:caption-point-x="-0.2402in" draw:caption-point-y="0.6028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6" office:value-type="string">
            <text:p>HaiNM</text:p>
          </table:table-cell>
          <table:table-cell table:style-name="ce136" table:formula="of:=SUM([.D14:.AH14])" office:value-type="float" office:value="4.5">
            <text:p>4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2.5894in" draw:caption-point-x="-0.2402in" draw:caption-point-y="0.6055in">
              <dc:date>2017-06-06T00:00:00</dc:date>
              <text:p text:style-name="P1"><text:span text:style-name="T1">10h30 – 12h Am: qua trường họp</text:span></text:p>
            </office:annotation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5.3854in" svg:y="2.5894in" draw:caption-point-x="-0.2402in" draw:caption-point-y="0.6055in">
              <dc:date>2017-06-07T00:00:00</dc:date>
              <text:p text:style-name="P1"><text:span text:style-name="T1">Đi coi thi trên trường, xin vào trễ, 9h11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2.5898in" draw:caption-point-x="-0.2402in" draw:caption-point-y="0.6051in">
              <dc:date>2017-06-08T00:00:00</dc:date>
              <text:p text:style-name="P1"><text:span text:style-name="T1">Xin ra ngoài 1h làm <text:s/>giấy tờ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4" draw:text-style-name="P1" svg:width="1.1413in" svg:height="0.3902in" svg:x="7.7988in" svg:y="2.5906in" draw:caption-point-x="-0.2402in" draw:caption-point-y="0.6043in">
              <dc:date>2017-06-12T00:00:00</dc:date>
              <text:p text:style-name="P1"><text:span text:style-name="T1">Họp trên trường, off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8.7768in" svg:y="2.5913in" draw:caption-point-x="-0.2402in" draw:caption-point-y="0.6035in">
              <dc:date>2017-06-14T00:00:00</dc:date>
              <text:p text:style-name="P1"><text:span text:style-name="T1">Đi coi thi trên trường, xin vô trễ, 9h03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9.7228in" svg:y="2.5917in" draw:caption-point-x="-0.2402in" draw:caption-point-y="0.6031in">
              <dc:date>2017-06-15T00:00:00</dc:date>
              <text:p text:style-name="P1"><text:span text:style-name="T1">Lên trường họp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.5">
            <office:annotation draw:style-name="gr4" draw:text-style-name="P1" svg:width="1.1413in" svg:height="0.3902in" svg:x="11.0925in" svg:y="2.5929in" draw:caption-point-x="-0.2402in" draw:caption-point-y="0.602in">
              <dc:date>2017-06-19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2.0059in" svg:y="2.5929in" draw:caption-point-x="-0.2402in" draw:caption-point-y="0.602in">
              <dc:date>2017-06-20T00:00:00</dc:date>
              <text:p text:style-name="P1"><text:span text:style-name="T1">Đi coi thi, off chiều</text:span></text:p>
            </office:annotation>
            <text:p>0.5</text:p>
          </table:table-cell>
          <table:table-cell table:style-name="ce140" office:value-type="float" office:value="1">
            <office:annotation draw:style-name="gr6" draw:text-style-name="P1" svg:width="1.1413in" svg:height="0.2634in" svg:x="12.4622in" svg:y="2.5929in" draw:caption-point-x="-0.2402in" draw:caption-point-y="0.60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2.9189in" svg:y="2.5929in" draw:caption-point-x="-0.2402in" draw:caption-point-y="0.60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6.1154in" svg:y="2.5965in" draw:caption-point-x="-0.2402in" draw:caption-point-y="0.5984in">
              <dc:date>2017-06-30T00:00:00</dc:date>
              <text:p text:style-name="P1"><text:span text:style-name="T1">Có việc, xin đi trễ, 8h46 vào cty</text:span></text:p>
            </office:annotation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12">
            <text:p>12</text:p>
          </table:table-cell>
          <table:table-cell table:style-name="ce36" office:value-type="string">
            <text:p>HienNV</text:p>
          </table:table-cell>
          <table:table-cell table:style-name="ce136" table:formula="of:=SUM([.D15:.AH15])" office:value-type="float" office:value="4">
            <text:p>4</text:p>
          </table:table-cell>
          <table:table-cell table:style-name="ce140" office:value-type="float" office:value="0.5">
            <office:annotation draw:style-name="gr6" draw:text-style-name="P1" svg:width="1.1413in" svg:height="0.2634in" svg:x="2.6457in" svg:y="2.835in" draw:caption-point-x="-0.2402in" draw:caption-point-y="0.6075in">
              <dc:date>2017-06-01T00:00:00</dc:date>
              <text:p text:style-name="P1"><text:span text:style-name="T1">Off chiều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6" draw:text-style-name="P1" svg:width="1.1413in" svg:height="0.2634in" svg:x="5.8421in" svg:y="2.8374in" draw:caption-point-x="-0.2402in" draw:caption-point-y="0.6051in">
              <dc:date>2017-06-08T00:00:00</dc:date>
              <text:p text:style-name="P1"><text:span text:style-name="T1">Off chiều</text:span></text:p>
            </office:annotation>
            <text:p>0.5</text:p>
          </table:table-cell>
          <table:table-cell table:style-name="ce140" office:value-type="float" office:value="0.5">
            <text:p>0.5</text:p>
          </table:table-cell>
          <table:table-cell table:style-name="ce140" table:number-columns-repeated="2"/>
          <table:table-cell table:style-name="ce140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6" draw:text-style-name="P1" svg:width="1.1413in" svg:height="0.2634in" svg:x="9.2661in" svg:y="2.8398in" draw:caption-point-x="-0.2402in" draw:caption-point-y="0.6028in">
              <dc:date>2017-06-15T00:00:00</dc:date>
              <text:p text:style-name="P1"><text:span text:style-name="T1">Off chiều</text:span></text:p>
            </office:annotation>
            <text:p>0.5</text:p>
          </table:table-cell>
          <table:table-cell table:style-name="ce140" office:value-type="float" office:value="0.5">
            <office:annotation draw:style-name="gr6" draw:text-style-name="P1" svg:width="1.1413in" svg:height="0.2634in" svg:x="9.7228in" svg:y="2.8398in" draw:caption-point-x="-0.2402in" draw:caption-point-y="0.6028in">
              <dc:date>2017-06-16T00:00:00</dc:date>
              <text:p text:style-name="P1"><text:span text:style-name="T1">Off sáng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6" draw:text-style-name="P1" svg:width="1.1413in" svg:height="0.2634in" svg:x="15.6587in" svg:y="2.8441in" draw:caption-point-x="-0.2402in" draw:caption-point-y="0.5984in">
              <dc:date>2017-06-29T00:00:00</dc:date>
              <text:p text:style-name="P1"><text:span text:style-name="T1">Off chiều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iepNH</text:p>
          </table:table-cell>
          <table:table-cell table:style-name="ce136" table:formula="of:=SUM([.D16:.AH16])" office:value-type="float" office:value="2">
            <text:p>2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2" draw:text-style-name="P1" svg:width="1.1413in" svg:height="0.5457in" svg:x="4.472in" svg:y="3.0839in" draw:caption-point-x="-0.2402in" draw:caption-point-y="0.6063in">
              <dc:date>2017-06-05T00:00:00</dc:date>
              <text:p text:style-name="P1"><text:span text:style-name="T1">Xin ra ngoài có việc, 2h49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8.2878in" svg:y="3.0862in" draw:caption-point-x="-0.2402in" draw:caption-point-y="0.6039in">
              <dc:date>2017-06-13T00:00:00</dc:date>
              <text:p text:style-name="P1"><text:span text:style-name="T1">Đi mua thuốc, xin vào trễ, 9h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11.0925in" svg:y="3.0878in" draw:caption-point-x="-0.2402in" draw:caption-point-y="0.6024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9189in" svg:y="3.0894in" draw:caption-point-x="-0.2402in" draw:caption-point-y="0.6008in">
              <dc:date>2017-06-23T00:00:00</dc:date>
              <text:p text:style-name="P1"><text:span text:style-name="T1">Bị mệt, xin vô trễ, 9h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15.6587in" svg:y="3.0909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6.1154in" svg:y="3.0909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14">
            <text:p>14</text:p>
          </table:table-cell>
          <table:table-cell table:style-name="ce36" office:value-type="string">
            <text:p>HieuNKT</text:p>
          </table:table-cell>
          <table:table-cell table:style-name="ce136" table:formula="of:=SUM([.D17:.AH17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ungLV</text:p>
          </table:table-cell>
          <table:table-cell table:style-name="ce136" table:formula="of:=SUM([.D18:.AH18])" office:value-type="float" office:value="2.5">
            <text:p>2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6" draw:text-style-name="P1" svg:width="1.1413in" svg:height="0.2634in" svg:x="7.7988in" svg:y="3.5815in" draw:caption-point-x="-0.2402in" draw:caption-point-y="0.6043in">
              <dc:date>2017-06-12T00:00:00</dc:date>
              <text:p text:style-name="P1"><text:span text:style-name="T1">Có việc bận</text:span></text:p>
            </office:annotation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8.2878in" svg:y="3.5819in" draw:caption-point-x="-0.2402in" draw:caption-point-y="0.6039in">
              <dc:date>2017-06-13T00:00:00</dc:date>
              <text:p text:style-name="P1"><text:span text:style-name="T1">Ngủ quên, xin vô trễ, 9h1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9.2661in" svg:y="3.5827in" draw:caption-point-x="-0.2402in" draw:caption-point-y="0.6031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14.289in" svg:y="3.5854in" draw:caption-point-x="-0.2402in" draw:caption-point-y="0.6004in">
              <dc:date>2017-06-26T00:00:00</dc:date>
              <text:p text:style-name="P1"><text:span text:style-name="T1">Bận công chuyện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16">
            <text:p>16</text:p>
          </table:table-cell>
          <table:table-cell table:style-name="ce36" office:value-type="string">
            <text:p>HungNC</text:p>
          </table:table-cell>
          <table:table-cell table:style-name="ce136" table:formula="of:=SUM([.D19:.AH19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8421in" svg:y="3.8283in" draw:caption-point-x="-0.2402in" draw:caption-point-y="0.6051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ngPN</text:p>
          </table:table-cell>
          <table:table-cell table:style-name="ce136" table:formula="of:=SUM([.D20:.AH20])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2.6457in" svg:y="4.0736in" draw:caption-point-x="-0.2402in" draw:caption-point-y="0.6075in">
              <dc:date>2017-06-01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4.9287in" svg:y="4.0748in" draw:caption-point-x="-0.2402in" draw:caption-point-y="0.6063in">
              <dc:date>2017-06-0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2" draw:text-style-name="P1" svg:width="1.1413in" svg:height="0.5457in" svg:x="11.0925in" svg:y="4.0787in" draw:caption-point-x="-0.2402in" draw:caption-point-y="0.6024in">
              <dc:date>2017-06-19T00:00:00</dc:date>
              <text:p text:style-name="P1"><text:span text:style-name="T1">Đi khám răng, xin đi trễ, 9h01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18">
            <text:p>18</text:p>
          </table:table-cell>
          <table:table-cell table:style-name="ce36" office:value-type="string">
            <text:p>HuyDH</text:p>
          </table:table-cell>
          <table:table-cell table:style-name="ce136" table:formula="of:=SUM([.D21:.AH21])" office:value-type="float" office:value="2.5">
            <text:p>2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4.3232in" draw:caption-point-x="-0.2402in" draw:caption-point-y="0.6055in">
              <dc:date>2017-06-0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6.3311in" svg:y="4.324in" draw:caption-point-x="-0.2402in" draw:caption-point-y="0.6047in">
              <dc:date>2017-06-09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4.3252in" draw:caption-point-x="-0.2402in" draw:caption-point-y="0.6035in">
              <dc:date>2017-06-14T00:00:00</dc:date>
              <text:p text:style-name="P1"><text:span text:style-name="T1">Ngủ quên, xin đi trễ, 9h0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9.7228in" svg:y="4.326in" draw:caption-point-x="-0.2402in" draw:caption-point-y="0.6028in">
              <dc:date>2017-06-16T00:00:00</dc:date>
              <text:p text:style-name="P1"><text:span text:style-name="T1">Ngủ quên, 8h49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2.0059in" svg:y="4.3272in" draw:caption-point-x="-0.2402in" draw:caption-point-y="0.6016in">
              <dc:date>2017-06-21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40" office:value-type="float" office:value="0">
            <office:annotation draw:style-name="gr6" draw:text-style-name="P1" svg:width="1.1413in" svg:height="0.2634in" svg:x="12.4622in" svg:y="4.3276in" draw:caption-point-x="-0.2402in" draw:caption-point-y="0.6012in">
              <dc:date>2017-06-22T00:00:00</dc:date>
              <text:p text:style-name="P1"><text:span text:style-name="T1">8h36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9189in" svg:y="4.328in" draw:caption-point-x="-0.2402in" draw:caption-point-y="0.6008in">
              <dc:date>2017-06-23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14.289in" svg:y="4.3283in" draw:caption-point-x="-0.2402in" draw:caption-point-y="0.6004in">
              <dc:date>2017-06-26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5.202in" svg:y="4.3295in" draw:caption-point-x="-0.2402in" draw:caption-point-y="0.5992in">
              <dc:date>2017-06-28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5.6587in" svg:y="4.3299in" draw:caption-point-x="-0.2402in" draw:caption-point-y="0.5988in">
              <dc:date>2017-06-29T00:00:00</dc:date>
              <text:p text:style-name="P1"><text:span text:style-name="T1">Có việc nhà đột xuất</text:span></text:p>
            </office:annotation>
            <text:p>1</text:p>
          </table:table-cell>
          <table:table-cell table:style-name="ce140" office:value-type="float" office:value="0">
            <office:annotation draw:style-name="gr6" draw:text-style-name="P1" svg:width="1.1413in" svg:height="0.2634in" svg:x="16.1154in" svg:y="4.3303in" draw:caption-point-x="-0.2402in" draw:caption-point-y="0.5984in">
              <dc:date>2017-06-30T00:00:00</dc:date>
              <text:p text:style-name="P1"><text:span text:style-name="T1">8h30 vào cty</text:span></text:p>
            </office:annotation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HuyNG</text:p>
          </table:table-cell>
          <table:table-cell table:style-name="ce136" table:formula="of:=SUM([.D22:.AH22])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4.9287in" svg:y="4.5701in" draw:caption-point-x="-0.2402in" draw:caption-point-y="0.6063in">
              <dc:date>2017-06-06T00:00:00</dc:date>
              <text:p text:style-name="P1"><text:span text:style-name="T1">Hôm qua bị mắc mưa nên bị sốt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20">
            <text:p>20</text:p>
          </table:table-cell>
          <table:table-cell table:style-name="ce36" office:value-type="string">
            <text:p>KhaiLV</text:p>
          </table:table-cell>
          <table:table-cell table:style-name="ce136" table:formula="of:=SUM([.D23:.AH23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36" office:value-type="string">
            <text:p>KhangNHH</text:p>
          </table:table-cell>
          <table:table-cell table:style-name="ce136" table:formula="of:=SUM([.D24:.AH24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22">
            <text:p>22</text:p>
          </table:table-cell>
          <table:table-cell table:style-name="ce36" office:value-type="string">
            <text:p>KienPT</text:p>
          </table:table-cell>
          <table:table-cell table:style-name="ce136" table:formula="of:=SUM([.D25:.AH25])" office:value-type="float" office:value="7.5">
            <text:p>7.5</text:p>
          </table:table-cell>
          <table:table-cell table:style-name="ce140" office:value-type="float" office:value="1">
            <office:annotation draw:style-name="gr6" draw:text-style-name="P1" svg:width="1.1413in" svg:height="0.2634in" svg:x="2.6457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3.1024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5.8421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0" office:value-type="float" office:value="0.5">
            <office:annotation draw:style-name="gr6" draw:text-style-name="P1" svg:width="1.1413in" svg:height="0.2634in" svg:x="6.3311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0.5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9.2661in" svg:y="5.3059in" draw:caption-point-x="-0.2402in" draw:caption-point-y="0.6134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9.7228in" svg:y="5.3059in" draw:caption-point-x="-0.2402in" draw:caption-point-y="0.6134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12.4622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2.9189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16.1154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KietNVT</text:p>
          </table:table-cell>
          <table:table-cell table:style-name="ce136" table:formula="of:=SUM([.D26:.AH26])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6" draw:text-style-name="P1" svg:width="1.1413in" svg:height="0.2634in" svg:x="4.472in" svg:y="5.5598in" draw:caption-point-x="-0.2402in" draw:caption-point-y="0.6075in">
              <dc:date>2017-05-31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5.5642in" draw:caption-point-x="-0.2402in" draw:caption-point-y="0.6031in">
              <dc:date>2017-06-14T00:00:00</dc:date>
              <text:p text:style-name="P1"><text:span text:style-name="T1">Chở vợ đi khám, xin về sớm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5.202in" svg:y="5.5681in" draw:caption-point-x="-0.2402in" draw:caption-point-y="0.5992in">
              <dc:date>2017-06-28T00:00:00</dc:date>
              <text:p text:style-name="P1"><text:span text:style-name="T1">Xin về sớm lúc 4h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24">
            <text:p>24</text:p>
          </table:table-cell>
          <table:table-cell table:style-name="ce36" office:value-type="string">
            <text:p>LinhBT</text:p>
          </table:table-cell>
          <table:table-cell table:style-name="ce136" table:formula="of:=SUM([.D27:.AH27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MaiLT</text:p>
          </table:table-cell>
          <table:table-cell table:style-name="ce136" table:formula="of:=SUM([.D28:.AH28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26">
            <text:p>26</text:p>
          </table:table-cell>
          <table:table-cell table:style-name="ce36" office:value-type="string">
            <text:p>MaiNTT</text:p>
          </table:table-cell>
          <table:table-cell table:style-name="ce136" table:formula="of:=SUM([.D29:.AH29])" office:value-type="float" office:value="3">
            <text:p>3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6.3311in" svg:y="6.3055in" draw:caption-point-x="-0.2402in" draw:caption-point-y="0.6047in">
              <dc:date>2017-06-0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14.289in" svg:y="6.3098in" draw:caption-point-x="-0.2402in" draw:caption-point-y="0.6004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15.202in" svg:y="6.311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5.6587in" svg:y="6.311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6.1154in" svg:y="6.311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ManhNB</text:p>
          </table:table-cell>
          <table:table-cell table:style-name="ce136" table:formula="of:=SUM([.D30:.AH30])" office:value-type="float" office:value="1">
            <text:p>1</text:p>
          </table:table-cell>
          <table:table-cell table:style-name="ce140" office:value-type="float" office:value="0">
            <office:annotation draw:style-name="gr6" draw:text-style-name="P1" svg:width="1.1413in" svg:height="0.2634in" svg:x="2.6457in" svg:y="6.5504in" draw:caption-point-x="-0.2402in" draw:caption-point-y="0.6075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4.9287in" svg:y="6.5516in" draw:caption-point-x="-0.2402in" draw:caption-point-y="0.6063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3854in" svg:y="6.5524in" draw:caption-point-x="-0.2402in" draw:caption-point-y="0.6055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8421in" svg:y="6.5528in" draw:caption-point-x="-0.2402in" draw:caption-point-y="0.6051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2878in" svg:y="6.5539in" draw:caption-point-x="-0.2402in" draw:caption-point-y="0.6039in">
              <dc:date>2017-06-13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7768in" svg:y="6.5543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9.2661in" svg:y="6.5547in" draw:caption-point-x="-0.2402in" draw:caption-point-y="0.6031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1.5492in" svg:y="6.5559in" draw:caption-point-x="-0.2402in" draw:caption-point-y="0.602in">
              <dc:date>2017-06-20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0059in" svg:y="6.5563in" draw:caption-point-x="-0.2402in" draw:caption-point-y="0.6016in">
              <dc:date>2017-06-21T00:00:00</dc:date>
              <text:p text:style-name="P1"><text:span text:style-name="T1">8h37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4622in" svg:y="6.5567in" draw:caption-point-x="-0.2402in" draw:caption-point-y="0.6012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9189in" svg:y="6.5571in" draw:caption-point-x="-0.2402in" draw:caption-point-y="0.6008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16.1154in" svg:y="6.5587in" draw:caption-point-x="-0.2402in" draw:caption-point-y="0.5992in">
              <dc:date>2017-06-28T00:00:00</dc:date>
              <text:p text:style-name="P1"><text:span text:style-name="T1">Có việc cá nhân</text:span></text:p>
            </office:annotation>
            <text:p>1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28">
            <text:p>28</text:p>
          </table:table-cell>
          <table:table-cell table:style-name="ce36" office:value-type="string">
            <text:p>NamTH</text:p>
          </table:table-cell>
          <table:table-cell table:style-name="ce136" table:formula="of:=SUM([.D31:.AH31])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6.1154in" svg:y="6.8071in" draw:caption-point-x="-0.2402in" draw:caption-point-y="0.5984in">
              <dc:date>2017-06-30T00:00:00</dc:date>
              <text:p text:style-name="P1"><text:span text:style-name="T1">Đau đầu, ko khỏe</text:span></text:p>
            </office:annotation>
            <text:p>1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36" office:value-type="string">
            <text:p>NamTV</text:p>
          </table:table-cell>
          <table:table-cell table:style-name="ce136" table:formula="of:=SUM([.D32:.AH32])" office:value-type="float" office:value="1.5">
            <text:p>1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7.0457in" draw:caption-point-x="-0.2402in" draw:caption-point-y="0.6075in">
              <dc:date>2017-06-01T00:00:00</dc:date>
              <text:p text:style-name="P1"><text:span text:style-name="T1">Ngủ quên, xin đi trễ, 8h5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3.1024in" svg:y="7.0461in" draw:caption-point-x="-0.2402in" draw:caption-point-y="0.6071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4.9287in" svg:y="7.0469in" draw:caption-point-x="-0.2402in" draw:caption-point-y="0.6063in">
              <dc:date>2017-06-06T00:00:00</dc:date>
              <text:p text:style-name="P1"><text:span text:style-name="T1">8h42 vào cty</text:span></text:p>
            </office:annotation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5.3854in" svg:y="7.0476in" draw:caption-point-x="-0.2402in" draw:caption-point-y="0.6055in">
              <dc:date>2017-06-07T00:00:00</dc:date>
              <text:p text:style-name="P1"><text:span text:style-name="T1">Đưa con đi khám, 9h5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8421in" svg:y="7.048in" draw:caption-point-x="-0.2402in" draw:caption-point-y="0.6051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6.3311in" svg:y="7.0484in" draw:caption-point-x="-0.2402in" draw:caption-point-y="0.6047in">
              <dc:date>2017-06-09T00:00:00</dc:date>
              <text:p text:style-name="P1"><text:span text:style-name="T1">8h31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4" draw:text-style-name="P1" svg:width="1.1413in" svg:height="0.3902in" svg:x="7.7988in" svg:y="7.0461in" draw:caption-point-x="-0.2402in" draw:caption-point-y="0.6071in">
              <dc:date>2017-06-05T00:00:00</dc:date>
              <text:p text:style-name="P1"><text:span text:style-name="T1">Đi thi bằng lái, off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7768in" svg:y="7.0496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9.7228in" svg:y="7.0496in" draw:caption-point-x="-0.2402in" draw:caption-point-y="0.6035in">
              <dc:date>2017-06-13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11.0925in" svg:y="7.0508in" draw:caption-point-x="-0.2402in" draw:caption-point-y="0.6024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4.7457in" svg:y="7.0531in" draw:caption-point-x="-0.2402in" draw:caption-point-y="0.6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30">
            <text:p>30</text:p>
          </table:table-cell>
          <table:table-cell table:style-name="ce36" office:value-type="string">
            <text:p>NgaTN</text:p>
          </table:table-cell>
          <table:table-cell table:style-name="ce136" table:formula="of:=SUM([.D33:.AH33])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4.9287in" svg:y="7.2917in" draw:caption-point-x="-0.2402in" draw:caption-point-y="0.6091in">
              <dc:date>2017-05-29T00:00:00</dc:date>
              <text:p text:style-name="P1"><text:span text:style-name="T1">Đi xét nghiệm, tiêm phò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4622in" svg:y="7.2996in" draw:caption-point-x="-0.2402in" draw:caption-point-y="0.6012in">
              <dc:date>2017-06-22T00:00:00</dc:date>
              <text:p text:style-name="P1"><text:span text:style-name="T1">Kẹt xe, 8h12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4.289in" svg:y="7.3004in" draw:caption-point-x="-0.2402in" draw:caption-point-y="0.6004in">
              <dc:date>2017-06-26T00:00:00</dc:date>
              <text:p text:style-name="P1"><text:span text:style-name="T1">Xe bị hư, xin đi trễ, 8h29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hanHTH</text:p>
          </table:table-cell>
          <table:table-cell table:style-name="ce136" table:formula="of:=SUM([.D34:.AH34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32">
            <text:p>32</text:p>
          </table:table-cell>
          <table:table-cell table:style-name="ce36" office:value-type="string">
            <text:p>NhanNM</text:p>
          </table:table-cell>
          <table:table-cell table:style-name="ce136" table:formula="of:=SUM([.D35:.AH35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4622in" svg:y="7.7953in" draw:caption-point-x="-0.2402in" draw:caption-point-y="0.6012in">
              <dc:date>2017-06-22T00:00:00</dc:date>
              <text:p text:style-name="P1"><text:span text:style-name="T1">Có việc, xin vô trễ, 9h5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36" office:value-type="string">
            <text:p>NhungHTH</text:p>
          </table:table-cell>
          <table:table-cell table:style-name="ce136" table:formula="of:=SUM([.D36:.AH36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4.9287in" svg:y="8.0378in" draw:caption-point-x="-0.2402in" draw:caption-point-y="0.6063in">
              <dc:date>2017-06-06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8.0386in" draw:caption-point-x="-0.2402in" draw:caption-point-y="0.6055in">
              <dc:date>2017-06-07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8421in" svg:y="8.039in" draw:caption-point-x="-0.2402in" draw:caption-point-y="0.6051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8.7768in" svg:y="8.0406in" draw:caption-point-x="-0.2402in" draw:caption-point-y="0.6035in">
              <dc:date>2017-06-14T00:00:00</dc:date>
              <text:p text:style-name="P1"><text:span text:style-name="T1">Xe bị chết máy, xin đi trễ, 8h46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11.0925in" svg:y="8.0417in" draw:caption-point-x="-0.2402in" draw:caption-point-y="0.6024in">
              <dc:date>2017-06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14.289in" svg:y="8.0437in" draw:caption-point-x="-0.2402in" draw:caption-point-y="0.6004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4.7457in" svg:y="8.0441in" draw:caption-point-x="-0.2402in" draw:caption-point-y="0.6in">
              <dc:date>2017-06-27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5.202in" svg:y="8.0449in" draw:caption-point-x="-0.2402in" draw:caption-point-y="0.5992in">
              <dc:date>2017-06-28T00:00:00</dc:date>
              <text:p text:style-name="P1"><text:span text:style-name="T1">8h39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6.1154in" svg:y="8.0457in" draw:caption-point-x="-0.2402in" draw:caption-point-y="0.5984in">
              <dc:date>2017-06-30T00:00:00</dc:date>
              <text:p text:style-name="P1"><text:span text:style-name="T1">8h32 vào cty</text:span></text:p>
            </office:annotation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34">
            <text:p>34</text:p>
          </table:table-cell>
          <table:table-cell table:style-name="ce36" office:value-type="string">
            <text:p>NhuPHQ</text:p>
          </table:table-cell>
          <table:table-cell table:style-name="ce136" table:formula="of:=SUM([.D37:.AH3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3.1024in" svg:y="8.2846in" draw:caption-point-x="-0.2402in" draw:caption-point-y="0.6071in">
              <dc:date>2017-06-02T00:00:00</dc:date>
              <text:p text:style-name="P1"><text:span text:style-name="T1">8h34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8421in" svg:y="8.2866in" draw:caption-point-x="-0.2402in" draw:caption-point-y="0.6051in">
              <dc:date>2017-06-08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7.7988in" svg:y="8.2874in" draw:caption-point-x="-0.2402in" draw:caption-point-y="0.6043in">
              <dc:date>2017-06-12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2878in" svg:y="8.2878in" draw:caption-point-x="-0.2402in" draw:caption-point-y="0.6039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62" office:value-type="string">
            <text:p>PhuongTH</text:p>
          </table:table-cell>
          <table:table-cell table:style-name="ce136" table:formula="of:=SUM([.D38:.AH38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8.5339in" draw:caption-point-x="-0.2402in" draw:caption-point-y="0.6055in">
              <dc:date>2017-06-07T00:00:00</dc:date>
              <text:p text:style-name="P1"><text:span text:style-name="T1">Ngủ quên, xin đi trễ, 9h01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12.9189in" svg:y="8.5386in" draw:caption-point-x="-0.2402in" draw:caption-point-y="0.6008in">
              <dc:date>2017-06-23T00:00:00</dc:date>
              <text:p text:style-name="P1"><text:span text:style-name="T1">Bị đau bụng, xin đi trễ, 8h5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4.7457in" svg:y="8.5394in" draw:caption-point-x="-0.2402in" draw:caption-point-y="0.6in">
              <dc:date>2017-06-27T00:00:00</dc:date>
              <text:p text:style-name="P1"><text:span text:style-name="T1">8h34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5.202in" svg:y="8.5402in" draw:caption-point-x="-0.2402in" draw:caption-point-y="0.5992in">
              <dc:date>2017-06-28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36">
            <text:p>36</text:p>
          </table:table-cell>
          <table:table-cell table:style-name="ce38" office:value-type="string">
            <text:p>PhongPT</text:p>
          </table:table-cell>
          <table:table-cell table:style-name="ce136" table:formula="of:=SUM([.D39:.AH39])" office:value-type="float" office:value="1">
            <text:p>1</text:p>
          </table:table-cell>
          <table:table-cell table:style-name="ce140" table:number-columns-repeated="21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6" draw:text-style-name="P1" svg:width="1.1413in" svg:height="0.2634in" svg:x="14.289in" svg:y="8.7866in" draw:caption-point-x="-0.2402in" draw:caption-point-y="0.6004in">
              <dc:date>2017-06-26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36" office:value-type="string">
            <text:p>PhongTH</text:p>
          </table:table-cell>
          <table:table-cell table:style-name="ce136" table:formula="of:=SUM([.D40:.AH40])" office:value-type="float" office:value="2.5">
            <text:p>2.5</text:p>
          </table:table-cell>
          <table:table-cell table:style-name="ce140" office:value-type="float" office:value="0.5">
            <office:annotation draw:style-name="gr2" draw:text-style-name="P1" svg:width="1.1413in" svg:height="0.5457in" svg:x="2.6457in" svg:y="9.0268in" draw:caption-point-x="-0.2402in" draw:caption-point-y="0.6079in">
              <dc:date>2017-06-01T00:00:00</dc:date>
              <text:p text:style-name="P1"><text:span text:style-name="T1">Lên trường báo cáo đồ án, off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6" draw:text-style-name="P1" svg:width="1.1413in" svg:height="0.2634in" svg:x="7.7988in" svg:y="9.0303in" draw:caption-point-x="-0.2402in" draw:caption-point-y="0.6043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9.0327in" draw:caption-point-x="-0.2402in" draw:caption-point-y="0.602in">
              <dc:date>2017-06-20T00:00:00</dc:date>
              <text:p text:style-name="P1"><text:span text:style-name="T1">Có việc lên trường, off chiều</text:span></text:p>
            </office:annotation>
            <text:p>0.5</text:p>
          </table:table-cell>
          <table:table-cell table:style-name="ce140" office:value-type="float" office:value="1">
            <office:annotation draw:style-name="gr4" draw:text-style-name="P1" svg:width="1.1413in" svg:height="0.3902in" svg:x="12.0059in" svg:y="9.0331in" draw:caption-point-x="-0.2402in" draw:caption-point-y="0.6016in">
              <dc:date>2017-06-21T00:00:00</dc:date>
              <text:p text:style-name="P1"><text:span text:style-name="T1">Lên trường có việc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38">
            <text:p>38</text:p>
          </table:table-cell>
          <table:table-cell table:style-name="ce36" office:value-type="string">
            <text:p>TienND</text:p>
          </table:table-cell>
          <table:table-cell table:style-name="ce136" table:formula="of:=SUM([.D41:.AH41])" office:value-type="float" office:value="2">
            <text:p>2</text:p>
          </table:table-cell>
          <table:table-cell table:style-name="ce140" office:value-type="float" office:value="0.5">
            <office:annotation draw:style-name="gr6" draw:text-style-name="P1" svg:width="1.1413in" svg:height="0.2634in" svg:x="2.6457in" svg:y="9.274in" draw:caption-point-x="-0.2402in" draw:caption-point-y="0.6083in">
              <dc:date>2017-05-31T00:00:00</dc:date>
              <text:p text:style-name="P1"><text:span text:style-name="T1">Bị thủy đậu</text:span></text:p>
            </office:annotation>
            <text:p>0.5</text:p>
          </table:table-cell>
          <table:table-cell table:style-name="ce140" office:value-type="float" office:value="1">
            <office:annotation draw:style-name="gr4" draw:text-style-name="P1" svg:width="1.1413in" svg:height="0.3902in" svg:x="3.1024in" svg:y="9.2732in" draw:caption-point-x="-0.2402in" draw:caption-point-y="0.6091in">
              <dc:date>2017-05-29T00:00:00</dc:date>
              <text:p text:style-name="P1"><text:span text:style-name="T1">Đi khám bệnh &amp; làm giấy tờ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4.472in" svg:y="9.2756in" draw:caption-point-x="-0.2402in" draw:caption-point-y="0.6067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9.2756in" draw:caption-point-x="-0.2402in" draw:caption-point-y="0.6067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9.2756in" draw:caption-point-x="-0.2402in" draw:caption-point-y="0.6067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9.7228in" svg:y="9.2795in" draw:caption-point-x="-0.2402in" draw:caption-point-y="0.6028in">
              <dc:date>2017-06-16T00:00:00</dc:date>
              <text:p text:style-name="P1"><text:span text:style-name="T1">Xin off sáng đưa ba đi bv</text:span></text:p>
            </office:annotation>
            <text:p>0.5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11.5492in" svg:y="9.2803in" draw:caption-point-x="-0.2402in" draw:caption-point-y="0.602in">
              <dc:date>2017-08-01T00:00:00</dc:date>
              <text:p text:style-name="P1"><text:span text:style-name="T1">Đưa ba đi bv</text:span></text:p>
              <text:p text:style-name="P1"><text:span text:style-name="T1">Đã làm bù đủ giờ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39">
            <text:p>39</text:p>
          </table:table-cell>
          <table:table-cell table:style-name="ce36" office:value-type="string">
            <text:p>ThamDT</text:p>
          </table:table-cell>
          <table:table-cell table:style-name="ce136" table:formula="of:=SUM([.D42:.AH42])" office:value-type="float" office:value="4">
            <text:p>4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3.1024in" svg:y="9.5228in" draw:caption-point-x="-0.2402in" draw:caption-point-y="0.6071in">
              <dc:date>2017-06-02T00:00:00</dc:date>
              <text:p text:style-name="P1"><text:span text:style-name="T1">Mệt, xin vô trễ, 9h07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6" draw:text-style-name="P1" svg:width="1.1413in" svg:height="0.2634in" svg:x="5.3854in" svg:y="9.5244in" draw:caption-point-x="-0.2402in" draw:caption-point-y="0.6055in">
              <dc:date>2017-06-07T00:00:00</dc:date>
              <text:p text:style-name="P1"><text:span text:style-name="T1">Đi khám bệnh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6.3311in" svg:y="9.5256in" draw:caption-point-x="-0.2402in" draw:caption-point-y="0.6043in">
              <dc:date>2017-06-09T00:00:00</dc:date>
              <text:p text:style-name="P1"><text:span text:style-name="T1">Mệt, tính là off chiều</text:span></text:p>
            </office:annotation>
            <text:p>0.5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7.7988in" svg:y="9.5256in" draw:caption-point-x="-0.2402in" draw:caption-point-y="0.6043in">
              <dc:date>2017-06-12T00:00:00</dc:date>
              <text:p text:style-name="P1"><text:span text:style-name="T1">8h15 vào cty</text:span></text:p>
            </office:annotation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8.2878in" svg:y="9.526in" draw:caption-point-x="-0.2402in" draw:caption-point-y="0.6039in">
              <dc:date>2017-06-13T00:00:00</dc:date>
              <text:p text:style-name="P1"><text:span text:style-name="T1">Mệt trong người, xin vô trễ, 9h20 vào cty</text:span></text:p>
            </office:annotation>
            <text:p>0</text:p>
          </table:table-cell>
          <table:table-cell table:style-name="ce140" office:value-type="float" office:value="1">
            <office:annotation draw:style-name="gr2" draw:text-style-name="P1" svg:width="1.1413in" svg:height="0.5457in" svg:x="8.7768in" svg:y="9.526in" draw:caption-point-x="-0.2402in" draw:caption-point-y="0.6039in">
              <dc:date>2017-06-14T00:00:00</dc:date>
              <text:p text:style-name="P1"><text:span text:style-name="T1">Ra sân bay đón người nhà</text:span></text:p>
              <text:p text:style-name="P1"><text:span text:style-name="T1">mệt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9.2661in" svg:y="9.5268in" draw:caption-point-x="-0.2402in" draw:caption-point-y="0.6031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9.7228in" svg:y="9.5268in" draw:caption-point-x="-0.2402in" draw:caption-point-y="0.6031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11.0925in" svg:y="9.5276in" draw:caption-point-x="-0.2402in" draw:caption-point-y="0.6024in">
              <dc:date>2017-06-19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9189in" svg:y="9.5291in" draw:caption-point-x="-0.2402in" draw:caption-point-y="0.6008in">
              <dc:date>2017-06-23T00:00:00</dc:date>
              <text:p text:style-name="P1"><text:span text:style-name="T1">8h16 vào cty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16.1154in" svg:y="9.5315in" draw:caption-point-x="-0.2402in" draw:caption-point-y="0.5984in">
              <dc:date>2017-06-30T00:00:00</dc:date>
              <text:p text:style-name="P1"><text:span text:style-name="T1">Chủ nhà sửa ống nước, xin đi trễ, 8h25 vào cty</text:span></text:p>
            </office:annotation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40">
            <text:p>40</text:p>
          </table:table-cell>
          <table:table-cell table:style-name="ce36" office:value-type="string">
            <text:p>ThaoDTN</text:p>
          </table:table-cell>
          <table:table-cell table:style-name="ce136" table:formula="of:=SUM([.D43:.AH43])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2" draw:text-style-name="P1" svg:width="1.1413in" svg:height="0.5457in" svg:x="4.472in" svg:y="9.7709in" draw:caption-point-x="-0.2402in" draw:caption-point-y="0.6067in">
              <dc:date>2017-06-05T00:00:00</dc:date>
              <text:p text:style-name="P1"><text:span text:style-name="T1">Nhà có việc, xin đi trễ, 8h37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3854in" svg:y="9.772in" draw:caption-point-x="-0.2402in" draw:caption-point-y="0.6055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8421in" svg:y="9.7724in" draw:caption-point-x="-0.2402in" draw:caption-point-y="0.6051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6.3311in" svg:y="9.7728in" draw:caption-point-x="-0.2402in" draw:caption-point-y="0.6047in">
              <dc:date>2017-06-0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7768in" svg:y="9.774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9.2661in" svg:y="9.7744in" draw:caption-point-x="-0.2402in" draw:caption-point-y="0.6031in">
              <dc:date>2017-06-1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0059in" svg:y="9.776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4622in" svg:y="9.7764in" draw:caption-point-x="-0.2402in" draw:caption-point-y="0.6012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9189in" svg:y="9.7768in" draw:caption-point-x="-0.2402in" draw:caption-point-y="0.6008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6" draw:text-style-name="P1" svg:width="1.1413in" svg:height="0.2634in" svg:x="14.289in" svg:y="9.7772in" draw:caption-point-x="-0.2402in" draw:caption-point-y="0.6004in">
              <dc:date>2017-06-26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40" office:value-type="float" office:value="0">
            <office:annotation draw:style-name="gr6" draw:text-style-name="P1" svg:width="1.1413in" svg:height="0.2634in" svg:x="14.7457in" svg:y="9.7776in" draw:caption-point-x="-0.2402in" draw:caption-point-y="0.6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5.202in" svg:y="9.7783in" draw:caption-point-x="-0.2402in" draw:caption-point-y="0.5992in">
              <dc:date>2017-06-28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5.6587in" svg:y="9.7787in" draw:caption-point-x="-0.2402in" draw:caption-point-y="0.5988in">
              <dc:date>2017-06-29T00:00:00</dc:date>
              <text:p text:style-name="P1"><text:span text:style-name="T1">8h34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36" office:value-type="string">
            <text:p>ThinhT</text:p>
          </table:table-cell>
          <table:table-cell table:style-name="ce136" table:formula="of:=SUM([.D44:.AH44])" office:value-type="float" office:value="3">
            <text:p>3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6" draw:text-style-name="P1" svg:width="1.1413in" svg:height="0.2634in" svg:x="3.1024in" svg:y="10.0185in" draw:caption-point-x="-0.2402in" draw:caption-point-y="0.6071in">
              <dc:date>2017-06-05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7768in" svg:y="10.022in" draw:caption-point-x="-0.2402in" draw:caption-point-y="0.6035in">
              <dc:date>2017-06-14T00:00:00</dc:date>
              <text:p text:style-name="P1"><text:span text:style-name="T1">Off sáng đi khám bệnh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0059in" svg:y="10.024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2.4622in" svg:y="10.0244in" draw:caption-point-x="-0.2402in" draw:caption-point-y="0.6012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12.9189in" svg:y="10.0244in" draw:caption-point-x="-0.2402in" draw:caption-point-y="0.6012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42">
            <text:p>42</text:p>
          </table:table-cell>
          <table:table-cell table:style-name="ce36" office:value-type="string">
            <text:p>ThoaiVK</text:p>
          </table:table-cell>
          <table:table-cell table:style-name="ce136" table:formula="of:=SUM([.D45:.AH45])" office:value-type="float" office:value="3">
            <text:p>3</text:p>
          </table:table-cell>
          <table:table-cell table:style-name="ce140" office:value-type="float" office:value="0">
            <office:annotation draw:style-name="gr6" draw:text-style-name="P1" svg:width="1.1413in" svg:height="0.2634in" svg:x="2.6457in" svg:y="10.2657in" draw:caption-point-x="-0.2402in" draw:caption-point-y="0.6075in">
              <dc:date>2017-06-01T00:00:00</dc:date>
              <text:p text:style-name="P1"><text:span text:style-name="T1">8h34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3.1024in" svg:y="10.2661in" draw:caption-point-x="-0.2402in" draw:caption-point-y="0.6071in">
              <dc:date>2017-06-02T00:00:00</dc:date>
              <text:p text:style-name="P1"><text:span text:style-name="T1">Để quên đồ, 8h38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4.9287in" svg:y="10.2669in" draw:caption-point-x="-0.2402in" draw:caption-point-y="0.6063in">
              <dc:date>2017-06-06T00:00:00</dc:date>
              <text:p text:style-name="P1"><text:span text:style-name="T1">Bị sốt, tiêu chảy</text:span></text:p>
            </office:annotation>
            <text:p>1</text:p>
          </table:table-cell>
          <table:table-cell table:style-name="ce140" office:value-type="float" office:value="0">
            <office:annotation draw:style-name="gr3" draw:text-style-name="P1" svg:width="1.1413in" svg:height="0.7012in" svg:x="5.3854in" svg:y="10.2677in" draw:caption-point-x="-0.2402in" draw:caption-point-y="0.6055in">
              <dc:date>2017-06-07T00:00:00</dc:date>
              <text:p text:style-name="P1"><text:span text:style-name="T1">8h30 vào cty, có việc đi ngân hàng, xin ra ngoài 20p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8421in" svg:y="10.2681in" draw:caption-point-x="-0.2402in" draw:caption-point-y="0.6051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6.3311in" svg:y="10.2685in" draw:caption-point-x="-0.2402in" draw:caption-point-y="0.6047in">
              <dc:date>2017-06-09T00:00:00</dc:date>
              <text:p text:style-name="P1"><text:span text:style-name="T1">8h35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2" draw:text-style-name="P1" svg:width="1.1413in" svg:height="0.5457in" svg:x="7.7988in" svg:y="10.2689in" draw:caption-point-x="-0.2402in" draw:caption-point-y="0.6043in">
              <dc:date>2017-06-12T00:00:00</dc:date>
              <text:p text:style-name="P1"><text:span text:style-name="T1">Xe bị cán đinh, xin vô trễ, 8h32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1.5492in" svg:y="10.2713in" draw:caption-point-x="-0.2402in" draw:caption-point-y="0.602in">
              <dc:date>2017-06-20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12.0059in" svg:y="10.2713in" draw:caption-point-x="-0.2402in" draw:caption-point-y="0.60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style-name="ce140" office:value-type="float" office:value="0">
            <office:annotation draw:style-name="gr6" draw:text-style-name="P1" svg:width="1.1413in" svg:height="0.2634in" svg:x="12.4622in" svg:y="10.272in" draw:caption-point-x="-0.2402in" draw:caption-point-y="0.6012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15.202in" svg:y="10.2713in" draw:caption-point-x="-0.2402in" draw:caption-point-y="0.60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43">
            <text:p>43</text:p>
          </table:table-cell>
          <table:table-cell table:style-name="ce36" office:value-type="string">
            <text:p>ThuyCNTA</text:p>
          </table:table-cell>
          <table:table-cell table:style-name="ce136" table:formula="of:=SUM([.D46:.AH46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44">
            <text:p>44</text:p>
          </table:table-cell>
          <table:table-cell table:style-name="ce36" office:value-type="string">
            <text:p>ThuyLTT</text:p>
          </table:table-cell>
          <table:table-cell table:style-name="ce136" table:formula="of:=SUM([.D47:.AH47])" office:value-type="float" office:value="2.5">
            <text:p>2.5</text:p>
          </table:table-cell>
          <table:table-cell table:style-name="ce140" office:value-type="float" office:value="0.5">
            <office:annotation draw:style-name="gr4" draw:text-style-name="P1" svg:width="1.1413in" svg:height="0.3902in" svg:x="2.6457in" svg:y="10.7614in" draw:caption-point-x="-0.2402in" draw:caption-point-y="0.6071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3.1024in" svg:y="10.7614in" draw:caption-point-x="-0.2402in" draw:caption-point-y="0.6071in">
              <dc:date>2017-06-02T00:00:00</dc:date>
              <text:p text:style-name="P1"><text:span text:style-name="T1">Ngủ quên, xin vô trễ, 10h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2" draw:text-style-name="P1" svg:width="1.1413in" svg:height="0.5457in" svg:x="4.472in" svg:y="10.7618in" draw:caption-point-x="-0.2402in" draw:caption-point-y="0.6067in">
              <dc:date>2017-06-05T00:00:00</dc:date>
              <text:p text:style-name="P1"><text:span text:style-name="T1">Chở mẹ đi cv, xin vô trễ, 9h20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10.7626in" draw:caption-point-x="-0.2402in" draw:caption-point-y="0.6059in">
              <dc:date>2017-06-06T00:00:00</dc:date>
              <text:p text:style-name="P1"><text:span text:style-name="T1">Bận việc nhà, giờ chạy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3854in" svg:y="10.763in" draw:caption-point-x="-0.2402in" draw:caption-point-y="0.6055in">
              <dc:date>2017-06-07T00:00:00</dc:date>
              <text:p text:style-name="P1"><text:span text:style-name="T1">8h44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6.3311in" svg:y="10.7638in" draw:caption-point-x="-0.2402in" draw:caption-point-y="0.6047in">
              <dc:date>2017-06-09T00:00:00</dc:date>
              <text:p text:style-name="P1"><text:span text:style-name="T1">Có việc nhà, off sáng</text:span></text:p>
            </office:annotation>
            <text:p>0.5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2878in" svg:y="10.7646in" draw:caption-point-x="-0.2402in" draw:caption-point-y="0.6039in">
              <dc:date>2017-06-13T00:00:00</dc:date>
              <text:p text:style-name="P1"><text:span text:style-name="T1">10h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7768in" svg:y="10.765in" draw:caption-point-x="-0.2402in" draw:caption-point-y="0.6035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9.7228in" svg:y="10.7657in" draw:caption-point-x="-0.2402in" draw:caption-point-y="0.6028in">
              <dc:date>2017-06-16T00:00:00</dc:date>
              <text:p text:style-name="P1"><text:span text:style-name="T1">Nhà có việc, xin vô trễ, 10h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3" draw:text-style-name="P1" svg:width="1.1413in" svg:height="0.7012in" svg:x="11.0925in" svg:y="10.7661in" draw:caption-point-x="-0.2402in" draw:caption-point-y="0.6024in">
              <dc:date>2017-06-19T00:00:00</dc:date>
              <text:p text:style-name="P1"><text:span text:style-name="T1">Đi ngân hàng (cho cty), xin vô trễ, 10h56 vào cty</text:span></text:p>
            </office:annotation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11.5492in" svg:y="10.7665in" draw:caption-point-x="-0.2402in" draw:caption-point-y="0.602in">
              <dc:date>2017-06-20T00:00:00</dc:date>
              <text:p text:style-name="P1"><text:span text:style-name="T1">Mệt nên ngủ quên, xin vô trễ, 9h48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0059in" svg:y="10.7669in" draw:caption-point-x="-0.2402in" draw:caption-point-y="0.6016in">
              <dc:date>2017-06-21T00:00:00</dc:date>
              <text:p text:style-name="P1"><text:span text:style-name="T1">8h42 vào cty</text:span></text:p>
            </office:annotation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2.4622in" svg:y="10.7677in" draw:caption-point-x="-0.2402in" draw:caption-point-y="0.6008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12.9189in" svg:y="10.7677in" draw:caption-point-x="-0.2402in" draw:caption-point-y="0.6008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0" table:number-columns-repeated="2"/>
          <table:table-cell table:style-name="ce140" office:value-type="float" office:value="0">
            <office:annotation draw:style-name="gr2" draw:text-style-name="P1" svg:width="1.1413in" svg:height="0.5457in" svg:x="14.289in" svg:y="10.7681in" draw:caption-point-x="-0.2402in" draw:caption-point-y="0.6004in">
              <dc:date>2017-06-26T00:00:00</dc:date>
              <text:p text:style-name="P1"><text:span text:style-name="T1">Qua nhà mẹ có việc, xin vô trễ, 9h05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4.7457in" svg:y="10.7685in" draw:caption-point-x="-0.2402in" draw:caption-point-y="0.6in">
              <dc:date>2017-06-27T00:00:00</dc:date>
              <text:p text:style-name="P1"><text:span text:style-name="T1">8h44 vào cty</text:span></text:p>
            </office:annotation>
            <text:p>0</text:p>
          </table:table-cell>
          <table:table-cell table:style-name="ce140" office:value-type="float" office:value="0">
            <office:annotation draw:style-name="gr8" draw:text-style-name="P1" svg:width="1.1413in" svg:height="0.8567in" svg:x="15.202in" svg:y="10.7693in" draw:caption-point-x="-0.2402in" draw:caption-point-y="0.5992in">
              <dc:date>2017-06-28T00:00:00</dc:date>
              <text:p text:style-name="P1"><text:span text:style-name="T1">Qua nhà mẹ có việc, xin vô trễ, 9h50 vào cty</text:span></text:p>
              <text:p text:style-name="P1"><text:span text:style-name="T1">Xin ra ngoài 1h15p</text:span></text:p>
            </office:annotation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5.6587in" svg:y="10.7614in" draw:caption-point-x="-0.2402in" draw:caption-point-y="0.6071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0" office:value-type="float" office:value="0">
            <office:annotation draw:style-name="gr2" draw:text-style-name="P1" svg:width="1.1413in" svg:height="0.5457in" svg:x="16.1154in" svg:y="10.7693in" draw:caption-point-x="-0.2402in" draw:caption-point-y="0.5992in">
              <dc:date>2017-06-30T00:00:00</dc:date>
              <text:p text:style-name="P1"><text:span text:style-name="T1">Qua nhà mẹ có việc, xin vô trễ, 9h55 vào cty</text:span></text:p>
            </office:annotation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45">
            <text:p>45</text:p>
          </table:table-cell>
          <table:table-cell table:style-name="ce36" office:value-type="string">
            <text:p>TruyenLVC</text:p>
          </table:table-cell>
          <table:table-cell table:style-name="ce136" table:formula="of:=SUM([.D48:.AH48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6.3311in" svg:y="11.0114in" draw:caption-point-x="-0.2402in" draw:caption-point-y="0.6047in">
              <dc:date>2017-06-09T00:00:00</dc:date>
              <text:p text:style-name="P1"><text:span text:style-name="T1">Bận việc gia đình, xin vô trễ, 9h28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7768in" svg:y="11.0126in" draw:caption-point-x="-0.2402in" draw:caption-point-y="0.6035in">
              <dc:date>2017-06-1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4622in" svg:y="11.015in" draw:caption-point-x="-0.2402in" draw:caption-point-y="0.6012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9189in" svg:y="11.0154in" draw:caption-point-x="-0.2402in" draw:caption-point-y="0.6008in">
              <dc:date>2017-06-23T00:00:00</dc:date>
              <text:p text:style-name="P1"><text:span text:style-name="T1">8h32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5.6587in" svg:y="11.0173in" draw:caption-point-x="-0.2402in" draw:caption-point-y="0.5988in">
              <dc:date>2017-06-29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46">
            <text:p>46</text:p>
          </table:table-cell>
          <table:table-cell table:style-name="ce62" office:value-type="string">
            <text:p>VietBA</text:p>
          </table:table-cell>
          <table:table-cell table:style-name="ce136" table:formula="of:=SUM([.D49:.AH49])" office:value-type="float" office:value="2.5">
            <text:p>2.5</text:p>
          </table:table-cell>
          <table:table-cell table:style-name="ce140" office:value-type="float" office:value="0.5">
            <office:annotation draw:style-name="gr4" draw:text-style-name="P1" svg:width="1.1413in" svg:height="0.3902in" svg:x="2.6457in" svg:y="11.2563in" draw:caption-point-x="-0.2402in" draw:caption-point-y="0.6075in">
              <dc:date>2017-06-01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6" draw:text-style-name="P1" svg:width="1.1413in" svg:height="0.2634in" svg:x="5.3854in" svg:y="11.2583in" draw:caption-point-x="-0.2402in" draw:caption-point-y="0.6055in">
              <dc:date>2017-06-07T00:00:00</dc:date>
              <text:p text:style-name="P1"><text:span text:style-name="T1">Có việc cá nhân</text:span></text:p>
            </office:annotation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11.2587in" draw:caption-point-x="-0.2402in" draw:caption-point-y="0.6051in">
              <dc:date>2017-06-08T00:00:00</dc:date>
              <text:p text:style-name="P1"><text:span text:style-name="T1">Quên chìa khóa, 8h38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7.7988in" svg:y="11.2594in" draw:caption-point-x="-0.2402in" draw:caption-point-y="0.6043in">
              <dc:date>2017-06-12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2878in" svg:y="11.2598in" draw:caption-point-x="-0.2402in" draw:caption-point-y="0.6039in">
              <dc:date>2017-06-13T00:00:00</dc:date>
              <text:p text:style-name="P1"><text:span text:style-name="T1">8h37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7768in" svg:y="11.2602in" draw:caption-point-x="-0.2402in" draw:caption-point-y="0.6035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9.7228in" svg:y="11.261in" draw:caption-point-x="-0.2402in" draw:caption-point-y="0.6028in">
              <dc:date>2017-06-16T00:00:00</dc:date>
              <text:p text:style-name="P1"><text:span text:style-name="T1">Bị cảm, sốt</text:span></text:p>
            </office:annotation>
            <text:p>1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9189in" svg:y="11.263in" draw:caption-point-x="-0.2402in" draw:caption-point-y="0.6008in">
              <dc:date>2017-06-23T00:00:00</dc:date>
              <text:p text:style-name="P1"><text:span text:style-name="T1">Có việc, xin đi trễ, 9h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11.2638in" draw:caption-point-x="-0.2402in" draw:caption-point-y="0.6in">
              <dc:date>2017-06-26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47">
            <text:p>47</text:p>
          </table:table-cell>
          <table:table-cell table:style-name="ce36" office:value-type="string">
            <text:p>VinhP</text:p>
          </table:table-cell>
          <table:table-cell table:style-name="ce136" table:formula="of:=SUM([.D50:.AH50])" office:value-type="float" office:value="0.5"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2.6457in" svg:y="11.5039in" draw:caption-point-x="-0.2402in" draw:caption-point-y="0.6075in">
              <dc:date>2017-06-01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2" table:number-rows-repeated="5">
          <table:table-cell table:style-name="ce35" table:number-columns-repeated="3"/>
          <table:table-cell table:style-name="ce141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141" table:number-columns-repeated="4"/>
          <table:table-cell table:style-name="ce143"/>
          <table:table-cell table:style-name="ce141" table:number-columns-repeated="26"/>
          <table:table-cell table:style-name="ce35" table:number-columns-repeated="952"/>
        </table:table-row>
        <table:table-row table:style-name="ro2" table:number-rows-repeated="4">
          <table:table-cell table:style-name="ce35" table:number-columns-repeated="3"/>
          <table:table-cell table:style-name="ce141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141" table:number-columns-repeated="4"/>
          <table:table-cell table:style-name="ce144" table:number-columns-repeated="7"/>
          <table:table-cell table:style-name="ce141" table:number-columns-repeated="20"/>
          <table:table-cell table:style-name="ce35" table:number-columns-repeated="952"/>
        </table:table-row>
        <table:table-row table:style-name="ro2" table:number-rows-repeated="65393">
          <table:table-cell table:style-name="ce35" table:number-columns-repeated="3"/>
          <table:table-cell table:style-name="ce141" table:number-columns-repeated="31"/>
          <table:table-cell table:style-name="ce35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5"/>
        <table:table-column table:style-name="co26" table:number-columns-repeated="7" table:default-cell-style-name="ce155"/>
        <table:table-column table:style-name="co25" table:number-columns-repeated="16" table:default-cell-style-name="ce155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150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7" table:number-columns-spanned="2" table:number-rows-spanned="1">
            <text:p>7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7" table:number-columns-spanned="2" table:number-rows-spanned="1">
            <text:p>2017</text:p>
          </table:table-cell>
          <table:covered-table-cell table:style-name="ce161"/>
          <table:table-cell table:style-name="ce150" table:number-columns-repeated="15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151" table:formula="of:=DATE([.$R$1];[.N1];1)" office:value-type="date" office:date-value="2017-07-01">
            <text:p>01</text:p>
          </table:table-cell>
          <table:table-cell table:style-name="ce151" table:formula="of:=[.D2]+1" office:value-type="date" office:date-value="2017-07-02">
            <text:p>02</text:p>
          </table:table-cell>
          <table:table-cell table:style-name="ce151" table:formula="of:=[.E2]+1" office:value-type="date" office:date-value="2017-07-03">
            <text:p>03</text:p>
          </table:table-cell>
          <table:table-cell table:style-name="ce151" table:formula="of:=[.F2]+1" office:value-type="date" office:date-value="2017-07-04">
            <text:p>04</text:p>
          </table:table-cell>
          <table:table-cell table:style-name="ce151" table:formula="of:=[.G2]+1" office:value-type="date" office:date-value="2017-07-05">
            <text:p>05</text:p>
          </table:table-cell>
          <table:table-cell table:style-name="ce151" table:formula="of:=[.H2]+1" office:value-type="date" office:date-value="2017-07-06">
            <text:p>06</text:p>
          </table:table-cell>
          <table:table-cell table:style-name="ce151" table:formula="of:=[.I2]+1" office:value-type="date" office:date-value="2017-07-07">
            <text:p>07</text:p>
          </table:table-cell>
          <table:table-cell table:style-name="ce151" table:formula="of:=[.J2]+1" office:value-type="date" office:date-value="2017-07-08">
            <text:p>08</text:p>
          </table:table-cell>
          <table:table-cell table:style-name="ce151" table:formula="of:=[.K2]+1" office:value-type="date" office:date-value="2017-07-09">
            <text:p>09</text:p>
          </table:table-cell>
          <table:table-cell table:style-name="ce151" table:formula="of:=[.L2]+1" office:value-type="date" office:date-value="2017-07-10">
            <text:p>10</text:p>
          </table:table-cell>
          <table:table-cell table:style-name="ce151" table:formula="of:=[.M2]+1" office:value-type="date" office:date-value="2017-07-11">
            <text:p>11</text:p>
          </table:table-cell>
          <table:table-cell table:style-name="ce151" table:formula="of:=[.N2]+1" office:value-type="date" office:date-value="2017-07-12">
            <text:p>12</text:p>
          </table:table-cell>
          <table:table-cell table:style-name="ce151" table:formula="of:=[.O2]+1" office:value-type="date" office:date-value="2017-07-13">
            <text:p>13</text:p>
          </table:table-cell>
          <table:table-cell table:style-name="ce151" table:formula="of:=[.P2]+1" office:value-type="date" office:date-value="2017-07-14">
            <text:p>14</text:p>
          </table:table-cell>
          <table:table-cell table:style-name="ce151" table:formula="of:=[.Q2]+1" office:value-type="date" office:date-value="2017-07-15">
            <text:p>15</text:p>
          </table:table-cell>
          <table:table-cell table:style-name="ce151" table:formula="of:=[.R2]+1" office:value-type="date" office:date-value="2017-07-16">
            <text:p>16</text:p>
          </table:table-cell>
          <table:table-cell table:style-name="ce151" table:formula="of:=[.S2]+1" office:value-type="date" office:date-value="2017-07-17">
            <text:p>17</text:p>
          </table:table-cell>
          <table:table-cell table:style-name="ce151" table:formula="of:=[.T2]+1" office:value-type="date" office:date-value="2017-07-18">
            <text:p>18</text:p>
          </table:table-cell>
          <table:table-cell table:style-name="ce151" table:formula="of:=[.U2]+1" office:value-type="date" office:date-value="2017-07-19">
            <text:p>19</text:p>
          </table:table-cell>
          <table:table-cell table:style-name="ce151" table:formula="of:=[.V2]+1" office:value-type="date" office:date-value="2017-07-20">
            <text:p>20</text:p>
          </table:table-cell>
          <table:table-cell table:style-name="ce151" table:formula="of:=[.W2]+1" office:value-type="date" office:date-value="2017-07-21">
            <text:p>21</text:p>
          </table:table-cell>
          <table:table-cell table:style-name="ce151" table:formula="of:=[.X2]+1" office:value-type="date" office:date-value="2017-07-22">
            <text:p>22</text:p>
          </table:table-cell>
          <table:table-cell table:style-name="ce151" table:formula="of:=[.Y2]+1" office:value-type="date" office:date-value="2017-07-23">
            <text:p>23</text:p>
          </table:table-cell>
          <table:table-cell table:style-name="ce151" table:formula="of:=[.Z2]+1" office:value-type="date" office:date-value="2017-07-24">
            <text:p>24</text:p>
          </table:table-cell>
          <table:table-cell table:style-name="ce151" table:formula="of:=[.AA2]+1" office:value-type="date" office:date-value="2017-07-25">
            <text:p>25</text:p>
          </table:table-cell>
          <table:table-cell table:style-name="ce151" table:formula="of:=[.AB2]+1" office:value-type="date" office:date-value="2017-07-26">
            <text:p>26</text:p>
          </table:table-cell>
          <table:table-cell table:style-name="ce151" table:formula="of:=[.AC2]+1" office:value-type="date" office:date-value="2017-07-27">
            <text:p>27</text:p>
          </table:table-cell>
          <table:table-cell table:style-name="ce151" table:formula="of:=[.AD2]+1" office:value-type="date" office:date-value="2017-07-28">
            <text:p>28</text:p>
          </table:table-cell>
          <table:table-cell table:style-name="ce151" table:formula="of:=[.AE2]+1" office:value-type="date" office:date-value="2017-07-29">
            <text:p>29</text:p>
          </table:table-cell>
          <table:table-cell table:style-name="ce151" table:formula="of:=[.AF2]+1" office:value-type="date" office:date-value="2017-07-30">
            <text:p>30</text:p>
          </table:table-cell>
          <table:table-cell table:style-name="ce151" table:formula="of:=[.AG2]+1" office:value-type="date" office:date-value="2017-07-31">
            <text:p>31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152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149" table:formula="of:=SUM([.D4:.AH4])" office:value-type="float" office:value="2">
            <text:p>2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3.5591in" svg:y="0.1122in" draw:caption-point-x="-0.2402in" draw:caption-point-y="0.6059in">
              <dc:date>2017-07-03T00:00:00</dc:date>
              <text:p text:style-name="P1"><text:span text:style-name="T1">8h36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0157in" svg:y="0.11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4.472in" svg:y="0.1709in" draw:caption-point-x="-0.2402in" draw:caption-point-y="0.5472in">
              <dc:date>2017-07-05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5.3854in" svg:y="0.1138in" draw:caption-point-x="-0.2402in" draw:caption-point-y="0.6043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6.8205in" svg:y="0.1142in" draw:caption-point-x="-0.2402in" draw:caption-point-y="0.6039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3094in" svg:y="0.1146in" draw:caption-point-x="-0.2402in" draw:caption-point-y="0.6035in">
              <dc:date>2017-07-11T00:00:00</dc:date>
              <text:p text:style-name="P1"><text:span text:style-name="T1">Bận việc nhà xin đi trễ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0.115in" draw:caption-point-x="-0.2402in" draw:caption-point-y="0.6031in">
              <dc:date>2017-07-12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2878in" svg:y="0.1154in" draw:caption-point-x="-0.2402in" draw:caption-point-y="0.6028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8.7768in" svg:y="0.1157in" draw:caption-point-x="-0.2402in" draw:caption-point-y="0.6024in">
              <dc:date>2017-07-14T00:00:00</dc:date>
              <text:p text:style-name="P1"><text:span text:style-name="T1">Bị bện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10.1791in" svg:y="0.1161in" draw:caption-point-x="-0.2402in" draw:caption-point-y="0.602in">
              <dc:date>2017-07-17T00:00:00</dc:date>
              <text:p text:style-name="P1"><text:span text:style-name="T1">Xe hư, xin đi trễ, 9h09 vào cty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2.0059in" svg:y="0.1185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4.289in" svg:y="0.1201in" draw:caption-point-x="-0.2402in" draw:caption-point-y="0.598in">
              <dc:date>2017-07-26T00:00:00</dc:date>
              <text:p text:style-name="P1"><text:span text:style-name="T1">Có việc nhà, xin đi trễ, 9h3 vào cty</text:span></text:p>
            </office:annotation>
            <text:p>0</text:p>
          </table:table-cell>
          <table:table-cell table:style-name="ce153" office:value-type="float" office:value="0.5">
            <office:annotation draw:style-name="gr3" draw:text-style-name="P1" svg:width="1.1413in" svg:height="0.7012in" svg:x="14.7457in" svg:y="0.1205in" draw:caption-point-x="-0.2402in" draw:caption-point-y="0.5976in">
              <dc:date>2017-07-27T00:00:00</dc:date>
              <text:p text:style-name="P1"><text:span text:style-name="T1">Đi khám <text:s/>sức khỏe, xin off chiều, sáng 8h34 đến cty</text:span></text:p>
            </office:annotation>
            <text:p>0.5</text:p>
          </table:table-cell>
          <table:table-cell table:style-name="ce153" office:value-type="float" office:value="0">
            <office:annotation draw:style-name="gr6" draw:text-style-name="P1" svg:width="1.1413in" svg:height="0.2634in" svg:x="15.202in" svg:y="0.121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49" table:formula="of:=SUM([.D5:.AH5])" office:value-type="float" office:value="4.5">
            <text:p>4.5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3.55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3" office:value-type="float" office:value="1">
            <office:annotation draw:style-name="gr6" draw:text-style-name="P1" svg:width="1.1413in" svg:height="0.2634in" svg:x="4.0157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0">
            <office:annotation draw:style-name="gr6" draw:text-style-name="P1" svg:width="1.1413in" svg:height="0.2634in" svg:x="4.472in" svg:y="0.3602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9287in" svg:y="0.3606in" draw:caption-point-x="-0.2402in" draw:caption-point-y="0.6051in">
              <dc:date>2017-07-06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5.3854in" svg:y="0.3614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6.8205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0.17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3" office:value-type="float" office:value="0">
            <office:annotation draw:style-name="gr6" draw:text-style-name="P1" svg:width="1.1413in" svg:height="0.2634in" svg:x="10.6358in" svg:y="0.3638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1.0925in" svg:y="0.3646in" draw:caption-point-x="-0.2402in" draw:caption-point-y="0.6012in">
              <dc:date>2017-07-19T00:00:00</dc:date>
              <text:p text:style-name="P1"><text:span text:style-name="T1">Dậy trễ, 8h41 vào cty</text:span></text:p>
            </office:annotation>
            <text:p>0</text:p>
          </table:table-cell>
          <table:table-cell table:style-name="ce153" office:value-type="float" office:value="0.5">
            <office:annotation draw:style-name="gr6" draw:text-style-name="P1" svg:width="1.1413in" svg:height="0.2634in" svg:x="11.5492in" svg:y="0.3642in" draw:caption-point-x="-0.2402in" draw:caption-point-y="0.6016in">
              <dc:date>2017-07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6" draw:text-style-name="P1" svg:width="1.1413in" svg:height="0.2634in" svg:x="12.0059in" svg:y="0.3661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2" draw:text-style-name="P1" svg:width="1.1413in" svg:height="0.5457in" svg:x="13.3756in" svg:y="0.3665in" draw:caption-point-x="-0.2402in" draw:caption-point-y="0.5992in">
              <dc:date>2017-07-24T00:00:00</dc:date>
              <text:p text:style-name="P1"><text:span text:style-name="T1">Bận việc riêng, xin đi trễ, 10h30 vào công ty</text:span></text:p>
            </office:annotation>
            <text:p>0.5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0.3669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7457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3" office:value-type="float" office:value="0">
            <office:annotation draw:style-name="gr6" draw:text-style-name="P1" svg:width="1.1413in" svg:height="0.2634in" svg:x="15.202in" svg:y="0.3689in" draw:caption-point-x="-0.2402in" draw:caption-point-y="0.5969in">
              <dc:date>2017-07-28T00:00:00</dc:date>
              <text:p text:style-name="P1"><text:span text:style-name="T1">8h36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149" table:formula="of:=SUM([.D6:.AH6])" office:value-type="float" office:value="5">
            <text:p>5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3.5591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4.0157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4.472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4.9287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5.3854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4">
            <text:p>4</text:p>
          </table:table-cell>
          <table:table-cell table:style-name="ce36" office:value-type="string">
            <text:p>CuongNH</text:p>
          </table:table-cell>
          <table:table-cell table:style-name="ce149" table:formula="of:=SUM([.D7:.AH7])" office:value-type="float" office:value="1"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1.0925in" svg:y="0.8598in" draw:caption-point-x="-0.2402in" draw:caption-point-y="0.6012in">
              <dc:date>2017-07-19T00:00:00</dc:date>
              <text:p text:style-name="P1"><text:span text:style-name="T1">Kẹt xe, 8h19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1.5492in" svg:y="0.8606in" draw:caption-point-x="-0.2402in" draw:caption-point-y="0.6004in">
              <dc:date>2017-07-20T00:00:00</dc:date>
              <text:p text:style-name="P1"><text:span text:style-name="T1">Có việc đột xuất, xin đi trễ, 8h37 vào cty</text:span></text:p>
            </office:annotation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12.0059in" svg:y="0.8591in" draw:caption-point-x="-0.2402in" draw:caption-point-y="0.602in">
              <dc:date>2017-07-17T00:00:00</dc:date>
              <text:p text:style-name="P1"><text:span text:style-name="T1">Về quê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8323in" svg:y="0.8622in" draw:caption-point-x="-0.2402in" draw:caption-point-y="0.5988in">
              <dc:date>2017-07-25T00:00:00</dc:date>
              <text:p text:style-name="P1"><text:span text:style-name="T1">Co viec dot xuat, xin di tre, 9h19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5.202in" svg:y="0.8646in" draw:caption-point-x="-0.2402in" draw:caption-point-y="0.5965in">
              <dc:date>2017-07-28T00:00:00</dc:date>
              <text:p text:style-name="P1"><text:span text:style-name="T1">Xin về sớm 5h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7" office:value-type="string">
            <text:p>CuongNM</text:p>
          </table:table-cell>
          <table:table-cell table:style-name="ce149" table:formula="of:=SUM([.D8:.AH8])" office:value-type="float" office:value="4.5">
            <text:p>4.5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4.0157in" svg:y="1.1055in" draw:caption-point-x="-0.2402in" draw:caption-point-y="0.6031in">
              <dc:date>2017-07-04T00:00:00</dc:date>
              <text:p text:style-name="P1"><text:span text:style-name="T1">Có việc gấp, phải về nhà, off chiều</text:span></text:p>
            </office:annotation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4" draw:text-style-name="P1" svg:width="1.1413in" svg:height="0.3902in" svg:x="10.1791in" svg:y="1.1067in" draw:caption-point-x="-0.2402in" draw:caption-point-y="0.602in">
              <dc:date>2017-07-17T00:00:00</dc:date>
              <text:p text:style-name="P1"><text:span text:style-name="T1">Gặp giáo viên hướng dẫn</text:span></text:p>
            </office:annotation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2.0059in" svg:y="1.1091in" draw:caption-point-x="-0.2402in" draw:caption-point-y="0.5996in">
              <dc:date>2017-07-21T00:00:00</dc:date>
              <text:p text:style-name="P1"><text:span text:style-name="T1">Xin off chiều, lên trường</text:span></text:p>
            </office:annotation>
            <text:p>0.5</text:p>
          </table:table-cell>
          <table:table-cell table:style-name="ce153" table:number-columns-repeated="2"/>
          <table:table-cell table:style-name="ce153" office:value-type="float" office:value="1">
            <office:annotation draw:style-name="gr2" draw:text-style-name="P1" svg:width="1.1413in" svg:height="0.5457in" svg:x="13.3756in" svg:y="1.1094in" draw:caption-point-x="-0.2402in" draw:caption-point-y="0.5992in">
              <dc:date>2017-07-24T00:00:00</dc:date>
              <text:p text:style-name="P1"><text:span text:style-name="T1">Gặp Thầy phản biện khóa luận</text:span></text:p>
              <text:p text:style-name="P1"><text:span text:style-name="T1"/></text:p>
            </office:annotation>
            <text:p>1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1.1098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4.289in" svg:y="1.1106in" draw:caption-point-x="-0.2402in" draw:caption-point-y="0.598in">
              <dc:date>2017-07-25T00:00:00</dc:date>
              <text:p text:style-name="P1"><text:span text:style-name="T1">Bảo vệ khóa luận</text:span></text:p>
            </office:annotation>
            <text:p>1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office:display="true" draw:style-name="gr2" draw:text-style-name="P1" svg:width="1.1413in" svg:height="0.5457in" svg:x="16.572in" svg:y="1.1839in" draw:caption-point-x="-0.2402in" draw:caption-point-y="0.5244in">
              <dc:date>2017-08-07T00:00:00</dc:date>
              <text:p text:style-name="P2"><text:span text:style-name="T1">Bị sốt, làm remote 4h theo yêu cầu dự án</text:span></text:p>
            </office:annotation>
            <text:p>0.5</text:p>
          </table:table-cell>
          <table:table-cell table:style-name="ce35" table:number-columns-repeated="949"/>
          <table:table-cell table:number-columns-repeated="3"/>
        </table:table-row>
        <table:table-row table:style-name="ro6">
          <table:table-cell table:style-name="ce122" office:value-type="float" office:value="6">
            <text:p>6</text:p>
          </table:table-cell>
          <table:table-cell table:style-name="ce36" office:value-type="string">
            <text:p>DuongDN</text:p>
          </table:table-cell>
          <table:table-cell table:style-name="ce149" table:formula="of:=SUM([.D9:.AH9])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9287in" svg:y="1.3516in" draw:caption-point-x="-0.2402in" draw:caption-point-y="0.6051in">
              <dc:date>2017-07-06T00:00:00</dc:date>
              <text:p text:style-name="P1"><text:span text:style-name="T1">8h33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5.3854in" svg:y="1.3524in" draw:caption-point-x="-0.2402in" draw:caption-point-y="0.6043in">
              <dc:date>2017-07-07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1.354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1.5492in" svg:y="1.3563in" draw:caption-point-x="-0.2402in" draw:caption-point-y="0.6004in">
              <dc:date>2017-07-20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1.3579in" draw:caption-point-x="-0.2402in" draw:caption-point-y="0.5988in">
              <dc:date>2017-07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DuyNM</text:p>
          </table:table-cell>
          <table:table-cell table:style-name="ce149" table:formula="of:=SUM([.D10:.AH10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0.1791in" svg:y="1.6024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0925in" svg:y="1.6031in" draw:caption-point-x="-0.2402in" draw:caption-point-y="0.6012in">
              <dc:date>2017-07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8323in" svg:y="1.6055in" draw:caption-point-x="-0.2402in" draw:caption-point-y="0.5988in">
              <dc:date>2017-07-25T00:00:00</dc:date>
              <text:p text:style-name="P1"><text:span text:style-name="T1">Có việc bận, xin đi trễ, 8h42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8">
            <text:p>8</text:p>
          </table:table-cell>
          <table:table-cell table:style-name="ce36" office:value-type="string">
            <text:p>DuyenLT</text:p>
          </table:table-cell>
          <table:table-cell table:style-name="ce149" table:formula="of:=SUM([.D11:.AH11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6.8205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3094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8.2878in" svg:y="1.8492in" draw:caption-point-x="-0.2402in" draw:caption-point-y="0.6028in">
              <dc:date>2017-07-13T00:00:00</dc:date>
              <text:p text:style-name="P1"><text:span text:style-name="T1">Đi ngân hàng, xin vô trễ, 9h52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0.1791in" svg:y="1.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36" office:value-type="string">
            <text:p>GiauNV</text:p>
          </table:table-cell>
          <table:table-cell table:style-name="ce149" table:formula="of:=SUM([.D12:.AH12])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3.5591in" svg:y="2.0937in" draw:caption-point-x="-0.2402in" draw:caption-point-y="0.6059in">
              <dc:date>2017-07-03T00:00:00</dc:date>
              <text:p text:style-name="P1"><text:span text:style-name="T1">Có việc đi ngân hàng, xin đi trễ, 8h35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0157in" svg:y="2.0945in" draw:caption-point-x="-0.2402in" draw:caption-point-y="0.6051in">
              <dc:date>2017-07-0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2.0972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5492in" svg:y="2.099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8323in" svg:y="2.1008in" draw:caption-point-x="-0.2402in" draw:caption-point-y="0.5988in">
              <dc:date>2017-07-25T00:00:00</dc:date>
              <text:p text:style-name="P1"><text:span text:style-name="T1">Có việc bận, xin đi trễ, 8h51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0">
            <text:p>10</text:p>
          </table:table-cell>
          <table:table-cell table:style-name="ce62" office:value-type="string">
            <text:p>HaTH</text:p>
          </table:table-cell>
          <table:table-cell table:style-name="ce149" table:formula="of:=SUM([.D13:.AH13])" office:value-type="float" office:value="1"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0157in" svg:y="2.3421in" draw:caption-point-x="-0.2402in" draw:caption-point-y="0.6051in">
              <dc:date>2017-07-0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5.3854in" svg:y="2.3429in" draw:caption-point-x="-0.2402in" draw:caption-point-y="0.6043in">
              <dc:date>2017-07-07T00:00:00</dc:date>
              <text:p text:style-name="P1"><text:span text:style-name="T1">8h36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6.8205in" svg:y="2.4008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3094in" svg:y="2.3437in" draw:caption-point-x="-0.2402in" draw:caption-point-y="0.6035in">
              <dc:date>2017-07-11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7988in" svg:y="2.3441in" draw:caption-point-x="-0.2402in" draw:caption-point-y="0.6031in">
              <dc:date>2017-07-12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2878in" svg:y="2.402in" draw:caption-point-x="-0.2402in" draw:caption-point-y="0.5453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0.1791in" svg:y="2.3453in" draw:caption-point-x="-0.2402in" draw:caption-point-y="0.602in">
              <dc:date>2017-07-17T00:00:00</dc:date>
              <text:p text:style-name="P1"><text:span text:style-name="T1">Bị kẹt xe, 8h55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0.6358in" svg:y="2.3457in" draw:caption-point-x="-0.2402in" draw:caption-point-y="0.6016in">
              <dc:date>2017-07-18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1.0925in" svg:y="2.3461in" draw:caption-point-x="-0.2402in" draw:caption-point-y="0.6012in">
              <dc:date>2017-07-19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1.5492in" svg:y="2.3469in" draw:caption-point-x="-0.2402in" draw:caption-point-y="0.6004in">
              <dc:date>2017-07-2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2.0059in" svg:y="2.3453in" draw:caption-point-x="-0.2402in" draw:caption-point-y="0.602in">
              <dc:date>2017-07-17T00:00:00</dc:date>
              <text:p text:style-name="P1"><text:span text:style-name="T1">Có việc gia đình cần giải quyết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3484in" draw:caption-point-x="-0.2402in" draw:caption-point-y="0.5988in">
              <dc:date>2017-07-25T00:00:00</dc:date>
              <text:p text:style-name="P1"><text:span text:style-name="T1">Bị kẹt xe, 8h42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4.7457in" svg:y="2.35in" draw:caption-point-x="-0.2402in" draw:caption-point-y="0.5972in">
              <dc:date>2017-07-27T00:00:00</dc:date>
              <text:p text:style-name="P1"><text:span text:style-name="T1">8h32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8" office:value-type="string">
            <text:p>HaTT</text:p>
          </table:table-cell>
          <table:table-cell table:style-name="ce149" table:formula="of:=SUM([.D14:.AH14])" office:value-type="float" office:value="1.5">
            <text:p>1.5</text:p>
          </table:table-cell>
          <table:table-cell table:style-name="ce153" table:number-columns-repeated="2"/>
          <table:table-cell table:style-name="ce153" office:value-type="float" office:value="1">
            <office:annotation draw:style-name="gr4" draw:text-style-name="P1" svg:width="1.1413in" svg:height="0.3902in" svg:x="3.5591in" svg:y="2.5866in" draw:caption-point-x="-0.2402in" draw:caption-point-y="0.6083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7988in" svg:y="2.5917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2.5925in" draw:caption-point-x="-0.2402in" draw:caption-point-y="0.6024in">
              <dc:date>2017-07-14T00:00:00</dc:date>
              <text:p text:style-name="P1"><text:span text:style-name="T1">8h33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0.6358in" svg:y="2.5933in" draw:caption-point-x="-0.2402in" draw:caption-point-y="0.6016in">
              <dc:date>2017-07-18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0925in" svg:y="2.5937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53" office:value-type="float" office:value="0.5">
            <office:annotation draw:style-name="gr6" draw:text-style-name="P1" svg:width="1.1413in" svg:height="0.2634in" svg:x="11.5492in" svg:y="2.5945in" draw:caption-point-x="-0.2402in" draw:caption-point-y="0.6004in">
              <dc:date>2017-07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3.3756in" svg:y="2.5957in" draw:caption-point-x="-0.2402in" draw:caption-point-y="0.5992in">
              <dc:date>2017-07-24T00:00:00</dc:date>
              <text:p text:style-name="P1"><text:span text:style-name="T1">8h38 vao cty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2.5961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4.289in" svg:y="2.5969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5.202in" svg:y="2.598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2">
            <text:p>12</text:p>
          </table:table-cell>
          <table:table-cell table:style-name="ce36" office:value-type="string">
            <text:p>HaiNM</text:p>
          </table:table-cell>
          <table:table-cell table:style-name="ce149" table:formula="of:=SUM([.D15:.AH15])" office:value-type="float" office:value="2">
            <text:p>2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3.5591in" svg:y="2.837in" draw:caption-point-x="-0.2402in" draw:caption-point-y="0.6055in">
              <dc:date>2017-07-03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9287in" svg:y="2.8382in" draw:caption-point-x="-0.2402in" draw:caption-point-y="0.6043in">
              <dc:date>2017-07-06T00:00:00</dc:date>
              <text:p text:style-name="P1"><text:span text:style-name="T1">Có việc xin về sớm lúc 4h30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6.8205in" svg:y="2.839in" draw:caption-point-x="-0.2402in" draw:caption-point-y="0.6035in">
              <dc:date>2017-07-10T00:00:00</dc:date>
              <text:p text:style-name="P1"><text:span text:style-name="T1">Xin ra ngoài 1hr, confirm làm bù sau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3094in" svg:y="2.839in" draw:caption-point-x="-0.2402in" draw:caption-point-y="0.6035in">
              <dc:date>2017-07-11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8.7768in" svg:y="2.8402in" draw:caption-point-x="-0.2402in" draw:caption-point-y="0.6024in">
              <dc:date>2017-07-14T00:00:00</dc:date>
              <text:p text:style-name="P1"><text:span text:style-name="T1">Nhà có việc, off chiều</text:span></text:p>
            </office:annotation>
            <text:p>0.5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0925in" svg:y="2.8413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3.8323in" svg:y="2.8437in" draw:caption-point-x="-0.2402in" draw:caption-point-y="0.5988in">
              <dc:date>2017-07-25T00:00:00</dc:date>
              <text:p text:style-name="P1"><text:span text:style-name="T1">Mệt, xin off cả ngày</text:span></text:p>
            </office:annotation>
            <text:p>1</text:p>
          </table:table-cell>
          <table:table-cell table:style-name="ce153" office:value-type="float" office:value="0">
            <office:annotation draw:style-name="gr8" draw:text-style-name="P1" svg:width="1.1413in" svg:height="0.8567in" svg:x="14.289in" svg:y="2.8453in" draw:caption-point-x="-0.2402in" draw:caption-point-y="0.5972in">
              <dc:date>2017-07-27T00:00:00</dc:date>
              <text:p text:style-name="P1"><text:span text:style-name="T1">Đi công chứng giấy tờ nhà, xin ra ngoài lúc 2h48, 4h45 về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16.572in" svg:y="2.8461in" draw:caption-point-x="-0.2402in" draw:caption-point-y="0.5965in">
              <dc:date>2017-07-31T00:00:00</dc:date>
              <text:p text:style-name="P1"><text:span text:style-name="T1">Nhà có việc, xin đi trẽ, 8h41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angDTT</text:p>
          </table:table-cell>
          <table:table-cell table:style-name="ce149" table:formula="of:=SUM([.D16:.AH16])" office:value-type="float" office:value="0">
            <text:p>0</text:p>
          </table:table-cell>
          <table:table-cell table:style-name="ce153" table:number-columns-repeated="19"/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4">
            <text:p>14</text:p>
          </table:table-cell>
          <table:table-cell table:style-name="ce36" office:value-type="string">
            <text:p>HienNV</text:p>
          </table:table-cell>
          <table:table-cell table:style-name="ce149" table:formula="of:=SUM([.D17:.AH17])" office:value-type="float" office:value="4">
            <text:p>4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text:p>1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6" draw:text-style-name="P1" svg:width="1.1413in" svg:height="0.2634in" svg:x="11.5492in" svg:y="3.339in" draw:caption-point-x="-0.2402in" draw:caption-point-y="0.5992in">
              <dc:date>2017-07-24T00:00:00</dc:date>
              <text:p text:style-name="P1"><text:span text:style-name="T1">Off chiều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1">
            <text:p>1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6" draw:text-style-name="P1" svg:width="1.1413in" svg:height="0.2634in" svg:x="15.202in" svg:y="3.3417in" draw:caption-point-x="-0.2402in" draw:caption-point-y="0.5965in">
              <dc:date>2017-07-28T00:00:00</dc:date>
              <text:p text:style-name="P1"><text:span text:style-name="T1">Off sáng</text:span></text:p>
            </office:annotation>
            <text:p>0.5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iepNH</text:p>
          </table:table-cell>
          <table:table-cell table:style-name="ce149" table:formula="of:=SUM([.D18:.AH18])" office:value-type="float" office:value="0.5"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5.3854in" svg:y="3.5815in" draw:caption-point-x="-0.2402in" draw:caption-point-y="0.6043in">
              <dc:date>2017-07-07T00:00:00</dc:date>
              <text:p text:style-name="P1"><text:span text:style-name="T1">Có việc, xin đi trễ, 9h05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6" draw:text-style-name="P1" svg:width="1.1413in" svg:height="0.2634in" svg:x="7.7988in" svg:y="3.5827in" draw:caption-point-x="-0.2402in" draw:caption-point-y="0.6031in">
              <dc:date>2017-07-12T00:00:00</dc:date>
              <text:p text:style-name="P1"><text:span text:style-name="T1">Bị sốt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3.5835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3.3756in" svg:y="3.5866in" draw:caption-point-x="-0.2402in" draw:caption-point-y="0.5992in">
              <dc:date>2017-07-24T00:00:00</dc:date>
              <text:p text:style-name="P1"><text:span text:style-name="T1">Xin về sớm, lúc 5h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6">
            <text:p>16</text:p>
          </table:table-cell>
          <table:table-cell table:style-name="ce36" office:value-type="string">
            <text:p>HieuNKT</text:p>
          </table:table-cell>
          <table:table-cell table:style-name="ce149" table:formula="of:=SUM([.D19:.AH19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ngLV</text:p>
          </table:table-cell>
          <table:table-cell table:style-name="ce149" table:formula="of:=SUM([.D20:.AH20])" office:value-type="float" office:value="1"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13.3756in" svg:y="4.0819in" draw:caption-point-x="-0.2402in" draw:caption-point-y="0.5992in">
              <dc:date>2017-07-24T00:00:00</dc:date>
              <text:p text:style-name="P1"><text:span text:style-name="T1">Bị cảm sốt</text:span></text:p>
            </office:annotation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8">
            <text:p>18</text:p>
          </table:table-cell>
          <table:table-cell table:style-name="ce36" office:value-type="string">
            <text:p>HungNC</text:p>
          </table:table-cell>
          <table:table-cell table:style-name="ce149" table:formula="of:=SUM([.D21:.AH21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5492in" svg:y="4.3283in" draw:caption-point-x="-0.2402in" draw:caption-point-y="0.6004in">
              <dc:date>2017-07-20T00:00:00</dc:date>
              <text:p text:style-name="P1"><text:span text:style-name="T1">8h34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4.3299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HungPN</text:p>
          </table:table-cell>
          <table:table-cell table:style-name="ce149" table:formula="of:=SUM([.D22:.AH22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0">
            <text:p>20</text:p>
          </table:table-cell>
          <table:table-cell table:style-name="ce36" office:value-type="string">
            <text:p>HuyDH</text:p>
          </table:table-cell>
          <table:table-cell table:style-name="ce149" table:formula="of:=SUM([.D23:.AH23])" office:value-type="float" office:value="0.5">
            <text:p>0.5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4.8189in" draw:caption-point-x="-0.2402in" draw:caption-point-y="0.6051in">
              <dc:date>2017-07-04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472in" svg:y="4.8185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5.3854in" svg:y="4.8772in" draw:caption-point-x="-0.2402in" draw:caption-point-y="0.5469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4.821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0.1791in" svg:y="4.822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53" office:value-type="float" office:value="0.5">
            <office:annotation draw:style-name="gr6" draw:text-style-name="P1" svg:width="1.1413in" svg:height="0.2634in" svg:x="10.6358in" svg:y="4.8224in" draw:caption-point-x="-0.2402in" draw:caption-point-y="0.6016in">
              <dc:date>2017-07-18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1.5492in" svg:y="4.8236in" draw:caption-point-x="-0.2402in" draw:caption-point-y="0.6004in">
              <dc:date>2017-07-20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2.0059in" svg:y="4.8244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3.3756in" svg:y="4.8248in" draw:caption-point-x="-0.2402in" draw:caption-point-y="0.5992in">
              <dc:date>2017-07-24T00:00:00</dc:date>
              <text:p text:style-name="P1"><text:span text:style-name="T1">8h37 vào cty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4.8252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4.289in" svg:y="4.826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4.7457in" svg:y="4.8268in" draw:caption-point-x="-0.2402in" draw:caption-point-y="0.5972in">
              <dc:date>2017-07-27T00:00:00</dc:date>
              <text:p text:style-name="P1"><text:span text:style-name="T1">8h34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36" office:value-type="string">
            <text:p>HuyNG</text:p>
          </table:table-cell>
          <table:table-cell table:style-name="ce149" table:formula="of:=SUM([.D24:.AH24])" office:value-type="float" office:value="1">
            <text:p>1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4.472in" svg:y="5.0661in" draw:caption-point-x="-0.2402in" draw:caption-point-y="0.6055in">
              <dc:date>2017-07-05T00:00:00</dc:date>
              <text:p text:style-name="P1"><text:span text:style-name="T1">Đi lấy đồ cho mẹ, xin đi trễ, 8h37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2" draw:text-style-name="P1" svg:width="1.1413in" svg:height="0.5457in" svg:x="13.3756in" svg:y="5.0724in" draw:caption-point-x="-0.2402in" draw:caption-point-y="0.5992in">
              <dc:date>2017-07-24T00:00:00</dc:date>
              <text:p text:style-name="P1"><text:span text:style-name="T1">Chở Mẹ đi tái khám</text:span></text:p>
              <text:p text:style-name="P1"><text:span text:style-name="T1"/></text:p>
            </office:annotation>
            <text:p>1</text:p>
          </table:table-cell>
          <table:table-cell table:style-name="ce153" office:value-type="float" office:value="0">
            <office:annotation draw:style-name="gr2" draw:text-style-name="P1" svg:width="1.1413in" svg:height="0.5457in" svg:x="13.8323in" svg:y="5.0728in" draw:caption-point-x="-0.2402in" draw:caption-point-y="0.5988in">
              <dc:date>2017-07-25T00:00:00</dc:date>
              <text:p text:style-name="P1"><text:span text:style-name="T1">Chở mẹ ra ga, xin đi trễ, 8h42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2">
            <text:p>22</text:p>
          </table:table-cell>
          <table:table-cell table:style-name="ce36" office:value-type="string">
            <text:p>KhaiLV</text:p>
          </table:table-cell>
          <table:table-cell table:style-name="ce149" table:formula="of:=SUM([.D25:.AH25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KhangNHH</text:p>
          </table:table-cell>
          <table:table-cell table:style-name="ce149" table:formula="of:=SUM([.D26:.AH26])" office:value-type="float" office:value="0.5"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0.6358in" svg:y="5.5657in" draw:caption-point-x="-0.2402in" draw:caption-point-y="0.6016in">
              <dc:date>2017-07-18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4">
            <text:p>24</text:p>
          </table:table-cell>
          <table:table-cell table:style-name="ce36" office:value-type="string">
            <text:p>KienPT</text:p>
          </table:table-cell>
          <table:table-cell table:style-name="ce149" table:formula="of:=SUM([.D27:.AH27])" office:value-type="float" office:value="5.5">
            <text:p>5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4.9287in" svg:y="5.7953in" draw:caption-point-x="-0.2402in" draw:caption-point-y="0.619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5.3854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8.287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53" office:value-type="float" office:value="0.5">
            <office:annotation draw:style-name="gr4" draw:text-style-name="P1" svg:width="1.1413in" svg:height="0.3902in" svg:x="8.776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11.5492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2.0059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7457in" svg:y="5.7961in" draw:caption-point-x="-0.2402in" draw:caption-point-y="0.6189in">
              <dc:date>2017-07-27T00:00:00</dc:date>
              <text:p text:style-name="P1"><text:span text:style-name="T1">Off sáng, nghỉ chữa bệnh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KietNVT</text:p>
          </table:table-cell>
          <table:table-cell table:style-name="ce149" table:formula="of:=SUM([.D28:.AH28])" office:value-type="float" office:value="1">
            <text:p>1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3.5591in" svg:y="6.0559in" draw:caption-point-x="-0.2402in" draw:caption-point-y="0.6067in">
              <dc:date>2017-06-28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6.0571in" draw:caption-point-x="-0.2402in" draw:caption-point-y="0.6055in">
              <dc:date>2017-07-05T00:00:00</dc:date>
              <text:p text:style-name="P1"><text:span text:style-name="T1">Có việc, xin đi trễ, 9h46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5492in" svg:y="6.062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4.7457in" svg:y="6.0657in" draw:caption-point-x="-0.2402in" draw:caption-point-y="0.5969in">
              <dc:date>2017-07-27T00:00:00</dc:date>
              <text:p text:style-name="P1"><text:span text:style-name="T1">Đưa vợ đi khám thai, 4h về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6">
            <text:p>26</text:p>
          </table:table-cell>
          <table:table-cell table:style-name="ce36" office:value-type="string">
            <text:p>LinhBT</text:p>
          </table:table-cell>
          <table:table-cell table:style-name="ce149" table:formula="of:=SUM([.D29:.AH29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MaiLT</text:p>
          </table:table-cell>
          <table:table-cell table:style-name="ce149" table:formula="of:=SUM([.D30:.AH30])" office:value-type="float" office:value="1"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8">
            <text:p>28</text:p>
          </table:table-cell>
          <table:table-cell table:style-name="ce36" office:value-type="string">
            <text:p>MaiNTT</text:p>
          </table:table-cell>
          <table:table-cell table:style-name="ce149" table:formula="of:=SUM([.D31:.AH31])" office:value-type="float" office:value="5">
            <text:p>5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3.5591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4.0157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4.472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4.9287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5.3854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6.8205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3094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6.8024in" draw:caption-point-x="-0.2402in" draw:caption-point-y="0.6031in">
              <dc:date>2017-07-12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8.7768in" svg:y="6.8031in" draw:caption-point-x="-0.2402in" draw:caption-point-y="0.6024in">
              <dc:date>2017-07-14T00:00:00</dc:date>
              <text:p text:style-name="P1"><text:span text:style-name="T1">Xe bị xì lốp, xin đi trễ, 8h4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0.1791in" svg:y="6.803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0925in" svg:y="6.8043in" draw:caption-point-x="-0.2402in" draw:caption-point-y="0.6012in">
              <dc:date>2017-07-19T00:00:00</dc:date>
              <text:p text:style-name="P1"><text:span text:style-name="T1">8h39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5492in" svg:y="6.8051in" draw:caption-point-x="-0.2402in" draw:caption-point-y="0.6004in">
              <dc:date>2017-07-20T00:00:00</dc:date>
              <text:p text:style-name="P1"><text:span text:style-name="T1">8h32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2.0059in" svg:y="6.8059in" draw:caption-point-x="-0.2402in" draw:caption-point-y="0.5996in">
              <dc:date>2017-07-21T00:00:00</dc:date>
              <text:p text:style-name="P1"><text:span text:style-name="T1">Bị đau bụng, xin đi trễ, 8h47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3.3756in" svg:y="6.8063in" draw:caption-point-x="-0.2402in" draw:caption-point-y="0.5992in">
              <dc:date>2017-07-24T00:00:00</dc:date>
              <text:p text:style-name="P1"><text:span text:style-name="T1">8h35 vào cty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8323in" svg:y="6.8067in" draw:caption-point-x="-0.2402in" draw:caption-point-y="0.5988in">
              <dc:date>2017-07-25T00:00:00</dc:date>
              <text:p text:style-name="P1"><text:span text:style-name="T1">Có việc bận, xin đi trễ, 9h03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4.289in" svg:y="6.8075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4.7457in" svg:y="6.8083in" draw:caption-point-x="-0.2402in" draw:caption-point-y="0.5972in">
              <dc:date>2017-07-27T00:00:00</dc:date>
              <text:p text:style-name="P1"><text:span text:style-name="T1">Bị lủng lốp xe, xin đi trễ, 8h49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36" office:value-type="string">
            <text:p>ManhNB</text:p>
          </table:table-cell>
          <table:table-cell table:style-name="ce149" table:formula="of:=SUM([.D32:.AH32])" office:value-type="float" office:value="5.5">
            <text:p>5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7988in" svg:y="7.05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7.0508in" draw:caption-point-x="-0.2402in" draw:caption-point-y="0.6024in">
              <dc:date>2017-07-14T00:00:00</dc:date>
              <text:p text:style-name="P1"><text:span text:style-name="T1">8h36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10.1791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0.6358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1.0925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1.5492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2.0059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.5">
            <office:annotation draw:style-name="gr6" draw:text-style-name="P1" svg:width="1.1413in" svg:height="0.2634in" svg:x="13.3756in" svg:y="7.0539in" draw:caption-point-x="-0.2402in" draw:caption-point-y="0.5992in">
              <dc:date>2017-07-24T00:00:00</dc:date>
              <text:p text:style-name="P1"><text:span text:style-name="T1">Off sáng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7.0543in" draw:caption-point-x="-0.2402in" draw:caption-point-y="0.5988in">
              <dc:date>2017-07-25T00:00:00</dc:date>
              <text:p text:style-name="P1"><text:span text:style-name="T1">Có việc xin đi trễ, 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5.202in" svg:y="7.056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0">
            <text:p>30</text:p>
          </table:table-cell>
          <table:table-cell table:style-name="ce36" office:value-type="string">
            <text:p>NamTH</text:p>
          </table:table-cell>
          <table:table-cell table:style-name="ce149" table:formula="of:=SUM([.D33:.AH33])" office:value-type="float" office:value="2">
            <text:p>2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1"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7.7988in" svg:y="7.2976in" draw:caption-point-x="-0.2402in" draw:caption-point-y="0.6031in">
              <dc:date>2017-07-12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amTV</text:p>
          </table:table-cell>
          <table:table-cell table:style-name="ce149" table:formula="of:=SUM([.D34:.AH34])" office:value-type="float" office:value="1">
            <text:p>1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3.5591in" svg:y="7.5429in" draw:caption-point-x="-0.2402in" draw:caption-point-y="0.6055in">
              <dc:date>2017-07-03T00:00:00</dc:date>
              <text:p text:style-name="P1"><text:span text:style-name="T1">Có việc về VT</text:span></text:p>
            </office:annotation>
            <text:p>1</text:p>
          </table:table-cell>
          <table:table-cell table:style-name="ce153" office:value-type="float" office:value="0">
            <office:annotation draw:style-name="gr6" draw:text-style-name="P1" svg:width="1.1413in" svg:height="0.2634in" svg:x="4.0157in" svg:y="7.5433in" draw:caption-point-x="-0.2402in" draw:caption-point-y="0.6051in">
              <dc:date>2017-07-04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6.8205in" svg:y="7.5445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7988in" svg:y="7.5453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7.5461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0.1791in" svg:y="7.5465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0.6358in" svg:y="7.5469in" draw:caption-point-x="-0.2402in" draw:caption-point-y="0.6016in">
              <dc:date>2017-07-18T00:00:00</dc:date>
              <text:p text:style-name="P1"><text:span text:style-name="T1">Ngủ quên, xin đi trễ, 8h59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0925in" svg:y="7.54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5492in" svg:y="7.548in" draw:caption-point-x="-0.2402in" draw:caption-point-y="0.6004in">
              <dc:date>2017-07-2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3.3756in" svg:y="7.5492in" draw:caption-point-x="-0.2402in" draw:caption-point-y="0.5992in">
              <dc:date>2017-07-24T00:00:00</dc:date>
              <text:p text:style-name="P1"><text:span text:style-name="T1">8h33 vào cty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7.5496in" draw:caption-point-x="-0.2402in" draw:caption-point-y="0.5988in">
              <dc:date>2017-07-25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4.289in" svg:y="7.5504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2">
            <text:p>32</text:p>
          </table:table-cell>
          <table:table-cell table:style-name="ce36" office:value-type="string">
            <text:p>NgaTN</text:p>
          </table:table-cell>
          <table:table-cell table:style-name="ce149" table:formula="of:=SUM([.D35:.AH35])" office:value-type="float" office:value="1"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4.7457in" svg:y="7.7992in" draw:caption-point-x="-0.2402in" draw:caption-point-y="0.5972in">
              <dc:date>2017-07-27T00:00:00</dc:date>
              <text:p text:style-name="P1"><text:span text:style-name="T1">Mệt do làm trễ hqua, xin đi trễ, 8h57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36" office:value-type="string">
            <text:p>NhanHTH</text:p>
          </table:table-cell>
          <table:table-cell table:style-name="ce149" table:formula="of:=SUM([.D36:.AH36])" office:value-type="float" office:value="0.5">
            <text:p>0.5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6" draw:text-style-name="P1" svg:width="1.1413in" svg:height="0.2634in" svg:x="4.472in" svg:y="8.0386in" draw:caption-point-x="-0.2402in" draw:caption-point-y="0.6055in">
              <dc:date>2017-07-05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4">
            <text:p>34</text:p>
          </table:table-cell>
          <table:table-cell table:style-name="ce36" office:value-type="string">
            <text:p>NhanNM</text:p>
          </table:table-cell>
          <table:table-cell table:style-name="ce149" table:formula="of:=SUM([.D37:.AH37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36" office:value-type="string">
            <text:p>NhungHTH</text:p>
          </table:table-cell>
          <table:table-cell table:style-name="ce149" table:formula="of:=SUM([.D38:.AH38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7.7988in" svg:y="8.5362in" draw:caption-point-x="-0.2402in" draw:caption-point-y="0.6031in">
              <dc:date>2017-07-12T00:00:00</dc:date>
              <text:p text:style-name="P1"><text:span text:style-name="T1">Bị đau bụng, xin đi trễ, 8h42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8.53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2.0059in" svg:y="8.5398in" draw:caption-point-x="-0.2402in" draw:caption-point-y="0.5996in">
              <dc:date>2017-07-21T00:00:00</dc:date>
              <text:p text:style-name="P1"><text:span text:style-name="T1">8h32 va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8.5406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5.202in" svg:y="8.5425in" draw:caption-point-x="-0.2402in" draw:caption-point-y="0.5969in">
              <dc:date>2017-07-28T00:00:00</dc:date>
              <text:p text:style-name="P1"><text:span text:style-name="T1">Ngủ quên, xin đi trễ, 8h45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6">
            <text:p>36</text:p>
          </table:table-cell>
          <table:table-cell table:style-name="ce36" office:value-type="string">
            <text:p>NhuPHQ</text:p>
          </table:table-cell>
          <table:table-cell table:style-name="ce149" table:formula="of:=SUM([.D39:.AH39])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4.0157in" svg:y="8.7819in" draw:caption-point-x="-0.2402in" draw:caption-point-y="0.6051in">
              <dc:date>2017-07-04T00:00:00</dc:date>
              <text:p text:style-name="P1"><text:span text:style-name="T1">Chở mẹ đi bv, xin vào trễ, 8h55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472in" svg:y="8.7815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6.8205in" svg:y="8.8406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0.1791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0.6358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1.5492in" svg:y="8.7866in" draw:caption-point-x="-0.2402in" draw:caption-point-y="0.6004in">
              <dc:date>2017-07-20T00:00:00</dc:date>
              <text:p text:style-name="P1"><text:span text:style-name="T1">Chở mẹ đi bv, xin vào trễ, 8h44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3.3756in" svg:y="8.7878in" draw:caption-point-x="-0.2402in" draw:caption-point-y="0.5992in">
              <dc:date>2017-07-24T00:00:00</dc:date>
              <text:p text:style-name="P1"><text:span text:style-name="T1">8h34 vào cty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8.7882in" draw:caption-point-x="-0.2402in" draw:caption-point-y="0.5988in">
              <dc:date>2017-07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62" office:value-type="string">
            <text:p>PhuongTH</text:p>
          </table:table-cell>
          <table:table-cell table:style-name="ce149" table:formula="of:=SUM([.D40:.AH40])" office:value-type="float" office:value="0.5">
            <text:p>0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4.9287in" svg:y="9.0295in" draw:caption-point-x="-0.2402in" draw:caption-point-y="0.6051in">
              <dc:date>2017-07-06T00:00:00</dc:date>
              <text:p text:style-name="P1"><text:span text:style-name="T1">Bị tào tháo dí, xin đi trễ, 9h12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9.032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0925in" svg:y="9.0335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1.5492in" svg:y="9.0343in" draw:caption-point-x="-0.2402in" draw:caption-point-y="0.6004in">
              <dc:date>2017-07-20T00:00:00</dc:date>
              <text:p text:style-name="P1"><text:span text:style-name="T1">Đau bụng, xin đi trễ, 9h vào cty 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2.0059in" svg:y="9.035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8323in" svg:y="9.0358in" draw:caption-point-x="-0.2402in" draw:caption-point-y="0.5988in">
              <dc:date>2017-07-25T00:00:00</dc:date>
              <text:p text:style-name="P1"><text:span text:style-name="T1">Đi ngân hàng, xin đi trễ, 9h03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7457in" svg:y="9.0374in" draw:caption-point-x="-0.2402in" draw:caption-point-y="0.5972in">
              <dc:date>2017-07-27T00:00:00</dc:date>
              <text:p text:style-name="P1"><text:span text:style-name="T1">Off sáng, đau bụ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6.572in" svg:y="9.0382in" draw:caption-point-x="-0.2402in" draw:caption-point-y="0.5965in">
              <dc:date>2017-07-31T00:00:00</dc:date>
              <text:p text:style-name="P1"><text:span text:style-name="T1">8h38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8">
            <text:p>38</text:p>
          </table:table-cell>
          <table:table-cell table:style-name="ce38" office:value-type="string">
            <text:p>PhongPT</text:p>
          </table:table-cell>
          <table:table-cell table:style-name="ce149" table:formula="of:=SUM([.D41:.AH41])" office:value-type="float" office:value="0.5"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office:display="true" draw:style-name="gr2" draw:text-style-name="P1" svg:width="1.1413in" svg:height="0.5457in" svg:x="16.572in" svg:y="9.3575in" draw:caption-point-x="-0.2402in" draw:caption-point-y="0.5244in">
              <dc:date>2017-08-07T00:00:00</dc:date>
              <text:p text:style-name="P2"><text:span text:style-name="T1">Khám mắt, làm remote 4h theo yêu cầu dự án</text:span></text:p>
            </office:annotation>
            <text:p>0.5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9">
            <text:p>39</text:p>
          </table:table-cell>
          <table:table-cell table:style-name="ce36" office:value-type="string">
            <text:p>PhongTH</text:p>
          </table:table-cell>
          <table:table-cell table:style-name="ce149" table:formula="of:=SUM([.D42:.AH42])" office:value-type="float" office:value="2.5">
            <text:p>2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4.9287in" svg:y="9.5248in" draw:caption-point-x="-0.2402in" draw:caption-point-y="0.6051in">
              <dc:date>2017-07-06T00:00:00</dc:date>
              <text:p text:style-name="P1"><text:span text:style-name="T1">Đt hết pin nên ko báo thức, xin đi trễ, 9h02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6.8205in" svg:y="9.526in" draw:caption-point-x="-0.2402in" draw:caption-point-y="0.6039in">
              <dc:date>2017-07-10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6" draw:text-style-name="P1" svg:width="1.1413in" svg:height="0.2634in" svg:x="7.7988in" svg:y="9.5268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11.0925in" svg:y="9.5283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14.289in" svg:y="9.5319in" draw:caption-point-x="-0.2402in" draw:caption-point-y="0.598in">
              <dc:date>2017-07-26T00:00:00</dc:date>
              <text:p text:style-name="P1"><text:span text:style-name="T1">Lên trường học</text:span></text:p>
            </office:annotation>
            <text:p>1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16.572in" svg:y="9.5335in" draw:caption-point-x="-0.2402in" draw:caption-point-y="0.5965in">
              <dc:date>2017-07-31T00:00:00</dc:date>
              <text:p text:style-name="P1"><text:span text:style-name="T1">Xe lủng bánh, xin đi trễ, 8h40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0">
            <text:p>40</text:p>
          </table:table-cell>
          <table:table-cell table:style-name="ce36" office:value-type="string">
            <text:p>TienND</text:p>
          </table:table-cell>
          <table:table-cell table:style-name="ce149" table:formula="of:=SUM([.D43:.AH43])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3.5591in" svg:y="9.7717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5.3854in" svg:y="9.7732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6.8205in" svg:y="9.773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13.3756in" svg:y="9.7823in" draw:caption-point-x="-0.2402in" draw:caption-point-y="0.5953in">
              <dc:date>2017-07-25T00:00:00</dc:date>
              <text:p text:style-name="P1"><text:span text:style-name="T1">Xe hư, làm remote buổi sáng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6.572in" svg:y="9.7823in" draw:caption-point-x="-0.2402in" draw:caption-point-y="0.5953in">
              <dc:date>2017-08-14T00:00:00</dc:date>
              <text:p text:style-name="P1"><text:span text:style-name="T1">Bận việc nhà, xin về sớm 3h45 về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36" office:value-type="string">
            <text:p>ThamDT</text:p>
          </table:table-cell>
          <table:table-cell table:style-name="ce149" table:formula="of:=SUM([.D44:.AH44])" office:value-type="float" office:value="0.5">
            <text:p>0.5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3.5591in" svg:y="10.0201in" draw:caption-point-x="-0.2402in" draw:caption-point-y="0.6055in">
              <dc:date>2017-07-03T00:00:00</dc:date>
              <text:p text:style-name="P1"><text:span text:style-name="T1">Xin về sớm lúc 4h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4.472in" svg:y="10.0484in" draw:caption-point-x="-0.2402in" draw:caption-point-y="0.5772in">
              <dc:date>2017-07-07T00:00:00</dc:date>
              <text:p text:style-name="P1"><text:span text:style-name="T1">Đi khám thai lần 1</text:span></text:p>
              <text:p text:style-name="P1"><text:span text:style-name="T1">Có hưởng BHXH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0.1791in" svg:y="10.0236in" draw:caption-point-x="-0.2402in" draw:caption-point-y="0.602in">
              <dc:date>2017-07-17T00:00:00</dc:date>
              <text:p text:style-name="P1"><text:span text:style-name="T1">Bị đau bụng, off sáng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10.0268in" draw:caption-point-x="-0.2402in" draw:caption-point-y="0.5988in">
              <dc:date>2017-07-25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6.572in" svg:y="10.0291in" draw:caption-point-x="-0.2402in" draw:caption-point-y="0.5965in">
              <dc:date>2017-07-31T00:00:00</dc:date>
              <text:p text:style-name="P1"><text:span text:style-name="T1">Đi ngân hàng, 8h23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42">
            <text:p>42</text:p>
          </table:table-cell>
          <table:table-cell table:style-name="ce36" office:value-type="string">
            <text:p>ThaoDTN</text:p>
          </table:table-cell>
          <table:table-cell table:style-name="ce149" table:formula="of:=SUM([.D45:.AH45])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3.5591in" svg:y="10.2673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472in" svg:y="10.2677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6.8205in" svg:y="10.2693in" draw:caption-point-x="-0.2402in" draw:caption-point-y="0.6039in">
              <dc:date>2017-07-10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0.1791in" svg:y="10.2713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0.6358in" svg:y="10.2713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0925in" svg:y="10.2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10.2744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4.289in" svg:y="10.2752in" draw:caption-point-x="-0.2402in" draw:caption-point-y="0.598in">
              <dc:date>2017-07-2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3">
            <text:p>43</text:p>
          </table:table-cell>
          <table:table-cell table:style-name="ce36" office:value-type="string">
            <text:p>ThinhT</text:p>
          </table:table-cell>
          <table:table-cell table:style-name="ce149" table:formula="of:=SUM([.D46:.AH46])" office:value-type="float" office:value="0.5"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3094in" svg:y="10.5169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14.289in" svg:y="10.5217in" draw:caption-point-x="-0.2402in" draw:caption-point-y="0.5992in">
              <dc:date>2017-07-24T00:00:00</dc:date>
              <text:p text:style-name="P1"><text:span text:style-name="T1">Xin off chiều, đi đón em ở sân bay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5.202in" svg:y="10.524in" draw:caption-point-x="-0.2402in" draw:caption-point-y="0.5969in">
              <dc:date>2017-07-28T00:00:00</dc:date>
              <text:p text:style-name="P1"><text:span text:style-name="T1">Lủng lốp xe, xin đi trễ, 8h57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4">
            <text:p>44</text:p>
          </table:table-cell>
          <table:table-cell table:style-name="ce36" office:value-type="string">
            <text:p>ThoaiVK</text:p>
          </table:table-cell>
          <table:table-cell table:style-name="ce149" table:formula="of:=SUM([.D47:.AH47])" office:value-type="float" office:value="7.5">
            <text:p>7.5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472in" svg:y="10.763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9287in" svg:y="10.7634in" draw:caption-point-x="-0.2402in" draw:caption-point-y="0.6051in">
              <dc:date>2017-07-06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5.3854in" svg:y="10.7642in" draw:caption-point-x="-0.2402in" draw:caption-point-y="0.6043in">
              <dc:date>2017-07-07T00:00:00</dc:date>
              <text:p text:style-name="P1"><text:span text:style-name="T1">Nhà có việc, xin đi trễ, 9h38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3094in" svg:y="10.765in" draw:caption-point-x="-0.2402in" draw:caption-point-y="0.6035in">
              <dc:date>2017-07-11T00:00:00</dc:date>
              <text:p text:style-name="P1"><text:span text:style-name="T1">8h32 vào cty</text:span></text:p>
            </office:annotation>
            <text:p>0</text:p>
          </table:table-cell>
          <table:table-cell table:style-name="ce153" office:value-type="float" office:value="0.5">
            <office:annotation draw:style-name="gr6" draw:text-style-name="P1" svg:width="1.1413in" svg:height="0.2634in" svg:x="7.7988in" svg:y="10.7654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10.7661in" draw:caption-point-x="-0.2402in" draw:caption-point-y="0.6024in">
              <dc:date>2017-07-14T00:00:00</dc:date>
              <text:p text:style-name="P1"><text:span text:style-name="T1">8h37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0.1791in" svg:y="10.7665in" draw:caption-point-x="-0.2402in" draw:caption-point-y="0.602in">
              <dc:date>2017-07-17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11.0925in" svg:y="10.7669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style-name="ce153" office:value-type="float" office:value="0">
            <office:annotation draw:style-name="gr6" draw:text-style-name="P1" svg:width="1.1413in" svg:height="0.2634in" svg:x="11.5492in" svg:y="10.7681in" draw:caption-point-x="-0.2402in" draw:caption-point-y="0.6004in">
              <dc:date>2017-07-20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12.0059in" svg:y="10.7689in" draw:caption-point-x="-0.2402in" draw:caption-point-y="0.5996in">
              <dc:date>2017-07-21T00:00:00</dc:date>
              <text:p text:style-name="P1"><text:span text:style-name="T1">Bà vào bv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13.3756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3.8323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4.289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4.7457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5.202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45">
            <text:p>45</text:p>
          </table:table-cell>
          <table:table-cell table:style-name="ce36" office:value-type="string">
            <text:p>ThuyCNTA</text:p>
          </table:table-cell>
          <table:table-cell table:style-name="ce149" table:formula="of:=SUM([.D48:.AH48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3.3756in" svg:y="11.0169in" draw:caption-point-x="-0.2402in" draw:caption-point-y="0.5992in">
              <dc:date>2017-07-2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6">
            <text:p>46</text:p>
          </table:table-cell>
          <table:table-cell table:style-name="ce36" office:value-type="string">
            <text:p>ThuyLTT</text:p>
          </table:table-cell>
          <table:table-cell table:style-name="ce149" table:formula="of:=SUM([.D49:.AH49])" office:value-type="float" office:value="4">
            <text:p>4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3.5591in" svg:y="11.249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3" office:value-type="float" office:value="0">
            <office:annotation draw:style-name="gr2" draw:text-style-name="P1" svg:width="1.1413in" svg:height="0.5457in" svg:x="4.0157in" svg:y="11.2567in" draw:caption-point-x="-0.2402in" draw:caption-point-y="0.6071in">
              <dc:date>2017-07-04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4.472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3" office:value-type="float" office:value="0">
            <office:annotation draw:style-name="gr2" draw:text-style-name="P1" svg:width="1.1413in" svg:height="0.5457in" svg:x="4.9287in" svg:y="11.2559in" draw:caption-point-x="-0.2402in" draw:caption-point-y="0.6079in">
              <dc:date>2017-07-06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5.385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6.8205in" svg:y="11.2559in" draw:caption-point-x="-0.2402in" draw:caption-point-y="0.6079in">
              <dc:date>2017-07-10T00:00:00</dc:date>
              <text:p text:style-name="P1"><text:span text:style-name="T1">Qua nhà mẹ có việc, xin vô trễ, 9h58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309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3" office:value-type="float" office:value="0">
            <office:annotation draw:style-name="gr2" draw:text-style-name="P1" svg:width="1.1413in" svg:height="0.5457in" svg:x="8.2878in" svg:y="11.2559in" draw:caption-point-x="-0.2402in" draw:caption-point-y="0.6079in">
              <dc:date>2017-07-13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8.7768in" svg:y="11.2614in" draw:caption-point-x="-0.2402in" draw:caption-point-y="0.6024in">
              <dc:date>2017-07-14T00:00:00</dc:date>
              <text:p text:style-name="P1"><text:span text:style-name="T1">Chuyển nhà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0.1791in" svg:y="11.2618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0.6358in" svg:y="11.2622in" draw:caption-point-x="-0.2402in" draw:caption-point-y="0.6016in">
              <dc:date>2017-07-18T00:00:00</dc:date>
              <text:p text:style-name="P1"><text:span text:style-name="T1">Bị chóng mặt, xin đi trễ, 9h57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1.0925in" svg:y="11.2626in" draw:caption-point-x="-0.2402in" draw:caption-point-y="0.6012in">
              <dc:date>2017-07-19T00:00:00</dc:date>
              <text:p text:style-name="P1"><text:span text:style-name="T1">Xe bị bể bánh, xin đi trễ, 9h15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1.5492in" svg:y="11.2634in" draw:caption-point-x="-0.2402in" draw:caption-point-y="0.6004in">
              <dc:date>2017-07-21T00:00:00</dc:date>
              <text:p text:style-name="P1"><text:span text:style-name="T1">Ghé cô kế toán, 9h27 va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2.0059in" svg:y="11.2642in" draw:caption-point-x="-0.2402in" draw:caption-point-y="0.5996in">
              <dc:date>2017-07-21T00:00:00</dc:date>
              <text:p text:style-name="P1"><text:span text:style-name="T1">8h37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3.3756in" svg:y="11.2646in" draw:caption-point-x="-0.2402in" draw:caption-point-y="0.5992in">
              <dc:date>2017-07-24T00:00:00</dc:date>
              <text:p text:style-name="P1"><text:span text:style-name="T1">8h32 vào cty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.5">
            <office:annotation draw:style-name="gr3" draw:text-style-name="P1" svg:width="1.1413in" svg:height="0.7012in" svg:x="13.8323in" svg:y="11.265in" draw:caption-point-x="-0.2402in" draw:caption-point-y="0.5988in">
              <dc:date>2017-07-25T00:00:00</dc:date>
              <text:p text:style-name="P1"><text:span text:style-name="T1">Bị chóng mặt, xin đi trễ, vắng quá 2h, tính off sáng</text:span></text:p>
            </office:annotation>
            <text:p>0.5</text:p>
          </table:table-cell>
          <table:table-cell table:style-name="ce153" office:value-type="float" office:value="0">
            <office:annotation draw:style-name="gr6" draw:text-style-name="P1" svg:width="1.1413in" svg:height="0.2634in" svg:x="14.289in" svg:y="11.2657in" draw:caption-point-x="-0.2402in" draw:caption-point-y="0.598in">
              <dc:date>2017-07-26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4.7457in" svg:y="11.2665in" draw:caption-point-x="-0.2402in" draw:caption-point-y="0.5972in">
              <dc:date>2017-07-27T00:00:00</dc:date>
              <text:p text:style-name="P1"><text:span text:style-name="T1">8h36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5.202in" svg:y="11.2669in" draw:caption-point-x="-0.2402in" draw:caption-point-y="0.5969in">
              <dc:date>2017-07-2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6.572in" svg:y="11.2673in" draw:caption-point-x="-0.2402in" draw:caption-point-y="0.5965in">
              <dc:date>2017-07-31T00:00:00</dc:date>
              <text:p text:style-name="P1"><text:span text:style-name="T1">Bị té xe, 8h42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7">
            <text:p>47</text:p>
          </table:table-cell>
          <table:table-cell table:style-name="ce36" office:value-type="string">
            <text:p>TruyenLVC</text:p>
          </table:table-cell>
          <table:table-cell table:style-name="ce149" table:formula="of:=SUM([.D50:.AH50])" office:value-type="float" office:value="2">
            <text:p>2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0157in" svg:y="11.506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472in" svg:y="11.5059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6.8205in" svg:y="11.5075in" draw:caption-point-x="-0.2402in" draw:caption-point-y="0.6039in">
              <dc:date>2017-07-10T00:00:00</dc:date>
              <text:p text:style-name="P1"><text:span text:style-name="T1">Bị nhức đầu, off sáng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1.0925in" svg:y="11.5102in" draw:caption-point-x="-0.2402in" draw:caption-point-y="0.6012in">
              <dc:date>2017-07-19T00:00:00</dc:date>
              <text:p text:style-name="P1"><text:span text:style-name="T1">Có việc bận, off sáng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11.5492in" svg:y="11.511in" draw:caption-point-x="-0.2402in" draw:caption-point-y="0.6004in">
              <dc:date>2017-07-20T00:00:00</dc:date>
              <text:p text:style-name="P1"><text:span text:style-name="T1">Ngủ quên, xin đi trễ, 8h46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2.0059in" svg:y="11.5118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14.7457in" svg:y="11.5142in" draw:caption-point-x="-0.2402in" draw:caption-point-y="0.5972in">
              <dc:date>2017-07-27T00:00:00</dc:date>
              <text:p text:style-name="P1"><text:span text:style-name="T1">Bị nhức đầu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48">
            <text:p>48</text:p>
          </table:table-cell>
          <table:table-cell table:style-name="ce62" office:value-type="string">
            <text:p>VietBA</text:p>
          </table:table-cell>
          <table:table-cell table:style-name="ce149" table:formula="of:=SUM([.D51:.AH51])" office:value-type="float" office:value="7">
            <text:p>7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9287in" svg:y="11.7539in" draw:caption-point-x="-0.2402in" draw:caption-point-y="0.6051in">
              <dc:date>2017-07-06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11.7559in" draw:caption-point-x="-0.2402in" draw:caption-point-y="0.6031in">
              <dc:date>2017-07-12T00:00:00</dc:date>
              <text:p text:style-name="P1"><text:span text:style-name="T1">Có việc, xin đi trễ, 8h40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8.2878in" svg:y="11.7563in" draw:caption-point-x="-0.2402in" draw:caption-point-y="0.6028in">
              <dc:date>2017-07-13T00:00:00</dc:date>
              <text:p text:style-name="P1"><text:span text:style-name="T1">Có việc, xin đi trễ, 9h12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8.7768in" svg:y="11.7567in" draw:caption-point-x="-0.2402in" draw:caption-point-y="0.6024in">
              <dc:date>2017-07-14T00:00:00</dc:date>
              <text:p text:style-name="P1"><text:span text:style-name="T1">Có việc, xin đi trễ, 9h27 vào cty</text:span></text:p>
            </office:annotation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12.005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13.3756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3.8323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4.28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4.7457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5.202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16.572in" svg:y="11.7524in" draw:caption-point-x="-0.2402in" draw:caption-point-y="0.6067in">
              <dc:date>2017-07-31T00:00:00</dc:date>
              <text:p text:style-name="P1"><text:span text:style-name="T1">Về quê thăm gđ</text:span></text:p>
            </office:annotation>
            <text:p>1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9">
            <text:p>49</text:p>
          </table:table-cell>
          <table:table-cell table:style-name="ce36" office:value-type="string">
            <text:p>VinhP</text:p>
          </table:table-cell>
          <table:table-cell table:style-name="ce149" table:formula="of:=SUM([.D52:.AH52])" office:value-type="float" office:value="1"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8.7768in" svg:y="11.9913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5.202in" svg:y="12.0079in" draw:caption-point-x="-0.2402in" draw:caption-point-y="0.5988in">
              <dc:date>2017-07-25T00:00:00</dc:date>
              <text:p text:style-name="P1"><text:span text:style-name="T1">Bận việc, xin off chiều</text:span></text:p>
            </office:annotation>
            <text:p>0.5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2" table:number-rows-repeated="5">
          <table:table-cell table:style-name="ce35" table:number-columns-repeated="3"/>
          <table:table-cell table:style-name="ce154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154" table:number-columns-repeated="4"/>
          <table:table-cell table:style-name="ce156"/>
          <table:table-cell table:style-name="ce154" table:number-columns-repeated="26"/>
          <table:table-cell table:style-name="ce35" table:number-columns-repeated="952"/>
        </table:table-row>
        <table:table-row table:style-name="ro2" table:number-rows-repeated="4">
          <table:table-cell table:style-name="ce35" table:number-columns-repeated="3"/>
          <table:table-cell table:style-name="ce154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154" table:number-columns-repeated="4"/>
          <table:table-cell table:style-name="ce157" table:number-columns-repeated="7"/>
          <table:table-cell table:style-name="ce154" table:number-columns-repeated="20"/>
          <table:table-cell table:style-name="ce35" table:number-columns-repeated="952"/>
        </table:table-row>
        <table:table-row table:style-name="ro2" table:number-rows-repeated="65393">
          <table:table-cell table:style-name="ce35" table:number-columns-repeated="3"/>
          <table:table-cell table:style-name="ce154" table:number-columns-repeated="31"/>
          <table:table-cell table:style-name="ce35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9"/>
        <table:table-column table:style-name="co26" table:number-columns-repeated="7" table:default-cell-style-name="ce169"/>
        <table:table-column table:style-name="co25" table:number-columns-repeated="16" table:default-cell-style-name="ce169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164" table:number-columns-repeated="8"/>
          <table:table-cell table:style-name="ce170" office:value-type="string" table:number-columns-spanned="2" table:number-rows-spanned="1">
            <text:p>Month</text:p>
          </table:table-cell>
          <table:covered-table-cell table:style-name="ce171"/>
          <table:table-cell table:style-name="ce172" table:content-validation-name="val1" office:value-type="float" office:value="8" table:number-columns-spanned="2" table:number-rows-spanned="1">
            <text:p>8</text:p>
          </table:table-cell>
          <table:covered-table-cell table:style-name="ce171"/>
          <table:table-cell table:style-name="ce170" office:value-type="string" table:number-columns-spanned="2" table:number-rows-spanned="1">
            <text:p>Year</text:p>
          </table:table-cell>
          <table:covered-table-cell table:style-name="ce171"/>
          <table:table-cell table:style-name="ce170" office:value-type="float" office:value="2017" table:number-columns-spanned="2" table:number-rows-spanned="1">
            <text:p>2017</text:p>
          </table:table-cell>
          <table:covered-table-cell table:style-name="ce173"/>
          <table:table-cell table:style-name="ce164" table:number-columns-repeated="15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165" table:formula="of:=DATE([.$R$1];[.N1];1)" office:value-type="date" office:date-value="2017-08-01">
            <text:p>01</text:p>
          </table:table-cell>
          <table:table-cell table:style-name="ce165" table:formula="of:=[.D2]+1" office:value-type="date" office:date-value="2017-08-02">
            <text:p>02</text:p>
          </table:table-cell>
          <table:table-cell table:style-name="ce165" table:formula="of:=[.E2]+1" office:value-type="date" office:date-value="2017-08-03">
            <text:p>03</text:p>
          </table:table-cell>
          <table:table-cell table:style-name="ce165" table:formula="of:=[.F2]+1" office:value-type="date" office:date-value="2017-08-04">
            <text:p>04</text:p>
          </table:table-cell>
          <table:table-cell table:style-name="ce165" table:formula="of:=[.G2]+1" office:value-type="date" office:date-value="2017-08-05">
            <text:p>05</text:p>
          </table:table-cell>
          <table:table-cell table:style-name="ce165" table:formula="of:=[.H2]+1" office:value-type="date" office:date-value="2017-08-06">
            <text:p>06</text:p>
          </table:table-cell>
          <table:table-cell table:style-name="ce165" table:formula="of:=[.I2]+1" office:value-type="date" office:date-value="2017-08-07">
            <text:p>07</text:p>
          </table:table-cell>
          <table:table-cell table:style-name="ce165" table:formula="of:=[.J2]+1" office:value-type="date" office:date-value="2017-08-08">
            <text:p>08</text:p>
          </table:table-cell>
          <table:table-cell table:style-name="ce165" table:formula="of:=[.K2]+1" office:value-type="date" office:date-value="2017-08-09">
            <text:p>09</text:p>
          </table:table-cell>
          <table:table-cell table:style-name="ce165" table:formula="of:=[.L2]+1" office:value-type="date" office:date-value="2017-08-10">
            <text:p>10</text:p>
          </table:table-cell>
          <table:table-cell table:style-name="ce165" table:formula="of:=[.M2]+1" office:value-type="date" office:date-value="2017-08-11">
            <text:p>11</text:p>
          </table:table-cell>
          <table:table-cell table:style-name="ce165" table:formula="of:=[.N2]+1" office:value-type="date" office:date-value="2017-08-12">
            <text:p>12</text:p>
          </table:table-cell>
          <table:table-cell table:style-name="ce165" table:formula="of:=[.O2]+1" office:value-type="date" office:date-value="2017-08-13">
            <text:p>13</text:p>
          </table:table-cell>
          <table:table-cell table:style-name="ce165" table:formula="of:=[.P2]+1" office:value-type="date" office:date-value="2017-08-14">
            <text:p>14</text:p>
          </table:table-cell>
          <table:table-cell table:style-name="ce165" table:formula="of:=[.Q2]+1" office:value-type="date" office:date-value="2017-08-15">
            <text:p>15</text:p>
          </table:table-cell>
          <table:table-cell table:style-name="ce165" table:formula="of:=[.R2]+1" office:value-type="date" office:date-value="2017-08-16">
            <text:p>16</text:p>
          </table:table-cell>
          <table:table-cell table:style-name="ce165" table:formula="of:=[.S2]+1" office:value-type="date" office:date-value="2017-08-17">
            <text:p>17</text:p>
          </table:table-cell>
          <table:table-cell table:style-name="ce165" table:formula="of:=[.T2]+1" office:value-type="date" office:date-value="2017-08-18">
            <text:p>18</text:p>
          </table:table-cell>
          <table:table-cell table:style-name="ce165" table:formula="of:=[.U2]+1" office:value-type="date" office:date-value="2017-08-19">
            <text:p>19</text:p>
          </table:table-cell>
          <table:table-cell table:style-name="ce165" table:formula="of:=[.V2]+1" office:value-type="date" office:date-value="2017-08-20">
            <text:p>20</text:p>
          </table:table-cell>
          <table:table-cell table:style-name="ce165" table:formula="of:=[.W2]+1" office:value-type="date" office:date-value="2017-08-21">
            <text:p>21</text:p>
          </table:table-cell>
          <table:table-cell table:style-name="ce165" table:formula="of:=[.X2]+1" office:value-type="date" office:date-value="2017-08-22">
            <text:p>22</text:p>
          </table:table-cell>
          <table:table-cell table:style-name="ce165" table:formula="of:=[.Y2]+1" office:value-type="date" office:date-value="2017-08-23">
            <text:p>23</text:p>
          </table:table-cell>
          <table:table-cell table:style-name="ce165" table:formula="of:=[.Z2]+1" office:value-type="date" office:date-value="2017-08-24">
            <text:p>24</text:p>
          </table:table-cell>
          <table:table-cell table:style-name="ce165" table:formula="of:=[.AA2]+1" office:value-type="date" office:date-value="2017-08-25">
            <text:p>25</text:p>
          </table:table-cell>
          <table:table-cell table:style-name="ce165" table:formula="of:=[.AB2]+1" office:value-type="date" office:date-value="2017-08-26">
            <text:p>26</text:p>
          </table:table-cell>
          <table:table-cell table:style-name="ce165" table:formula="of:=[.AC2]+1" office:value-type="date" office:date-value="2017-08-27">
            <text:p>27</text:p>
          </table:table-cell>
          <table:table-cell table:style-name="ce165" table:formula="of:=[.AD2]+1" office:value-type="date" office:date-value="2017-08-28">
            <text:p>28</text:p>
          </table:table-cell>
          <table:table-cell table:style-name="ce165" table:formula="of:=[.AE2]+1" office:value-type="date" office:date-value="2017-08-29">
            <text:p>29</text:p>
          </table:table-cell>
          <table:table-cell table:style-name="ce165" table:formula="of:=[.AF2]+1" office:value-type="date" office:date-value="2017-08-30">
            <text:p>30</text:p>
          </table:table-cell>
          <table:table-cell table:style-name="ce165" table:formula="of:=[.AG2]+1" office:value-type="date" office:date-value="2017-08-31">
            <text:p>31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166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163" table:formula="of:=SUM([.D4:.AH4])" office:value-type="float" office:value="0"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3.5591in" svg:y="0.1071in" draw:caption-point-x="-0.2402in" draw:caption-point-y="0.611in">
              <dc:date>2017-08-03T00:00:00</dc:date>
              <text:p text:style-name="P1"><text:span text:style-name="T1">Bận việc nhà, xin đi trễ, 9h9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4.0157in" svg:y="0.1075in" draw:caption-point-x="-0.2402in" draw:caption-point-y="0.6106in">
              <dc:date>2017-08-04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5.8421in" svg:y="0.1083in" draw:caption-point-x="-0.2402in" draw:caption-point-y="0.6098in">
              <dc:date>2017-08-08T00:00:00</dc:date>
              <text:p text:style-name="P1"><text:span text:style-name="T1">Tối qua làm trễ, xin đi trễ, 9h30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7.3094in" svg:y="0.1106in" draw:caption-point-x="-0.2402in" draw:caption-point-y="0.6075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8.7768in" svg:y="0.1114in" draw:caption-point-x="-0.2402in" draw:caption-point-y="0.6067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9.7228in" svg:y="0.1126in" draw:caption-point-x="-0.2402in" draw:caption-point-y="0.6055in">
              <dc:date>2017-08-16T00:00:00</dc:date>
              <text:p text:style-name="P1"><text:span text:style-name="T1">Đi ngân hàng, 9h6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1791in" svg:y="0.113in" draw:caption-point-x="-0.2402in" draw:caption-point-y="0.6051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6358in" svg:y="0.1138in" draw:caption-point-x="-0.2402in" draw:caption-point-y="0.6043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12.0059in" svg:y="0.1154in" draw:caption-point-x="-0.2402in" draw:caption-point-y="0.6028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2.4622in" svg:y="0.1169in" draw:caption-point-x="-0.2402in" draw:caption-point-y="0.6012in">
              <dc:date>2017-08-22T00:00:00</dc:date>
              <text:p text:style-name="P1"><text:span text:style-name="T1">Ngủ quên, 8h34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6587in" svg:y="0.1201in" draw:caption-point-x="-0.2402in" draw:caption-point-y="0.598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6.572in" svg:y="0.1213in" draw:caption-point-x="-0.2402in" draw:caption-point-y="0.5969in">
              <dc:date>2017-08-31T00:00:00</dc:date>
              <text:p text:style-name="P1"><text:span text:style-name="T1">Nhà có việc, xin đi trễ, 9h7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63" table:formula="of:=SUM([.D5:.AH5])" office:value-type="float" office:value="1.5">
            <text:p>1.5</text:p>
          </table:table-cell>
          <table:table-cell table:style-name="ce167" office:value-type="float" office:value="0">
            <office:annotation draw:style-name="gr6" draw:text-style-name="P1" svg:width="1.1413in" svg:height="0.2634in" svg:x="2.6457in" svg:y="0.352in" draw:caption-point-x="-0.2402in" draw:caption-point-y="0.6138in">
              <dc:date>2017-08-01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1024in" svg:y="0.3543in" draw:caption-point-x="-0.2402in" draw:caption-point-y="0.6114in">
              <dc:date>2017-08-02T00:00:00</dc:date>
              <text:p text:style-name="P1"><text:span text:style-name="T1">8h36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5591in" svg:y="0.3547in" draw:caption-point-x="-0.2402in" draw:caption-point-y="0.611in">
              <dc:date>2017-08-03T00:00:00</dc:date>
              <text:p text:style-name="P1"><text:span text:style-name="T1">8h33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4.0157in" svg:y="0.3551in" draw:caption-point-x="-0.2402in" draw:caption-point-y="0.6106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2" draw:text-style-name="P1" svg:width="1.1413in" svg:height="0.5457in" svg:x="5.3854in" svg:y="0.3555in" draw:caption-point-x="-0.2402in" draw:caption-point-y="0.6102in">
              <dc:date>2017-09-01T00:00:00</dc:date>
              <text:p text:style-name="P1"><text:span text:style-name="T1">8h44 vào cty, </text:span></text:p>
              <text:p text:style-name="P1"><text:span text:style-name="T1">Nhà có khách, 4h về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5.8421in" svg:y="0.3559in" draw:caption-point-x="-0.2402in" draw:caption-point-y="0.6098in">
              <dc:date>2017-08-0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6.3311in" svg:y="0.3575in" draw:caption-point-x="-0.2402in" draw:caption-point-y="0.6083in">
              <dc:date>2017-08-09T00:00:00</dc:date>
              <text:p text:style-name="P1"><text:span text:style-name="T1">Bận việc nhà, xin đi trễ, 9h28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6.8205in" svg:y="0.3579in" draw:caption-point-x="-0.2402in" draw:caption-point-y="0.6079in">
              <dc:date>2017-08-10T00:00:00</dc:date>
              <text:p text:style-name="P1"><text:span text:style-name="T1">Bận việc nhà, xin đi trễ, 9h26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2661in" svg:y="0.3594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7228in" svg:y="0.3602in" draw:caption-point-x="-0.2402in" draw:caption-point-y="0.6055in">
              <dc:date>2017-08-16T00:00:00</dc:date>
              <text:p text:style-name="P1"><text:span text:style-name="T1">8h32 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2" draw:text-style-name="P1" svg:width="1.1413in" svg:height="0.5457in" svg:x="10.6358in" svg:y="0.3614in" draw:caption-point-x="-0.2402in" draw:caption-point-y="0.6043in">
              <dc:date>2017-09-01T00:00:00</dc:date>
              <text:p text:style-name="P1"><text:span text:style-name="T1">4h40 vào cty, tính off nguyên ngày</text:span></text:p>
            </office:annotation>
            <text:p>1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12.0059in" svg:y="0.4205in" draw:caption-point-x="-0.2402in" draw:caption-point-y="0.5453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2.9189in" svg:y="0.365in" draw:caption-point-x="-0.2402in" draw:caption-point-y="0.6008in">
              <dc:date>2017-08-23T00:00:00</dc:date>
              <text:p text:style-name="P1"><text:span text:style-name="T1">8h34 vào cty</text:span></text:p>
            </office:annotation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13.3756in" svg:y="0.3657in" draw:caption-point-x="-0.2402in" draw:caption-point-y="0.6in">
              <dc:date>2017-09-01T00:00:00</dc:date>
              <text:p text:style-name="P1"><text:span text:style-name="T1">Bận việc nhà, off sáng, </text:span></text:p>
              <text:p text:style-name="P1"><text:span text:style-name="T1">2h10 vào cty</text:span></text:p>
            </office:annotation>
            <text:p>0.5</text:p>
          </table:table-cell>
          <table:table-cell table:style-name="ce167" office:value-type="float" office:value="0">
            <office:annotation draw:style-name="gr4" draw:text-style-name="P1" svg:width="1.1413in" svg:height="0.3902in" svg:x="13.8323in" svg:y="0.3661in" draw:caption-point-x="-0.2402in" draw:caption-point-y="0.5996in">
              <dc:date>2017-08-25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15.202in" svg:y="0.3677in" draw:caption-point-x="-0.2402in" draw:caption-point-y="0.598in">
              <dc:date>2017-08-28T00:00:00</dc:date>
              <text:p text:style-name="P1"><text:span text:style-name="T1">Bận việc nhà, xin đi trễ, 9h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5.6587in" svg:y="0.3681in" draw:caption-point-x="-0.2402in" draw:caption-point-y="0.5976in">
              <dc:date>2017-08-2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163" table:formula="of:=SUM([.D6:.AH6])" office:value-type="float" office:value="1"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5591in" svg:y="0.6024in" draw:caption-point-x="-0.2402in" draw:caption-point-y="0.611in">
              <dc:date>2017-08-03T00:00:00</dc:date>
              <text:p text:style-name="P1"><text:span text:style-name="T1">8h4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3" draw:text-style-name="P1" svg:width="1.1413in" svg:height="0.7012in" svg:x="6.8205in" svg:y="0.6055in" draw:caption-point-x="-0.2402in" draw:caption-point-y="0.6079in">
              <dc:date>2017-09-01T00:00:00</dc:date>
              <text:p text:style-name="P1"><text:span text:style-name="T1">Bận việc riêng, 3h30 vào cty, tính off nguyên ngày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">
            <text:p>4</text:p>
          </table:table-cell>
          <table:table-cell table:style-name="ce36" office:value-type="string">
            <text:p>CuongNH</text:p>
          </table:table-cell>
          <table:table-cell table:style-name="ce163" table:formula="of:=SUM([.D7:.AH7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1024in" svg:y="0.8508in" draw:caption-point-x="-0.2402in" draw:caption-point-y="0.6102in">
              <dc:date>2017-08-02T00:00:00</dc:date>
              <text:p text:style-name="P1"><text:span text:style-name="T1">8h14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5591in" svg:y="0.85in" draw:caption-point-x="-0.2402in" draw:caption-point-y="0.611in">
              <dc:date>2017-08-03T00:00:00</dc:date>
              <text:p text:style-name="P1"><text:span text:style-name="T1">8h1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2.4622in" svg:y="0.8598in" draw:caption-point-x="-0.2402in" draw:caption-point-y="0.6012in">
              <dc:date>2017-08-22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7" office:value-type="string">
            <text:p>CuongNM</text:p>
          </table:table-cell>
          <table:table-cell table:style-name="ce163" table:formula="of:=SUM([.D8:.AH8])" office:value-type="float" office:value="1">
            <text:p>1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1">
            <office:annotation draw:style-name="gr6" draw:text-style-name="P1" svg:width="1.1413in" svg:height="0.2634in" svg:x="12.9189in" svg:y="1.1122in" draw:caption-point-x="-0.2402in" draw:caption-point-y="0.5965in">
              <dc:date>2017-08-17T00:00:00</dc:date>
              <text:p text:style-name="P1"><text:span text:style-name="T1">Đám cưới em 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3.8323in" svg:y="1.1091in" draw:caption-point-x="-0.2402in" draw:caption-point-y="0.5996in">
              <dc:date>2017-08-25T00:00:00</dc:date>
              <text:p text:style-name="P1"><text:span text:style-name="T1">8h33 vào cty</text:span></text:p>
            </office:annotation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49"/>
          <table:table-cell table:number-columns-repeated="3"/>
        </table:table-row>
        <table:table-row table:style-name="ro6">
          <table:table-cell table:style-name="ce60" office:value-type="float" office:value="6">
            <text:p>6</text:p>
          </table:table-cell>
          <table:table-cell table:style-name="ce36" office:value-type="string">
            <text:p>DuongDN</text:p>
          </table:table-cell>
          <table:table-cell table:style-name="ce163" table:formula="of:=SUM([.D9:.AH9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6358in" svg:y="1.3524in" draw:caption-point-x="-0.2402in" draw:caption-point-y="0.6043in">
              <dc:date>2017-08-18T00:00:00</dc:date>
              <text:p text:style-name="P1"><text:span text:style-name="T1">8h35 vào cty</text:span></text:p>
            </office:annotation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2.9189in" svg:y="1.3559in" draw:caption-point-x="-0.2402in" draw:caption-point-y="0.6008in">
              <dc:date>2017-08-23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5.6587in" svg:y="1.3591in" draw:caption-point-x="-0.2402in" draw:caption-point-y="0.5976in">
              <dc:date>2017-08-29T00:00:00</dc:date>
              <text:p text:style-name="P1"><text:span text:style-name="T1">Chở vợ đi khám bệnh, 9h19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DuyNM</text:p>
          </table:table-cell>
          <table:table-cell table:style-name="ce163" table:formula="of:=SUM([.D10:.AH10])" office:value-type="float" office:value="2.5">
            <text:p>2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4" draw:text-style-name="P1" svg:width="1.1413in" svg:height="0.3902in" svg:x="5.3854in" svg:y="1.5941in" draw:caption-point-x="-0.2402in" draw:caption-point-y="0.6102in">
              <dc:date>2017-08-07T00:00:00</dc:date>
              <text:p text:style-name="P1"><text:span text:style-name="T1">Đi đón người thân</text:span></text:p>
            </office:annotation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6.8205in" svg:y="1.5969in" draw:caption-point-x="-0.2402in" draw:caption-point-y="0.6075in">
              <dc:date>2017-08-10T00:00:00</dc:date>
              <text:p text:style-name="P1"><text:span text:style-name="T1">Off sáng, đón người thân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1">
            <office:annotation draw:style-name="gr6" draw:text-style-name="P1" svg:width="1.1413in" svg:height="0.2634in" svg:x="10.6358in" svg:y="1.6028in" draw:caption-point-x="-0.2402in" draw:caption-point-y="0.6016in">
              <dc:date>2017-08-18T00:00:00</dc:date>
              <text:p text:style-name="P1"><text:span text:style-name="T1">Đám cưới bạn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8">
            <text:p>8</text:p>
          </table:table-cell>
          <table:table-cell table:style-name="ce36" office:value-type="string">
            <text:p>DuyenLT</text:p>
          </table:table-cell>
          <table:table-cell table:style-name="ce163" table:formula="of:=SUM([.D11:.AH11])" office:value-type="float" office:value="1">
            <text:p>1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6" draw:text-style-name="P1" svg:width="1.1413in" svg:height="0.2634in" svg:x="8.7768in" svg:y="1.8457in" draw:caption-point-x="-0.2402in" draw:caption-point-y="0.6063in">
              <dc:date>2017-08-14T00:00:00</dc:date>
              <text:p text:style-name="P1"><text:span text:style-name="T1">Chú mất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3" draw:text-style-name="P1" svg:width="1.1413in" svg:height="0.7012in" svg:x="9.7228in" svg:y="1.8465in" draw:caption-point-x="-0.2402in" draw:caption-point-y="0.6055in">
              <dc:date>2017-08-16T00:00:00</dc:date>
              <text:p text:style-name="P1"><text:span text:style-name="T1">Làm thủ tục nhập học cho em, xin đi trễ, 9h23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36" office:value-type="string">
            <text:p>GiauNV</text:p>
          </table:table-cell>
          <table:table-cell table:style-name="ce163" table:formula="of:=SUM([.D12:.AH12])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2.6457in" svg:y="2.0858in" draw:caption-point-x="-0.2402in" draw:caption-point-y="0.6138in">
              <dc:date>2017-08-30T00:00:00</dc:date>
              <text:p text:style-name="P1"><text:span text:style-name="T1">Đi ngân hàng, xin đi trễ, 8h42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1024in" svg:y="2.0882in" draw:caption-point-x="-0.2402in" draw:caption-point-y="0.6114in">
              <dc:date>2017-08-02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0">
            <text:p>10</text:p>
          </table:table-cell>
          <table:table-cell table:style-name="ce62" office:value-type="string">
            <text:p>HaTH</text:p>
          </table:table-cell>
          <table:table-cell table:style-name="ce163" table:formula="of:=SUM([.D13:.AH13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3" draw:text-style-name="P1" svg:width="1.1413in" svg:height="0.7012in" svg:x="3.1024in" svg:y="2.3358in" draw:caption-point-x="-0.2402in" draw:caption-point-y="0.6114in">
              <dc:date>2017-09-01T00:00:00</dc:date>
              <text:p text:style-name="P1"><text:span text:style-name="T1">Kẹt xe, 8h40 vào cty. </text:span></text:p>
              <text:p text:style-name="P1"><text:span text:style-name="T1">Có viêc cá nhân, về sớm 4h50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2" draw:text-style-name="P1" svg:width="1.1413in" svg:height="0.5457in" svg:x="5.3854in" svg:y="2.337in" draw:caption-point-x="-0.2402in" draw:caption-point-y="0.6102in">
              <dc:date>2017-08-07T00:00:00</dc:date>
              <text:p text:style-name="P1"><text:span text:style-name="T1">Đi bệnh viện, xin đi trễ, 9h6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6.3311in" svg:y="2.3382in" draw:caption-point-x="-0.2402in" draw:caption-point-y="0.6091in">
              <dc:date>2017-08-09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8.7768in" svg:y="2.3406in" draw:caption-point-x="-0.2402in" draw:caption-point-y="0.6067in">
              <dc:date>2017-08-14T00:00:00</dc:date>
              <text:p text:style-name="P1"><text:span text:style-name="T1">8h39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9.2661in" svg:y="2.3409in" draw:caption-point-x="-0.2402in" draw:caption-point-y="0.6063in">
              <dc:date>2017-09-01T00:00:00</dc:date>
              <text:p text:style-name="P1"><text:span text:style-name="T1">8h32 vào cty.</text:span></text:p>
              <text:p text:style-name="P1"><text:span text:style-name="T1">Đi lễ, xin về sớm 4h30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9.7228in" svg:y="2.3417in" draw:caption-point-x="-0.2402in" draw:caption-point-y="0.6055in">
              <dc:date>2017-08-16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1791in" svg:y="2.3421in" draw:caption-point-x="-0.2402in" draw:caption-point-y="0.6051in">
              <dc:date>2017-08-17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2.4622in" svg:y="2.3461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2.9189in" svg:y="2.3465in" draw:caption-point-x="-0.2402in" draw:caption-point-y="0.6008in">
              <dc:date>2017-08-23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3.3756in" svg:y="2.3469in" draw:caption-point-x="-0.2402in" draw:caption-point-y="0.6004in">
              <dc:date>2017-08-24T00:00:00</dc:date>
              <text:p text:style-name="P1"><text:span text:style-name="T1">Ghé bv lấy thuốc, 8h4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15.202in" svg:y="2.3488in" draw:caption-point-x="-0.2402in" draw:caption-point-y="0.5984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1154in" svg:y="2.3496in" draw:caption-point-x="-0.2402in" draw:caption-point-y="0.5976in">
              <dc:date>2017-08-30T00:00:00</dc:date>
              <text:p text:style-name="P1"><text:span text:style-name="T1">8h37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572in" svg:y="2.3504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8" office:value-type="string">
            <text:p>HaTT</text:p>
          </table:table-cell>
          <table:table-cell table:style-name="ce163" table:formula="of:=SUM([.D14:.AH14])" office:value-type="float" office:value="0"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4.0157in" svg:y="2.5843in" draw:caption-point-x="-0.2402in" draw:caption-point-y="0.6106in">
              <dc:date>2017-08-04T00:00:00</dc:date>
              <text:p text:style-name="P1"><text:span text:style-name="T1">8h38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2661in" svg:y="2.5886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2.4622in" svg:y="2.5937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1154in" svg:y="2.5972in" draw:caption-point-x="-0.2402in" draw:caption-point-y="0.5976in">
              <dc:date>2017-08-30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572in" svg:y="2.598in" draw:caption-point-x="-0.2402in" draw:caption-point-y="0.5969in">
              <dc:date>2017-08-31T00:00:00</dc:date>
              <text:p text:style-name="P1"><text:span text:style-name="T1">8h31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2">
            <text:p>12</text:p>
          </table:table-cell>
          <table:table-cell table:style-name="ce36" office:value-type="string">
            <text:p>HaiNM</text:p>
          </table:table-cell>
          <table:table-cell table:style-name="ce163" table:formula="of:=SUM([.D15:.AH15])" office:value-type="float" office:value="2">
            <text:p>2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8" draw:text-style-name="P1" svg:width="1.1413in" svg:height="0.8567in" svg:x="5.8421in" svg:y="2.8339in" draw:caption-point-x="-0.2402in" draw:caption-point-y="0.6087in">
              <dc:date>2017-08-08T00:00:00</dc:date>
              <text:p text:style-name="P1"><text:span text:style-name="T1">Đi công chứng giấy tờ, xin đi trễ, 8h43 vào cty</text:span></text:p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1">
            <office:annotation draw:style-name="gr6" draw:text-style-name="P1" svg:width="1.1413in" svg:height="0.2634in" svg:x="7.3094in" svg:y="2.8382in" draw:caption-point-x="-0.2402in" draw:caption-point-y="0.6043in">
              <dc:date>2017-08-07T00:00:00</dc:date>
              <text:p text:style-name="P1"><text:span text:style-name="T1">Đi du lịch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2.4622in" svg:y="2.8421in" draw:caption-point-x="-0.2402in" draw:caption-point-y="0.6004in">
              <dc:date>2017-08-22T00:00:00</dc:date>
              <text:p text:style-name="P1"><text:span text:style-name="T1">Họp ở trường, xi n đi trễ, 9h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15.202in" svg:y="2.8441in" draw:caption-point-x="-0.2402in" draw:caption-point-y="0.5984in">
              <dc:date>2017-08-28T00:00:00</dc:date>
              <text:p text:style-name="P1"><text:span text:style-name="T1">Có việc, xin đi trễ,8h42 vào cty</text:span></text:p>
            </office:annotation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15.6587in" svg:y="2.8453in" draw:caption-point-x="-0.2402in" draw:caption-point-y="0.5972in">
              <dc:date>2017-08-30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67" office:value-type="float" office:value="0">
            <office:annotation draw:style-name="gr2" draw:text-style-name="P1" svg:width="1.1413in" svg:height="0.5457in" svg:x="16.1154in" svg:y="2.8457in" draw:caption-point-x="-0.2402in" draw:caption-point-y="0.5969in">
              <dc:date>2017-08-30T00:00:00</dc:date>
              <text:p text:style-name="P1"><text:span text:style-name="T1">Họp ở trường, xin ra ngoài 2h-3h40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angDTT</text:p>
          </table:table-cell>
          <table:table-cell table:style-name="ce163" table:formula="of:=SUM([.D16:.AH16])" office:value-type="float" office:value="0.5"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3" draw:text-style-name="P1" svg:width="1.1413in" svg:height="0.7012in" svg:x="5.8421in" svg:y="3.0803in" draw:caption-point-x="-0.2402in" draw:caption-point-y="0.6098in">
              <dc:date>2017-08-30T00:00:00</dc:date>
              <text:p text:style-name="P1"><text:span text:style-name="T1">Đi tái khám mắt, xin đi trễ</text:span></text:p>
              <text:p text:style-name="P1"><text:span text:style-name="T1">Vắng quá 2h, tính off sáng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4">
            <text:p>14</text:p>
          </table:table-cell>
          <table:table-cell table:style-name="ce36" office:value-type="string">
            <text:p>HienNV</text:p>
          </table:table-cell>
          <table:table-cell table:style-name="ce163" table:formula="of:=SUM([.D17:.AH17])" office:value-type="float" office:value="5.5">
            <text:p>5.5</text:p>
          </table:table-cell>
          <table:table-cell table:style-name="ce167" office:value-type="float" office:value="1"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text:p>0.5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6" draw:text-style-name="P1" svg:width="1.1413in" svg:height="0.2634in" svg:x="5.8421in" svg:y="3.3429in" draw:caption-point-x="-0.2402in" draw:caption-point-y="0.5953in">
              <dc:date>2017-09-01T00:00:00</dc:date>
              <text:p text:style-name="P1"><text:span text:style-name="T1">Off sáng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6" draw:text-style-name="P1" svg:width="1.1413in" svg:height="0.2634in" svg:x="6.8205in" svg:y="3.3303in" draw:caption-point-x="-0.2402in" draw:caption-point-y="0.6079in">
              <dc:date>2017-08-10T00:00:00</dc:date>
              <text:p text:style-name="P1"><text:span text:style-name="T1">Off chiều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6" draw:text-style-name="P1" svg:width="1.1413in" svg:height="0.2634in" svg:x="10.1791in" svg:y="3.3335in" draw:caption-point-x="-0.2402in" draw:caption-point-y="0.6047in">
              <dc:date>2017-08-17T00:00:00</dc:date>
              <text:p text:style-name="P1"><text:span text:style-name="T1">Off chiều</text:span></text:p>
            </office:annotation>
            <text:p>0.5</text:p>
          </table:table-cell>
          <table:table-cell table:style-name="ce167" office:value-type="float" office:value="0.5">
            <office:annotation draw:style-name="gr6" draw:text-style-name="P1" svg:width="1.1413in" svg:height="0.2634in" svg:x="10.6358in" svg:y="3.3343in" draw:caption-point-x="-0.2402in" draw:caption-point-y="0.6039in">
              <dc:date>2017-08-18T00:00:00</dc:date>
              <text:p text:style-name="P1"><text:span text:style-name="T1">Off sáng</text:span></text:p>
            </office:annotation>
            <text:p>0.5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6" draw:text-style-name="P1" svg:width="1.1413in" svg:height="0.2634in" svg:x="13.3756in" svg:y="3.3378in" draw:caption-point-x="-0.2402in" draw:caption-point-y="0.6004in">
              <dc:date>2017-08-24T00:00:00</dc:date>
              <text:p text:style-name="P1"><text:span text:style-name="T1">Off chiều</text:span></text:p>
            </office:annotation>
            <text:p>0.5</text:p>
          </table:table-cell>
          <table:table-cell table:style-name="ce167" office:value-type="float" office:value="1">
            <text:p>1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6" draw:text-style-name="P1" svg:width="1.1413in" svg:height="0.2634in" svg:x="16.572in" svg:y="3.3425in" draw:caption-point-x="-0.2402in" draw:caption-point-y="0.5957in">
              <dc:date>2017-08-31T00:00:00</dc:date>
              <text:p text:style-name="P1"><text:span text:style-name="T1">Off chiều</text:span></text:p>
            </office:annotation>
            <text:p>0.5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iepNH</text:p>
          </table:table-cell>
          <table:table-cell table:style-name="ce163" table:formula="of:=SUM([.D18:.AH18])" office:value-type="float" office:value="0.5">
            <text:p>0.5</text:p>
          </table:table-cell>
          <table:table-cell table:style-name="ce167" office:value-type="float" office:value="0">
            <office:annotation draw:style-name="gr2" draw:text-style-name="P1" svg:width="1.1413in" svg:height="0.5457in" svg:x="2.6457in" svg:y="3.572in" draw:caption-point-x="-0.2402in" draw:caption-point-y="0.6138in">
              <dc:date>2017-08-01T00:00:00</dc:date>
              <text:p text:style-name="P1"><text:span text:style-name="T1">Đi ngân hàng, xin đi trễ, 9h5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1024in" svg:y="3.5744in" draw:caption-point-x="-0.2402in" draw:caption-point-y="0.6114in">
              <dc:date>2017-08-02T00:00:00</dc:date>
              <text:p text:style-name="P1"><text:span text:style-name="T1">8h59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6" draw:text-style-name="P1" svg:width="1.1413in" svg:height="0.2634in" svg:x="6.3311in" svg:y="3.5776in" draw:caption-point-x="-0.2402in" draw:caption-point-y="0.6083in">
              <dc:date>2017-08-0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67" office:value-type="float" office:value="0">
            <office:annotation draw:style-name="gr4" draw:text-style-name="P1" svg:width="1.1413in" svg:height="0.3902in" svg:x="6.8205in" svg:y="3.578in" draw:caption-point-x="-0.2402in" draw:caption-point-y="0.6079in">
              <dc:date>2017-08-10T00:00:00</dc:date>
              <text:p text:style-name="P1"><text:span text:style-name="T1">Ngủ quên, 8h42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7.3094in" svg:y="3.5783in" draw:caption-point-x="-0.2402in" draw:caption-point-y="0.6075in">
              <dc:date>2017-08-11T00:00:00</dc:date>
              <text:p text:style-name="P1"><text:span text:style-name="T1">Đi bưu điện, xin đi trễ, 9h11 vào cty</text:span></text:p>
            </office:annotation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0.6358in" svg:y="3.5815in" draw:caption-point-x="-0.2402in" draw:caption-point-y="0.6043in">
              <dc:date>2017-08-18T00:00:00</dc:date>
              <text:p text:style-name="P1"><text:span text:style-name="T1">Đi lấy đồ, xin đi trễ, 9h49 vào cty</text:span></text:p>
            </office:annotation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2.9189in" svg:y="3.585in" draw:caption-point-x="-0.2402in" draw:caption-point-y="0.6008in">
              <dc:date>2017-08-23T00:00:00</dc:date>
              <text:p text:style-name="P1"><text:span text:style-name="T1">Xin đi trễ, 9h51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3.8323in" svg:y="3.5862in" draw:caption-point-x="-0.2402in" draw:caption-point-y="0.5996in">
              <dc:date>2017-08-25T00:00:00</dc:date>
              <text:p text:style-name="P1"><text:span text:style-name="T1">Đi mua thuốc, xin đi trễ, 9h2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6587in" svg:y="3.5878in" draw:caption-point-x="-0.2402in" draw:caption-point-y="0.598in">
              <dc:date>2017-08-29T00:00:00</dc:date>
              <text:p text:style-name="P1"><text:span text:style-name="T1">Ngủ quên, 8h34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6.572in" svg:y="3.5902in" draw:caption-point-x="-0.2402in" draw:caption-point-y="0.5957in">
              <dc:date>2017-08-31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6">
            <text:p>16</text:p>
          </table:table-cell>
          <table:table-cell table:style-name="ce36" office:value-type="string">
            <text:p>HieuNKT</text:p>
          </table:table-cell>
          <table:table-cell table:style-name="ce163" table:formula="of:=SUM([.D19:.AH19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ngLV</text:p>
          </table:table-cell>
          <table:table-cell table:style-name="ce163" table:formula="of:=SUM([.D20:.AH20])" office:value-type="float" office:value="0.5">
            <text:p>0.5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4.0681in" draw:caption-point-x="-0.2402in" draw:caption-point-y="0.613in">
              <dc:date>2017-08-01T00:00:00</dc:date>
              <text:p text:style-name="P1"><text:span text:style-name="T1">Khám bao tử, off sáng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8">
            <text:p>18</text:p>
          </table:table-cell>
          <table:table-cell table:style-name="ce36" office:value-type="string">
            <text:p>HungNC</text:p>
          </table:table-cell>
          <table:table-cell table:style-name="ce163" table:formula="of:=SUM([.D21:.AH21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HungNDT</text:p>
          </table:table-cell>
          <table:table-cell table:style-name="ce163" table:formula="of:=SUM([.D22:.AH22])" office:value-type="float" office:value="0">
            <text:p>0</text:p>
          </table:table-cell>
          <table:table-cell table:style-name="ce167" table:number-columns-repeated="20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0">
            <text:p>20</text:p>
          </table:table-cell>
          <table:table-cell table:style-name="ce36" office:value-type="string">
            <text:p>HungPN</text:p>
          </table:table-cell>
          <table:table-cell table:style-name="ce163" table:formula="of:=SUM([.D23:.AH23])" office:value-type="float" office:value="0.5"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2" draw:text-style-name="P1" svg:width="1.1413in" svg:height="0.5457in" svg:x="12.0059in" svg:y="4.8228in" draw:caption-point-x="-0.2402in" draw:caption-point-y="0.6012in">
              <dc:date>2017-08-23T00:00:00</dc:date>
              <text:p text:style-name="P1"><text:span text:style-name="T1">Khám chân, 11h vào cty, tính off sáng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62" office:value-type="string">
            <text:p>HuyDH</text:p>
          </table:table-cell>
          <table:table-cell table:style-name="ce163" table:formula="of:=SUM([.D24:.AH24])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2.6457in" svg:y="5.0579in" draw:caption-point-x="-0.2402in" draw:caption-point-y="0.6138in">
              <dc:date>2017-08-01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4.0157in" svg:y="5.061in" draw:caption-point-x="-0.2402in" draw:caption-point-y="0.6106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5.3854in" svg:y="5.0614in" draw:caption-point-x="-0.2402in" draw:caption-point-y="0.6102in">
              <dc:date>2017-08-07T00:00:00</dc:date>
              <text:p text:style-name="P1"><text:span text:style-name="T1">Xe hết xăng, 8h38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7.3094in" svg:y="5.0642in" draw:caption-point-x="-0.2402in" draw:caption-point-y="0.6075in">
              <dc:date>2017-08-11T00:00:00</dc:date>
              <text:p text:style-name="P1"><text:span text:style-name="T1">8h35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8.7768in" svg:y="5.065in" draw:caption-point-x="-0.2402in" draw:caption-point-y="0.6067in">
              <dc:date>2017-08-14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9.2661in" svg:y="5.0654in" draw:caption-point-x="-0.2402in" draw:caption-point-y="0.6063in">
              <dc:date>2017-08-15T00:00:00</dc:date>
              <text:p text:style-name="P1"><text:span text:style-name="T1">Kẹt xe, 8h46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0.1791in" svg:y="5.0669in" draw:caption-point-x="-0.2402in" draw:caption-point-y="0.6047in">
              <dc:date>2017-08-17T00:00:00</dc:date>
              <text:p text:style-name="P1"><text:span text:style-name="T1">Ngủ quên, 8h51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6358in" svg:y="5.0673in" draw:caption-point-x="-0.2402in" draw:caption-point-y="0.6043in">
              <dc:date>2017-08-18T00:00:00</dc:date>
              <text:p text:style-name="P1"><text:span text:style-name="T1">8h37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2.4622in" svg:y="5.0705in" draw:caption-point-x="-0.2402in" draw:caption-point-y="0.6012in">
              <dc:date>2017-08-22T00:00:00</dc:date>
              <text:p text:style-name="P1"><text:span text:style-name="T1">8h55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2.9189in" svg:y="5.0709in" draw:caption-point-x="-0.2402in" draw:caption-point-y="0.6008in">
              <dc:date>2017-08-23T00:00:00</dc:date>
              <text:p text:style-name="P1"><text:span text:style-name="T1">Nhà có việc, xin đi trễ, 9h30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3.3756in" svg:y="5.0713in" draw:caption-point-x="-0.2402in" draw:caption-point-y="0.6004in">
              <dc:date>2017-08-24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3.8323in" svg:y="5.072in" draw:caption-point-x="-0.2402in" draw:caption-point-y="0.5996in">
              <dc:date>2017-08-25T00:00:00</dc:date>
              <text:p text:style-name="P1"><text:span text:style-name="T1">8h44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15.202in" svg:y="5.0732in" draw:caption-point-x="-0.2402in" draw:caption-point-y="0.5984in">
              <dc:date>2017-08-29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6587in" svg:y="5.0736in" draw:caption-point-x="-0.2402in" draw:caption-point-y="0.598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1154in" svg:y="5.074in" draw:caption-point-x="-0.2402in" draw:caption-point-y="0.5976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572in" svg:y="5.0748in" draw:caption-point-x="-0.2402in" draw:caption-point-y="0.5969in">
              <dc:date>2017-08-31T00:00:00</dc:date>
              <text:p text:style-name="P1"><text:span text:style-name="T1">8h35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2">
            <text:p>22</text:p>
          </table:table-cell>
          <table:table-cell table:style-name="ce36" office:value-type="string">
            <text:p>HuyNG</text:p>
          </table:table-cell>
          <table:table-cell table:style-name="ce163" table:formula="of:=SUM([.D25:.AH25])" office:value-type="float" office:value="0.5"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6.3311in" svg:y="5.3114in" draw:caption-point-x="-0.2402in" draw:caption-point-y="0.6079in">
              <dc:date>2017-08-08T00:00:00</dc:date>
              <text:p text:style-name="P1"><text:span text:style-name="T1">Làm thủ tục nhập học cho em, off sáng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KhaiLV</text:p>
          </table:table-cell>
          <table:table-cell table:style-name="ce163" table:formula="of:=SUM([.D26:.AH26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4">
            <text:p>24</text:p>
          </table:table-cell>
          <table:table-cell table:style-name="ce36" office:value-type="string">
            <text:p>KhangNHH</text:p>
          </table:table-cell>
          <table:table-cell table:style-name="ce163" table:formula="of:=SUM([.D27:.AH27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KienPT</text:p>
          </table:table-cell>
          <table:table-cell table:style-name="ce163" table:formula="of:=SUM([.D28:.AH28])" office:value-type="float" office:value="2.5">
            <text:p>2.5</text:p>
          </table:table-cell>
          <table:table-cell table:style-name="ce167" office:value-type="float" office:value="0">
            <office:annotation draw:style-name="gr4" draw:text-style-name="P1" svg:width="1.1413in" svg:height="0.3902in" svg:x="2.6457in" svg:y="6.0488in" draw:caption-point-x="-0.2402in" draw:caption-point-y="0.6138in">
              <dc:date>2017-08-01T00:00:00</dc:date>
              <text:p text:style-name="P1"><text:span text:style-name="T1">Tập yoga, xin đi trẽ, 8h30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6" draw:text-style-name="P1" svg:width="1.1413in" svg:height="0.2634in" svg:x="6.8205in" svg:y="6.0547in" draw:caption-point-x="-0.2402in" draw:caption-point-y="0.6079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67" office:value-type="float" office:value="1">
            <office:annotation draw:style-name="gr6" draw:text-style-name="P1" svg:width="1.1413in" svg:height="0.2634in" svg:x="7.3094in" svg:y="6.0567in" draw:caption-point-x="-0.2402in" draw:caption-point-y="0.6059in">
              <dc:date>2017-08-11T00:00:00</dc:date>
              <text:p text:style-name="P1"><text:span text:style-name="T1">Chữa bệnh</text:span></text:p>
            </office:annotation>
            <text:p>1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9.2661in" svg:y="6.0563in" draw:caption-point-x="-0.2402in" draw:caption-point-y="0.6063in">
              <dc:date>2017-08-15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6" draw:text-style-name="P1" svg:width="1.1413in" svg:height="0.2634in" svg:x="10.1791in" svg:y="6.0594in" draw:caption-point-x="-0.2402in" draw:caption-point-y="0.6031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3.3756in" svg:y="6.0638in" draw:caption-point-x="-0.2402in" draw:caption-point-y="0.5988in">
              <dc:date>2017-08-24T00:00:00</dc:date>
              <text:p text:style-name="P1"><text:span text:style-name="T1">Tập yoga, xin đi trễ, 9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6587in" svg:y="6.0646in" draw:caption-point-x="-0.2402in" draw:caption-point-y="0.598in">
              <dc:date>2017-08-29T00:00:00</dc:date>
              <text:p text:style-name="P1"><text:span text:style-name="T1">Tập yoga, xin đi trẽ, 8h31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6.572in" svg:y="6.0657in" draw:caption-point-x="-0.2402in" draw:caption-point-y="0.5969in">
              <dc:date>2017-08-31T00:00:00</dc:date>
              <text:p text:style-name="P1"><text:span text:style-name="T1">Chữa bệnh, off sáng</text:span></text:p>
            </office:annotation>
            <text:p>0.5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6">
            <text:p>26</text:p>
          </table:table-cell>
          <table:table-cell table:style-name="ce36" office:value-type="string">
            <text:p>KietNVT</text:p>
          </table:table-cell>
          <table:table-cell table:style-name="ce163" table:formula="of:=SUM([.D29:.AH29])" office:value-type="float" office:value="2">
            <text:p>2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6" draw:text-style-name="P1" svg:width="1.1413in" svg:height="0.2634in" svg:x="8.7768in" svg:y="6.3087in" draw:caption-point-x="-0.2402in" draw:caption-point-y="0.6016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style-name="ce167" office:value-type="float" office:value="1">
            <office:annotation draw:style-name="gr6" draw:text-style-name="P1" svg:width="1.1413in" svg:height="0.2634in" svg:x="9.2661in" svg:y="6.3008in" draw:caption-point-x="-0.2402in" draw:caption-point-y="0.6094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LinhBT</text:p>
          </table:table-cell>
          <table:table-cell table:style-name="ce163" table:formula="of:=SUM([.D30:.AH30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8">
            <text:p>28</text:p>
          </table:table-cell>
          <table:table-cell table:style-name="ce36" office:value-type="string">
            <text:p>MaiLT</text:p>
          </table:table-cell>
          <table:table-cell table:style-name="ce163" table:formula="of:=SUM([.D31:.AH31])" office:value-type="float" office:value="2">
            <text:p>2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1">
            <office:annotation draw:style-name="gr6" draw:text-style-name="P1" svg:width="1.1413in" svg:height="0.2634in" svg:x="3.5591in" svg:y="6.7925in" draw:caption-point-x="-0.2402in" draw:caption-point-y="0.613in">
              <dc:date>2017-07-31T00:00:00</dc:date>
              <text:p text:style-name="P1"><text:span text:style-name="T1">Dự lễ tốt nghiệp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6.3311in" svg:y="6.7972in" draw:caption-point-x="-0.2402in" draw:caption-point-y="0.6083in">
              <dc:date>2017-08-09T00:00:00</dc:date>
              <text:p text:style-name="P1"><text:span text:style-name="T1">Ba bệnh nặng</text:span></text:p>
            </office:annotation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3" draw:text-style-name="P1" svg:width="1.1413in" svg:height="0.7012in" svg:x="12.0059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67" office:value-type="float" office:value="0">
            <office:annotation draw:style-name="gr3" draw:text-style-name="P1" svg:width="1.1413in" svg:height="0.7012in" svg:x="12.4622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67" office:value-type="float" office:value="0">
            <office:annotation draw:style-name="gr3" draw:text-style-name="P1" svg:width="1.1413in" svg:height="0.7012in" svg:x="12.9189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162" office:value-type="string">
            <text:p>MaiNTT</text:p>
          </table:table-cell>
          <table:table-cell table:style-name="ce163" table:formula="of:=SUM([.D32:.AH32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3.1024in" svg:y="7.0417in" draw:caption-point-x="-0.2402in" draw:caption-point-y="0.6114in">
              <dc:date>2017-08-02T00:00:00</dc:date>
              <text:p text:style-name="P1"><text:span text:style-name="T1">Đi ngân hàng, xin đi trễ, <text:s/>8h54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6.3311in" svg:y="7.0441in" draw:caption-point-x="-0.2402in" draw:caption-point-y="0.6091in">
              <dc:date>2017-08-09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1791in" svg:y="7.048in" draw:caption-point-x="-0.2402in" draw:caption-point-y="0.6051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2.9189in" svg:y="7.0524in" draw:caption-point-x="-0.2402in" draw:caption-point-y="0.6008in">
              <dc:date>2017-08-23T00:00:00</dc:date>
              <text:p text:style-name="P1"><text:span text:style-name="T1">Đi ngân hàng, xin đi trễ, 8h45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0">
            <text:p>30</text:p>
          </table:table-cell>
          <table:table-cell table:style-name="ce36" office:value-type="string">
            <text:p>ManhNB</text:p>
          </table:table-cell>
          <table:table-cell table:style-name="ce163" table:formula="of:=SUM([.D33:.AH33])" office:value-type="float" office:value="0"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5591in" svg:y="7.2898in" draw:caption-point-x="-0.2402in" draw:caption-point-y="0.611in">
              <dc:date>2017-08-03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4.0157in" svg:y="7.2906in" draw:caption-point-x="-0.2402in" draw:caption-point-y="0.6102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2661in" svg:y="7.2945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2.4622in" svg:y="7.2996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1154in" svg:y="7.3031in" draw:caption-point-x="-0.2402in" draw:caption-point-y="0.5976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572in" svg:y="7.3039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amTH</text:p>
          </table:table-cell>
          <table:table-cell table:style-name="ce163" table:formula="of:=SUM([.D34:.AH34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2">
            <text:p>32</text:p>
          </table:table-cell>
          <table:table-cell table:style-name="ce36" office:value-type="string">
            <text:p>NamTV</text:p>
          </table:table-cell>
          <table:table-cell table:style-name="ce163" table:formula="of:=SUM([.D35:.AH35])" office:value-type="float" office:value="1">
            <text:p>1</text:p>
          </table:table-cell>
          <table:table-cell table:style-name="ce167" office:value-type="float" office:value="0">
            <office:annotation draw:style-name="gr6" draw:text-style-name="P1" svg:width="1.1413in" svg:height="0.2634in" svg:x="2.6457in" svg:y="7.7827in" draw:caption-point-x="-0.2402in" draw:caption-point-y="0.6138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5.3854in" svg:y="7.7862in" draw:caption-point-x="-0.2402in" draw:caption-point-y="0.6102in">
              <dc:date>2017-08-0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6.8205in" svg:y="7.7902in" draw:caption-point-x="-0.2402in" draw:caption-point-y="0.6063in">
              <dc:date>2017-08-10T00:00:00</dc:date>
              <text:p text:style-name="P1"><text:span text:style-name="T1">Xin làm remote, off chiều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8.7768in" svg:y="7.7898in" draw:caption-point-x="-0.2402in" draw:caption-point-y="0.6067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2661in" svg:y="7.7902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9.7228in" svg:y="7.7909in" draw:caption-point-x="-0.2402in" draw:caption-point-y="0.6055in">
              <dc:date>2017-08-16T00:00:00</dc:date>
              <text:p text:style-name="P1"><text:span text:style-name="T1">Con bệnh, xin đi trễ, 9h6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6" draw:text-style-name="P1" svg:width="1.1413in" svg:height="0.2634in" svg:x="12.0059in" svg:y="7.7937in" draw:caption-point-x="-0.2402in" draw:caption-point-y="0.6028in">
              <dc:date>2017-08-21T00:00:00</dc:date>
              <text:p text:style-name="P1"><text:span text:style-name="T1">Đau đầu, sốt</text:span></text:p>
            </office:annotation>
            <text:p>1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36" office:value-type="string">
            <text:p>NhanHTH</text:p>
          </table:table-cell>
          <table:table-cell table:style-name="ce163" table:formula="of:=SUM([.D36:.AH36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9.2661in" svg:y="8.0378in" draw:caption-point-x="-0.2402in" draw:caption-point-y="0.6063in">
              <dc:date>2017-08-15T00:00:00</dc:date>
              <text:p text:style-name="P1"><text:span text:style-name="T1">Xe hư, xin đi trễ, 9h30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4">
            <text:p>34</text:p>
          </table:table-cell>
          <table:table-cell table:style-name="ce36" office:value-type="string">
            <text:p>NhanNM</text:p>
          </table:table-cell>
          <table:table-cell table:style-name="ce163" table:formula="of:=SUM([.D37:.AH37])" office:value-type="float" office:value="0.5"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9.7228in" svg:y="8.2866in" draw:caption-point-x="-0.2402in" draw:caption-point-y="0.6051in">
              <dc:date>2017-08-16T00:00:00</dc:date>
              <text:p text:style-name="P1"><text:span text:style-name="T1">Việc cá nhân, xin đi trễ, 8h45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5.6587in" svg:y="8.2961in" draw:caption-point-x="-0.2402in" draw:caption-point-y="0.5957in">
              <dc:date>2017-08-25T00:00:00</dc:date>
              <text:p text:style-name="P1"><text:span text:style-name="T1">Dự Lễ tốt nghiệp, off sáng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36" office:value-type="string">
            <text:p>NhungHTH</text:p>
          </table:table-cell>
          <table:table-cell table:style-name="ce163" table:formula="of:=SUM([.D38:.AH38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6358in" svg:y="8.535in" draw:caption-point-x="-0.2402in" draw:caption-point-y="0.6043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3.3756in" svg:y="8.539in" draw:caption-point-x="-0.2402in" draw:caption-point-y="0.6004in">
              <dc:date>2017-08-24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572in" svg:y="8.5425in" draw:caption-point-x="-0.2402in" draw:caption-point-y="0.5969in">
              <dc:date>2017-08-31T00:00:00</dc:date>
              <text:p text:style-name="P1"><text:span text:style-name="T1">8h45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6">
            <text:p>36</text:p>
          </table:table-cell>
          <table:table-cell table:style-name="ce36" office:value-type="string">
            <text:p>NhuPHQ</text:p>
          </table:table-cell>
          <table:table-cell table:style-name="ce163" table:formula="of:=SUM([.D39:.AH39])" office:value-type="float" office:value="2">
            <text:p>2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5591in" svg:y="8.776in" draw:caption-point-x="-0.2402in" draw:caption-point-y="0.611in">
              <dc:date>2017-08-03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5.8421in" svg:y="8.7772in" draw:caption-point-x="-0.2402in" draw:caption-point-y="0.6098in">
              <dc:date>2017-08-08T00:00:00</dc:date>
              <text:p text:style-name="P1"><text:span text:style-name="T1">8h33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6" draw:text-style-name="P1" svg:width="1.1413in" svg:height="0.2634in" svg:x="6.8205in" svg:y="8.7807in" draw:caption-point-x="-0.2402in" draw:caption-point-y="0.6063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67" office:value-type="float" office:value="1">
            <office:annotation draw:style-name="gr6" draw:text-style-name="P1" svg:width="1.1413in" svg:height="0.2634in" svg:x="7.3094in" svg:y="8.7776in" draw:caption-point-x="-0.2402in" draw:caption-point-y="0.6094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2661in" svg:y="8.7807in" draw:caption-point-x="-0.2402in" draw:caption-point-y="0.6063in">
              <dc:date>2017-08-15T00:00:00</dc:date>
              <text:p text:style-name="P1"><text:span text:style-name="T1">8h46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2.4622in" svg:y="8.7858in" draw:caption-point-x="-0.2402in" draw:caption-point-y="0.6012in">
              <dc:date>2017-08-22T00:00:00</dc:date>
              <text:p text:style-name="P1"><text:span text:style-name="T1">Làm việc muộn, 8h37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62" office:value-type="string">
            <text:p>PhuongTH</text:p>
          </table:table-cell>
          <table:table-cell table:style-name="ce163" table:formula="of:=SUM([.D40:.AH40])" office:value-type="float" office:value="0.5">
            <text:p>0.5</text:p>
          </table:table-cell>
          <table:table-cell table:style-name="ce167" office:value-type="float" office:value="0">
            <office:annotation draw:style-name="gr4" draw:text-style-name="P1" svg:width="1.1413in" svg:height="0.3902in" svg:x="2.6457in" svg:y="9.0209in" draw:caption-point-x="-0.2402in" draw:caption-point-y="0.6138in">
              <dc:date>2017-08-01T00:00:00</dc:date>
              <text:p text:style-name="P1"><text:span text:style-name="T1">Ngủ quên, 8h33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4.0157in" svg:y="9.0248in" draw:caption-point-x="-0.2402in" draw:caption-point-y="0.6098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5.3854in" svg:y="9.0244in" draw:caption-point-x="-0.2402in" draw:caption-point-y="0.6102in">
              <dc:date>2017-08-07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.5">
            <office:annotation draw:style-name="gr3" draw:text-style-name="P1" svg:width="1.1413in" svg:height="0.7012in" svg:x="5.8421in" svg:y="9.0248in" draw:caption-point-x="-0.2402in" draw:caption-point-y="0.6098in">
              <dc:date>2017-08-08T00:00:00</dc:date>
              <text:p text:style-name="P1"><text:span text:style-name="T1">Bị đau cổ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6.8205in" svg:y="9.0268in" draw:caption-point-x="-0.2402in" draw:caption-point-y="0.6079in">
              <dc:date>2017-08-10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8.7768in" svg:y="9.028in" draw:caption-point-x="-0.2402in" draw:caption-point-y="0.6067in">
              <dc:date>2017-08-14T00:00:00</dc:date>
              <text:p text:style-name="P1"><text:span text:style-name="T1">8h31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2661in" svg:y="9.0283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7228in" svg:y="9.0291in" draw:caption-point-x="-0.2402in" draw:caption-point-y="0.6055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3.3756in" svg:y="9.0362in" draw:caption-point-x="-0.2402in" draw:caption-point-y="0.5984in">
              <dc:date>2017-08-24T00:00:00</dc:date>
              <text:p text:style-name="P1"><text:span text:style-name="T1">Làm thủ tục cá nhân, xin về sớm 3h30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3.8323in" svg:y="9.0346in" draw:caption-point-x="-0.2402in" draw:caption-point-y="0.6in">
              <dc:date>2017-08-24T00:00:00</dc:date>
              <text:p text:style-name="P1"><text:span text:style-name="T1">Làm thủ tục cá nhân, xin về sớm, 4h30</text:span></text:p>
            </office:annotation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572in" svg:y="9.0378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8">
            <text:p>38</text:p>
          </table:table-cell>
          <table:table-cell table:style-name="ce38" office:value-type="string">
            <text:p>PhongPT</text:p>
          </table:table-cell>
          <table:table-cell table:style-name="ce163" table:formula="of:=SUM([.D41:.AH41])" office:value-type="float" office:value="1">
            <text:p>1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7228in" svg:y="9.2768in" draw:caption-point-x="-0.2402in" draw:caption-point-y="0.6055in">
              <dc:date>2017-08-1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15.6587in" svg:y="9.2843in" draw:caption-point-x="-0.2402in" draw:caption-point-y="0.598in">
              <dc:date>2017-08-29T00:00:00</dc:date>
              <text:p text:style-name="P1"><text:span text:style-name="T1">Sinh hoạt công dân</text:span></text:p>
            </office:annotation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9">
            <text:p>39</text:p>
          </table:table-cell>
          <table:table-cell table:style-name="ce36" office:value-type="string">
            <text:p>PhongTH</text:p>
          </table:table-cell>
          <table:table-cell table:style-name="ce163" table:formula="of:=SUM([.D42:.AH42])" office:value-type="float" office:value="4">
            <text:p>4</text:p>
          </table:table-cell>
          <table:table-cell table:style-name="ce167" office:value-type="float" office:value="0">
            <office:annotation draw:style-name="gr4" draw:text-style-name="P1" svg:width="1.1413in" svg:height="0.3902in" svg:x="2.6457in" svg:y="9.5161in" draw:caption-point-x="-0.2402in" draw:caption-point-y="0.6138in">
              <dc:date>2017-08-01T00:00:00</dc:date>
              <text:p text:style-name="P1"><text:span text:style-name="T1">Ngủ quên, 8h43 vào cty</text:span></text:p>
            </office:annotation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3.1024in" svg:y="9.5197in" draw:caption-point-x="-0.2402in" draw:caption-point-y="0.6102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6" draw:text-style-name="P1" svg:width="1.1413in" svg:height="0.2634in" svg:x="6.8205in" svg:y="9.522in" draw:caption-point-x="-0.2402in" draw:caption-point-y="0.6079in">
              <dc:date>2017-08-10T00:00:00</dc:date>
              <text:p text:style-name="P1"><text:span text:style-name="T1">Bị sốt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2" draw:text-style-name="P1" svg:width="1.1413in" svg:height="0.5457in" svg:x="12.4622in" svg:y="9.5287in" draw:caption-point-x="-0.2402in" draw:caption-point-y="0.6012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style-name="ce167" office:value-type="float" office:value="1">
            <office:annotation draw:style-name="gr2" draw:text-style-name="P1" svg:width="1.1413in" svg:height="0.5457in" svg:x="12.9189in" svg:y="9.5287in" draw:caption-point-x="-0.2402in" draw:caption-point-y="0.6012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0">
            <text:p>40</text:p>
          </table:table-cell>
          <table:table-cell table:style-name="ce36" office:value-type="string">
            <text:p>PhuocNCH</text:p>
          </table:table-cell>
          <table:table-cell table:style-name="ce163" table:formula="of:=SUM([.D43:.AH43])" office:value-type="float" office:value="0">
            <text:p>0</text:p>
          </table:table-cell>
          <table:table-cell table:style-name="ce167" table:number-columns-repeated="9"/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36" office:value-type="string">
            <text:p>TienND</text:p>
          </table:table-cell>
          <table:table-cell table:style-name="ce163" table:formula="of:=SUM([.D44:.AH44])" office:value-type="float" office:value="0.5"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7228in" svg:y="10.0232in" draw:caption-point-x="-0.2402in" draw:caption-point-y="0.6024in">
              <dc:date>2017-08-10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3" draw:text-style-name="P1" svg:width="1.1413in" svg:height="0.7012in" svg:x="13.8323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3" draw:text-style-name="P1" svg:width="1.1413in" svg:height="0.7012in" svg:x="15.202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67" office:value-type="float" office:value="0">
            <office:annotation draw:style-name="gr3" draw:text-style-name="P1" svg:width="1.1413in" svg:height="0.7012in" svg:x="15.6587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2">
            <text:p>42</text:p>
          </table:table-cell>
          <table:table-cell table:style-name="ce36" office:value-type="string">
            <text:p>ThamDT</text:p>
          </table:table-cell>
          <table:table-cell table:style-name="ce163" table:formula="of:=SUM([.D45:.AH45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office:display="true" draw:style-name="gr2" draw:text-style-name="P1" svg:width="1.1413in" svg:height="0.5457in" svg:x="7.3094in" svg:y="10.3457in" draw:caption-point-x="-0.2402in" draw:caption-point-y="0.5272in">
              <dc:date>2017-08-08T00:00:00</dc:date>
              <text:p text:style-name="P2"><text:span text:style-name="T1">Đi khám thai lần 2</text:span></text:p>
              <text:p text:style-name="P2"><text:span text:style-name="T1">Có hưởng BHXH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8.7768in" svg:y="10.2665in" draw:caption-point-x="-0.2402in" draw:caption-point-y="0.6067in">
              <dc:date>2017-08-14T00:00:00</dc:date>
              <text:p text:style-name="P1"><text:span text:style-name="T1">Đau bụng, xin đi trễ, 8h59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6358in" svg:y="10.2689in" draw:caption-point-x="-0.2402in" draw:caption-point-y="0.6043in">
              <dc:date>2017-08-18T00:00:00</dc:date>
              <text:p text:style-name="P1"><text:span text:style-name="T1">8h29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12.0059in" svg:y="10.2705in" draw:caption-point-x="-0.2402in" draw:caption-point-y="0.6028in">
              <dc:date>2017-08-21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3" draw:text-style-name="P1" svg:width="1.1413in" svg:height="0.7012in" svg:x="16.572in" svg:y="10.2764in" draw:caption-point-x="-0.2402in" draw:caption-point-y="0.5969in">
              <dc:date>2017-08-31T00:00:00</dc:date>
              <text:p text:style-name="P1"><text:span text:style-name="T1">8h13 vào cty</text:span></text:p>
              <text:p text:style-name="P1"><text:span text:style-name="T1">Xin ra ngoài đi ngân hàng 1h20 - 1h58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3">
            <text:p>43</text:p>
          </table:table-cell>
          <table:table-cell table:style-name="ce162" office:value-type="string">
            <text:p>ThaoDTN</text:p>
          </table:table-cell>
          <table:table-cell table:style-name="ce163" table:formula="of:=SUM([.D46:.AH46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>
            <office:annotation draw:style-name="gr6" draw:text-style-name="P1" svg:width="1.1413in" svg:height="0.2634in" svg:x="3.1024in" svg:y="10.5106in" draw:caption-point-x="-0.2402in" draw:caption-point-y="0.6102in">
              <dc:date>2017-08-02T00:00:00</dc:date>
              <text:p text:style-name="P1"><text:span text:style-name="T1">Nghỉ 3 tháng</text:span></text:p>
            </office:annotation>
          </table:table-cell>
          <table:table-cell table:style-name="ce167" table:number-columns-repeated="29"/>
          <table:table-cell table:style-name="ce35" table:number-columns-repeated="952"/>
        </table:table-row>
        <table:table-row table:style-name="ro6">
          <table:table-cell table:style-name="ce60" office:value-type="float" office:value="44">
            <text:p>44</text:p>
          </table:table-cell>
          <table:table-cell table:style-name="ce36" office:value-type="string">
            <text:p>ThinhT</text:p>
          </table:table-cell>
          <table:table-cell table:style-name="ce163" table:formula="of:=SUM([.D47:.AH47])" office:value-type="float" office:value="0"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4.0157in" svg:y="10.7587in" draw:caption-point-x="-0.2402in" draw:caption-point-y="0.6098in">
              <dc:date>2017-08-07T00:00:00</dc:date>
              <text:p text:style-name="P1"><text:span text:style-name="T1">Xe hư, xin đi trễ, 9h va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2" draw:text-style-name="P1" svg:width="1.1413in" svg:height="0.5457in" svg:x="5.3854in" svg:y="10.7535in" draw:caption-point-x="-0.2402in" draw:caption-point-y="0.61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5.8421in" svg:y="10.7535in" draw:caption-point-x="-0.2402in" draw:caption-point-y="0.61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5">
            <text:p>45</text:p>
          </table:table-cell>
          <table:table-cell table:style-name="ce36" office:value-type="string">
            <text:p>ThoaiVK</text:p>
          </table:table-cell>
          <table:table-cell table:style-name="ce163" table:formula="of:=SUM([.D48:.AH48])" office:value-type="float" office:value="2">
            <text:p>2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3.1024in" svg:y="11.0059in" draw:caption-point-x="-0.2402in" draw:caption-point-y="0.6102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2" draw:text-style-name="P1" svg:width="1.1413in" svg:height="0.5457in" svg:x="8.7768in" svg:y="11.0094in" draw:caption-point-x="-0.2402in" draw:caption-point-y="0.6067in">
              <dc:date>2017-08-14T00:00:00</dc:date>
              <text:p text:style-name="P1"><text:span text:style-name="T1">Đi ngân hàng, xin đi trễ, 9h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2661in" svg:y="11.0098in" draw:caption-point-x="-0.2402in" draw:caption-point-y="0.6063in">
              <dc:date>2017-08-15T00:00:00</dc:date>
              <text:p text:style-name="P1"><text:span text:style-name="T1">8h37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7228in" svg:y="11.0106in" draw:caption-point-x="-0.2402in" draw:caption-point-y="0.6055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0.1791in" svg:y="11.011in" draw:caption-point-x="-0.2402in" draw:caption-point-y="0.6051in">
              <dc:date>2017-08-17T00:00:00</dc:date>
              <text:p text:style-name="P1"><text:span text:style-name="T1">Bị lủng bánh xe, xin đi trễ, 9h2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12.0059in" svg:y="11.0138in" draw:caption-point-x="-0.2402in" draw:caption-point-y="0.6024in">
              <dc:date>2017-08-21T00:00:00</dc:date>
              <text:p text:style-name="P1"><text:span text:style-name="T1">8h38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6" draw:text-style-name="P1" svg:width="1.1413in" svg:height="0.2634in" svg:x="12.9189in" svg:y="11.0154in" draw:caption-point-x="-0.2402in" draw:caption-point-y="0.6008in">
              <dc:date>2017-08-23T00:00:00</dc:date>
              <text:p text:style-name="P1"><text:span text:style-name="T1">Báo cáo đồ án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3.8323in" svg:y="11.0165in" draw:caption-point-x="-0.2402in" draw:caption-point-y="0.5996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1154in" svg:y="11.0185in" draw:caption-point-x="-0.2402in" draw:caption-point-y="0.5976in">
              <dc:date>2017-08-30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6.572in" svg:y="11.0193in" draw:caption-point-x="-0.2402in" draw:caption-point-y="0.5969in">
              <dc:date>2017-08-31T00:00:00</dc:date>
              <text:p text:style-name="P1"><text:span text:style-name="T1">Chở Mẹ đi khám bệnh, xin đi trễ, 9h45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6">
            <text:p>46</text:p>
          </table:table-cell>
          <table:table-cell table:style-name="ce36" office:value-type="string">
            <text:p>ThuyCNTA</text:p>
          </table:table-cell>
          <table:table-cell table:style-name="ce163" table:formula="of:=SUM([.D49:.AH49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7">
            <text:p>47</text:p>
          </table:table-cell>
          <table:table-cell table:style-name="ce36" office:value-type="string">
            <text:p>ThuyLTT</text:p>
          </table:table-cell>
          <table:table-cell table:style-name="ce163" table:formula="of:=SUM([.D50:.AH50])" office:value-type="float" office:value="2.5">
            <text:p>2.5</text:p>
          </table:table-cell>
          <table:table-cell table:style-name="ce167" office:value-type="float" office:value="0">
            <office:annotation draw:style-name="gr6" draw:text-style-name="P1" svg:width="1.1413in" svg:height="0.2634in" svg:x="2.6457in" svg:y="11.4976in" draw:caption-point-x="-0.2402in" draw:caption-point-y="0.6138in">
              <dc:date>2017-08-01T00:00:00</dc:date>
              <text:p text:style-name="P1"><text:span text:style-name="T1">8h42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3.5591in" svg:y="11.5016in" draw:caption-point-x="-0.2402in" draw:caption-point-y="0.6098in">
              <dc:date>2017-08-03T00:00:00</dc:date>
              <text:p text:style-name="P1"><text:span text:style-name="T1">Bị mệt, xin đi trễ, 10h29 vào cty, tính off sáng </text:span></text:p>
            </office:annotation>
            <text:p>0.5</text:p>
          </table:table-cell>
          <table:table-cell table:style-name="ce167" office:value-type="float" office:value="0">
            <office:annotation draw:style-name="gr6" draw:text-style-name="P1" svg:width="1.1413in" svg:height="0.2634in" svg:x="4.0157in" svg:y="11.5008in" draw:caption-point-x="-0.2402in" draw:caption-point-y="0.6106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5.8421in" svg:y="11.5016in" draw:caption-point-x="-0.2402in" draw:caption-point-y="0.6098in">
              <dc:date>2017-08-08T00:00:00</dc:date>
              <text:p text:style-name="P1"><text:span text:style-name="T1">8h36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6.3311in" svg:y="11.5024in" draw:caption-point-x="-0.2402in" draw:caption-point-y="0.6091in">
              <dc:date>2017-08-09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7.3094in" svg:y="11.5039in" draw:caption-point-x="-0.2402in" draw:caption-point-y="0.6075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2" draw:text-style-name="P1" svg:width="1.1413in" svg:height="0.5457in" svg:x="8.7768in" svg:y="11.5055in" draw:caption-point-x="-0.2402in" draw:caption-point-y="0.6059in">
              <dc:date>2017-08-15T00:00:00</dc:date>
              <text:p text:style-name="P1"><text:span text:style-name="T1">Bị sốt, off sáng, vắng quá 2h, off chiều</text:span></text:p>
            </office:annotation>
            <text:p>1</text:p>
          </table:table-cell>
          <table:table-cell table:style-name="ce167" office:value-type="float" office:value="0">
            <office:annotation draw:style-name="gr6" draw:text-style-name="P1" svg:width="1.1413in" svg:height="0.2634in" svg:x="9.2661in" svg:y="11.5051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9.7228in" svg:y="11.5063in" draw:caption-point-x="-0.2402in" draw:caption-point-y="0.6051in">
              <dc:date>2017-08-16T00:00:00</dc:date>
              <text:p text:style-name="P1"><text:span text:style-name="T1">Xe hư, xin đi trễ, 9h58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1791in" svg:y="11.5063in" draw:caption-point-x="-0.2402in" draw:caption-point-y="0.6051in">
              <dc:date>2017-08-17T00:00:00</dc:date>
              <text:p text:style-name="P1"><text:span text:style-name="T1">8h37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6358in" svg:y="11.5071in" draw:caption-point-x="-0.2402in" draw:caption-point-y="0.6043in">
              <dc:date>2017-08-18T00:00:00</dc:date>
              <text:p text:style-name="P1"><text:span text:style-name="T1">8h33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2.4622in" svg:y="11.5102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2.9189in" svg:y="11.5106in" draw:caption-point-x="-0.2402in" draw:caption-point-y="0.6008in">
              <dc:date>2017-08-23T00:00:00</dc:date>
              <text:p text:style-name="P1"><text:span text:style-name="T1">Bị sốt, mệt, off sáng</text:span></text:p>
            </office:annotation>
            <text:p>0.5</text:p>
          </table:table-cell>
          <table:table-cell table:style-name="ce167" office:value-type="float" office:value="0.5">
            <office:annotation draw:style-name="gr2" draw:text-style-name="P1" svg:width="1.1413in" svg:height="0.5457in" svg:x="13.3756in" svg:y="11.511in" draw:caption-point-x="-0.2402in" draw:caption-point-y="0.6004in">
              <dc:date>2017-08-24T00:00:00</dc:date>
              <text:p text:style-name="P1"><text:span text:style-name="T1">Khám bệnh, 11h20 vào cty, tính off sáng</text:span></text:p>
            </office:annotation>
            <text:p>0.5</text:p>
          </table:table-cell>
          <table:table-cell table:style-name="ce167" office:value-type="float" office:value="0">
            <office:annotation draw:style-name="gr6" draw:text-style-name="P1" svg:width="1.1413in" svg:height="0.2634in" svg:x="13.8323in" svg:y="11.5118in" draw:caption-point-x="-0.2402in" draw:caption-point-y="0.5996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5.6587in" svg:y="11.5157in" draw:caption-point-x="-0.2402in" draw:caption-point-y="0.5957in">
              <dc:date>2017-08-30T00:00:00</dc:date>
              <text:p text:style-name="P1"><text:span text:style-name="T1">8h37 vào cty</text:span></text:p>
              <text:p text:style-name="P1"><text:span text:style-name="T1">Xin ra ngoài 10h10 – 12h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6.572in" svg:y="11.5154in" draw:caption-point-x="-0.2402in" draw:caption-point-y="0.5961in">
              <dc:date>2017-08-31T00:00:00</dc:date>
              <text:p text:style-name="P1"><text:span text:style-name="T1">Đi UB phường, xin đi trễ, 9h30 đi ngân hàng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8">
            <text:p>48</text:p>
          </table:table-cell>
          <table:table-cell table:style-name="ce36" office:value-type="string">
            <text:p>TruyenLVC</text:p>
          </table:table-cell>
          <table:table-cell table:style-name="ce163" table:formula="of:=SUM([.D51:.AH51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9">
            <text:p>49</text:p>
          </table:table-cell>
          <table:table-cell table:style-name="ce37" office:value-type="string">
            <text:p>TuanTQP</text:p>
          </table:table-cell>
          <table:table-cell table:style-name="ce163" table:formula="of:=SUM([.D52:.AH52])" office:value-type="float" office:value="1"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3.5591in" svg:y="11.9976in" draw:caption-point-x="-0.2402in" draw:caption-point-y="0.6091in">
              <dc:date>2017-08-03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6.3311in" svg:y="11.998in" draw:caption-point-x="-0.2402in" draw:caption-point-y="0.6087in">
              <dc:date>2017-08-09T00:00:00</dc:date>
              <text:p text:style-name="P1"><text:span text:style-name="T1">Kẹt xe, 8h40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0.1791in" svg:y="12.0016in" draw:caption-point-x="-0.2402in" draw:caption-point-y="0.6051in">
              <dc:date>2017-08-17T00:00:00</dc:date>
              <text:p text:style-name="P1"><text:span text:style-name="T1">Trời mưa, 8h41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12.0059in" svg:y="12.0614in" draw:caption-point-x="-0.2402in" draw:caption-point-y="0.5453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2.4622in" svg:y="12.0055in" draw:caption-point-x="-0.2402in" draw:caption-point-y="0.6012in">
              <dc:date>2017-08-22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2.9189in" svg:y="12.0059in" draw:caption-point-x="-0.2402in" draw:caption-point-y="0.6008in">
              <dc:date>2017-08-23T00:00:00</dc:date>
              <text:p text:style-name="P1"><text:span text:style-name="T1">10h25 vào cty, tính off sáng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49"/>
          <table:table-cell table:number-columns-repeated="3"/>
        </table:table-row>
        <table:table-row table:style-name="ro6">
          <table:table-cell table:style-name="ce60" office:value-type="float" office:value="50">
            <text:p>50</text:p>
          </table:table-cell>
          <table:table-cell table:style-name="ce62" office:value-type="string">
            <text:p>VietBA</text:p>
          </table:table-cell>
          <table:table-cell table:style-name="ce163" table:formula="of:=SUM([.D53:.AH53])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2.6457in" svg:y="12.2409in" draw:caption-point-x="-0.2402in" draw:caption-point-y="0.6138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1024in" svg:y="12.2433in" draw:caption-point-x="-0.2402in" draw:caption-point-y="0.6114in">
              <dc:date>2017-08-02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5591in" svg:y="12.2437in" draw:caption-point-x="-0.2402in" draw:caption-point-y="0.611in">
              <dc:date>2017-08-03T00:00:00</dc:date>
              <text:p text:style-name="P1"><text:span text:style-name="T1">8h31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4.0157in" svg:y="12.2449in" draw:caption-point-x="-0.2402in" draw:caption-point-y="0.6098in">
              <dc:date>2017-08-04T00:00:00</dc:date>
              <text:p text:style-name="P1"><text:span text:style-name="T1">8h31 vào cty</text:span></text:p>
            </office:annotation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6.3311in" svg:y="12.2457in" draw:caption-point-x="-0.2402in" draw:caption-point-y="0.6091in">
              <dc:date>2017-08-09T00:00:00</dc:date>
              <text:p text:style-name="P1"><text:span text:style-name="T1">Chở Mẹ đi cv, xin đi trễ, 8h54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6.8205in" svg:y="12.2469in" draw:caption-point-x="-0.2402in" draw:caption-point-y="0.6079in">
              <dc:date>2017-09-01T00:00:00</dc:date>
              <text:p text:style-name="P1"><text:span text:style-name="T1">Chở em ra bến xe, xin đi trễ, 8h46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15.202in" svg:y="12.2563in" draw:caption-point-x="-0.2402in" draw:caption-point-y="0.5984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1154in" svg:y="12.2571in" draw:caption-point-x="-0.2402in" draw:caption-point-y="0.5976in">
              <dc:date>2017-08-30T00:00:00</dc:date>
              <text:p text:style-name="P1"><text:span text:style-name="T1">8h33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51">
            <text:p>51</text:p>
          </table:table-cell>
          <table:table-cell table:style-name="ce36" office:value-type="string">
            <text:p>VinhP</text:p>
          </table:table-cell>
          <table:table-cell table:style-name="ce163" table:formula="of:=SUM([.D54:.AH54])" office:value-type="float" office:value="0.5"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6.3311in" svg:y="12.4933in" draw:caption-point-x="-0.2402in" draw:caption-point-y="0.6091in">
              <dc:date>2017-08-09T00:00:00</dc:date>
              <text:p text:style-name="P1"><text:span text:style-name="T1">Bị mệt, xin đi trễ, 8h42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0.1791in" svg:y="12.4972in" draw:caption-point-x="-0.2402in" draw:caption-point-y="0.6051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10.6358in" svg:y="12.4972in" draw:caption-point-x="-0.2402in" draw:caption-point-y="0.6051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.5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3.3756in" svg:y="12.502in" draw:caption-point-x="-0.2402in" draw:caption-point-y="0.6004in">
              <dc:date>2017-08-24T00:00:00</dc:date>
              <text:p text:style-name="P1"><text:span text:style-name="T1">Xin đi trễ, 8h36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2" table:number-rows-repeated="65355">
          <table:table-cell table:style-name="ce35" table:number-columns-repeated="3"/>
          <table:table-cell table:style-name="ce168" table:number-columns-repeated="31"/>
          <table:table-cell table:style-name="ce35" table:number-columns-repeated="952"/>
        </table:table-row>
        <table:table-row table:style-name="ro2" table:number-rows-repeated="49">
          <table:table-cell table:style-name="ce35" table:number-columns-repeated="3"/>
          <table:table-cell table:style-name="ce168"/>
          <table:table-cell table:number-columns-repeated="27"/>
          <table:table-cell table:style-name="ce168" table:number-columns-repeated="3"/>
          <table:table-cell table:style-name="ce35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0"/>
        <table:table-column table:style-name="co26" table:number-columns-repeated="7" table:default-cell-style-name="ce180"/>
        <table:table-column table:style-name="co25" table:number-columns-repeated="16" table:default-cell-style-name="ce180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175" table:number-columns-repeated="8"/>
          <table:table-cell table:style-name="ce181" office:value-type="string" table:number-columns-spanned="2" table:number-rows-spanned="1">
            <text:p>Month</text:p>
          </table:table-cell>
          <table:covered-table-cell table:style-name="ce182"/>
          <table:table-cell table:style-name="ce183" table:content-validation-name="val1" office:value-type="float" office:value="9" table:number-columns-spanned="2" table:number-rows-spanned="1">
            <text:p>9</text:p>
          </table:table-cell>
          <table:covered-table-cell table:style-name="ce182"/>
          <table:table-cell table:style-name="ce181" office:value-type="string" table:number-columns-spanned="2" table:number-rows-spanned="1">
            <text:p>Year</text:p>
          </table:table-cell>
          <table:covered-table-cell table:style-name="ce182"/>
          <table:table-cell table:style-name="ce181" office:value-type="float" office:value="2017" table:number-columns-spanned="2" table:number-rows-spanned="1">
            <text:p>2017</text:p>
          </table:table-cell>
          <table:covered-table-cell table:style-name="ce184"/>
          <table:table-cell table:style-name="ce175" table:number-columns-repeated="15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176" table:formula="of:=DATE([.$R$1];[.N1];1)" office:value-type="date" office:date-value="2017-09-01">
            <text:p>01</text:p>
          </table:table-cell>
          <table:table-cell table:style-name="ce176" table:formula="of:=[.D2]+1" office:value-type="date" office:date-value="2017-09-02">
            <text:p>02</text:p>
          </table:table-cell>
          <table:table-cell table:style-name="ce176" table:formula="of:=[.E2]+1" office:value-type="date" office:date-value="2017-09-03">
            <text:p>03</text:p>
          </table:table-cell>
          <table:table-cell table:style-name="ce176" table:formula="of:=[.F2]+1" office:value-type="date" office:date-value="2017-09-04">
            <text:p>04</text:p>
          </table:table-cell>
          <table:table-cell table:style-name="ce176" table:formula="of:=[.G2]+1" office:value-type="date" office:date-value="2017-09-05">
            <text:p>05</text:p>
          </table:table-cell>
          <table:table-cell table:style-name="ce176" table:formula="of:=[.H2]+1" office:value-type="date" office:date-value="2017-09-06">
            <text:p>06</text:p>
          </table:table-cell>
          <table:table-cell table:style-name="ce176" table:formula="of:=[.I2]+1" office:value-type="date" office:date-value="2017-09-07">
            <text:p>07</text:p>
          </table:table-cell>
          <table:table-cell table:style-name="ce176" table:formula="of:=[.J2]+1" office:value-type="date" office:date-value="2017-09-08">
            <text:p>08</text:p>
          </table:table-cell>
          <table:table-cell table:style-name="ce176" table:formula="of:=[.K2]+1" office:value-type="date" office:date-value="2017-09-09">
            <text:p>09</text:p>
          </table:table-cell>
          <table:table-cell table:style-name="ce176" table:formula="of:=[.L2]+1" office:value-type="date" office:date-value="2017-09-10">
            <text:p>10</text:p>
          </table:table-cell>
          <table:table-cell table:style-name="ce176" table:formula="of:=[.M2]+1" office:value-type="date" office:date-value="2017-09-11">
            <text:p>11</text:p>
          </table:table-cell>
          <table:table-cell table:style-name="ce176" table:formula="of:=[.N2]+1" office:value-type="date" office:date-value="2017-09-12">
            <text:p>12</text:p>
          </table:table-cell>
          <table:table-cell table:style-name="ce176" table:formula="of:=[.O2]+1" office:value-type="date" office:date-value="2017-09-13">
            <text:p>13</text:p>
          </table:table-cell>
          <table:table-cell table:style-name="ce176" table:formula="of:=[.P2]+1" office:value-type="date" office:date-value="2017-09-14">
            <text:p>14</text:p>
          </table:table-cell>
          <table:table-cell table:style-name="ce176" table:formula="of:=[.Q2]+1" office:value-type="date" office:date-value="2017-09-15">
            <text:p>15</text:p>
          </table:table-cell>
          <table:table-cell table:style-name="ce176" table:formula="of:=[.R2]+1" office:value-type="date" office:date-value="2017-09-16">
            <text:p>16</text:p>
          </table:table-cell>
          <table:table-cell table:style-name="ce176" table:formula="of:=[.S2]+1" office:value-type="date" office:date-value="2017-09-17">
            <text:p>17</text:p>
          </table:table-cell>
          <table:table-cell table:style-name="ce176" table:formula="of:=[.T2]+1" office:value-type="date" office:date-value="2017-09-18">
            <text:p>18</text:p>
          </table:table-cell>
          <table:table-cell table:style-name="ce176" table:formula="of:=[.U2]+1" office:value-type="date" office:date-value="2017-09-19">
            <text:p>19</text:p>
          </table:table-cell>
          <table:table-cell table:style-name="ce176" table:formula="of:=[.V2]+1" office:value-type="date" office:date-value="2017-09-20">
            <text:p>20</text:p>
          </table:table-cell>
          <table:table-cell table:style-name="ce176" table:formula="of:=[.W2]+1" office:value-type="date" office:date-value="2017-09-21">
            <text:p>21</text:p>
          </table:table-cell>
          <table:table-cell table:style-name="ce176" table:formula="of:=[.X2]+1" office:value-type="date" office:date-value="2017-09-22">
            <text:p>22</text:p>
          </table:table-cell>
          <table:table-cell table:style-name="ce176" table:formula="of:=[.Y2]+1" office:value-type="date" office:date-value="2017-09-23">
            <text:p>23</text:p>
          </table:table-cell>
          <table:table-cell table:style-name="ce176" table:formula="of:=[.Z2]+1" office:value-type="date" office:date-value="2017-09-24">
            <text:p>24</text:p>
          </table:table-cell>
          <table:table-cell table:style-name="ce176" table:formula="of:=[.AA2]+1" office:value-type="date" office:date-value="2017-09-25">
            <text:p>25</text:p>
          </table:table-cell>
          <table:table-cell table:style-name="ce176" table:formula="of:=[.AB2]+1" office:value-type="date" office:date-value="2017-09-26">
            <text:p>26</text:p>
          </table:table-cell>
          <table:table-cell table:style-name="ce176" table:formula="of:=[.AC2]+1" office:value-type="date" office:date-value="2017-09-27">
            <text:p>27</text:p>
          </table:table-cell>
          <table:table-cell table:style-name="ce176" table:formula="of:=[.AD2]+1" office:value-type="date" office:date-value="2017-09-28">
            <text:p>28</text:p>
          </table:table-cell>
          <table:table-cell table:style-name="ce176" table:formula="of:=[.AE2]+1" office:value-type="date" office:date-value="2017-09-29">
            <text:p>29</text:p>
          </table:table-cell>
          <table:table-cell table:style-name="ce176" table:formula="of:=[.AF2]+1" office:value-type="date" office:date-value="2017-09-30">
            <text:p>30</text:p>
          </table:table-cell>
          <table:table-cell table:style-name="ce176" table:formula="of:=[.AG2]+1" office:value-type="date" office:date-value="2017-10-01">
            <text:p>01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177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174" table:formula="of:=SUM([.D4:.AH4])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178">
            <office:annotation office:display="true" draw:style-name="gr6" draw:text-style-name="P1" svg:width="1.1413in" svg:height="0.2634in" svg:x="4.0157in" svg:y="0.2209in" draw:caption-point-x="-0.2402in" draw:caption-point-y="0.4969in">
              <dc:date>2017-09-01T00:00:00</dc:date>
              <text:p text:style-name="P2"><text:span text:style-name="T1">Nghỉ bù lễ 02/09</text:span></text:p>
            </office:annotation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">
            <office:annotation draw:style-name="gr2" draw:text-style-name="P1" svg:width="1.1413in" svg:height="0.5457in" svg:x="5.3854in" svg:y="0.1791in" draw:caption-point-x="-0.2402in" draw:caption-point-y="0.539in">
              <dc:date>2017-09-07T00:00:00</dc:date>
              <text:p text:style-name="P1"><text:span text:style-name="T1">Bị ói đêm qua, xin đi trễ, 9h25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8421in" svg:y="0.1791in" draw:caption-point-x="-0.2402in" draw:caption-point-y="0.539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6" draw:text-style-name="P1" svg:width="1.1413in" svg:height="0.2634in" svg:x="7.7988in" svg:y="0.1791in" draw:caption-point-x="-0.2402in" draw:caption-point-y="0.539in">
              <dc:date>2017-09-12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2" draw:text-style-name="P1" svg:width="1.1413in" svg:height="0.5457in" svg:x="11.0925in" svg:y="0.1791in" draw:caption-point-x="-0.2402in" draw:caption-point-y="0.539in">
              <dc:date>2017-09-19T00:00:00</dc:date>
              <text:p text:style-name="P1"><text:span text:style-name="T1">Nhà có việc, xin đi trễ, 9h44 vào cty</text:span></text:p>
            </office:annotation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11.5492in" svg:y="0.1791in" draw:caption-point-x="-0.2402in" draw:caption-point-y="0.539in">
              <dc:date>2017-09-20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2.0059in" svg:y="0.1791in" draw:caption-point-x="-0.2402in" draw:caption-point-y="0.539in">
              <dc:date>2017-09-21T00:00:00</dc:date>
              <text:p text:style-name="P1"><text:span text:style-name="T1">8h35 vào cty</text:span></text:p>
            </office:annotation>
            <text:p>0</text:p>
          </table:table-cell>
          <table:table-cell table:style-name="ce178" office:value-type="float" office:value="0.5">
            <office:annotation draw:style-name="gr4" draw:text-style-name="P1" svg:width="1.1413in" svg:height="0.3902in" svg:x="12.4622in" svg:y="0.1791in" draw:caption-point-x="-0.2402in" draw:caption-point-y="0.539in">
              <dc:date>2017-09-22T00:00:00</dc:date>
              <text:p text:style-name="P1"><text:span text:style-name="T1">Khám NVQS, off chiều</text:span></text:p>
            </office:annotation>
            <text:p>0.5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2" draw:text-style-name="P3" svg:width="1.1413in" svg:height="0.5457in" svg:x="15.202in" svg:y="0.1791in" draw:caption-point-x="-0.2402in" draw:caption-point-y="0.539in">
              <dc:date>2017-09-28T00:00:00</dc:date>
              <text:p text:style-name="P3"><text:span text:style-name="T3">Nhà ngập nước, xin đi trễ, 9h19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5.6587in" svg:y="0.122in" draw:caption-point-x="-0.2402in" draw:caption-point-y="0.5961in">
              <dc:date>2017-09-29T00:00:00</dc:date>
              <text:p text:style-name="P1"><text:span text:style-name="T1">8h31 vào cty</text:span></text:p>
            </office:annotation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74" table:formula="of:=SUM([.D5:.AH5])" office:value-type="float" office:value="0.5"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style-name="ce178" office:value-type="float" office:value="0.5">
            <office:annotation draw:style-name="gr4" draw:text-style-name="P1" svg:width="1.1413in" svg:height="0.3902in" svg:x="4.472in" svg:y="0.3559in" draw:caption-point-x="-0.2402in" draw:caption-point-y="0.6098in">
              <dc:date>2017-09-05T00:00:00</dc:date>
              <text:p text:style-name="P1"><text:span text:style-name="T1">Nhà có việc, off sáng</text:span></text:p>
            </office:annotation>
            <text:p>0.5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5.8421in" svg:y="0.3591in" draw:caption-point-x="-0.2402in" draw:caption-point-y="0.6067in">
              <dc:date>2017-09-08T00:00:00</dc:date>
              <text:p text:style-name="P1"><text:span text:style-name="T1">Xin đi trễ, 9h41 vào cty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6" draw:text-style-name="P1" svg:width="1.1413in" svg:height="0.2634in" svg:x="7.3094in" svg:y="0.3598in" draw:caption-point-x="-0.2402in" draw:caption-point-y="0.6059in">
              <dc:date>2017-09-11T00:00:00</dc:date>
              <text:p text:style-name="P1"><text:span text:style-name="T1">8h36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7.7988in" svg:y="0.3606in" draw:caption-point-x="-0.2402in" draw:caption-point-y="0.6051in">
              <dc:date>2017-09-12T00:00:00</dc:date>
              <text:p text:style-name="P1"><text:span text:style-name="T1">8h38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8.2878in" svg:y="0.361in" draw:caption-point-x="-0.2402in" draw:caption-point-y="0.6047in">
              <dc:date>2017-09-13T00:00:00</dc:date>
              <text:p text:style-name="P1"><text:span text:style-name="T1">8h40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9.2661in" svg:y="0.363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174" table:formula="of:=SUM([.D6:.AH6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11.5492in" svg:y="0.6126in" draw:caption-point-x="-0.2402in" draw:caption-point-y="0.6008in">
              <dc:date>2017-09-20T00:00:00</dc:date>
              <text:p text:style-name="P1"><text:span text:style-name="T1">Có việc riêng, xin ra ngoài 3-4h</text:span></text:p>
            </office:annotation>
            <text:p>0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">
            <text:p>4</text:p>
          </table:table-cell>
          <table:table-cell table:style-name="ce36" office:value-type="string">
            <text:p>CuongNH</text:p>
          </table:table-cell>
          <table:table-cell table:style-name="ce174" table:formula="of:=SUM([.D7:.AH7])" office:value-type="float" office:value="1">
            <text:p>1</text:p>
          </table:table-cell>
          <table:table-cell table:style-name="ce178" office:value-type="float" office:value="1">
            <office:annotation draw:style-name="gr6" draw:text-style-name="P1" svg:width="1.1413in" svg:height="0.2634in" svg:x="2.6457in" svg:y="0.8484in" draw:caption-point-x="-0.2402in" draw:caption-point-y="0.6126in">
              <dc:date>2017-08-28T00:00:00</dc:date>
              <text:p text:style-name="P1"><text:span text:style-name="T1">Khám bệnh</text:span></text:p>
            </office:annotation>
            <text:p>1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12.4622in" svg:y="0.8618in" draw:caption-point-x="-0.2402in" draw:caption-point-y="0.5992in">
              <dc:date>2017-09-22T00:00:00</dc:date>
              <text:p text:style-name="P1"><text:span text:style-name="T1">Về quê, xin về sớm 4h45</text:span></text:p>
            </office:annotation>
            <text:p>0</text:p>
          </table:table-cell>
          <table:table-cell table:style-name="ce178" table:number-columns-repeated="2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4.7457in" svg:y="0.863in" draw:caption-point-x="-0.2402in" draw:caption-point-y="0.598in">
              <dc:date>2017-09-27T00:00:00</dc:date>
              <text:p text:style-name="P1"><text:span text:style-name="T1">8h16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3" svg:width="1.1413in" svg:height="0.2634in" svg:x="15.202in" svg:y="0.8642in" draw:caption-point-x="-0.2402in" draw:caption-point-y="0.5969in">
              <dc:date>2017-09-28T00:00:00</dc:date>
              <text:p text:style-name="P3"><text:span text:style-name="T3">8h19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7" office:value-type="string">
            <text:p>CuongNM</text:p>
          </table:table-cell>
          <table:table-cell table:style-name="ce174" table:formula="of:=SUM([.D8:.AH8])" office:value-type="float" office:value="3">
            <text:p>3</text:p>
          </table:table-cell>
          <table:table-cell table:style-name="ce178" office:value-type="float" office:value="0">
            <office:annotation draw:style-name="gr2" draw:text-style-name="P1" svg:width="1.1413in" svg:height="0.5457in" svg:x="2.6457in" svg:y="1.0972in" draw:caption-point-x="-0.2402in" draw:caption-point-y="0.6114in">
              <dc:date>2017-09-01T00:00:00</dc:date>
              <text:p text:style-name="P1"><text:span text:style-name="T1">Tối qua làm việc muộn, xin đi trễ, 9h2 vào cty</text:span></text:p>
            </office:annotation>
            <text:p>0</text:p>
          </table:table-cell>
          <table:table-cell table:style-name="ce178" table:number-columns-repeated="3"/>
          <table:table-cell table:style-name="ce178" office:value-type="float" office:value="1">
            <office:annotation draw:style-name="gr4" draw:text-style-name="P1" svg:width="1.1413in" svg:height="0.3902in" svg:x="4.472in" svg:y="1.0988in" draw:caption-point-x="-0.2402in" draw:caption-point-y="0.6098in">
              <dc:date>2017-09-05T00:00:00</dc:date>
              <text:p text:style-name="P1"><text:span text:style-name="T1">Trễ xe vào sài gòn</text:span></text:p>
            </office:annotation>
            <text:p>1</text:p>
          </table:table-cell>
          <table:table-cell table:style-name="ce178" office:value-type="float" office:value="0">
            <office:annotation draw:style-name="gr6" draw:text-style-name="P1" svg:width="1.1413in" svg:height="0.2634in" svg:x="4.9287in" svg:y="1.0996in" draw:caption-point-x="-0.2402in" draw:caption-point-y="0.6091in">
              <dc:date>2017-09-06T00:00:00</dc:date>
              <text:p text:style-name="P1"><text:span text:style-name="T1">8h35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3854in" svg:y="1.1004in" draw:caption-point-x="-0.2402in" draw:caption-point-y="0.6083in">
              <dc:date>2017-09-07T00:00:00</dc:date>
              <text:p text:style-name="P1"><text:span text:style-name="T1">8h32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8421in" svg:y="1.102in" draw:caption-point-x="-0.2402in" draw:caption-point-y="0.6067in">
              <dc:date>2017-09-08T00:00:00</dc:date>
              <text:p text:style-name="P1"><text:span text:style-name="T1">8h34 vào cty)</text:span></text:p>
            </office:annotation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1">
            <office:annotation draw:style-name="gr4" draw:text-style-name="P1" svg:width="1.1413in" svg:height="0.3902in" svg:x="11.0925in" svg:y="1.1063in" draw:caption-point-x="-0.2402in" draw:caption-point-y="0.6024in">
              <dc:date>2017-09-18T00:00:00</dc:date>
              <text:p text:style-name="P1"><text:span text:style-name="T1">Khám nghĩa vụ quân sự</text:span></text:p>
            </office:annotation>
            <text:p>1</text:p>
          </table:table-cell>
          <table:table-cell table:style-name="ce178" office:value-type="float" office:value="0">
            <office:annotation draw:style-name="gr6" draw:text-style-name="P1" svg:width="1.1413in" svg:height="0.2634in" svg:x="11.5492in" svg:y="1.1071in" draw:caption-point-x="-0.2402in" draw:caption-point-y="0.6016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12.4622in" svg:y="1.1087in" draw:caption-point-x="-0.2402in" draw:caption-point-y="0.6in">
              <dc:date>2017-09-22T00:00:00</dc:date>
              <text:p text:style-name="P1"><text:span text:style-name="T1">Ngủ quên, 8h36 vào cty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6" draw:text-style-name="P1" svg:width="1.1413in" svg:height="0.2634in" svg:x="13.8323in" svg:y="1.1094in" draw:caption-point-x="-0.2402in" draw:caption-point-y="0.5992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3" svg:width="1.1413in" svg:height="0.2634in" svg:x="15.202in" svg:y="1.1118in" draw:caption-point-x="-0.2402in" draw:caption-point-y="0.5969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78" office:value-type="float" office:value="1">
            <text:p>1</text:p>
          </table:table-cell>
          <table:table-cell table:style-name="ce178" table:number-columns-repeated="2"/>
          <table:table-cell table:style-name="ce35" table:number-columns-repeated="949"/>
          <table:table-cell table:number-columns-repeated="3"/>
        </table:table-row>
        <table:table-row table:style-name="ro6">
          <table:table-cell table:style-name="ce60" office:value-type="float" office:value="6">
            <text:p>6</text:p>
          </table:table-cell>
          <table:table-cell table:style-name="ce36" office:value-type="string">
            <text:p>DuongDN</text:p>
          </table:table-cell>
          <table:table-cell table:style-name="ce174" table:formula="of:=SUM([.D9:.AH9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 office:value-type="float" office:value="0">
            <office:annotation draw:style-name="gr2" draw:text-style-name="P3" svg:width="1.1413in" svg:height="0.5457in" svg:x="9.2661in" svg:y="1.3602in" draw:caption-point-x="-0.2402in" draw:caption-point-y="0.5965in">
              <dc:date>2017-09-28T00:00:00</dc:date>
              <text:p text:style-name="P3"><text:span text:style-name="T3">Qua nhà cậu, xin ra ngoài 10h15-13h42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11.0925in" svg:y="1.3559in" draw:caption-point-x="-0.2402in" draw:caption-point-y="0.6008in">
              <dc:date>2017-09-20T00:00:00</dc:date>
              <text:p text:style-name="P1"><text:span text:style-name="T1">Nhà có việc, xin về sớm 5h</text:span></text:p>
            </office:annotation>
            <text:p>0</text:p>
          </table:table-cell>
          <table:table-cell table:style-name="ce178" office:value-type="float" office:value="0">
            <office:annotation draw:style-name="gr2" draw:text-style-name="P1" svg:width="1.1413in" svg:height="0.5457in" svg:x="11.5492in" svg:y="1.3551in" draw:caption-point-x="-0.2402in" draw:caption-point-y="0.6016in">
              <dc:date>2017-09-20T00:00:00</dc:date>
              <text:p text:style-name="P1"><text:span text:style-name="T1">Tối qua release muộn, xin đi trễ, 8h39 vào cty</text:span></text:p>
            </office:annotation>
            <text:p>0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4" draw:text-style-name="P3" svg:width="1.1413in" svg:height="0.3902in" svg:x="15.202in" svg:y="1.3598in" draw:caption-point-x="-0.2402in" draw:caption-point-y="0.5969in">
              <dc:date>2017-09-28T00:00:00</dc:date>
              <text:p text:style-name="P3"><text:span text:style-name="T3">Có việc, xin đi trễ, 8h34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DuyNM</text:p>
          </table:table-cell>
          <table:table-cell table:style-name="ce174" table:formula="of:=SUM([.D10:.AH10])" office:value-type="float" office:value="0"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2.6457in" svg:y="1.6004in" draw:caption-point-x="-0.2402in" draw:caption-point-y="0.6039in">
              <dc:date>2017-08-30T00:00:00</dc:date>
              <text:p text:style-name="P1"><text:span text:style-name="T1">Về quê, xin làm remote</text:span></text:p>
            </office:annotation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2" draw:text-style-name="P1" svg:width="1.1413in" svg:height="0.5457in" svg:x="12.0059in" svg:y="1.6035in" draw:caption-point-x="-0.2402in" draw:caption-point-y="0.6008in">
              <dc:date>2017-09-21T00:00:00</dc:date>
              <text:p text:style-name="P1"><text:span text:style-name="T1">Lên trường nộp giấy tờ, 9h15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5.6587in" svg:y="1.6083in" draw:caption-point-x="-0.2402in" draw:caption-point-y="0.5961in">
              <dc:date>2017-09-29T00:00:00</dc:date>
              <text:p text:style-name="P1"><text:span text:style-name="T1">8h34 vào cty</text:span></text:p>
            </office:annotation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8">
            <text:p>8</text:p>
          </table:table-cell>
          <table:table-cell table:style-name="ce36" office:value-type="string">
            <text:p>DuyenLT</text:p>
          </table:table-cell>
          <table:table-cell table:style-name="ce174" table:formula="of:=SUM([.D11:.AH11])" office:value-type="float" office:value="1.5">
            <text:p>1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style-name="ce178" office:value-type="float" office:value="0.5">
            <office:annotation draw:style-name="gr2" draw:text-style-name="P1" svg:width="1.1413in" svg:height="0.5457in" svg:x="4.472in" svg:y="1.8421in" draw:caption-point-x="-0.2402in" draw:caption-point-y="0.6098in">
              <dc:date>2017-09-05T00:00:00</dc:date>
              <text:p text:style-name="P1"><text:span text:style-name="T1">Bị trúng gió, off sáng</text:span></text:p>
            </office:annotation>
            <text:p>0.5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6" draw:text-style-name="P1" svg:width="1.1413in" svg:height="0.2634in" svg:x="13.8323in" svg:y="1.8528in" draw:caption-point-x="-0.2402in" draw:caption-point-y="0.5992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1">
            <office:annotation draw:style-name="gr6" draw:text-style-name="P1" svg:width="1.1413in" svg:height="0.2634in" svg:x="15.6587in" svg:y="1.8547in" draw:caption-point-x="-0.2402in" draw:caption-point-y="0.5972in">
              <dc:date>2017-09-27T00:00:00</dc:date>
              <text:p text:style-name="P1"><text:span text:style-name="T1">Khám bệnh</text:span></text:p>
            </office:annotation>
            <text:p>1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36" office:value-type="string">
            <text:p>GiauNV</text:p>
          </table:table-cell>
          <table:table-cell table:style-name="ce174" table:formula="of:=SUM([.D12:.AH12])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1">
            <office:annotation draw:style-name="gr6" draw:text-style-name="P1" svg:width="1.1413in" svg:height="0.2634in" svg:x="10.6358in" svg:y="2.0972in" draw:caption-point-x="-0.2402in" draw:caption-point-y="0.6024in">
              <dc:date>2017-09-18T00:00:00</dc:date>
              <text:p text:style-name="P1"><text:span text:style-name="T1">Việc cá nhân</text:span></text:p>
            </office:annotation>
            <text:p>1</text:p>
          </table:table-cell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3" svg:width="1.1413in" svg:height="0.2634in" svg:x="15.202in" svg:y="2.1028in" draw:caption-point-x="-0.2402in" draw:caption-point-y="0.5969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0">
            <text:p>10</text:p>
          </table:table-cell>
          <table:table-cell table:style-name="ce62" office:value-type="string">
            <text:p>HaTH</text:p>
          </table:table-cell>
          <table:table-cell table:style-name="ce174" table:formula="of:=SUM([.D13:.AH13])" office:value-type="float" office:value="0">
            <text:p>0</text:p>
          </table:table-cell>
          <table:table-cell table:style-name="ce178" office:value-type="float" office:value="0">
            <office:annotation draw:style-name="gr2" draw:text-style-name="P1" svg:width="1.1413in" svg:height="0.5457in" svg:x="2.6457in" svg:y="2.3358in" draw:caption-point-x="-0.2402in" draw:caption-point-y="0.6114in">
              <dc:date>2017-09-01T00:00:00</dc:date>
              <text:p text:style-name="P1"><text:span text:style-name="T1">8h35 vào cty</text:span></text:p>
              <text:p text:style-name="P1"><text:span text:style-name="T1">Việc cá nhân, xin về sớm 4h15</text:span></text:p>
            </office:annotation>
            <text:p>0</text:p>
          </table:table-cell>
          <table:table-cell table:style-name="ce178" table:number-columns-repeated="3"/>
          <table:table-cell table:style-name="ce178" office:value-type="float" office:value="0">
            <office:annotation draw:style-name="gr2" draw:text-style-name="P1" svg:width="1.1413in" svg:height="0.5457in" svg:x="4.472in" svg:y="2.3374in" draw:caption-point-x="-0.2402in" draw:caption-point-y="0.6098in">
              <dc:date>2017-09-05T00:00:00</dc:date>
              <text:p text:style-name="P1"><text:span text:style-name="T1">Đi bệnh viện lấy thuốc, 8h52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4.9287in" svg:y="2.3382in" draw:caption-point-x="-0.2402in" draw:caption-point-y="0.6091in">
              <dc:date>2017-09-06T00:00:00</dc:date>
              <text:p text:style-name="P1"><text:span text:style-name="T1">8h39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3854in" svg:y="2.339in" draw:caption-point-x="-0.2402in" draw:caption-point-y="0.6083in">
              <dc:date>2017-09-07T00:00:00</dc:date>
              <text:p text:style-name="P1"><text:span text:style-name="T1">8h35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6" draw:text-style-name="P1" svg:width="1.1413in" svg:height="0.2634in" svg:x="7.3094in" svg:y="2.3413in" draw:caption-point-x="-0.2402in" draw:caption-point-y="0.6059in">
              <dc:date>2017-09-11T00:00:00</dc:date>
              <text:p text:style-name="P1"><text:span text:style-name="T1">8h38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8.2878in" svg:y="2.3425in" draw:caption-point-x="-0.2402in" draw:caption-point-y="0.6047in">
              <dc:date>2017-09-1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1.0925in" svg:y="2.3453in" draw:caption-point-x="-0.2402in" draw:caption-point-y="0.602in">
              <dc:date>2017-09-19T00:00:00</dc:date>
              <text:p text:style-name="P1"><text:span text:style-name="T1">8h41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1.5492in" svg:y="2.3457in" draw:caption-point-x="-0.2402in" draw:caption-point-y="0.6016in">
              <dc:date>2017-09-20T00:00:00</dc:date>
              <text:p text:style-name="P1"><text:span text:style-name="T1">8h39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2.0059in" svg:y="2.3465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2.4622in" svg:y="2.3472in" draw:caption-point-x="-0.2402in" draw:caption-point-y="0.6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6" draw:text-style-name="P1" svg:width="1.1413in" svg:height="0.2634in" svg:x="13.8323in" svg:y="2.348in" draw:caption-point-x="-0.2402in" draw:caption-point-y="0.5992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5.6587in" svg:y="2.3512in" draw:caption-point-x="-0.2402in" draw:caption-point-y="0.5961in">
              <dc:date>2017-09-29T00:00:00</dc:date>
              <text:p text:style-name="P1"><text:span text:style-name="T1">8h31 vào cty</text:span></text:p>
            </office:annotation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8" office:value-type="string">
            <text:p>HaTT</text:p>
          </table:table-cell>
          <table:table-cell table:style-name="ce174" table:formula="of:=SUM([.D14:.AH14])" office:value-type="float" office:value="4">
            <text:p>4</text:p>
          </table:table-cell>
          <table:table-cell table:style-name="ce178" office:value-type="float" office:value="0">
            <office:annotation draw:style-name="gr4" draw:text-style-name="P1" svg:width="1.1413in" svg:height="0.3902in" svg:x="2.6457in" svg:y="2.5846in" draw:caption-point-x="-0.2402in" draw:caption-point-y="0.6102in">
              <dc:date>2017-09-01T00:00:00</dc:date>
              <text:p text:style-name="P1"><text:span text:style-name="T1">Khám cổ, xin về sớm 3h30</text:span></text:p>
            </office:annotation>
            <text:p>0</text:p>
          </table:table-cell>
          <table:table-cell table:style-name="ce178" table:number-columns-repeated="3"/>
          <table:table-cell table:style-name="ce178" office:value-type="float" office:value="1">
            <office:annotation draw:style-name="gr6" draw:text-style-name="P1" svg:width="1.1413in" svg:height="0.2634in" svg:x="4.472in" svg:y="2.5898in" draw:caption-point-x="-0.2402in" draw:caption-point-y="0.6051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78" office:value-type="float" office:value="1">
            <office:annotation draw:style-name="gr6" draw:text-style-name="P1" svg:width="1.1413in" svg:height="0.2634in" svg:x="4.9287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78" office:value-type="float" office:value="1">
            <office:annotation draw:style-name="gr6" draw:text-style-name="P1" svg:width="1.1413in" svg:height="0.2634in" svg:x="5.3854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78" office:value-type="float" office:value="1">
            <office:annotation draw:style-name="gr6" draw:text-style-name="P1" svg:width="1.1413in" svg:height="0.2634in" svg:x="5.8421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7.7988in" svg:y="2.5898in" draw:caption-point-x="-0.2402in" draw:caption-point-y="0.6051in">
              <dc:date>2017-09-12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1.0925in" svg:y="2.5929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2.0059in" svg:y="2.5941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3" svg:width="1.1413in" svg:height="0.2634in" svg:x="15.202in" svg:y="2.598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2">
            <text:p>12</text:p>
          </table:table-cell>
          <table:table-cell table:style-name="ce36" office:value-type="string">
            <text:p>HaiNM</text:p>
          </table:table-cell>
          <table:table-cell table:style-name="ce174" table:formula="of:=SUM([.D15:.AH15])" office:value-type="float" office:value="2">
            <text:p>2</text:p>
          </table:table-cell>
          <table:table-cell table:style-name="ce178" office:value-type="float" office:value="0">
            <office:annotation draw:style-name="gr2" draw:text-style-name="P1" svg:width="1.1413in" svg:height="0.5457in" svg:x="2.6457in" svg:y="2.8323in" draw:caption-point-x="-0.2402in" draw:caption-point-y="0.6102in">
              <dc:date>2017-09-01T00:00:00</dc:date>
              <text:p text:style-name="P1"><text:span text:style-name="T1">Họp ở trường, xin ra ngoài 2h-3h6</text:span></text:p>
            </office:annotation>
            <text:p>0</text:p>
          </table:table-cell>
          <table:table-cell table:style-name="ce178" table:number-columns-repeated="3"/>
          <table:table-cell table:style-name="ce178" office:value-type="float" office:value="0">
            <office:annotation draw:style-name="gr2" draw:text-style-name="P1" svg:width="1.1413in" svg:height="0.5457in" svg:x="4.472in" svg:y="2.8327in" draw:caption-point-x="-0.2402in" draw:caption-point-y="0.6098in">
              <dc:date>2017-09-05T00:00:00</dc:date>
              <text:p text:style-name="P1"><text:span text:style-name="T1">Đưa con đi khai giảng, xin đi trễ, 9h5 vào cty</text:span></text:p>
            </office:annotation>
            <text:p>0</text:p>
          </table:table-cell>
          <table:table-cell table:style-name="ce178" office:value-type="float" office:value="0">
            <office:annotation draw:style-name="gr3" draw:text-style-name="P1" svg:width="1.1413in" svg:height="0.7012in" svg:x="4.9287in" svg:y="2.8343in" draw:caption-point-x="-0.2402in" draw:caption-point-y="0.6083in">
              <dc:date>2017-10-11T00:00:00</dc:date>
              <text:p text:style-name="P1"><text:span text:style-name="T1">Dạy ở trường, xin ra ngoài 1h15-2h3, đã làm bù</text:span></text:p>
            </office:annotation>
            <text:p>0</text:p>
          </table:table-cell>
          <table:table-cell table:style-name="ce178" office:value-type="float" office:value="0.5">
            <office:annotation draw:style-name="gr4" draw:text-style-name="P1" svg:width="1.1413in" svg:height="0.3902in" svg:x="5.3854in" svg:y="2.8354in" draw:caption-point-x="-0.2402in" draw:caption-point-y="0.6071in">
              <dc:date>2017-09-07T00:00:00</dc:date>
              <text:p text:style-name="P1"><text:span text:style-name="T1">Dạy, họp ở trường, off chiều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3" draw:text-style-name="P1" svg:width="1.1413in" svg:height="0.7012in" svg:x="7.3094in" svg:y="2.8374in" draw:caption-point-x="-0.2402in" draw:caption-point-y="0.6051in">
              <dc:date>2017-10-11T00:00:00</dc:date>
              <text:p text:style-name="P1"><text:span text:style-name="T1">Dạy ở trường, xin đi trễ, 10h13 vào cty, đã làm bù</text:span></text:p>
            </office:annotation>
            <text:p>0</text:p>
          </table:table-cell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2" draw:text-style-name="P1" svg:width="1.1413in" svg:height="0.5457in" svg:x="10.6358in" svg:y="2.8402in" draw:caption-point-x="-0.2402in" draw:caption-point-y="0.6024in">
              <dc:date>2017-10-11T00:00:00</dc:date>
              <text:p text:style-name="P1"><text:span text:style-name="T1">Đi dạy ở trường, 10h vào cty, đã làm bù</text:span></text:p>
            </office:annotation>
            <text:p>0</text:p>
          </table:table-cell>
          <table:table-cell table:style-name="ce178" office:value-type="float" office:value="0.5">
            <office:annotation draw:style-name="gr4" draw:text-style-name="P1" svg:width="1.1413in" svg:height="0.3902in" svg:x="11.0925in" svg:y="2.8413in" draw:caption-point-x="-0.2402in" draw:caption-point-y="0.6012in">
              <dc:date>2017-09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.5">
            <office:annotation draw:style-name="gr4" draw:text-style-name="P1" svg:width="1.1413in" svg:height="0.3902in" svg:x="13.8323in" svg:y="2.8441in" draw:caption-point-x="-0.2402in" draw:caption-point-y="0.5984in">
              <dc:date>2017-09-25T00:00:00</dc:date>
              <text:p text:style-name="P1"><text:span text:style-name="T1">Họp ở trường, off sáng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4" draw:text-style-name="P1" svg:width="1.1413in" svg:height="0.3902in" svg:x="14.7457in" svg:y="2.8449in" draw:caption-point-x="-0.2402in" draw:caption-point-y="0.5976in">
              <dc:date>2017-09-27T00:00:00</dc:date>
              <text:p text:style-name="P1"><text:span text:style-name="T1">Đi dạy + họp ở trường, off chiều</text:span></text:p>
            </office:annotation>
            <text:p>0.5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angDTT</text:p>
          </table:table-cell>
          <table:table-cell table:style-name="ce174" table:formula="of:=SUM([.D16:.AH16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4" draw:text-style-name="P3" svg:width="1.1413in" svg:height="0.3902in" svg:x="15.202in" svg:y="3.0933in" draw:caption-point-x="-0.2402in" draw:caption-point-y="0.5969in">
              <dc:date>2017-09-28T00:00:00</dc:date>
              <text:p text:style-name="P3"><text:span text:style-name="T3">Kẹt xe, 8h15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4">
            <text:p>14</text:p>
          </table:table-cell>
          <table:table-cell table:style-name="ce36" office:value-type="string">
            <text:p>HienNV</text:p>
          </table:table-cell>
          <table:table-cell table:style-name="ce174" table:formula="of:=SUM([.D17:.AH17])" office:value-type="float" office:value="12">
            <text:p>12</text:p>
          </table:table-cell>
          <table:table-cell table:style-name="ce178" office:value-type="float" office:value="1">
            <text:p>1</text:p>
          </table:table-cell>
          <table:table-cell table:style-name="ce178" table:number-columns-repeated="3"/>
          <table:table-cell table:style-name="ce178" office:value-type="float" office:value="0.5">
            <office:annotation draw:style-name="gr4" draw:text-style-name="P1" svg:width="1.1413in" svg:height="0.3902in" svg:x="4.472in" svg:y="3.3291in" draw:caption-point-x="-0.2402in" draw:caption-point-y="0.6091in">
              <dc:date>2017-09-05T00:00:00</dc:date>
              <text:p text:style-name="P1"><text:span text:style-name="T1">10h50 vào cty, tính off sáng</text:span></text:p>
            </office:annotation>
            <text:p>0.5</text:p>
          </table:table-cell>
          <table:table-cell table:style-name="ce178" office:value-type="float" office:value="0.5">
            <office:annotation draw:style-name="gr6" draw:text-style-name="P1" svg:width="1.1413in" svg:height="0.2634in" svg:x="4.9287in" svg:y="3.3299in" draw:caption-point-x="-0.2402in" draw:caption-point-y="0.6083in">
              <dc:date>2017-09-06T00:00:00</dc:date>
              <text:p text:style-name="P1"><text:span text:style-name="T1">Off sáng</text:span></text:p>
            </office:annotation>
            <text:p>0.5</text:p>
          </table:table-cell>
          <table:table-cell table:style-name="ce178" office:value-type="float" office:value="0.5">
            <office:annotation draw:style-name="gr6" draw:text-style-name="P1" svg:width="1.1413in" svg:height="0.2634in" svg:x="5.3854in" svg:y="3.3311in" draw:caption-point-x="-0.2402in" draw:caption-point-y="0.6071in">
              <dc:date>2017-09-07T00:00:00</dc:date>
              <text:p text:style-name="P1"><text:span text:style-name="T1">Off chiều</text:span></text:p>
            </office:annotation>
            <text:p>0.5</text:p>
          </table:table-cell>
          <table:table-cell table:style-name="ce178" office:value-type="float" office:value="1">
            <text:p>1</text:p>
          </table:table-cell>
          <table:table-cell table:style-name="ce178" table:number-columns-repeated="2"/>
          <table:table-cell table:style-name="ce178" office:value-type="float" office:value="1">
            <text:p>1</text:p>
          </table:table-cell>
          <table:table-cell table:number-columns-repeated="2" table:style-name="ce178" office:value-type="float" office:value="0">
            <text:p>0</text:p>
          </table:table-cell>
          <table:table-cell table:number-columns-repeated="2" table:style-name="ce178" office:value-type="float" office:value="1">
            <text:p>1</text:p>
          </table:table-cell>
          <table:table-cell table:style-name="ce178" table:number-columns-repeated="2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0.5">
            <office:annotation draw:style-name="gr6" draw:text-style-name="P1" svg:width="1.1413in" svg:height="0.2634in" svg:x="12.0059in" svg:y="3.3382in" draw:caption-point-x="-0.2402in" draw:caption-point-y="0.6in">
              <dc:date>2017-09-21T00:00:00</dc:date>
              <text:p text:style-name="P1"><text:span text:style-name="T1">Off chiều</text:span></text:p>
            </office:annotation>
            <text:p>0.5</text:p>
          </table:table-cell>
          <table:table-cell table:style-name="ce178" office:value-type="float" office:value="1">
            <text:p>1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1">
            <office:annotation draw:style-name="gr6" draw:text-style-name="P1" svg:width="1.1413in" svg:height="0.2634in" svg:x="14.7457in" svg:y="3.3406in" draw:caption-point-x="-0.2402in" draw:caption-point-y="0.5976in">
              <dc:date>2017-09-27T00:00:00</dc:date>
              <text:p text:style-name="P1"><text:span text:style-name="T1">Off sáng</text:span></text:p>
            </office:annotation>
            <text:p>1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1">
            <text:p>1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iepNH</text:p>
          </table:table-cell>
          <table:table-cell table:style-name="ce174" table:formula="of:=SUM([.D18:.AH18])" office:value-type="float" office:value="2.5">
            <text:p>2.5</text:p>
          </table:table-cell>
          <table:table-cell table:style-name="ce178" office:value-type="float" office:value="1">
            <office:annotation draw:style-name="gr6" draw:text-style-name="P1" svg:width="1.1413in" svg:height="0.2634in" svg:x="2.6457in" svg:y="3.5732in" draw:caption-point-x="-0.2402in" draw:caption-point-y="0.6126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style-name="ce178" table:number-columns-repeated="3"/>
          <table:table-cell table:style-name="ce178" office:value-type="float" office:value="1">
            <office:annotation draw:style-name="gr6" draw:text-style-name="P1" svg:width="1.1413in" svg:height="0.2634in" svg:x="4.472in" svg:y="3.5732in" draw:caption-point-x="-0.2402in" draw:caption-point-y="0.6126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2" draw:text-style-name="P1" svg:width="1.1413in" svg:height="0.5457in" svg:x="9.2661in" svg:y="3.5831in" draw:caption-point-x="-0.2402in" draw:caption-point-y="0.6028in">
              <dc:date>2017-09-15T00:00:00</dc:date>
              <text:p text:style-name="P1"><text:span text:style-name="T1">Chở người quen ra ga, 10h16 vào cty, tính off sáng</text:span></text:p>
            </office:annotation>
            <text:p>0.5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6">
            <text:p>16</text:p>
          </table:table-cell>
          <table:table-cell table:style-name="ce36" office:value-type="string">
            <text:p>HieuNKT</text:p>
          </table:table-cell>
          <table:table-cell table:style-name="ce174" table:formula="of:=SUM([.D19:.AH19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ngLV</text:p>
          </table:table-cell>
          <table:table-cell table:style-name="ce174" table:formula="of:=SUM([.D20:.AH20])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1">
            <office:annotation draw:style-name="gr6" draw:text-style-name="P1" svg:width="1.1413in" svg:height="0.2634in" svg:x="8.7768in" svg:y="4.078in" draw:caption-point-x="-0.2402in" draw:caption-point-y="0.6031in">
              <dc:date>2017-09-14T00:00:00</dc:date>
              <text:p text:style-name="P1"><text:span text:style-name="T1">Bị cảm sốt</text:span></text:p>
            </office:annotation>
            <text:p>1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8">
            <text:p>18</text:p>
          </table:table-cell>
          <table:table-cell table:style-name="ce36" office:value-type="string">
            <text:p>HungNC</text:p>
          </table:table-cell>
          <table:table-cell table:style-name="ce174" table:formula="of:=SUM([.D21:.AH21])" office:value-type="float" office:value="3">
            <text:p>3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1">
            <office:annotation draw:style-name="gr6" draw:text-style-name="P1" svg:width="1.1413in" svg:height="0.2634in" svg:x="5.8421in" svg:y="4.3213in" draw:caption-point-x="-0.2402in" draw:caption-point-y="0.6075in">
              <dc:date>2017-09-07T00:00:00</dc:date>
              <text:p text:style-name="P1"><text:span text:style-name="T1">Khám bệnh</text:span></text:p>
            </office:annotation>
            <text:p>1</text:p>
          </table:table-cell>
          <table:table-cell table:style-name="ce178" table:number-columns-repeated="2"/>
          <table:table-cell table:style-name="ce178" office:value-type="float" office:value="1">
            <office:annotation draw:style-name="gr6" draw:text-style-name="P1" svg:width="1.1413in" svg:height="0.2634in" svg:x="7.3094in" svg:y="4.3228in" draw:caption-point-x="-0.2402in" draw:caption-point-y="0.6059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style-name="ce178" office:value-type="float" office:value="1">
            <office:annotation draw:style-name="gr6" draw:text-style-name="P1" svg:width="1.1413in" svg:height="0.2634in" svg:x="7.7988in" svg:y="4.3228in" draw:caption-point-x="-0.2402in" draw:caption-point-y="0.6059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3" svg:width="1.1413in" svg:height="0.2634in" svg:x="15.202in" svg:y="4.3319in" draw:caption-point-x="-0.2402in" draw:caption-point-y="0.5969in">
              <dc:date>2017-09-28T00:00:00</dc:date>
              <text:p text:style-name="P3"><text:span text:style-name="T3">8h32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HungPN</text:p>
          </table:table-cell>
          <table:table-cell table:style-name="ce174" table:formula="of:=SUM([.D22:.AH22])" office:value-type="float" office:value="1">
            <text:p>1</text:p>
          </table:table-cell>
          <table:table-cell table:style-name="ce178" office:value-type="float" office:value="0">
            <office:annotation draw:style-name="gr4" draw:text-style-name="P1" svg:width="1.1413in" svg:height="0.3902in" svg:x="2.6457in" svg:y="4.572in" draw:caption-point-x="-0.2402in" draw:caption-point-y="0.6043in">
              <dc:date>2017-08-28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178" table:number-columns-repeated="3"/>
          <table:table-cell table:style-name="ce178" office:value-type="float" office:value="1">
            <office:annotation draw:style-name="gr4" draw:text-style-name="P1" svg:width="1.1413in" svg:height="0.3902in" svg:x="4.472in" svg:y="4.5665in" draw:caption-point-x="-0.2402in" draw:caption-point-y="0.6098in">
              <dc:date>2017-09-05T00:00:00</dc:date>
              <text:p text:style-name="P1"><text:span text:style-name="T1">Nhà có việc</text:span></text:p>
            </office:annotation>
            <text:p>1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3" svg:width="1.1413in" svg:height="0.2634in" svg:x="15.202in" svg:y="4.5795in" draw:caption-point-x="-0.2402in" draw:caption-point-y="0.5969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0">
            <text:p>20</text:p>
          </table:table-cell>
          <table:table-cell table:style-name="ce62" office:value-type="string">
            <text:p>HuyDH</text:p>
          </table:table-cell>
          <table:table-cell table:style-name="ce174" table:formula="of:=SUM([.D23:.AH23])" office:value-type="float" office:value="2">
            <text:p>2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style-name="ce178" office:value-type="float" office:value="1">
            <office:annotation draw:style-name="gr6" draw:text-style-name="P1" svg:width="1.1413in" svg:height="0.2634in" svg:x="4.472in" svg:y="4.8142in" draw:caption-point-x="-0.2402in" draw:caption-point-y="0.6098in">
              <dc:date>2017-09-05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78" office:value-type="float" office:value="0">
            <office:annotation draw:style-name="gr4" draw:text-style-name="P1" svg:width="1.1413in" svg:height="0.3902in" svg:x="4.9287in" svg:y="4.8154in" draw:caption-point-x="-0.2402in" draw:caption-point-y="0.6087in">
              <dc:date>2017-09-06T00:00:00</dc:date>
              <text:p text:style-name="P1"><text:span text:style-name="T1">Xe hư, 8h59 vào cty</text:span></text:p>
            </office:annotation>
            <text:p>0</text:p>
          </table:table-cell>
          <table:table-cell table:style-name="ce178" office:value-type="float" office:value="0.5">
            <office:annotation draw:style-name="gr2" draw:text-style-name="P1" svg:width="1.1413in" svg:height="0.5457in" svg:x="5.3854in" svg:y="4.8173in" draw:caption-point-x="-0.2402in" draw:caption-point-y="0.6067in">
              <dc:date>2017-09-07T00:00:00</dc:date>
              <text:p text:style-name="P1"><text:span text:style-name="T1">Bị ngộ độc thực phẩm, 11h5 vào cty. Tính off sáng</text:span></text:p>
            </office:annotation>
            <text:p>0.5</text:p>
          </table:table-cell>
          <table:table-cell table:style-name="ce178" office:value-type="float" office:value="0">
            <office:annotation draw:style-name="gr6" draw:text-style-name="P1" svg:width="1.1413in" svg:height="0.2634in" svg:x="5.8421in" svg:y="4.8173in" draw:caption-point-x="-0.2402in" draw:caption-point-y="0.6067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4" draw:text-style-name="P1" svg:width="1.1413in" svg:height="0.3902in" svg:x="7.3094in" svg:y="4.8181in" draw:caption-point-x="-0.2402in" draw:caption-point-y="0.6059in">
              <dc:date>2017-09-11T00:00:00</dc:date>
              <text:p text:style-name="P1"><text:span text:style-name="T1">Kẹt xe, 9h05 vào cty</text:span></text:p>
            </office:annotation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7.7988in" svg:y="4.8189in" draw:caption-point-x="-0.2402in" draw:caption-point-y="0.6051in">
              <dc:date>2017-09-12T00:00:00</dc:date>
              <text:p text:style-name="P1"><text:span text:style-name="T1">Kẹt xe, 9h02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8.2878in" svg:y="4.8193in" draw:caption-point-x="-0.2402in" draw:caption-point-y="0.6047in">
              <dc:date>2017-09-13T00:00:00</dc:date>
              <text:p text:style-name="P1"><text:span text:style-name="T1">8h36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9.2661in" svg:y="4.8213in" draw:caption-point-x="-0.2402in" draw:caption-point-y="0.6028in">
              <dc:date>2017-09-15T00:00:00</dc:date>
              <text:p text:style-name="P1"><text:span text:style-name="T1">8h48 vào cty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4" draw:text-style-name="P1" svg:width="1.1413in" svg:height="0.3902in" svg:x="10.6358in" svg:y="4.8217in" draw:caption-point-x="-0.2402in" draw:caption-point-y="0.6024in">
              <dc:date>2017-09-19T00:00:00</dc:date>
              <text:p text:style-name="P1"><text:span text:style-name="T1">Kẹt xe, 8h51 vào cty</text:span></text:p>
            </office:annotation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11.0925in" svg:y="4.822in" draw:caption-point-x="-0.2402in" draw:caption-point-y="0.602in">
              <dc:date>2017-09-19T00:00:00</dc:date>
              <text:p text:style-name="P1"><text:span text:style-name="T1">Kẹt xe, 8h48 vào cty</text:span></text:p>
            </office:annotation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11.5492in" svg:y="4.8224in" draw:caption-point-x="-0.2402in" draw:caption-point-y="0.6016in">
              <dc:date>2017-09-20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2.0059in" svg:y="4.8232in" draw:caption-point-x="-0.2402in" draw:caption-point-y="0.6008in">
              <dc:date>2017-09-21T00:00:00</dc:date>
              <text:p text:style-name="P1"><text:span text:style-name="T1">8h50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2.4622in" svg:y="4.8244in" draw:caption-point-x="-0.2402in" draw:caption-point-y="0.5996in">
              <dc:date>2017-09-22T00:00:00</dc:date>
              <text:p text:style-name="P1"><text:span text:style-name="T1">8h50 vào cty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4" draw:text-style-name="P1" svg:width="1.1413in" svg:height="0.3902in" svg:x="13.8323in" svg:y="4.8248in" draw:caption-point-x="-0.2402in" draw:caption-point-y="0.5992in">
              <dc:date>2017-09-25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4.7457in" svg:y="4.826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78" office:value-type="float" office:value="0.5">
            <office:annotation draw:style-name="gr4" draw:text-style-name="P3" svg:width="1.1413in" svg:height="0.3902in" svg:x="15.202in" svg:y="4.8272in" draw:caption-point-x="-0.2402in" draw:caption-point-y="0.5969in">
              <dc:date>2017-09-28T00:00:00</dc:date>
              <text:p text:style-name="P3"><text:span text:style-name="T3">Đau bụng, off sáng</text:span></text:p>
            </office:annotation>
            <text:p>0.5</text:p>
          </table:table-cell>
          <table:table-cell table:style-name="ce178" office:value-type="float" office:value="0">
            <office:annotation draw:style-name="gr6" draw:text-style-name="P1" svg:width="1.1413in" svg:height="0.2634in" svg:x="15.6587in" svg:y="4.828in" draw:caption-point-x="-0.2402in" draw:caption-point-y="0.5961in">
              <dc:date>2017-09-29T00:00:00</dc:date>
              <text:p text:style-name="P1"><text:span text:style-name="T1">8h44 vào cty</text:span></text:p>
            </office:annotation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36" office:value-type="string">
            <text:p>HuyNG</text:p>
          </table:table-cell>
          <table:table-cell table:style-name="ce174" table:formula="of:=SUM([.D24:.AH24])" office:value-type="float" office:value="1">
            <text:p>1</text:p>
          </table:table-cell>
          <table:table-cell table:style-name="ce178" office:value-type="float" office:value="1">
            <office:annotation draw:style-name="gr6" draw:text-style-name="P1" svg:width="1.1413in" svg:height="0.2634in" svg:x="2.6457in" svg:y="5.0602in" draw:caption-point-x="-0.2402in" draw:caption-point-y="0.6114in">
              <dc:date>2017-09-01T00:00:00</dc:date>
              <text:p text:style-name="P1"><text:span text:style-name="T1">Bị sốt</text:span></text:p>
            </office:annotation>
            <text:p>1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2">
            <text:p>22</text:p>
          </table:table-cell>
          <table:table-cell table:style-name="ce36" office:value-type="string">
            <text:p>KhaiLV</text:p>
          </table:table-cell>
          <table:table-cell table:style-name="ce174" table:formula="of:=SUM([.D25:.AH25])" office:value-type="float" office:value="0.5">
            <text:p>0.5</text:p>
          </table:table-cell>
          <table:table-cell table:style-name="ce178" office:value-type="float" office:value="0.5">
            <office:annotation draw:style-name="gr2" draw:text-style-name="P1" svg:width="1.1413in" svg:height="0.5457in" svg:x="2.6457in" svg:y="5.3102in" draw:caption-point-x="-0.2402in" draw:caption-point-y="0.6091in">
              <dc:date>2017-09-05T00:00:00</dc:date>
              <text:p text:style-name="P1"><text:span text:style-name="T1">Chuyển hàng cho em,</text:span></text:p>
              <text:p text:style-name="P1"><text:span text:style-name="T1">Off chiều</text:span></text:p>
            </office:annotation>
            <text:p>0.5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KhangNHH</text:p>
          </table:table-cell>
          <table:table-cell table:style-name="ce174" table:formula="of:=SUM([.D26:.AH26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4">
            <text:p>24</text:p>
          </table:table-cell>
          <table:table-cell table:style-name="ce36" office:value-type="string">
            <text:p>KienPT</text:p>
          </table:table-cell>
          <table:table-cell table:style-name="ce174" table:formula="of:=SUM([.D27:.AH27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style-name="ce178" office:value-type="float" office:value="0">
            <office:annotation draw:style-name="gr4" draw:text-style-name="P1" svg:width="1.1413in" svg:height="0.3902in" svg:x="4.472in" svg:y="5.8051in" draw:caption-point-x="-0.2402in" draw:caption-point-y="0.6098in">
              <dc:date>2017-09-05T00:00:00</dc:date>
              <text:p text:style-name="P1"><text:span text:style-name="T1">Tập yoga xin đi trễ, 8h32 vào cty</text:span></text:p>
            </office:annotation>
            <text:p>0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7.7988in" svg:y="5.8098in" draw:caption-point-x="-0.2402in" draw:caption-point-y="0.6051in">
              <dc:date>2017-09-12T00:00:00</dc:date>
              <text:p text:style-name="P1"><text:span text:style-name="T1">Tập yoga, xin đi trễ, 8h42 vào cty</text:span></text:p>
            </office:annotation>
            <text:p>0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12.0059in" svg:y="5.8142in" draw:caption-point-x="-0.2402in" draw:caption-point-y="0.6008in">
              <dc:date>2017-09-21T00:00:00</dc:date>
              <text:p text:style-name="P1"><text:span text:style-name="T1">Tập yoga, xin đi trễ, 8h31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4" draw:text-style-name="P3" svg:width="1.1413in" svg:height="0.3902in" svg:x="15.202in" svg:y="5.8181in" draw:caption-point-x="-0.2402in" draw:caption-point-y="0.5969in">
              <dc:date>2017-09-28T00:00:00</dc:date>
              <text:p text:style-name="P3"><text:span text:style-name="T3">Tập yoga, xin đi trễ, 8h32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KietNVT</text:p>
          </table:table-cell>
          <table:table-cell table:style-name="ce174" table:formula="of:=SUM([.D28:.AH28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style-name="ce178" office:value-type="float" office:value="0">
            <office:annotation draw:style-name="gr4" draw:text-style-name="P3" svg:width="1.1413in" svg:height="0.3902in" svg:x="4.472in" svg:y="6.0661in" draw:caption-point-x="-0.2402in" draw:caption-point-y="0.5965in">
              <dc:date>2017-09-28T00:00:00</dc:date>
              <text:p text:style-name="P3"><text:span text:style-name="T3">Có việc, xin về sớm 4h10</text:span></text:p>
            </office:annotation>
            <text:p>0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7.7988in" svg:y="6.0575in" draw:caption-point-x="-0.2402in" draw:caption-point-y="0.6051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9.2661in" svg:y="6.0598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12.0059in" svg:y="6.0622in" draw:caption-point-x="-0.2402in" draw:caption-point-y="0.6004in">
              <dc:date>2017-09-2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6">
            <text:p>26</text:p>
          </table:table-cell>
          <table:table-cell table:style-name="ce36" office:value-type="string">
            <text:p>LinhBT</text:p>
          </table:table-cell>
          <table:table-cell table:style-name="ce174" table:formula="of:=SUM([.D29:.AH29])" office:value-type="float" office:value="3.5">
            <text:p>3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1">
            <office:annotation draw:style-name="gr4" draw:text-style-name="P1" svg:width="1.1413in" svg:height="0.3902in" svg:x="8.7768in" svg:y="6.3051in" draw:caption-point-x="-0.2402in" draw:caption-point-y="0.6051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78" office:value-type="float" office:value="1">
            <office:annotation draw:style-name="gr4" draw:text-style-name="P1" svg:width="1.1413in" svg:height="0.3902in" svg:x="9.2661in" svg:y="6.3051in" draw:caption-point-x="-0.2402in" draw:caption-point-y="0.6051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6" draw:text-style-name="P3" svg:width="1.1413in" svg:height="0.2634in" svg:x="15.202in" svg:y="6.3138in" draw:caption-point-x="-0.2402in" draw:caption-point-y="0.5965in">
              <dc:date>2017-09-28T00:00:00</dc:date>
              <text:p text:style-name="P3"><text:span text:style-name="T3">Bà mất, off chiều</text:span></text:p>
            </office:annotation>
            <text:p>0.5</text:p>
          </table:table-cell>
          <table:table-cell table:style-name="ce178" office:value-type="float" office:value="1">
            <office:annotation draw:style-name="gr6" draw:text-style-name="P3" svg:width="1.1413in" svg:height="0.2634in" svg:x="15.6587in" svg:y="6.3138in" draw:caption-point-x="-0.2402in" draw:caption-point-y="0.5965in">
              <dc:date>2017-09-28T00:00:00</dc:date>
              <text:p text:style-name="P3"><text:span text:style-name="T3">Bà mất</text:span></text:p>
            </office:annotation>
            <text:p>1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MaiLT</text:p>
          </table:table-cell>
          <table:table-cell table:style-name="ce174" table:formula="of:=SUM([.D30:.AH30])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1">
            <office:annotation draw:style-name="gr6" draw:text-style-name="P1" svg:width="1.1413in" svg:height="0.2634in" svg:x="13.8323in" svg:y="6.5563in" draw:caption-point-x="-0.2402in" draw:caption-point-y="0.6016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8">
            <text:p>28</text:p>
          </table:table-cell>
          <table:table-cell table:style-name="ce162" office:value-type="string">
            <text:p>MaiNTT</text:p>
          </table:table-cell>
          <table:table-cell table:style-name="ce174" table:formula="of:=SUM([.D31:.AH31])" office:value-type="float" office:value="0">
            <text:p>0</text:p>
          </table:table-cell>
          <table:table-cell table:style-name="ce178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36" office:value-type="string">
            <text:p>ManhNB</text:p>
          </table:table-cell>
          <table:table-cell table:style-name="ce174" table:formula="of:=SUM([.D32:.AH32])" office:value-type="float" office:value="2">
            <text:p>2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2" draw:text-style-name="P1" svg:width="1.1413in" svg:height="0.5457in" svg:x="4.9287in" svg:y="7.0441in" draw:caption-point-x="-0.2402in" draw:caption-point-y="0.6091in">
              <dc:date>2017-09-06T00:00:00</dc:date>
              <text:p text:style-name="P1"><text:span text:style-name="T1">8h35 vào cty</text:span></text:p>
              <text:p text:style-name="P1"><text:span text:style-name="T1">Lấy passport, xin về sớm 4h</text:span></text:p>
            </office:annotation>
            <text:p>0</text:p>
          </table:table-cell>
          <table:table-cell table:style-name="ce178" office:value-type="float" office:value="1">
            <office:annotation draw:style-name="gr6" draw:text-style-name="P1" svg:width="1.1413in" svg:height="0.2634in" svg:x="5.3854in" svg:y="7.0488in" draw:caption-point-x="-0.2402in" draw:caption-point-y="0.6043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78" office:value-type="float" office:value="1">
            <office:annotation draw:style-name="gr6" draw:text-style-name="P1" svg:width="1.1413in" svg:height="0.2634in" svg:x="5.8421in" svg:y="7.0409in" draw:caption-point-x="-0.2402in" draw:caption-point-y="0.6122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7.7988in" svg:y="7.048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1.0925in" svg:y="7.0512in" draw:caption-point-x="-0.2402in" draw:caption-point-y="0.602in">
              <dc:date>2017-09-19T00:00:00</dc:date>
              <text:p text:style-name="P1"><text:span text:style-name="T1">8h42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2.0059in" svg:y="7.0524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4.7457in" svg:y="7.0551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3" svg:width="1.1413in" svg:height="0.2634in" svg:x="15.202in" svg:y="7.0563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0">
            <text:p>30</text:p>
          </table:table-cell>
          <table:table-cell table:style-name="ce36" office:value-type="string">
            <text:p>NamTH</text:p>
          </table:table-cell>
          <table:table-cell table:style-name="ce174" table:formula="of:=SUM([.D33:.AH33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amTV</text:p>
          </table:table-cell>
          <table:table-cell table:style-name="ce174" table:formula="of:=SUM([.D34:.AH34])" office:value-type="float" office:value="0.5"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style-name="ce178" office:value-type="float" office:value="0">
            <office:annotation draw:style-name="gr4" draw:text-style-name="P3" svg:width="1.1413in" svg:height="0.3902in" svg:x="4.472in" svg:y="7.552in" draw:caption-point-x="-0.2402in" draw:caption-point-y="0.5965in">
              <dc:date>2017-09-28T00:00:00</dc:date>
              <text:p text:style-name="P3"><text:span text:style-name="T3">Có việc, xin về sớm 4h25</text:span></text:p>
            </office:annotation>
            <text:p>0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2" draw:text-style-name="P1" svg:width="1.1413in" svg:height="0.5457in" svg:x="7.3094in" svg:y="7.5425in" draw:caption-point-x="-0.2402in" draw:caption-point-y="0.6059in">
              <dc:date>2017-09-11T00:00:00</dc:date>
              <text:p text:style-name="P1"><text:span text:style-name="T1">Đưa con nhập học, xin đi trễ, 8h40 vào cty</text:span></text:p>
            </office:annotation>
            <text:p>0</text:p>
          </table:table-cell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6" draw:text-style-name="P1" svg:width="1.1413in" svg:height="0.2634in" svg:x="10.6358in" svg:y="7.5461in" draw:caption-point-x="-0.2402in" draw:caption-point-y="0.6024in">
              <dc:date>2017-09-18T00:00:00</dc:date>
              <text:p text:style-name="P1"><text:span text:style-name="T1">8h33 vào cty</text:span></text:p>
            </office:annotation>
            <text:p>0</text:p>
          </table:table-cell>
          <table:table-cell table:style-name="ce178" office:value-type="float" office:value="0.5">
            <office:annotation draw:style-name="gr4" draw:text-style-name="P1" svg:width="1.1413in" svg:height="0.3902in" svg:x="11.0925in" svg:y="7.5476in" draw:caption-point-x="-0.2402in" draw:caption-point-y="0.6008in">
              <dc:date>2017-09-19T00:00:00</dc:date>
              <text:p text:style-name="P1"><text:span text:style-name="T1">Bị cảm sốt, off chiều</text:span></text:p>
            </office:annotation>
            <text:p>0.5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2">
            <text:p>32</text:p>
          </table:table-cell>
          <table:table-cell table:style-name="ce36" office:value-type="string">
            <text:p>NhanHTH</text:p>
          </table:table-cell>
          <table:table-cell table:style-name="ce174" table:formula="of:=SUM([.D35:.AH35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36" office:value-type="string">
            <text:p>NhanNM</text:p>
          </table:table-cell>
          <table:table-cell table:style-name="ce174" table:formula="of:=SUM([.D36:.AH36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4">
            <text:p>34</text:p>
          </table:table-cell>
          <table:table-cell table:style-name="ce36" office:value-type="string">
            <text:p>NhungHTH</text:p>
          </table:table-cell>
          <table:table-cell table:style-name="ce174" table:formula="of:=SUM([.D37:.AH37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8.2878in" svg:y="8.287in" draw:caption-point-x="-0.2402in" draw:caption-point-y="0.6047in">
              <dc:date>2017-09-13T00:00:00</dc:date>
              <text:p text:style-name="P1"><text:span text:style-name="T1">8h39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9.2661in" svg:y="8.289in" draw:caption-point-x="-0.2402in" draw:caption-point-y="0.6028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1.0925in" svg:y="8.2898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1.5492in" svg:y="8.2902in" draw:caption-point-x="-0.2402in" draw:caption-point-y="0.6016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">
            <office:annotation draw:style-name="gr2" draw:text-style-name="P1" svg:width="1.1413in" svg:height="0.5457in" svg:x="14.7457in" svg:y="8.2937in" draw:caption-point-x="-0.2402in" draw:caption-point-y="0.598in">
              <dc:date>2017-09-27T00:00:00</dc:date>
              <text:p text:style-name="P1"><text:span text:style-name="T1">8h33 vào cty.</text:span></text:p>
              <text:p text:style-name="P1"><text:span text:style-name="T1">Khám bênh, xin về sớm 3h33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3" svg:width="1.1413in" svg:height="0.2634in" svg:x="15.202in" svg:y="8.2949in" draw:caption-point-x="-0.2402in" draw:caption-point-y="0.5969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5.6587in" svg:y="8.2957in" draw:caption-point-x="-0.2402in" draw:caption-point-y="0.5961in">
              <dc:date>2017-09-29T00:00:00</dc:date>
              <text:p text:style-name="P1"><text:span text:style-name="T1">8h49 vào cty</text:span></text:p>
            </office:annotation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36" office:value-type="string">
            <text:p>NhuPHQ</text:p>
          </table:table-cell>
          <table:table-cell table:style-name="ce174" table:formula="of:=SUM([.D38:.AH38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1.0925in" svg:y="8.5374in" draw:caption-point-x="-0.2402in" draw:caption-point-y="0.602in">
              <dc:date>2017-09-19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6" draw:text-style-name="P1" svg:width="1.1413in" svg:height="0.2634in" svg:x="13.8323in" svg:y="8.5402in" draw:caption-point-x="-0.2402in" draw:caption-point-y="0.5992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3" svg:width="1.1413in" svg:height="0.2634in" svg:x="15.202in" svg:y="8.5425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6">
            <text:p>36</text:p>
          </table:table-cell>
          <table:table-cell table:style-name="ce62" office:value-type="string">
            <text:p>PhuongTH</text:p>
          </table:table-cell>
          <table:table-cell table:style-name="ce174" table:formula="of:=SUM([.D39:.AH39])" office:value-type="float" office:value="0.5">
            <text:p>0.5</text:p>
          </table:table-cell>
          <table:table-cell table:style-name="ce178" office:value-type="float" office:value="0">
            <office:annotation draw:style-name="gr6" draw:text-style-name="P1" svg:width="1.1413in" svg:height="0.2634in" svg:x="2.6457in" svg:y="8.7756in" draw:caption-point-x="-0.2402in" draw:caption-point-y="0.6114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78" table:number-columns-repeated="3"/>
          <table:table-cell table:style-name="ce178" office:value-type="float" office:value="0">
            <office:annotation draw:style-name="gr6" draw:text-style-name="P1" svg:width="1.1413in" svg:height="0.2634in" svg:x="4.472in" svg:y="8.7772in" draw:caption-point-x="-0.2402in" draw:caption-point-y="0.6098in">
              <dc:date>2017-09-05T00:00:00</dc:date>
              <text:p text:style-name="P1"><text:span text:style-name="T1">8h32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4.9287in" svg:y="8.778in" draw:caption-point-x="-0.2402in" draw:caption-point-y="0.6091in">
              <dc:date>2017-09-06T00:00:00</dc:date>
              <text:p text:style-name="P1"><text:span text:style-name="T1">8h34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8421in" svg:y="8.7803in" draw:caption-point-x="-0.2402in" draw:caption-point-y="0.6067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7.7988in" svg:y="8.7819in" draw:caption-point-x="-0.2402in" draw:caption-point-y="0.6051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8.2878in" svg:y="8.7823in" draw:caption-point-x="-0.2402in" draw:caption-point-y="0.6047in">
              <dc:date>2017-09-13T00:00:00</dc:date>
              <text:p text:style-name="P1"><text:span text:style-name="T1">Đau bụng, xin đi trễ, 8h37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9.2661in" svg:y="8.7843in" draw:caption-point-x="-0.2402in" draw:caption-point-y="0.6028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2.0059in" svg:y="8.7862in" draw:caption-point-x="-0.2402in" draw:caption-point-y="0.6008in">
              <dc:date>2017-09-21T00:00:00</dc:date>
              <text:p text:style-name="P1"><text:span text:style-name="T1">8h34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.5">
            <office:annotation draw:style-name="gr2" draw:text-style-name="P1" svg:width="1.1413in" svg:height="0.5457in" svg:x="13.8323in" svg:y="8.7886in" draw:caption-point-x="-0.2402in" draw:caption-point-y="0.5984in">
              <dc:date>2017-09-25T00:00:00</dc:date>
              <text:p text:style-name="P1"><text:span text:style-name="T1">Đi ngân hàng, 10h59 vào cty, tính off sáng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4.7457in" svg:y="8.789in" draw:caption-point-x="-0.2402in" draw:caption-point-y="0.598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3" svg:width="1.1413in" svg:height="0.2634in" svg:x="15.202in" svg:y="8.7902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38" office:value-type="string">
            <text:p>PhongPT</text:p>
          </table:table-cell>
          <table:table-cell table:style-name="ce174" table:formula="of:=SUM([.D40:.AH40])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2" draw:text-style-name="P1" svg:width="1.1413in" svg:height="0.5457in" svg:x="10.6358in" svg:y="9.0323in" draw:caption-point-x="-0.2402in" draw:caption-point-y="0.6024in">
              <dc:date>2017-09-18T00:00:00</dc:date>
              <text:p text:style-name="P1"><text:span text:style-name="T1">Thi bằng lái xe, Xin đi trễ, 9h33 vào cty</text:span></text:p>
            </office:annotation>
            <text:p>0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2" draw:text-style-name="P1" svg:width="1.1413in" svg:height="0.5457in" svg:x="11.3614in" svg:y="8.9531in" draw:caption-point-x="0.8606in" draw:caption-point-y="0.6815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4" draw:text-style-name="P3" svg:width="1.1413in" svg:height="0.3902in" svg:x="15.202in" svg:y="9.0378in" draw:caption-point-x="-0.2402in" draw:caption-point-y="0.5969in">
              <dc:date>2017-09-28T00:00:00</dc:date>
              <text:p text:style-name="P3"><text:span text:style-name="T3">Kẹt xe, 8h48 vào cty</text:span></text:p>
            </office:annotation>
            <text:p>0</text:p>
          </table:table-cell>
          <table:table-cell table:style-name="ce178" office:value-type="float" office:value="0.5">
            <office:annotation draw:style-name="gr2" draw:text-style-name="P1" svg:width="1.1413in" svg:height="0.5457in" svg:x="14.5579in" svg:y="8.9531in" draw:caption-point-x="0.8606in" draw:caption-point-y="0.6815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8">
            <text:p>38</text:p>
          </table:table-cell>
          <table:table-cell table:style-name="ce36" office:value-type="string">
            <text:p>PhongTH</text:p>
          </table:table-cell>
          <table:table-cell table:style-name="ce174" table:formula="of:=SUM([.D41:.AH41])" office:value-type="float" office:value="2.5">
            <text:p>2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.5">
            <office:annotation draw:style-name="gr4" draw:text-style-name="P1" svg:width="1.1413in" svg:height="0.3902in" svg:x="10.6358in" svg:y="9.2799in" draw:caption-point-x="-0.2402in" draw:caption-point-y="0.6024in">
              <dc:date>2017-09-18T00:00:00</dc:date>
              <text:p text:style-name="P1"><text:span text:style-name="T1">Lên trường, off chiều</text:span></text:p>
            </office:annotation>
            <text:p>0.5</text:p>
          </table:table-cell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1">
            <office:annotation draw:style-name="gr6" draw:text-style-name="P1" svg:width="1.1413in" svg:height="0.2634in" svg:x="13.8323in" svg:y="9.2807in" draw:caption-point-x="-0.2402in" draw:caption-point-y="0.6016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4" draw:text-style-name="P1" svg:width="1.1413in" svg:height="0.3902in" svg:x="14.7457in" svg:y="9.2843in" draw:caption-point-x="-0.2402in" draw:caption-point-y="0.598in">
              <dc:date>2017-09-27T00:00:00</dc:date>
              <text:p text:style-name="P1"><text:span text:style-name="T1">Lên trường, off sáng</text:span></text:p>
            </office:annotation>
            <text:p>0.5</text:p>
          </table:table-cell>
          <table:table-cell table:style-name="ce178" office:value-type="float" office:value="0">
            <office:annotation draw:style-name="gr6" draw:text-style-name="P3" svg:width="1.1413in" svg:height="0.2634in" svg:x="15.202in" svg:y="9.2854in" draw:caption-point-x="-0.2402in" draw:caption-point-y="0.5969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78" office:value-type="float" office:value="0.5">
            <office:annotation draw:style-name="gr4" draw:text-style-name="P1" svg:width="1.1413in" svg:height="0.3902in" svg:x="15.6587in" svg:y="9.287in" draw:caption-point-x="-0.2402in" draw:caption-point-y="0.5953in">
              <dc:date>2017-09-29T00:00:00</dc:date>
              <text:p text:style-name="P1"><text:span text:style-name="T1">Lên trường, off chiều</text:span></text:p>
            </office:annotation>
            <text:p>0.5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9">
            <text:p>39</text:p>
          </table:table-cell>
          <table:table-cell table:style-name="ce36" office:value-type="string">
            <text:p>PhuocNCH</text:p>
          </table:table-cell>
          <table:table-cell table:style-name="ce174" table:formula="of:=SUM([.D42:.AH42])" office:value-type="float" office:value="0.5"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4" draw:text-style-name="P1" svg:width="1.1413in" svg:height="0.3902in" svg:x="5.3854in" svg:y="9.5232in" draw:caption-point-x="-0.2402in" draw:caption-point-y="0.6067in">
              <dc:date>2017-09-07T00:00:00</dc:date>
              <text:p text:style-name="P1"><text:span text:style-name="T1">Việc nhà đột xuất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0">
            <text:p>40</text:p>
          </table:table-cell>
          <table:table-cell table:style-name="ce36" office:value-type="string">
            <text:p>TienND</text:p>
          </table:table-cell>
          <table:table-cell table:style-name="ce174" table:formula="of:=SUM([.D43:.AH43])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5.8421in" svg:y="9.7744in" draw:caption-point-x="-0.2402in" draw:caption-point-y="0.6031in">
              <dc:date>2017-09-08T00:00:00</dc:date>
              <text:p text:style-name="P1"><text:span text:style-name="T1">Bị bệnh, xin làm remote</text:span></text:p>
            </office:annotation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1">
            <office:annotation draw:style-name="gr6" draw:text-style-name="P1" svg:width="1.1413in" svg:height="0.2634in" svg:x="11.0925in" svg:y="9.7685in" draw:caption-point-x="-0.2402in" draw:caption-point-y="0.6091in">
              <dc:date>2017-09-0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2" draw:text-style-name="P3" svg:width="1.1413in" svg:height="0.5457in" svg:x="15.3303in" svg:y="10.0744in" draw:caption-point-x="-0.3685in" draw:caption-point-y="0.3031in">
              <dc:date>2017-10-02T00:00:00</dc:date>
              <text:p text:style-name="P3"><text:span text:style-name="T3">Có việc nhà, làm remote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36" office:value-type="string">
            <text:p>ThamDT</text:p>
          </table:table-cell>
          <table:table-cell table:style-name="ce174" table:formula="of:=SUM([.D44:.AH44])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8421in" svg:y="10.0189in" draw:caption-point-x="-0.2402in" draw:caption-point-y="0.6067in">
              <dc:date>2017-09-08T00:00:00</dc:date>
              <text:p text:style-name="P1"><text:span text:style-name="T1">8h19 vào cty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1">
            <office:annotation office:display="true" draw:style-name="gr2" draw:text-style-name="P1" svg:width="1.1413in" svg:height="0.5457in" svg:x="7.3094in" svg:y="10.0988in" draw:caption-point-x="-0.2402in" draw:caption-point-y="0.5264in">
              <dc:date>2017-09-11T00:00:00</dc:date>
              <text:p text:style-name="P2"><text:span text:style-name="T1">Đi khám thai lần 3</text:span></text:p>
              <text:p text:style-name="P2"><text:span text:style-name="T1">Có hưởng BHXH</text:span></text:p>
            </office:annotation>
            <text:p>1</text:p>
          </table:table-cell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4" draw:text-style-name="P3" svg:width="1.1413in" svg:height="0.3902in" svg:x="15.202in" svg:y="10.0287in" draw:caption-point-x="-0.2402in" draw:caption-point-y="0.5969in">
              <dc:date>2017-09-29T00:00:00</dc:date>
              <text:p text:style-name="P3"><text:span text:style-name="T3">Kẹt xe, 8h26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2">
            <text:p>42</text:p>
          </table:table-cell>
          <table:table-cell table:style-name="ce162" office:value-type="string">
            <text:p>ThaoDTN</text:p>
          </table:table-cell>
          <table:table-cell table:style-name="ce174" table:formula="of:=SUM([.D45:.AH45])" office:value-type="float" office:value="0">
            <text:p>0</text:p>
          </table:table-cell>
          <table:table-cell table:style-name="ce178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43">
            <text:p>43</text:p>
          </table:table-cell>
          <table:table-cell table:style-name="ce36" office:value-type="string">
            <text:p>ThinhT</text:p>
          </table:table-cell>
          <table:table-cell table:style-name="ce174" table:formula="of:=SUM([.D46:.AH46])" office:value-type="float" office:value="1.5">
            <text:p>1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1.5492in" svg:y="10.5193in" draw:caption-point-x="-0.2402in" draw:caption-point-y="0.6016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1">
            <office:annotation draw:style-name="gr6" draw:text-style-name="P1" svg:width="1.1413in" svg:height="0.2634in" svg:x="13.8323in" svg:y="10.5157in" draw:caption-point-x="-0.2402in" draw:caption-point-y="0.6051in">
              <dc:date>2017-09-12T00:00:00</dc:date>
              <text:p text:style-name="P1"><text:span text:style-name="T1">Đám cưới ở quê</text:span></text:p>
            </office:annotation>
            <text:p>1</text:p>
          </table:table-cell>
          <table:table-cell table:style-name="ce178" office:value-type="float" office:value="0.5">
            <office:annotation draw:style-name="gr4" draw:text-style-name="P1" svg:width="1.1413in" svg:height="0.3902in" svg:x="14.289in" svg:y="10.5157in" draw:caption-point-x="-0.2402in" draw:caption-point-y="0.6051in">
              <dc:date>2017-09-12T00:00:00</dc:date>
              <text:p text:style-name="P1"><text:span text:style-name="T1">Off sáng</text:span></text:p>
              <text:p text:style-name="P1"><text:span text:style-name="T1">Đám cưới ở quê</text:span></text:p>
            </office:annotation>
            <text:p>0.5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4">
            <text:p>44</text:p>
          </table:table-cell>
          <table:table-cell table:style-name="ce36" office:value-type="string">
            <text:p>ThuyCNTA</text:p>
          </table:table-cell>
          <table:table-cell table:style-name="ce174" table:formula="of:=SUM([.D47:.AH47])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 office:value-type="float" office:value="1">
            <office:annotation draw:style-name="gr6" draw:text-style-name="P1" svg:width="1.1413in" svg:height="0.2634in" svg:x="12.4622in" svg:y="10.7685in" draw:caption-point-x="-0.2402in" draw:caption-point-y="0.6in">
              <dc:date>2017-09-22T00:00:00</dc:date>
              <text:p text:style-name="P1"><text:span text:style-name="T1">Đau bụng</text:span></text:p>
            </office:annotation>
            <text:p>1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 office:value-type="float" office:value="0">
            <office:annotation draw:style-name="gr2" draw:text-style-name="P1" svg:width="1.1413in" svg:height="0.5457in" svg:x="15.6587in" svg:y="10.7752in" draw:caption-point-x="-0.2402in" draw:caption-point-y="0.5933in">
              <dc:date>2017-09-29T00:00:00</dc:date>
              <text:p text:style-name="P1"><text:span text:style-name="T1">Đau bụng, xin về sớm 3h15, tuần sau làm bù</text:span></text:p>
            </office:annotation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5">
            <text:p>45</text:p>
          </table:table-cell>
          <table:table-cell table:style-name="ce36" office:value-type="string">
            <text:p>ThuyLTT</text:p>
          </table:table-cell>
          <table:table-cell table:style-name="ce174" table:formula="of:=SUM([.D48:.AH48])" office:value-type="float" office:value="1">
            <text:p>1</text:p>
          </table:table-cell>
          <table:table-cell table:style-name="ce178" office:value-type="float" office:value="0.5">
            <office:annotation draw:style-name="gr3" draw:text-style-name="P1" svg:width="1.1413in" svg:height="0.7012in" svg:x="2.6457in" svg:y="11.0087in" draw:caption-point-x="-0.2402in" draw:caption-point-y="0.6075in">
              <dc:date>2017-09-01T00:00:00</dc:date>
              <text:p text:style-name="P1"><text:span text:style-name="T1">Ngủ quên, xin đi trễ, </text:span></text:p>
              <text:p text:style-name="P1"><text:span text:style-name="T1">10h05 vào cty, tính off sáng</text:span></text:p>
            </office:annotation>
            <text:p>0.5</text:p>
          </table:table-cell>
          <table:table-cell table:style-name="ce178" table:number-columns-repeated="3"/>
          <table:table-cell table:style-name="ce178" office:value-type="float" office:value="0">
            <office:annotation draw:style-name="gr6" draw:text-style-name="P1" svg:width="1.1413in" svg:height="0.2634in" svg:x="4.472in" svg:y="11.0063in" draw:caption-point-x="-0.2402in" draw:caption-point-y="0.6098in">
              <dc:date>2017-09-05T00:00:00</dc:date>
              <text:p text:style-name="P1"><text:span text:style-name="T1">8h39 vào cty</text:span></text:p>
            </office:annotation>
            <text:p>0</text:p>
          </table:table-cell>
          <table:table-cell table:style-name="ce178" office:value-type="float" office:value="0">
            <office:annotation draw:style-name="gr2" draw:text-style-name="P1" svg:width="1.1413in" svg:height="0.5457in" svg:x="4.9287in" svg:y="11.0079in" draw:caption-point-x="-0.2402in" draw:caption-point-y="0.6083in">
              <dc:date>2017-09-06T00:00:00</dc:date>
              <text:p text:style-name="P1"><text:span text:style-name="T1">Ra bến xe lấy đồ, xin đi trễ, 9h22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3854in" svg:y="11.0079in" draw:caption-point-x="-0.2402in" draw:caption-point-y="0.6083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8421in" svg:y="11.0094in" draw:caption-point-x="-0.2402in" draw:caption-point-y="0.6067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4" draw:text-style-name="P1" svg:width="1.1413in" svg:height="0.3902in" svg:x="7.3094in" svg:y="11.011in" draw:caption-point-x="-0.2402in" draw:caption-point-y="0.6051in">
              <dc:date>2017-09-11T00:00:00</dc:date>
              <text:p text:style-name="P1"><text:span text:style-name="T1">Đau bụng, xin đi trễ, 9h54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7.7988in" svg:y="11.011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8.2878in" svg:y="11.0118in" draw:caption-point-x="-0.2402in" draw:caption-point-y="0.6043in">
              <dc:date>2017-09-13T00:00:00</dc:date>
              <text:p text:style-name="P1"><text:span text:style-name="T1">Mệt, chóng mặt, 10h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9.2661in" svg:y="11.0134in" draw:caption-point-x="-0.2402in" draw:caption-point-y="0.6028in">
              <dc:date>2017-09-15T00:00:00</dc:date>
              <text:p text:style-name="P1"><text:span text:style-name="T1">8h38 vào cty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6" draw:text-style-name="P1" svg:width="1.1413in" svg:height="0.2634in" svg:x="10.6358in" svg:y="11.0142in" draw:caption-point-x="-0.2402in" draw:caption-point-y="0.602in">
              <dc:date>2017-09-18T00:00:00</dc:date>
              <text:p text:style-name="P1"><text:span text:style-name="T1">8h36 vào cty</text:span></text:p>
            </office:annotation>
            <text:p>0</text:p>
          </table:table-cell>
          <table:table-cell table:style-name="ce178" office:value-type="float" office:value="0">
            <office:annotation draw:style-name="gr2" draw:text-style-name="P1" svg:width="1.1413in" svg:height="0.5457in" svg:x="11.0925in" svg:y="11.0142in" draw:caption-point-x="-0.2402in" draw:caption-point-y="0.602in">
              <dc:date>2017-09-19T00:00:00</dc:date>
              <text:p text:style-name="P1"><text:span text:style-name="T1">Nhà có việc, xin đi trễ, 9h58 vào cty</text:span></text:p>
            </office:annotation>
            <text:p>0</text:p>
          </table:table-cell>
          <table:table-cell table:style-name="ce178" office:value-type="float" office:value="0.5">
            <office:annotation draw:style-name="gr4" draw:text-style-name="P1" svg:width="1.1413in" svg:height="0.3902in" svg:x="11.5492in" svg:y="11.015in" draw:caption-point-x="-0.2402in" draw:caption-point-y="0.6012in">
              <dc:date>2017-09-20T00:00:00</dc:date>
              <text:p text:style-name="P1"><text:span text:style-name="T1">Bị mệt, 10h4 vào cty, tính off sáng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2.4622in" svg:y="11.0161in" draw:caption-point-x="-0.2402in" draw:caption-point-y="0.6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6" draw:text-style-name="P1" svg:width="1.1413in" svg:height="0.2634in" svg:x="13.8323in" svg:y="11.0169in" draw:caption-point-x="-0.2402in" draw:caption-point-y="0.5992in">
              <dc:date>2017-09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3" svg:width="1.1413in" svg:height="0.2634in" svg:x="15.202in" svg:y="11.0193in" draw:caption-point-x="-0.2402in" draw:caption-point-y="0.5969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78" office:value-type="float" office:value="0">
            <office:annotation draw:style-name="gr2" draw:text-style-name="P1" svg:width="1.1413in" svg:height="0.5457in" svg:x="15.6587in" svg:y="11.0201in" draw:caption-point-x="-0.2402in" draw:caption-point-y="0.5961in">
              <dc:date>2017-09-29T00:00:00</dc:date>
              <text:p text:style-name="P1"><text:span text:style-name="T1">Chóng mặt, xin đi trễ, 9h45 vào cty</text:span></text:p>
            </office:annotation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6">
            <text:p>46</text:p>
          </table:table-cell>
          <table:table-cell table:style-name="ce36" office:value-type="string">
            <text:p>TruyenLVC</text:p>
          </table:table-cell>
          <table:table-cell table:style-name="ce174" table:formula="of:=SUM([.D49:.AH49])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4.9287in" svg:y="11.2547in" draw:caption-point-x="-0.2402in" draw:caption-point-y="0.6091in">
              <dc:date>2017-09-06T00:00:00</dc:date>
              <text:p text:style-name="P1"><text:span text:style-name="T1">8h45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3854in" svg:y="11.2555in" draw:caption-point-x="-0.2402in" draw:caption-point-y="0.6083in">
              <dc:date>2017-09-07T00:00:00</dc:date>
              <text:p text:style-name="P1"><text:span text:style-name="T1">8h31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1">
            <office:annotation draw:style-name="gr6" draw:text-style-name="P1" svg:width="1.1413in" svg:height="0.2634in" svg:x="7.3094in" svg:y="11.2579in" draw:caption-point-x="-0.2402in" draw:caption-point-y="0.6059in">
              <dc:date>2017-09-11T00:00:00</dc:date>
              <text:p text:style-name="P1"><text:span text:style-name="T1">Bị sốt</text:span></text:p>
            </office:annotation>
            <text:p>1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8.2878in" svg:y="11.2591in" draw:caption-point-x="-0.2402in" draw:caption-point-y="0.6047in">
              <dc:date>2017-09-13T00:00:00</dc:date>
              <text:p text:style-name="P1"><text:span text:style-name="T1">8h31 va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9.2661in" svg:y="11.261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2.0059in" svg:y="11.263in" draw:caption-point-x="-0.2402in" draw:caption-point-y="0.6008in">
              <dc:date>2017-09-21T00:00:00</dc:date>
              <text:p text:style-name="P1"><text:span text:style-name="T1">8h32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4.7457in" svg:y="11.2657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3" svg:width="1.1413in" svg:height="0.2634in" svg:x="15.202in" svg:y="11.2669in" draw:caption-point-x="-0.2402in" draw:caption-point-y="0.5969in">
              <dc:date>2017-09-28T00:00:00</dc:date>
              <text:p text:style-name="P3"><text:span text:style-name="T3">8h31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7">
            <text:p>47</text:p>
          </table:table-cell>
          <table:table-cell table:style-name="ce37" office:value-type="string">
            <text:p>TuanTQP</text:p>
          </table:table-cell>
          <table:table-cell table:style-name="ce174" table:formula="of:=SUM([.D50:.AH50])" office:value-type="float" office:value="0.5"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2.0059in" svg:y="11.5106in" draw:caption-point-x="-0.2402in" draw:caption-point-y="0.6008in">
              <dc:date>2017-09-21T00:00:00</dc:date>
              <text:p text:style-name="P1"><text:span text:style-name="T1">8h31 vào cty</text:span></text:p>
            </office:annotation>
            <text:p>0</text:p>
          </table:table-cell>
          <table:table-cell table:style-name="ce178" office:value-type="float" office:value="0.5">
            <office:annotation draw:style-name="gr4" draw:text-style-name="P1" svg:width="1.1413in" svg:height="0.3902in" svg:x="12.4622in" svg:y="11.5122in" draw:caption-point-x="-0.2402in" draw:caption-point-y="0.5992in">
              <dc:date>2017-09-22T00:00:00</dc:date>
              <text:p text:style-name="P1"><text:span text:style-name="T1">Xe hư, off sáng</text:span></text:p>
            </office:annotation>
            <text:p>0.5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3" svg:width="1.1413in" svg:height="0.2634in" svg:x="15.202in" svg:y="11.5146in" draw:caption-point-x="-0.2402in" draw:caption-point-y="0.5969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49"/>
          <table:table-cell table:number-columns-repeated="3"/>
        </table:table-row>
        <table:table-row table:style-name="ro6">
          <table:table-cell table:style-name="ce60" office:value-type="float" office:value="48">
            <text:p>48</text:p>
          </table:table-cell>
          <table:table-cell table:style-name="ce62" office:value-type="string">
            <text:p>VietBA</text:p>
          </table:table-cell>
          <table:table-cell table:style-name="ce174" table:formula="of:=SUM([.D51:.AH51])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2.6457in" svg:y="11.7476in" draw:caption-point-x="-0.2402in" draw:caption-point-y="0.6114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78" table:number-columns-repeated="3"/>
          <table:table-cell table:style-name="ce178" office:value-type="float" office:value="0">
            <office:annotation draw:style-name="gr6" draw:text-style-name="P1" svg:width="1.1413in" svg:height="0.2634in" svg:x="4.472in" svg:y="11.7492in" draw:caption-point-x="-0.2402in" draw:caption-point-y="0.6098in">
              <dc:date>2017-09-05T00:00:00</dc:date>
              <text:p text:style-name="P1"><text:span text:style-name="T1">8h37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3854in" svg:y="11.7508in" draw:caption-point-x="-0.2402in" draw:caption-point-y="0.6083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6" draw:text-style-name="P1" svg:width="1.1413in" svg:height="0.2634in" svg:x="7.3094in" svg:y="11.7531in" draw:caption-point-x="-0.2402in" draw:caption-point-y="0.6059in">
              <dc:date>2017-09-11T00:00:00</dc:date>
              <text:p text:style-name="P1"><text:span text:style-name="T1">8h34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7.7988in" svg:y="11.7539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1.0925in" svg:y="11.7571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1.5492in" svg:y="11.7575in" draw:caption-point-x="-0.2402in" draw:caption-point-y="0.6016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6" draw:text-style-name="P1" svg:width="1.1413in" svg:height="0.2634in" svg:x="13.8323in" svg:y="11.7598in" draw:caption-point-x="-0.2402in" draw:caption-point-y="0.5992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14.7457in" svg:y="11.761in" draw:caption-point-x="-0.2402in" draw:caption-point-y="0.598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3" svg:width="1.1413in" svg:height="0.2634in" svg:x="15.202in" svg:y="11.7622in" draw:caption-point-x="-0.2402in" draw:caption-point-y="0.5969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9">
            <text:p>49</text:p>
          </table:table-cell>
          <table:table-cell table:style-name="ce36" office:value-type="string">
            <text:p>VinhP</text:p>
          </table:table-cell>
          <table:table-cell table:style-name="ce174" table:formula="of:=SUM([.D52:.AH52])" office:value-type="float" office:value="0.5"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4" draw:text-style-name="P1" svg:width="1.1413in" svg:height="0.3902in" svg:x="8.7768in" svg:y="12.0028in" draw:caption-point-x="-0.2402in" draw:caption-point-y="0.6039in">
              <dc:date>2017-09-13T00:00:00</dc:date>
              <text:p text:style-name="P1"><text:span text:style-name="T1">Thi toiec, off chiều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6" draw:text-style-name="P1" svg:width="1.1413in" svg:height="0.2634in" svg:x="13.8323in" svg:y="12.0075in" draw:caption-point-x="-0.2402in" draw:caption-point-y="0.5992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style-name="ce35" table:number-columns-repeated="952"/>
        </table:table-row>
        <table:table-row table:style-name="ro2" table:number-rows-repeated="65355">
          <table:table-cell table:style-name="ce35" table:number-columns-repeated="3"/>
          <table:table-cell table:style-name="ce179" table:number-columns-repeated="31"/>
          <table:table-cell table:style-name="ce35" table:number-columns-repeated="952"/>
        </table:table-row>
        <table:table-row table:style-name="ro2" table:number-rows-repeated="49">
          <table:table-cell table:style-name="ce35" table:number-columns-repeated="3"/>
          <table:table-cell table:style-name="ce179"/>
          <table:table-cell table:number-columns-repeated="27"/>
          <table:table-cell table:style-name="ce179" table:number-columns-repeated="3"/>
          <table:table-cell table:style-name="ce35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1"/>
        <table:table-column table:style-name="co26" table:number-columns-repeated="7" table:default-cell-style-name="ce191"/>
        <table:table-column table:style-name="co25" table:number-columns-repeated="16" table:default-cell-style-name="ce191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186" table:number-columns-repeated="8"/>
          <table:table-cell table:style-name="ce192" office:value-type="string" table:number-columns-spanned="2" table:number-rows-spanned="1">
            <text:p>Month</text:p>
          </table:table-cell>
          <table:covered-table-cell table:style-name="ce193"/>
          <table:table-cell table:style-name="ce194" table:content-validation-name="val1" office:value-type="float" office:value="10" table:number-columns-spanned="2" table:number-rows-spanned="1">
            <text:p>10</text:p>
          </table:table-cell>
          <table:covered-table-cell table:style-name="ce193"/>
          <table:table-cell table:style-name="ce192" office:value-type="string" table:number-columns-spanned="2" table:number-rows-spanned="1">
            <text:p>Year</text:p>
          </table:table-cell>
          <table:covered-table-cell table:style-name="ce193"/>
          <table:table-cell table:style-name="ce192" office:value-type="float" office:value="2017" table:number-columns-spanned="2" table:number-rows-spanned="1">
            <text:p>2017</text:p>
          </table:table-cell>
          <table:covered-table-cell table:style-name="ce195"/>
          <table:table-cell table:style-name="ce186" table:number-columns-repeated="15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187" table:formula="of:=DATE([.$R$1];[.N1];1)" office:value-type="date" office:date-value="2017-10-01">
            <text:p>01</text:p>
          </table:table-cell>
          <table:table-cell table:style-name="ce187" table:formula="of:=[.D2]+1" office:value-type="date" office:date-value="2017-10-02">
            <text:p>02</text:p>
          </table:table-cell>
          <table:table-cell table:style-name="ce187" table:formula="of:=[.E2]+1" office:value-type="date" office:date-value="2017-10-03">
            <text:p>03</text:p>
          </table:table-cell>
          <table:table-cell table:style-name="ce187" table:formula="of:=[.F2]+1" office:value-type="date" office:date-value="2017-10-04">
            <text:p>04</text:p>
          </table:table-cell>
          <table:table-cell table:style-name="ce187" table:formula="of:=[.G2]+1" office:value-type="date" office:date-value="2017-10-05">
            <text:p>05</text:p>
          </table:table-cell>
          <table:table-cell table:style-name="ce187" table:formula="of:=[.H2]+1" office:value-type="date" office:date-value="2017-10-06">
            <text:p>06</text:p>
          </table:table-cell>
          <table:table-cell table:style-name="ce187" table:formula="of:=[.I2]+1" office:value-type="date" office:date-value="2017-10-07">
            <text:p>07</text:p>
          </table:table-cell>
          <table:table-cell table:style-name="ce187" table:formula="of:=[.J2]+1" office:value-type="date" office:date-value="2017-10-08">
            <text:p>08</text:p>
          </table:table-cell>
          <table:table-cell table:style-name="ce187" table:formula="of:=[.K2]+1" office:value-type="date" office:date-value="2017-10-09">
            <text:p>09</text:p>
          </table:table-cell>
          <table:table-cell table:style-name="ce187" table:formula="of:=[.L2]+1" office:value-type="date" office:date-value="2017-10-10">
            <text:p>10</text:p>
          </table:table-cell>
          <table:table-cell table:style-name="ce187" table:formula="of:=[.M2]+1" office:value-type="date" office:date-value="2017-10-11">
            <text:p>11</text:p>
          </table:table-cell>
          <table:table-cell table:style-name="ce187" table:formula="of:=[.N2]+1" office:value-type="date" office:date-value="2017-10-12">
            <text:p>12</text:p>
          </table:table-cell>
          <table:table-cell table:style-name="ce187" table:formula="of:=[.O2]+1" office:value-type="date" office:date-value="2017-10-13">
            <text:p>13</text:p>
          </table:table-cell>
          <table:table-cell table:style-name="ce187" table:formula="of:=[.P2]+1" office:value-type="date" office:date-value="2017-10-14">
            <text:p>14</text:p>
          </table:table-cell>
          <table:table-cell table:style-name="ce187" table:formula="of:=[.Q2]+1" office:value-type="date" office:date-value="2017-10-15">
            <text:p>15</text:p>
          </table:table-cell>
          <table:table-cell table:style-name="ce187" table:formula="of:=[.R2]+1" office:value-type="date" office:date-value="2017-10-16">
            <text:p>16</text:p>
          </table:table-cell>
          <table:table-cell table:style-name="ce187" table:formula="of:=[.S2]+1" office:value-type="date" office:date-value="2017-10-17">
            <text:p>17</text:p>
          </table:table-cell>
          <table:table-cell table:style-name="ce187" table:formula="of:=[.T2]+1" office:value-type="date" office:date-value="2017-10-18">
            <text:p>18</text:p>
          </table:table-cell>
          <table:table-cell table:style-name="ce187" table:formula="of:=[.U2]+1" office:value-type="date" office:date-value="2017-10-19">
            <text:p>19</text:p>
          </table:table-cell>
          <table:table-cell table:style-name="ce187" table:formula="of:=[.V2]+1" office:value-type="date" office:date-value="2017-10-20">
            <text:p>20</text:p>
          </table:table-cell>
          <table:table-cell table:style-name="ce187" table:formula="of:=[.W2]+1" office:value-type="date" office:date-value="2017-10-21">
            <text:p>21</text:p>
          </table:table-cell>
          <table:table-cell table:style-name="ce187" table:formula="of:=[.X2]+1" office:value-type="date" office:date-value="2017-10-22">
            <text:p>22</text:p>
          </table:table-cell>
          <table:table-cell table:style-name="ce187" table:formula="of:=[.Y2]+1" office:value-type="date" office:date-value="2017-10-23">
            <text:p>23</text:p>
          </table:table-cell>
          <table:table-cell table:style-name="ce187" table:formula="of:=[.Z2]+1" office:value-type="date" office:date-value="2017-10-24">
            <text:p>24</text:p>
          </table:table-cell>
          <table:table-cell table:style-name="ce187" table:formula="of:=[.AA2]+1" office:value-type="date" office:date-value="2017-10-25">
            <text:p>25</text:p>
          </table:table-cell>
          <table:table-cell table:style-name="ce187" table:formula="of:=[.AB2]+1" office:value-type="date" office:date-value="2017-10-26">
            <text:p>26</text:p>
          </table:table-cell>
          <table:table-cell table:style-name="ce187" table:formula="of:=[.AC2]+1" office:value-type="date" office:date-value="2017-10-27">
            <text:p>27</text:p>
          </table:table-cell>
          <table:table-cell table:style-name="ce187" table:formula="of:=[.AD2]+1" office:value-type="date" office:date-value="2017-10-28">
            <text:p>28</text:p>
          </table:table-cell>
          <table:table-cell table:style-name="ce187" table:formula="of:=[.AE2]+1" office:value-type="date" office:date-value="2017-10-29">
            <text:p>29</text:p>
          </table:table-cell>
          <table:table-cell table:style-name="ce187" table:formula="of:=[.AF2]+1" office:value-type="date" office:date-value="2017-10-30">
            <text:p>30</text:p>
          </table:table-cell>
          <table:table-cell table:style-name="ce187" table:formula="of:=[.AG2]+1" office:value-type="date" office:date-value="2017-10-31">
            <text:p>31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188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8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8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8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8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8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8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8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8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8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8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8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8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8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8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8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8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8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8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8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8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8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8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8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8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8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8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8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8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8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8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185" table:formula="of:=SUM([.D4:.AH4])" office:value-type="float" office:value="1.5">
            <text:p>1.5</text:p>
          </table:table-cell>
          <table:table-cell table:style-name="ce189"/>
          <table:table-cell table:style-name="ce189" office:value-type="float" office:value="0">
            <office:annotation draw:style-name="gr6" draw:text-style-name="P1" svg:width="1.1413in" svg:height="0.2634in" svg:x="3.1024in" svg:y="0.176in" draw:caption-point-x="-0.2402in" draw:caption-point-y="0.5421in">
              <dc:date>2017-10-02T00:00:00</dc:date>
              <text:p text:style-name="P1"><text:span text:style-name="T1">8h37 vào cty</text:span></text:p>
            </office:annotation>
            <text:p>0</text:p>
          </table:table-cell>
          <table:table-cell table:style-name="ce189" office:value-type="float" office:value="0.5">
            <office:annotation draw:style-name="gr4" draw:text-style-name="P1" svg:width="1.1413in" svg:height="0.3902in" svg:x="3.5591in" svg:y="0.176in" draw:caption-point-x="-0.2402in" draw:caption-point-y="0.5421in">
              <dc:date>2017-10-03T00:00:00</dc:date>
              <text:p text:style-name="P1"><text:span text:style-name="T1">Khám tay, off sáng</text:span></text:p>
            </office:annotation>
            <text:p>0.5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4.472in" svg:y="0.176in" draw:caption-point-x="-0.2402in" draw:caption-point-y="0.5421in">
              <dc:date>2017-10-05T00:00:00</dc:date>
              <text:p text:style-name="P1"><text:span text:style-name="T1">8h35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4.9287in" svg:y="0.176in" draw:caption-point-x="-0.2402in" draw:caption-point-y="0.5421in">
              <dc:date>2017-10-06T00:00:00</dc:date>
              <text:p text:style-name="P1"><text:span text:style-name="T1">8h31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6.8205in" svg:y="0.176in" draw:caption-point-x="-0.2402in" draw:caption-point-y="0.5421in">
              <dc:date>2017-10-10T00:00:00</dc:date>
              <text:p text:style-name="P1"><text:span text:style-name="T1">Bận việc, xin đi trễ, 8h50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7.7988in" svg:y="0.176in" draw:caption-point-x="-0.2402in" draw:caption-point-y="0.5421in">
              <dc:date>2017-10-12T00:00:00</dc:date>
              <text:p text:style-name="P1"><text:span text:style-name="T1">8h33 vào cty</text:span></text:p>
            </office:annotation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8.2878in" svg:y="0.176in" draw:caption-point-x="-0.2402in" draw:caption-point-y="0.5421in">
              <dc:date>2017-10-13T00:00:00</dc:date>
              <text:p text:style-name="P1"><text:span text:style-name="T1">Nhà ngập, xin đi trễ, 9h34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1">
            <office:annotation draw:style-name="gr4" draw:text-style-name="P1" svg:width="1.1413in" svg:height="0.3902in" svg:x="10.1791in" svg:y="0.176in" draw:caption-point-x="-0.2402in" draw:caption-point-y="0.5421in">
              <dc:date>2017-10-16T00:00:00</dc:date>
              <text:p text:style-name="P1"><text:span text:style-name="T1">Nhà có việc</text:span></text:p>
            </office:annotation>
            <text:p>1</text:p>
          </table:table-cell>
          <table:table-cell table:style-name="ce189" office:value-type="float" office:value="0">
            <office:annotation draw:style-name="gr4" draw:text-style-name="P1" svg:width="1.1413in" svg:height="0.3902in" svg:x="10.6358in" svg:y="0.176in" draw:caption-point-x="-0.2402in" draw:caption-point-y="0.5421in">
              <dc:date>2017-10-18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1.0925in" svg:y="0.176in" draw:caption-point-x="-0.2402in" draw:caption-point-y="0.5421in">
              <dc:date>2017-10-19T00:00:00</dc:date>
              <text:p text:style-name="P1"><text:span text:style-name="T1">8h31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1.5492in" svg:y="0.176in" draw:caption-point-x="-0.2402in" draw:caption-point-y="0.5421in">
              <dc:date>2017-10-20T00:00:00</dc:date>
              <text:p text:style-name="P1"><text:span text:style-name="T1">8h31 vào cty</text:span></text:p>
            </office:annotation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3.8323in" svg:y="0.1181in" draw:caption-point-x="-0.2402in" draw:caption-point-y="0.6in">
              <dc:date>2017-10-25T00:00:00</dc:date>
              <text:p text:style-name="P1"><text:span text:style-name="T1">8h34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4.7457in" svg:y="0.1201in" draw:caption-point-x="-0.2402in" draw:caption-point-y="0.598in">
              <dc:date>2017-10-27T00:00:00</dc:date>
              <text:p text:style-name="P1"><text:span text:style-name="T1">8h35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16.1154in" svg:y="0.1205in" draw:caption-point-x="-0.2402in" draw:caption-point-y="0.5976in">
              <dc:date>2017-10-30T00:00:00</dc:date>
              <text:p text:style-name="P1"><text:span text:style-name="T1">8h32 vào cty</text:span></text:p>
            </office:annotation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16.572in" svg:y="0.1217in" draw:caption-point-x="-0.2402in" draw:caption-point-y="0.5965in">
              <dc:date>2017-10-31T00:00:00</dc:date>
              <text:p text:style-name="P1"><text:span text:style-name="T1">Đón bà, xin đi trễ, 8h53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85" table:formula="of:=SUM([.D5:.AH5])" office:value-type="float" office:value="1.5">
            <text:p>1.5</text:p>
          </table:table-cell>
          <table:table-cell table:style-name="ce189"/>
          <table:table-cell table:style-name="ce189" office:value-type="float" office:value="0">
            <office:annotation draw:style-name="gr6" draw:text-style-name="P1" svg:width="1.1413in" svg:height="0.2634in" svg:x="3.1024in" svg:y="0.3524in" draw:caption-point-x="-0.2402in" draw:caption-point-y="0.6134in">
              <dc:date>2017-10-02T00:00:00</dc:date>
              <text:p text:style-name="P1"><text:span text:style-name="T1">8h32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4.0157in" svg:y="0.3555in" draw:caption-point-x="-0.2402in" draw:caption-point-y="0.6102in">
              <dc:date>2017-10-04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7.7988in" svg:y="0.3602in" draw:caption-point-x="-0.2402in" draw:caption-point-y="0.6055in">
              <dc:date>2017-10-12T00:00:00</dc:date>
              <text:p text:style-name="P1"><text:span text:style-name="T1">8h50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8.2878in" svg:y="0.361in" draw:caption-point-x="-0.2402in" draw:caption-point-y="0.6047in">
              <dc:date>2017-10-13T00:00:00</dc:date>
              <text:p text:style-name="P1"><text:span text:style-name="T1">8h39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.5">
            <office:annotation draw:style-name="gr2" draw:text-style-name="P1" svg:width="1.1413in" svg:height="0.5457in" svg:x="9.7228in" svg:y="0.3614in" draw:caption-point-x="-0.2402in" draw:caption-point-y="0.6043in">
              <dc:date>2017-10-16T00:00:00</dc:date>
              <text:p text:style-name="P1"><text:span text:style-name="T1">Mệt, xin đi trễ, 10h58 vào cty, tính off sáng</text:span></text:p>
            </office:annotation>
            <text:p>0.5</text:p>
          </table:table-cell>
          <table:table-cell table:style-name="ce189" office:value-type="float" office:value="0">
            <office:annotation draw:style-name="gr6" draw:text-style-name="P1" svg:width="1.1413in" svg:height="0.2634in" svg:x="10.1791in" svg:y="0.3626in" draw:caption-point-x="-0.2402in" draw:caption-point-y="0.6031in">
              <dc:date>2017-10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1.5492in" svg:y="0.3646in" draw:caption-point-x="-0.2402in" draw:caption-point-y="0.6012in">
              <dc:date>2017-10-20T00:00:00</dc:date>
              <text:p text:style-name="P1"><text:span text:style-name="T1">8h42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.5">
            <office:annotation draw:style-name="gr2" draw:text-style-name="P1" svg:width="1.1413in" svg:height="0.5457in" svg:x="12.9189in" svg:y="0.3657in" draw:caption-point-x="-0.2402in" draw:caption-point-y="0.6in">
              <dc:date>2017-10-23T00:00:00</dc:date>
              <text:p text:style-name="P1"><text:span text:style-name="T1">Bận việc, xin đi trễ 11h45 vào cty, tính off sáng</text:span></text:p>
            </office:annotation>
            <text:p>0.5</text:p>
          </table:table-cell>
          <table:table-cell table:style-name="ce189" office:value-type="float" office:value="0">
            <office:annotation draw:style-name="gr6" draw:text-style-name="P1" svg:width="1.1413in" svg:height="0.2634in" svg:x="13.3756in" svg:y="0.3657in" draw:caption-point-x="-0.2402in" draw:caption-point-y="0.6in">
              <dc:date>2017-10-24T00:00:00</dc:date>
              <text:p text:style-name="P1"><text:span text:style-name="T1">8h47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2" draw:text-style-name="P1" svg:width="1.1413in" svg:height="0.5457in" svg:x="14.9894in" svg:y="0.8232in" draw:caption-point-x="-0.9406in" draw:caption-point-y="0.1425in">
              <dc:date>2017-10-27T00:00:00</dc:date>
              <text:p text:style-name="P1"><text:span text:style-name="T1">Nhức đầu, xin đi trễ, 10h30 vào cty, tính off sáng</text:span></text:p>
            </office:annotation>
            <text:p>0.5</text:p>
          </table:table-cell>
          <table:table-cell table:style-name="ce189" office:value-type="float" office:value="0">
            <office:annotation draw:style-name="gr6" draw:text-style-name="P1" svg:width="1.1413in" svg:height="0.2634in" svg:x="14.7457in" svg:y="0.3677in" draw:caption-point-x="-0.2402in" draw:caption-point-y="0.598in">
              <dc:date>2017-10-27T00:00:00</dc:date>
              <text:p text:style-name="P1"><text:span text:style-name="T1">8h49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16.1154in" svg:y="0.3681in" draw:caption-point-x="-0.2402in" draw:caption-point-y="0.5976in">
              <dc:date>2017-10-30T00:00:00</dc:date>
              <text:p text:style-name="P1"><text:span text:style-name="T1">8h31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6.572in" svg:y="0.3693in" draw:caption-point-x="-0.2402in" draw:caption-point-y="0.5965in">
              <dc:date>2017-10-31T00:00:00</dc:date>
              <text:p text:style-name="P1"><text:span text:style-name="T1">8h55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185" table:formula="of:=SUM([.D6:.AH6])" office:value-type="float" office:value="0">
            <text:p>0</text:p>
          </table:table-cell>
          <table:table-cell table:style-name="ce189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10.6358in" svg:y="0.6122in" draw:caption-point-x="-0.2402in" draw:caption-point-y="0.6012in">
              <dc:date>2017-10-19T00:00:00</dc:date>
              <text:p text:style-name="P1"><text:span text:style-name="T1">Tiêm vắc-xin, ra ngoài 1h15 - 2h30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4" draw:text-style-name="P1" svg:width="1.1413in" svg:height="0.3902in" svg:x="10.3752in" svg:y="0.8685in" draw:caption-point-x="2.3035in" draw:caption-point-y="0.3449in">
              <dc:date>2017-10-27T00:00:00</dc:date>
              <text:p text:style-name="P1"><text:span text:style-name="T1">Gặp bạn, Off sáng, đã làm bù</text:span></text:p>
            </office:annotation>
            <text:p>0</text:p>
          </table:table-cell>
          <table:table-cell table:number-columns-repeated="4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">
            <text:p>4</text:p>
          </table:table-cell>
          <table:table-cell table:style-name="ce36" office:value-type="string">
            <text:p>CuongNH</text:p>
          </table:table-cell>
          <table:table-cell table:style-name="ce185" table:formula="of:=SUM([.D7:.AH7])" office:value-type="float" office:value="1">
            <text:p>1</text:p>
          </table:table-cell>
          <table:table-cell table:style-name="ce189"/>
          <table:table-cell table:number-columns-repeated="4"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4" draw:text-style-name="P1" svg:width="1.1413in" svg:height="0.3902in" svg:x="4.9287in" svg:y="0.8504in" draw:caption-point-x="-0.2402in" draw:caption-point-y="0.6106in">
              <dc:date>2017-10-03T00:00:00</dc:date>
              <text:p text:style-name="P1"><text:span text:style-name="T1">Khám bệnh, off chiều</text:span></text:p>
            </office:annotation>
            <text:p>0.5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12.9189in" svg:y="0.8602in" draw:caption-point-x="-0.2402in" draw:caption-point-y="0.6008in">
              <dc:date>2017-10-23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2" draw:text-style-name="P1" svg:width="1.1413in" svg:height="0.5457in" svg:x="14.289in" svg:y="0.8634in" draw:caption-point-x="-0.2402in" draw:caption-point-y="0.5976in">
              <dc:date>2017-10-26T00:00:00</dc:date>
              <text:p text:style-name="P1"><text:span text:style-name="T1">Bị tiêu hóa, off sáng, 2h20 vào cty</text:span></text:p>
            </office:annotation>
            <text:p>0.5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6.572in" svg:y="0.8646in" draw:caption-point-x="-0.2402in" draw:caption-point-y="0.5965in">
              <dc:date>2017-10-31T00:00:00</dc:date>
              <text:p text:style-name="P1"><text:span text:style-name="T1">8h12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7" office:value-type="string">
            <text:p>CuongNM</text:p>
          </table:table-cell>
          <table:table-cell table:style-name="ce185" table:formula="of:=SUM([.D8:.AH8])" office:value-type="float" office:value="3.5">
            <text:p>3.5</text:p>
          </table:table-cell>
          <table:table-cell table:style-name="ce189"/>
          <table:table-cell table:style-name="ce189" office:value-type="float" office:value="0">
            <office:annotation draw:style-name="gr6" draw:text-style-name="P1" svg:width="1.1413in" svg:height="0.2634in" svg:x="3.1024in" svg:y="1.0961in" draw:caption-point-x="-0.2402in" draw:caption-point-y="0.6126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1">
            <office:annotation draw:style-name="gr4" draw:text-style-name="P1" svg:width="1.1413in" svg:height="0.3902in" svg:x="4.9287in" svg:y="1.1004in" draw:caption-point-x="-0.2402in" draw:caption-point-y="0.6083in">
              <dc:date>2017-10-05T00:00:00</dc:date>
              <text:p text:style-name="P1"><text:span text:style-name="T1">Về quê liên quan đến NVQS</text:span></text:p>
            </office:annotation>
            <text:p>1</text:p>
          </table:table-cell>
          <table:table-cell table:style-name="ce189" table:number-columns-repeated="2"/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7.7988in" svg:y="1.1031in" draw:caption-point-x="-0.2402in" draw:caption-point-y="0.6055in">
              <dc:date>2017-10-12T00:00:00</dc:date>
              <text:p text:style-name="P1"><text:span text:style-name="T1">Xe xẹp lốp, xin đi trễ, 8h49 vào cty</text:span></text:p>
            </office:annotation>
            <text:p>0</text:p>
          </table:table-cell>
          <table:table-cell table:style-name="ce189" office:value-type="float" office:value="0.5">
            <office:annotation draw:style-name="gr2" draw:text-style-name="P1" svg:width="1.1413in" svg:height="0.5457in" svg:x="8.2878in" svg:y="1.1008in" draw:caption-point-x="-0.2402in" draw:caption-point-y="0.6079in">
              <dc:date>2017-10-05T00:00:00</dc:date>
              <text:p text:style-name="P1"><text:span text:style-name="T1">Nộp hồ sơ xét tốt nghiệp, off sáng</text:span></text:p>
            </office:annotation>
            <text:p>0.5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9.7228in" svg:y="1.1043in" draw:caption-point-x="-0.2402in" draw:caption-point-y="0.6043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7.935in" svg:y="1.0346in" draw:caption-point-x="2.0039in" draw:caption-point-y="0.674in">
              <dc:date>2017-10-17T00:00:00</dc:date>
              <text:p text:style-name="P1"><text:span text:style-name="T1">Tối qua làm muộn, xin đi trễ, 1h22 vào cty</text:span></text:p>
            </office:annotation>
            <text:p>0</text:p>
          </table:table-cell>
          <table:table-cell table:style-name="ce189" office:value-type="float" office:value="1">
            <office:annotation draw:style-name="gr4" draw:text-style-name="P1" svg:width="1.1413in" svg:height="0.3902in" svg:x="10.6358in" svg:y="1.1059in" draw:caption-point-x="-0.2402in" draw:caption-point-y="0.6028in">
              <dc:date>2017-10-18T00:00:00</dc:date>
              <text:p text:style-name="P1"><text:span text:style-name="T1">Chở mẹ khám bệnh</text:span></text:p>
            </office:annotation>
            <text:p>1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4" draw:text-style-name="P1" svg:width="1.1413in" svg:height="0.3902in" svg:x="12.9189in" svg:y="1.1079in" draw:caption-point-x="-0.2402in" draw:caption-point-y="0.6008in">
              <dc:date>2017-10-23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13.3756in" svg:y="1.1087in" draw:caption-point-x="-0.2402in" draw:caption-point-y="0.6in">
              <dc:date>2017-10-24T00:00:00</dc:date>
              <text:p text:style-name="P1"><text:span text:style-name="T1">Đi ngân hàng, xin đi trễ, 8h34 vào cty</text:span></text:p>
            </office:annotation>
            <text:p>0</text:p>
          </table:table-cell>
          <table:table-cell table:number-columns-repeated="3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1">
            <office:annotation draw:style-name="gr4" draw:text-style-name="P1" svg:width="1.1413in" svg:height="0.3902in" svg:x="16.572in" svg:y="1.1122in" draw:caption-point-x="-0.2402in" draw:caption-point-y="0.5965in">
              <dc:date>2017-10-31T00:00:00</dc:date>
              <text:p text:style-name="P1"><text:span text:style-name="T1">Bị sốt, đi khám bệnh</text:span></text:p>
            </office:annotation>
            <text:p>1</text:p>
          </table:table-cell>
          <table:table-cell table:style-name="ce35" table:number-columns-repeated="949"/>
          <table:table-cell table:number-columns-repeated="3"/>
        </table:table-row>
        <table:table-row table:style-name="ro6">
          <table:table-cell table:style-name="ce60" office:value-type="float" office:value="6">
            <text:p>6</text:p>
          </table:table-cell>
          <table:table-cell table:style-name="ce36" office:value-type="string">
            <text:p>DuongDN</text:p>
          </table:table-cell>
          <table:table-cell table:style-name="ce185" table:formula="of:=SUM([.D9:.AH9])" office:value-type="float" office:value="0">
            <text:p>0</text:p>
          </table:table-cell>
          <table:table-cell table:style-name="ce189"/>
          <table:table-cell table:style-name="ce189" office:value-type="float" office:value="0">
            <office:annotation draw:style-name="gr6" draw:text-style-name="P1" svg:width="1.1413in" svg:height="0.2634in" svg:x="3.1024in" svg:y="1.3441in" draw:caption-point-x="-0.2402in" draw:caption-point-y="0.6126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4.0157in" svg:y="1.3465in" draw:caption-point-x="-0.2402in" draw:caption-point-y="0.6102in">
              <dc:date>2017-10-04T00:00:00</dc:date>
              <text:p text:style-name="P1"><text:span text:style-name="T1">Xe hư, xin đi trễ, 8h39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7.3094in" svg:y="1.3504in" draw:caption-point-x="-0.2402in" draw:caption-point-y="0.6063in">
              <dc:date>2017-10-11T00:00:00</dc:date>
              <text:p text:style-name="P1"><text:span text:style-name="T1">Bận việc nhà, xin đi trễ, 8h34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8.2878in" svg:y="1.352in" draw:caption-point-x="-0.2402in" draw:caption-point-y="0.6047in">
              <dc:date>2017-10-13T00:00:00</dc:date>
              <text:p text:style-name="P1"><text:span text:style-name="T1">8h41 vào cty</text:span></text:p>
            </office:annotation>
            <text:p>0</text:p>
          </table:table-cell>
          <table:table-cell table:style-name="ce189" table:number-columns-repeated="2"/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11.0925in" svg:y="1.3547in" draw:caption-point-x="-0.2402in" draw:caption-point-y="0.602in">
              <dc:date>2017-10-19T00:00:00</dc:date>
              <text:p text:style-name="P1"><text:span text:style-name="T1">Meeting với KH 7h30, xin đi trễ, 9h7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13.3756in" svg:y="1.3567in" draw:caption-point-x="-0.2402in" draw:caption-point-y="0.6in">
              <dc:date>2017-10-24T00:00:00</dc:date>
              <text:p text:style-name="P1"><text:span text:style-name="T1">Meeting với KH 7h30, 8h50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3.8323in" svg:y="1.4142in" draw:caption-point-x="-0.2402in" draw:caption-point-y="0.5425in">
              <dc:date>2017-10-25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16.572in" svg:y="1.3602in" draw:caption-point-x="-0.2402in" draw:caption-point-y="0.5965in">
              <dc:date>2017-10-31T00:00:00</dc:date>
              <text:p text:style-name="P1"><text:span text:style-name="T1">Meeting với KH 7h30, xin đi trễ, 9h15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DuyNM</text:p>
          </table:table-cell>
          <table:table-cell table:style-name="ce185" table:formula="of:=SUM([.D10:.AH10])" office:value-type="float" office:value="2">
            <text:p>2</text:p>
          </table:table-cell>
          <table:table-cell table:style-name="ce189"/>
          <table:table-cell table:style-name="ce189" office:value-type="float" office:value="0">
            <office:annotation draw:style-name="gr2" draw:text-style-name="P1" svg:width="1.1413in" svg:height="0.5457in" svg:x="3.1024in" svg:y="1.5925in" draw:caption-point-x="-0.2402in" draw:caption-point-y="0.6118in">
              <dc:date>2017-10-02T00:00:00</dc:date>
              <text:p text:style-name="P1"><text:span text:style-name="T1">Xe bị lủng lốp, xin đi trễ, 9h vào cty</text:span></text:p>
            </office:annotation>
            <text:p>0</text:p>
          </table:table-cell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4.9287in" svg:y="1.5965in" draw:caption-point-x="-0.2402in" draw:caption-point-y="0.6079in">
              <dc:date>2017-10-06T00:00:00</dc:date>
              <text:p text:style-name="P1"><text:span text:style-name="T1">8h33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6.3311in" svg:y="1.5969in" draw:caption-point-x="-0.2402in" draw:caption-point-y="0.6075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8.2878in" svg:y="1.5996in" draw:caption-point-x="-0.2402in" draw:caption-point-y="0.6047in">
              <dc:date>2017-10-13T00:00:00</dc:date>
              <text:p text:style-name="P1"><text:span text:style-name="T1">8h35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9.7228in" svg:y="1.6in" draw:caption-point-x="-0.2402in" draw:caption-point-y="0.6043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0.1791in" svg:y="1.6012in" draw:caption-point-x="-0.2402in" draw:caption-point-y="0.6031in">
              <dc:date>2017-10-17T00:00:00</dc:date>
              <text:p text:style-name="P1"><text:span text:style-name="T1">8h41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0.6358in" svg:y="1.6016in" draw:caption-point-x="-0.2402in" draw:caption-point-y="0.6028in">
              <dc:date>2017-10-18T00:00:00</dc:date>
              <text:p text:style-name="P1"><text:span text:style-name="T1">8h36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1.5492in" svg:y="1.6031in" draw:caption-point-x="-0.2402in" draw:caption-point-y="0.6012in">
              <dc:date>2017-10-20T00:00:00</dc:date>
              <text:p text:style-name="P1"><text:span text:style-name="T1">8h36 vào cty</text:span></text:p>
            </office:annotation>
            <text:p>0</text:p>
          </table:table-cell>
          <table:table-cell table:style-name="ce189" table:number-columns-repeated="2"/>
          <table:table-cell table:number-columns-repeated="3" table:style-name="ce189" office:value-type="float" office:value="0">
            <text:p>0</text:p>
          </table:table-cell>
          <table:table-cell table:number-columns-repeated="2" table:style-name="ce189" office:value-type="float" office:value="1">
            <text:p>1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8">
            <text:p>8</text:p>
          </table:table-cell>
          <table:table-cell table:style-name="ce36" office:value-type="string">
            <text:p>DuyenLT</text:p>
          </table:table-cell>
          <table:table-cell table:style-name="ce185" table:formula="of:=SUM([.D11:.AH11])" office:value-type="float" office:value="0">
            <text:p>0</text:p>
          </table:table-cell>
          <table:table-cell table:style-name="ce189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6.8205in" svg:y="1.8449in" draw:caption-point-x="-0.2402in" draw:caption-point-y="0.6071in">
              <dc:date>2017-10-1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number-columns-repeated="3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0.6358in" svg:y="1.8492in" draw:caption-point-x="-0.2402in" draw:caption-point-y="0.6028in">
              <dc:date>2017-10-18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36" office:value-type="string">
            <text:p>GiauNV</text:p>
          </table:table-cell>
          <table:table-cell table:style-name="ce185" table:formula="of:=SUM([.D12:.AH12])" office:value-type="float" office:value="1">
            <text:p>1</text:p>
          </table:table-cell>
          <table:table-cell table:style-name="ce189"/>
          <table:table-cell table:style-name="ce189" office:value-type="float" office:value="0">
            <office:annotation draw:style-name="gr6" draw:text-style-name="P1" svg:width="1.1413in" svg:height="0.2634in" svg:x="3.1024in" svg:y="2.087in" draw:caption-point-x="-0.2402in" draw:caption-point-y="0.6126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4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2" draw:text-style-name="P1" svg:width="1.1413in" svg:height="0.5457in" svg:x="9.7228in" svg:y="2.0953in" draw:caption-point-x="-0.2402in" draw:caption-point-y="0.6043in">
              <dc:date>2017-10-16T00:00:00</dc:date>
              <text:p text:style-name="P1"><text:span text:style-name="T1">Đi ngân hàng, xin đi trễ, 8h38 vào cty</text:span></text:p>
            </office:annotation>
            <text:p>0</text:p>
          </table:table-cell>
          <table:table-cell table:number-columns-repeated="4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4" draw:text-style-name="P1" svg:width="1.1413in" svg:height="0.3902in" svg:x="12.9189in" svg:y="2.0996in" draw:caption-point-x="-0.2402in" draw:caption-point-y="0.6in">
              <dc:date>2017-10-23T00:00:00</dc:date>
              <text:p text:style-name="P1"><text:span text:style-name="T1">Bận việc, xin về sớm 4h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4" draw:text-style-name="P1" svg:width="1.1413in" svg:height="0.3902in" svg:x="13.8323in" svg:y="2.1004in" draw:caption-point-x="-0.2402in" draw:caption-point-y="0.5992in">
              <dc:date>2017-10-25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89" office:value-type="float" office:value="0.5">
            <office:annotation draw:style-name="gr6" draw:text-style-name="P1" svg:width="1.1413in" svg:height="0.2634in" svg:x="14.289in" svg:y="2.1012in" draw:caption-point-x="-0.2402in" draw:caption-point-y="0.5984in">
              <dc:date>2017-10-26T00:00:00</dc:date>
              <text:p text:style-name="P1"><text:span text:style-name="T1">Off chiều</text:span></text:p>
            </office:annotation>
            <text:p>0.5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0">
            <text:p>10</text:p>
          </table:table-cell>
          <table:table-cell table:style-name="ce62" office:value-type="string">
            <text:p>HaTH</text:p>
          </table:table-cell>
          <table:table-cell table:style-name="ce185" table:formula="of:=SUM([.D13:.AH13])" office:value-type="float" office:value="0">
            <text:p>0</text:p>
          </table:table-cell>
          <table:table-cell table:style-name="ce189"/>
          <table:table-cell table:style-name="ce189" office:value-type="float" office:value="0">
            <office:annotation draw:style-name="gr6" draw:text-style-name="P1" svg:width="1.1413in" svg:height="0.2634in" svg:x="3.1024in" svg:y="2.3346in" draw:caption-point-x="-0.2402in" draw:caption-point-y="0.6126in">
              <dc:date>2017-10-02T00:00:00</dc:date>
              <text:p text:style-name="P1"><text:span text:style-name="T1">8h36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3.5591in" svg:y="2.335in" draw:caption-point-x="-0.2402in" draw:caption-point-y="0.6122in">
              <dc:date>2017-10-03T00:00:00</dc:date>
              <text:p text:style-name="P1"><text:span text:style-name="T1">8h37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4.472in" svg:y="2.3398in" draw:caption-point-x="-0.2402in" draw:caption-point-y="0.6075in">
              <dc:date>2017-10-05T00:00:00</dc:date>
              <text:p text:style-name="P1"><text:span text:style-name="T1">Ghé bv lấy thuốc xin đi trễ, 8h59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4.9287in" svg:y="2.3394in" draw:caption-point-x="-0.2402in" draw:caption-point-y="0.6079in">
              <dc:date>2017-10-06T00:00:00</dc:date>
              <text:p text:style-name="P1"><text:span text:style-name="T1">8h57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6.3311in" svg:y="2.3398in" draw:caption-point-x="-0.2402in" draw:caption-point-y="0.6075in">
              <dc:date>2017-10-09T00:00:00</dc:date>
              <text:p text:style-name="P1"><text:span text:style-name="T1">8h45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6.8205in" svg:y="2.3402in" draw:caption-point-x="-0.2402in" draw:caption-point-y="0.6071in">
              <dc:date>2017-10-10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8.2878in" svg:y="2.3425in" draw:caption-point-x="-0.2402in" draw:caption-point-y="0.6047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4" draw:text-style-name="P1" svg:width="1.1413in" svg:height="0.3902in" svg:x="9.7228in" svg:y="2.3429in" draw:caption-point-x="-0.2402in" draw:caption-point-y="0.6043in">
              <dc:date>2017-10-16T00:00:00</dc:date>
              <text:p text:style-name="P1"><text:span text:style-name="T1">Xe lủng lốp, 9h15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0.6358in" svg:y="2.3445in" draw:caption-point-x="-0.2402in" draw:caption-point-y="0.6028in">
              <dc:date>2017-10-18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3.3756in" svg:y="2.3472in" draw:caption-point-x="-0.2402in" draw:caption-point-y="0.6in">
              <dc:date>2017-10-24T00:00:00</dc:date>
              <text:p text:style-name="P1"><text:span text:style-name="T1">8h40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14.289in" svg:y="2.3492in" draw:caption-point-x="-0.2402in" draw:caption-point-y="0.598in">
              <dc:date>2017-10-26T00:00:00</dc:date>
              <text:p text:style-name="P1"><text:span text:style-name="T1">Có việc bận, xin về sớm 4h45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6.572in" svg:y="2.3508in" draw:caption-point-x="-0.2402in" draw:caption-point-y="0.5965in">
              <dc:date>2017-10-31T00:00:00</dc:date>
              <text:p text:style-name="P1"><text:span text:style-name="T1">8h39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8" office:value-type="string">
            <text:p>HaTT</text:p>
          </table:table-cell>
          <table:table-cell table:style-name="ce185" table:formula="of:=SUM([.D14:.AH14])" office:value-type="float" office:value="0">
            <text:p>0</text:p>
          </table:table-cell>
          <table:table-cell table:style-name="ce189"/>
          <table:table-cell table:style-name="ce189" office:value-type="float" office:value="0">
            <office:annotation draw:style-name="gr6" draw:text-style-name="P1" svg:width="1.1413in" svg:height="0.2634in" svg:x="3.1024in" svg:y="2.5823in" draw:caption-point-x="-0.2402in" draw:caption-point-y="0.6126in">
              <dc:date>2017-10-02T00:00:00</dc:date>
              <text:p text:style-name="P1"><text:span text:style-name="T1">8h35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4.0157in" svg:y="2.5846in" draw:caption-point-x="-0.2402in" draw:caption-point-y="0.6102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7.3094in" svg:y="2.5886in" draw:caption-point-x="-0.2402in" draw:caption-point-y="0.6063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7.7988in" svg:y="2.5894in" draw:caption-point-x="-0.2402in" draw:caption-point-y="0.6055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8.2878in" svg:y="2.5902in" draw:caption-point-x="-0.2402in" draw:caption-point-y="0.6047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0.6358in" svg:y="2.5921in" draw:caption-point-x="-0.2402in" draw:caption-point-y="0.6028in">
              <dc:date>2017-10-18T00:00:00</dc:date>
              <text:p text:style-name="P1"><text:span text:style-name="T1">8h32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1.0925in" svg:y="2.5929in" draw:caption-point-x="-0.2402in" draw:caption-point-y="0.602in">
              <dc:date>2017-10-19T00:00:00</dc:date>
              <text:p text:style-name="P1"><text:span text:style-name="T1">8h36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3.3756in" svg:y="2.5949in" draw:caption-point-x="-0.2402in" draw:caption-point-y="0.6in">
              <dc:date>2017-10-24T00:00:00</dc:date>
              <text:p text:style-name="P1"><text:span text:style-name="T1">8h31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3.8323in" svg:y="2.5949in" draw:caption-point-x="-0.2402in" draw:caption-point-y="0.6in">
              <dc:date>2017-10-2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2">
            <text:p>12</text:p>
          </table:table-cell>
          <table:table-cell table:style-name="ce36" office:value-type="string">
            <text:p>HaiNM</text:p>
          </table:table-cell>
          <table:table-cell table:style-name="ce185" table:formula="of:=SUM([.D15:.AH15])" office:value-type="float" office:value="4">
            <text:p>4</text:p>
          </table:table-cell>
          <table:table-cell table:style-name="ce189"/>
          <table:table-cell table:style-name="ce189" office:value-type="float" office:value="0.5">
            <office:annotation draw:style-name="gr4" draw:text-style-name="P1" svg:width="1.1413in" svg:height="0.3902in" svg:x="3.1024in" svg:y="2.8307in" draw:caption-point-x="-0.2402in" draw:caption-point-y="0.6118in">
              <dc:date>2017-10-02T00:00:00</dc:date>
              <text:p text:style-name="P1"><text:span text:style-name="T1">Đi dạy ở trường, <text:s/>off sáng</text:span></text:p>
            </office:annotation>
            <text:p>0.5</text:p>
          </table:table-cell>
          <table:table-cell table:style-name="ce189" office:value-type="float" office:value="0">
            <office:annotation draw:style-name="gr2" draw:text-style-name="P1" svg:width="1.1413in" svg:height="0.5457in" svg:x="3.5591in" svg:y="2.8303in" draw:caption-point-x="-0.2402in" draw:caption-point-y="0.6122in">
              <dc:date>2017-10-03T00:00:00</dc:date>
              <text:p text:style-name="P1"><text:span text:style-name="T1">Nộp giấy cho BQL tòa nhà, 9h57 vào cty</text:span></text:p>
            </office:annotation>
            <text:p>0</text:p>
          </table:table-cell>
          <table:table-cell table:style-name="ce189" office:value-type="float" office:value="0.5">
            <office:annotation draw:style-name="gr2" draw:text-style-name="P1" svg:width="1.1413in" svg:height="0.5457in" svg:x="4.0157in" svg:y="2.8327in" draw:caption-point-x="-0.2402in" draw:caption-point-y="0.6098in">
              <dc:date>2017-10-09T00:00:00</dc:date>
              <text:p text:style-name="P1"><text:span text:style-name="T1">Đi dạy + công chứng giấy tờ, off chiều</text:span></text:p>
            </office:annotation>
            <text:p>0.5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4.9287in" svg:y="2.835in" draw:caption-point-x="-0.2402in" draw:caption-point-y="0.6075in">
              <dc:date>2017-10-09T00:00:00</dc:date>
              <text:p text:style-name="P1"><text:span text:style-name="T1">Có việc riêng, xin về sớm 5h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2" draw:text-style-name="P1" svg:width="1.1413in" svg:height="0.5457in" svg:x="6.7028in" svg:y="3.1815in" draw:caption-point-x="-0.6118in" draw:caption-point-y="0.261in">
              <dc:date>2017-10-11T00:00:00</dc:date>
              <text:p text:style-name="P1"><text:span text:style-name="T1">Dạy ở trường, 9h15 vào cty, đã làm bù</text:span></text:p>
            </office:annotation>
            <text:p>0</text:p>
          </table:table-cell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8.2878in" svg:y="2.8378in" draw:caption-point-x="-0.2402in" draw:caption-point-y="0.6047in">
              <dc:date>2017-10-13T00:00:00</dc:date>
              <text:p text:style-name="P1"><text:span text:style-name="T1">Có việc, xin đi trễ, 8h50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1">
            <office:annotation draw:style-name="gr4" draw:text-style-name="P1" svg:width="1.1413in" svg:height="0.3902in" svg:x="9.7228in" svg:y="2.8382in" draw:caption-point-x="-0.2402in" draw:caption-point-y="0.6043in">
              <dc:date>2017-10-16T00:00:00</dc:date>
              <text:p text:style-name="P1"><text:span text:style-name="T1">Dạy + họp ở trường</text:span></text:p>
            </office:annotation>
            <text:p>1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4" draw:text-style-name="P1" svg:width="1.1413in" svg:height="0.3902in" svg:x="10.6358in" svg:y="2.8394in" draw:caption-point-x="-0.2402in" draw:caption-point-y="0.6031in">
              <dc:date>2017-10-17T00:00:00</dc:date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.5">
            <office:annotation draw:style-name="gr4" draw:text-style-name="P1" svg:width="1.1413in" svg:height="0.3902in" svg:x="12.9189in" svg:y="2.8425in" draw:caption-point-x="-0.2402in" draw:caption-point-y="0.6in">
              <dc:date>2017-10-23T00:00:00</dc:date>
              <text:p text:style-name="P1"><text:span text:style-name="T1">Dạy ở trường về trễ, off sáng </text:span></text:p>
            </office:annotation>
            <text:p>0.5</text:p>
          </table:table-cell>
          <table:table-cell table:style-name="ce189" office:value-type="float" office:value="1">
            <office:annotation draw:style-name="gr6" draw:text-style-name="P1" svg:width="1.1413in" svg:height="0.2634in" svg:x="13.3756in" svg:y="2.8425in" draw:caption-point-x="-0.2402in" draw:caption-point-y="0.6in">
              <dc:date>2017-10-24T00:00:00</dc:date>
              <text:p text:style-name="P1"><text:span text:style-name="T1">Lên trường</text:span></text:p>
            </office:annotation>
            <text:p>1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14.289in" svg:y="2.8445in" draw:caption-point-x="-0.2402in" draw:caption-point-y="0.598in">
              <dc:date>2017-10-26T00:00:00</dc:date>
              <text:p text:style-name="P1"><text:span text:style-name="T1">Bận việc, xin về sớm 4h30</text:span></text:p>
            </office:annotation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14.2315in" svg:y="3.5067in" draw:caption-point-x="0.274in" draw:caption-point-y="-0.0642in">
              <dc:date>2017-10-27T00:00:00</dc:date>
              <text:p text:style-name="P1"><text:span text:style-name="T1">Lê trường, xin đi trễ, 9h45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4" draw:text-style-name="P1" svg:width="1.1413in" svg:height="0.3902in" svg:x="16.1154in" svg:y="2.8461in" draw:caption-point-x="-0.2402in" draw:caption-point-y="0.5965in">
              <dc:date>2017-10-31T00:00:00</dc:date>
              <text:p text:style-name="P1"><text:span text:style-name="T1">Đi dạy, 10h22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angDTT</text:p>
          </table:table-cell>
          <table:table-cell table:style-name="ce185" table:formula="of:=SUM([.D16:.AH16])" office:value-type="float" office:value="0">
            <text:p>0</text:p>
          </table:table-cell>
          <table:table-cell table:style-name="ce189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13.3756in" svg:y="3.0902in" draw:caption-point-x="-0.2402in" draw:caption-point-y="0.6in">
              <dc:date>2017-10-24T00:00:00</dc:date>
              <text:p text:style-name="P1"><text:span text:style-name="T1">Ngủ quên, xin đi trễ, 8h15 vào cty</text:span></text:p>
            </office:annotation>
            <text:p>0</text:p>
          </table:table-cell>
          <table:table-cell table:number-columns-repeated="3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4">
            <text:p>14</text:p>
          </table:table-cell>
          <table:table-cell table:style-name="ce36" office:value-type="string">
            <text:p>HienNV</text:p>
          </table:table-cell>
          <table:table-cell table:style-name="ce185" table:formula="of:=SUM([.D17:.AH17])" office:value-type="float" office:value="9">
            <text:p>9</text:p>
          </table:table-cell>
          <table:table-cell table:style-name="ce189"/>
          <table:table-cell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6" draw:text-style-name="P1" svg:width="1.1413in" svg:height="0.2634in" svg:x="3.5591in" svg:y="3.3264in" draw:caption-point-x="-0.2402in" draw:caption-point-y="0.6118in">
              <dc:date>2017-10-03T00:00:00</dc:date>
              <text:p text:style-name="P1"><text:span text:style-name="T1">Off sáng</text:span></text:p>
            </office:annotation>
            <text:p>0.5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6" draw:text-style-name="P1" svg:width="1.1413in" svg:height="0.2634in" svg:x="4.472in" svg:y="3.3291in" draw:caption-point-x="-0.2402in" draw:caption-point-y="0.6091in">
              <dc:date>2017-10-05T00:00:00</dc:date>
              <text:p text:style-name="P1"><text:span text:style-name="T1">Off chiều</text:span></text:p>
            </office:annotation>
            <text:p>0.5</text:p>
          </table:table-cell>
          <table:table-cell table:style-name="ce189" office:value-type="float" office:value="1">
            <text:p>1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number-columns-repeated="2" table:style-name="ce189" office:value-type="float" office:value="1">
            <text:p>1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6" draw:text-style-name="P1" svg:width="1.1413in" svg:height="0.2634in" svg:x="11.0925in" svg:y="3.337in" draw:caption-point-x="-0.2402in" draw:caption-point-y="0.6012in">
              <dc:date>2017-10-20T00:00:00</dc:date>
              <text:p text:style-name="P1"><text:span text:style-name="T1">Off chiều</text:span></text:p>
            </office:annotation>
            <text:p>0.5</text:p>
          </table:table-cell>
          <table:table-cell table:style-name="ce189" office:value-type="float" office:value="1">
            <text:p>1</text:p>
          </table:table-cell>
          <table:table-cell table:style-name="ce189" table:number-columns-repeated="2"/>
          <table:table-cell table:style-name="ce189" office:value-type="float" office:value="0.5">
            <office:annotation draw:style-name="gr6" draw:text-style-name="P1" svg:width="1.1413in" svg:height="0.2634in" svg:x="12.9189in" svg:y="3.3378in" draw:caption-point-x="-0.2402in" draw:caption-point-y="0.6004in">
              <dc:date>2017-10-23T00:00:00</dc:date>
              <text:p text:style-name="P1"><text:span text:style-name="T1">Off chiều</text:span></text:p>
            </office:annotation>
            <text:p>0.5</text:p>
          </table:table-cell>
          <table:table-cell table:style-name="ce189" office:value-type="float" office:value="0.5">
            <office:annotation draw:style-name="gr6" draw:text-style-name="P1" svg:width="1.1413in" svg:height="0.2634in" svg:x="13.3756in" svg:y="3.3382in" draw:caption-point-x="-0.2402in" draw:caption-point-y="0.6in">
              <dc:date>2017-10-24T00:00:00</dc:date>
              <text:p text:style-name="P1"><text:span text:style-name="T1">Off sáng</text:span></text:p>
            </office:annotation>
            <text:p>0.5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6" draw:text-style-name="P1" svg:width="1.1413in" svg:height="0.2634in" svg:x="14.289in" svg:y="3.3398in" draw:caption-point-x="-0.2402in" draw:caption-point-y="0.5984in">
              <dc:date>2017-10-26T00:00:00</dc:date>
              <text:p text:style-name="P1"><text:span text:style-name="T1">Off chiều</text:span></text:p>
            </office:annotation>
            <text:p>0.5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.5">
            <office:annotation draw:style-name="gr4" draw:text-style-name="P1" svg:width="1.1413in" svg:height="0.3902in" svg:x="16.1154in" svg:y="3.3417in" draw:caption-point-x="-0.2402in" draw:caption-point-y="0.5965in">
              <dc:date>2017-10-30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89" office:value-type="float" office:value="0.5">
            <office:annotation draw:style-name="gr4" draw:text-style-name="P1" svg:width="1.1413in" svg:height="0.3902in" svg:x="16.572in" svg:y="3.3417in" draw:caption-point-x="-0.2402in" draw:caption-point-y="0.5965in">
              <dc:date>2017-10-31T00:00:00</dc:date>
              <text:p text:style-name="P1"><text:span text:style-name="T1">11h vào cty, tính Off sáng</text:span></text:p>
            </office:annotation>
            <text:p>0.5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iepNH</text:p>
          </table:table-cell>
          <table:table-cell table:style-name="ce185" table:formula="of:=SUM([.D18:.AH18])" office:value-type="float" office:value="1.5">
            <text:p>1.5</text:p>
          </table:table-cell>
          <table:table-cell table:style-name="ce189"/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4.472in" svg:y="3.5768in" draw:caption-point-x="-0.2402in" draw:caption-point-y="0.6091in">
              <dc:date>2017-10-05T00:00:00</dc:date>
              <text:p text:style-name="P1"><text:span text:style-name="T1">8h32 vào cty</text:span></text:p>
            </office:annotation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4.9287in" svg:y="3.5783in" draw:caption-point-x="-0.2402in" draw:caption-point-y="0.6075in">
              <dc:date>2017-10-09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4" draw:text-style-name="P1" svg:width="1.1413in" svg:height="0.3902in" svg:x="6.3311in" svg:y="3.5717in" draw:caption-point-x="-0.2402in" draw:caption-point-y="0.6142in">
              <dc:date>2017-10-13T00:00:00</dc:date>
              <text:p text:style-name="P1"><text:span text:style-name="T1">Đám cưới ở quê, đã làm remote</text:span></text:p>
            </office:annotation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6.8205in" svg:y="3.5717in" draw:caption-point-x="-0.2402in" draw:caption-point-y="0.6142in">
              <dc:date>2017-10-13T00:00:00</dc:date>
              <text:p text:style-name="P1"><text:span text:style-name="T1">Đám cưới ở quê, đã làm remote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7.7988in" svg:y="3.5803in" draw:caption-point-x="-0.2402in" draw:caption-point-y="0.6055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1">
            <office:annotation draw:style-name="gr6" draw:text-style-name="P1" svg:width="1.1413in" svg:height="0.2634in" svg:x="10.6358in" svg:y="3.5831in" draw:caption-point-x="-0.2402in" draw:caption-point-y="0.6028in">
              <dc:date>2017-10-18T00:00:00</dc:date>
              <text:p text:style-name="P1"><text:span text:style-name="T1">Bị sốt</text:span></text:p>
            </office:annotation>
            <text:p>1</text:p>
          </table:table-cell>
          <table:table-cell table:style-name="ce189" office:value-type="float" office:value="0.5">
            <office:annotation draw:style-name="gr6" draw:text-style-name="P1" svg:width="1.1413in" svg:height="0.2634in" svg:x="11.0925in" svg:y="3.5839in" draw:caption-point-x="-0.2402in" draw:caption-point-y="0.602in">
              <dc:date>2017-10-1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89" office:value-type="float" office:value="0">
            <office:annotation draw:style-name="gr6" draw:text-style-name="P1" svg:width="1.1413in" svg:height="0.2634in" svg:x="11.5492in" svg:y="3.5846in" draw:caption-point-x="-0.2402in" draw:caption-point-y="0.6012in">
              <dc:date>2017-10-20T00:00:00</dc:date>
              <text:p text:style-name="P1"><text:span text:style-name="T1">8h33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12.9189in" svg:y="3.585in" draw:caption-point-x="-0.2402in" draw:caption-point-y="0.6008in">
              <dc:date>2017-10-23T00:00:00</dc:date>
              <text:p text:style-name="P1"><text:span text:style-name="T1">8h35 vào cty</text:span></text:p>
            </office:annotation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13.3756in" svg:y="3.5858in" draw:caption-point-x="-0.2402in" draw:caption-point-y="0.6in">
              <dc:date>2017-10-24T00:00:00</dc:date>
              <text:p text:style-name="P1"><text:span text:style-name="T1">Đi bưu điện, xin đi trễ, 9h20 vào cty</text:span></text:p>
            </office:annotation>
            <text:p>0</text:p>
          </table:table-cell>
          <table:table-cell table:number-columns-repeated="3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6">
            <text:p>16</text:p>
          </table:table-cell>
          <table:table-cell table:style-name="ce36" office:value-type="string">
            <text:p>HieuNKT</text:p>
          </table:table-cell>
          <table:table-cell table:style-name="ce185" table:formula="of:=SUM([.D19:.AH19])" office:value-type="float" office:value="0">
            <text:p>0</text:p>
          </table:table-cell>
          <table:table-cell table:style-name="ce189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ngLV</text:p>
          </table:table-cell>
          <table:table-cell table:style-name="ce185" table:formula="of:=SUM([.D20:.AH20])" office:value-type="float" office:value="0">
            <text:p>0</text:p>
          </table:table-cell>
          <table:table-cell table:style-name="ce189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7.3094in" svg:y="4.0752in" draw:caption-point-x="-0.2402in" draw:caption-point-y="0.6059in">
              <dc:date>2017-10-11T00:00:00</dc:date>
              <text:p text:style-name="P1"><text:span text:style-name="T1">8h40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8.2878in" svg:y="4.0764in" draw:caption-point-x="-0.2402in" draw:caption-point-y="0.6047in">
              <dc:date>2017-10-13T00:00:00</dc:date>
              <text:p text:style-name="P1"><text:span text:style-name="T1">8h39 vào cty</text:span></text:p>
            </office:annotation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8">
            <text:p>18</text:p>
          </table:table-cell>
          <table:table-cell table:style-name="ce36" office:value-type="string">
            <text:p>HungNC</text:p>
          </table:table-cell>
          <table:table-cell table:style-name="ce185" table:formula="of:=SUM([.D21:.AH21])" office:value-type="float" office:value="0">
            <text:p>0</text:p>
          </table:table-cell>
          <table:table-cell table:style-name="ce189"/>
          <table:table-cell table:number-columns-repeated="4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4.9287in" svg:y="4.3209in" draw:caption-point-x="-0.2402in" draw:caption-point-y="0.6079in">
              <dc:date>2017-10-06T00:00:00</dc:date>
              <text:p text:style-name="P1"><text:span text:style-name="T1">8h39 vào cty</text:span></text:p>
            </office:annotation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0.6358in" svg:y="4.326in" draw:caption-point-x="-0.2402in" draw:caption-point-y="0.6028in">
              <dc:date>2017-10-18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HungPN</text:p>
          </table:table-cell>
          <table:table-cell table:style-name="ce185" table:formula="of:=SUM([.D22:.AH22])" office:value-type="float" office:value="0">
            <text:p>0</text:p>
          </table:table-cell>
          <table:table-cell table:style-name="ce189"/>
          <table:table-cell table:number-columns-repeated="4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4.9287in" svg:y="4.5685in" draw:caption-point-x="-0.2402in" draw:caption-point-y="0.6079in">
              <dc:date>2017-10-06T00:00:00</dc:date>
              <text:p text:style-name="P1"><text:span text:style-name="T1">8h57 vào cty</text:span></text:p>
            </office:annotation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0">
            <text:p>20</text:p>
          </table:table-cell>
          <table:table-cell table:style-name="ce162" office:value-type="string">
            <text:p>HuyDH</text:p>
          </table:table-cell>
          <table:table-cell table:style-name="ce185" table:formula="of:=SUM([.D23:.AH23])" office:value-type="float" office:value="0">
            <text:p>0</text:p>
          </table:table-cell>
          <table:table-cell table:style-name="ce189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36" office:value-type="string">
            <text:p>HuyNG</text:p>
          </table:table-cell>
          <table:table-cell table:style-name="ce185" table:formula="of:=SUM([.D24:.AH24])" office:value-type="float" office:value="0">
            <text:p>0</text:p>
          </table:table-cell>
          <table:table-cell table:style-name="ce189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9.7228in" svg:y="5.0673in" draw:caption-point-x="-0.2402in" draw:caption-point-y="0.6043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4" draw:text-style-name="P1" svg:width="1.1413in" svg:height="0.3902in" svg:x="16.1154in" svg:y="5.074in" draw:caption-point-x="-0.2402in" draw:caption-point-y="0.5976in">
              <dc:date>2017-10-30T00:00:00</dc:date>
              <text:p text:style-name="P1"><text:span text:style-name="T1">Xe hư, 8h39 vào cty</text:span></text:p>
            </office:annotation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16.572in" svg:y="5.0752in" draw:caption-point-x="-0.2402in" draw:caption-point-y="0.5965in">
              <dc:date>2017-10-31T00:00:00</dc:date>
              <text:p text:style-name="P1"><text:span text:style-name="T1">Chở mẹ ra ga, xin đi trễ, 9h25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2">
            <text:p>22</text:p>
          </table:table-cell>
          <table:table-cell table:style-name="ce36" office:value-type="string">
            <text:p>KhaiLV</text:p>
          </table:table-cell>
          <table:table-cell table:style-name="ce185" table:formula="of:=SUM([.D25:.AH25])" office:value-type="float" office:value="0">
            <text:p>0</text:p>
          </table:table-cell>
          <table:table-cell table:style-name="ce189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KhangNHH</text:p>
          </table:table-cell>
          <table:table-cell table:style-name="ce185" table:formula="of:=SUM([.D26:.AH26])" office:value-type="float" office:value="0">
            <text:p>0</text:p>
          </table:table-cell>
          <table:table-cell table:style-name="ce189"/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4.0157in" svg:y="5.5571in" draw:caption-point-x="-0.2402in" draw:caption-point-y="0.6102in">
              <dc:date>2017-10-04T00:00:00</dc:date>
              <text:p text:style-name="P1"><text:span text:style-name="T1">Đi ngân hàng, 8h44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4">
            <text:p>24</text:p>
          </table:table-cell>
          <table:table-cell table:style-name="ce36" office:value-type="string">
            <text:p>KienPT</text:p>
          </table:table-cell>
          <table:table-cell table:style-name="ce185" table:formula="of:=SUM([.D27:.AH27])" office:value-type="float" office:value="0.5">
            <text:p>0.5</text:p>
          </table:table-cell>
          <table:table-cell table:style-name="ce189"/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4.472in" svg:y="5.8059in" draw:caption-point-x="-0.2402in" draw:caption-point-y="0.6091in">
              <dc:date>2017-10-05T00:00:00</dc:date>
              <text:p text:style-name="P1"><text:span text:style-name="T1">Tập yoga xin đi trễ, 8h35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7.7988in" svg:y="5.8094in" draw:caption-point-x="-0.2402in" draw:caption-point-y="0.6055in">
              <dc:date>2017-10-12T00:00:00</dc:date>
              <text:p text:style-name="P1"><text:span text:style-name="T1">Tập yoga, xin đi trễ, 8h53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9.7228in" svg:y="5.8106in" draw:caption-point-x="-0.2402in" draw:caption-point-y="0.6043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11.0925in" svg:y="5.813in" draw:caption-point-x="-0.2402in" draw:caption-point-y="0.602in">
              <dc:date>2017-10-19T00:00:00</dc:date>
              <text:p text:style-name="P1"><text:span text:style-name="T1">Tập yoga, xin đi trễ, 8h36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13.3756in" svg:y="5.815in" draw:caption-point-x="-0.2402in" draw:caption-point-y="0.6in">
              <dc:date>2017-10-24T00:00:00</dc:date>
              <text:p text:style-name="P1"><text:span text:style-name="T1">Tập yoga, xin đi trễ, 8h39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14.289in" svg:y="5.8157in" draw:caption-point-x="-0.2402in" draw:caption-point-y="0.5992in">
              <dc:date>2017-10-26T00:00:00</dc:date>
              <text:p text:style-name="P1"><text:span text:style-name="T1">Tập yoga xin đi trễ, 8h36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3" draw:text-style-name="P1" svg:width="1.1413in" svg:height="0.7012in" svg:x="16.572in" svg:y="5.8185in" draw:caption-point-x="-0.2402in" draw:caption-point-y="0.5965in">
              <dc:date>2017-11-01T00:00:00</dc:date>
              <text:p text:style-name="P1"><text:span text:style-name="T1">Tập yoga, xin đi trễ, 8h39 vào cty</text:span></text:p>
              <text:p text:style-name="P1"><text:span text:style-name="T1">Đón mẹ, off chiều</text:span></text:p>
            </office:annotation>
            <text:p>0.5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KietNVT</text:p>
          </table:table-cell>
          <table:table-cell table:style-name="ce185" table:formula="of:=SUM([.D28:.AH28])" office:value-type="float" office:value="2">
            <text:p>2</text:p>
          </table:table-cell>
          <table:table-cell table:style-name="ce189"/>
          <table:table-cell table:style-name="ce189" office:value-type="float" office:value="1">
            <office:annotation draw:style-name="gr2" draw:text-style-name="P1" svg:width="1.1413in" svg:height="0.5457in" svg:x="3.1024in" svg:y="6.0492in" draw:caption-point-x="-0.2402in" draw:caption-point-y="0.6134in">
              <dc:date>2017-09-29T00:00:00</dc:date>
              <text:p text:style-name="P1"><text:span text:style-name="T1">Làm thủ tục nhập học cho em</text:span></text:p>
            </office:annotation>
            <text:p>1</text:p>
          </table:table-cell>
          <table:table-cell table:number-columns-repeated="4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6.3311in" svg:y="6.0551in" draw:caption-point-x="-0.2402in" draw:caption-point-y="0.6075in">
              <dc:date>2017-10-0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1">
            <office:annotation draw:style-name="gr4" draw:text-style-name="P1" svg:width="1.1413in" svg:height="0.3902in" svg:x="9.7228in" svg:y="6.0575in" draw:caption-point-x="-0.2402in" draw:caption-point-y="0.6051in">
              <dc:date>2017-10-12T00:00:00</dc:date>
              <text:p text:style-name="P1"><text:span text:style-name="T1">Về nhà vợ có việc</text:span></text:p>
            </office:annotation>
            <text:p>1</text:p>
          </table:table-cell>
          <table:table-cell table:number-columns-repeated="4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3.8323in" svg:y="6.0626in" draw:caption-point-x="-0.2402in" draw:caption-point-y="0.6in">
              <dc:date>2017-10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6">
            <text:p>26</text:p>
          </table:table-cell>
          <table:table-cell table:style-name="ce36" office:value-type="string">
            <text:p>LinhBT</text:p>
          </table:table-cell>
          <table:table-cell table:style-name="ce185" table:formula="of:=SUM([.D29:.AH29])" office:value-type="float" office:value="1">
            <text:p>1</text:p>
          </table:table-cell>
          <table:table-cell table:style-name="ce189"/>
          <table:table-cell table:style-name="ce189" office:value-type="float" office:value="1">
            <office:annotation draw:style-name="gr6" draw:text-style-name="P1" svg:width="1.1413in" svg:height="0.2634in" svg:x="3.1024in" svg:y="6.2969in" draw:caption-point-x="-0.2402in" draw:caption-point-y="0.6134in">
              <dc:date>2017-10-02T00:00:00</dc:date>
              <text:p text:style-name="P1"><text:span text:style-name="T1">Bà mất ở quê</text:span></text:p>
            </office:annotation>
            <text:p>1</text:p>
          </table:table-cell>
          <table:table-cell table:number-columns-repeated="4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MaiLT</text:p>
          </table:table-cell>
          <table:table-cell table:style-name="ce185" table:formula="of:=SUM([.D30:.AH30])" office:value-type="float" office:value="2">
            <text:p>2</text:p>
          </table:table-cell>
          <table:table-cell table:style-name="ce189"/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1">
            <office:annotation draw:style-name="gr6" draw:text-style-name="P1" svg:width="1.1413in" svg:height="0.2634in" svg:x="4.0157in" svg:y="6.5453in" draw:caption-point-x="-0.2402in" draw:caption-point-y="0.6126in">
              <dc:date>2017-10-02T00:00:00</dc:date>
              <text:p text:style-name="P1"><text:span text:style-name="T1">Việc gia đình</text:span></text:p>
            </office:annotation>
            <text:p>1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4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8.2878in" svg:y="6.5531in" draw:caption-point-x="-0.2402in" draw:caption-point-y="0.6047in">
              <dc:date>2017-10-13T00:00:00</dc:date>
              <text:p text:style-name="P1"><text:span text:style-name="T1">8h35 vào cty</text:span></text:p>
            </office:annotation>
            <text:p>0</text:p>
          </table:table-cell>
          <table:table-cell table:style-name="ce189" table:number-columns-repeated="2"/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4" draw:text-style-name="P1" svg:width="1.1413in" svg:height="0.3902in" svg:x="11.0925in" svg:y="6.5575in" draw:caption-point-x="-0.2402in" draw:caption-point-y="0.6004in">
              <dc:date>2017-10-20T00:00:00</dc:date>
              <text:p text:style-name="P1"><text:span text:style-name="T1">Off sáng, dự lễ tốt nghiệp bạn</text:span></text:p>
            </office:annotation>
            <text:p>0.5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number-columns-repeated="4"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4" draw:text-style-name="P1" svg:width="1.1413in" svg:height="0.3902in" svg:x="14.7457in" svg:y="6.5591in" draw:caption-point-x="-0.2402in" draw:caption-point-y="0.5988in">
              <dc:date>2017-10-26T00:00:00</dc:date>
              <text:p text:style-name="P1"><text:span text:style-name="T1">Có việc, off chiều</text:span></text:p>
            </office:annotation>
            <text:p>0.5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8">
            <text:p>28</text:p>
          </table:table-cell>
          <table:table-cell table:style-name="ce162" office:value-type="string">
            <text:p>MaiNTT</text:p>
          </table:table-cell>
          <table:table-cell table:style-name="ce185" table:formula="of:=SUM([.D31:.AH31])" office:value-type="float" office:value="0">
            <text:p>0</text:p>
          </table:table-cell>
          <table:table-cell table:style-name="ce189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36" office:value-type="string">
            <text:p>ManhNB</text:p>
          </table:table-cell>
          <table:table-cell table:style-name="ce185" table:formula="of:=SUM([.D32:.AH32])" office:value-type="float" office:value="0">
            <text:p>0</text:p>
          </table:table-cell>
          <table:table-cell table:style-name="ce189"/>
          <table:table-cell table:style-name="ce189" office:value-type="float" office:value="0">
            <office:annotation draw:style-name="gr6" draw:text-style-name="P1" svg:width="1.1413in" svg:height="0.2634in" svg:x="3.1024in" svg:y="7.0406in" draw:caption-point-x="-0.2402in" draw:caption-point-y="0.6126in">
              <dc:date>2017-10-02T00:00:00</dc:date>
              <text:p text:style-name="P1"><text:span text:style-name="T1">8h33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4.0157in" svg:y="7.0429in" draw:caption-point-x="-0.2402in" draw:caption-point-y="0.6102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4.9287in" svg:y="7.0453in" draw:caption-point-x="-0.2402in" draw:caption-point-y="0.6079in">
              <dc:date>2017-10-06T00:00:00</dc:date>
              <text:p text:style-name="P1"><text:span text:style-name="T1">8h36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6.3311in" svg:y="7.0457in" draw:caption-point-x="-0.2402in" draw:caption-point-y="0.6075in">
              <dc:date>2017-10-09T00:00:00</dc:date>
              <text:p text:style-name="P1"><text:span text:style-name="T1">8h32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7.3094in" svg:y="7.0469in" draw:caption-point-x="-0.2402in" draw:caption-point-y="0.6063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7.7988in" svg:y="7.0476in" draw:caption-point-x="-0.2402in" draw:caption-point-y="0.6055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8.2878in" svg:y="7.0484in" draw:caption-point-x="-0.2402in" draw:caption-point-y="0.6047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0.6358in" svg:y="7.0504in" draw:caption-point-x="-0.2402in" draw:caption-point-y="0.6028in">
              <dc:date>2017-10-18T00:00:00</dc:date>
              <text:p text:style-name="P1"><text:span text:style-name="T1">8h32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1.0925in" svg:y="7.0512in" draw:caption-point-x="-0.2402in" draw:caption-point-y="0.602in">
              <dc:date>2017-10-19T00:00:00</dc:date>
              <text:p text:style-name="P1"><text:span text:style-name="T1">8h36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3.3756in" svg:y="7.0531in" draw:caption-point-x="-0.2402in" draw:caption-point-y="0.6in">
              <dc:date>2017-10-24T00:00:00</dc:date>
              <text:p text:style-name="P1"><text:span text:style-name="T1">8h31 vào cty</text:span></text:p>
            </office:annotation>
            <text:p>0</text:p>
          </table:table-cell>
          <table:table-cell table:style-name="ce189" office:value-type="float" office:value="0">
            <office:annotation draw:style-name="gr3" draw:text-style-name="P1" svg:width="1.1413in" svg:height="0.7012in" svg:x="13.8323in" svg:y="7.0531in" draw:caption-point-x="-0.2402in" draw:caption-point-y="0.6in">
              <dc:date>2017-10-25T00:00:00</dc:date>
              <text:p text:style-name="P1"><text:span text:style-name="T1">8h43 vào cty</text:span></text:p>
              <text:p text:style-name="P1"><text:span text:style-name="T1"/></text:p>
              <text:p text:style-name="P1"><text:span text:style-name="T1">Bận việc, xin về sớm 3h30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4.289in" svg:y="7.0539in" draw:caption-point-x="-0.2402in" draw:caption-point-y="0.5992in">
              <dc:date>2017-10-26T00:00:00</dc:date>
              <text:p text:style-name="P1"><text:span text:style-name="T1">8h33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4.7457in" svg:y="7.1126in" draw:caption-point-x="-0.2402in" draw:caption-point-y="0.5406in">
              <dc:date>2017-10-27T00:00:00</dc:date>
              <text:p text:style-name="P1"><text:span text:style-name="T1">8h35 vào cty</text:span></text:p>
            </office:annotation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0">
            <text:p>30</text:p>
          </table:table-cell>
          <table:table-cell table:style-name="ce36" office:value-type="string">
            <text:p>NamTH</text:p>
          </table:table-cell>
          <table:table-cell table:style-name="ce185" table:formula="of:=SUM([.D33:.AH33])" office:value-type="float" office:value="1">
            <text:p>1</text:p>
          </table:table-cell>
          <table:table-cell table:style-name="ce189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1">
            <office:annotation draw:style-name="gr6" draw:text-style-name="P1" svg:width="1.1413in" svg:height="0.2634in" svg:x="16.572in" svg:y="7.3043in" draw:caption-point-x="-0.2402in" draw:caption-point-y="0.5965in">
              <dc:date>2017-10-31T00:00:00</dc:date>
              <text:p text:style-name="P1"><text:span text:style-name="T1">Nhức đầu</text:span></text:p>
            </office:annotation>
            <text:p>1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amTV</text:p>
          </table:table-cell>
          <table:table-cell table:style-name="ce185" table:formula="of:=SUM([.D34:.AH34])" office:value-type="float" office:value="0">
            <text:p>0</text:p>
          </table:table-cell>
          <table:table-cell table:style-name="ce189"/>
          <table:table-cell table:style-name="ce189" office:value-type="float" office:value="0">
            <office:annotation draw:style-name="gr4" draw:text-style-name="P1" svg:width="1.1413in" svg:height="0.3902in" svg:x="3.1024in" svg:y="7.535in" draw:caption-point-x="-0.2402in" draw:caption-point-y="0.6134in">
              <dc:date>2017-10-02T00:00:00</dc:date>
              <text:p text:style-name="P1"><text:span text:style-name="T1">Ngủ quên, xin đi trễ, 9h26 vào cty</text:span></text:p>
            </office:annotation>
            <text:p>0</text:p>
          </table:table-cell>
          <table:table-cell table:number-columns-repeated="4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5.2626in" svg:y="7.7941in" draw:caption-point-x="1.3177in" draw:caption-point-y="0.3543in">
              <dc:date>2017-10-16T00:00:00</dc:date>
              <text:p text:style-name="P1"><text:span text:style-name="T1">Bà ngoại vợ mất, xin về sớm 4h, đã làm remote</text:span></text:p>
            </office:annotation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7.3094in" svg:y="7.5425in" draw:caption-point-x="-0.2402in" draw:caption-point-y="0.6059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7.7988in" svg:y="7.5425in" draw:caption-point-x="-0.2402in" draw:caption-point-y="0.6059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8.2878in" svg:y="7.5425in" draw:caption-point-x="-0.2402in" draw:caption-point-y="0.6059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12.9189in" svg:y="7.5476in" draw:caption-point-x="-0.2402in" draw:caption-point-y="0.6008in">
              <dc:date>2017-10-23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4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2">
            <text:p>32</text:p>
          </table:table-cell>
          <table:table-cell table:style-name="ce36" office:value-type="string">
            <text:p>NhanHTH</text:p>
          </table:table-cell>
          <table:table-cell table:style-name="ce185" table:formula="of:=SUM([.D35:.AH35])" office:value-type="float" office:value="1">
            <text:p>1</text:p>
          </table:table-cell>
          <table:table-cell table:style-name="ce189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2" draw:text-style-name="P1" svg:width="1.1413in" svg:height="0.5457in" svg:x="10.1791in" svg:y="7.7933in" draw:caption-point-x="-0.2402in" draw:caption-point-y="0.6031in">
              <dc:date>2017-10-17T00:00:00</dc:date>
              <text:p text:style-name="P1"><text:span text:style-name="T1">Đi sửa xe, off sáng, 10h44 vào cty</text:span></text:p>
            </office:annotation>
            <text:p>0.5</text:p>
          </table:table-cell>
          <table:table-cell table:number-columns-repeated="3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4" draw:text-style-name="P1" svg:width="1.1413in" svg:height="0.3902in" svg:x="16.572in" svg:y="7.798in" draw:caption-point-x="-0.2402in" draw:caption-point-y="0.5984in">
              <dc:date>2017-10-26T00:00:00</dc:date>
              <text:p text:style-name="P1"><text:span text:style-name="T1">Xả tang cậu, off chiều</text:span></text:p>
            </office:annotation>
            <text:p>0.5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36" office:value-type="string">
            <text:p>NhanNM</text:p>
          </table:table-cell>
          <table:table-cell table:style-name="ce185" table:formula="of:=SUM([.D36:.AH36])" office:value-type="float" office:value="1.5">
            <text:p>1.5</text:p>
          </table:table-cell>
          <table:table-cell table:style-name="ce189"/>
          <table:table-cell table:style-name="ce189" office:value-type="float" office:value="1">
            <office:annotation draw:style-name="gr6" draw:text-style-name="P1" svg:width="1.1413in" svg:height="0.2634in" svg:x="3.1024in" svg:y="8.0291in" draw:caption-point-x="-0.2402in" draw:caption-point-y="0.615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4.472in" svg:y="8.0358in" draw:caption-point-x="-0.2402in" draw:caption-point-y="0.6083in">
              <dc:date>2017-10-05T00:00:00</dc:date>
              <text:p text:style-name="P1"><text:span text:style-name="T1">Bận việc, xin đi trễ, 9h5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10.6358in" svg:y="8.0433in" draw:caption-point-x="-0.2402in" draw:caption-point-y="0.6008in">
              <dc:date>2017-10-18T00:00:00</dc:date>
              <text:p text:style-name="P1"><text:span text:style-name="T1">Xin đi trễ, 9h02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.5">
            <office:annotation draw:style-name="gr4" draw:text-style-name="P1" svg:width="1.1413in" svg:height="0.3902in" svg:x="12.9189in" svg:y="8.0437in" draw:caption-point-x="-0.2402in" draw:caption-point-y="0.6004in">
              <dc:date>2017-10-23T00:00:00</dc:date>
              <text:p text:style-name="P1"><text:span text:style-name="T1">Không khỏe, off chiều</text:span></text:p>
            </office:annotation>
            <text:p>0.5</text:p>
          </table:table-cell>
          <table:table-cell table:number-columns-repeated="4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4">
            <text:p>34</text:p>
          </table:table-cell>
          <table:table-cell table:style-name="ce36" office:value-type="string">
            <text:p>NhungHTH</text:p>
          </table:table-cell>
          <table:table-cell table:style-name="ce185" table:formula="of:=SUM([.D37:.AH37])" office:value-type="float" office:value="2">
            <text:p>2</text:p>
          </table:table-cell>
          <table:table-cell table:style-name="ce189"/>
          <table:table-cell table:style-name="ce189" office:value-type="float" office:value="0">
            <office:annotation draw:style-name="gr4" draw:text-style-name="P1" svg:width="1.1413in" svg:height="0.3902in" svg:x="3.1024in" svg:y="8.2799in" draw:caption-point-x="-0.2402in" draw:caption-point-y="0.6118in">
              <dc:date>2017-10-02T00:00:00</dc:date>
              <text:p text:style-name="P1"><text:span text:style-name="T1">Mưa lớn, xin đi trễ, 8h55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4.472in" svg:y="8.2827in" draw:caption-point-x="-0.2402in" draw:caption-point-y="0.6091in">
              <dc:date>2017-10-05T00:00:00</dc:date>
              <text:p text:style-name="P1"><text:span text:style-name="T1">8h40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4.9287in" svg:y="8.2843in" draw:caption-point-x="-0.2402in" draw:caption-point-y="0.6075in">
              <dc:date>2017-10-06T00:00:00</dc:date>
              <text:p text:style-name="P1"><text:span text:style-name="T1">8h38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4" draw:text-style-name="P1" svg:width="1.1413in" svg:height="0.3902in" svg:x="6.3311in" svg:y="8.2843in" draw:caption-point-x="-0.2402in" draw:caption-point-y="0.6075in">
              <dc:date>2017-10-09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8.2878in" svg:y="8.287in" draw:caption-point-x="-0.2402in" draw:caption-point-y="0.6047in">
              <dc:date>2017-10-13T00:00:00</dc:date>
              <text:p text:style-name="P1"><text:span text:style-name="T1">8h32 vào cty</text:span></text:p>
            </office:annotation>
            <text:p>0</text:p>
          </table:table-cell>
          <table:table-cell table:style-name="ce189" table:number-columns-repeated="2"/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1.0925in" svg:y="8.2898in" draw:caption-point-x="-0.2402in" draw:caption-point-y="0.602in">
              <dc:date>2017-10-19T00:00:00</dc:date>
              <text:p text:style-name="P1"><text:span text:style-name="T1">8h40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1">
            <text:p>1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36" office:value-type="string">
            <text:p>NhuPHQ</text:p>
          </table:table-cell>
          <table:table-cell table:style-name="ce185" table:formula="of:=SUM([.D38:.AH38])" office:value-type="float" office:value="0.5">
            <text:p>0.5</text:p>
          </table:table-cell>
          <table:table-cell table:style-name="ce189"/>
          <table:table-cell table:style-name="ce189" office:value-type="float" office:value="0.5">
            <office:annotation draw:style-name="gr6" draw:text-style-name="P1" svg:width="1.1413in" svg:height="0.2634in" svg:x="3.1024in" svg:y="8.526in" draw:caption-point-x="-0.2402in" draw:caption-point-y="0.6134in">
              <dc:date>2017-10-02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4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2" draw:text-style-name="P1" svg:width="1.1413in" svg:height="0.5457in" svg:x="6.3311in" svg:y="8.5319in" draw:caption-point-x="-0.2402in" draw:caption-point-y="0.6075in">
              <dc:date>2017-10-09T00:00:00</dc:date>
              <text:p text:style-name="P1"><text:span text:style-name="T1">Đi ngân hàng, xin đi trễ, 9h11 vào cty</text:span></text:p>
            </office:annotation>
            <text:p>0</text:p>
          </table:table-cell>
          <table:table-cell table:number-columns-repeated="4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6.572in" svg:y="8.5429in" draw:caption-point-x="-0.2402in" draw:caption-point-y="0.5965in">
              <dc:date>2017-10-31T00:00:00</dc:date>
              <text:p text:style-name="P1"><text:span text:style-name="T1">8h39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6">
            <text:p>36</text:p>
          </table:table-cell>
          <table:table-cell table:style-name="ce62" office:value-type="string">
            <text:p>PhuongTH</text:p>
          </table:table-cell>
          <table:table-cell table:style-name="ce185" table:formula="of:=SUM([.D39:.AH39])" office:value-type="float" office:value="0.5">
            <text:p>0.5</text:p>
          </table:table-cell>
          <table:table-cell table:style-name="ce189"/>
          <table:table-cell table:style-name="ce189" office:value-type="float" office:value="0">
            <office:annotation draw:style-name="gr6" draw:text-style-name="P1" svg:width="1.1413in" svg:height="0.2634in" svg:x="3.1024in" svg:y="8.7744in" draw:caption-point-x="-0.2402in" draw:caption-point-y="0.6126in">
              <dc:date>2017-10-02T00:00:00</dc:date>
              <text:p text:style-name="P1"><text:span text:style-name="T1">8h35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3.5591in" svg:y="8.7748in" draw:caption-point-x="-0.2402in" draw:caption-point-y="0.6122in">
              <dc:date>2017-10-03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7.3094in" svg:y="8.7807in" draw:caption-point-x="-0.2402in" draw:caption-point-y="0.6063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2" draw:text-style-name="P1" svg:width="1.1413in" svg:height="0.5457in" svg:x="8.2878in" svg:y="8.7823in" draw:caption-point-x="-0.2402in" draw:caption-point-y="0.6047in">
              <dc:date>2017-10-13T00:00:00</dc:date>
              <text:p text:style-name="P1"><text:span text:style-name="T1">Xin đi trễ, 10h35 vào cty, tính off sáng</text:span></text:p>
            </office:annotation>
            <text:p>0.5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7.9638in" svg:y="8.5894in" draw:caption-point-x="1.9752in" draw:caption-point-y="0.7976in">
              <dc:date>2017-10-17T00:00:00</dc:date>
              <text:p text:style-name="P1"><text:span text:style-name="T1">Tối qua làm muộn, xin đi trễ, 10h30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0.6358in" svg:y="8.7843in" draw:caption-point-x="-0.2402in" draw:caption-point-y="0.6028in">
              <dc:date>2017-10-18T00:00:00</dc:date>
              <text:p text:style-name="P1"><text:span text:style-name="T1">8h33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1.0925in" svg:y="8.8425in" draw:caption-point-x="-0.2402in" draw:caption-point-y="0.5445in">
              <dc:date>2017-10-19T00:00:00</dc:date>
              <text:p text:style-name="P1"><text:span text:style-name="T1">8h31 vào cty</text:span></text:p>
            </office:annotation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11.5492in" svg:y="8.7858in" draw:caption-point-x="-0.2402in" draw:caption-point-y="0.6012in">
              <dc:date>2017-10-20T00:00:00</dc:date>
              <text:p text:style-name="P1"><text:span text:style-name="T1">Ngủ quên, 9h30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12.9189in" svg:y="8.7862in" draw:caption-point-x="-0.2402in" draw:caption-point-y="0.6008in">
              <dc:date>2017-10-2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4.289in" svg:y="8.7878in" draw:caption-point-x="-0.2402in" draw:caption-point-y="0.5992in">
              <dc:date>2017-10-26T00:00:00</dc:date>
              <text:p text:style-name="P1"><text:span text:style-name="T1">8h33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6.572in" svg:y="8.7906in" draw:caption-point-x="-0.2402in" draw:caption-point-y="0.5965in">
              <dc:date>2017-10-31T00:00:00</dc:date>
              <text:p text:style-name="P1"><text:span text:style-name="T1">8h33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38" office:value-type="string">
            <text:p>PhongPT</text:p>
          </table:table-cell>
          <table:table-cell table:style-name="ce185" table:formula="of:=SUM([.D40:.AH40])" office:value-type="float" office:value="2.5">
            <text:p>2.5</text:p>
          </table:table-cell>
          <table:table-cell table:style-name="ce189"/>
          <table:table-cell table:style-name="ce189" office:value-type="float" office:value="0.5">
            <office:annotation draw:style-name="gr6" draw:text-style-name="P1" svg:width="1.1413in" svg:height="0.2634in" svg:x="3.1024in" svg:y="9.0213in" draw:caption-point-x="-0.2402in" draw:caption-point-y="0.6134in">
              <dc:date>2017-10-02T00:00:00</dc:date>
              <text:p text:style-name="P1"><text:span text:style-name="T1">Chở bạn đi bv</text:span></text:p>
            </office:annotation>
            <text:p>0.5</text:p>
          </table:table-cell>
          <table:table-cell table:style-name="ce189" office:value-type="float" office:value="0">
            <office:annotation draw:style-name="gr4" draw:text-style-name="P1" svg:width="1.1413in" svg:height="0.3902in" svg:x="3.5591in" svg:y="9.0228in" draw:caption-point-x="-0.2402in" draw:caption-point-y="0.6118in">
              <dc:date>2017-10-03T00:00:00</dc:date>
              <text:p text:style-name="P1"><text:span text:style-name="T1">Xe hư, 9h02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4.0157in" svg:y="9.0244in" draw:caption-point-x="-0.2402in" draw:caption-point-y="0.6102in">
              <dc:date>2017-10-04T00:00:00</dc:date>
              <text:p text:style-name="P1"><text:span text:style-name="T1">8h36 vào cty</text:span></text:p>
            </office:annotation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4.472in" svg:y="9.0256in" draw:caption-point-x="-0.2402in" draw:caption-point-y="0.6091in">
              <dc:date>2017-10-0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89" office:value-type="float" office:value="0.5">
            <office:annotation draw:style-name="gr2" draw:text-style-name="P1" svg:width="1.1413in" svg:height="0.5457in" svg:x="4.6425in" svg:y="8.5232in" draw:caption-point-x="0.0461in" draw:caption-point-y="1.1114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6.3311in" svg:y="9.0272in" draw:caption-point-x="-0.2402in" draw:caption-point-y="0.6075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2" draw:text-style-name="P1" svg:width="1.1413in" svg:height="0.5457in" svg:x="7.7016in" svg:y="8.8917in" draw:caption-point-x="0.3461in" draw:caption-point-y="0.7429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9.7228in" svg:y="9.0303in" draw:caption-point-x="-0.2402in" draw:caption-point-y="0.6043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7.9783in" svg:y="9.3323in" draw:caption-point-x="1.9606in" draw:caption-point-y="0.3024in">
              <dc:date>2017-10-17T00:00:00</dc:date>
              <text:p text:style-name="P1"><text:span text:style-name="T1">Tối qua làm muộn, xin đi trễ, 10h38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2" draw:text-style-name="P1" svg:width="1.1413in" svg:height="0.5457in" svg:x="11.2772in" svg:y="9.7602in" draw:caption-point-x="0.0319in" draw:caption-point-y="-0.1256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89" table:number-columns-repeated="2"/>
          <table:table-cell table:number-columns-repeated="4"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2" draw:text-style-name="P1" svg:width="1.1413in" svg:height="0.5457in" svg:x="16.1028in" svg:y="9.1429in" draw:caption-point-x="-1.5972in" draw:caption-point-y="0.4917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6.572in" svg:y="9.0382in" draw:caption-point-x="-0.2402in" draw:caption-point-y="0.5965in">
              <dc:date>2017-10-31T00:00:00</dc:date>
              <text:p text:style-name="P1"><text:span text:style-name="T1">8h37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8">
            <text:p>38</text:p>
          </table:table-cell>
          <table:table-cell table:style-name="ce36" office:value-type="string">
            <text:p>PhongTH</text:p>
          </table:table-cell>
          <table:table-cell table:style-name="ce185" table:formula="of:=SUM([.D41:.AH41])" office:value-type="float" office:value="1">
            <text:p>1</text:p>
          </table:table-cell>
          <table:table-cell table:style-name="ce189"/>
          <table:table-cell table:style-name="ce18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6" draw:text-style-name="P1" svg:width="1.1413in" svg:height="0.2634in" svg:x="4.472in" svg:y="9.2736in" draw:caption-point-x="-0.2402in" draw:caption-point-y="0.6087in">
              <dc:date>2017-10-05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0.6358in" svg:y="9.2795in" draw:caption-point-x="-0.2402in" draw:caption-point-y="0.6028in">
              <dc:date>2017-10-18T00:00:00</dc:date>
              <text:p text:style-name="P1"><text:span text:style-name="T1">8h37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1.0925in" svg:y="9.2803in" draw:caption-point-x="-0.2402in" draw:caption-point-y="0.602in">
              <dc:date>2017-10-19T00:00:00</dc:date>
              <text:p text:style-name="P1"><text:span text:style-name="T1">8h45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number-columns-repeated="4"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4" draw:text-style-name="P1" svg:width="1.1413in" svg:height="0.3902in" svg:x="14.7457in" svg:y="9.2839in" draw:caption-point-x="-0.2402in" draw:caption-point-y="0.5984in">
              <dc:date>2017-10-26T00:00:00</dc:date>
              <text:p text:style-name="P1"><text:span text:style-name="T1">Có việc, off chiều</text:span></text:p>
            </office:annotation>
            <text:p>0.5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9">
            <text:p>39</text:p>
          </table:table-cell>
          <table:table-cell table:style-name="ce36" office:value-type="string">
            <text:p>TienND</text:p>
          </table:table-cell>
          <table:table-cell table:style-name="ce185" table:formula="of:=SUM([.D42:.AH42])" office:value-type="float" office:value="0">
            <text:p>0</text:p>
          </table:table-cell>
          <table:table-cell table:style-name="ce189"/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">
            <office:annotation draw:style-name="gr10" draw:text-style-name="P1" svg:width="1.1413in" svg:height="1.0697in" svg:x="4.5724in" svg:y="10.198in" draw:caption-point-x="-0.3406in" draw:caption-point-y="-0.0681in">
              <dc:date>2017-10-09T00:00:00</dc:date>
              <text:p text:style-name="P1"><text:span text:style-name="T1">Chở ba đi khám bênh, xin về sớm 2h, sẽ làm bù vào t7</text:span></text:p>
              <text:p text:style-name="P1"><text:span text:style-name="T1"/></text:p>
              <text:p text:style-name="P1"><text:span text:style-name="T1">Đã làm bù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3" draw:text-style-name="P1" svg:width="1.1413in" svg:height="0.7012in" svg:x="5.6768in" svg:y="9.0902in" draw:caption-point-x="0.9035in" draw:caption-point-y="1.0398in">
              <dc:date>2017-10-16T00:00:00</dc:date>
              <text:p text:style-name="P1"><text:span text:style-name="T1">Bận việc riêng, xin ra ngoài 2h30-3h30, đã làm bù 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8.2878in" svg:y="9.5252in" draw:caption-point-x="-0.2402in" draw:caption-point-y="0.6047in">
              <dc:date>2017-10-13T00:00:00</dc:date>
              <text:p text:style-name="P1"><text:span text:style-name="T1">8h32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0.1791in" svg:y="9.5268in" draw:caption-point-x="-0.2402in" draw:caption-point-y="0.6031in">
              <dc:date>2017-10-17T00:00:00</dc:date>
              <text:p text:style-name="P1"><text:span text:style-name="T1">8h31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1.0925in" svg:y="9.528in" draw:caption-point-x="-0.2402in" draw:caption-point-y="0.602in">
              <dc:date>2017-10-19T00:00:00</dc:date>
              <text:p text:style-name="P1"><text:span text:style-name="T1">8h33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3" draw:text-style-name="P1" svg:width="1.1413in" svg:height="0.7012in" svg:x="17.4591in" svg:y="9.9551in" draw:caption-point-x="-1.5839in" draw:caption-point-y="0.1748in">
              <dc:date>2017-11-06T00:00:00</dc:date>
              <text:p text:style-name="P1"><text:span text:style-name="T1">Rói loạn tiêu hóa, làm remote đủ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0">
            <text:p>40</text:p>
          </table:table-cell>
          <table:table-cell table:style-name="ce36" office:value-type="string">
            <text:p>ThamDT</text:p>
          </table:table-cell>
          <table:table-cell table:style-name="ce185" table:formula="of:=SUM([.D43:.AH43])" office:value-type="float" office:value="1">
            <text:p>1</text:p>
          </table:table-cell>
          <table:table-cell table:style-name="ce189"/>
          <table:table-cell table:number-columns-repeated="4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4.9287in" svg:y="9.7697in" draw:caption-point-x="-0.2402in" draw:caption-point-y="0.6079in">
              <dc:date>2017-10-06T00:00:00</dc:date>
              <text:p text:style-name="P1"><text:span text:style-name="T1">8h32 vào cty</text:span></text:p>
            </office:annotation>
            <text:p>0</text:p>
          </table:table-cell>
          <table:table-cell table:style-name="ce189" table:number-columns-repeated="2"/>
          <table:table-cell table:number-columns-repeated="4" table:style-name="ce189" office:value-type="float" office:value="0">
            <text:p>0</text:p>
          </table:table-cell>
          <table:table-cell table:style-name="ce189" office:value-type="float" office:value="1">
            <office:annotation office:display="true" draw:style-name="gr2" draw:text-style-name="P1" svg:width="1.1413in" svg:height="0.5457in" svg:x="7.9169in" svg:y="10.0563in" draw:caption-point-x="0.1307in" draw:caption-point-y="0.3209in">
              <dc:date>2017-10-13T00:00:00</dc:date>
              <text:p text:style-name="P2"><text:span text:style-name="T1">Đi khám thai lần 4</text:span></text:p>
              <text:p text:style-name="P2"><text:span text:style-name="T1">Có hưởng BHXH</text:span></text:p>
            </office:annotation>
            <text:p>1</text:p>
          </table:table-cell>
          <table:table-cell table:style-name="ce189" table:number-columns-repeated="2"/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">
            <office:annotation draw:style-name="gr3" draw:text-style-name="P1" svg:width="1.1413in" svg:height="0.7012in" svg:x="11.0925in" svg:y="9.776in" draw:caption-point-x="-0.2402in" draw:caption-point-y="0.6016in">
              <dc:date>2017-10-19T00:00:00</dc:date>
              <text:p text:style-name="P1"><text:span text:style-name="T1">Tham gia hội thảo ở trường Bách Khoa (1h15-5h)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13.3756in" svg:y="9.7776in" draw:caption-point-x="-0.2402in" draw:caption-point-y="0.6in">
              <dc:date>2017-10-24T00:00:00</dc:date>
              <text:p text:style-name="P1"><text:span text:style-name="T1">Bận việc nhà, xin đi trễ, 9h10 vào cty</text:span></text:p>
            </office:annotation>
            <text:p>0</text:p>
          </table:table-cell>
          <table:table-cell table:number-columns-repeated="3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162" office:value-type="string">
            <text:p>ThaoDTN</text:p>
          </table:table-cell>
          <table:table-cell table:style-name="ce185" table:formula="of:=SUM([.D44:.AH44])" office:value-type="float" office:value="0">
            <text:p>0</text:p>
          </table:table-cell>
          <table:table-cell table:style-name="ce189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42">
            <text:p>42</text:p>
          </table:table-cell>
          <table:table-cell table:style-name="ce36" office:value-type="string">
            <text:p>ThinhT</text:p>
          </table:table-cell>
          <table:table-cell table:style-name="ce185" table:formula="of:=SUM([.D45:.AH45])" office:value-type="float" office:value="0.5">
            <text:p>0.5</text:p>
          </table:table-cell>
          <table:table-cell table:style-name="ce189"/>
          <table:table-cell table:style-name="ce189" office:value-type="float" office:value="0">
            <office:annotation draw:style-name="gr6" draw:text-style-name="P1" svg:width="1.1413in" svg:height="0.2634in" svg:x="3.1024in" svg:y="10.2606in" draw:caption-point-x="-0.2402in" draw:caption-point-y="0.6126in">
              <dc:date>2017-10-02T00:00:00</dc:date>
              <text:p text:style-name="P1"><text:span text:style-name="T1">8h33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4.0157in" svg:y="10.2661in" draw:caption-point-x="-0.2402in" draw:caption-point-y="0.6071in">
              <dc:date>2017-10-04T00:00:00</dc:date>
              <text:p text:style-name="P1"><text:span text:style-name="T1">Sửa máy, xin đi trễ, 8h56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4"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6" draw:text-style-name="P1" svg:width="1.1413in" svg:height="0.2634in" svg:x="11.5492in" svg:y="10.272in" draw:caption-point-x="-0.2402in" draw:caption-point-y="0.6012in">
              <dc:date>2017-10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3">
            <text:p>43</text:p>
          </table:table-cell>
          <table:table-cell table:style-name="ce36" office:value-type="string">
            <text:p>ThuyCNTA</text:p>
          </table:table-cell>
          <table:table-cell table:style-name="ce185" table:formula="of:=SUM([.D46:.AH46])" office:value-type="float" office:value="0.5">
            <text:p>0.5</text:p>
          </table:table-cell>
          <table:table-cell table:style-name="ce189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.5">
            <office:annotation draw:style-name="gr4" draw:text-style-name="P1" svg:width="1.1413in" svg:height="0.3902in" svg:x="6.3311in" svg:y="10.5134in" draw:caption-point-x="-0.2402in" draw:caption-point-y="0.6075in">
              <dc:date>2017-10-09T00:00:00</dc:date>
              <text:p text:style-name="P1"><text:span text:style-name="T1">Đi bệnh viện lấy kết quả, off sáng</text:span></text:p>
            </office:annotation>
            <text:p>0.5</text:p>
          </table:table-cell>
          <table:table-cell table:number-columns-repeated="4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4">
            <text:p>44</text:p>
          </table:table-cell>
          <table:table-cell table:style-name="ce36" office:value-type="string">
            <text:p>ThuyLTT</text:p>
          </table:table-cell>
          <table:table-cell table:style-name="ce185" table:formula="of:=SUM([.D47:.AH47])" office:value-type="float" office:value="3">
            <text:p>3</text:p>
          </table:table-cell>
          <table:table-cell table:style-name="ce189"/>
          <table:table-cell table:style-name="ce189" office:value-type="float" office:value="1">
            <office:annotation draw:style-name="gr6" draw:text-style-name="P1" svg:width="1.1413in" svg:height="0.2634in" svg:x="3.1024in" svg:y="10.7535in" draw:caption-point-x="-0.2402in" draw:caption-point-y="0.615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4.0157in" svg:y="10.7583in" draw:caption-point-x="-0.2402in" draw:caption-point-y="0.6102in">
              <dc:date>2017-10-04T00:00:00</dc:date>
              <text:p text:style-name="P1"><text:span text:style-name="T1">8h33 vào cty</text:span></text:p>
            </office:annotation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4.472in" svg:y="10.7602in" draw:caption-point-x="-0.2402in" draw:caption-point-y="0.6083in">
              <dc:date>2017-10-05T00:00:00</dc:date>
              <text:p text:style-name="P1"><text:span text:style-name="T1">Bị mệt, xin đi trễ 9h59 vào cty</text:span></text:p>
            </office:annotation>
            <text:p>0</text:p>
          </table:table-cell>
          <table:table-cell table:style-name="ce189" office:value-type="float" office:value="0.5">
            <office:annotation draw:style-name="gr4" draw:text-style-name="P1" svg:width="1.1413in" svg:height="0.3902in" svg:x="4.9287in" svg:y="10.7614in" draw:caption-point-x="-0.2402in" draw:caption-point-y="0.6071in">
              <dc:date>2017-10-09T00:00:00</dc:date>
              <text:p text:style-name="P1"><text:span text:style-name="T1">Bị té, đi khám, 2h55 vào cty</text:span></text:p>
            </office:annotation>
            <text:p>0.5</text:p>
          </table:table-cell>
          <table:table-cell table:style-name="ce189" table:number-columns-repeated="2"/>
          <table:table-cell table:style-name="ce189" office:value-type="float" office:value="0">
            <office:annotation draw:style-name="gr2" draw:text-style-name="P1" svg:width="1.1413in" svg:height="0.5457in" svg:x="6.3311in" svg:y="10.761in" draw:caption-point-x="-0.2402in" draw:caption-point-y="0.6075in">
              <dc:date>2017-10-09T00:00:00</dc:date>
              <text:p text:style-name="P1"><text:span text:style-name="T1">Bận việc nhà, xin đi trễ, 9h25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6.8205in" svg:y="10.7614in" draw:caption-point-x="-0.2402in" draw:caption-point-y="0.6071in">
              <dc:date>2017-10-10T00:00:00</dc:date>
              <text:p text:style-name="P1"><text:span text:style-name="T1">8h37 vào cty</text:span></text:p>
            </office:annotation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7.3094in" svg:y="10.7626in" draw:caption-point-x="-0.2402in" draw:caption-point-y="0.6059in">
              <dc:date>2017-10-11T00:00:00</dc:date>
              <text:p text:style-name="P1"><text:span text:style-name="T1">Mệt, ngủ quên, 10h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7.7988in" svg:y="10.763in" draw:caption-point-x="-0.2402in" draw:caption-point-y="0.6055in">
              <dc:date>2017-10-12T00:00:00</dc:date>
              <text:p text:style-name="P1"><text:span text:style-name="T1">8h43 vào cty</text:span></text:p>
            </office:annotation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8.2878in" svg:y="10.7638in" draw:caption-point-x="-0.2402in" draw:caption-point-y="0.6047in">
              <dc:date>2017-10-13T00:00:00</dc:date>
              <text:p text:style-name="P1"><text:span text:style-name="T1">Chở Mẹ đi cv, xin đi trễ, 9h59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2" draw:text-style-name="P1" svg:width="1.1413in" svg:height="0.5457in" svg:x="9.7228in" svg:y="10.7642in" draw:caption-point-x="-0.2402in" draw:caption-point-y="0.6043in">
              <dc:date>2017-10-16T00:00:00</dc:date>
              <text:p text:style-name="P1"><text:span text:style-name="T1">Nhà có việc, xin đi trễ, 9h55 vào cty</text:span></text:p>
            </office:annotation>
            <text:p>0</text:p>
          </table:table-cell>
          <table:table-cell table:style-name="ce189" office:value-type="float" office:value="1">
            <office:annotation draw:style-name="gr6" draw:text-style-name="P1" svg:width="1.1413in" svg:height="0.2634in" svg:x="10.1791in" svg:y="10.7654in" draw:caption-point-x="-0.2402in" draw:caption-point-y="0.6031in">
              <dc:date>2017-10-17T00:00:00</dc:date>
              <text:p text:style-name="P1"><text:span text:style-name="T1">Bị mệt</text:span></text:p>
            </office:annotation>
            <text:p>1</text:p>
          </table:table-cell>
          <table:table-cell table:style-name="ce189" office:value-type="float" office:value="0">
            <office:annotation draw:style-name="gr6" draw:text-style-name="P1" svg:width="1.1413in" svg:height="0.2634in" svg:x="10.6358in" svg:y="10.7657in" draw:caption-point-x="-0.2402in" draw:caption-point-y="0.6028in">
              <dc:date>2017-10-18T00:00:00</dc:date>
              <text:p text:style-name="P1"><text:span text:style-name="T1">8h42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1.0925in" svg:y="10.7665in" draw:caption-point-x="-0.2402in" draw:caption-point-y="0.602in">
              <dc:date>2017-10-19T00:00:00</dc:date>
              <text:p text:style-name="P1"><text:span text:style-name="T1">8h40 vào cty</text:span></text:p>
            </office:annotation>
            <text:p>0</text:p>
          </table:table-cell>
          <table:table-cell table:style-name="ce189" office:value-type="float" office:value="0.5">
            <office:annotation draw:style-name="gr2" draw:text-style-name="P1" svg:width="1.1413in" svg:height="0.5457in" svg:x="11.5492in" svg:y="10.7673in" draw:caption-point-x="-0.2402in" draw:caption-point-y="0.6012in">
              <dc:date>2017-10-20T00:00:00</dc:date>
              <text:p text:style-name="P1"><text:span text:style-name="T1">Ngủ quên, xin đi trễ, 10h59 vào cty</text:span></text:p>
            </office:annotation>
            <text:p>0.5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12.9189in" svg:y="10.7677in" draw:caption-point-x="-0.2402in" draw:caption-point-y="0.6008in">
              <dc:date>2017-10-23T00:00:00</dc:date>
              <text:p text:style-name="P1"><text:span text:style-name="T1">8h45 vào cty</text:span></text:p>
            </office:annotation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13.3756in" svg:y="10.7685in" draw:caption-point-x="-0.2402in" draw:caption-point-y="0.6in">
              <dc:date>2017-10-24T00:00:00</dc:date>
              <text:p text:style-name="P1"><text:span text:style-name="T1">Bị chóng mặt, xin đi trễ, 10j vào cty</text:span></text:p>
            </office:annotation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13.8323in" svg:y="10.7685in" draw:caption-point-x="-0.2402in" draw:caption-point-y="0.6in">
              <dc:date>2017-10-25T00:00:00</dc:date>
              <text:p text:style-name="P1"><text:span text:style-name="T1">Đi ngân hàng, xin vào trễ, 9h30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4.289in" svg:y="10.7693in" draw:caption-point-x="-0.2402in" draw:caption-point-y="0.5992in">
              <dc:date>2017-10-26T00:00:00</dc:date>
              <text:p text:style-name="P1"><text:span text:style-name="T1">8h41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4.7457in" svg:y="10.7705in" draw:caption-point-x="-0.2402in" draw:caption-point-y="0.598in">
              <dc:date>2017-10-27T00:00:00</dc:date>
              <text:p text:style-name="P1"><text:span text:style-name="T1">8h39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16.1154in" svg:y="10.7713in" draw:caption-point-x="-0.2402in" draw:caption-point-y="0.5972in">
              <dc:date>2017-10-30T00:00:00</dc:date>
              <text:p text:style-name="P1"><text:span text:style-name="T1">8h41 vào cty</text:span></text:p>
            </office:annotation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16.572in" svg:y="10.772in" draw:caption-point-x="-0.2402in" draw:caption-point-y="0.5965in">
              <dc:date>2017-10-31T00:00:00</dc:date>
              <text:p text:style-name="P1"><text:span text:style-name="T1">Chở mẹ đi cv, xin đi trễ, 9h30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5">
            <text:p>45</text:p>
          </table:table-cell>
          <table:table-cell table:style-name="ce36" office:value-type="string">
            <text:p>TruyenLVC</text:p>
          </table:table-cell>
          <table:table-cell table:style-name="ce185" table:formula="of:=SUM([.D48:.AH48])" office:value-type="float" office:value="0.5">
            <text:p>0.5</text:p>
          </table:table-cell>
          <table:table-cell table:style-name="ce189"/>
          <table:table-cell table:style-name="ce189" office:value-type="float" office:value="0.5">
            <office:annotation draw:style-name="gr6" draw:text-style-name="P1" svg:width="1.1413in" svg:height="0.2634in" svg:x="3.1024in" svg:y="11.0028in" draw:caption-point-x="-0.2402in" draw:caption-point-y="0.6134in">
              <dc:date>2017-10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89" office:value-type="float" office:value="0">
            <office:annotation draw:style-name="gr6" draw:text-style-name="P1" svg:width="1.1413in" svg:height="0.2634in" svg:x="3.5591in" svg:y="11.0039in" draw:caption-point-x="-0.2402in" draw:caption-point-y="0.6122in">
              <dc:date>2017-10-03T00:00:00</dc:date>
              <text:p text:style-name="P1"><text:span text:style-name="T1">8h46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4.0157in" svg:y="11.0059in" draw:caption-point-x="-0.2402in" draw:caption-point-y="0.6102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6.3311in" svg:y="11.0087in" draw:caption-point-x="-0.2402in" draw:caption-point-y="0.6075in">
              <dc:date>2017-10-09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1.0925in" svg:y="11.0142in" draw:caption-point-x="-0.2402in" draw:caption-point-y="0.602in">
              <dc:date>2017-10-19T00:00:00</dc:date>
              <text:p text:style-name="P1"><text:span text:style-name="T1">8h35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2" draw:text-style-name="P1" svg:width="1.1413in" svg:height="0.5457in" svg:x="12.8634in" svg:y="11.5862in" draw:caption-point-x="-0.1846in" draw:caption-point-y="0.0299in">
              <dc:date>2017-10-27T00:00:00</dc:date>
              <text:p text:style-name="P1"><text:span text:style-name="T1">Bận việc, xin về sớm 3h30, sẽ làm bù</text:span></text:p>
            </office:annotation>
            <text:p>0</text:p>
          </table:table-cell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4.7457in" svg:y="11.0181in" draw:caption-point-x="-0.2402in" draw:caption-point-y="0.598in">
              <dc:date>2017-10-27T00:00:00</dc:date>
              <text:p text:style-name="P1"><text:span text:style-name="T1">8h49 vào cty</text:span></text:p>
            </office:annotation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6">
            <text:p>46</text:p>
          </table:table-cell>
          <table:table-cell table:style-name="ce37" office:value-type="string">
            <text:p>TuanTQP</text:p>
          </table:table-cell>
          <table:table-cell table:style-name="ce185" table:formula="of:=SUM([.D49:.AH49])" office:value-type="float" office:value="1.5">
            <text:p>1.5</text:p>
          </table:table-cell>
          <table:table-cell table:style-name="ce189"/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3.5591in" svg:y="11.2524in" draw:caption-point-x="-0.2402in" draw:caption-point-y="0.6114in">
              <dc:date>2017-10-03T00:00:00</dc:date>
              <text:p text:style-name="P1"><text:span text:style-name="T1">Xin ra ngoài 11h30-12h</text:span></text:p>
            </office:annotation>
            <text:p>0</text:p>
          </table:table-cell>
          <table:table-cell table:style-name="ce189" office:value-type="float" office:value="0.5">
            <office:annotation draw:style-name="gr4" draw:text-style-name="P1" svg:width="1.1413in" svg:height="0.3902in" svg:x="4.0157in" svg:y="11.2508in" draw:caption-point-x="-0.2402in" draw:caption-point-y="0.613in">
              <dc:date>2017-10-04T00:00:00</dc:date>
              <text:p text:style-name="P1"><text:span text:style-name="T1">Lên trường nộp giấy, off sáng</text:span></text:p>
            </office:annotation>
            <text:p>0.5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4.9287in" svg:y="11.2567in" draw:caption-point-x="-0.2402in" draw:caption-point-y="0.6071in">
              <dc:date>2017-10-09T00:00:00</dc:date>
              <text:p text:style-name="P1"><text:span text:style-name="T1">Xe hư, xin đi trễ, 9h25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6.3311in" svg:y="11.2559in" draw:caption-point-x="-0.2402in" draw:caption-point-y="0.6079in">
              <dc:date>2017-10-09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">
            <office:annotation draw:style-name="gr4" draw:text-style-name="P1" svg:width="1.1413in" svg:height="0.3902in" svg:x="8.2878in" svg:y="11.2587in" draw:caption-point-x="-0.2402in" draw:caption-point-y="0.6051in">
              <dc:date>2017-10-13T00:00:00</dc:date>
              <text:p text:style-name="P1"><text:span text:style-name="T1">Kẹt xe, 9h02 vào cty</text:span></text:p>
            </office:annotation>
            <text:p>0</text:p>
          </table:table-cell>
          <table:table-cell table:style-name="ce189" table:number-columns-repeated="2"/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1">
            <office:annotation draw:style-name="gr4" draw:text-style-name="P1" svg:width="1.1413in" svg:height="0.3902in" svg:x="11.0925in" svg:y="11.2614in" draw:caption-point-x="-0.2402in" draw:caption-point-y="0.6024in">
              <dc:date>2017-10-18T00:00:00</dc:date>
              <text:p text:style-name="P1"><text:span text:style-name="T1">Làm lại một số giấy tờ bị mất</text:span></text:p>
            </office:annotation>
            <text:p>1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49"/>
          <table:table-cell table:number-columns-repeated="3"/>
        </table:table-row>
        <table:table-row table:style-name="ro6">
          <table:table-cell table:style-name="ce60" office:value-type="float" office:value="47">
            <text:p>47</text:p>
          </table:table-cell>
          <table:table-cell table:style-name="ce62" office:value-type="string">
            <text:p>VietBA</text:p>
          </table:table-cell>
          <table:table-cell table:style-name="ce185" table:formula="of:=SUM([.D50:.AH50])" office:value-type="float" office:value="0.5">
            <text:p>0.5</text:p>
          </table:table-cell>
          <table:table-cell table:style-name="ce189"/>
          <table:table-cell table:style-name="ce189" office:value-type="float" office:value="0">
            <office:annotation draw:style-name="gr6" draw:text-style-name="P1" svg:width="1.1413in" svg:height="0.2634in" svg:x="3.1024in" svg:y="11.4988in" draw:caption-point-x="-0.2402in" draw:caption-point-y="0.6126in">
              <dc:date>2017-10-02T00:00:00</dc:date>
              <text:p text:style-name="P1"><text:span text:style-name="T1">8h38 vào cty</text:span></text:p>
            </office:annotation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3.5591in" svg:y="11.4992in" draw:caption-point-x="-0.2402in" draw:caption-point-y="0.6122in">
              <dc:date>2017-10-03T00:00:00</dc:date>
              <text:p text:style-name="P1"><text:span text:style-name="T1">8h32 vào cty</text:span></text:p>
            </office:annotation>
            <text:p>0</text:p>
          </table:table-cell>
          <table:table-cell table:style-name="ce189" office:value-type="float" office:value="0.5">
            <office:annotation draw:style-name="gr4" draw:text-style-name="P1" svg:width="1.1413in" svg:height="0.3902in" svg:x="4.0157in" svg:y="11.5012in" draw:caption-point-x="-0.2402in" draw:caption-point-y="0.6102in">
              <dc:date>2017-10-03T00:00:00</dc:date>
              <text:p text:style-name="P1"><text:span text:style-name="T1">Việc cá nhân, off chiều</text:span></text:p>
            </office:annotation>
            <text:p>0.5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6.3311in" svg:y="11.5039in" draw:caption-point-x="-0.2402in" draw:caption-point-y="0.6075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8.2878in" svg:y="11.5067in" draw:caption-point-x="-0.2402in" draw:caption-point-y="0.6047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office:annotation draw:style-name="gr6" draw:text-style-name="P1" svg:width="1.1413in" svg:height="0.2634in" svg:x="9.7228in" svg:y="11.5071in" draw:caption-point-x="-0.2402in" draw:caption-point-y="0.6043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0.6358in" svg:y="11.5087in" draw:caption-point-x="-0.2402in" draw:caption-point-y="0.6028in">
              <dc:date>2017-10-18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3" table:style-name="ce189" office:value-type="float" office:value="0">
            <text:p>0</text:p>
          </table:table-cell>
          <table:table-cell table:style-name="ce189" office:value-type="float" office:value="0">
            <office:annotation draw:style-name="gr6" draw:text-style-name="P1" svg:width="1.1413in" svg:height="0.2634in" svg:x="14.289in" svg:y="11.5122in" draw:caption-point-x="-0.2402in" draw:caption-point-y="0.5992in">
              <dc:date>2017-10-26T00:00:00</dc:date>
              <text:p text:style-name="P1"><text:span text:style-name="T1">8h37 vào cty</text:span></text:p>
            </office:annotation>
            <text:p>0</text:p>
          </table:table-cell>
          <table:table-cell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8">
            <text:p>48</text:p>
          </table:table-cell>
          <table:table-cell table:style-name="ce36" office:value-type="string">
            <text:p>VinhP</text:p>
          </table:table-cell>
          <table:table-cell table:style-name="ce185" table:formula="of:=SUM([.D51:.AH51])" office:value-type="float" office:value="0.5">
            <text:p>0.5</text:p>
          </table:table-cell>
          <table:table-cell table:style-name="ce189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4" table:style-name="ce189" office:value-type="float" office:value="0">
            <text:p>0</text:p>
          </table:table-cell>
          <table:table-cell table:style-name="ce189" office:value-type="float" office:value="0">
            <office:annotation draw:style-name="gr2" draw:text-style-name="P1" svg:width="1.1413in" svg:height="0.5457in" svg:x="8.2878in" svg:y="11.7543in" draw:caption-point-x="-0.2402in" draw:caption-point-y="0.6047in">
              <dc:date>2017-10-13T00:00:00</dc:date>
              <text:p text:style-name="P1"><text:span text:style-name="T1">Lên trường nộp giấy. Xin đi trễ, 8h54 vào cty</text:span></text:p>
            </office:annotation>
            <text:p>0</text:p>
          </table:table-cell>
          <table:table-cell table:style-name="ce189" table:number-columns-repeated="2"/>
          <table:table-cell table:style-name="ce189" office:value-type="float" office:value="0">
            <text:p>0</text:p>
          </table:table-cell>
          <table:table-cell table:style-name="ce189" office:value-type="float" office:value="0.5">
            <office:annotation draw:style-name="gr4" draw:text-style-name="P1" svg:width="1.1413in" svg:height="0.3902in" svg:x="10.1791in" svg:y="11.7559in" draw:caption-point-x="-0.2402in" draw:caption-point-y="0.6031in">
              <dc:date>2017-10-17T00:00:00</dc:date>
              <text:p text:style-name="P1"><text:span text:style-name="T1">Khám bệnh, off sáng</text:span></text:p>
            </office:annotation>
            <text:p>0.5</text:p>
          </table:table-cell>
          <table:table-cell table:number-columns-repeated="3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5" table:style-name="ce189" office:value-type="float" office:value="0">
            <text:p>0</text:p>
          </table:table-cell>
          <table:table-cell table:style-name="ce189" table:number-columns-repeated="2"/>
          <table:table-cell table:number-columns-repeated="2" table:style-name="ce189" office:value-type="float" office:value="0">
            <text:p>0</text:p>
          </table:table-cell>
          <table:table-cell table:style-name="ce35" table:number-columns-repeated="952"/>
        </table:table-row>
        <table:table-row table:style-name="ro2" table:number-rows-repeated="65355">
          <table:table-cell table:style-name="ce35" table:number-columns-repeated="3"/>
          <table:table-cell table:style-name="ce190" table:number-columns-repeated="31"/>
          <table:table-cell table:style-name="ce35" table:number-columns-repeated="952"/>
        </table:table-row>
        <table:table-row table:style-name="ro2" table:number-rows-repeated="49">
          <table:table-cell table:style-name="ce35" table:number-columns-repeated="3"/>
          <table:table-cell table:style-name="ce190"/>
          <table:table-cell table:number-columns-repeated="27"/>
          <table:table-cell table:style-name="ce190" table:number-columns-repeated="3"/>
          <table:table-cell table:style-name="ce35" table:number-columns-repeated="952"/>
        </table:table-row>
        <table:table-row table:style-name="ro2" table:number-rows-repeated="98312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1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02"/>
        <table:table-column table:style-name="co26" table:number-columns-repeated="7" table:default-cell-style-name="ce202"/>
        <table:table-column table:style-name="co25" table:number-columns-repeated="16" table:default-cell-style-name="ce202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197" table:number-columns-repeated="8"/>
          <table:table-cell table:style-name="ce203" office:value-type="string" table:number-columns-spanned="2" table:number-rows-spanned="1">
            <text:p>Month</text:p>
          </table:table-cell>
          <table:covered-table-cell table:style-name="ce204"/>
          <table:table-cell table:style-name="ce205" table:content-validation-name="val1" office:value-type="float" office:value="11" table:number-columns-spanned="2" table:number-rows-spanned="1">
            <text:p>11</text:p>
          </table:table-cell>
          <table:covered-table-cell table:style-name="ce204"/>
          <table:table-cell table:style-name="ce203" office:value-type="string" table:number-columns-spanned="2" table:number-rows-spanned="1">
            <text:p>Year</text:p>
          </table:table-cell>
          <table:covered-table-cell table:style-name="ce204"/>
          <table:table-cell table:style-name="ce203" office:value-type="float" office:value="2017" table:number-columns-spanned="2" table:number-rows-spanned="1">
            <text:p>2017</text:p>
          </table:table-cell>
          <table:covered-table-cell table:style-name="ce206"/>
          <table:table-cell table:style-name="ce197" table:number-columns-repeated="15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198" table:formula="of:=DATE([.$R$1];[.N1];1)" office:value-type="date" office:date-value="2017-11-01">
            <text:p>01</text:p>
          </table:table-cell>
          <table:table-cell table:style-name="ce198" table:formula="of:=[.D2]+1" office:value-type="date" office:date-value="2017-11-02">
            <text:p>02</text:p>
          </table:table-cell>
          <table:table-cell table:style-name="ce198" table:formula="of:=[.E2]+1" office:value-type="date" office:date-value="2017-11-03">
            <text:p>03</text:p>
          </table:table-cell>
          <table:table-cell table:style-name="ce198" table:formula="of:=[.F2]+1" office:value-type="date" office:date-value="2017-11-04">
            <text:p>04</text:p>
          </table:table-cell>
          <table:table-cell table:style-name="ce198" table:formula="of:=[.G2]+1" office:value-type="date" office:date-value="2017-11-05">
            <text:p>05</text:p>
          </table:table-cell>
          <table:table-cell table:style-name="ce198" table:formula="of:=[.H2]+1" office:value-type="date" office:date-value="2017-11-06">
            <text:p>06</text:p>
          </table:table-cell>
          <table:table-cell table:style-name="ce198" table:formula="of:=[.I2]+1" office:value-type="date" office:date-value="2017-11-07">
            <text:p>07</text:p>
          </table:table-cell>
          <table:table-cell table:style-name="ce198" table:formula="of:=[.J2]+1" office:value-type="date" office:date-value="2017-11-08">
            <text:p>08</text:p>
          </table:table-cell>
          <table:table-cell table:style-name="ce198" table:formula="of:=[.K2]+1" office:value-type="date" office:date-value="2017-11-09">
            <text:p>09</text:p>
          </table:table-cell>
          <table:table-cell table:style-name="ce198" table:formula="of:=[.L2]+1" office:value-type="date" office:date-value="2017-11-10">
            <text:p>10</text:p>
          </table:table-cell>
          <table:table-cell table:style-name="ce198" table:formula="of:=[.M2]+1" office:value-type="date" office:date-value="2017-11-11">
            <text:p>11</text:p>
          </table:table-cell>
          <table:table-cell table:style-name="ce198" table:formula="of:=[.N2]+1" office:value-type="date" office:date-value="2017-11-12">
            <text:p>12</text:p>
          </table:table-cell>
          <table:table-cell table:style-name="ce198" table:formula="of:=[.O2]+1" office:value-type="date" office:date-value="2017-11-13">
            <text:p>13</text:p>
          </table:table-cell>
          <table:table-cell table:style-name="ce198" table:formula="of:=[.P2]+1" office:value-type="date" office:date-value="2017-11-14">
            <text:p>14</text:p>
          </table:table-cell>
          <table:table-cell table:style-name="ce198" table:formula="of:=[.Q2]+1" office:value-type="date" office:date-value="2017-11-15">
            <text:p>15</text:p>
          </table:table-cell>
          <table:table-cell table:style-name="ce198" table:formula="of:=[.R2]+1" office:value-type="date" office:date-value="2017-11-16">
            <text:p>16</text:p>
          </table:table-cell>
          <table:table-cell table:style-name="ce198" table:formula="of:=[.S2]+1" office:value-type="date" office:date-value="2017-11-17">
            <text:p>17</text:p>
          </table:table-cell>
          <table:table-cell table:style-name="ce198" table:formula="of:=[.T2]+1" office:value-type="date" office:date-value="2017-11-18">
            <text:p>18</text:p>
          </table:table-cell>
          <table:table-cell table:style-name="ce198" table:formula="of:=[.U2]+1" office:value-type="date" office:date-value="2017-11-19">
            <text:p>19</text:p>
          </table:table-cell>
          <table:table-cell table:style-name="ce198" table:formula="of:=[.V2]+1" office:value-type="date" office:date-value="2017-11-20">
            <text:p>20</text:p>
          </table:table-cell>
          <table:table-cell table:style-name="ce198" table:formula="of:=[.W2]+1" office:value-type="date" office:date-value="2017-11-21">
            <text:p>21</text:p>
          </table:table-cell>
          <table:table-cell table:style-name="ce198" table:formula="of:=[.X2]+1" office:value-type="date" office:date-value="2017-11-22">
            <text:p>22</text:p>
          </table:table-cell>
          <table:table-cell table:style-name="ce198" table:formula="of:=[.Y2]+1" office:value-type="date" office:date-value="2017-11-23">
            <text:p>23</text:p>
          </table:table-cell>
          <table:table-cell table:style-name="ce198" table:formula="of:=[.Z2]+1" office:value-type="date" office:date-value="2017-11-24">
            <text:p>24</text:p>
          </table:table-cell>
          <table:table-cell table:style-name="ce198" table:formula="of:=[.AA2]+1" office:value-type="date" office:date-value="2017-11-25">
            <text:p>25</text:p>
          </table:table-cell>
          <table:table-cell table:style-name="ce198" table:formula="of:=[.AB2]+1" office:value-type="date" office:date-value="2017-11-26">
            <text:p>26</text:p>
          </table:table-cell>
          <table:table-cell table:style-name="ce198" table:formula="of:=[.AC2]+1" office:value-type="date" office:date-value="2017-11-27">
            <text:p>27</text:p>
          </table:table-cell>
          <table:table-cell table:style-name="ce198" table:formula="of:=[.AD2]+1" office:value-type="date" office:date-value="2017-11-28">
            <text:p>28</text:p>
          </table:table-cell>
          <table:table-cell table:style-name="ce198" table:formula="of:=[.AE2]+1" office:value-type="date" office:date-value="2017-11-29">
            <text:p>29</text:p>
          </table:table-cell>
          <table:table-cell table:style-name="ce198" table:formula="of:=[.AF2]+1" office:value-type="date" office:date-value="2017-11-30">
            <text:p>30</text:p>
          </table:table-cell>
          <table:table-cell table:style-name="ce198" table:formula="of:=[.AG2]+1" office:value-type="date" office:date-value="2017-12-01">
            <text:p>01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199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9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9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9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9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9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9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9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9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9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9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9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9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9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9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9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9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9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9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9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9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9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9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9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9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9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9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9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9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9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9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number-columns-repeated="952"/>
        </table:table-row>
        <table:table-row table:style-name="ro7">
          <table:table-cell table:style-name="ce60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196" table:formula="of:=SUM([.D4:.AH4])" office:value-type="float" office:value="2">
            <text:p>2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.5">
            <office:annotation draw:style-name="gr2" draw:text-style-name="P1" svg:width="1.1413in" svg:height="0.5457in" svg:x="4.9287in" svg:y="0.1142in" draw:caption-point-x="-0.2402in" draw:caption-point-y="0.6035in">
              <dc:date>2017-11-07T00:00:00</dc:date>
              <text:p text:style-name="P1"><text:span text:style-name="T1">Bận việc, xin đi trễ, 11h34 vào cty, tính off sáng</text:span></text:p>
            </office:annotation>
            <text:p>0.5</text:p>
          </table:table-cell>
          <table:table-cell table:style-name="ce200" office:value-type="float" office:value="0">
            <office:annotation draw:style-name="gr6" draw:text-style-name="P1" svg:width="1.1413in" svg:height="0.2634in" svg:x="5.3854in" svg:y="0.113in" draw:caption-point-x="-0.2402in" draw:caption-point-y="0.6047in">
              <dc:date>2017-11-07T00:00:00</dc:date>
              <text:p text:style-name="P1"><text:span text:style-name="T1">8h44 vào cty</text:span></text:p>
            </office:annotation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5.8421in" svg:y="0.1138in" draw:caption-point-x="-0.2402in" draw:caption-point-y="0.6039in">
              <dc:date>2017-11-08T00:00:00</dc:date>
              <text:p text:style-name="P1"><text:span text:style-name="T1">8h45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3"/>
          <table:table-cell table:style-name="ce200" office:value-type="float" office:value="0.5">
            <office:annotation draw:style-name="gr8" draw:text-style-name="P1" svg:width="1.1413in" svg:height="0.8567in" svg:x="8.2878in" svg:y="0.1161in" draw:caption-point-x="-0.2402in" draw:caption-point-y="0.6016in">
              <dc:date>2017-11-14T00:00:00</dc:date>
              <text:p text:style-name="P1"><text:span text:style-name="T1">Vào ngân hàng, xin đi trễ, </text:span></text:p>
              <text:p text:style-name="P1"><text:span text:style-name="T1"/></text:p>
              <text:p text:style-name="P1"><text:span text:style-name="T1">11h30 vào cty, tính off sáng</text:span></text:p>
            </office:annotation>
            <text:p>0.5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1">
            <office:annotation draw:style-name="gr6" draw:text-style-name="P1" svg:width="1.1413in" svg:height="0.2634in" svg:x="9.2661in" svg:y="0.1165in" draw:caption-point-x="-0.2402in" draw:caption-point-y="0.6012in">
              <dc:date>2017-11-15T00:00:00</dc:date>
              <text:p text:style-name="P1"><text:span text:style-name="T1">Không khỏe</text:span></text:p>
            </office:annotation>
            <text:p>1</text:p>
          </table:table-cell>
          <table:table-cell table:style-name="ce200" office:value-type="float" office:value="0">
            <office:annotation draw:style-name="gr4" draw:text-style-name="P1" svg:width="1.1413in" svg:height="0.3902in" svg:x="9.7228in" svg:y="0.1173in" draw:caption-point-x="-0.2402in" draw:caption-point-y="0.6004in">
              <dc:date>2017-11-16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office:annotation draw:style-name="gr2" draw:text-style-name="P1" svg:width="1.1413in" svg:height="0.5457in" svg:x="11.5492in" svg:y="0.1189in" draw:caption-point-x="-0.2402in" draw:caption-point-y="0.5988in">
              <dc:date>2017-11-20T00:00:00</dc:date>
              <text:p text:style-name="P1"><text:span text:style-name="T1">Dậy trễ, 8h34 vào cty</text:span></text:p>
              <text:p text:style-name="P1"><text:span text:style-name="T1"/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12.4622in" svg:y="0.1205in" draw:caption-point-x="-0.2402in" draw:caption-point-y="0.5972in">
              <dc:date>2017-11-22T00:00:00</dc:date>
              <text:p text:style-name="P1"><text:span text:style-name="T1">Có việc riêng, 8h35 vào cty</text:span></text:p>
            </office:annotation>
            <text:p>0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196" table:formula="of:=SUM([.D5:.AH5])" office:value-type="float" office:value="0">
            <text:p>0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office:value-type="float" office:value="0">
            <office:annotation draw:style-name="gr2" draw:text-style-name="P1" svg:width="1.1413in" svg:height="0.5457in" svg:x="12.0059in" svg:y="0.3752in" draw:caption-point-x="-0.2402in" draw:caption-point-y="0.5972in">
              <dc:date>2017-11-21T00:00:00</dc:date>
              <text:p text:style-name="P1"><text:span text:style-name="T1">Bị đau bụng, xin đi trễ, 9h31 vào cty</text:span></text:p>
            </office:annotation>
            <text:p>0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3">
            <text:p>3</text:p>
          </table:table-cell>
          <table:table-cell table:style-name="ce36" office:value-type="string">
            <text:p>CuongNH</text:p>
          </table:table-cell>
          <table:table-cell table:style-name="ce196" table:formula="of:=SUM([.D6:.AH6])" office:value-type="float" office:value="1">
            <text:p>1</text:p>
          </table:table-cell>
          <table:table-cell table:style-name="ce200" office:value-type="float" office:value="0">
            <office:annotation draw:style-name="gr6" draw:text-style-name="P1" svg:width="1.1413in" svg:height="0.2634in" svg:x="2.6457in" svg:y="0.6189in" draw:caption-point-x="-0.2402in" draw:caption-point-y="0.6079in">
              <dc:date>2017-11-01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1">
            <office:annotation draw:style-name="gr4" draw:text-style-name="P1" svg:width="1.1413in" svg:height="0.3902in" svg:x="5.8421in" svg:y="0.6181in" draw:caption-point-x="-0.2402in" draw:caption-point-y="0.6087in">
              <dc:date>2017-10-30T00:00:00</dc:date>
              <text:p text:style-name="P1"><text:span text:style-name="T1">Đám cưới người thân</text:span></text:p>
            </office:annotation>
            <text:p>1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3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">
            <office:annotation draw:style-name="gr2" draw:text-style-name="P1" svg:width="1.1413in" svg:height="0.5457in" svg:x="12.4622in" svg:y="0.6295in" draw:caption-point-x="-0.2402in" draw:caption-point-y="0.5972in">
              <dc:date>2017-11-22T00:00:00</dc:date>
              <text:p text:style-name="P1"><text:span text:style-name="T1">Đi ngân hàng, xin đi trễ, 9h vào cty</text:span></text:p>
            </office:annotation>
            <text:p>0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4">
            <text:p>4</text:p>
          </table:table-cell>
          <table:table-cell table:style-name="ce37" office:value-type="string">
            <text:p>CuongNM</text:p>
          </table:table-cell>
          <table:table-cell table:style-name="ce196" table:formula="of:=SUM([.D7:.AH7])" office:value-type="float" office:value="2">
            <text:p>2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5.8421in" svg:y="0.8776in" draw:caption-point-x="-0.2402in" draw:caption-point-y="0.6039in">
              <dc:date>2017-11-0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3"/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9.2661in" svg:y="0.8803in" draw:caption-point-x="-0.2402in" draw:caption-point-y="0.6012in">
              <dc:date>2017-11-15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200" office:value-type="float" office:value="1">
            <office:annotation draw:style-name="gr6" draw:text-style-name="P1" svg:width="1.1413in" svg:height="0.2634in" svg:x="9.7228in" svg:y="0.8811in" draw:caption-point-x="-0.2402in" draw:caption-point-y="0.6004in">
              <dc:date>2017-11-16T00:00:00</dc:date>
              <text:p text:style-name="P1"><text:span text:style-name="T1">Bị sốt</text:span></text:p>
            </office:annotation>
            <text:p>1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1">
            <office:annotation draw:style-name="gr3" draw:text-style-name="P1" svg:width="1.1413in" svg:height="0.7012in" svg:x="12.4622in" svg:y="0.8843in" draw:caption-point-x="-0.2402in" draw:caption-point-y="0.5972in">
              <dc:date>2017-11-22T00:00:00</dc:date>
              <text:p text:style-name="P1"><text:span text:style-name="T1">Bị bong gân, xin bị bong gân, xin làm remote, </text:span></text:p>
            </office:annotation>
            <text:p>1</text:p>
          </table:table-cell>
          <table:table-cell table:style-name="ce200" office:value-type="float" office:value="0">
            <office:annotation office:display="true" draw:style-name="gr3" draw:text-style-name="P1" svg:width="1.1413in" svg:height="0.7012in" svg:x="12.9189in" svg:y="0.8874in" draw:caption-point-x="-0.2402in" draw:caption-point-y="0.5941in">
              <dc:date>2017-11-22T00:00:00</dc:date>
              <text:p text:style-name="P2"><text:span text:style-name="T1"><text:s/></text:span><text:span text:style-name="T1">bị bong gân, xin làm remote, 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49"/>
          <table:table-cell table:number-columns-repeated="3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7" office:value-type="string">
            <text:p>DoanLC</text:p>
          </table:table-cell>
          <table:table-cell table:style-name="ce196" table:formula="of:=SUM([.D8:.AH8])" office:value-type="float" office:value="1">
            <text:p>1</text:p>
          </table:table-cell>
          <table:table-cell table:style-name="ce200" table:number-columns-repeated="15"/>
          <table:table-cell table:number-columns-repeated="2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1">
            <office:annotation draw:style-name="gr6" draw:text-style-name="P1" svg:width="1.1413in" svg:height="0.2634in" svg:x="12.4622in" svg:y="1.139in" draw:caption-point-x="-0.2402in" draw:caption-point-y="0.5972in">
              <dc:date>2017-11-22T00:00:00</dc:date>
              <text:p text:style-name="P1"><text:span text:style-name="T1">Bận việc nhà</text:span></text:p>
            </office:annotation>
            <text:p>1</text:p>
          </table:table-cell>
          <table:table-cell table:style-name="ce200">
            <office:annotation office:display="true" draw:style-name="gr6" draw:text-style-name="P1" svg:width="1.1413in" svg:height="0.2634in" svg:x="12.9189in" svg:y="1.1433in" draw:caption-point-x="-0.2402in" draw:caption-point-y="0.5929in">
              <dc:date>2017-11-23T00:00:00</dc:date>
              <text:p text:style-name="P2"><text:span text:style-name="T1">Xin nghỉ luôn</text:span></text:p>
            </office:annotation>
          </table:table-cell>
          <table:table-cell table:style-name="ce200" table:number-columns-repeated="8"/>
          <table:table-cell table:style-name="ce35" table:number-columns-repeated="949"/>
          <table:table-cell table:number-columns-repeated="3"/>
        </table:table-row>
        <table:table-row table:style-name="ro7">
          <table:table-cell table:style-name="ce60" office:value-type="float" office:value="6">
            <text:p>6</text:p>
          </table:table-cell>
          <table:table-cell table:style-name="ce36" office:value-type="string">
            <text:p>DuongDN</text:p>
          </table:table-cell>
          <table:table-cell table:style-name="ce196" table:formula="of:=SUM([.D9:.AH9])" office:value-type="float" office:value="1">
            <text:p>1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">
            <office:annotation draw:style-name="gr2" draw:text-style-name="P1" svg:width="1.1413in" svg:height="0.5457in" svg:x="3.5591in" svg:y="1.3772in" draw:caption-point-x="-0.2402in" draw:caption-point-y="0.6067in">
              <dc:date>2017-11-03T00:00:00</dc:date>
              <text:p text:style-name="P1"><text:span text:style-name="T1">Mệt ngủ quên, xin đi trễ, 8h54 vào cty</text:span></text:p>
            </office:annotation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style-name="ce200" office:value-type="float" office:value="1">
            <office:annotation draw:style-name="gr2" draw:text-style-name="P1" svg:width="1.1413in" svg:height="0.5457in" svg:x="8.2878in" svg:y="1.3783in" draw:caption-point-x="-0.2402in" draw:caption-point-y="0.6055in">
              <dc:date>2017-11-06T00:00:00</dc:date>
              <text:p text:style-name="P1"><text:span text:style-name="T1">Về quê đám cưới và thăm nhà</text:span></text:p>
            </office:annotation>
            <text:p>1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9.7228in" svg:y="1.3835in" draw:caption-point-x="-0.2402in" draw:caption-point-y="0.6004in">
              <dc:date>2017-11-16T00:00:00</dc:date>
              <text:p text:style-name="P1"><text:span text:style-name="T1">Kẹt xe, xin đi trễ, 8h32</text:span></text:p>
            </office:annotation>
            <text:p>0</text:p>
          </table:table-cell>
          <table:table-cell table:style-name="ce200" office:value-type="float" office:value="0">
            <office:annotation draw:style-name="gr3" draw:text-style-name="P1" svg:width="1.1413in" svg:height="0.7012in" svg:x="10.1791in" svg:y="1.3846in" draw:caption-point-x="-0.2402in" draw:caption-point-y="0.5992in">
              <dc:date>2017-11-17T00:00:00</dc:date>
              <text:p text:style-name="P1"><text:span text:style-name="T1">Meeting với khách hàng 8h30, xin đi trễ, 10h15 vào cty</text:span></text:p>
            </office:annotation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7">
            <text:p>7</text:p>
          </table:table-cell>
          <table:table-cell table:style-name="ce36" office:value-type="string">
            <text:p>DuyNM</text:p>
          </table:table-cell>
          <table:table-cell table:style-name="ce196" table:formula="of:=SUM([.D10:.AH10])" office:value-type="float" office:value="0">
            <text:p>0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12.4622in" svg:y="1.6413in" draw:caption-point-x="-0.2402in" draw:caption-point-y="0.5972in">
              <dc:date>2017-11-22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8">
            <text:p>8</text:p>
          </table:table-cell>
          <table:table-cell table:style-name="ce36" office:value-type="string">
            <text:p>DuyenLT</text:p>
          </table:table-cell>
          <table:table-cell table:style-name="ce196" table:formula="of:=SUM([.D11:.AH11])" office:value-type="float" office:value="1">
            <text:p>1</text:p>
          </table:table-cell>
          <table:table-cell table:style-name="ce200" office:value-type="float" office:value="0.5">
            <office:annotation draw:style-name="gr4" draw:text-style-name="P1" svg:width="1.1413in" svg:height="0.3902in" svg:x="2.6457in" svg:y="1.885in" draw:caption-point-x="-0.2402in" draw:caption-point-y="0.6079in">
              <dc:date>2017-11-01T00:00:00</dc:date>
              <text:p text:style-name="P1"><text:span text:style-name="T1">Khám bệnh, off sáng</text:span></text:p>
            </office:annotation>
            <text:p>0.5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.5">
            <office:annotation draw:style-name="gr4" draw:text-style-name="P1" svg:width="1.1413in" svg:height="0.3902in" svg:x="9.2661in" svg:y="1.8917in" draw:caption-point-x="-0.2402in" draw:caption-point-y="0.6012in">
              <dc:date>2017-11-15T00:00:00</dc:date>
              <text:p text:style-name="P1"><text:span text:style-name="T1">Khám bệnh. Off sáng</text:span></text:p>
            </office:annotation>
            <text:p>0.5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9">
            <text:p>9</text:p>
          </table:table-cell>
          <table:table-cell table:style-name="ce36" office:value-type="string">
            <text:p>GiauNV</text:p>
          </table:table-cell>
          <table:table-cell table:style-name="ce196" table:formula="of:=SUM([.D12:.AH12])" office:value-type="float" office:value="1">
            <text:p>1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1">
            <office:annotation draw:style-name="gr6" draw:text-style-name="P1" svg:width="1.1413in" svg:height="0.2634in" svg:x="3.5591in" svg:y="2.1409in" draw:caption-point-x="-0.2402in" draw:caption-point-y="0.6067in">
              <dc:date>2017-11-03T00:00:00</dc:date>
              <text:p text:style-name="P1"><text:span text:style-name="T1">Việc cá nhân</text:span></text:p>
            </office:annotation>
            <text:p>1</text:p>
          </table:table-cell>
          <table:table-cell table:style-name="ce200" table:number-columns-repeated="2"/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5.8421in" svg:y="2.1437in" draw:caption-point-x="-0.2402in" draw:caption-point-y="0.6039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3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10">
            <text:p>10</text:p>
          </table:table-cell>
          <table:table-cell table:style-name="ce62" office:value-type="string">
            <text:p>HaTH</text:p>
          </table:table-cell>
          <table:table-cell table:style-name="ce196" table:formula="of:=SUM([.D13:.AH13])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2.6457in" svg:y="2.3949in" draw:caption-point-x="-0.2402in" draw:caption-point-y="0.6075in">
              <dc:date>2017-11-01T00:00:00</dc:date>
              <text:p text:style-name="P1"><text:span text:style-name="T1">Bận việc, xin về sớm 10</text:span></text:p>
            </office:annotation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3.1024in" svg:y="2.3949in" draw:caption-point-x="-0.2402in" draw:caption-point-y="0.6075in">
              <dc:date>2017-11-03T00:00:00</dc:date>
              <text:p text:style-name="P1"><text:span text:style-name="T1">Bận việc nhà xin về sớm, 4h15 về</text:span></text:p>
            </office:annotation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3.5591in" svg:y="2.3957in" draw:caption-point-x="-0.2402in" draw:caption-point-y="0.6067in">
              <dc:date>2017-11-03T00:00:00</dc:date>
              <text:p text:style-name="P1"><text:span text:style-name="T1">8h33 vào cty</text:span></text:p>
            </office:annotation>
            <text:p>0</text:p>
          </table:table-cell>
          <table:table-cell table:style-name="ce200" table:number-columns-repeated="2"/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5.8421in" svg:y="2.3984in" draw:caption-point-x="-0.2402in" draw:caption-point-y="0.6039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3"/>
          <table:table-cell table:style-name="ce200" office:value-type="float" office:value="0">
            <office:annotation draw:style-name="gr2" draw:text-style-name="P1" svg:width="1.1413in" svg:height="0.5457in" svg:x="8.2878in" svg:y="2.4016in" draw:caption-point-x="-0.2402in" draw:caption-point-y="0.6008in">
              <dc:date>2017-11-14T00:00:00</dc:date>
              <text:p text:style-name="P1"><text:span text:style-name="T1">Bị kiến 3 khoan cắn, xin đi trễ, 10h5 vào cty</text:span></text:p>
            </office:annotation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8.7768in" svg:y="2.4008in" draw:caption-point-x="-0.2402in" draw:caption-point-y="0.6016in">
              <dc:date>2017-11-14T00:00:00</dc:date>
              <text:p text:style-name="P1"><text:span text:style-name="T1">Kẹt xe, 8h48 vào cty</text:span></text:p>
            </office:annotation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9.2661in" svg:y="2.4012in" draw:caption-point-x="-0.2402in" draw:caption-point-y="0.6012in">
              <dc:date>2017-11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9.7228in" svg:y="2.402in" draw:caption-point-x="-0.2402in" draw:caption-point-y="0.6004in">
              <dc:date>2017-11-16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0">
            <office:annotation office:display="true" draw:style-name="gr4" draw:text-style-name="P1" svg:width="1.1413in" svg:height="0.3902in" svg:x="12.9189in" svg:y="2.4102in" draw:caption-point-x="-0.2402in" draw:caption-point-y="0.5921in">
              <dc:date>2017-11-23T00:00:00</dc:date>
              <text:p text:style-name="P2"><text:span text:style-name="T1">Khám bệnh, 9h16 đến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11">
            <text:p>11</text:p>
          </table:table-cell>
          <table:table-cell table:style-name="ce38" office:value-type="string">
            <text:p>HaTT</text:p>
          </table:table-cell>
          <table:table-cell table:style-name="ce196" table:formula="of:=SUM([.D14:.AH14])" office:value-type="float" office:value="0">
            <text:p>0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5.3854in" svg:y="2.652in" draw:caption-point-x="-0.2402in" draw:caption-point-y="0.6047in">
              <dc:date>2017-11-07T00:00:00</dc:date>
              <text:p text:style-name="P1"><text:span text:style-name="T1">8h47 vào cty</text:span></text:p>
            </office:annotation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5.8421in" svg:y="2.6528in" draw:caption-point-x="-0.2402in" draw:caption-point-y="0.6039in">
              <dc:date>2017-11-08T00:00:00</dc:date>
              <text:p text:style-name="P1"><text:span text:style-name="T1">8h39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3"/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9.7228in" svg:y="2.6563in" draw:caption-point-x="-0.2402in" draw:caption-point-y="0.6004in">
              <dc:date>2017-11-16T00:00:00</dc:date>
              <text:p text:style-name="P1"><text:span text:style-name="T1">8h32 vào cty</text:span></text:p>
            </office:annotation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10.1791in" svg:y="2.6567in" draw:caption-point-x="-0.2402in" draw:caption-point-y="0.6in">
              <dc:date>2017-11-1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200" table:number-columns-repeated="2"/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">
            <office:annotation draw:style-name="gr2" draw:text-style-name="P1" svg:width="1.1413in" svg:height="0.5457in" svg:x="12.4622in" svg:y="2.6594in" draw:caption-point-x="-0.2402in" draw:caption-point-y="0.5972in">
              <dc:date>2017-11-22T00:00:00</dc:date>
              <text:p text:style-name="P1"><text:span text:style-name="T1">Đi ngân hàng, xin đi trễ, 8h56 vào cty</text:span></text:p>
            </office:annotation>
            <text:p>0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12">
            <text:p>12</text:p>
          </table:table-cell>
          <table:table-cell table:style-name="ce36" office:value-type="string">
            <text:p>HaiNM</text:p>
          </table:table-cell>
          <table:table-cell table:style-name="ce196" table:formula="of:=SUM([.D15:.AH15])" office:value-type="float" office:value="6">
            <text:p>6</text:p>
          </table:table-cell>
          <table:table-cell table:style-name="ce200" office:value-type="float" office:value="0">
            <office:annotation draw:style-name="gr3" draw:text-style-name="P1" svg:width="1.1413in" svg:height="0.7012in" svg:x="2.6457in" svg:y="2.9059in" draw:caption-point-x="-0.2402in" draw:caption-point-y="0.6055in">
              <dc:date>2017-11-01T00:00:00</dc:date>
              <text:p text:style-name="P1"><text:span text:style-name="T1">Dạy ở trường, xin đi trễ, 2h30, sẽ làm bù, 3h vào cty</text:span></text:p>
            </office:annotation>
            <text:p>0</text:p>
          </table:table-cell>
          <table:table-cell table:style-name="ce200" office:value-type="float" office:value="0.5">
            <office:annotation draw:style-name="gr4" draw:text-style-name="P1" svg:width="1.1413in" svg:height="0.3902in" svg:x="3.1024in" svg:y="2.9043in" draw:caption-point-x="-0.2402in" draw:caption-point-y="0.6071in">
              <dc:date>2017-11-03T00:00:00</dc:date>
              <text:p text:style-name="P1"><text:span text:style-name="T1">Nghỉ chiều họp bên trường</text:span></text:p>
            </office:annotation>
            <text:p>0.5</text:p>
          </table:table-cell>
          <table:table-cell table:style-name="ce200" office:value-type="float" office:value="0.5">
            <office:annotation draw:style-name="gr4" draw:text-style-name="P1" svg:width="1.1413in" svg:height="0.3902in" svg:x="3.5591in" svg:y="2.9043in" draw:caption-point-x="-0.2402in" draw:caption-point-y="0.6071in">
              <dc:date>2017-11-03T00:00:00</dc:date>
              <text:p text:style-name="P1"><text:span text:style-name="T1">Nghỉ chiều họp bên trường</text:span></text:p>
            </office:annotation>
            <text:p>0.5</text:p>
          </table:table-cell>
          <table:table-cell table:style-name="ce200" table:number-columns-repeated="2"/>
          <table:table-cell table:style-name="ce200" office:value-type="float" office:value="0">
            <office:annotation draw:style-name="gr2" draw:text-style-name="P1" svg:width="1.1413in" svg:height="0.5457in" svg:x="4.9287in" svg:y="2.9079in" draw:caption-point-x="-0.2402in" draw:caption-point-y="0.6035in">
              <dc:date>2017-11-07T00:00:00</dc:date>
              <text:p text:style-name="P1"><text:span text:style-name="T1">Dạy ở trường, 10h23 vào cty, đã làm bù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0.5">
            <office:annotation draw:style-name="gr4" draw:text-style-name="P1" svg:width="1.1413in" svg:height="0.3902in" svg:x="5.8421in" svg:y="2.9087in" draw:caption-point-x="-0.2402in" draw:caption-point-y="0.6028in">
              <dc:date>2017-11-08T00:00:00</dc:date>
              <text:p text:style-name="P1"><text:span text:style-name="T1">Dạy ở trường, off chiều</text:span></text:p>
            </office:annotation>
            <text:p>0.5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3"/>
          <table:table-cell table:style-name="ce200" office:value-type="float" office:value="1">
            <office:annotation draw:style-name="gr6" draw:text-style-name="P1" svg:width="1.1413in" svg:height="0.2634in" svg:x="8.2878in" svg:y="2.9098in" draw:caption-point-x="-0.2402in" draw:caption-point-y="0.6016in">
              <dc:date>2017-11-14T00:00:00</dc:date>
              <text:p text:style-name="P1"><text:span text:style-name="T1">Dọn nhà</text:span></text:p>
            </office:annotation>
            <text:p>1</text:p>
          </table:table-cell>
          <table:table-cell table:style-name="ce200" office:value-type="float" office:value="1">
            <office:annotation draw:style-name="gr6" draw:text-style-name="P1" svg:width="1.1413in" svg:height="0.2634in" svg:x="8.7768in" svg:y="2.9098in" draw:caption-point-x="-0.2402in" draw:caption-point-y="0.6016in">
              <dc:date>2017-11-14T00:00:00</dc:date>
              <text:p text:style-name="P1"><text:span text:style-name="T1">Dọn nhà</text:span></text:p>
            </office:annotation>
            <text:p>1</text:p>
          </table:table-cell>
          <table:table-cell table:style-name="ce200" office:value-type="float" office:value="1">
            <office:annotation draw:style-name="gr6" draw:text-style-name="P1" svg:width="1.1413in" svg:height="0.2634in" svg:x="9.2661in" svg:y="2.9098in" draw:caption-point-x="-0.2402in" draw:caption-point-y="0.6016in">
              <dc:date>2017-11-14T00:00:00</dc:date>
              <text:p text:style-name="P1"><text:span text:style-name="T1">Dọn nhà</text:span></text:p>
            </office:annotation>
            <text:p>1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0">
            <office:annotation draw:style-name="gr2" draw:text-style-name="P1" svg:width="1.1413in" svg:height="0.5457in" svg:x="10.1791in" svg:y="2.9122in" draw:caption-point-x="-0.2402in" draw:caption-point-y="0.5992in">
              <dc:date>2017-11-17T00:00:00</dc:date>
              <text:p text:style-name="P1"><text:span text:style-name="T1">Có việc, xin về sớm 4h, sẽ làm bù</text:span></text:p>
            </office:annotation>
            <text:p>0</text:p>
          </table:table-cell>
          <table:table-cell table:style-name="ce200" table:number-columns-repeated="2"/>
          <table:table-cell table:style-name="ce200" office:value-type="float" office:value="1">
            <office:annotation draw:style-name="gr4" draw:text-style-name="P1" svg:width="1.1413in" svg:height="0.3902in" svg:x="11.5492in" svg:y="2.9126in" draw:caption-point-x="-0.2402in" draw:caption-point-y="0.5988in">
              <dc:date>2017-11-20T00:00:00</dc:date>
              <text:p text:style-name="P1"><text:span text:style-name="T1">Dự lễ ở trường</text:span></text:p>
            </office:annotation>
            <text:p>1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0.5">
            <office:annotation draw:style-name="gr4" draw:text-style-name="P1" svg:width="1.1413in" svg:height="0.3902in" svg:x="12.4622in" svg:y="2.9146in" draw:caption-point-x="-0.2402in" draw:caption-point-y="0.5969in">
              <dc:date>2017-11-22T00:00:00</dc:date>
              <text:p text:style-name="P1"><text:span text:style-name="T1">Trông thợ sửa nhà, off chiều</text:span></text:p>
            </office:annotation>
            <text:p>0.5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office:annotation office:display="true" draw:style-name="gr6" draw:text-style-name="P1" svg:width="1.1413in" svg:height="0.3902in" svg:x="14.7457in" svg:y="2.9165in" draw:caption-point-x="-0.2402in" draw:caption-point-y="0.5949in">
              <dc:date>2017-11-27T00:00:00</dc:date>
              <text:p text:style-name="P1">Dạy ở trường, 9h58 đến cty</text:p>
            </office:annotation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13">
            <text:p>13</text:p>
          </table:table-cell>
          <table:table-cell table:style-name="ce36" office:value-type="string">
            <text:p>HangDTT</text:p>
          </table:table-cell>
          <table:table-cell table:style-name="ce196" table:formula="of:=SUM([.D16:.AH16])" office:value-type="float" office:value="1">
            <text:p>1</text:p>
          </table:table-cell>
          <table:table-cell table:style-name="ce200" office:value-type="float" office:value="0">
            <office:annotation draw:style-name="gr4" draw:text-style-name="P1" svg:width="1.1413in" svg:height="0.3902in" svg:x="2.6457in" svg:y="3.1587in" draw:caption-point-x="-0.2402in" draw:caption-point-y="0.6075in">
              <dc:date>2017-11-01T00:00:00</dc:date>
              <text:p text:style-name="P1"><text:span text:style-name="T1">Có việc, xin về sớm 4h</text:span></text:p>
            </office:annotation>
            <text:p>0</text:p>
          </table:table-cell>
          <table:table-cell table:style-name="ce200" office:value-type="float" office:value="0.5">
            <office:annotation draw:style-name="gr4" draw:text-style-name="P1" svg:width="1.1413in" svg:height="0.3902in" svg:x="3.1024in" svg:y="3.1587in" draw:caption-point-x="-0.2402in" draw:caption-point-y="0.6075in">
              <dc:date>2017-11-02T00:00:00</dc:date>
              <text:p text:style-name="P1"><text:span text:style-name="T1">Mệt, đau đầu off sáng</text:span></text:p>
            </office:annotation>
            <text:p>0.5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0.5">
            <office:annotation draw:style-name="gr8" draw:text-style-name="P1" svg:width="1.1413in" svg:height="0.8567in" svg:x="12.9189in" svg:y="3.1697in" draw:caption-point-x="-0.2402in" draw:caption-point-y="0.5965in">
              <dc:date>2017-11-23T00:00:00</dc:date>
              <text:p text:style-name="P1"><text:span text:style-name="T1">- Sáng: đến ủy ban, 8h35 vào cty</text:span></text:p>
              <text:p text:style-name="P1"><text:span text:style-name="T1">- Chiều: off đi khám mắt</text:span></text:p>
            </office:annotation>
            <text:p>0.5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14">
            <text:p>14</text:p>
          </table:table-cell>
          <table:table-cell table:style-name="ce36" office:value-type="string">
            <text:p>HienNV</text:p>
          </table:table-cell>
          <table:table-cell table:style-name="ce196" table:formula="of:=SUM([.D17:.AH17])" office:value-type="float" office:value="4">
            <text:p>4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0.5">
            <office:annotation draw:style-name="gr6" draw:text-style-name="P1" svg:width="1.1413in" svg:height="0.2634in" svg:x="3.1024in" svg:y="3.4138in" draw:caption-point-x="-0.2402in" draw:caption-point-y="0.6067in">
              <dc:date>2017-11-03T00:00:00</dc:date>
              <text:p text:style-name="P1"><text:span text:style-name="T1">Off chiều</text:span></text:p>
            </office:annotation>
            <text:p>0.5</text:p>
          </table:table-cell>
          <table:table-cell table:style-name="ce200" table:number-columns-repeated="3"/>
          <table:table-cell table:style-name="ce200" office:value-type="float" office:value="0">
            <text:p>0</text:p>
          </table:table-cell>
          <table:table-cell table:style-name="ce200" office:value-type="float" office:value="0.5">
            <office:annotation draw:style-name="gr6" draw:text-style-name="P1" svg:width="1.1413in" svg:height="0.2634in" svg:x="5.3854in" svg:y="3.4161in" draw:caption-point-x="-0.2402in" draw:caption-point-y="0.6043in">
              <dc:date>2017-11-07T00:00:00</dc:date>
              <text:p text:style-name="P1"><text:span text:style-name="T1">Off chiều</text:span></text:p>
            </office:annotation>
            <text:p>0.5</text:p>
          </table:table-cell>
          <table:table-cell table:style-name="ce200" office:value-type="float" office:value="0.5">
            <office:annotation draw:style-name="gr4" draw:text-style-name="P1" svg:width="1.1413in" svg:height="0.3902in" svg:x="5.8421in" svg:y="3.4169in" draw:caption-point-x="-0.2402in" draw:caption-point-y="0.6035in">
              <dc:date>2017-11-08T00:00:00</dc:date>
              <text:p text:style-name="P1"><text:span text:style-name="T1">10h15 vào cty, tính off sáng</text:span></text:p>
            </office:annotation>
            <text:p>0.5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3"/>
          <table:table-cell table:number-columns-repeated="4" table:style-name="ce200" office:value-type="float" office:value="0">
            <text:p>0</text:p>
          </table:table-cell>
          <table:table-cell table:style-name="ce200" office:value-type="float" office:value="1">
            <text:p>1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office:value-type="float" office:value="0.5">
            <office:annotation draw:style-name="gr6" draw:text-style-name="P1" svg:width="1.1413in" svg:height="0.2634in" svg:x="12.0059in" svg:y="3.4228in" draw:caption-point-x="-0.2402in" draw:caption-point-y="0.5976in">
              <dc:date>2017-11-2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1">
            <text:p>1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15">
            <text:p>15</text:p>
          </table:table-cell>
          <table:table-cell table:style-name="ce36" office:value-type="string">
            <text:p>HiepNH</text:p>
          </table:table-cell>
          <table:table-cell table:style-name="ce196" table:formula="of:=SUM([.D18:.AH18])" office:value-type="float" office:value="0.5">
            <text:p>0.5</text:p>
          </table:table-cell>
          <table:table-cell table:style-name="ce200" office:value-type="float" office:value="0.5">
            <office:annotation draw:style-name="gr7" draw:text-style-name="P1" svg:width="1.1413in" svg:height="1.0122in" svg:x="2.6457in" svg:y="3.6724in" draw:caption-point-x="-0.2402in" draw:caption-point-y="0.6028in">
              <dc:date>2017-11-07T00:00:00</dc:date>
              <text:p text:style-name="P1"><text:span text:style-name="T1">Ngủ quên, 9h11 vào cty</text:span></text:p>
              <text:p text:style-name="P1"><text:span text:style-name="T1"/></text:p>
              <text:p text:style-name="P1"><text:span text:style-name="T1">Buổi chiều, xin vào trễ 4h30 vào cty, tính off chiều</text:span></text:p>
            </office:annotation>
            <text:p>0.5</text:p>
          </table:table-cell>
          <table:table-cell table:style-name="ce200" office:value-type="float" office:value="0">
            <office:annotation draw:style-name="gr6" draw:text-style-name="P1" svg:width="1.1413in" svg:height="0.2634in" svg:x="3.1024in" svg:y="3.6677in" draw:caption-point-x="-0.2402in" draw:caption-point-y="0.6075in">
              <dc:date>2017-11-02T00:00:00</dc:date>
              <text:p text:style-name="P1"><text:span text:style-name="T1">8h43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9.7228in" svg:y="3.6748in" draw:caption-point-x="-0.2402in" draw:caption-point-y="0.6004in">
              <dc:date>2017-11-16T00:00:00</dc:date>
              <text:p text:style-name="P1"><text:span text:style-name="T1">Dậy muộn, 8h332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office:annotation draw:style-name="gr4" draw:text-style-name="P1" svg:width="1.1413in" svg:height="0.3902in" svg:x="11.5492in" svg:y="3.6764in" draw:caption-point-x="-0.2402in" draw:caption-point-y="0.5988in">
              <dc:date>2017-11-20T00:00:00</dc:date>
              <text:p text:style-name="P1"><text:span text:style-name="T1">Dậy trễ, 8h31 vào cty</text:span></text:p>
            </office:annotation>
            <text:p>0</text:p>
          </table:table-cell>
          <table:table-cell table:number-columns-repeated="4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16">
            <text:p>16</text:p>
          </table:table-cell>
          <table:table-cell table:style-name="ce36" office:value-type="string">
            <text:p>HieuNKT</text:p>
          </table:table-cell>
          <table:table-cell table:style-name="ce196" table:formula="of:=SUM([.D19:.AH19])" office:value-type="float" office:value="2">
            <text:p>2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1">
            <office:annotation office:display="true" draw:style-name="gr6" draw:text-style-name="P1" svg:width="1.1413in" svg:height="0.2634in" svg:x="12.9189in" svg:y="3.9378in" draw:caption-point-x="-0.2402in" draw:caption-point-y="0.5921in">
              <dc:date>2017-11-23T00:00:00</dc:date>
              <text:p text:style-name="P2"><text:span text:style-name="T1">Mẹ nhập viện</text:span></text:p>
            </office:annotation>
            <text:p>1</text:p>
          </table:table-cell>
          <table:table-cell table:style-name="ce200" office:value-type="float" office:value="1">
            <office:annotation office:display="true" draw:style-name="gr6" draw:text-style-name="P1" svg:width="1.1413in" svg:height="0.2634in" svg:x="12.2606in" svg:y="3.8543in" draw:caption-point-x="0.8748in" draw:caption-point-y="0.6756in">
              <dc:date>2017-11-23T00:00:00</dc:date>
              <text:p text:style-name="P2"><text:span text:style-name="T1">Mẹ nhập viện</text:span></text:p>
            </office:annotation>
            <text:p>1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17">
            <text:p>17</text:p>
          </table:table-cell>
          <table:table-cell table:style-name="ce36" office:value-type="string">
            <text:p>HungLV</text:p>
          </table:table-cell>
          <table:table-cell table:style-name="ce196" table:formula="of:=SUM([.D20:.AH20])" office:value-type="float" office:value="1">
            <text:p>1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.5">
            <office:annotation draw:style-name="gr4" draw:text-style-name="P1" svg:width="1.1413in" svg:height="0.3902in" svg:x="5.8421in" svg:y="4.1819in" draw:caption-point-x="-0.2402in" draw:caption-point-y="0.6024in">
              <dc:date>2017-11-09T00:00:00</dc:date>
              <text:p text:style-name="P1"><text:span text:style-name="T1">Bị bệnh, off chiều</text:span></text:p>
            </office:annotation>
            <text:p>0.5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3"/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0.5">
            <office:annotation office:display="true" draw:style-name="gr3" draw:text-style-name="P1" svg:width="1.1413in" svg:height="0.7012in" svg:x="7.865in" svg:y="3.9484in" draw:caption-point-x="1.6177in" draw:caption-point-y="0.8358in">
              <dc:date>2017-11-16T00:00:00</dc:date>
              <text:p text:style-name="P2"><text:span text:style-name="T1">Đón Ba Mẹ, xin về sớm 2h57</text:span></text:p>
              <text:p text:style-name="P2"><text:span text:style-name="T1"/></text:p>
              <text:p text:style-name="P2"><text:span text:style-name="T1">Tính off chiều</text:span></text:p>
            </office:annotation>
            <text:p>0.5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18">
            <text:p>18</text:p>
          </table:table-cell>
          <table:table-cell table:style-name="ce36" office:value-type="string">
            <text:p>HungNC</text:p>
          </table:table-cell>
          <table:table-cell table:style-name="ce196" table:formula="of:=SUM([.D21:.AH21])" office:value-type="float" office:value="0">
            <text:p>0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office:annotation draw:style-name="gr6" draw:text-style-name="P1" svg:width="1.1413in" svg:height="0.2634in" svg:x="4.9287in" svg:y="4.4331in" draw:caption-point-x="-0.2402in" draw:caption-point-y="0.6059in">
              <dc:date>2017-11-06T00:00:00</dc:date>
              <text:p text:style-name="P1"><text:span text:style-name="T1">8h31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5.8421in" svg:y="4.435in" draw:caption-point-x="-0.2402in" draw:caption-point-y="0.6039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3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19">
            <text:p>19</text:p>
          </table:table-cell>
          <table:table-cell table:style-name="ce36" office:value-type="string">
            <text:p>HungPN</text:p>
          </table:table-cell>
          <table:table-cell table:style-name="ce196" table:formula="of:=SUM([.D22:.AH22])" office:value-type="float" office:value="2">
            <text:p>2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style-name="ce200" office:value-type="float" office:value="1">
            <office:annotation draw:style-name="gr6" draw:text-style-name="P1" svg:width="1.1413in" svg:height="0.2634in" svg:x="8.2878in" svg:y="4.6878in" draw:caption-point-x="-0.2402in" draw:caption-point-y="0.6059in">
              <dc:date>2017-11-03T00:00:00</dc:date>
              <text:p text:style-name="P1"><text:span text:style-name="T1">Về thăm nhà</text:span></text:p>
            </office:annotation>
            <text:p>1</text:p>
          </table:table-cell>
          <table:table-cell table:number-columns-repeated="4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office:annotation draw:style-name="gr4" draw:text-style-name="P1" svg:width="1.1413in" svg:height="0.3902in" svg:x="11.5492in" svg:y="4.6949in" draw:caption-point-x="-0.2402in" draw:caption-point-y="0.5988in">
              <dc:date>2017-11-20T00:00:00</dc:date>
              <text:p text:style-name="P1"><text:span text:style-name="T1">Lấy laptop, xin đi trễ, 8h53 vào cty</text:span></text:p>
            </office:annotation>
            <text:p>0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13.3756in" svg:y="4.6988in" draw:caption-point-x="-0.2402in" draw:caption-point-y="0.5949in">
              <dc:date>2017-11-24T00:00:00</dc:date>
              <text:p text:style-name="P1"><text:span text:style-name="T1">Xin về sớm lúc 4h để về quê</text:span></text:p>
            </office:annotation>
            <text:p>0</text:p>
          </table:table-cell>
          <table:table-cell table:style-name="ce200" table:number-columns-repeated="2"/>
          <table:table-cell table:style-name="ce200" office:value-type="float" office:value="1">
            <office:annotation office:display="true" draw:style-name="gr4" draw:text-style-name="P1" svg:width="1.1413in" svg:height="0.3902in" svg:x="14.7457in" svg:y="4.6988in" draw:caption-point-x="-0.2402in" draw:caption-point-y="0.5949in">
              <dc:date>2017-11-27T00:00:00</dc:date>
              <text:p text:style-name="P1">Chở mẹ đi khám chân</text:p>
            </office:annotation>
            <text:p>1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20">
            <text:p>20</text:p>
          </table:table-cell>
          <table:table-cell table:style-name="ce62" office:value-type="string">
            <text:p>HuyDH</text:p>
          </table:table-cell>
          <table:table-cell table:style-name="ce196" table:formula="of:=SUM([.D23:.AH23])" office:value-type="float" office:value="6">
            <text:p>6</text:p>
          </table:table-cell>
          <table:table-cell table:style-name="ce200" table:number-columns-repeated="5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style-name="ce200" office:value-type="float" office:value="1">
            <office:annotation draw:style-name="gr4" draw:text-style-name="P1" svg:width="1.1413in" svg:height="0.3902in" svg:x="8.2878in" svg:y="4.9465in" draw:caption-point-x="-0.2402in" draw:caption-point-y="0.6016in">
              <dc:date>2017-11-14T00:00:00</dc:date>
              <text:p text:style-name="P1"><text:span text:style-name="T1">Bị đổi tàu, không về sg kịp</text:span></text:p>
            </office:annotation>
            <text:p>1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10.1791in" svg:y="4.948in" draw:caption-point-x="-0.2402in" draw:caption-point-y="0.6in">
              <dc:date>2017-11-17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200" table:number-columns-repeated="2"/>
          <table:table-cell table:style-name="ce200" office:value-type="float" office:value="0">
            <office:annotation draw:style-name="gr4" draw:text-style-name="P1" svg:width="1.1413in" svg:height="0.3902in" svg:x="11.5492in" svg:y="4.9492in" draw:caption-point-x="-0.2402in" draw:caption-point-y="0.5988in">
              <dc:date>2017-11-20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12.4622in" svg:y="4.9508in" draw:caption-point-x="-0.2402in" draw:caption-point-y="0.5972in">
              <dc:date>2017-11-22T00:00:00</dc:date>
              <text:p text:style-name="P1"><text:span text:style-name="T1">Kẹt xe, 8h35 vào <text:s/>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0">
            <office:annotation draw:style-name="gr2" draw:text-style-name="P1" svg:width="1.1413in" svg:height="0.5457in" svg:x="13.3756in" svg:y="4.9524in" draw:caption-point-x="-0.2402in" draw:caption-point-y="0.5957in">
              <dc:date>2017-11-24T00:00:00</dc:date>
              <text:p text:style-name="P1"><text:span text:style-name="T1">Kẹt xe, 8h31 vào cty</text:span></text:p>
              <text:p text:style-name="P1"><text:span text:style-name="T1"/></text:p>
            </office:annotation>
            <text:p>0</text:p>
          </table:table-cell>
          <table:table-cell table:style-name="ce200" table:number-columns-repeated="2"/>
          <table:table-cell table:style-name="ce200" office:value-type="float" office:value="1">
            <office:annotation draw:style-name="gr4" draw:text-style-name="P1" svg:width="1.1413in" svg:height="0.3902in" svg:x="14.7457in" svg:y="4.9531in" draw:caption-point-x="-0.2402in" draw:caption-point-y="0.5949in">
              <dc:date>2017-11-27T00:00:00</dc:date>
              <text:p text:style-name="P1">Nghỉ chăm sóc gia đình</text:p>
            </office:annotation>
            <text:p>1</text:p>
          </table:table-cell>
          <table:table-cell table:style-name="ce200" office:value-type="float" office:value="1">
            <office:annotation draw:style-name="gr4" draw:text-style-name="P1" svg:width="1.1413in" svg:height="0.3902in" svg:x="15.202in" svg:y="4.9531in" draw:caption-point-x="-0.2402in" draw:caption-point-y="0.5949in">
              <dc:date>2017-11-27T00:00:00</dc:date>
              <text:p text:style-name="P1">Nghỉ chăm sóc gia đình</text:p>
            </office:annotation>
            <text:p>1</text:p>
          </table:table-cell>
          <table:table-cell table:style-name="ce200" office:value-type="float" office:value="1">
            <office:annotation draw:style-name="gr4" draw:text-style-name="P1" svg:width="1.1413in" svg:height="0.3902in" svg:x="15.6587in" svg:y="4.9531in" draw:caption-point-x="-0.2402in" draw:caption-point-y="0.5949in">
              <dc:date>2017-11-27T00:00:00</dc:date>
              <text:p text:style-name="P1">Nghỉ chăm sóc gia đình</text:p>
            </office:annotation>
            <text:p>1</text:p>
          </table:table-cell>
          <table:table-cell table:style-name="ce200" office:value-type="float" office:value="1">
            <office:annotation draw:style-name="gr4" draw:text-style-name="P1" svg:width="1.1413in" svg:height="0.3902in" svg:x="16.1154in" svg:y="4.9531in" draw:caption-point-x="-0.2402in" draw:caption-point-y="0.5949in">
              <dc:date>2017-11-27T00:00:00</dc:date>
              <text:p text:style-name="P1">Nghỉ chăm sóc gia đình</text:p>
            </office:annotation>
            <text:p>1</text:p>
          </table:table-cell>
          <table:table-cell table:style-name="ce200" office:value-type="float" office:value="1">
            <office:annotation draw:style-name="gr4" draw:text-style-name="P1" svg:width="1.1413in" svg:height="0.3902in" svg:x="16.572in" svg:y="4.9531in" draw:caption-point-x="-0.2402in" draw:caption-point-y="0.5949in">
              <dc:date>2017-11-27T00:00:00</dc:date>
              <text:p text:style-name="P1">Nghỉ chăm sóc gia đình</text:p>
            </office:annotation>
            <text:p>1</text:p>
          </table:table-cell>
          <table:table-cell table:style-name="ce35" table:number-columns-repeated="952"/>
        </table:table-row>
        <table:table-row table:style-name="ro7">
          <table:table-cell table:style-name="ce60" office:value-type="float" office:value="21">
            <text:p>21</text:p>
          </table:table-cell>
          <table:table-cell table:style-name="ce36" office:value-type="string">
            <text:p>HuyNG</text:p>
          </table:table-cell>
          <table:table-cell table:style-name="ce196" table:formula="of:=SUM([.D24:.AH24])" office:value-type="float" office:value="0.5">
            <text:p>0.5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9.7228in" svg:y="5.2024in" draw:caption-point-x="-0.2402in" draw:caption-point-y="0.6004in">
              <dc:date>2017-11-16T00:00:00</dc:date>
              <text:p text:style-name="P1"><text:span text:style-name="T1">Đau bụng, 8h41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office:value-type="float" office:value="0.5">
            <office:annotation draw:style-name="gr4" draw:text-style-name="P1" svg:width="1.1413in" svg:height="0.3902in" svg:x="12.0059in" svg:y="5.2047in" draw:caption-point-x="-0.2402in" draw:caption-point-y="0.598in">
              <dc:date>2017-11-21T00:00:00</dc:date>
              <text:p text:style-name="P1"><text:span text:style-name="T1">Bị sốt, tiêu chảy, off sáng</text:span></text:p>
            </office:annotation>
            <text:p>0.5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12.9189in" svg:y="5.2059in" draw:caption-point-x="-0.2402in" draw:caption-point-y="0.5969in">
              <dc:date>2017-11-23T00:00:00</dc:date>
              <text:p text:style-name="P1"><text:span text:style-name="T1">Hư thẻ xe, 8h32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22">
            <text:p>22</text:p>
          </table:table-cell>
          <table:table-cell table:style-name="ce36" office:value-type="string">
            <text:p>KhaiLV</text:p>
          </table:table-cell>
          <table:table-cell table:style-name="ce196" table:formula="of:=SUM([.D25:.AH25])" office:value-type="float" office:value="2">
            <text:p>2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style-name="ce200" office:value-type="float" office:value="1">
            <office:annotation draw:style-name="gr6" draw:text-style-name="P1" svg:width="1.1413in" svg:height="0.2634in" svg:x="8.2878in" svg:y="5.4476in" draw:caption-point-x="-0.2402in" draw:caption-point-y="0.6098in">
              <dc:date>2017-10-24T00:00:00</dc:date>
              <text:p text:style-name="P1"><text:span text:style-name="T1">Về quê thăm nhà</text:span></text:p>
            </office:annotation>
            <text:p>1</text:p>
          </table:table-cell>
          <table:table-cell table:style-name="ce200" office:value-type="float" office:value="1">
            <office:annotation draw:style-name="gr6" draw:text-style-name="P1" svg:width="1.1413in" svg:height="0.2634in" svg:x="8.7768in" svg:y="5.4476in" draw:caption-point-x="-0.2402in" draw:caption-point-y="0.6098in">
              <dc:date>2017-10-24T00:00:00</dc:date>
              <text:p text:style-name="P1"><text:span text:style-name="T1">Về quê thăm nhà</text:span></text:p>
            </office:annotation>
            <text:p>1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office:annotation draw:style-name="gr6" draw:text-style-name="P1" svg:width="1.1413in" svg:height="0.2634in" svg:x="11.5492in" svg:y="5.4587in" draw:caption-point-x="-0.2402in" draw:caption-point-y="0.5988in">
              <dc:date>2017-11-20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23">
            <text:p>23</text:p>
          </table:table-cell>
          <table:table-cell table:style-name="ce36" office:value-type="string">
            <text:p>KhangNHH</text:p>
          </table:table-cell>
          <table:table-cell table:style-name="ce196" table:formula="of:=SUM([.D26:.AH26])" office:value-type="float" office:value="0">
            <text:p>0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9.7228in" svg:y="5.7118in" draw:caption-point-x="-0.2402in" draw:caption-point-y="0.6004in">
              <dc:date>2017-11-16T00:00:00</dc:date>
              <text:p text:style-name="P1"><text:span text:style-name="T1">Bận việc nhà, xin về sớm 3h55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24">
            <text:p>24</text:p>
          </table:table-cell>
          <table:table-cell table:style-name="ce36" office:value-type="string">
            <text:p>KienPT</text:p>
          </table:table-cell>
          <table:table-cell table:style-name="ce196" table:formula="of:=SUM([.D27:.AH27])" office:value-type="float" office:value="0">
            <text:p>0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3.1024in" svg:y="5.9591in" draw:caption-point-x="-0.2402in" draw:caption-point-y="0.6075in">
              <dc:date>2017-11-02T00:00:00</dc:date>
              <text:p text:style-name="P1"><text:span text:style-name="T1">8h45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5.3854in" svg:y="5.9622in" draw:caption-point-x="-0.2402in" draw:caption-point-y="0.6043in">
              <dc:date>2017-11-07T00:00:00</dc:date>
              <text:p text:style-name="P1"><text:span text:style-name="T1">Tập yoga, xin đi trễ, 8h36 vào cty</text:span></text:p>
            </office:annotation>
            <text:p>0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table:number-columns-repeated="3"/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9.7228in" svg:y="5.9661in" draw:caption-point-x="-0.2402in" draw:caption-point-y="0.6004in">
              <dc:date>2017-11-16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25">
            <text:p>25</text:p>
          </table:table-cell>
          <table:table-cell table:style-name="ce36" office:value-type="string">
            <text:p>KietNVT</text:p>
          </table:table-cell>
          <table:table-cell table:style-name="ce196" table:formula="of:=SUM([.D28:.AH28])" office:value-type="float" office:value="0">
            <text:p>0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0">
            <office:annotation draw:style-name="gr2" draw:text-style-name="P1" svg:width="1.1413in" svg:height="0.5457in" svg:x="9.7228in" svg:y="6.2209in" draw:caption-point-x="-0.2402in" draw:caption-point-y="0.6004in">
              <dc:date>2017-11-16T00:00:00</dc:date>
              <text:p text:style-name="P1"><text:span text:style-name="T1">Chở vợ đi khám thai, xin về sớm 4h11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26">
            <text:p>26</text:p>
          </table:table-cell>
          <table:table-cell table:style-name="ce36" office:value-type="string">
            <text:p>LinhBT</text:p>
          </table:table-cell>
          <table:table-cell table:style-name="ce196" table:formula="of:=SUM([.D29:.AH29])" office:value-type="float" office:value="0">
            <text:p>0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27">
            <text:p>27</text:p>
          </table:table-cell>
          <table:table-cell table:style-name="ce36" office:value-type="string">
            <text:p>MaiLT</text:p>
          </table:table-cell>
          <table:table-cell table:style-name="ce196" table:formula="of:=SUM([.D30:.AH30])" office:value-type="float" office:value="1.5">
            <text:p>1.5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1">
            <office:annotation draw:style-name="gr6" draw:text-style-name="P1" svg:width="1.1413in" svg:height="0.2634in" svg:x="6.3311in" svg:y="6.728in" draw:caption-point-x="-0.2402in" draw:caption-point-y="0.6024in">
              <dc:date>2017-11-09T00:00:00</dc:date>
              <text:p text:style-name="P1"><text:span text:style-name="T1">Bị bệnh</text:span></text:p>
            </office:annotation>
            <text:p>1</text:p>
          </table:table-cell>
          <table:table-cell table:style-name="ce200" table:number-columns-repeated="3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office:value-type="float" office:value="0.5">
            <office:annotation draw:style-name="gr4" draw:text-style-name="P1" svg:width="1.1413in" svg:height="0.3902in" svg:x="13.3756in" svg:y="6.7346in" draw:caption-point-x="-0.2402in" draw:caption-point-y="0.5957in">
              <dc:date>2017-11-24T00:00:00</dc:date>
              <text:p text:style-name="P1"><text:span text:style-name="T1">Khám bệnh, off sáng</text:span></text:p>
            </office:annotation>
            <text:p>0.5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8">
            <text:p>28</text:p>
          </table:table-cell>
          <table:table-cell table:style-name="ce162" office:value-type="string">
            <text:p>MaiNTT</text:p>
          </table:table-cell>
          <table:table-cell table:style-name="ce196" table:formula="of:=SUM([.D31:.AH31])" office:value-type="float" office:value="0">
            <text:p>0</text:p>
          </table:table-cell>
          <table:table-cell table:style-name="ce200" table:number-columns-repeated="31"/>
          <table:table-cell table:style-name="ce35" table:number-columns-repeated="952"/>
        </table:table-row>
        <table:table-row table:style-name="ro7">
          <table:table-cell table:style-name="ce60" office:value-type="float" office:value="29">
            <text:p>29</text:p>
          </table:table-cell>
          <table:table-cell table:style-name="ce36" office:value-type="string">
            <text:p>ManhNB</text:p>
          </table:table-cell>
          <table:table-cell table:style-name="ce196" table:formula="of:=SUM([.D32:.AH32])" office:value-type="float" office:value="0">
            <text:p>0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3.5591in" svg:y="7.226in" draw:caption-point-x="-0.2402in" draw:caption-point-y="0.6067in">
              <dc:date>2017-11-03T00:00:00</dc:date>
              <text:p text:style-name="P1"><text:span text:style-name="T1">8h34 vào cty</text:span></text:p>
            </office:annotation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5.3854in" svg:y="7.228in" draw:caption-point-x="-0.2402in" draw:caption-point-y="0.6047in">
              <dc:date>2017-11-07T00:00:00</dc:date>
              <text:p text:style-name="P1"><text:span text:style-name="T1">8h49 vào cty</text:span></text:p>
            </office:annotation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5.8421in" svg:y="7.2287in" draw:caption-point-x="-0.2402in" draw:caption-point-y="0.6039in">
              <dc:date>2017-11-08T00:00:00</dc:date>
              <text:p text:style-name="P1"><text:span text:style-name="T1">8h39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3"/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9.7228in" svg:y="7.2323in" draw:caption-point-x="-0.2402in" draw:caption-point-y="0.6004in">
              <dc:date>2017-11-16T00:00:00</dc:date>
              <text:p text:style-name="P1"><text:span text:style-name="T1">8h32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office:annotation draw:style-name="gr6" draw:text-style-name="P1" svg:width="1.1413in" svg:height="0.2634in" svg:x="11.5492in" svg:y="7.2339in" draw:caption-point-x="-0.2402in" draw:caption-point-y="0.5988in">
              <dc:date>2017-11-20T00:00:00</dc:date>
              <text:p text:style-name="P1"><text:span text:style-name="T1">8h34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0">
            <office:annotation draw:style-name="gr2" draw:text-style-name="P1" svg:width="1.1413in" svg:height="0.5457in" svg:x="12.4622in" svg:y="7.2354in" draw:caption-point-x="-0.2402in" draw:caption-point-y="0.5972in">
              <dc:date>2017-11-22T00:00:00</dc:date>
              <text:p text:style-name="P1"><text:span text:style-name="T1">Đi ngân hàng, xin đi trễ, 8h56 vào cty</text:span></text:p>
            </office:annotation>
            <text:p>0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0">
            <text:p>30</text:p>
          </table:table-cell>
          <table:table-cell table:style-name="ce36" office:value-type="string">
            <text:p>NamTH</text:p>
          </table:table-cell>
          <table:table-cell table:style-name="ce196" table:formula="of:=SUM([.D33:.AH33])" office:value-type="float" office:value="2">
            <text:p>2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number-columns-repeated="4"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10.1791in" svg:y="7.4874in" draw:caption-point-x="-0.2402in" draw:caption-point-y="0.6in">
              <dc:date>2017-11-17T00:00:00</dc:date>
              <text:p text:style-name="P1"><text:span text:style-name="T1">Đau bụng,xin đi trễ, 8h36 vào cty</text:span></text:p>
            </office:annotation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office:value-type="float" office:value="1">
            <office:annotation draw:style-name="gr6" draw:text-style-name="P1" svg:width="1.1413in" svg:height="0.2634in" svg:x="13.3756in" svg:y="7.4921in" draw:caption-point-x="-0.2402in" draw:caption-point-y="0.5953in">
              <dc:date>2017-11-24T00:00:00</dc:date>
              <text:p text:style-name="P1"><text:span text:style-name="T1">Đi du lịch</text:span></text:p>
            </office:annotation>
            <text:p>1</text:p>
          </table:table-cell>
          <table:table-cell table:style-name="ce200" table:number-columns-repeated="2"/>
          <table:table-cell table:style-name="ce200" office:value-type="float" office:value="1">
            <office:annotation draw:style-name="gr6" draw:text-style-name="P1" svg:width="1.1413in" svg:height="0.2634in" svg:x="14.7457in" svg:y="7.4921in" draw:caption-point-x="-0.2402in" draw:caption-point-y="0.5953in">
              <dc:date>2017-11-24T00:00:00</dc:date>
              <text:p text:style-name="P1"><text:span text:style-name="T1">Đi du lịch</text:span></text:p>
            </office:annotation>
            <text:p>1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31">
            <text:p>31</text:p>
          </table:table-cell>
          <table:table-cell table:style-name="ce36" office:value-type="string">
            <text:p>NamTV</text:p>
          </table:table-cell>
          <table:table-cell table:style-name="ce196" table:formula="of:=SUM([.D34:.AH34])" office:value-type="float" office:value="0">
            <text:p>0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5.8421in" svg:y="7.7311in" draw:caption-point-x="-0.2402in" draw:caption-point-y="0.6039in">
              <dc:date>2017-11-08T00:00:00</dc:date>
              <text:p text:style-name="P1"><text:span text:style-name="T1">8h49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3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32">
            <text:p>32</text:p>
          </table:table-cell>
          <table:table-cell table:style-name="ce36" office:value-type="string">
            <text:p>NhanHTH</text:p>
          </table:table-cell>
          <table:table-cell table:style-name="ce196" table:formula="of:=SUM([.D35:.AH35])" office:value-type="float" office:value="1">
            <text:p>1</text:p>
          </table:table-cell>
          <table:table-cell table:style-name="ce200" office:value-type="float" office:value="1">
            <office:annotation draw:style-name="gr6" draw:text-style-name="P1" svg:width="1.1413in" svg:height="0.2634in" svg:x="2.6457in" svg:y="7.9807in" draw:caption-point-x="-0.2402in" draw:caption-point-y="0.6091in">
              <dc:date>2017-10-26T00:00:00</dc:date>
              <text:p text:style-name="P1"><text:span text:style-name="T1">Xả tang cậu</text:span></text:p>
            </office:annotation>
            <text:p>1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0">
            <office:annotation draw:style-name="gr2" draw:text-style-name="P1" svg:width="1.1413in" svg:height="0.5457in" svg:x="9.7228in" svg:y="7.9894in" draw:caption-point-x="-0.2402in" draw:caption-point-y="0.6004in">
              <dc:date>2017-11-16T00:00:00</dc:date>
              <text:p text:style-name="P1"><text:span text:style-name="T1">Chích ngừa, xin đi trễ, 8h32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33">
            <text:p>33</text:p>
          </table:table-cell>
          <table:table-cell table:style-name="ce36" office:value-type="string">
            <text:p>NhanNM</text:p>
          </table:table-cell>
          <table:table-cell table:style-name="ce196" table:formula="of:=SUM([.D36:.AH36])" office:value-type="float" office:value="0.5">
            <text:p>0.5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style-name="ce200" office:value-type="float" office:value="0">
            <office:annotation draw:style-name="gr4" draw:text-style-name="P1" svg:width="1.1413in" svg:height="0.3902in" svg:x="8.2878in" svg:y="8.2433in" draw:caption-point-x="-0.2402in" draw:caption-point-y="0.6008in">
              <dc:date>2017-11-14T00:00:00</dc:date>
              <text:p text:style-name="P1"><text:span text:style-name="T1">Vào bvien, xin đi trễ, 9h vào cty</text:span></text:p>
            </office:annotation>
            <text:p>0</text:p>
          </table:table-cell>
          <table:table-cell table:style-name="ce200" office:value-type="float" office:value="0.5">
            <office:annotation draw:style-name="gr4" draw:text-style-name="P1" svg:width="1.1413in" svg:height="0.3902in" svg:x="8.7768in" svg:y="8.2433in" draw:caption-point-x="-0.2402in" draw:caption-point-y="0.6008in">
              <dc:date>2017-11-14T00:00:00</dc:date>
              <text:p text:style-name="P1"><text:span text:style-name="T1">Không khỏe, xin off sáng</text:span></text:p>
            </office:annotation>
            <text:p>0.5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">
            <office:annotation draw:style-name="gr2" draw:text-style-name="P1" svg:width="1.1413in" svg:height="0.5457in" svg:x="10.1791in" svg:y="8.2441in" draw:caption-point-x="-0.2402in" draw:caption-point-y="0.6in">
              <dc:date>2017-11-17T00:00:00</dc:date>
              <text:p text:style-name="P1"><text:span text:style-name="T1">Có việc riêng, xin đi trễ, 9h35 vào cty</text:span></text:p>
            </office:annotation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34">
            <text:p>34</text:p>
          </table:table-cell>
          <table:table-cell table:style-name="ce36" office:value-type="string">
            <text:p>NhungHTH</text:p>
          </table:table-cell>
          <table:table-cell table:style-name="ce196" table:formula="of:=SUM([.D37:.AH37])" office:value-type="float" office:value="5">
            <text:p>5</text:p>
          </table:table-cell>
          <table:table-cell table:style-name="ce200" office:value-type="float" office:value="1">
            <office:annotation draw:style-name="gr6" draw:text-style-name="P1" svg:width="1.1413in" svg:height="0.2634in" svg:x="2.6457in" svg:y="8.4744in" draw:caption-point-x="-0.2402in" draw:caption-point-y="0.6244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0" office:value-type="float" office:value="1">
            <office:annotation draw:style-name="gr6" draw:text-style-name="P1" svg:width="1.1413in" svg:height="0.2634in" svg:x="3.1024in" svg:y="8.4744in" draw:caption-point-x="-0.2402in" draw:caption-point-y="0.6244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0" office:value-type="float" office:value="1">
            <office:annotation draw:style-name="gr6" draw:text-style-name="P1" svg:width="1.1413in" svg:height="0.2634in" svg:x="3.5591in" svg:y="8.4744in" draw:caption-point-x="-0.2402in" draw:caption-point-y="0.6244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0" table:number-columns-repeated="2"/>
          <table:table-cell table:style-name="ce200" office:value-type="float" office:value="1">
            <office:annotation draw:style-name="gr6" draw:text-style-name="P1" svg:width="1.1413in" svg:height="0.2634in" svg:x="4.9287in" svg:y="8.4744in" draw:caption-point-x="-0.2402in" draw:caption-point-y="0.6244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0" office:value-type="float" office:value="1">
            <office:annotation draw:style-name="gr6" draw:text-style-name="P1" svg:width="1.1413in" svg:height="0.2634in" svg:x="5.3854in" svg:y="8.4744in" draw:caption-point-x="-0.2402in" draw:caption-point-y="0.6244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0" office:value-type="float" office:value="0">
            <office:annotation draw:style-name="gr2" draw:text-style-name="P1" svg:width="1.1413in" svg:height="0.5457in" svg:x="5.8421in" svg:y="8.4949in" draw:caption-point-x="-0.2402in" draw:caption-point-y="0.6039in">
              <dc:date>2017-11-08T00:00:00</dc:date>
              <text:p text:style-name="P1"><text:span text:style-name="T1">Vừa xuống sân bay, xin đi trễ, 9h10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3"/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9.7228in" svg:y="8.4988in" draw:caption-point-x="-0.2402in" draw:caption-point-y="0.6in">
              <dc:date>2017-11-16T00:00:00</dc:date>
              <text:p text:style-name="P1"><text:span text:style-name="T1">Nhà có việc, xin về sớm 5h</text:span></text:p>
            </office:annotation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10.1791in" svg:y="8.4988in" draw:caption-point-x="-0.2402in" draw:caption-point-y="0.6in">
              <dc:date>2017-11-17T00:00:00</dc:date>
              <text:p text:style-name="P1"><text:span text:style-name="T1">Dậy muộn, xin đi trễ, 8h43 vào cty</text:span></text:p>
            </office:annotation>
            <text:p>0</text:p>
          </table:table-cell>
          <table:table-cell table:style-name="ce200" table:number-columns-repeated="2"/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0">
            <office:annotation draw:style-name="gr2" draw:text-style-name="P1" svg:width="1.1413in" svg:height="0.5457in" svg:x="12.9189in" svg:y="8.5031in" draw:caption-point-x="-0.2402in" draw:caption-point-y="0.5957in">
              <dc:date>2017-11-23T00:00:00</dc:date>
              <text:p text:style-name="P1"><text:span text:style-name="T1">Xin về sớm khám bệnh, 4h về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office:annotation office:display="true" draw:style-name="gr4" draw:text-style-name="P1" svg:width="1.1413in" svg:height="0.3902in" svg:x="14.7457in" svg:y="8.5039in" draw:caption-point-x="-0.2402in" draw:caption-point-y="0.5949in">
              <dc:date>2017-11-27T00:00:00</dc:date>
              <text:p text:style-name="P1">Dậy muộn, xin đi trễ, 8h30 vào cty</text:p>
            </office:annotation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35">
            <text:p>35</text:p>
          </table:table-cell>
          <table:table-cell table:style-name="ce36" office:value-type="string">
            <text:p>NhuPHQ</text:p>
          </table:table-cell>
          <table:table-cell table:style-name="ce196" table:formula="of:=SUM([.D38:.AH38])" office:value-type="float" office:value="0.5">
            <text:p>0.5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0.5">
            <office:annotation draw:style-name="gr3" draw:text-style-name="P1" svg:width="1.1413in" svg:height="0.7012in" svg:x="3.1024in" svg:y="8.7461in" draw:caption-point-x="-0.2402in" draw:caption-point-y="0.6075in">
              <dc:date>2017-11-02T00:00:00</dc:date>
              <text:p text:style-name="P1"><text:span text:style-name="T1">Mẹ bi tăng huyết áp, chở mẹ đi khám bệnh, off sáng</text:span></text:p>
            </office:annotation>
            <text:p>0.5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office:annotation draw:style-name="gr4" draw:text-style-name="P1" svg:width="1.1413in" svg:height="0.3902in" svg:x="14.7457in" svg:y="8.7587in" draw:caption-point-x="-0.2402in" draw:caption-point-y="0.5949in">
              <dc:date>2017-11-27T00:00:00</dc:date>
              <text:p text:style-name="P1">Dậy muộn, 8h39 vào cty</text:p>
            </office:annotation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36">
            <text:p>36</text:p>
          </table:table-cell>
          <table:table-cell table:style-name="ce62" office:value-type="string">
            <text:p>PhuongTH</text:p>
          </table:table-cell>
          <table:table-cell table:style-name="ce196" table:formula="of:=SUM([.D39:.AH39])" office:value-type="float" office:value="0.5">
            <text:p>0.5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3.5591in" svg:y="9.0012in" draw:caption-point-x="-0.2402in" draw:caption-point-y="0.6067in">
              <dc:date>2017-11-03T00:00:00</dc:date>
              <text:p text:style-name="P1"><text:span text:style-name="T1">8h33 vào cty</text:span></text:p>
            </office:annotation>
            <text:p>0</text:p>
          </table:table-cell>
          <table:table-cell table:style-name="ce200" table:number-columns-repeated="2"/>
          <table:table-cell table:style-name="ce200" office:value-type="float" office:value="0.5">
            <office:annotation draw:style-name="gr2" draw:text-style-name="P1" svg:width="1.1413in" svg:height="0.5457in" svg:x="4.8858in" svg:y="9.1673in" draw:caption-point-x="-0.1972in" draw:caption-point-y="0.4406in">
              <dc:date>2017-11-06T00:00:00</dc:date>
              <text:p text:style-name="P1"><text:span text:style-name="T1">Xin đi trễ, 10h19 vào cty, tính off sáng</text:span></text:p>
            </office:annotation>
            <text:p>0.5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0">
            <office:annotation draw:style-name="gr2" draw:text-style-name="P1" svg:width="1.1413in" svg:height="0.5457in" svg:x="5.8421in" svg:y="9.0039in" draw:caption-point-x="-0.2402in" draw:caption-point-y="0.6039in">
              <dc:date>2017-11-08T00:00:00</dc:date>
              <text:p text:style-name="P1"><text:span text:style-name="T1">Đi vệ sinh máy ảnh, 8h45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3"/>
          <table:table-cell table:style-name="ce200" office:value-type="float" office:value="0">
            <text:p>0</text:p>
          </table:table-cell>
          <table:table-cell table:style-name="ce200" office:value-type="float" office:value="0">
            <office:annotation draw:style-name="gr2" draw:text-style-name="P1" svg:width="1.1413in" svg:height="0.5457in" svg:x="8.7768in" svg:y="9.0063in" draw:caption-point-x="-0.2402in" draw:caption-point-y="0.6016in">
              <dc:date>2017-11-14T00:00:00</dc:date>
              <text:p text:style-name="P1"><text:span text:style-name="T1">Sửa xe, xin đi trễ, 10h15 vào cty</text:span></text:p>
            </office:annotation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9.2661in" svg:y="9.0067in" draw:caption-point-x="-0.2402in" draw:caption-point-y="0.6012in">
              <dc:date>2017-11-15T00:00:00</dc:date>
              <text:p text:style-name="P1"><text:span text:style-name="T1">Kẹt xe, 8h38 vào cty</text:span></text:p>
            </office:annotation>
            <text:p>0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office:annotation draw:style-name="gr6" draw:text-style-name="P1" svg:width="1.1413in" svg:height="0.2634in" svg:x="11.5492in" svg:y="9.0091in" draw:caption-point-x="-0.2402in" draw:caption-point-y="0.5988in">
              <dc:date>2017-11-20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12.9189in" svg:y="9.011in" draw:caption-point-x="-0.2402in" draw:caption-point-y="0.5969in">
              <dc:date>2017-11-23T00:00:00</dc:date>
              <text:p text:style-name="P1"><text:span text:style-name="T1">8h33 vào cty</text:span></text:p>
            </office:annotation>
            <text:p>0</text:p>
          </table:table-cell>
          <table:table-cell table:style-name="ce200" office:value-type="float" office:value="0">
            <office:annotation office:display="true" draw:style-name="gr3" draw:text-style-name="P1" svg:width="1.1413in" svg:height="0.7012in" svg:x="12.5606in" svg:y="8.8496in" draw:caption-point-x="0.5748in" draw:caption-point-y="0.7583in">
              <dc:date>2017-11-24T00:00:00</dc:date>
              <text:p text:style-name="P2"><text:span text:style-name="T1">Checkup xe ở đại lý, xin đi trễ, 10h12 đến cty</text:span></text:p>
              <text:p text:style-name="P2"><text:span text:style-name="T1"/></text:p>
            </office:annotation>
            <text:p>0</text:p>
          </table:table-cell>
          <table:table-cell table:style-name="ce200" table:number-columns-repeated="2"/>
          <table:table-cell table:style-name="ce200" office:value-type="float" office:value="0">
            <office:annotation office:display="true" draw:style-name="gr4" draw:text-style-name="P1" svg:width="1.1413in" svg:height="0.3902in" svg:x="14.7457in" svg:y="9.013in" draw:caption-point-x="-0.2402in" draw:caption-point-y="0.5949in">
              <dc:date>2017-11-27T00:00:00</dc:date>
              <text:p text:style-name="P1">Dậy muộn, xin đi trễ, 9h24 đến cty</text:p>
            </office:annotation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37">
            <text:p>37</text:p>
          </table:table-cell>
          <table:table-cell table:style-name="ce38" office:value-type="string">
            <text:p>PhongPT</text:p>
          </table:table-cell>
          <table:table-cell table:style-name="ce196" table:formula="of:=SUM([.D40:.AH40])" office:value-type="float" office:value="3">
            <text:p>3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3.5591in" svg:y="9.2559in" draw:caption-point-x="-0.2402in" draw:caption-point-y="0.6067in">
              <dc:date>2017-11-03T00:00:00</dc:date>
              <text:p text:style-name="P1"><text:span text:style-name="T1">8h31 vào cty</text:span></text:p>
            </office:annotation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office:value-type="float" office:value="0.5">
            <office:annotation draw:style-name="gr4" draw:text-style-name="P1" svg:width="1.1413in" svg:height="0.3902in" svg:x="5.3854in" svg:y="9.2571in" draw:caption-point-x="-0.2402in" draw:caption-point-y="0.6055in">
              <dc:date>2017-11-06T00:00:00</dc:date>
              <text:p text:style-name="P1"><text:span text:style-name="T1">Thi giữa kì, off chiều</text:span></text:p>
            </office:annotation>
            <text:p>0.5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table:number-columns-repeated="3"/>
          <table:table-cell table:style-name="ce200" office:value-type="float" office:value="0.5">
            <office:annotation draw:style-name="gr2" draw:text-style-name="P1" svg:width="1.1413in" svg:height="0.5457in" svg:x="8.2878in" svg:y="9.2606in" draw:caption-point-x="-0.2402in" draw:caption-point-y="0.602in">
              <dc:date>2017-11-13T00:00:00</dc:date>
              <text:p text:style-name="P1"><text:span text:style-name="T1">Xe hư, 11h15 vào cty, tính off sáng</text:span></text:p>
            </office:annotation>
            <text:p>0.5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9.2661in" svg:y="9.2614in" draw:caption-point-x="-0.2402in" draw:caption-point-y="0.6012in">
              <dc:date>2017-11-15T00:00:00</dc:date>
              <text:p text:style-name="P1"><text:span text:style-name="T1">Xe hư, 9h57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0.5">
            <office:annotation draw:style-name="gr2" draw:text-style-name="P1" svg:width="1.1413in" svg:height="0.5457in" svg:x="11.5362in" svg:y="9.3689in" draw:caption-point-x="-1.5972in" draw:caption-point-y="0.4937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office:value-type="float" office:value="1">
            <office:annotation draw:style-name="gr2" draw:text-style-name="P1" svg:width="1.1413in" svg:height="0.5457in" svg:x="14.7327in" svg:y="9.3657in" draw:caption-point-x="-1.5972in" draw:caption-point-y="0.4969in">
              <dc:date>2017-09-22T00:00:00</dc:date>
              <text:p text:style-name="P1"><text:span text:style-name="T1">Đi học, off 0.5 ngày, làm remote 0.5 ngày</text:span></text:p>
            </office:annotation>
            <text:p>1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office:value-type="float" office:value="0.5">
            <office:annotation draw:style-name="gr6" draw:text-style-name="P1" svg:width="1.1413in" svg:height="0.2634in" svg:x="15.202in" svg:y="9.2646in" draw:caption-point-x="-0.2402in" draw:caption-point-y="0.598in">
              <dc:date>2017-11-20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200" table:number-columns-repeated="3"/>
          <table:table-cell table:style-name="ce35" table:number-columns-repeated="952"/>
        </table:table-row>
        <table:table-row table:style-name="ro7">
          <table:table-cell table:style-name="ce60" office:value-type="float" office:value="38">
            <text:p>38</text:p>
          </table:table-cell>
          <table:table-cell table:style-name="ce36" office:value-type="string">
            <text:p>PhongTH</text:p>
          </table:table-cell>
          <table:table-cell table:style-name="ce196" table:formula="of:=SUM([.D41:.AH41])" office:value-type="float" office:value="0">
            <text:p>0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3.5591in" svg:y="9.511in" draw:caption-point-x="-0.2402in" draw:caption-point-y="0.6063in">
              <dc:date>2017-11-03T00:00:00</dc:date>
              <text:p text:style-name="P1"><text:span text:style-name="T1">Ngủ quên, 9h vào cty</text:span></text:p>
            </office:annotation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39">
            <text:p>39</text:p>
          </table:table-cell>
          <table:table-cell table:style-name="ce36" office:value-type="string">
            <text:p>QuangVD</text:p>
          </table:table-cell>
          <table:table-cell table:style-name="ce196" table:formula="of:=SUM([.D42:.AH42])" office:value-type="float" office:value="0">
            <text:p>0</text:p>
          </table:table-cell>
          <table:table-cell table:style-name="ce200" table:number-columns-repeated="12"/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9.7228in" svg:y="9.7713in" draw:caption-point-x="-0.2402in" draw:caption-point-y="0.6004in">
              <dc:date>2017-11-16T00:00:00</dc:date>
              <text:p text:style-name="P1"><text:span text:style-name="T1">8h27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40">
            <text:p>40</text:p>
          </table:table-cell>
          <table:table-cell table:style-name="ce36" office:value-type="string">
            <text:p>TienND</text:p>
          </table:table-cell>
          <table:table-cell table:style-name="ce196" table:formula="of:=SUM([.D43:.AH43])" office:value-type="float" office:value="1">
            <text:p>1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0">
            <office:annotation draw:style-name="gr3" draw:text-style-name="P1" svg:width="1.1413in" svg:height="0.7012in" svg:x="3.1024in" svg:y="10.0217in" draw:caption-point-x="-0.2402in" draw:caption-point-y="0.6047in">
              <dc:date>2017-11-06T00:00:00</dc:date>
              <text:p text:style-name="P1"><text:span text:style-name="T1">Xin off chiều, nhưng sắp xếp được, nên vẫn đi làm</text:span></text:p>
            </office:annotation>
            <text:p>0</text:p>
          </table:table-cell>
          <table:table-cell table:style-name="ce200" office:value-type="float" office:value="1">
            <office:annotation draw:style-name="gr6" draw:text-style-name="P1" svg:width="1.1413in" svg:height="0.2634in" svg:x="3.5591in" svg:y="10.0165in" draw:caption-point-x="-0.2402in" draw:caption-point-y="0.6098in">
              <dc:date>2017-10-24T00:00:00</dc:date>
              <text:p text:style-name="P1"><text:span text:style-name="T1">Bận việc riêng</text:span></text:p>
            </office:annotation>
            <text:p>1</text:p>
          </table:table-cell>
          <table:table-cell table:style-name="ce200" table:number-columns-repeated="2"/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0">
            <office:annotation office:display="true" draw:style-name="gr2" draw:text-style-name="P1" svg:width="1.1413in" svg:height="0.5457in" svg:x="6.3311in" svg:y="10.0417in" draw:caption-point-x="-0.2402in" draw:caption-point-y="0.5846in">
              <dc:date>2017-11-08T00:00:00</dc:date>
              <text:p text:style-name="P2"><text:span text:style-name="T1">Làm remote buổi chiêu, vì chuẩn bị company trip</text:span></text:p>
            </office:annotation>
            <text:p>0</text:p>
          </table:table-cell>
          <table:table-cell table:style-name="ce200" table:number-columns-repeated="3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41">
            <text:p>41</text:p>
          </table:table-cell>
          <table:table-cell table:style-name="ce36" office:value-type="string">
            <text:p>ThaiNHQ</text:p>
          </table:table-cell>
          <table:table-cell table:style-name="ce196"/>
          <table:table-cell table:style-name="ce200" table:number-columns-repeated="16"/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42">
            <text:p>42</text:p>
          </table:table-cell>
          <table:table-cell table:style-name="ce36" office:value-type="string">
            <text:p>ThamDT</text:p>
          </table:table-cell>
          <table:table-cell table:style-name="ce196" table:formula="of:=SUM([.D45:.AH45])" office:value-type="float" office:value="1">
            <text:p>1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office:value-type="float" office:value="1">
            <office:annotation draw:style-name="gr6" draw:text-style-name="P1" svg:width="1.1413in" svg:height="0.2634in" svg:x="13.3756in" svg:y="10.5402in" draw:caption-point-x="-0.2402in" draw:caption-point-y="0.5953in">
              <dc:date>2017-11-24T00:00:00</dc:date>
              <text:p text:style-name="P1"><text:span text:style-name="T1">Đi khám thai</text:span></text:p>
            </office:annotation>
            <text:p>1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43">
            <text:p>43</text:p>
          </table:table-cell>
          <table:table-cell table:style-name="ce36" office:value-type="string">
            <text:p>ThaoDTN</text:p>
          </table:table-cell>
          <table:table-cell table:style-name="ce196" table:formula="of:=SUM([.D46:.AH46])" office:value-type="float" office:value="1">
            <text:p>1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style-name="ce200" office:value-type="float" office:value="0"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8.7768in" svg:y="10.7886in" draw:caption-point-x="-0.2402in" draw:caption-point-y="0.6016in">
              <dc:date>2017-11-14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10.1791in" svg:y="10.7902in" draw:caption-point-x="-0.2402in" draw:caption-point-y="0.6in">
              <dc:date>2017-11-17T00:00:00</dc:date>
              <text:p text:style-name="P1"><text:span text:style-name="T1">Kẹt xe, 8h31 vào cty</text:span></text:p>
            </office:annotation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1">
            <office:annotation draw:style-name="gr6" draw:text-style-name="P1" svg:width="1.1413in" svg:height="0.2634in" svg:x="14.7457in" svg:y="10.7953in" draw:caption-point-x="-0.2402in" draw:caption-point-y="0.5949in">
              <dc:date>2017-11-27T00:00:00</dc:date>
              <text:p text:style-name="P1">Ghé trường</text:p>
            </office:annotation>
            <text:p>1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44">
            <text:p>44</text:p>
          </table:table-cell>
          <table:table-cell table:style-name="ce36" office:value-type="string">
            <text:p>ThinhT</text:p>
          </table:table-cell>
          <table:table-cell table:style-name="ce196" table:formula="of:=SUM([.D47:.AH47])" office:value-type="float" office:value="1">
            <text:p>1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1">
            <office:annotation draw:style-name="gr6" draw:text-style-name="P1" svg:width="1.1413in" svg:height="0.2634in" svg:x="6.3311in" svg:y="11.039in" draw:caption-point-x="-0.2402in" draw:caption-point-y="0.6059in">
              <dc:date>2017-11-06T00:00:00</dc:date>
              <text:p text:style-name="P1"><text:span text:style-name="T1">Đón bạn gái</text:span></text:p>
            </office:annotation>
            <text:p>1</text:p>
          </table:table-cell>
          <table:table-cell table:style-name="ce200" table:number-columns-repeated="3"/>
          <table:table-cell table:style-name="ce200" office:value-type="float" office:value="0">
            <office:annotation draw:style-name="gr6" draw:text-style-name="P1" svg:width="1.1413in" svg:height="0.2634in" svg:x="8.2878in" svg:y="11.0425in" draw:caption-point-x="-0.2402in" draw:caption-point-y="0.6024in">
              <dc:date>2017-11-1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3"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12.9189in" svg:y="11.048in" draw:caption-point-x="-0.2402in" draw:caption-point-y="0.5969in">
              <dc:date>2017-11-23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45">
            <text:p>45</text:p>
          </table:table-cell>
          <table:table-cell table:style-name="ce36" office:value-type="string">
            <text:p>ThuyCNTA</text:p>
          </table:table-cell>
          <table:table-cell table:style-name="ce196" table:formula="of:=SUM([.D48:.AH48])" office:value-type="float" office:value="1">
            <text:p>1</text:p>
          </table:table-cell>
          <table:table-cell table:style-name="ce200" office:value-type="float" office:value="0.5">
            <office:annotation draw:style-name="gr4" draw:text-style-name="P1" svg:width="1.1413in" svg:height="0.3902in" svg:x="2.6457in" svg:y="11.2909in" draw:caption-point-x="-0.2402in" draw:caption-point-y="0.6083in">
              <dc:date>2017-10-31T00:00:00</dc:date>
              <text:p text:style-name="P1"><text:span text:style-name="T1">Lấy kết quả xét nghiệm, off chiều</text:span></text:p>
            </office:annotation>
            <text:p>0.5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4" table:style-name="ce200" office:value-type="float" office:value="0">
            <text:p>0</text:p>
          </table:table-cell>
          <table:table-cell table:style-name="ce200" table:number-columns-repeated="3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.5">
            <office:annotation draw:style-name="gr3" draw:text-style-name="P1" svg:width="1.1413in" svg:height="0.7012in" svg:x="11.5492in" svg:y="11.302in" draw:caption-point-x="-0.2402in" draw:caption-point-y="0.5972in">
              <dc:date>2017-11-20T00:00:00</dc:date>
              <text:p text:style-name="P1"><text:span text:style-name="T1">Xin đi trễ, 10h18 vào cty</text:span></text:p>
              <text:p text:style-name="P1"><text:span text:style-name="T1"/></text:p>
              <text:p text:style-name="P1"><text:span text:style-name="T1">Tính off sáng</text:span></text:p>
            </office:annotation>
            <text:p>0.5</text:p>
          </table:table-cell>
          <table:table-cell table:number-columns-repeated="4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46">
            <text:p>46</text:p>
          </table:table-cell>
          <table:table-cell table:style-name="ce36" office:value-type="string">
            <text:p>ThuyLTT</text:p>
          </table:table-cell>
          <table:table-cell table:style-name="ce196" table:formula="of:=SUM([.D49:.AH49])" office:value-type="float" office:value="2">
            <text:p>2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0.5">
            <office:annotation draw:style-name="gr4" draw:text-style-name="P1" svg:width="1.1413in" svg:height="0.3902in" svg:x="3.1024in" svg:y="11.5465in" draw:caption-point-x="-0.2402in" draw:caption-point-y="0.6075in">
              <dc:date>2017-11-02T00:00:00</dc:date>
              <text:p text:style-name="P1"><text:span text:style-name="T1">10h5' vào cty, tính off sáng</text:span></text:p>
            </office:annotation>
            <text:p>0.5</text:p>
          </table:table-cell>
          <table:table-cell table:style-name="ce200" office:value-type="float" office:value="0">
            <office:annotation draw:style-name="gr6" draw:text-style-name="P1" svg:width="1.1413in" svg:height="0.2634in" svg:x="3.5591in" svg:y="11.5472in" draw:caption-point-x="-0.2402in" draw:caption-point-y="0.6067in">
              <dc:date>2017-11-03T00:00:00</dc:date>
              <text:p text:style-name="P1"><text:span text:style-name="T1">8h37 vào cty</text:span></text:p>
            </office:annotation>
            <text:p>0</text:p>
          </table:table-cell>
          <table:table-cell table:style-name="ce200" table:number-columns-repeated="2"/>
          <table:table-cell table:style-name="ce200" office:value-type="float" office:value="0.5">
            <office:annotation draw:style-name="gr4" draw:text-style-name="P1" svg:width="1.1413in" svg:height="0.3902in" svg:x="4.9287in" svg:y="11.5484in" draw:caption-point-x="-0.2402in" draw:caption-point-y="0.6055in">
              <dc:date>2017-11-06T00:00:00</dc:date>
              <text:p text:style-name="P1"><text:span text:style-name="T1">10h31 vào cty, tính off sáng</text:span></text:p>
            </office:annotation>
            <text:p>0.5</text:p>
          </table:table-cell>
          <table:table-cell table:style-name="ce200" office:value-type="float" office:value="0">
            <office:annotation draw:style-name="gr6" draw:text-style-name="P1" svg:width="1.1413in" svg:height="0.2634in" svg:x="5.3854in" svg:y="11.5492in" draw:caption-point-x="-0.2402in" draw:caption-point-y="0.6047in">
              <dc:date>2017-11-07T00:00:00</dc:date>
              <text:p text:style-name="P1"><text:span text:style-name="T1">8h42 vào cty</text:span></text:p>
            </office:annotation>
            <text:p>0</text:p>
          </table:table-cell>
          <table:table-cell table:style-name="ce200" office:value-type="float" office:value="0.5">
            <office:annotation draw:style-name="gr2" draw:text-style-name="P1" svg:width="1.1413in" svg:height="0.5457in" svg:x="5.8421in" svg:y="11.55in" draw:caption-point-x="-0.2402in" draw:caption-point-y="0.6039in">
              <dc:date>2017-11-08T00:00:00</dc:date>
              <text:p text:style-name="P1"><text:span text:style-name="T1">Bận việc, xin đi trễ, 10h03 vào cty, tính off sáng</text:span></text:p>
            </office:annotation>
            <text:p>0.5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3"/>
          <table:table-cell table:style-name="ce200" office:value-type="float" office:value="0">
            <office:annotation draw:style-name="gr2" draw:text-style-name="P1" svg:width="1.1413in" svg:height="0.5457in" svg:x="6.2295in" svg:y="11.6917in" draw:caption-point-x="1.8181in" draw:caption-point-y="0.4622in">
              <dc:date>2017-11-15T00:00:00</dc:date>
              <text:p text:style-name="P1"><text:span text:style-name="T1">Quên laptop, xin đi trễ, 8h57 vào cty</text:span></text:p>
            </office:annotation>
            <text:p>0</text:p>
          </table:table-cell>
          <table:table-cell table:style-name="ce200" office:value-type="float" office:value="0.5">
            <office:annotation draw:style-name="gr2" draw:text-style-name="P1" svg:width="1.1413in" svg:height="0.5457in" svg:x="8.7768in" svg:y="11.5528in" draw:caption-point-x="-0.2402in" draw:caption-point-y="0.6012in">
              <dc:date>2017-11-14T00:00:00</dc:date>
              <text:p text:style-name="P1"><text:span text:style-name="T1">Bị mệt, chóng mặt, 2h20 vào cty</text:span></text:p>
            </office:annotation>
            <text:p>0.5</text:p>
          </table:table-cell>
          <table:table-cell table:style-name="ce200" office:value-type="float" office:value="0">
            <office:annotation draw:style-name="gr4" draw:text-style-name="P1" svg:width="1.1413in" svg:height="0.3902in" svg:x="9.2661in" svg:y="11.5528in" draw:caption-point-x="-0.2402in" draw:caption-point-y="0.6012in">
              <dc:date>2017-11-15T00:00:00</dc:date>
              <text:p text:style-name="P1"><text:span text:style-name="T1">Dậy muộn, 8h35 vào cty</text:span></text:p>
            </office:annotation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9.7228in" svg:y="11.5535in" draw:caption-point-x="-0.2402in" draw:caption-point-y="0.6004in">
              <dc:date>2017-11-16T00:00:00</dc:date>
              <text:p text:style-name="P1"><text:span text:style-name="T1">Đi ủy ban, xin đi trễ, 9h47 vào cty</text:span></text:p>
            </office:annotation>
            <text:p>0</text:p>
          </table:table-cell>
          <table:table-cell table:style-name="ce200" office:value-type="float" office:value="0">
            <office:annotation draw:style-name="gr2" draw:text-style-name="P1" svg:width="1.1413in" svg:height="0.5457in" svg:x="10.1791in" svg:y="11.5539in" draw:caption-point-x="-0.2402in" draw:caption-point-y="0.6in">
              <dc:date>2017-11-17T00:00:00</dc:date>
              <text:p text:style-name="P1"><text:span text:style-name="T1">Có việc riêng, xin đi trễ, 9h35 vào cty</text:span></text:p>
            </office:annotation>
            <text:p>0</text:p>
          </table:table-cell>
          <table:table-cell table:style-name="ce200" table:number-columns-repeated="2"/>
          <table:table-cell table:style-name="ce200" office:value-type="float" office:value="0">
            <office:annotation draw:style-name="gr4" draw:text-style-name="P1" svg:width="1.1413in" svg:height="0.3902in" svg:x="11.5492in" svg:y="11.5551in" draw:caption-point-x="-0.2402in" draw:caption-point-y="0.5988in">
              <dc:date>2017-11-20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200" office:value-type="float" office:value="0">
            <office:annotation draw:style-name="gr2" draw:text-style-name="P1" svg:width="1.1413in" svg:height="0.5457in" svg:x="12.0059in" svg:y="11.5559in" draw:caption-point-x="-0.2402in" draw:caption-point-y="0.598in">
              <dc:date>2017-11-21T00:00:00</dc:date>
              <text:p text:style-name="P1"><text:span text:style-name="T1">Qua nhà cô kế toán, 10h24 vào cty</text:span></text:p>
            </office:annotation>
            <text:p>0</text:p>
          </table:table-cell>
          <table:table-cell table:style-name="ce200" office:value-type="float" office:value="0">
            <office:annotation draw:style-name="gr2" draw:text-style-name="P1" svg:width="1.1413in" svg:height="0.5457in" svg:x="12.4622in" svg:y="11.5567in" draw:caption-point-x="-0.2402in" draw:caption-point-y="0.5972in">
              <dc:date>2017-11-22T00:00:00</dc:date>
              <text:p text:style-name="P1"><text:span text:style-name="T1">Bận việc nhà, xin đi trễ, 9h58 vào cty</text:span></text:p>
            </office:annotation>
            <text:p>0</text:p>
          </table:table-cell>
          <table:table-cell table:style-name="ce200" office:value-type="float" office:value="0">
            <office:annotation office:display="true" draw:style-name="gr3" draw:text-style-name="P1" svg:width="1.1413in" svg:height="0.7012in" svg:x="11.561in" svg:y="11.0528in" draw:caption-point-x="1.1177in" draw:caption-point-y="1.1012in">
              <dc:date>2017-11-24T00:00:00</dc:date>
              <text:p text:style-name="P2"><text:span text:style-name="T1">Chóng mặt, xin đi trễ, 9h08 đến cty</text:span></text:p>
            </office:annotation>
            <text:p>0</text:p>
          </table:table-cell>
          <table:table-cell table:style-name="ce200" office:value-type="float" office:value="0">
            <office:annotation office:display="true" draw:style-name="gr4" draw:text-style-name="P1" svg:width="1.1413in" svg:height="0.3902in" svg:x="12.861in" svg:y="11.602in" draw:caption-point-x="0.2744in" draw:caption-point-y="0.552in">
              <dc:date>2017-11-24T00:00:00</dc:date>
              <text:p text:style-name="P2"><text:span text:style-name="T1">Dậy muộn, xin đi trễ, 9h25 đến cty</text:span></text:p>
            </office:annotation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47">
            <text:p>47</text:p>
          </table:table-cell>
          <table:table-cell table:style-name="ce36" office:value-type="string">
            <text:p>ThuyenTTN</text:p>
          </table:table-cell>
          <table:table-cell table:style-name="ce196" table:formula="of:=SUM([.D50:.AH50])" office:value-type="float" office:value="0">
            <text:p>0</text:p>
          </table:table-cell>
          <table:table-cell table:style-name="ce200" table:number-columns-repeated="1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48">
            <text:p>48</text:p>
          </table:table-cell>
          <table:table-cell table:style-name="ce36" office:value-type="string">
            <text:p>TruyenLVC</text:p>
          </table:table-cell>
          <table:table-cell table:style-name="ce196" table:formula="of:=SUM([.D51:.AH51])" office:value-type="float" office:value="3">
            <text:p>3</text:p>
          </table:table-cell>
          <table:table-cell table:style-name="ce200" office:value-type="float" office:value="0">
            <office:annotation draw:style-name="gr6" draw:text-style-name="P1" svg:width="1.1413in" svg:height="0.2634in" svg:x="2.6457in" svg:y="12.0555in" draw:caption-point-x="-0.2402in" draw:caption-point-y="0.6079in">
              <dc:date>2017-11-01T00:00:00</dc:date>
              <text:p text:style-name="P1"><text:span text:style-name="T1">8h35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3.5591in" svg:y="12.0567in" draw:caption-point-x="-0.2402in" draw:caption-point-y="0.6067in">
              <dc:date>2017-11-03T00:00:00</dc:date>
              <text:p text:style-name="P1"><text:span text:style-name="T1">8h32 vào cty</text:span></text:p>
            </office:annotation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office:value-type="float" office:value="0.5">
            <office:annotation draw:style-name="gr4" draw:text-style-name="P1" svg:width="1.1413in" svg:height="0.3902in" svg:x="5.3854in" svg:y="12.0587in" draw:caption-point-x="-0.2402in" draw:caption-point-y="0.6047in">
              <dc:date>2017-11-07T00:00:00</dc:date>
              <text:p text:style-name="P1"><text:span text:style-name="T1">Chở cháu đi khám bệnh</text:span></text:p>
            </office:annotation>
            <text:p>0.5</text:p>
          </table:table-cell>
          <table:table-cell table:style-name="ce200" office:value-type="float" office:value="0">
            <office:annotation draw:style-name="gr6" draw:text-style-name="P1" svg:width="1.1413in" svg:height="0.2634in" svg:x="5.8421in" svg:y="12.0594in" draw:caption-point-x="-0.2402in" draw:caption-point-y="0.6039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3"/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1">
            <office:annotation draw:style-name="gr6" draw:text-style-name="P1" svg:width="1.1413in" svg:height="0.2634in" svg:x="9.2661in" svg:y="12.0622in" draw:caption-point-x="-0.2402in" draw:caption-point-y="0.6012in">
              <dc:date>2017-11-15T00:00:00</dc:date>
              <text:p text:style-name="P1"><text:span text:style-name="T1">Bị sốt</text:span></text:p>
            </office:annotation>
            <text:p>1</text:p>
          </table:table-cell>
          <table:table-cell table:style-name="ce200" office:value-type="float" office:value="0.5">
            <office:annotation draw:style-name="gr2" draw:text-style-name="P1" svg:width="1.1413in" svg:height="0.5457in" svg:x="10.4516in" svg:y="12.3307in" draw:caption-point-x="-0.9689in" draw:caption-point-y="0.3327in">
              <dc:date>2017-11-17T00:00:00</dc:date>
              <text:p text:style-name="P1"><text:span text:style-name="T1">Bận việc cá nhân, xin off chiều, 3h19 về</text:span></text:p>
            </office:annotation>
            <text:p>0.5</text:p>
          </table:table-cell>
          <table:table-cell table:style-name="ce200" office:value-type="float" office:value="0">
            <office:annotation draw:style-name="gr4" draw:text-style-name="P1" svg:width="1.1413in" svg:height="0.3902in" svg:x="10.1791in" svg:y="12.0638in" draw:caption-point-x="-0.2402in" draw:caption-point-y="0.5996in">
              <dc:date>2017-11-17T00:00:00</dc:date>
              <text:p text:style-name="P1"><text:span text:style-name="T1">Có việc, xin về sớm, 4h30</text:span></text:p>
            </office:annotation>
            <text:p>0</text:p>
          </table:table-cell>
          <table:table-cell table:style-name="ce200" table:number-columns-repeated="2"/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.5">
            <office:annotation draw:style-name="gr4" draw:text-style-name="P1" svg:width="1.1413in" svg:height="0.3902in" svg:x="12.4622in" svg:y="12.0661in" draw:caption-point-x="-0.2402in" draw:caption-point-y="0.5972in">
              <dc:date>2017-11-22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200" office:value-type="float" office:value="0">
            <text:p>0</text:p>
          </table:table-cell>
          <table:table-cell table:style-name="ce200" office:value-type="float" office:value="0.5">
            <office:annotation draw:style-name="gr4" draw:text-style-name="P1" svg:width="1.1413in" svg:height="0.3902in" svg:x="13.3756in" svg:y="12.0654in" draw:caption-point-x="-0.2402in" draw:caption-point-y="0.598in">
              <dc:date>2017-11-21T00:00:00</dc:date>
              <text:p text:style-name="P1"><text:span text:style-name="T1">Bận việc riêng, xin off sáng</text:span></text:p>
            </office:annotation>
            <text:p>0.5</text:p>
          </table:table-cell>
          <table:table-cell table:style-name="ce200" table:number-columns-repeated="2"/>
          <table:table-cell table:style-name="ce200" office:value-type="float" office:value="0">
            <office:annotation office:display="true" draw:style-name="gr4" draw:text-style-name="P1" svg:width="1.1413in" svg:height="0.3902in" svg:x="14.7457in" svg:y="12.0685in" draw:caption-point-x="-0.2402in" draw:caption-point-y="0.5949in">
              <dc:date>2017-11-27T00:00:00</dc:date>
              <text:p text:style-name="P1">Xe hư, 9h08 đến cty</text:p>
            </office:annotation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49">
            <text:p>49</text:p>
          </table:table-cell>
          <table:table-cell table:style-name="ce62" office:value-type="string">
            <text:p>VietBA</text:p>
          </table:table-cell>
          <table:table-cell table:style-name="ce196" table:formula="of:=SUM([.D52:.AH52])" office:value-type="float" office:value="0"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2.6457in" svg:y="12.3098in" draw:caption-point-x="-0.2402in" draw:caption-point-y="0.6079in">
              <dc:date>2017-11-01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office:annotation draw:style-name="gr6" draw:text-style-name="P1" svg:width="1.1413in" svg:height="0.2634in" svg:x="4.9287in" svg:y="12.3118in" draw:caption-point-x="-0.2402in" draw:caption-point-y="0.6059in">
              <dc:date>2017-11-06T00:00:00</dc:date>
              <text:p text:style-name="P1"><text:span text:style-name="T1">8h33 vào cty</text:span></text:p>
            </office:annotation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5.3854in" svg:y="12.313in" draw:caption-point-x="-0.2402in" draw:caption-point-y="0.6047in">
              <dc:date>2017-11-07T00:00:00</dc:date>
              <text:p text:style-name="P1"><text:span text:style-name="T1">8h33 vào cty</text:span></text:p>
            </office:annotation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5.8421in" svg:y="12.3138in" draw:caption-point-x="-0.2402in" draw:caption-point-y="0.6039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3"/>
          <table:table-cell table:style-name="ce200" office:value-type="float" office:value="0">
            <office:annotation draw:style-name="gr6" draw:text-style-name="P1" svg:width="1.1413in" svg:height="0.2634in" svg:x="8.2878in" svg:y="12.3154in" draw:caption-point-x="-0.2402in" draw:caption-point-y="0.6024in">
              <dc:date>2017-11-13T00:00:00</dc:date>
              <text:p text:style-name="P1"><text:span text:style-name="T1">8h33 vào cty</text:span></text:p>
            </office:annotation>
            <text:p>0</text:p>
          </table:table-cell>
          <table:table-cell table:style-name="ce200" office:value-type="float" office:value="0">
            <office:annotation draw:style-name="gr6" draw:text-style-name="P1" svg:width="1.1413in" svg:height="0.2634in" svg:x="8.7768in" svg:y="12.3161in" draw:caption-point-x="-0.2402in" draw:caption-point-y="0.6016in">
              <dc:date>2017-11-1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office:annotation draw:style-name="gr4" draw:text-style-name="P1" svg:width="1.1413in" svg:height="0.3902in" svg:x="11.5492in" svg:y="12.3189in" draw:caption-point-x="-0.2402in" draw:caption-point-y="0.5988in">
              <dc:date>2017-11-20T00:00:00</dc:date>
              <text:p text:style-name="P1"><text:span text:style-name="T1">Bận việc nhà, 8h41 vào cty</text:span></text:p>
            </office:annotation>
            <text:p>0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12.9189in" svg:y="12.3213in" draw:caption-point-x="-0.2402in" draw:caption-point-y="0.5965in">
              <dc:date>2017-11-23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7">
          <table:table-cell table:style-name="ce60" office:value-type="float" office:value="50">
            <text:p>50</text:p>
          </table:table-cell>
          <table:table-cell table:style-name="ce36" office:value-type="string">
            <text:p>VinhP</text:p>
          </table:table-cell>
          <table:table-cell table:style-name="ce196" table:formula="of:=SUM([.D53:.AH53])" office:value-type="float" office:value="0">
            <text:p>0</text:p>
          </table:table-cell>
          <table:table-cell table:number-columns-repeated="3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office:value-type="float" office:value="0">
            <office:annotation draw:style-name="gr4" draw:text-style-name="P1" svg:width="1.1413in" svg:height="0.3902in" svg:x="5.3854in" svg:y="12.5681in" draw:caption-point-x="-0.2402in" draw:caption-point-y="0.6043in">
              <dc:date>2017-11-07T00:00:00</dc:date>
              <text:p text:style-name="P1"><text:span text:style-name="T1">Xe hư, 8h50 vào cty</text:span></text:p>
            </office:annotation>
            <text:p>0</text:p>
          </table:table-cell>
          <table:table-cell table:number-columns-repeated="2" table:style-name="ce200" office:value-type="float" office:value="0">
            <text:p>0</text:p>
          </table:table-cell>
          <table:table-cell table:style-name="ce200" table:number-columns-repeated="3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number-columns-repeated="5" table:style-name="ce200" office:value-type="float" office:value="0">
            <text:p>0</text:p>
          </table:table-cell>
          <table:table-cell table:style-name="ce200" table:number-columns-repeated="2"/>
          <table:table-cell table:style-name="ce200" office:value-type="float" office:value="0">
            <text:p>0</text:p>
          </table:table-cell>
          <table:table-cell table:style-name="ce200" table:number-columns-repeated="4"/>
          <table:table-cell table:style-name="ce35" table:number-columns-repeated="952"/>
        </table:table-row>
        <table:table-row table:style-name="ro2" table:number-rows-repeated="65355">
          <table:table-cell table:style-name="ce35" table:number-columns-repeated="3"/>
          <table:table-cell table:style-name="ce201" table:number-columns-repeated="31"/>
          <table:table-cell table:style-name="ce35" table:number-columns-repeated="952"/>
        </table:table-row>
        <table:table-row table:style-name="ro2" table:number-rows-repeated="49">
          <table:table-cell table:style-name="ce35" table:number-columns-repeated="3"/>
          <table:table-cell table:style-name="ce201"/>
          <table:table-cell table:number-columns-repeated="27"/>
          <table:table-cell table:style-name="ce201" table:number-columns-repeated="3"/>
          <table:table-cell table:style-name="ce35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2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13"/>
        <table:table-column table:style-name="co26" table:number-columns-repeated="7" table:default-cell-style-name="ce213"/>
        <table:table-column table:style-name="co25" table:number-columns-repeated="16" table:default-cell-style-name="ce213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208" table:number-columns-repeated="8"/>
          <table:table-cell table:style-name="ce214" office:value-type="string" table:number-columns-spanned="2" table:number-rows-spanned="1">
            <text:p>Month</text:p>
          </table:table-cell>
          <table:covered-table-cell table:style-name="ce215"/>
          <table:table-cell table:style-name="ce216" table:content-validation-name="val1" office:value-type="float" office:value="12" table:number-columns-spanned="2" table:number-rows-spanned="1">
            <text:p>12</text:p>
          </table:table-cell>
          <table:covered-table-cell table:style-name="ce215"/>
          <table:table-cell table:style-name="ce214" office:value-type="string" table:number-columns-spanned="2" table:number-rows-spanned="1">
            <text:p>Year</text:p>
          </table:table-cell>
          <table:covered-table-cell table:style-name="ce215"/>
          <table:table-cell table:style-name="ce214" office:value-type="float" office:value="2017" table:number-columns-spanned="2" table:number-rows-spanned="1">
            <text:p>2017</text:p>
          </table:table-cell>
          <table:covered-table-cell table:style-name="ce217"/>
          <table:table-cell table:style-name="ce208" table:number-columns-repeated="15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209" table:formula="of:=DATE([.$R$1];[.N1];1)" office:value-type="date" office:date-value="2017-12-01">
            <text:p>01</text:p>
          </table:table-cell>
          <table:table-cell table:style-name="ce209" table:formula="of:=[.D2]+1" office:value-type="date" office:date-value="2017-12-02">
            <text:p>02</text:p>
          </table:table-cell>
          <table:table-cell table:style-name="ce209" table:formula="of:=[.E2]+1" office:value-type="date" office:date-value="2017-12-03">
            <text:p>03</text:p>
          </table:table-cell>
          <table:table-cell table:style-name="ce209" table:formula="of:=[.F2]+1" office:value-type="date" office:date-value="2017-12-04">
            <text:p>04</text:p>
          </table:table-cell>
          <table:table-cell table:style-name="ce209" table:formula="of:=[.G2]+1" office:value-type="date" office:date-value="2017-12-05">
            <text:p>05</text:p>
          </table:table-cell>
          <table:table-cell table:style-name="ce209" table:formula="of:=[.H2]+1" office:value-type="date" office:date-value="2017-12-06">
            <text:p>06</text:p>
          </table:table-cell>
          <table:table-cell table:style-name="ce209" table:formula="of:=[.I2]+1" office:value-type="date" office:date-value="2017-12-07">
            <text:p>07</text:p>
          </table:table-cell>
          <table:table-cell table:style-name="ce209" table:formula="of:=[.J2]+1" office:value-type="date" office:date-value="2017-12-08">
            <text:p>08</text:p>
          </table:table-cell>
          <table:table-cell table:style-name="ce209" table:formula="of:=[.K2]+1" office:value-type="date" office:date-value="2017-12-09">
            <text:p>09</text:p>
          </table:table-cell>
          <table:table-cell table:style-name="ce209" table:formula="of:=[.L2]+1" office:value-type="date" office:date-value="2017-12-10">
            <text:p>10</text:p>
          </table:table-cell>
          <table:table-cell table:style-name="ce209" table:formula="of:=[.M2]+1" office:value-type="date" office:date-value="2017-12-11">
            <text:p>11</text:p>
          </table:table-cell>
          <table:table-cell table:style-name="ce209" table:formula="of:=[.N2]+1" office:value-type="date" office:date-value="2017-12-12">
            <text:p>12</text:p>
          </table:table-cell>
          <table:table-cell table:style-name="ce209" table:formula="of:=[.O2]+1" office:value-type="date" office:date-value="2017-12-13">
            <text:p>13</text:p>
          </table:table-cell>
          <table:table-cell table:style-name="ce209" table:formula="of:=[.P2]+1" office:value-type="date" office:date-value="2017-12-14">
            <text:p>14</text:p>
          </table:table-cell>
          <table:table-cell table:style-name="ce209" table:formula="of:=[.Q2]+1" office:value-type="date" office:date-value="2017-12-15">
            <text:p>15</text:p>
          </table:table-cell>
          <table:table-cell table:style-name="ce209" table:formula="of:=[.R2]+1" office:value-type="date" office:date-value="2017-12-16">
            <text:p>16</text:p>
          </table:table-cell>
          <table:table-cell table:style-name="ce209" table:formula="of:=[.S2]+1" office:value-type="date" office:date-value="2017-12-17">
            <text:p>17</text:p>
          </table:table-cell>
          <table:table-cell table:style-name="ce209" table:formula="of:=[.T2]+1" office:value-type="date" office:date-value="2017-12-18">
            <text:p>18</text:p>
          </table:table-cell>
          <table:table-cell table:style-name="ce209" table:formula="of:=[.U2]+1" office:value-type="date" office:date-value="2017-12-19">
            <text:p>19</text:p>
          </table:table-cell>
          <table:table-cell table:style-name="ce209" table:formula="of:=[.V2]+1" office:value-type="date" office:date-value="2017-12-20">
            <text:p>20</text:p>
          </table:table-cell>
          <table:table-cell table:style-name="ce209" table:formula="of:=[.W2]+1" office:value-type="date" office:date-value="2017-12-21">
            <text:p>21</text:p>
          </table:table-cell>
          <table:table-cell table:style-name="ce209" table:formula="of:=[.X2]+1" office:value-type="date" office:date-value="2017-12-22">
            <text:p>22</text:p>
          </table:table-cell>
          <table:table-cell table:style-name="ce209" table:formula="of:=[.Y2]+1" office:value-type="date" office:date-value="2017-12-23">
            <text:p>23</text:p>
          </table:table-cell>
          <table:table-cell table:style-name="ce209" table:formula="of:=[.Z2]+1" office:value-type="date" office:date-value="2017-12-24">
            <text:p>24</text:p>
          </table:table-cell>
          <table:table-cell table:style-name="ce209" table:formula="of:=[.AA2]+1" office:value-type="date" office:date-value="2017-12-25">
            <text:p>25</text:p>
          </table:table-cell>
          <table:table-cell table:style-name="ce209" table:formula="of:=[.AB2]+1" office:value-type="date" office:date-value="2017-12-26">
            <text:p>26</text:p>
          </table:table-cell>
          <table:table-cell table:style-name="ce209" table:formula="of:=[.AC2]+1" office:value-type="date" office:date-value="2017-12-27">
            <text:p>27</text:p>
          </table:table-cell>
          <table:table-cell table:style-name="ce209" table:formula="of:=[.AD2]+1" office:value-type="date" office:date-value="2017-12-28">
            <text:p>28</text:p>
          </table:table-cell>
          <table:table-cell table:style-name="ce209" table:formula="of:=[.AE2]+1" office:value-type="date" office:date-value="2017-12-29">
            <text:p>29</text:p>
          </table:table-cell>
          <table:table-cell table:style-name="ce209" table:formula="of:=[.AF2]+1" office:value-type="date" office:date-value="2017-12-30">
            <text:p>30</text:p>
          </table:table-cell>
          <table:table-cell table:style-name="ce209" table:formula="of:=[.AG2]+1" office:value-type="date" office:date-value="2017-12-31">
            <text:p>31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21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0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207" table:formula="of:=SUM([.D4:.AH4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207" table:formula="of:=SUM([.D5:.AH5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uongNH</text:p>
          </table:table-cell>
          <table:table-cell table:style-name="ce207" table:formula="of:=SUM([.D6:.AH6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4">
            <text:p>4</text:p>
          </table:table-cell>
          <table:table-cell table:style-name="ce37" office:value-type="string">
            <text:p>CuongNM</text:p>
          </table:table-cell>
          <table:table-cell table:style-name="ce207" table:formula="of:=SUM([.D7:.AH7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49"/>
          <table:table-cell table:number-columns-repeated="3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7" office:value-type="string">
            <text:p>DoanLC</text:p>
          </table:table-cell>
          <table:table-cell table:style-name="ce207" table:formula="of:=SUM([.D8:.AH8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49"/>
          <table:table-cell table:number-columns-repeated="3"/>
        </table:table-row>
        <table:table-row table:style-name="ro6">
          <table:table-cell table:style-name="ce60" office:value-type="float" office:value="6">
            <text:p>6</text:p>
          </table:table-cell>
          <table:table-cell table:style-name="ce36" office:value-type="string">
            <text:p>DuongDN</text:p>
          </table:table-cell>
          <table:table-cell table:style-name="ce207" table:formula="of:=SUM([.D9:.AH9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DuyNM</text:p>
          </table:table-cell>
          <table:table-cell table:style-name="ce207" table:formula="of:=SUM([.D10:.AH10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8">
            <text:p>8</text:p>
          </table:table-cell>
          <table:table-cell table:style-name="ce36" office:value-type="string">
            <text:p>DuyenLT</text:p>
          </table:table-cell>
          <table:table-cell table:style-name="ce207" table:formula="of:=SUM([.D11:.AH11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36" office:value-type="string">
            <text:p>GiauNV</text:p>
          </table:table-cell>
          <table:table-cell table:style-name="ce207" table:formula="of:=SUM([.D12:.AH12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10">
            <text:p>10</text:p>
          </table:table-cell>
          <table:table-cell table:style-name="ce62" office:value-type="string">
            <text:p>HaTH</text:p>
          </table:table-cell>
          <table:table-cell table:style-name="ce207" table:formula="of:=SUM([.D13:.AH13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8" office:value-type="string">
            <text:p>HaTT</text:p>
          </table:table-cell>
          <table:table-cell table:style-name="ce207" table:formula="of:=SUM([.D14:.AH14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12">
            <text:p>12</text:p>
          </table:table-cell>
          <table:table-cell table:style-name="ce36" office:value-type="string">
            <text:p>HaiNM</text:p>
          </table:table-cell>
          <table:table-cell table:style-name="ce207" table:formula="of:=SUM([.D15:.AH15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angDTT</text:p>
          </table:table-cell>
          <table:table-cell table:style-name="ce207" table:formula="of:=SUM([.D16:.AH16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14">
            <text:p>14</text:p>
          </table:table-cell>
          <table:table-cell table:style-name="ce36" office:value-type="string">
            <text:p>HienNV</text:p>
          </table:table-cell>
          <table:table-cell table:style-name="ce207" table:formula="of:=SUM([.D17:.AH17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iepNH</text:p>
          </table:table-cell>
          <table:table-cell table:style-name="ce207" table:formula="of:=SUM([.D18:.AH18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16">
            <text:p>16</text:p>
          </table:table-cell>
          <table:table-cell table:style-name="ce36" office:value-type="string">
            <text:p>HieuNKT</text:p>
          </table:table-cell>
          <table:table-cell table:style-name="ce207" table:formula="of:=SUM([.D19:.AH19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ngLV</text:p>
          </table:table-cell>
          <table:table-cell table:style-name="ce207" table:formula="of:=SUM([.D20:.AH20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18">
            <text:p>18</text:p>
          </table:table-cell>
          <table:table-cell table:style-name="ce36" office:value-type="string">
            <text:p>HungNC</text:p>
          </table:table-cell>
          <table:table-cell table:style-name="ce207" table:formula="of:=SUM([.D21:.AH21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HungPN</text:p>
          </table:table-cell>
          <table:table-cell table:style-name="ce207" table:formula="of:=SUM([.D22:.AH22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20">
            <text:p>20</text:p>
          </table:table-cell>
          <table:table-cell table:style-name="ce62" office:value-type="string">
            <text:p>HuyDH</text:p>
          </table:table-cell>
          <table:table-cell table:style-name="ce207" table:formula="of:=SUM([.D23:.AH23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36" office:value-type="string">
            <text:p>HuyNG</text:p>
          </table:table-cell>
          <table:table-cell table:style-name="ce207" table:formula="of:=SUM([.D24:.AH24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22">
            <text:p>22</text:p>
          </table:table-cell>
          <table:table-cell table:style-name="ce36" office:value-type="string">
            <text:p>KhaiLV</text:p>
          </table:table-cell>
          <table:table-cell table:style-name="ce207" table:formula="of:=SUM([.D25:.AH25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KhangNHH</text:p>
          </table:table-cell>
          <table:table-cell table:style-name="ce207" table:formula="of:=SUM([.D26:.AH26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24">
            <text:p>24</text:p>
          </table:table-cell>
          <table:table-cell table:style-name="ce36" office:value-type="string">
            <text:p>KienPT</text:p>
          </table:table-cell>
          <table:table-cell table:style-name="ce207" table:formula="of:=SUM([.D27:.AH27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KietNVT</text:p>
          </table:table-cell>
          <table:table-cell table:style-name="ce207" table:formula="of:=SUM([.D28:.AH28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26">
            <text:p>26</text:p>
          </table:table-cell>
          <table:table-cell table:style-name="ce36" office:value-type="string">
            <text:p>LinhBT</text:p>
          </table:table-cell>
          <table:table-cell table:style-name="ce207" table:formula="of:=SUM([.D29:.AH29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MaiLT</text:p>
          </table:table-cell>
          <table:table-cell table:style-name="ce207" table:formula="of:=SUM([.D30:.AH30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28">
            <text:p>28</text:p>
          </table:table-cell>
          <table:table-cell table:style-name="ce162" office:value-type="string">
            <text:p>MaiNTT</text:p>
          </table:table-cell>
          <table:table-cell table:style-name="ce207" table:formula="of:=SUM([.D31:.AH31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36" office:value-type="string">
            <text:p>ManhNB</text:p>
          </table:table-cell>
          <table:table-cell table:style-name="ce207" table:formula="of:=SUM([.D32:.AH32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30">
            <text:p>30</text:p>
          </table:table-cell>
          <table:table-cell table:style-name="ce36" office:value-type="string">
            <text:p>NamTH</text:p>
          </table:table-cell>
          <table:table-cell table:style-name="ce207" table:formula="of:=SUM([.D33:.AH33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amTV</text:p>
          </table:table-cell>
          <table:table-cell table:style-name="ce207" table:formula="of:=SUM([.D34:.AH34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32">
            <text:p>32</text:p>
          </table:table-cell>
          <table:table-cell table:style-name="ce36" office:value-type="string">
            <text:p>NhanHTH</text:p>
          </table:table-cell>
          <table:table-cell table:style-name="ce207" table:formula="of:=SUM([.D35:.AH35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36" office:value-type="string">
            <text:p>NhanNM</text:p>
          </table:table-cell>
          <table:table-cell table:style-name="ce207" table:formula="of:=SUM([.D36:.AH36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34">
            <text:p>34</text:p>
          </table:table-cell>
          <table:table-cell table:style-name="ce36" office:value-type="string">
            <text:p>NhungHTH</text:p>
          </table:table-cell>
          <table:table-cell table:style-name="ce207" table:formula="of:=SUM([.D37:.AH37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36" office:value-type="string">
            <text:p>NhuPHQ</text:p>
          </table:table-cell>
          <table:table-cell table:style-name="ce207" table:formula="of:=SUM([.D38:.AH38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36">
            <text:p>36</text:p>
          </table:table-cell>
          <table:table-cell table:style-name="ce62" office:value-type="string">
            <text:p>PhuongTH</text:p>
          </table:table-cell>
          <table:table-cell table:style-name="ce207" table:formula="of:=SUM([.D39:.AH39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38" office:value-type="string">
            <text:p>PhongPT</text:p>
          </table:table-cell>
          <table:table-cell table:style-name="ce207" table:formula="of:=SUM([.D40:.AH40])" office:value-type="float" office:value="6">
            <text:p>6</text:p>
          </table:table-cell>
          <table:table-cell table:style-name="ce211" office:value-type="float" office:value="1">
            <office:annotation draw:style-name="gr2" draw:text-style-name="P1" svg:width="1.1413in" svg:height="0.5457in" svg:x="4.0028in" svg:y="9.1402in" draw:caption-point-x="-1.5972in" draw:caption-point-y="0.4941in">
              <dc:date>2017-09-22T00:00:00</dc:date>
              <text:p text:style-name="P1"><text:span text:style-name="T1">Đi học, off 0.5 ngày, làm remote 0.5 ngày</text:span></text:p>
            </office:annotation>
            <text:p>1</text:p>
          </table:table-cell>
          <table:table-cell table:style-name="ce211" table:number-columns-repeated="6"/>
          <table:table-cell table:style-name="ce211" office:value-type="float" office:value="1">
            <office:annotation draw:style-name="gr2" draw:text-style-name="P1" svg:width="1.1413in" svg:height="0.5457in" svg:x="7.1992in" svg:y="9.1402in" draw:caption-point-x="-1.5972in" draw:caption-point-y="0.4941in">
              <dc:date>2017-09-22T00:00:00</dc:date>
              <text:p text:style-name="P1"><text:span text:style-name="T1">Đi học, off 0.5 ngày, làm remote 0.5 ngày</text:span></text:p>
            </office:annotation>
            <text:p>1</text:p>
          </table:table-cell>
          <table:table-cell table:style-name="ce211" table:number-columns-repeated="3"/>
          <table:table-cell table:style-name="ce211" office:value-type="float" office:value="0.5">
            <office:annotation draw:style-name="gr6" draw:text-style-name="P1" svg:width="1.1413in" svg:height="0.2634in" svg:x="7.7988in" svg:y="9.0386in" draw:caption-point-x="-0.2402in" draw:caption-point-y="0.5957in">
              <dc:date>2017-11-20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211" table:number-columns-repeated="2"/>
          <table:table-cell table:style-name="ce211" office:value-type="float" office:value="1">
            <office:annotation draw:style-name="gr2" draw:text-style-name="P1" svg:width="1.1413in" svg:height="0.5457in" svg:x="10.6232in" svg:y="9.1402in" draw:caption-point-x="-1.5972in" draw:caption-point-y="0.4941in">
              <dc:date>2017-09-22T00:00:00</dc:date>
              <text:p text:style-name="P1"><text:span text:style-name="T1">Đi học, off 0.5 ngày, làm remote 0.5 ngày</text:span></text:p>
            </office:annotation>
            <text:p>1</text:p>
          </table:table-cell>
          <table:table-cell table:style-name="ce211" table:number-columns-repeated="6"/>
          <table:table-cell table:style-name="ce211" office:value-type="float" office:value="1">
            <office:annotation draw:style-name="gr2" draw:text-style-name="P1" svg:width="1.1413in" svg:height="0.5457in" svg:x="13.8193in" svg:y="9.1402in" draw:caption-point-x="-1.5972in" draw:caption-point-y="0.4941in">
              <dc:date>2017-09-22T00:00:00</dc:date>
              <text:p text:style-name="P1"><text:span text:style-name="T1">Đi học, off 0.5 ngày, làm remote 0.5 ngày</text:span></text:p>
            </office:annotation>
            <text:p>1</text:p>
          </table:table-cell>
          <table:table-cell table:style-name="ce211" table:number-columns-repeated="3"/>
          <table:table-cell table:style-name="ce211" office:value-type="float" office:value="0.5">
            <office:annotation draw:style-name="gr6" draw:text-style-name="P1" svg:width="1.1413in" svg:height="0.2634in" svg:x="14.289in" svg:y="9.0386in" draw:caption-point-x="-0.2402in" draw:caption-point-y="0.5957in">
              <dc:date>2017-11-20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211" table:number-columns-repeated="2"/>
          <table:table-cell table:style-name="ce211" office:value-type="float" office:value="1">
            <office:annotation draw:style-name="gr2" draw:text-style-name="P1" svg:width="1.1413in" svg:height="0.5457in" svg:x="17.0157in" svg:y="9.1402in" draw:caption-point-x="-1.5972in" draw:caption-point-y="0.4941in">
              <dc:date>2017-09-22T00:00:00</dc:date>
              <text:p text:style-name="P1"><text:span text:style-name="T1">Đi học, off 0.5 ngày, làm remote 0.5 ngày</text:span></text:p>
            </office:annotation>
            <text:p>1</text:p>
          </table:table-cell>
          <table:table-cell table:style-name="ce211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8">
            <text:p>38</text:p>
          </table:table-cell>
          <table:table-cell table:style-name="ce36" office:value-type="string">
            <text:p>PhongTH</text:p>
          </table:table-cell>
          <table:table-cell table:style-name="ce207" table:formula="of:=SUM([.D41:.AH41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39">
            <text:p>39</text:p>
          </table:table-cell>
          <table:table-cell table:style-name="ce36" office:value-type="string">
            <text:p>QuangVD</text:p>
          </table:table-cell>
          <table:table-cell table:style-name="ce207" table:formula="of:=SUM([.D42:.AH42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40">
            <text:p>40</text:p>
          </table:table-cell>
          <table:table-cell table:style-name="ce36" office:value-type="string">
            <text:p>TienND</text:p>
          </table:table-cell>
          <table:table-cell table:style-name="ce207" table:formula="of:=SUM([.D43:.AH43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36" office:value-type="string">
            <text:p>ThaiNHQ</text:p>
          </table:table-cell>
          <table:table-cell table:style-name="ce207"/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42">
            <text:p>42</text:p>
          </table:table-cell>
          <table:table-cell table:style-name="ce36" office:value-type="string">
            <text:p>ThamDT</text:p>
          </table:table-cell>
          <table:table-cell table:style-name="ce207" table:formula="of:=SUM([.D45:.AH45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43">
            <text:p>43</text:p>
          </table:table-cell>
          <table:table-cell table:style-name="ce36" office:value-type="string">
            <text:p>ThaoDTN</text:p>
          </table:table-cell>
          <table:table-cell table:style-name="ce207" table:formula="of:=SUM([.D46:.AH46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44">
            <text:p>44</text:p>
          </table:table-cell>
          <table:table-cell table:style-name="ce36" office:value-type="string">
            <text:p>ThinhT</text:p>
          </table:table-cell>
          <table:table-cell table:style-name="ce207" table:formula="of:=SUM([.D47:.AH47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45">
            <text:p>45</text:p>
          </table:table-cell>
          <table:table-cell table:style-name="ce36" office:value-type="string">
            <text:p>ThuyCNTA</text:p>
          </table:table-cell>
          <table:table-cell table:style-name="ce207" table:formula="of:=SUM([.D48:.AH48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46">
            <text:p>46</text:p>
          </table:table-cell>
          <table:table-cell table:style-name="ce36" office:value-type="string">
            <text:p>ThuyLTT</text:p>
          </table:table-cell>
          <table:table-cell table:style-name="ce207" table:formula="of:=SUM([.D49:.AH49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47">
            <text:p>47</text:p>
          </table:table-cell>
          <table:table-cell table:style-name="ce36" office:value-type="string">
            <text:p>ThuyenTTN</text:p>
          </table:table-cell>
          <table:table-cell table:style-name="ce207" table:formula="of:=SUM([.D50:.AH50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48">
            <text:p>48</text:p>
          </table:table-cell>
          <table:table-cell table:style-name="ce36" office:value-type="string">
            <text:p>TruyenLVC</text:p>
          </table:table-cell>
          <table:table-cell table:style-name="ce207" table:formula="of:=SUM([.D51:.AH51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49">
            <text:p>49</text:p>
          </table:table-cell>
          <table:table-cell table:style-name="ce62" office:value-type="string">
            <text:p>VietBA</text:p>
          </table:table-cell>
          <table:table-cell table:style-name="ce207" table:formula="of:=SUM([.D52:.AH52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50">
            <text:p>50</text:p>
          </table:table-cell>
          <table:table-cell table:style-name="ce36" office:value-type="string">
            <text:p>VinhP</text:p>
          </table:table-cell>
          <table:table-cell table:style-name="ce207" table:formula="of:=SUM([.D53:.AH53])" office:value-type="float" office:value="0">
            <text:p>0</text:p>
          </table:table-cell>
          <table:table-cell table:style-name="ce211" table:number-columns-repeated="31"/>
          <table:table-cell table:style-name="ce35" table:number-columns-repeated="952"/>
        </table:table-row>
        <table:table-row table:style-name="ro2" table:number-rows-repeated="65355">
          <table:table-cell table:style-name="ce35" table:number-columns-repeated="3"/>
          <table:table-cell table:style-name="ce212" table:number-columns-repeated="31"/>
          <table:table-cell table:style-name="ce35" table:number-columns-repeated="952"/>
        </table:table-row>
        <table:table-row table:style-name="ro2" table:number-rows-repeated="49">
          <table:table-cell table:style-name="ce35" table:number-columns-repeated="3"/>
          <table:table-cell table:style-name="ce212"/>
          <table:table-cell table:number-columns-repeated="27"/>
          <table:table-cell table:style-name="ce212" table:number-columns-repeated="3"/>
          <table:table-cell table:style-name="ce35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11/27/2017</text:date>, <text:time>09:5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11-27">11/27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289</meta:editing-cycles>
    <meta:editing-duration>P6DT19H45M19S</meta:editing-duration>
    <meta:generator>OpenOffice/4.1.2$Win32 OpenOffice.org_project/412m3$Build-9782</meta:generator>
    <dc:date>2017-11-27T09:59:10.87</dc:date>
    <meta:print-date>2017-10-17T15:51:27.81</meta:print-date>
    <meta:document-statistic meta:table-count="15" meta:cell-count="13484" meta:object-count="0"/>
    <meta:user-defined meta:name="Info 1"/>
    <meta:user-defined meta:name="Info 2"/>
    <meta:user-defined meta:name="Info 3"/>
    <meta:user-defined meta:name="Info 4"/>
  </office:meta>
</office:document-meta>
</file>